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2" style:family="paragraph" style:parent-style-name="Standard">
      <style:paragraph-properties fo:text-align="center" fo:break-before="auto" fo:text-indent="0cm" fo:line-height="115%" fo:margin-top="0cm" fo:margin-left="0cm" fo:margin-right="0cm"/>
    </style:style>
    <style:style style:name="T2_1" style:family="text" style:parent-style-name="Default_20_Paragraph_20_Font">
      <style:text-properties fo:font-size="28pt" style:font-size-asian="28pt" style:font-size-complex="28pt" fo:font-weight="bold" style:font-weight-asian="bold" style:font-weight-complex="bold"/>
    </style:style>
    <style:style style:name="T2_2" style:family="text" style:parent-style-name="Default_20_Paragraph_20_Font">
      <style:text-properties fo:font-size="28pt" style:font-size-asian="28pt" style:font-size-complex="28pt" fo:font-weight="bold" style:font-weight-asian="bold" style:font-weight-complex="bold"/>
    </style:style>
    <style:style style:name="T2_3" style:family="text" style:parent-style-name="Default_20_Paragraph_20_Font">
      <style:text-properties fo:font-size="28pt" style:font-size-asian="28pt" style:font-size-complex="28pt" fo:font-weight="bold" style:font-weight-asian="bold" style:font-weight-complex="bold"/>
    </style:style>
    <style:style style:name="T2_4" style:family="text" style:parent-style-name="Default_20_Paragraph_20_Font">
      <style:text-properties fo:font-size="28pt" style:font-size-asian="28pt" style:font-size-complex="28pt" fo:font-weight="bold" style:font-weight-asian="bold" style:font-weight-complex="bold"/>
    </style:style>
    <style:style style:name="T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T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8pt" style:font-name-asian="Arial" style:font-size-asian="28pt" style:font-name-complex="Arial" style:font-size-complex="28pt" fo:font-weight="bold" style:font-weight-asian="bold" style:font-weight-complex="bold" style:text-underline-style="none"/>
    </style:style>
    <style:style style:name="P3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/>
    </style:style>
    <style:style style:name="T3_1" style:family="text" style:parent-style-name="Default_20_Paragraph_20_Font"/>
    <style:style style:name="T3_2" style:family="text" style:parent-style-name="Default_20_Paragraph_20_Font"/>
    <style:style style:name="T3_3" style:family="text" style:parent-style-name="Default_20_Paragraph_20_Font"/>
    <style:style style:name="Table1" style:family="table">
      <style:table-properties table:align="left" style:width="16.545cm" fo:margin-left="0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4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5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5_2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5_3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5_4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6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7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7_2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7_3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Row2" style:family="table-row">
      <style:table-row-properties style:min-row-height="0cm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8_1" style:family="text" style:parent-style-name="Default_20_Paragraph_20_Font"/>
    <style:style style:name="T8_2" style:family="text" style:parent-style-name="Default_20_Paragraph_20_Font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9_1" style:family="text" style:parent-style-name="Default_20_Paragraph_20_Font"/>
    <style:style style:name="T9_2" style:family="text" style:parent-style-name="Default_20_Paragraph_20_Font"/>
    <style:style style:name="T9_3" style:family="text" style:parent-style-name="Default_20_Paragraph_20_Font"/>
    <style:style style:name="T9_4" style:family="text" style:parent-style-name="Default_20_Paragraph_20_Font"/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0_1" style:family="text" style:parent-style-name="Default_20_Paragraph_20_Font"/>
    <style:style style:name="T10_2" style:family="text" style:parent-style-name="Default_20_Paragraph_20_Font"/>
    <style:style style:name="T10_3" style:family="text" style:parent-style-name="Default_20_Paragraph_20_Font"/>
    <style:style style:name="T10_4" style:family="text" style:parent-style-name="Default_20_Paragraph_20_Font"/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1_1" style:family="text" style:parent-style-name="Default_20_Paragraph_20_Font"/>
    <style:style style:name="T11_2" style:family="text" style:parent-style-name="Default_20_Paragraph_20_Font"/>
    <style:style style:name="T11_3" style:family="text" style:parent-style-name="Default_20_Paragraph_20_Font"/>
    <style:style style:name="T11_4" style:family="text" style:parent-style-name="Default_20_Paragraph_20_Font"/>
    <style:style style:name="T11_5" style:family="text" style:parent-style-name="Default_20_Paragraph_20_Font"/>
    <style:style style:name="T11_6" style:family="text" style:parent-style-name="Default_20_Paragraph_20_Font"/>
    <style:style style:name="T11_7" style:family="text" style:parent-style-name="Default_20_Paragraph_20_Font"/>
    <style:style style:name="T11_8" style:family="text" style:parent-style-name="Default_20_Paragraph_20_Font"/>
    <style:style style:name="P12" style:family="paragraph" style:parent-style-name="Standard">
      <style:paragraph-properties fo:text-align="left" fo:break-before="auto" fo:text-indent="0cm" fo:line-height="100%" fo:margin-top="0cm" fo:margin-left="0cm" fo:margin-right="0cm"/>
    </style:style>
    <style:style style:name="T12_1" style:family="text" style:parent-style-name="Default_20_Paragraph_20_Font"/>
    <style:style style:name="T12_2" style:family="text" style:parent-style-name="Default_20_Paragraph_20_Font"/>
    <style:style style:name="T12_3" style:family="text" style:parent-style-name="Default_20_Paragraph_20_Font"/>
    <style:style style:name="T12_4" style:family="text" style:parent-style-name="Default_20_Paragraph_20_Font"/>
    <style:style style:name="P1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13_1" style:family="text" style:parent-style-name="Default_20_Paragraph_20_Font"/>
    <style:style style:name="T13_2" style:family="text" style:parent-style-name="Default_20_Paragraph_20_Font"/>
    <style:style style:name="T13_3" style:family="text" style:parent-style-name="Default_20_Paragraph_20_Font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break-before="auto" fo:margin-bottom="0.176cm"/>
    </style:style>
    <style:style style:name="T14_1" style:family="text" style:parent-style-name="Default_20_Paragraph_20_Font"/>
    <style:style style:name="T14_2" style:family="text" style:parent-style-name="Default_20_Paragraph_20_Font"/>
    <style:style style:name="T14_3" style:family="text" style:parent-style-name="Default_20_Paragraph_20_Font"/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15_1" style:family="text" style:parent-style-name="Default_20_Paragraph_20_Font"/>
    <style:style style:name="Row3" style:family="table-row">
      <style:table-row-properties style:min-row-height="0cm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break-before="auto" fo:margin-bottom="0.176cm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21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/>
    </style:style>
    <style:style style:name="T21_1" style:family="text" style:parent-style-name="Default_20_Paragraph_20_Font"/>
    <style:style style:name="T21_2" style:family="text" style:parent-style-name="Default_20_Paragraph_20_Font"/>
    <style:style style:name="T21_3" style:family="text" style:parent-style-name="Default_20_Paragraph_20_Font"/>
    <style:style style:name="P22" style:family="paragraph" style:parent-style-name="Standard">
      <style:paragraph-properties fo:break-before="auto" fo:margin-top="0cm" fo:margin-bottom="0cm"/>
    </style:style>
    <style:style style:name="Table2" style:family="table">
      <style:table-properties table:align="left" style:width="16.545cm" fo:margin-left="0cm"/>
    </style:style>
    <style:style style:name="Column5" style:family="table-column">
      <style:table-column-properties style:column-width="4.128cm"/>
    </style:style>
    <style:style style:name="Column6" style:family="table-column">
      <style:table-column-properties style:column-width="4.128cm"/>
    </style:style>
    <style:style style:name="Column7" style:family="table-column">
      <style:table-column-properties style:column-width="4.128cm"/>
    </style:style>
    <style:style style:name="Column8" style:family="table-column">
      <style:table-column-properties style:column-width="4.128cm"/>
    </style:style>
    <style:style style:name="Row4" style:family="table-row">
      <style:table-row-properties style:min-row-height="0cm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break-before="auto" fo:line-height="100%" fo:margin-top="0cm" fo:margin-bottom="0cm"/>
    </style:style>
    <style:style style:name="T23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23_2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23_3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23_4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break-before="auto" fo:line-height="100%" fo:margin-top="0cm" fo:margin-bottom="0cm"/>
    </style:style>
    <style:style style:name="T24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break-before="auto" fo:line-height="100%" fo:margin-top="0cm" fo:margin-bottom="0cm"/>
    </style:style>
    <style:style style:name="T25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break-before="auto" fo:line-height="100%" fo:margin-top="0cm" fo:margin-bottom="0cm"/>
    </style:style>
    <style:style style:name="T26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Row5" style:family="table-row">
      <style:table-row-properties style:min-row-height="0cm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break-before="auto" fo:line-height="100%" fo:margin-top="0cm" fo:margin-bottom="0cm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break-before="auto" fo:line-height="100%" fo:margin-top="0cm" fo:margin-bottom="0cm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break-before="auto" fo:line-height="100%" fo:margin-top="0cm" fo:margin-bottom="0cm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break-before="auto" fo:line-height="100%" fo:margin-top="0cm" fo:margin-bottom="0cm"/>
    </style:style>
    <style:style style:name="Row6" style:family="table-row">
      <style:table-row-properties style:min-row-height="0cm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break-before="auto" fo:line-height="100%" fo:margin-top="0cm" fo:margin-bottom="0cm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break-before="auto" fo:line-height="100%" fo:margin-top="0cm" fo:margin-bottom="0cm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break-before="auto" fo:line-height="100%" fo:margin-top="0cm" fo:margin-bottom="0cm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break-before="auto" fo:line-height="100%" fo:margin-top="0cm" fo:margin-bottom="0cm"/>
    </style:style>
    <style:style style:name="P35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P36" style:family="paragraph" style:parent-style-name="Heading_20_3">
      <style:paragraph-properties fo:break-before="auto" fo:margin-bottom="0.141cm"/>
    </style:style>
    <style:style style:name="T36_1" style:family="text" style:parent-style-name="Default_20_Paragraph_20_Font"/>
    <style:style style:name="P37" style:family="paragraph" style:parent-style-name="Standard">
      <style:paragraph-properties fo:break-before="auto" fo:margin-top="0cm" fo:margin-bottom="0cm"/>
    </style:style>
    <style:style style:name="Table3" style:family="table">
      <style:table-properties table:align="left" style:width="16.545cm" fo:margin-left="0cm"/>
    </style:style>
    <style:style style:name="Column9" style:family="table-column">
      <style:table-column-properties style:column-width="5.503cm"/>
    </style:style>
    <style:style style:name="Column10" style:family="table-column">
      <style:table-column-properties style:column-width="5.503cm"/>
    </style:style>
    <style:style style:name="Column11" style:family="table-column">
      <style:table-column-properties style:column-width="5.503cm"/>
    </style:style>
    <style:style style:name="Row7" style:family="table-row">
      <style:table-row-properties style:min-row-height="0cm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break-before="auto" fo:line-height="100%" fo:margin-top="0cm" fo:margin-bottom="0cm"/>
    </style:style>
    <style:style style:name="T38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8_2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38_3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break-before="auto" fo:line-height="100%" fo:margin-top="0cm" fo:margin-bottom="0cm"/>
    </style:style>
    <style:style style:name="T39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break-before="auto" fo:line-height="100%" fo:margin-top="0cm" fo:margin-bottom="0cm"/>
    </style:style>
    <style:style style:name="T40_1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40_2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T40_3" style:family="text" style:parent-style-name="Default_20_Paragraph_20_Font">
      <style:text-properties fo:font-size="12pt" style:font-size-asian="12pt" style:font-size-complex="12pt" fo:font-weight="bold" style:font-weight-asian="bold" style:font-weight-complex="bold"/>
    </style:style>
    <style:style style:name="Row8" style:family="table-row">
      <style:table-row-properties style:min-row-height="0cm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break-before="auto" fo:line-height="100%" fo:margin-top="0cm" fo:margin-bottom="0cm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break-before="auto" fo:line-height="100%" fo:margin-top="0cm" fo:margin-bottom="0cm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break-before="auto" fo:line-height="100%" fo:margin-top="0cm" fo:margin-bottom="0cm"/>
    </style:style>
    <style:style style:name="P44" style:family="paragraph" style:parent-style-name="Standard">
      <style:paragraph-properties fo:break-before="auto" fo:margin-top="0cm"/>
    </style:style>
    <style:style style:name="P45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  <style:text-properties fo:font-size="10pt" style:font-size-asian="10pt" style:font-size-complex="10pt" fo:font-weight="bold" style:font-weight-asian="bold" style:font-weight-complex="bold"/>
    </style:style>
    <style:style style:name="P46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  <style:text-properties fo:font-size="10pt" style:font-size-asian="10pt" style:font-size-complex="10pt" fo:font-weight="bold" style:font-weight-asian="bold" style:font-weight-complex="bold"/>
    </style:style>
    <style:style style:name="P47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  <style:text-properties fo:font-size="10pt" style:font-size-asian="10pt" style:font-size-complex="10pt" fo:font-weight="bold" style:font-weight-asian="bold" style:font-weight-complex="bold"/>
    </style:style>
    <style:style style:name="P48" style:family="paragraph" style:parent-style-name="Standard">
      <style:paragraph-properties fo:text-align="left" fo:break-before="page" fo:text-indent="0cm" fo:line-height="115%" fo:margin-top="0cm" fo:margin-bottom="0.176cm" fo:margin-left="0cm" fo:margin-right="0cm"/>
      <style:text-properties fo:font-size="10pt" style:font-size-asian="10pt" style:font-size-complex="10pt" fo:font-weight="bold" style:font-weight-asian="bold" style:font-weight-complex="bold"/>
    </style:style>
    <style:style style:name="T48_1" style:family="text" style:parent-style-name="Default_20_Paragraph_20_Font">
      <style:text-properties fo:font-size="18pt" style:font-size-asian="18pt" style:font-size-complex="18pt" fo:font-weight="bold" style:font-weight-asian="bold" style:font-weight-complex="bold"/>
    </style:style>
    <style:style style:name="T48_2" style:family="text" style:parent-style-name="Default_20_Paragraph_20_Font">
      <style:text-properties fo:font-size="18pt" style:font-size-asian="18pt" style:font-size-complex="18pt" fo:font-weight="bold" style:font-weight-asian="bold" style:font-weight-complex="bold"/>
    </style:style>
    <style:style style:name="T48_3" style:family="text" style:parent-style-name="Default_20_Paragraph_20_Font">
      <style:text-properties fo:font-size="18pt" style:font-size-asian="18pt" style:font-size-complex="18pt" fo:font-weight="bold" style:font-weight-asian="bold" style:font-weight-complex="bold"/>
    </style:style>
    <style:style style:name="T48_4" style:family="text" style:parent-style-name="Default_20_Paragraph_20_Font">
      <style:text-properties fo:font-size="18pt" style:font-size-asian="18pt" style:font-size-complex="18pt" fo:font-weight="bold" style:font-weight-asian="bold" style:font-weight-complex="bold"/>
    </style:style>
    <style:style style:name="P49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49_1" style:family="text" style:parent-style-name="Default_20_Paragraph_20_Font"/>
    <style:style style:name="T49_2" style:family="text" style:parent-style-name="Default_20_Paragraph_20_Font"/>
    <style:style style:name="T49_3" style:family="text" style:parent-style-name="Default_20_Paragraph_20_Font"/>
    <style:style style:name="T49_4" style:family="text" style:parent-style-name="Default_20_Paragraph_20_Font"/>
    <style:style style:name="T49_5" style:family="text" style:parent-style-name="Default_20_Paragraph_20_Font"/>
    <style:style style:name="T49_6" style:family="text" style:parent-style-name="Default_20_Paragraph_20_Font"/>
    <style:style style:name="T49_7" style:family="text" style:parent-style-name="Default_20_Paragraph_20_Font"/>
    <style:style style:name="T49_8" style:family="text" style:parent-style-name="Default_20_Paragraph_20_Font"/>
    <style:style style:name="T49_9" style:family="text" style:parent-style-name="Default_20_Paragraph_20_Font"/>
    <style:style style:name="T49_10" style:family="text" style:parent-style-name="Default_20_Paragraph_20_Font"/>
    <style:style style:name="T49_11" style:family="text" style:parent-style-name="Default_20_Paragraph_20_Font"/>
    <style:style style:name="T49_12" style:family="text" style:parent-style-name="Default_20_Paragraph_20_Font"/>
    <style:style style:name="T49_13" style:family="text" style:parent-style-name="Default_20_Paragraph_20_Font"/>
    <style:style style:name="T49_14" style:family="text" style:parent-style-name="Default_20_Paragraph_20_Font"/>
    <style:style style:name="T49_15" style:family="text" style:parent-style-name="Default_20_Paragraph_20_Font"/>
    <style:style style:name="T49_16" style:family="text" style:parent-style-name="Default_20_Paragraph_20_Font"/>
    <style:style style:name="T49_17" style:family="text" style:parent-style-name="Default_20_Paragraph_20_Font"/>
    <style:style style:name="T49_18" style:family="text" style:parent-style-name="Default_20_Paragraph_20_Font"/>
    <style:style style:name="T49_19" style:family="text" style:parent-style-name="Default_20_Paragraph_20_Font"/>
    <style:style style:name="T49_20" style:family="text" style:parent-style-name="Default_20_Paragraph_20_Font"/>
    <style:style style:name="T49_21" style:family="text" style:parent-style-name="Default_20_Paragraph_20_Font"/>
    <style:style style:name="T49_22" style:family="text" style:parent-style-name="Default_20_Paragraph_20_Font"/>
    <style:style style:name="T49_23" style:family="text" style:parent-style-name="Default_20_Paragraph_20_Font"/>
    <style:style style:name="T49_24" style:family="text" style:parent-style-name="Default_20_Paragraph_20_Font"/>
    <style:style style:name="T49_25" style:family="text" style:parent-style-name="Default_20_Paragraph_20_Font"/>
    <style:style style:name="T49_26" style:family="text" style:parent-style-name="Default_20_Paragraph_20_Font"/>
    <style:style style:name="T49_27" style:family="text" style:parent-style-name="Default_20_Paragraph_20_Font"/>
    <style:style style:name="T49_28" style:family="text" style:parent-style-name="Default_20_Paragraph_20_Font"/>
    <style:style style:name="T49_29" style:family="text" style:parent-style-name="Default_20_Paragraph_20_Font"/>
    <style:style style:name="T49_30" style:family="text" style:parent-style-name="Default_20_Paragraph_20_Font"/>
    <style:style style:name="T49_31" style:family="text" style:parent-style-name="Default_20_Paragraph_20_Font"/>
    <style:style style:name="T49_32" style:family="text" style:parent-style-name="Default_20_Paragraph_20_Font"/>
    <style:style style:name="T49_33" style:family="text" style:parent-style-name="Default_20_Paragraph_20_Font"/>
    <style:style style:name="T49_34" style:family="text" style:parent-style-name="Default_20_Paragraph_20_Font"/>
    <style:style style:name="T49_35" style:family="text" style:parent-style-name="Default_20_Paragraph_20_Font"/>
    <style:style style:name="T49_36" style:family="text" style:parent-style-name="Default_20_Paragraph_20_Font"/>
    <style:style style:name="T49_37" style:family="text" style:parent-style-name="Default_20_Paragraph_20_Font"/>
    <style:style style:name="T49_38" style:family="text" style:parent-style-name="Default_20_Paragraph_20_Font"/>
    <style:style style:name="T49_39" style:family="text" style:parent-style-name="Default_20_Paragraph_20_Font"/>
    <style:style style:name="T49_40" style:family="text" style:parent-style-name="Default_20_Paragraph_20_Font"/>
    <style:style style:name="T49_41" style:family="text" style:parent-style-name="Default_20_Paragraph_20_Font"/>
    <style:style style:name="T49_42" style:family="text" style:parent-style-name="Default_20_Paragraph_20_Font"/>
    <style:style style:name="T49_43" style:family="text" style:parent-style-name="Default_20_Paragraph_20_Font"/>
    <style:style style:name="T49_44" style:family="text" style:parent-style-name="Default_20_Paragraph_20_Font"/>
    <style:style style:name="T49_45" style:family="text" style:parent-style-name="Default_20_Paragraph_20_Font"/>
    <style:style style:name="T49_46" style:family="text" style:parent-style-name="Default_20_Paragraph_20_Font"/>
    <style:style style:name="T49_47" style:family="text" style:parent-style-name="Default_20_Paragraph_20_Font"/>
    <style:style style:name="T49_48" style:family="text" style:parent-style-name="Default_20_Paragraph_20_Font"/>
    <style:style style:name="T49_49" style:family="text" style:parent-style-name="Default_20_Paragraph_20_Font"/>
    <style:style style:name="T49_50" style:family="text" style:parent-style-name="Default_20_Paragraph_20_Font"/>
    <style:style style:name="T49_51" style:family="text" style:parent-style-name="Default_20_Paragraph_20_Font"/>
    <style:style style:name="T49_52" style:family="text" style:parent-style-name="Default_20_Paragraph_20_Font"/>
    <style:style style:name="T49_53" style:family="text" style:parent-style-name="Default_20_Paragraph_20_Font"/>
    <style:style style:name="T49_54" style:family="text" style:parent-style-name="Default_20_Paragraph_20_Font"/>
    <style:style style:name="T49_55" style:family="text" style:parent-style-name="Default_20_Paragraph_20_Font"/>
    <style:style style:name="T49_56" style:family="text" style:parent-style-name="Default_20_Paragraph_20_Font"/>
    <style:style style:name="T49_57" style:family="text" style:parent-style-name="Default_20_Paragraph_20_Font"/>
    <style:style style:name="T49_58" style:family="text" style:parent-style-name="Default_20_Paragraph_20_Font"/>
    <style:style style:name="T49_59" style:family="text" style:parent-style-name="Default_20_Paragraph_20_Font"/>
    <style:style style:name="T49_60" style:family="text" style:parent-style-name="Default_20_Paragraph_20_Font"/>
    <style:style style:name="T49_61" style:family="text" style:parent-style-name="Default_20_Paragraph_20_Font"/>
    <style:style style:name="T49_62" style:family="text" style:parent-style-name="Default_20_Paragraph_20_Font"/>
    <style:style style:name="T49_63" style:family="text" style:parent-style-name="Default_20_Paragraph_20_Font"/>
    <style:style style:name="T49_64" style:family="text" style:parent-style-name="Default_20_Paragraph_20_Font"/>
    <style:style style:name="T49_65" style:family="text" style:parent-style-name="Default_20_Paragraph_20_Font"/>
    <style:style style:name="T49_66" style:family="text" style:parent-style-name="Default_20_Paragraph_20_Font"/>
    <style:style style:name="T49_67" style:family="text" style:parent-style-name="Default_20_Paragraph_20_Font"/>
    <style:style style:name="T49_68" style:family="text" style:parent-style-name="Default_20_Paragraph_20_Font"/>
    <style:style style:name="T49_69" style:family="text" style:parent-style-name="Default_20_Paragraph_20_Font"/>
    <style:style style:name="T49_70" style:family="text" style:parent-style-name="Default_20_Paragraph_20_Font"/>
    <style:style style:name="T49_71" style:family="text" style:parent-style-name="Default_20_Paragraph_20_Font"/>
    <style:style style:name="T49_72" style:family="text" style:parent-style-name="Default_20_Paragraph_20_Font"/>
    <style:style style:name="T49_73" style:family="text" style:parent-style-name="Default_20_Paragraph_20_Font"/>
    <style:style style:name="T49_74" style:family="text" style:parent-style-name="Default_20_Paragraph_20_Font"/>
    <style:style style:name="T49_75" style:family="text" style:parent-style-name="Default_20_Paragraph_20_Font"/>
    <style:style style:name="T49_76" style:family="text" style:parent-style-name="Default_20_Paragraph_20_Font"/>
    <style:style style:name="T49_77" style:family="text" style:parent-style-name="Default_20_Paragraph_20_Font"/>
    <style:style style:name="T49_78" style:family="text" style:parent-style-name="Default_20_Paragraph_20_Font"/>
    <style:style style:name="T49_79" style:family="text" style:parent-style-name="Default_20_Paragraph_20_Font"/>
    <style:style style:name="T49_80" style:family="text" style:parent-style-name="Default_20_Paragraph_20_Font"/>
    <style:style style:name="T49_81" style:family="text" style:parent-style-name="Default_20_Paragraph_20_Font"/>
    <style:style style:name="T49_82" style:family="text" style:parent-style-name="Default_20_Paragraph_20_Font"/>
    <style:style style:name="T49_83" style:family="text" style:parent-style-name="Default_20_Paragraph_20_Font"/>
    <style:style style:name="T49_84" style:family="text" style:parent-style-name="Default_20_Paragraph_20_Font"/>
    <style:style style:name="T49_85" style:family="text" style:parent-style-name="Default_20_Paragraph_20_Font"/>
    <style:style style:name="T49_86" style:family="text" style:parent-style-name="Default_20_Paragraph_20_Font"/>
    <style:style style:name="T49_87" style:family="text" style:parent-style-name="Default_20_Paragraph_20_Font"/>
    <style:style style:name="T49_88" style:family="text" style:parent-style-name="Default_20_Paragraph_20_Font"/>
    <style:style style:name="T49_89" style:family="text" style:parent-style-name="Default_20_Paragraph_20_Font"/>
    <style:style style:name="T49_90" style:family="text" style:parent-style-name="Default_20_Paragraph_20_Font"/>
    <style:style style:name="T49_91" style:family="text" style:parent-style-name="Default_20_Paragraph_20_Font"/>
    <style:style style:name="T49_92" style:family="text" style:parent-style-name="Default_20_Paragraph_20_Font"/>
    <style:style style:name="T49_93" style:family="text" style:parent-style-name="Default_20_Paragraph_20_Font"/>
    <style:style style:name="T49_94" style:family="text" style:parent-style-name="Default_20_Paragraph_20_Font"/>
    <style:style style:name="T49_95" style:family="text" style:parent-style-name="Default_20_Paragraph_20_Font"/>
    <style:style style:name="T49_96" style:family="text" style:parent-style-name="Default_20_Paragraph_20_Font"/>
    <style:style style:name="T49_97" style:family="text" style:parent-style-name="Default_20_Paragraph_20_Font"/>
    <style:style style:name="T49_98" style:family="text" style:parent-style-name="Default_20_Paragraph_20_Font"/>
    <style:style style:name="T49_99" style:family="text" style:parent-style-name="Default_20_Paragraph_20_Font"/>
    <style:style style:name="T49_100" style:family="text" style:parent-style-name="Default_20_Paragraph_20_Font"/>
    <style:style style:name="T49_101" style:family="text" style:parent-style-name="Default_20_Paragraph_20_Font"/>
    <style:style style:name="T49_102" style:family="text" style:parent-style-name="Default_20_Paragraph_20_Font"/>
    <style:style style:name="T49_103" style:family="text" style:parent-style-name="Default_20_Paragraph_20_Font"/>
    <style:style style:name="T49_104" style:family="text" style:parent-style-name="Default_20_Paragraph_20_Font"/>
    <style:style style:name="T49_105" style:family="text" style:parent-style-name="Default_20_Paragraph_20_Font"/>
    <style:style style:name="T49_106" style:family="text" style:parent-style-name="Default_20_Paragraph_20_Font"/>
    <style:style style:name="T49_107" style:family="text" style:parent-style-name="Default_20_Paragraph_20_Font"/>
    <style:style style:name="T49_108" style:family="text" style:parent-style-name="Default_20_Paragraph_20_Font"/>
    <style:style style:name="T49_109" style:family="text" style:parent-style-name="Default_20_Paragraph_20_Font"/>
    <style:style style:name="T49_110" style:family="text" style:parent-style-name="Default_20_Paragraph_20_Font"/>
    <style:style style:name="T49_111" style:family="text" style:parent-style-name="Default_20_Paragraph_20_Font"/>
    <style:style style:name="T49_112" style:family="text" style:parent-style-name="Default_20_Paragraph_20_Font"/>
    <style:style style:name="T49_113" style:family="text" style:parent-style-name="Default_20_Paragraph_20_Font"/>
    <style:style style:name="T49_114" style:family="text" style:parent-style-name="Default_20_Paragraph_20_Font"/>
    <style:style style:name="T49_115" style:family="text" style:parent-style-name="Default_20_Paragraph_20_Font"/>
    <style:style style:name="T49_116" style:family="text" style:parent-style-name="Default_20_Paragraph_20_Font"/>
    <style:style style:name="T49_117" style:family="text" style:parent-style-name="Default_20_Paragraph_20_Font"/>
    <style:style style:name="T49_118" style:family="text" style:parent-style-name="Default_20_Paragraph_20_Font"/>
    <style:style style:name="T49_119" style:family="text" style:parent-style-name="Default_20_Paragraph_20_Font"/>
    <style:style style:name="T49_120" style:family="text" style:parent-style-name="Default_20_Paragraph_20_Font"/>
    <style:style style:name="T49_121" style:family="text" style:parent-style-name="Default_20_Paragraph_20_Font"/>
    <style:style style:name="T49_122" style:family="text" style:parent-style-name="Default_20_Paragraph_20_Font"/>
    <style:style style:name="T49_123" style:family="text" style:parent-style-name="Default_20_Paragraph_20_Font"/>
    <style:style style:name="T49_124" style:family="text" style:parent-style-name="Default_20_Paragraph_20_Font"/>
    <style:style style:name="T49_125" style:family="text" style:parent-style-name="Default_20_Paragraph_20_Font"/>
    <style:style style:name="T49_126" style:family="text" style:parent-style-name="Default_20_Paragraph_20_Font"/>
    <style:style style:name="T49_127" style:family="text" style:parent-style-name="Default_20_Paragraph_20_Font"/>
    <style:style style:name="T49_128" style:family="text" style:parent-style-name="Default_20_Paragraph_20_Font"/>
    <style:style style:name="T49_129" style:family="text" style:parent-style-name="Default_20_Paragraph_20_Font"/>
    <style:style style:name="T49_130" style:family="text" style:parent-style-name="Default_20_Paragraph_20_Font"/>
    <style:style style:name="T49_131" style:family="text" style:parent-style-name="Default_20_Paragraph_20_Font"/>
    <style:style style:name="T49_132" style:family="text" style:parent-style-name="Default_20_Paragraph_20_Font"/>
    <style:style style:name="T49_133" style:family="text" style:parent-style-name="Default_20_Paragraph_20_Font"/>
    <style:style style:name="T49_134" style:family="text" style:parent-style-name="Default_20_Paragraph_20_Font"/>
    <style:style style:name="T49_135" style:family="text" style:parent-style-name="Default_20_Paragraph_20_Font"/>
    <style:style style:name="T49_136" style:family="text" style:parent-style-name="Default_20_Paragraph_20_Font"/>
    <style:style style:name="T49_137" style:family="text" style:parent-style-name="Default_20_Paragraph_20_Font"/>
    <style:style style:name="T49_138" style:family="text" style:parent-style-name="Default_20_Paragraph_20_Font"/>
    <style:style style:name="T49_139" style:family="text" style:parent-style-name="Default_20_Paragraph_20_Font"/>
    <style:style style:name="T49_140" style:family="text" style:parent-style-name="Default_20_Paragraph_20_Font"/>
    <style:style style:name="T49_141" style:family="text" style:parent-style-name="Default_20_Paragraph_20_Font"/>
    <style:style style:name="T49_142" style:family="text" style:parent-style-name="Default_20_Paragraph_20_Font"/>
    <style:style style:name="T49_143" style:family="text" style:parent-style-name="Default_20_Paragraph_20_Font"/>
    <style:style style:name="T49_144" style:family="text" style:parent-style-name="Default_20_Paragraph_20_Font"/>
    <style:style style:name="T49_145" style:family="text" style:parent-style-name="Default_20_Paragraph_20_Font"/>
    <style:style style:name="T49_146" style:family="text" style:parent-style-name="Default_20_Paragraph_20_Font"/>
    <style:style style:name="T49_147" style:family="text" style:parent-style-name="Default_20_Paragraph_20_Font"/>
    <style:style style:name="T49_148" style:family="text" style:parent-style-name="Default_20_Paragraph_20_Font"/>
    <style:style style:name="T49_149" style:family="text" style:parent-style-name="Default_20_Paragraph_20_Font"/>
    <style:style style:name="T49_150" style:family="text" style:parent-style-name="Default_20_Paragraph_20_Font"/>
    <style:style style:name="T49_151" style:family="text" style:parent-style-name="Default_20_Paragraph_20_Font"/>
    <style:style style:name="T49_152" style:family="text" style:parent-style-name="Default_20_Paragraph_20_Font"/>
    <style:style style:name="T49_153" style:family="text" style:parent-style-name="Default_20_Paragraph_20_Font"/>
    <style:style style:name="T49_154" style:family="text" style:parent-style-name="Default_20_Paragraph_20_Font"/>
    <style:style style:name="T49_155" style:family="text" style:parent-style-name="Default_20_Paragraph_20_Font"/>
    <style:style style:name="T49_156" style:family="text" style:parent-style-name="Default_20_Paragraph_20_Font"/>
    <style:style style:name="P50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P51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51_1" style:family="text" style:parent-style-name="Default_20_Paragraph_20_Font"/>
    <style:style style:name="T51_2" style:family="text" style:parent-style-name="Default_20_Paragraph_20_Font"/>
    <style:style style:name="T51_3" style:family="text" style:parent-style-name="Default_20_Paragraph_20_Font"/>
    <style:style style:name="T51_4" style:family="text" style:parent-style-name="Default_20_Paragraph_20_Font"/>
    <style:style style:name="T51_5" style:family="text" style:parent-style-name="Default_20_Paragraph_20_Font"/>
    <style:style style:name="T51_6" style:family="text" style:parent-style-name="Default_20_Paragraph_20_Font"/>
    <style:style style:name="T51_7" style:family="text" style:parent-style-name="Default_20_Paragraph_20_Font"/>
    <style:style style:name="T51_8" style:family="text" style:parent-style-name="Default_20_Paragraph_20_Font"/>
    <style:style style:name="T51_9" style:family="text" style:parent-style-name="Default_20_Paragraph_20_Font"/>
    <style:style style:name="T51_10" style:family="text" style:parent-style-name="Default_20_Paragraph_20_Font"/>
    <style:style style:name="T51_11" style:family="text" style:parent-style-name="Default_20_Paragraph_20_Font"/>
    <style:style style:name="T51_12" style:family="text" style:parent-style-name="Default_20_Paragraph_20_Font"/>
    <style:style style:name="T51_13" style:family="text" style:parent-style-name="Default_20_Paragraph_20_Font"/>
    <style:style style:name="T51_14" style:family="text" style:parent-style-name="Default_20_Paragraph_20_Font"/>
    <style:style style:name="T51_15" style:family="text" style:parent-style-name="Default_20_Paragraph_20_Font"/>
    <style:style style:name="T51_16" style:family="text" style:parent-style-name="Default_20_Paragraph_20_Font"/>
    <style:style style:name="T51_17" style:family="text" style:parent-style-name="Default_20_Paragraph_20_Font"/>
    <style:style style:name="T51_18" style:family="text" style:parent-style-name="Default_20_Paragraph_20_Font"/>
    <style:style style:name="P52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52_1" style:family="text" style:parent-style-name="Default_20_Paragraph_20_Font"/>
    <style:style style:name="T52_2" style:family="text" style:parent-style-name="Default_20_Paragraph_20_Font"/>
    <style:style style:name="T52_3" style:family="text" style:parent-style-name="Default_20_Paragraph_20_Font"/>
    <style:style style:name="T52_4" style:family="text" style:parent-style-name="Default_20_Paragraph_20_Font"/>
    <style:style style:name="T52_5" style:family="text" style:parent-style-name="Default_20_Paragraph_20_Font"/>
    <style:style style:name="T52_6" style:family="text" style:parent-style-name="Default_20_Paragraph_20_Font"/>
    <style:style style:name="T52_7" style:family="text" style:parent-style-name="Default_20_Paragraph_20_Font"/>
    <style:style style:name="T52_8" style:family="text" style:parent-style-name="Default_20_Paragraph_20_Font"/>
    <style:style style:name="T52_9" style:family="text" style:parent-style-name="Default_20_Paragraph_20_Font"/>
    <style:style style:name="T52_10" style:family="text" style:parent-style-name="Default_20_Paragraph_20_Font"/>
    <style:style style:name="T52_11" style:family="text" style:parent-style-name="Default_20_Paragraph_20_Font"/>
    <style:style style:name="T52_12" style:family="text" style:parent-style-name="Default_20_Paragraph_20_Font"/>
    <style:style style:name="T52_13" style:family="text" style:parent-style-name="Default_20_Paragraph_20_Font"/>
    <style:style style:name="T52_14" style:family="text" style:parent-style-name="Default_20_Paragraph_20_Font"/>
    <style:style style:name="T52_15" style:family="text" style:parent-style-name="Default_20_Paragraph_20_Font"/>
    <style:style style:name="T52_16" style:family="text" style:parent-style-name="Default_20_Paragraph_20_Font"/>
    <style:style style:name="T52_17" style:family="text" style:parent-style-name="Default_20_Paragraph_20_Font"/>
    <style:style style:name="T52_18" style:family="text" style:parent-style-name="Default_20_Paragraph_20_Font"/>
    <style:style style:name="T52_19" style:family="text" style:parent-style-name="Default_20_Paragraph_20_Font"/>
    <style:style style:name="T52_20" style:family="text" style:parent-style-name="Default_20_Paragraph_20_Font"/>
    <style:style style:name="T52_21" style:family="text" style:parent-style-name="Default_20_Paragraph_20_Font"/>
    <style:style style:name="T52_22" style:family="text" style:parent-style-name="Default_20_Paragraph_20_Font"/>
    <style:style style:name="T52_23" style:family="text" style:parent-style-name="Default_20_Paragraph_20_Font"/>
    <style:style style:name="T52_24" style:family="text" style:parent-style-name="Default_20_Paragraph_20_Font"/>
    <style:style style:name="T52_25" style:family="text" style:parent-style-name="Default_20_Paragraph_20_Font"/>
    <style:style style:name="T52_26" style:family="text" style:parent-style-name="Default_20_Paragraph_20_Font"/>
    <style:style style:name="T52_27" style:family="text" style:parent-style-name="Default_20_Paragraph_20_Font"/>
    <style:style style:name="T52_28" style:family="text" style:parent-style-name="Default_20_Paragraph_20_Font"/>
    <style:style style:name="T52_29" style:family="text" style:parent-style-name="Default_20_Paragraph_20_Font"/>
    <style:style style:name="T52_30" style:family="text" style:parent-style-name="Default_20_Paragraph_20_Font"/>
    <style:style style:name="T52_31" style:family="text" style:parent-style-name="Default_20_Paragraph_20_Font"/>
    <style:style style:name="T52_32" style:family="text" style:parent-style-name="Default_20_Paragraph_20_Font"/>
    <style:style style:name="T52_33" style:family="text" style:parent-style-name="Default_20_Paragraph_20_Font"/>
    <style:style style:name="T52_34" style:family="text" style:parent-style-name="Default_20_Paragraph_20_Font"/>
    <style:style style:name="T52_35" style:family="text" style:parent-style-name="Default_20_Paragraph_20_Font"/>
    <style:style style:name="T52_36" style:family="text" style:parent-style-name="Default_20_Paragraph_20_Font"/>
    <style:style style:name="T52_37" style:family="text" style:parent-style-name="Default_20_Paragraph_20_Font"/>
    <style:style style:name="T52_38" style:family="text" style:parent-style-name="Default_20_Paragraph_20_Font"/>
    <style:style style:name="T52_39" style:family="text" style:parent-style-name="Default_20_Paragraph_20_Font"/>
    <style:style style:name="T52_40" style:family="text" style:parent-style-name="Default_20_Paragraph_20_Font"/>
    <style:style style:name="T52_41" style:family="text" style:parent-style-name="Default_20_Paragraph_20_Font"/>
    <style:style style:name="T52_42" style:family="text" style:parent-style-name="Default_20_Paragraph_20_Font"/>
    <style:style style:name="T52_43" style:family="text" style:parent-style-name="Default_20_Paragraph_20_Font"/>
    <style:style style:name="T52_44" style:family="text" style:parent-style-name="Default_20_Paragraph_20_Font"/>
    <style:style style:name="T52_45" style:family="text" style:parent-style-name="Default_20_Paragraph_20_Font"/>
    <style:style style:name="T52_46" style:family="text" style:parent-style-name="Default_20_Paragraph_20_Font"/>
    <style:style style:name="T52_47" style:family="text" style:parent-style-name="Default_20_Paragraph_20_Font"/>
    <style:style style:name="T52_48" style:family="text" style:parent-style-name="Default_20_Paragraph_20_Font"/>
    <style:style style:name="T52_49" style:family="text" style:parent-style-name="Default_20_Paragraph_20_Font"/>
    <style:style style:name="T52_50" style:family="text" style:parent-style-name="Default_20_Paragraph_20_Font"/>
    <style:style style:name="T52_51" style:family="text" style:parent-style-name="Default_20_Paragraph_20_Font"/>
    <style:style style:name="T52_52" style:family="text" style:parent-style-name="Default_20_Paragraph_20_Font"/>
    <style:style style:name="T52_53" style:family="text" style:parent-style-name="Default_20_Paragraph_20_Font"/>
    <style:style style:name="T52_54" style:family="text" style:parent-style-name="Default_20_Paragraph_20_Font"/>
    <style:style style:name="T52_55" style:family="text" style:parent-style-name="Default_20_Paragraph_20_Font"/>
    <style:style style:name="T52_56" style:family="text" style:parent-style-name="Default_20_Paragraph_20_Font"/>
    <style:style style:name="T52_57" style:family="text" style:parent-style-name="Default_20_Paragraph_20_Font"/>
    <style:style style:name="T52_58" style:family="text" style:parent-style-name="Default_20_Paragraph_20_Font"/>
    <style:style style:name="T52_59" style:family="text" style:parent-style-name="Default_20_Paragraph_20_Font"/>
    <style:style style:name="T52_60" style:family="text" style:parent-style-name="Default_20_Paragraph_20_Font"/>
    <style:style style:name="T52_61" style:family="text" style:parent-style-name="Default_20_Paragraph_20_Font"/>
    <style:style style:name="T52_62" style:family="text" style:parent-style-name="Default_20_Paragraph_20_Font"/>
    <style:style style:name="T52_63" style:family="text" style:parent-style-name="Default_20_Paragraph_20_Font"/>
    <style:style style:name="T52_64" style:family="text" style:parent-style-name="Default_20_Paragraph_20_Font"/>
    <style:style style:name="T52_65" style:family="text" style:parent-style-name="Default_20_Paragraph_20_Font"/>
    <style:style style:name="T52_66" style:family="text" style:parent-style-name="Default_20_Paragraph_20_Font"/>
    <style:style style:name="T52_67" style:family="text" style:parent-style-name="Default_20_Paragraph_20_Font"/>
    <style:style style:name="T52_68" style:family="text" style:parent-style-name="Default_20_Paragraph_20_Font"/>
    <style:style style:name="T52_69" style:family="text" style:parent-style-name="Default_20_Paragraph_20_Font"/>
    <style:style style:name="T52_70" style:family="text" style:parent-style-name="Default_20_Paragraph_20_Font"/>
    <style:style style:name="T52_71" style:family="text" style:parent-style-name="Default_20_Paragraph_20_Font"/>
    <style:style style:name="T52_72" style:family="text" style:parent-style-name="Default_20_Paragraph_20_Font"/>
    <style:style style:name="T52_73" style:family="text" style:parent-style-name="Default_20_Paragraph_20_Font"/>
    <style:style style:name="T52_74" style:family="text" style:parent-style-name="Default_20_Paragraph_20_Font"/>
    <style:style style:name="T52_75" style:family="text" style:parent-style-name="Default_20_Paragraph_20_Font"/>
    <style:style style:name="T52_76" style:family="text" style:parent-style-name="Default_20_Paragraph_20_Font"/>
    <style:style style:name="T52_77" style:family="text" style:parent-style-name="Default_20_Paragraph_20_Font"/>
    <style:style style:name="T52_78" style:family="text" style:parent-style-name="Default_20_Paragraph_20_Font"/>
    <style:style style:name="T52_79" style:family="text" style:parent-style-name="Default_20_Paragraph_20_Font"/>
    <style:style style:name="T52_80" style:family="text" style:parent-style-name="Default_20_Paragraph_20_Font"/>
    <style:style style:name="T52_81" style:family="text" style:parent-style-name="Default_20_Paragraph_20_Font"/>
    <style:style style:name="T52_82" style:family="text" style:parent-style-name="Default_20_Paragraph_20_Font"/>
    <style:style style:name="T52_83" style:family="text" style:parent-style-name="Default_20_Paragraph_20_Font"/>
    <style:style style:name="T52_84" style:family="text" style:parent-style-name="Default_20_Paragraph_20_Font"/>
    <style:style style:name="P53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53_1" style:family="text" style:parent-style-name="Default_20_Paragraph_20_Font"/>
    <style:style style:name="T53_2" style:family="text" style:parent-style-name="Default_20_Paragraph_20_Font"/>
    <style:style style:name="T53_3" style:family="text" style:parent-style-name="Default_20_Paragraph_20_Font"/>
    <style:style style:name="T53_4" style:family="text" style:parent-style-name="Default_20_Paragraph_20_Font"/>
    <style:style style:name="T53_5" style:family="text" style:parent-style-name="Default_20_Paragraph_20_Font"/>
    <style:style style:name="T53_6" style:family="text" style:parent-style-name="Default_20_Paragraph_20_Font"/>
    <style:style style:name="T53_7" style:family="text" style:parent-style-name="Default_20_Paragraph_20_Font"/>
    <style:style style:name="T53_8" style:family="text" style:parent-style-name="Default_20_Paragraph_20_Font"/>
    <style:style style:name="T53_9" style:family="text" style:parent-style-name="Default_20_Paragraph_20_Font"/>
    <style:style style:name="T53_10" style:family="text" style:parent-style-name="Default_20_Paragraph_20_Font"/>
    <style:style style:name="T53_11" style:family="text" style:parent-style-name="Default_20_Paragraph_20_Font"/>
    <style:style style:name="T53_12" style:family="text" style:parent-style-name="Default_20_Paragraph_20_Font"/>
    <style:style style:name="T53_13" style:family="text" style:parent-style-name="Default_20_Paragraph_20_Font"/>
    <style:style style:name="T53_14" style:family="text" style:parent-style-name="Default_20_Paragraph_20_Font"/>
    <style:style style:name="T53_15" style:family="text" style:parent-style-name="Default_20_Paragraph_20_Font"/>
    <style:style style:name="T53_16" style:family="text" style:parent-style-name="Default_20_Paragraph_20_Font"/>
    <style:style style:name="T53_17" style:family="text" style:parent-style-name="Default_20_Paragraph_20_Font"/>
    <style:style style:name="T53_18" style:family="text" style:parent-style-name="Default_20_Paragraph_20_Font"/>
    <style:style style:name="T53_19" style:family="text" style:parent-style-name="Default_20_Paragraph_20_Font"/>
    <style:style style:name="T53_20" style:family="text" style:parent-style-name="Default_20_Paragraph_20_Font"/>
    <style:style style:name="T53_21" style:family="text" style:parent-style-name="Default_20_Paragraph_20_Font"/>
    <style:style style:name="T53_22" style:family="text" style:parent-style-name="Default_20_Paragraph_20_Font"/>
    <style:style style:name="T53_23" style:family="text" style:parent-style-name="Default_20_Paragraph_20_Font"/>
    <style:style style:name="T53_24" style:family="text" style:parent-style-name="Default_20_Paragraph_20_Font"/>
    <style:style style:name="T53_25" style:family="text" style:parent-style-name="Default_20_Paragraph_20_Font"/>
    <style:style style:name="T53_26" style:family="text" style:parent-style-name="Default_20_Paragraph_20_Font"/>
    <style:style style:name="T53_27" style:family="text" style:parent-style-name="Default_20_Paragraph_20_Font"/>
    <style:style style:name="T53_28" style:family="text" style:parent-style-name="Default_20_Paragraph_20_Font"/>
    <style:style style:name="T53_29" style:family="text" style:parent-style-name="Default_20_Paragraph_20_Font"/>
    <style:style style:name="T53_30" style:family="text" style:parent-style-name="Default_20_Paragraph_20_Font"/>
    <style:style style:name="T53_31" style:family="text" style:parent-style-name="Default_20_Paragraph_20_Font"/>
    <style:style style:name="T53_32" style:family="text" style:parent-style-name="Default_20_Paragraph_20_Font"/>
    <style:style style:name="T53_33" style:family="text" style:parent-style-name="Default_20_Paragraph_20_Font"/>
    <style:style style:name="T53_34" style:family="text" style:parent-style-name="Default_20_Paragraph_20_Font"/>
    <style:style style:name="T53_35" style:family="text" style:parent-style-name="Default_20_Paragraph_20_Font"/>
    <style:style style:name="T53_36" style:family="text" style:parent-style-name="Default_20_Paragraph_20_Font"/>
    <style:style style:name="T53_37" style:family="text" style:parent-style-name="Default_20_Paragraph_20_Font"/>
    <style:style style:name="T53_38" style:family="text" style:parent-style-name="Default_20_Paragraph_20_Font"/>
    <style:style style:name="T53_39" style:family="text" style:parent-style-name="Default_20_Paragraph_20_Font"/>
    <style:style style:name="T53_40" style:family="text" style:parent-style-name="Default_20_Paragraph_20_Font"/>
    <style:style style:name="T53_41" style:family="text" style:parent-style-name="Default_20_Paragraph_20_Font"/>
    <style:style style:name="T53_42" style:family="text" style:parent-style-name="Default_20_Paragraph_20_Font"/>
    <style:style style:name="T53_43" style:family="text" style:parent-style-name="Default_20_Paragraph_20_Font"/>
    <style:style style:name="T53_44" style:family="text" style:parent-style-name="Default_20_Paragraph_20_Font"/>
    <style:style style:name="T53_45" style:family="text" style:parent-style-name="Default_20_Paragraph_20_Font"/>
    <style:style style:name="T53_46" style:family="text" style:parent-style-name="Default_20_Paragraph_20_Font"/>
    <style:style style:name="T53_47" style:family="text" style:parent-style-name="Default_20_Paragraph_20_Font"/>
    <style:style style:name="T53_48" style:family="text" style:parent-style-name="Default_20_Paragraph_20_Font"/>
    <style:style style:name="T53_49" style:family="text" style:parent-style-name="Default_20_Paragraph_20_Font"/>
    <style:style style:name="T53_50" style:family="text" style:parent-style-name="Default_20_Paragraph_20_Font"/>
    <style:style style:name="T53_51" style:family="text" style:parent-style-name="Default_20_Paragraph_20_Font"/>
    <style:style style:name="T53_52" style:family="text" style:parent-style-name="Default_20_Paragraph_20_Font"/>
    <style:style style:name="T53_53" style:family="text" style:parent-style-name="Default_20_Paragraph_20_Font"/>
    <style:style style:name="T53_54" style:family="text" style:parent-style-name="Default_20_Paragraph_20_Font"/>
    <style:style style:name="T53_55" style:family="text" style:parent-style-name="Default_20_Paragraph_20_Font"/>
    <style:style style:name="T53_56" style:family="text" style:parent-style-name="Default_20_Paragraph_20_Font"/>
    <style:style style:name="T53_57" style:family="text" style:parent-style-name="Default_20_Paragraph_20_Font"/>
    <style:style style:name="T53_58" style:family="text" style:parent-style-name="Default_20_Paragraph_20_Font"/>
    <style:style style:name="T53_59" style:family="text" style:parent-style-name="Default_20_Paragraph_20_Font"/>
    <style:style style:name="T53_60" style:family="text" style:parent-style-name="Default_20_Paragraph_20_Font"/>
    <style:style style:name="T53_61" style:family="text" style:parent-style-name="Default_20_Paragraph_20_Font"/>
    <style:style style:name="T53_62" style:family="text" style:parent-style-name="Default_20_Paragraph_20_Font"/>
    <style:style style:name="T53_63" style:family="text" style:parent-style-name="Default_20_Paragraph_20_Font"/>
    <style:style style:name="T53_64" style:family="text" style:parent-style-name="Default_20_Paragraph_20_Font"/>
    <style:style style:name="T53_65" style:family="text" style:parent-style-name="Default_20_Paragraph_20_Font"/>
    <style:style style:name="T53_66" style:family="text" style:parent-style-name="Default_20_Paragraph_20_Font"/>
    <style:style style:name="T53_67" style:family="text" style:parent-style-name="Default_20_Paragraph_20_Font"/>
    <style:style style:name="T53_68" style:family="text" style:parent-style-name="Default_20_Paragraph_20_Font"/>
    <style:style style:name="T53_69" style:family="text" style:parent-style-name="Default_20_Paragraph_20_Font"/>
    <style:style style:name="T53_70" style:family="text" style:parent-style-name="Default_20_Paragraph_20_Font"/>
    <style:style style:name="T53_71" style:family="text" style:parent-style-name="Default_20_Paragraph_20_Font"/>
    <style:style style:name="T53_72" style:family="text" style:parent-style-name="Default_20_Paragraph_20_Font"/>
    <style:style style:name="T53_73" style:family="text" style:parent-style-name="Default_20_Paragraph_20_Font"/>
    <style:style style:name="T53_74" style:family="text" style:parent-style-name="Default_20_Paragraph_20_Font"/>
    <style:style style:name="T53_75" style:family="text" style:parent-style-name="Default_20_Paragraph_20_Font"/>
    <style:style style:name="T53_76" style:family="text" style:parent-style-name="Default_20_Paragraph_20_Font"/>
    <style:style style:name="T53_77" style:family="text" style:parent-style-name="Default_20_Paragraph_20_Font"/>
    <style:style style:name="T53_78" style:family="text" style:parent-style-name="Default_20_Paragraph_20_Font"/>
    <style:style style:name="T53_79" style:family="text" style:parent-style-name="Default_20_Paragraph_20_Font"/>
    <style:style style:name="T53_80" style:family="text" style:parent-style-name="Default_20_Paragraph_20_Font"/>
    <style:style style:name="T53_81" style:family="text" style:parent-style-name="Default_20_Paragraph_20_Font"/>
    <style:style style:name="T53_82" style:family="text" style:parent-style-name="Default_20_Paragraph_20_Font"/>
    <style:style style:name="T53_83" style:family="text" style:parent-style-name="Default_20_Paragraph_20_Font"/>
    <style:style style:name="T53_84" style:family="text" style:parent-style-name="Default_20_Paragraph_20_Font"/>
    <style:style style:name="T53_85" style:family="text" style:parent-style-name="Default_20_Paragraph_20_Font"/>
    <style:style style:name="T53_86" style:family="text" style:parent-style-name="Default_20_Paragraph_20_Font"/>
    <style:style style:name="T53_87" style:family="text" style:parent-style-name="Default_20_Paragraph_20_Font"/>
    <style:style style:name="T53_88" style:family="text" style:parent-style-name="Default_20_Paragraph_20_Font"/>
    <style:style style:name="T53_89" style:family="text" style:parent-style-name="Default_20_Paragraph_20_Font"/>
    <style:style style:name="T53_90" style:family="text" style:parent-style-name="Default_20_Paragraph_20_Font"/>
    <style:style style:name="T53_91" style:family="text" style:parent-style-name="Default_20_Paragraph_20_Font"/>
    <style:style style:name="T53_92" style:family="text" style:parent-style-name="Default_20_Paragraph_20_Font"/>
    <style:style style:name="T53_93" style:family="text" style:parent-style-name="Default_20_Paragraph_20_Font"/>
    <style:style style:name="T53_94" style:family="text" style:parent-style-name="Default_20_Paragraph_20_Font"/>
    <style:style style:name="T53_95" style:family="text" style:parent-style-name="Default_20_Paragraph_20_Font"/>
    <style:style style:name="T53_96" style:family="text" style:parent-style-name="Default_20_Paragraph_20_Font"/>
    <style:style style:name="T53_97" style:family="text" style:parent-style-name="Default_20_Paragraph_20_Font"/>
    <style:style style:name="T53_98" style:family="text" style:parent-style-name="Default_20_Paragraph_20_Font"/>
    <style:style style:name="T53_99" style:family="text" style:parent-style-name="Default_20_Paragraph_20_Font"/>
    <style:style style:name="T53_100" style:family="text" style:parent-style-name="Default_20_Paragraph_20_Font"/>
    <style:style style:name="T53_101" style:family="text" style:parent-style-name="Default_20_Paragraph_20_Font"/>
    <style:style style:name="T53_102" style:family="text" style:parent-style-name="Default_20_Paragraph_20_Font"/>
    <style:style style:name="T53_103" style:family="text" style:parent-style-name="Default_20_Paragraph_20_Font"/>
    <style:style style:name="T53_104" style:family="text" style:parent-style-name="Default_20_Paragraph_20_Font"/>
    <style:style style:name="T53_105" style:family="text" style:parent-style-name="Default_20_Paragraph_20_Font"/>
    <style:style style:name="T53_106" style:family="text" style:parent-style-name="Default_20_Paragraph_20_Font"/>
    <style:style style:name="T53_107" style:family="text" style:parent-style-name="Default_20_Paragraph_20_Font"/>
    <style:style style:name="T53_108" style:family="text" style:parent-style-name="Default_20_Paragraph_20_Font"/>
    <style:style style:name="T53_109" style:family="text" style:parent-style-name="Default_20_Paragraph_20_Font"/>
    <style:style style:name="T53_110" style:family="text" style:parent-style-name="Default_20_Paragraph_20_Font"/>
    <style:style style:name="T53_111" style:family="text" style:parent-style-name="Default_20_Paragraph_20_Font"/>
    <style:style style:name="T53_112" style:family="text" style:parent-style-name="Default_20_Paragraph_20_Font"/>
    <style:style style:name="T53_113" style:family="text" style:parent-style-name="Default_20_Paragraph_20_Font"/>
    <style:style style:name="T53_114" style:family="text" style:parent-style-name="Default_20_Paragraph_20_Font"/>
    <style:style style:name="T53_115" style:family="text" style:parent-style-name="Default_20_Paragraph_20_Font"/>
    <style:style style:name="T53_116" style:family="text" style:parent-style-name="Default_20_Paragraph_20_Font"/>
    <style:style style:name="T53_117" style:family="text" style:parent-style-name="Default_20_Paragraph_20_Font"/>
    <style:style style:name="T53_118" style:family="text" style:parent-style-name="Default_20_Paragraph_20_Font"/>
    <style:style style:name="T53_119" style:family="text" style:parent-style-name="Default_20_Paragraph_20_Font"/>
    <style:style style:name="T53_120" style:family="text" style:parent-style-name="Default_20_Paragraph_20_Font"/>
    <style:style style:name="T53_121" style:family="text" style:parent-style-name="Default_20_Paragraph_20_Font"/>
    <style:style style:name="T53_122" style:family="text" style:parent-style-name="Default_20_Paragraph_20_Font"/>
    <style:style style:name="T53_123" style:family="text" style:parent-style-name="Default_20_Paragraph_20_Font"/>
    <style:style style:name="P54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54_1" style:family="text" style:parent-style-name="Default_20_Paragraph_20_Font"/>
    <style:style style:name="T54_2" style:family="text" style:parent-style-name="Default_20_Paragraph_20_Font"/>
    <style:style style:name="T54_3" style:family="text" style:parent-style-name="Default_20_Paragraph_20_Font"/>
    <style:style style:name="T54_4" style:family="text" style:parent-style-name="Default_20_Paragraph_20_Font"/>
    <style:style style:name="T54_5" style:family="text" style:parent-style-name="Default_20_Paragraph_20_Font"/>
    <style:style style:name="T54_6" style:family="text" style:parent-style-name="Default_20_Paragraph_20_Font"/>
    <style:style style:name="T54_7" style:family="text" style:parent-style-name="Default_20_Paragraph_20_Font"/>
    <style:style style:name="T54_8" style:family="text" style:parent-style-name="Default_20_Paragraph_20_Font"/>
    <style:style style:name="T54_9" style:family="text" style:parent-style-name="Default_20_Paragraph_20_Font"/>
    <style:style style:name="T54_10" style:family="text" style:parent-style-name="Default_20_Paragraph_20_Font"/>
    <style:style style:name="T54_11" style:family="text" style:parent-style-name="Default_20_Paragraph_20_Font"/>
    <style:style style:name="T54_12" style:family="text" style:parent-style-name="Default_20_Paragraph_20_Font"/>
    <style:style style:name="T54_13" style:family="text" style:parent-style-name="Default_20_Paragraph_20_Font"/>
    <style:style style:name="T54_14" style:family="text" style:parent-style-name="Default_20_Paragraph_20_Font"/>
    <style:style style:name="T54_15" style:family="text" style:parent-style-name="Default_20_Paragraph_20_Font"/>
    <style:style style:name="T54_16" style:family="text" style:parent-style-name="Default_20_Paragraph_20_Font"/>
    <style:style style:name="T54_17" style:family="text" style:parent-style-name="Default_20_Paragraph_20_Font"/>
    <style:style style:name="T54_18" style:family="text" style:parent-style-name="Default_20_Paragraph_20_Font"/>
    <style:style style:name="T54_19" style:family="text" style:parent-style-name="Default_20_Paragraph_20_Font"/>
    <style:style style:name="T54_20" style:family="text" style:parent-style-name="Default_20_Paragraph_20_Font"/>
    <style:style style:name="T54_21" style:family="text" style:parent-style-name="Default_20_Paragraph_20_Font"/>
    <style:style style:name="T54_22" style:family="text" style:parent-style-name="Default_20_Paragraph_20_Font"/>
    <style:style style:name="T54_23" style:family="text" style:parent-style-name="Default_20_Paragraph_20_Font"/>
    <style:style style:name="T54_24" style:family="text" style:parent-style-name="Default_20_Paragraph_20_Font"/>
    <style:style style:name="T54_25" style:family="text" style:parent-style-name="Default_20_Paragraph_20_Font"/>
    <style:style style:name="T54_26" style:family="text" style:parent-style-name="Default_20_Paragraph_20_Font"/>
    <style:style style:name="T54_27" style:family="text" style:parent-style-name="Default_20_Paragraph_20_Font"/>
    <style:style style:name="T54_28" style:family="text" style:parent-style-name="Default_20_Paragraph_20_Font"/>
    <style:style style:name="T54_29" style:family="text" style:parent-style-name="Default_20_Paragraph_20_Font"/>
    <style:style style:name="T54_30" style:family="text" style:parent-style-name="Default_20_Paragraph_20_Font"/>
    <style:style style:name="T54_31" style:family="text" style:parent-style-name="Default_20_Paragraph_20_Font"/>
    <style:style style:name="T54_32" style:family="text" style:parent-style-name="Default_20_Paragraph_20_Font"/>
    <style:style style:name="T54_33" style:family="text" style:parent-style-name="Default_20_Paragraph_20_Font"/>
    <style:style style:name="T54_34" style:family="text" style:parent-style-name="Default_20_Paragraph_20_Font"/>
    <style:style style:name="T54_35" style:family="text" style:parent-style-name="Default_20_Paragraph_20_Font"/>
    <style:style style:name="T54_36" style:family="text" style:parent-style-name="Default_20_Paragraph_20_Font"/>
    <style:style style:name="T54_37" style:family="text" style:parent-style-name="Default_20_Paragraph_20_Font"/>
    <style:style style:name="T54_38" style:family="text" style:parent-style-name="Default_20_Paragraph_20_Font"/>
    <style:style style:name="T54_39" style:family="text" style:parent-style-name="Default_20_Paragraph_20_Font"/>
    <style:style style:name="T54_40" style:family="text" style:parent-style-name="Default_20_Paragraph_20_Font"/>
    <style:style style:name="T54_41" style:family="text" style:parent-style-name="Default_20_Paragraph_20_Font"/>
    <style:style style:name="T54_42" style:family="text" style:parent-style-name="Default_20_Paragraph_20_Font"/>
    <style:style style:name="T54_43" style:family="text" style:parent-style-name="Default_20_Paragraph_20_Font"/>
    <style:style style:name="T54_44" style:family="text" style:parent-style-name="Default_20_Paragraph_20_Font"/>
    <style:style style:name="T54_45" style:family="text" style:parent-style-name="Default_20_Paragraph_20_Font"/>
    <style:style style:name="T54_46" style:family="text" style:parent-style-name="Default_20_Paragraph_20_Font"/>
    <style:style style:name="T54_47" style:family="text" style:parent-style-name="Default_20_Paragraph_20_Font"/>
    <style:style style:name="T54_48" style:family="text" style:parent-style-name="Default_20_Paragraph_20_Font"/>
    <style:style style:name="T54_49" style:family="text" style:parent-style-name="Default_20_Paragraph_20_Font"/>
    <style:style style:name="T54_50" style:family="text" style:parent-style-name="Default_20_Paragraph_20_Font"/>
    <style:style style:name="T54_51" style:family="text" style:parent-style-name="Default_20_Paragraph_20_Font"/>
    <style:style style:name="T54_52" style:family="text" style:parent-style-name="Default_20_Paragraph_20_Font"/>
    <style:style style:name="T54_53" style:family="text" style:parent-style-name="Default_20_Paragraph_20_Font"/>
    <style:style style:name="T54_54" style:family="text" style:parent-style-name="Default_20_Paragraph_20_Font"/>
    <style:style style:name="T54_55" style:family="text" style:parent-style-name="Default_20_Paragraph_20_Font"/>
    <style:style style:name="T54_56" style:family="text" style:parent-style-name="Default_20_Paragraph_20_Font"/>
    <style:style style:name="T54_57" style:family="text" style:parent-style-name="Default_20_Paragraph_20_Font"/>
    <style:style style:name="T54_58" style:family="text" style:parent-style-name="Default_20_Paragraph_20_Font"/>
    <style:style style:name="T54_59" style:family="text" style:parent-style-name="Default_20_Paragraph_20_Font"/>
    <style:style style:name="T54_60" style:family="text" style:parent-style-name="Default_20_Paragraph_20_Font"/>
    <style:style style:name="T54_61" style:family="text" style:parent-style-name="Default_20_Paragraph_20_Font"/>
    <style:style style:name="T54_62" style:family="text" style:parent-style-name="Default_20_Paragraph_20_Font"/>
    <style:style style:name="T54_63" style:family="text" style:parent-style-name="Default_20_Paragraph_20_Font"/>
    <style:style style:name="P55" style:family="paragraph" style:parent-style-name="Heading_20_2">
      <style:paragraph-properties fo:break-before="auto"/>
    </style:style>
    <style:style style:name="T55_1" style:family="text" style:parent-style-name="Default_20_Paragraph_20_Font"/>
    <style:style style:name="T55_2" style:family="text" style:parent-style-name="Default_20_Paragraph_20_Font"/>
    <style:style style:name="P56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56_1" style:family="text" style:parent-style-name="Default_20_Paragraph_20_Font"/>
    <style:style style:name="T56_2" style:family="text" style:parent-style-name="Default_20_Paragraph_20_Font"/>
    <style:style style:name="T56_3" style:family="text" style:parent-style-name="Default_20_Paragraph_20_Font"/>
    <style:style style:name="T56_4" style:family="text" style:parent-style-name="Default_20_Paragraph_20_Font"/>
    <style:style style:name="T56_5" style:family="text" style:parent-style-name="Default_20_Paragraph_20_Font"/>
    <style:style style:name="T56_6" style:family="text" style:parent-style-name="Default_20_Paragraph_20_Font"/>
    <style:style style:name="T56_7" style:family="text" style:parent-style-name="Default_20_Paragraph_20_Font"/>
    <style:style style:name="T56_8" style:family="text" style:parent-style-name="Default_20_Paragraph_20_Font"/>
    <style:style style:name="T56_9" style:family="text" style:parent-style-name="Default_20_Paragraph_20_Font"/>
    <style:style style:name="T56_10" style:family="text" style:parent-style-name="Default_20_Paragraph_20_Font"/>
    <style:style style:name="T56_11" style:family="text" style:parent-style-name="Default_20_Paragraph_20_Font"/>
    <style:style style:name="T56_12" style:family="text" style:parent-style-name="Default_20_Paragraph_20_Font"/>
    <style:style style:name="T56_13" style:family="text" style:parent-style-name="Default_20_Paragraph_20_Font"/>
    <style:style style:name="T56_14" style:family="text" style:parent-style-name="Default_20_Paragraph_20_Font"/>
    <style:style style:name="T56_15" style:family="text" style:parent-style-name="Default_20_Paragraph_20_Font"/>
    <style:style style:name="T56_16" style:family="text" style:parent-style-name="Default_20_Paragraph_20_Font"/>
    <style:style style:name="T56_17" style:family="text" style:parent-style-name="Default_20_Paragraph_20_Font"/>
    <style:style style:name="T56_18" style:family="text" style:parent-style-name="Default_20_Paragraph_20_Font"/>
    <style:style style:name="T56_19" style:family="text" style:parent-style-name="Default_20_Paragraph_20_Font"/>
    <style:style style:name="T56_20" style:family="text" style:parent-style-name="Default_20_Paragraph_20_Font"/>
    <style:style style:name="T56_21" style:family="text" style:parent-style-name="Default_20_Paragraph_20_Font"/>
    <style:style style:name="T56_22" style:family="text" style:parent-style-name="Default_20_Paragraph_20_Font"/>
    <style:style style:name="T56_23" style:family="text" style:parent-style-name="Default_20_Paragraph_20_Font"/>
    <style:style style:name="T56_24" style:family="text" style:parent-style-name="Default_20_Paragraph_20_Font"/>
    <style:style style:name="T56_25" style:family="text" style:parent-style-name="Default_20_Paragraph_20_Font"/>
    <style:style style:name="T56_26" style:family="text" style:parent-style-name="Default_20_Paragraph_20_Font"/>
    <style:style style:name="T56_27" style:family="text" style:parent-style-name="Default_20_Paragraph_20_Font"/>
    <style:style style:name="T56_28" style:family="text" style:parent-style-name="Default_20_Paragraph_20_Font"/>
    <style:style style:name="T56_29" style:family="text" style:parent-style-name="Default_20_Paragraph_20_Font"/>
    <style:style style:name="T56_30" style:family="text" style:parent-style-name="Default_20_Paragraph_20_Font"/>
    <style:style style:name="T56_31" style:family="text" style:parent-style-name="Default_20_Paragraph_20_Font"/>
    <style:style style:name="T56_32" style:family="text" style:parent-style-name="Default_20_Paragraph_20_Font"/>
    <style:style style:name="T56_33" style:family="text" style:parent-style-name="Default_20_Paragraph_20_Font"/>
    <style:style style:name="T56_34" style:family="text" style:parent-style-name="Default_20_Paragraph_20_Font"/>
    <style:style style:name="T56_35" style:family="text" style:parent-style-name="Default_20_Paragraph_20_Font"/>
    <style:style style:name="T56_36" style:family="text" style:parent-style-name="Default_20_Paragraph_20_Font"/>
    <style:style style:name="T56_37" style:family="text" style:parent-style-name="Default_20_Paragraph_20_Font"/>
    <style:style style:name="T56_38" style:family="text" style:parent-style-name="Default_20_Paragraph_20_Font"/>
    <style:style style:name="T56_39" style:family="text" style:parent-style-name="Default_20_Paragraph_20_Font"/>
    <style:style style:name="T56_40" style:family="text" style:parent-style-name="Default_20_Paragraph_20_Font"/>
    <style:style style:name="T56_41" style:family="text" style:parent-style-name="Default_20_Paragraph_20_Font"/>
    <style:style style:name="T56_42" style:family="text" style:parent-style-name="Default_20_Paragraph_20_Font"/>
    <style:style style:name="T56_43" style:family="text" style:parent-style-name="Default_20_Paragraph_20_Font"/>
    <style:style style:name="T56_44" style:family="text" style:parent-style-name="Default_20_Paragraph_20_Font"/>
    <style:style style:name="T56_45" style:family="text" style:parent-style-name="Default_20_Paragraph_20_Font"/>
    <style:style style:name="T56_46" style:family="text" style:parent-style-name="Default_20_Paragraph_20_Font"/>
    <style:style style:name="T56_47" style:family="text" style:parent-style-name="Default_20_Paragraph_20_Font"/>
    <style:style style:name="T56_48" style:family="text" style:parent-style-name="Default_20_Paragraph_20_Font"/>
    <style:style style:name="T56_49" style:family="text" style:parent-style-name="Default_20_Paragraph_20_Font"/>
    <style:style style:name="T56_50" style:family="text" style:parent-style-name="Default_20_Paragraph_20_Font"/>
    <style:style style:name="T56_51" style:family="text" style:parent-style-name="Default_20_Paragraph_20_Font"/>
    <style:style style:name="T56_52" style:family="text" style:parent-style-name="Default_20_Paragraph_20_Font"/>
    <style:style style:name="T56_53" style:family="text" style:parent-style-name="Default_20_Paragraph_20_Font"/>
    <style:style style:name="T56_54" style:family="text" style:parent-style-name="Default_20_Paragraph_20_Font"/>
    <style:style style:name="T56_55" style:family="text" style:parent-style-name="Default_20_Paragraph_20_Font"/>
    <style:style style:name="T56_56" style:family="text" style:parent-style-name="Default_20_Paragraph_20_Font"/>
    <style:style style:name="T56_57" style:family="text" style:parent-style-name="Default_20_Paragraph_20_Font"/>
    <style:style style:name="T56_58" style:family="text" style:parent-style-name="Default_20_Paragraph_20_Font"/>
    <style:style style:name="T56_59" style:family="text" style:parent-style-name="Default_20_Paragraph_20_Font"/>
    <style:style style:name="T56_60" style:family="text" style:parent-style-name="Default_20_Paragraph_20_Font"/>
    <style:style style:name="T56_61" style:family="text" style:parent-style-name="Default_20_Paragraph_20_Font"/>
    <style:style style:name="T56_62" style:family="text" style:parent-style-name="Default_20_Paragraph_20_Font"/>
    <style:style style:name="T56_63" style:family="text" style:parent-style-name="Default_20_Paragraph_20_Font"/>
    <style:style style:name="T56_64" style:family="text" style:parent-style-name="Default_20_Paragraph_20_Font"/>
    <style:style style:name="T56_65" style:family="text" style:parent-style-name="Default_20_Paragraph_20_Font"/>
    <style:style style:name="T56_66" style:family="text" style:parent-style-name="Default_20_Paragraph_20_Font"/>
    <style:style style:name="T56_67" style:family="text" style:parent-style-name="Default_20_Paragraph_20_Font"/>
    <style:style style:name="T56_68" style:family="text" style:parent-style-name="Default_20_Paragraph_20_Font"/>
    <style:style style:name="T56_69" style:family="text" style:parent-style-name="Default_20_Paragraph_20_Font"/>
    <style:style style:name="T56_70" style:family="text" style:parent-style-name="Default_20_Paragraph_20_Font"/>
    <style:style style:name="T56_71" style:family="text" style:parent-style-name="Default_20_Paragraph_20_Font"/>
    <style:style style:name="T56_72" style:family="text" style:parent-style-name="Default_20_Paragraph_20_Font"/>
    <style:style style:name="P57" style:family="paragraph" style:parent-style-name="Heading_20_2">
      <style:paragraph-properties fo:break-before="auto" fo:margin-bottom="0.141cm"/>
    </style:style>
    <style:style style:name="T57_1" style:family="text" style:parent-style-name="Default_20_Paragraph_20_Font"/>
    <style:style style:name="T57_2" style:family="text" style:parent-style-name="Default_20_Paragraph_20_Font"/>
    <style:style style:name="T57_3" style:family="text" style:parent-style-name="Default_20_Paragraph_20_Font"/>
    <style:style style:name="T57_4" style:family="text" style:parent-style-name="Default_20_Paragraph_20_Font"/>
    <style:style style:name="T57_5" style:family="text" style:parent-style-name="Default_20_Paragraph_20_Font"/>
    <style:style style:name="T57_6" style:family="text" style:parent-style-name="Default_20_Paragraph_20_Font"/>
    <style:style style:name="T57_7" style:family="text" style:parent-style-name="Default_20_Paragraph_20_Font"/>
    <style:style style:name="T57_8" style:family="text" style:parent-style-name="Default_20_Paragraph_20_Font"/>
    <style:style style:name="T57_9" style:family="text" style:parent-style-name="Default_20_Paragraph_20_Font"/>
    <style:style style:name="T57_10" style:family="text" style:parent-style-name="Default_20_Paragraph_20_Font"/>
    <style:style style:name="P58" style:family="paragraph" style:parent-style-name="Standard">
      <style:paragraph-properties fo:text-align="justify" fo:break-before="auto" fo:text-indent="0cm" fo:line-height="115%" fo:margin-top="0cm" fo:margin-bottom="0.176cm" fo:margin-left="0cm" fo:margin-right="0cm"/>
    </style:style>
    <style:style style:name="T58_1" style:family="text" style:parent-style-name="Default_20_Paragraph_20_Font">
      <style:text-properties fo:font-weight="bold" style:font-weight-asian="bold" style:font-weight-complex="bold"/>
    </style:style>
    <style:style style:name="P59" style:family="paragraph" style:parent-style-name="Standard">
      <style:paragraph-properties fo:text-align="justify" fo:break-before="auto" fo:line-height="115%" fo:margin-top="0cm" fo:margin-left="1.27cm" fo:margin-right="0cm"/>
    </style:style>
    <style:style style:name="T59_1" style:family="text" style:parent-style-name="Default_20_Paragraph_20_Font"/>
    <style:style style:name="T59_2" style:family="text" style:parent-style-name="Default_20_Paragraph_20_Font"/>
    <style:style style:name="T59_3" style:family="text" style:parent-style-name="Default_20_Paragraph_20_Font">
      <style:text-properties fo:font-style="italic" style:font-style-asian="italic" style:font-style-complex="italic"/>
    </style:style>
    <style:style style:name="T59_4" style:family="text" style:parent-style-name="Default_20_Paragraph_20_Font">
      <style:text-properties fo:font-style="italic" style:font-style-asian="italic" style:font-style-complex="italic"/>
    </style:style>
    <style:style style:name="T59_5" style:family="text" style:parent-style-name="Default_20_Paragraph_20_Font">
      <style:text-properties fo:font-style="italic" style:font-style-asian="italic" style:font-style-complex="italic"/>
    </style:style>
    <style:style style:name="T59_6" style:family="text" style:parent-style-name="Default_20_Paragraph_20_Font"/>
    <style:style style:name="T59_7" style:family="text" style:parent-style-name="Default_20_Paragraph_20_Font"/>
    <style:style style:name="T59_8" style:family="text" style:parent-style-name="Default_20_Paragraph_20_Font"/>
    <style:style style:name="T59_9" style:family="text" style:parent-style-name="Default_20_Paragraph_20_Font"/>
    <style:style style:name="T59_10" style:family="text" style:parent-style-name="Default_20_Paragraph_20_Font"/>
    <style:style style:name="T59_11" style:family="text" style:parent-style-name="Default_20_Paragraph_20_Font"/>
    <style:style style:name="T59_12" style:family="text" style:parent-style-name="Default_20_Paragraph_20_Font"/>
    <style:style style:name="T59_13" style:family="text" style:parent-style-name="Default_20_Paragraph_20_Font"/>
    <style:style style:name="T59_14" style:family="text" style:parent-style-name="Default_20_Paragraph_20_Font"/>
    <style:style style:name="T59_15" style:family="text" style:parent-style-name="Default_20_Paragraph_20_Font"/>
    <style:style style:name="T59_16" style:family="text" style:parent-style-name="Default_20_Paragraph_20_Font"/>
    <style:style style:name="T59_17" style:family="text" style:parent-style-name="Default_20_Paragraph_20_Font"/>
    <style:style style:name="T59_18" style:family="text" style:parent-style-name="Default_20_Paragraph_20_Font"/>
    <style:style style:name="T59_19" style:family="text" style:parent-style-name="Default_20_Paragraph_20_Font"/>
    <style:style style:name="T59_20" style:family="text" style:parent-style-name="Default_20_Paragraph_20_Font"/>
    <style:style style:name="T59_21" style:family="text" style:parent-style-name="Default_20_Paragraph_20_Font"/>
    <style:style style:name="T59_22" style:family="text" style:parent-style-name="Default_20_Paragraph_20_Font"/>
    <style:style style:name="T59_23" style:family="text" style:parent-style-name="Default_20_Paragraph_20_Font"/>
    <style:style style:name="T59_24" style:family="text" style:parent-style-name="Default_20_Paragraph_20_Font"/>
    <style:style style:name="T59_25" style:family="text" style:parent-style-name="Default_20_Paragraph_20_Font"/>
    <style:style style:name="T59_26" style:family="text" style:parent-style-name="Default_20_Paragraph_20_Font"/>
    <style:style style:name="T59_27" style:family="text" style:parent-style-name="Default_20_Paragraph_20_Font"/>
    <style:style style:name="T59_28" style:family="text" style:parent-style-name="Default_20_Paragraph_20_Font"/>
    <style:style style:name="T59_29" style:family="text" style:parent-style-name="Default_20_Paragraph_20_Font"/>
    <style:style style:name="T59_30" style:family="text" style:parent-style-name="Default_20_Paragraph_20_Font"/>
    <style:style style:name="T59_31" style:family="text" style:parent-style-name="Default_20_Paragraph_20_Font"/>
    <style:style style:name="T59_32" style:family="text" style:parent-style-name="Default_20_Paragraph_20_Font"/>
    <style:style style:name="T59_33" style:family="text" style:parent-style-name="Default_20_Paragraph_20_Font"/>
    <style:style style:name="T59_34" style:family="text" style:parent-style-name="Default_20_Paragraph_20_Font"/>
    <style:style style:name="T59_35" style:family="text" style:parent-style-name="Default_20_Paragraph_20_Font"/>
    <style:style style:name="T59_36" style:family="text" style:parent-style-name="Default_20_Paragraph_20_Font"/>
    <style:style style:name="T59_37" style:family="text" style:parent-style-name="Default_20_Paragraph_20_Font"/>
    <style:style style:name="T59_38" style:family="text" style:parent-style-name="Default_20_Paragraph_20_Font"/>
    <style:style style:name="T59_39" style:family="text" style:parent-style-name="Default_20_Paragraph_20_Font"/>
    <style:style style:name="T59_40" style:family="text" style:parent-style-name="Default_20_Paragraph_20_Font"/>
    <style:style style:name="T59_41" style:family="text" style:parent-style-name="Default_20_Paragraph_20_Font"/>
    <style:style style:name="T59_42" style:family="text" style:parent-style-name="Default_20_Paragraph_20_Font"/>
    <style:style style:name="T59_43" style:family="text" style:parent-style-name="Default_20_Paragraph_20_Font">
      <style:text-properties fo:font-style="italic" style:font-style-asian="italic" style:font-style-complex="italic"/>
    </style:style>
    <style:style style:name="T59_44" style:family="text" style:parent-style-name="Default_20_Paragraph_20_Font">
      <style:text-properties fo:font-style="italic" style:font-style-asian="italic" style:font-style-complex="italic"/>
    </style:style>
    <style:style style:name="T59_45" style:family="text" style:parent-style-name="Default_20_Paragraph_20_Font">
      <style:text-properties fo:font-style="italic" style:font-style-asian="italic" style:font-style-complex="italic"/>
    </style:style>
    <style:style style:name="T59_46" style:family="text" style:parent-style-name="Default_20_Paragraph_20_Font">
      <style:text-properties fo:font-style="italic" style:font-style-asian="italic" style:font-style-complex="italic"/>
    </style:style>
    <style:style style:name="T59_47" style:family="text" style:parent-style-name="Default_20_Paragraph_20_Font"/>
    <style:style style:name="T59_48" style:family="text" style:parent-style-name="Default_20_Paragraph_20_Font"/>
    <style:style style:name="T59_49" style:family="text" style:parent-style-name="Default_20_Paragraph_20_Font"/>
    <style:style style:name="T59_50" style:family="text" style:parent-style-name="Default_20_Paragraph_20_Font"/>
    <style:style style:name="T59_51" style:family="text" style:parent-style-name="Default_20_Paragraph_20_Font"/>
    <style:style style:name="T59_52" style:family="text" style:parent-style-name="Default_20_Paragraph_20_Font"/>
    <style:style style:name="T59_53" style:family="text" style:parent-style-name="Default_20_Paragraph_20_Font"/>
    <style:style style:name="T59_54" style:family="text" style:parent-style-name="Default_20_Paragraph_20_Font"/>
    <style:style style:name="T59_55" style:family="text" style:parent-style-name="Default_20_Paragraph_20_Font"/>
    <style:style style:name="T59_56" style:family="text" style:parent-style-name="Default_20_Paragraph_20_Font"/>
    <style:style style:name="T59_57" style:family="text" style:parent-style-name="Default_20_Paragraph_20_Font"/>
    <style:style style:name="T59_58" style:family="text" style:parent-style-name="Default_20_Paragraph_20_Font"/>
    <style:style style:name="T59_59" style:family="text" style:parent-style-name="Default_20_Paragraph_20_Font"/>
    <style:style style:name="T59_60" style:family="text" style:parent-style-name="Default_20_Paragraph_20_Font"/>
    <style:style style:name="T59_61" style:family="text" style:parent-style-name="Default_20_Paragraph_20_Font"/>
    <style:style style:name="T59_62" style:family="text" style:parent-style-name="Default_20_Paragraph_20_Font"/>
    <style:style style:name="P60" style:family="paragraph" style:parent-style-name="Standard">
      <style:paragraph-properties fo:text-align="justify" fo:break-before="auto" fo:line-height="115%" fo:margin-top="0cm" fo:margin-left="1.27cm" fo:margin-right="0cm"/>
    </style:style>
    <style:style style:name="T60_1" style:family="text" style:parent-style-name="Default_20_Paragraph_20_Font"/>
    <style:style style:name="T60_2" style:family="text" style:parent-style-name="Default_20_Paragraph_20_Font"/>
    <style:style style:name="T60_3" style:family="text" style:parent-style-name="Default_20_Paragraph_20_Font"/>
    <style:style style:name="T60_4" style:family="text" style:parent-style-name="Default_20_Paragraph_20_Font"/>
    <style:style style:name="T60_5" style:family="text" style:parent-style-name="Default_20_Paragraph_20_Font"/>
    <style:style style:name="T60_6" style:family="text" style:parent-style-name="Default_20_Paragraph_20_Font"/>
    <style:style style:name="T60_7" style:family="text" style:parent-style-name="Default_20_Paragraph_20_Font"/>
    <style:style style:name="T60_8" style:family="text" style:parent-style-name="Default_20_Paragraph_20_Font"/>
    <style:style style:name="T60_9" style:family="text" style:parent-style-name="Default_20_Paragraph_20_Font"/>
    <style:style style:name="T60_10" style:family="text" style:parent-style-name="Default_20_Paragraph_20_Font"/>
    <style:style style:name="T60_11" style:family="text" style:parent-style-name="Default_20_Paragraph_20_Font"/>
    <style:style style:name="T60_12" style:family="text" style:parent-style-name="Default_20_Paragraph_20_Font"/>
    <style:style style:name="T60_13" style:family="text" style:parent-style-name="Default_20_Paragraph_20_Font"/>
    <style:style style:name="T60_14" style:family="text" style:parent-style-name="Default_20_Paragraph_20_Font"/>
    <style:style style:name="T60_15" style:family="text" style:parent-style-name="Default_20_Paragraph_20_Font"/>
    <style:style style:name="T60_16" style:family="text" style:parent-style-name="Default_20_Paragraph_20_Font"/>
    <style:style style:name="T60_17" style:family="text" style:parent-style-name="Default_20_Paragraph_20_Font"/>
    <style:style style:name="T60_18" style:family="text" style:parent-style-name="Default_20_Paragraph_20_Font"/>
    <style:style style:name="T60_19" style:family="text" style:parent-style-name="Default_20_Paragraph_20_Font"/>
    <style:style style:name="T60_20" style:family="text" style:parent-style-name="Default_20_Paragraph_20_Font"/>
    <style:style style:name="T60_21" style:family="text" style:parent-style-name="Default_20_Paragraph_20_Font"/>
    <style:style style:name="T60_22" style:family="text" style:parent-style-name="Default_20_Paragraph_20_Font"/>
    <style:style style:name="T60_23" style:family="text" style:parent-style-name="Default_20_Paragraph_20_Font"/>
    <style:style style:name="T60_24" style:family="text" style:parent-style-name="Default_20_Paragraph_20_Font"/>
    <style:style style:name="T60_25" style:family="text" style:parent-style-name="Default_20_Paragraph_20_Font"/>
    <style:style style:name="T60_26" style:family="text" style:parent-style-name="Default_20_Paragraph_20_Font"/>
    <style:style style:name="T60_27" style:family="text" style:parent-style-name="Default_20_Paragraph_20_Font"/>
    <style:style style:name="T60_28" style:family="text" style:parent-style-name="Default_20_Paragraph_20_Font"/>
    <style:style style:name="T60_29" style:family="text" style:parent-style-name="Default_20_Paragraph_20_Font"/>
    <style:style style:name="T60_30" style:family="text" style:parent-style-name="Default_20_Paragraph_20_Font"/>
    <style:style style:name="T60_31" style:family="text" style:parent-style-name="Default_20_Paragraph_20_Font"/>
    <style:style style:name="T60_32" style:family="text" style:parent-style-name="Default_20_Paragraph_20_Font"/>
    <style:style style:name="T60_33" style:family="text" style:parent-style-name="Default_20_Paragraph_20_Font"/>
    <style:style style:name="T60_34" style:family="text" style:parent-style-name="Default_20_Paragraph_20_Font"/>
    <style:style style:name="T60_35" style:family="text" style:parent-style-name="Default_20_Paragraph_20_Font"/>
    <style:style style:name="T60_36" style:family="text" style:parent-style-name="Default_20_Paragraph_20_Font"/>
    <style:style style:name="T60_37" style:family="text" style:parent-style-name="Default_20_Paragraph_20_Font"/>
    <style:style style:name="T60_38" style:family="text" style:parent-style-name="Default_20_Paragraph_20_Font"/>
    <style:style style:name="T60_39" style:family="text" style:parent-style-name="Default_20_Paragraph_20_Font"/>
    <style:style style:name="T60_40" style:family="text" style:parent-style-name="Default_20_Paragraph_20_Font"/>
    <style:style style:name="T60_41" style:family="text" style:parent-style-name="Default_20_Paragraph_20_Font">
      <style:text-properties fo:background-color="#ffffff"/>
    </style:style>
    <style:style style:name="T60_42" style:family="text" style:parent-style-name="Default_20_Paragraph_20_Font">
      <style:text-properties fo:background-color="#ffffff"/>
    </style:style>
    <style:style style:name="P61" style:family="paragraph" style:parent-style-name="Standard">
      <style:paragraph-properties fo:text-align="justify" fo:break-before="auto" fo:line-height="115%" fo:margin-top="0cm" fo:margin-bottom="0.176cm" fo:margin-right="0cm"/>
    </style:style>
    <style:style style:name="T61_1" style:family="text" style:parent-style-name="Default_20_Paragraph_20_Font">
      <style:text-properties fo:font-weight="bold" style:font-weight-asian="bold" style:font-weight-complex="bold"/>
    </style:style>
    <style:style style:name="P62" style:family="paragraph" style:parent-style-name="Standard">
      <style:paragraph-properties fo:text-align="justify" fo:break-before="auto" fo:line-height="115%" fo:margin-top="0cm" fo:margin-left="1.27cm" fo:margin-right="0cm"/>
    </style:style>
    <style:style style:name="T62_1" style:family="text" style:parent-style-name="Default_20_Paragraph_20_Font"/>
    <style:style style:name="T62_2" style:family="text" style:parent-style-name="Default_20_Paragraph_20_Font"/>
    <style:style style:name="T62_3" style:family="text" style:parent-style-name="Default_20_Paragraph_20_Font"/>
    <style:style style:name="T62_4" style:family="text" style:parent-style-name="Default_20_Paragraph_20_Font"/>
    <style:style style:name="T62_5" style:family="text" style:parent-style-name="Default_20_Paragraph_20_Font"/>
    <style:style style:name="T62_6" style:family="text" style:parent-style-name="Default_20_Paragraph_20_Font"/>
    <style:style style:name="T62_7" style:family="text" style:parent-style-name="Default_20_Paragraph_20_Font"/>
    <style:style style:name="T62_8" style:family="text" style:parent-style-name="Default_20_Paragraph_20_Font"/>
    <style:style style:name="T62_9" style:family="text" style:parent-style-name="Default_20_Paragraph_20_Font"/>
    <style:style style:name="T62_10" style:family="text" style:parent-style-name="Default_20_Paragraph_20_Font"/>
    <style:style style:name="T62_11" style:family="text" style:parent-style-name="Default_20_Paragraph_20_Font"/>
    <style:style style:name="T62_12" style:family="text" style:parent-style-name="Default_20_Paragraph_20_Font"/>
    <style:style style:name="T62_13" style:family="text" style:parent-style-name="Default_20_Paragraph_20_Font"/>
    <style:style style:name="T62_14" style:family="text" style:parent-style-name="Default_20_Paragraph_20_Font"/>
    <style:style style:name="T62_15" style:family="text" style:parent-style-name="Default_20_Paragraph_20_Font"/>
    <style:style style:name="T62_16" style:family="text" style:parent-style-name="Default_20_Paragraph_20_Font"/>
    <style:style style:name="T62_17" style:family="text" style:parent-style-name="Default_20_Paragraph_20_Font"/>
    <style:style style:name="T62_18" style:family="text" style:parent-style-name="Default_20_Paragraph_20_Font"/>
    <style:style style:name="T62_19" style:family="text" style:parent-style-name="Default_20_Paragraph_20_Font"/>
    <style:style style:name="T62_20" style:family="text" style:parent-style-name="Default_20_Paragraph_20_Font"/>
    <style:style style:name="T62_21" style:family="text" style:parent-style-name="Default_20_Paragraph_20_Font"/>
    <style:style style:name="T62_22" style:family="text" style:parent-style-name="Default_20_Paragraph_20_Font"/>
    <style:style style:name="T62_23" style:family="text" style:parent-style-name="Default_20_Paragraph_20_Font"/>
    <style:style style:name="P63" style:family="paragraph" style:parent-style-name="Standard">
      <style:paragraph-properties fo:text-align="justify" fo:break-before="auto" fo:line-height="115%" fo:margin-top="0cm" fo:margin-left="1.27cm" fo:margin-right="0cm"/>
    </style:style>
    <style:style style:name="T63_1" style:family="text" style:parent-style-name="Default_20_Paragraph_20_Font"/>
    <style:style style:name="T63_2" style:family="text" style:parent-style-name="Default_20_Paragraph_20_Font"/>
    <style:style style:name="T63_3" style:family="text" style:parent-style-name="Default_20_Paragraph_20_Font"/>
    <style:style style:name="T63_4" style:family="text" style:parent-style-name="Default_20_Paragraph_20_Font"/>
    <style:style style:name="T63_5" style:family="text" style:parent-style-name="Default_20_Paragraph_20_Font"/>
    <style:style style:name="T63_6" style:family="text" style:parent-style-name="Default_20_Paragraph_20_Font"/>
    <style:style style:name="T63_7" style:family="text" style:parent-style-name="Default_20_Paragraph_20_Font"/>
    <style:style style:name="T63_8" style:family="text" style:parent-style-name="Default_20_Paragraph_20_Font"/>
    <style:style style:name="T63_9" style:family="text" style:parent-style-name="Default_20_Paragraph_20_Font"/>
    <style:style style:name="T63_10" style:family="text" style:parent-style-name="Default_20_Paragraph_20_Font"/>
    <style:style style:name="T63_11" style:family="text" style:parent-style-name="Default_20_Paragraph_20_Font"/>
    <style:style style:name="T63_12" style:family="text" style:parent-style-name="Default_20_Paragraph_20_Font"/>
    <style:style style:name="T63_13" style:family="text" style:parent-style-name="Default_20_Paragraph_20_Font"/>
    <style:style style:name="T63_14" style:family="text" style:parent-style-name="Default_20_Paragraph_20_Font"/>
    <style:style style:name="T63_15" style:family="text" style:parent-style-name="Default_20_Paragraph_20_Font"/>
    <style:style style:name="T63_16" style:family="text" style:parent-style-name="Default_20_Paragraph_20_Font"/>
    <style:style style:name="T63_17" style:family="text" style:parent-style-name="Default_20_Paragraph_20_Font"/>
    <style:style style:name="T63_18" style:family="text" style:parent-style-name="Default_20_Paragraph_20_Font"/>
    <style:style style:name="T63_19" style:family="text" style:parent-style-name="Default_20_Paragraph_20_Font"/>
    <style:style style:name="T63_20" style:family="text" style:parent-style-name="Default_20_Paragraph_20_Font"/>
    <style:style style:name="T63_21" style:family="text" style:parent-style-name="Default_20_Paragraph_20_Font"/>
    <style:style style:name="T63_22" style:family="text" style:parent-style-name="Default_20_Paragraph_20_Font"/>
    <style:style style:name="T63_23" style:family="text" style:parent-style-name="Default_20_Paragraph_20_Font"/>
    <style:style style:name="T63_24" style:family="text" style:parent-style-name="Default_20_Paragraph_20_Font"/>
    <style:style style:name="T63_25" style:family="text" style:parent-style-name="Default_20_Paragraph_20_Font"/>
    <style:style style:name="P64" style:family="paragraph" style:parent-style-name="Standard">
      <style:paragraph-properties fo:text-align="justify" fo:break-before="auto" fo:line-height="115%" fo:margin-top="0cm" fo:margin-left="1.27cm" fo:margin-right="0cm"/>
    </style:style>
    <style:style style:name="T64_1" style:family="text" style:parent-style-name="Default_20_Paragraph_20_Font"/>
    <style:style style:name="T64_2" style:family="text" style:parent-style-name="Default_20_Paragraph_20_Font"/>
    <style:style style:name="T64_3" style:family="text" style:parent-style-name="Default_20_Paragraph_20_Font"/>
    <style:style style:name="T64_4" style:family="text" style:parent-style-name="Default_20_Paragraph_20_Font"/>
    <style:style style:name="T64_5" style:family="text" style:parent-style-name="Default_20_Paragraph_20_Font"/>
    <style:style style:name="T64_6" style:family="text" style:parent-style-name="Default_20_Paragraph_20_Font"/>
    <style:style style:name="T64_7" style:family="text" style:parent-style-name="Default_20_Paragraph_20_Font"/>
    <style:style style:name="T64_8" style:family="text" style:parent-style-name="Default_20_Paragraph_20_Font"/>
    <style:style style:name="T64_9" style:family="text" style:parent-style-name="Default_20_Paragraph_20_Font"/>
    <style:style style:name="T64_10" style:family="text" style:parent-style-name="Default_20_Paragraph_20_Font"/>
    <style:style style:name="T64_11" style:family="text" style:parent-style-name="Default_20_Paragraph_20_Font"/>
    <style:style style:name="T64_12" style:family="text" style:parent-style-name="Default_20_Paragraph_20_Font"/>
    <style:style style:name="T64_13" style:family="text" style:parent-style-name="Default_20_Paragraph_20_Font"/>
    <style:style style:name="T64_14" style:family="text" style:parent-style-name="Default_20_Paragraph_20_Font"/>
    <style:style style:name="T64_15" style:family="text" style:parent-style-name="Default_20_Paragraph_20_Font"/>
    <style:style style:name="T64_16" style:family="text" style:parent-style-name="Default_20_Paragraph_20_Font"/>
    <style:style style:name="T64_17" style:family="text" style:parent-style-name="Default_20_Paragraph_20_Font"/>
    <style:style style:name="T64_18" style:family="text" style:parent-style-name="Default_20_Paragraph_20_Font"/>
    <style:style style:name="T64_19" style:family="text" style:parent-style-name="Default_20_Paragraph_20_Font"/>
    <style:style style:name="T64_20" style:family="text" style:parent-style-name="Default_20_Paragraph_20_Font"/>
    <style:style style:name="T64_21" style:family="text" style:parent-style-name="Default_20_Paragraph_20_Font"/>
    <style:style style:name="T64_22" style:family="text" style:parent-style-name="Default_20_Paragraph_20_Font"/>
    <style:style style:name="T64_23" style:family="text" style:parent-style-name="Default_20_Paragraph_20_Font"/>
    <style:style style:name="T64_24" style:family="text" style:parent-style-name="Default_20_Paragraph_20_Font"/>
    <style:style style:name="T64_25" style:family="text" style:parent-style-name="Default_20_Paragraph_20_Font"/>
    <style:style style:name="T64_26" style:family="text" style:parent-style-name="Default_20_Paragraph_20_Font"/>
    <style:style style:name="T64_27" style:family="text" style:parent-style-name="Default_20_Paragraph_20_Font"/>
    <style:style style:name="T64_28" style:family="text" style:parent-style-name="Default_20_Paragraph_20_Font"/>
    <style:style style:name="T64_29" style:family="text" style:parent-style-name="Default_20_Paragraph_20_Font"/>
    <style:style style:name="T64_30" style:family="text" style:parent-style-name="Default_20_Paragraph_20_Font"/>
    <style:style style:name="T64_31" style:family="text" style:parent-style-name="Default_20_Paragraph_20_Font"/>
    <style:style style:name="T64_32" style:family="text" style:parent-style-name="Default_20_Paragraph_20_Font"/>
    <style:style style:name="T64_33" style:family="text" style:parent-style-name="Default_20_Paragraph_20_Font"/>
    <style:style style:name="T64_34" style:family="text" style:parent-style-name="Default_20_Paragraph_20_Font"/>
    <style:style style:name="T64_35" style:family="text" style:parent-style-name="Default_20_Paragraph_20_Font"/>
    <style:style style:name="T64_36" style:family="text" style:parent-style-name="Default_20_Paragraph_20_Font"/>
    <style:style style:name="T64_37" style:family="text" style:parent-style-name="Default_20_Paragraph_20_Font"/>
    <style:style style:name="T64_38" style:family="text" style:parent-style-name="Default_20_Paragraph_20_Font"/>
    <style:style style:name="T64_39" style:family="text" style:parent-style-name="Default_20_Paragraph_20_Font"/>
    <style:style style:name="T64_40" style:family="text" style:parent-style-name="Default_20_Paragraph_20_Font"/>
    <style:style style:name="T64_41" style:family="text" style:parent-style-name="Default_20_Paragraph_20_Font"/>
    <style:style style:name="T64_42" style:family="text" style:parent-style-name="Default_20_Paragraph_20_Font"/>
    <style:style style:name="T64_43" style:family="text" style:parent-style-name="Default_20_Paragraph_20_Font"/>
    <style:style style:name="T64_44" style:family="text" style:parent-style-name="Default_20_Paragraph_20_Font"/>
    <style:style style:name="T64_45" style:family="text" style:parent-style-name="Default_20_Paragraph_20_Font"/>
    <style:style style:name="T64_46" style:family="text" style:parent-style-name="Default_20_Paragraph_20_Font"/>
    <style:style style:name="T64_47" style:family="text" style:parent-style-name="Default_20_Paragraph_20_Font"/>
    <style:style style:name="T64_48" style:family="text" style:parent-style-name="Default_20_Paragraph_20_Font"/>
    <style:style style:name="T64_49" style:family="text" style:parent-style-name="Default_20_Paragraph_20_Font"/>
    <style:style style:name="T64_50" style:family="text" style:parent-style-name="Default_20_Paragraph_20_Font"/>
    <style:style style:name="T64_51" style:family="text" style:parent-style-name="Default_20_Paragraph_20_Font"/>
    <style:style style:name="T64_52" style:family="text" style:parent-style-name="Default_20_Paragraph_20_Font"/>
    <style:style style:name="T64_53" style:family="text" style:parent-style-name="Default_20_Paragraph_20_Font"/>
    <style:style style:name="P65" style:family="paragraph" style:parent-style-name="Standard">
      <style:paragraph-properties fo:text-align="justify" fo:break-before="auto" fo:line-height="115%" fo:margin-top="0cm" fo:margin-bottom="0cm" fo:margin-left="1.27cm" fo:margin-right="0cm"/>
    </style:style>
    <style:style style:name="T65_1" style:family="text" style:parent-style-name="Default_20_Paragraph_20_Font"/>
    <style:style style:name="T65_2" style:family="text" style:parent-style-name="Default_20_Paragraph_20_Font"/>
    <style:style style:name="T65_3" style:family="text" style:parent-style-name="Default_20_Paragraph_20_Font"/>
    <style:style style:name="T65_4" style:family="text" style:parent-style-name="Default_20_Paragraph_20_Font"/>
    <style:style style:name="T65_5" style:family="text" style:parent-style-name="Default_20_Paragraph_20_Font"/>
    <style:style style:name="T65_6" style:family="text" style:parent-style-name="Default_20_Paragraph_20_Font"/>
    <style:style style:name="T65_7" style:family="text" style:parent-style-name="Default_20_Paragraph_20_Font"/>
    <style:style style:name="T65_8" style:family="text" style:parent-style-name="Default_20_Paragraph_20_Font"/>
    <style:style style:name="T65_9" style:family="text" style:parent-style-name="Default_20_Paragraph_20_Font"/>
    <style:style style:name="T65_10" style:family="text" style:parent-style-name="Default_20_Paragraph_20_Font"/>
    <style:style style:name="T65_11" style:family="text" style:parent-style-name="Default_20_Paragraph_20_Font"/>
    <style:style style:name="T65_12" style:family="text" style:parent-style-name="Default_20_Paragraph_20_Font"/>
    <style:style style:name="T65_13" style:family="text" style:parent-style-name="Default_20_Paragraph_20_Font"/>
    <style:style style:name="P66" style:family="paragraph" style:parent-style-name="Heading_20_2">
      <style:paragraph-properties fo:break-before="auto" fo:margin-bottom="0.141cm"/>
    </style:style>
    <style:style style:name="T66_1" style:family="text" style:parent-style-name="Default_20_Paragraph_20_Font"/>
    <style:style style:name="T66_2" style:family="text" style:parent-style-name="Default_20_Paragraph_20_Font"/>
    <style:style style:name="T66_3" style:family="text" style:parent-style-name="Default_20_Paragraph_20_Font"/>
    <style:style style:name="T66_4" style:family="text" style:parent-style-name="Default_20_Paragraph_20_Font"/>
    <style:style style:name="T66_5" style:family="text" style:parent-style-name="Default_20_Paragraph_20_Font"/>
    <style:style style:name="T66_6" style:family="text" style:parent-style-name="Default_20_Paragraph_20_Font"/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7_1" style:family="text" style:parent-style-name="Default_20_Paragraph_20_Font"/>
    <style:style style:name="T67_2" style:family="text" style:parent-style-name="Default_20_Paragraph_20_Font"/>
    <style:style style:name="T67_3" style:family="text" style:parent-style-name="Default_20_Paragraph_20_Font"/>
    <style:style style:name="T67_4" style:family="text" style:parent-style-name="Default_20_Paragraph_20_Font"/>
    <style:style style:name="T67_5" style:family="text" style:parent-style-name="Default_20_Paragraph_20_Font"/>
    <style:style style:name="T67_6" style:family="text" style:parent-style-name="Default_20_Paragraph_20_Font"/>
    <style:style style:name="T67_7" style:family="text" style:parent-style-name="Default_20_Paragraph_20_Font"/>
    <style:style style:name="T67_8" style:family="text" style:parent-style-name="Default_20_Paragraph_20_Font"/>
    <style:style style:name="T67_9" style:family="text" style:parent-style-name="Default_20_Paragraph_20_Font"/>
    <style:style style:name="T67_10" style:family="text" style:parent-style-name="Default_20_Paragraph_20_Font"/>
    <style:style style:name="T67_11" style:family="text" style:parent-style-name="Default_20_Paragraph_20_Font"/>
    <style:style style:name="T67_12" style:family="text" style:parent-style-name="Default_20_Paragraph_20_Font"/>
    <style:style style:name="T67_13" style:family="text" style:parent-style-name="Default_20_Paragraph_20_Font"/>
    <style:style style:name="T67_14" style:family="text" style:parent-style-name="Default_20_Paragraph_20_Font"/>
    <style:style style:name="T67_15" style:family="text" style:parent-style-name="Default_20_Paragraph_20_Font"/>
    <style:style style:name="T67_16" style:family="text" style:parent-style-name="Default_20_Paragraph_20_Font"/>
    <style:style style:name="T67_17" style:family="text" style:parent-style-name="Default_20_Paragraph_20_Font"/>
    <style:style style:name="T67_18" style:family="text" style:parent-style-name="Default_20_Paragraph_20_Font"/>
    <style:style style:name="T67_19" style:family="text" style:parent-style-name="Default_20_Paragraph_20_Font"/>
    <style:style style:name="T67_20" style:family="text" style:parent-style-name="Default_20_Paragraph_20_Font"/>
    <style:style style:name="T67_21" style:family="text" style:parent-style-name="Default_20_Paragraph_20_Font"/>
    <style:style style:name="T67_22" style:family="text" style:parent-style-name="Default_20_Paragraph_20_Font"/>
    <style:style style:name="T67_23" style:family="text" style:parent-style-name="Default_20_Paragraph_20_Font"/>
    <style:style style:name="T67_24" style:family="text" style:parent-style-name="Default_20_Paragraph_20_Font"/>
    <style:style style:name="T67_25" style:family="text" style:parent-style-name="Default_20_Paragraph_20_Font"/>
    <style:style style:name="T67_26" style:family="text" style:parent-style-name="Default_20_Paragraph_20_Font"/>
    <style:style style:name="T67_27" style:family="text" style:parent-style-name="Default_20_Paragraph_20_Font"/>
    <style:style style:name="T67_28" style:family="text" style:parent-style-name="Default_20_Paragraph_20_Font"/>
    <style:style style:name="T67_29" style:family="text" style:parent-style-name="Default_20_Paragraph_20_Font"/>
    <style:style style:name="T67_30" style:family="text" style:parent-style-name="Default_20_Paragraph_20_Font"/>
    <style:style style:name="T67_31" style:family="text" style:parent-style-name="Default_20_Paragraph_20_Font"/>
    <style:style style:name="T67_32" style:family="text" style:parent-style-name="Default_20_Paragraph_20_Font"/>
    <style:style style:name="T67_33" style:family="text" style:parent-style-name="Default_20_Paragraph_20_Font"/>
    <style:style style:name="T67_34" style:family="text" style:parent-style-name="Default_20_Paragraph_20_Font"/>
    <style:style style:name="T67_35" style:family="text" style:parent-style-name="Default_20_Paragraph_20_Font"/>
    <style:style style:name="T67_36" style:family="text" style:parent-style-name="Default_20_Paragraph_20_Font"/>
    <style:style style:name="T67_37" style:family="text" style:parent-style-name="Default_20_Paragraph_20_Font"/>
    <style:style style:name="T67_38" style:family="text" style:parent-style-name="Default_20_Paragraph_20_Font"/>
    <style:style style:name="T67_39" style:family="text" style:parent-style-name="Default_20_Paragraph_20_Font"/>
    <style:style style:name="T67_40" style:family="text" style:parent-style-name="Default_20_Paragraph_20_Font"/>
    <style:style style:name="T67_41" style:family="text" style:parent-style-name="Default_20_Paragraph_20_Font"/>
    <style:style style:name="T67_42" style:family="text" style:parent-style-name="Default_20_Paragraph_20_Font"/>
    <style:style style:name="T67_43" style:family="text" style:parent-style-name="Default_20_Paragraph_20_Font"/>
    <style:style style:name="T67_44" style:family="text" style:parent-style-name="Default_20_Paragraph_20_Font"/>
    <style:style style:name="T67_45" style:family="text" style:parent-style-name="Default_20_Paragraph_20_Font"/>
    <style:style style:name="T67_46" style:family="text" style:parent-style-name="Default_20_Paragraph_20_Font"/>
    <style:style style:name="T67_47" style:family="text" style:parent-style-name="Default_20_Paragraph_20_Font"/>
    <style:style style:name="T67_48" style:family="text" style:parent-style-name="Default_20_Paragraph_20_Font"/>
    <style:style style:name="T67_49" style:family="text" style:parent-style-name="Default_20_Paragraph_20_Font"/>
    <style:style style:name="T67_50" style:family="text" style:parent-style-name="Default_20_Paragraph_20_Font"/>
    <style:style style:name="T67_51" style:family="text" style:parent-style-name="Default_20_Paragraph_20_Font"/>
    <style:style style:name="T67_52" style:family="text" style:parent-style-name="Default_20_Paragraph_20_Font"/>
    <style:style style:name="P68" style:family="paragraph" style:parent-style-name="Heading_20_2">
      <style:paragraph-properties fo:text-align="left" fo:break-before="auto" fo:text-indent="0cm" fo:line-height="115%" fo:margin-top="0.635cm" fo:margin-left="0cm" fo:margin-right="0cm"/>
    </style:style>
    <style:style style:name="P69" style:family="paragraph" style:parent-style-name="Heading_20_2">
      <style:paragraph-properties fo:text-align="left" fo:break-before="page" fo:text-indent="0cm" fo:line-height="115%" fo:margin-top="0.635cm" fo:margin-bottom="0.141cm" fo:margin-left="0cm" fo:margin-right="0cm"/>
    </style:style>
    <style:style style:name="T69_1" style:family="text" style:parent-style-name="Default_20_Paragraph_20_Font"/>
    <style:style style:name="T69_2" style:family="text" style:parent-style-name="Default_20_Paragraph_20_Font"/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0_1" style:family="text" style:parent-style-name="Default_20_Paragraph_20_Font"/>
    <style:style style:name="T70_2" style:family="text" style:parent-style-name="Default_20_Paragraph_20_Font"/>
    <style:style style:name="T70_3" style:family="text" style:parent-style-name="Default_20_Paragraph_20_Font"/>
    <style:style style:name="T70_4" style:family="text" style:parent-style-name="Default_20_Paragraph_20_Font"/>
    <style:style style:name="T70_5" style:family="text" style:parent-style-name="Default_20_Paragraph_20_Font"/>
    <style:style style:name="T70_6" style:family="text" style:parent-style-name="Default_20_Paragraph_20_Font"/>
    <style:style style:name="T70_7" style:family="text" style:parent-style-name="Default_20_Paragraph_20_Font"/>
    <style:style style:name="T70_8" style:family="text" style:parent-style-name="Default_20_Paragraph_20_Font"/>
    <style:style style:name="T70_9" style:family="text" style:parent-style-name="Default_20_Paragraph_20_Font"/>
    <style:style style:name="T70_10" style:family="text" style:parent-style-name="Default_20_Paragraph_20_Font"/>
    <style:style style:name="T70_11" style:family="text" style:parent-style-name="Default_20_Paragraph_20_Font"/>
    <style:style style:name="T70_12" style:family="text" style:parent-style-name="Default_20_Paragraph_20_Font"/>
    <style:style style:name="T70_13" style:family="text" style:parent-style-name="Default_20_Paragraph_20_Font"/>
    <style:style style:name="T70_14" style:family="text" style:parent-style-name="Default_20_Paragraph_20_Font"/>
    <style:style style:name="T70_15" style:family="text" style:parent-style-name="Default_20_Paragraph_20_Font"/>
    <style:style style:name="T70_16" style:family="text" style:parent-style-name="Default_20_Paragraph_20_Font"/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2_1" style:family="text" style:parent-style-name="Default_20_Paragraph_20_Font">
      <style:text-properties fo:font-weight="bold" style:font-weight-asian="bold" style:font-weight-complex="bold"/>
    </style:style>
    <style:style style:name="T72_2" style:family="text" style:parent-style-name="Default_20_Paragraph_20_Font">
      <style:text-properties fo:font-weight="bold" style:font-weight-asian="bold" style:font-weight-complex="bold"/>
    </style:style>
    <style:style style:name="T72_3" style:family="text" style:parent-style-name="Default_20_Paragraph_20_Font">
      <style:text-properties fo:font-weight="bold" style:font-weight-asian="bold" style:font-weight-complex="bold"/>
    </style:style>
    <style:style style:name="T72_4" style:family="text" style:parent-style-name="Default_20_Paragraph_20_Font">
      <style:text-properties fo:font-weight="bold" style:font-weight-asian="bold" style:font-weight-complex="bold"/>
    </style:style>
    <style:style style:name="T72_5" style:family="text" style:parent-style-name="Default_20_Paragraph_20_Font">
      <style:text-properties fo:font-weight="bold" style:font-weight-asian="bold" style:font-weight-complex="bold"/>
    </style:style>
    <style:style style:name="T72_6" style:family="text" style:parent-style-name="Default_20_Paragraph_20_Font">
      <style:text-properties fo:font-weight="bold" style:font-weight-asian="bold" style:font-weight-complex="bold"/>
    </style:style>
    <style:style style:name="T72_7" style:family="text" style:parent-style-name="Default_20_Paragraph_20_Font">
      <style:text-properties fo:font-weight="bold" style:font-weight-asian="bold" style:font-weight-complex="bold"/>
    </style:style>
    <style:style style:name="P73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P74" style:family="paragraph" style:parent-style-name="Standard">
      <style:paragraph-properties fo:break-before="auto"/>
    </style:style>
    <style:style style:name="T74_1" style:family="text" style:parent-style-name="Default_20_Paragraph_20_Font"/>
    <style:style style:name="T74_2" style:family="text" style:parent-style-name="Default_20_Paragraph_20_Font"/>
    <style:style style:name="T74_3" style:family="text" style:parent-style-name="Default_20_Paragraph_20_Font"/>
    <style:style style:name="T74_4" style:family="text" style:parent-style-name="Default_20_Paragraph_20_Font"/>
    <style:style style:name="T74_5" style:family="text" style:parent-style-name="Default_20_Paragraph_20_Font"/>
    <style:style style:name="T74_6" style:family="text" style:parent-style-name="Default_20_Paragraph_20_Font"/>
    <style:style style:name="T74_7" style:family="text" style:parent-style-name="Default_20_Paragraph_20_Font"/>
    <style:style style:name="T74_8" style:family="text" style:parent-style-name="Default_20_Paragraph_20_Font"/>
    <style:style style:name="T74_9" style:family="text" style:parent-style-name="Default_20_Paragraph_20_Font"/>
    <style:style style:name="T74_10" style:family="text" style:parent-style-name="Default_20_Paragraph_20_Font"/>
    <style:style style:name="T74_11" style:family="text" style:parent-style-name="Default_20_Paragraph_20_Font"/>
    <style:style style:name="T74_12" style:family="text" style:parent-style-name="Default_20_Paragraph_20_Font"/>
    <style:style style:name="P75" style:family="paragraph" style:parent-style-name="Standard">
      <style:paragraph-properties fo:break-before="auto"/>
    </style:style>
    <style:style style:name="T75_1" style:family="text" style:parent-style-name="Default_20_Paragraph_20_Font"/>
    <style:style style:name="T75_2" style:family="text" style:parent-style-name="Default_20_Paragraph_20_Font"/>
    <style:style style:name="T75_3" style:family="text" style:parent-style-name="Default_20_Paragraph_20_Font"/>
    <style:style style:name="T75_4" style:family="text" style:parent-style-name="Default_20_Paragraph_20_Font"/>
    <style:style style:name="T75_5" style:family="text" style:parent-style-name="Default_20_Paragraph_20_Font"/>
    <style:style style:name="T75_6" style:family="text" style:parent-style-name="Default_20_Paragraph_20_Font"/>
    <style:style style:name="T75_7" style:family="text" style:parent-style-name="Default_20_Paragraph_20_Font"/>
    <style:style style:name="T75_8" style:family="text" style:parent-style-name="Default_20_Paragraph_20_Font"/>
    <style:style style:name="T75_9" style:family="text" style:parent-style-name="Default_20_Paragraph_20_Font"/>
    <style:style style:name="T75_10" style:family="text" style:parent-style-name="Default_20_Paragraph_20_Font"/>
    <style:style style:name="T75_11" style:family="text" style:parent-style-name="Default_20_Paragraph_20_Font"/>
    <style:style style:name="T75_12" style:family="text" style:parent-style-name="Default_20_Paragraph_20_Font"/>
    <style:style style:name="T75_13" style:family="text" style:parent-style-name="Default_20_Paragraph_20_Font"/>
    <style:style style:name="T75_14" style:family="text" style:parent-style-name="Default_20_Paragraph_20_Font"/>
    <style:style style:name="T75_15" style:family="text" style:parent-style-name="Default_20_Paragraph_20_Font"/>
    <style:style style:name="T75_16" style:family="text" style:parent-style-name="Default_20_Paragraph_20_Font"/>
    <style:style style:name="T75_17" style:family="text" style:parent-style-name="Default_20_Paragraph_20_Font"/>
    <style:style style:name="T75_18" style:family="text" style:parent-style-name="Default_20_Paragraph_20_Font"/>
    <style:style style:name="T75_19" style:family="text" style:parent-style-name="Default_20_Paragraph_20_Font"/>
    <style:style style:name="T75_20" style:family="text" style:parent-style-name="Default_20_Paragraph_20_Font"/>
    <style:style style:name="T75_21" style:family="text" style:parent-style-name="Default_20_Paragraph_20_Font"/>
    <style:style style:name="T75_22" style:family="text" style:parent-style-name="Default_20_Paragraph_20_Font"/>
    <style:style style:name="T75_23" style:family="text" style:parent-style-name="Default_20_Paragraph_20_Font"/>
    <style:style style:name="T75_24" style:family="text" style:parent-style-name="Default_20_Paragraph_20_Font"/>
    <style:style style:name="T75_25" style:family="text" style:parent-style-name="Default_20_Paragraph_20_Font"/>
    <style:style style:name="T75_26" style:family="text" style:parent-style-name="Default_20_Paragraph_20_Font"/>
    <style:style style:name="T75_27" style:family="text" style:parent-style-name="Default_20_Paragraph_20_Font"/>
    <style:style style:name="T75_28" style:family="text" style:parent-style-name="Default_20_Paragraph_20_Font"/>
    <style:style style:name="T75_29" style:family="text" style:parent-style-name="Default_20_Paragraph_20_Font"/>
    <style:style style:name="T75_30" style:family="text" style:parent-style-name="Default_20_Paragraph_20_Font"/>
    <style:style style:name="T75_31" style:family="text" style:parent-style-name="Default_20_Paragraph_20_Font"/>
    <style:style style:name="T75_32" style:family="text" style:parent-style-name="Default_20_Paragraph_20_Font"/>
    <style:style style:name="T75_33" style:family="text" style:parent-style-name="Default_20_Paragraph_20_Font"/>
    <style:style style:name="T75_34" style:family="text" style:parent-style-name="Default_20_Paragraph_20_Font"/>
    <style:style style:name="T75_35" style:family="text" style:parent-style-name="Default_20_Paragraph_20_Font"/>
    <style:style style:name="T75_36" style:family="text" style:parent-style-name="Default_20_Paragraph_20_Font"/>
    <style:style style:name="T75_37" style:family="text" style:parent-style-name="Default_20_Paragraph_20_Font"/>
    <style:style style:name="T75_38" style:family="text" style:parent-style-name="Default_20_Paragraph_20_Font"/>
    <style:style style:name="T75_39" style:family="text" style:parent-style-name="Default_20_Paragraph_20_Font"/>
    <style:style style:name="T75_40" style:family="text" style:parent-style-name="Default_20_Paragraph_20_Font"/>
    <style:style style:name="T75_41" style:family="text" style:parent-style-name="Default_20_Paragraph_20_Font"/>
    <style:style style:name="T75_42" style:family="text" style:parent-style-name="Default_20_Paragraph_20_Font"/>
    <style:style style:name="T75_43" style:family="text" style:parent-style-name="Default_20_Paragraph_20_Font"/>
    <style:style style:name="T75_44" style:family="text" style:parent-style-name="Default_20_Paragraph_20_Font"/>
    <style:style style:name="T75_45" style:family="text" style:parent-style-name="Default_20_Paragraph_20_Font"/>
    <style:style style:name="T75_46" style:family="text" style:parent-style-name="Default_20_Paragraph_20_Font"/>
    <style:style style:name="T75_47" style:family="text" style:parent-style-name="Default_20_Paragraph_20_Font"/>
    <style:style style:name="T75_48" style:family="text" style:parent-style-name="Default_20_Paragraph_20_Font"/>
    <style:style style:name="T75_49" style:family="text" style:parent-style-name="Default_20_Paragraph_20_Font"/>
    <style:style style:name="T75_50" style:family="text" style:parent-style-name="Default_20_Paragraph_20_Font"/>
    <style:style style:name="T75_51" style:family="text" style:parent-style-name="Default_20_Paragraph_20_Font"/>
    <style:style style:name="T75_52" style:family="text" style:parent-style-name="Default_20_Paragraph_20_Font"/>
    <style:style style:name="T75_53" style:family="text" style:parent-style-name="Default_20_Paragraph_20_Font"/>
    <style:style style:name="T75_54" style:family="text" style:parent-style-name="Default_20_Paragraph_20_Font"/>
    <style:style style:name="T75_55" style:family="text" style:parent-style-name="Default_20_Paragraph_20_Font"/>
    <style:style style:name="T75_56" style:family="text" style:parent-style-name="Default_20_Paragraph_20_Font"/>
    <style:style style:name="T75_57" style:family="text" style:parent-style-name="Default_20_Paragraph_20_Font"/>
    <style:style style:name="T75_58" style:family="text" style:parent-style-name="Default_20_Paragraph_20_Font"/>
    <style:style style:name="T75_59" style:family="text" style:parent-style-name="Default_20_Paragraph_20_Font"/>
    <style:style style:name="T75_60" style:family="text" style:parent-style-name="Default_20_Paragraph_20_Font"/>
    <style:style style:name="T75_61" style:family="text" style:parent-style-name="Default_20_Paragraph_20_Font"/>
    <style:style style:name="T75_62" style:family="text" style:parent-style-name="Default_20_Paragraph_20_Font"/>
    <style:style style:name="T75_63" style:family="text" style:parent-style-name="Default_20_Paragraph_20_Font"/>
    <style:style style:name="T75_64" style:family="text" style:parent-style-name="Default_20_Paragraph_20_Font"/>
    <style:style style:name="T75_65" style:family="text" style:parent-style-name="Default_20_Paragraph_20_Font"/>
    <style:style style:name="T75_66" style:family="text" style:parent-style-name="Default_20_Paragraph_20_Font"/>
    <style:style style:name="T75_67" style:family="text" style:parent-style-name="Default_20_Paragraph_20_Font"/>
    <style:style style:name="T75_68" style:family="text" style:parent-style-name="Default_20_Paragraph_20_Font"/>
    <style:style style:name="T75_69" style:family="text" style:parent-style-name="Default_20_Paragraph_20_Font"/>
    <style:style style:name="T75_70" style:family="text" style:parent-style-name="Default_20_Paragraph_20_Font"/>
    <style:style style:name="T75_71" style:family="text" style:parent-style-name="Default_20_Paragraph_20_Font"/>
    <style:style style:name="T75_72" style:family="text" style:parent-style-name="Default_20_Paragraph_20_Font"/>
    <style:style style:name="T75_73" style:family="text" style:parent-style-name="Default_20_Paragraph_20_Font"/>
    <style:style style:name="T75_74" style:family="text" style:parent-style-name="Default_20_Paragraph_20_Font"/>
    <style:style style:name="T75_75" style:family="text" style:parent-style-name="Default_20_Paragraph_20_Font"/>
    <style:style style:name="T75_76" style:family="text" style:parent-style-name="Default_20_Paragraph_20_Font"/>
    <style:style style:name="T75_77" style:family="text" style:parent-style-name="Default_20_Paragraph_20_Font"/>
    <style:style style:name="T75_78" style:family="text" style:parent-style-name="Default_20_Paragraph_20_Font"/>
    <style:style style:name="T75_79" style:family="text" style:parent-style-name="Default_20_Paragraph_20_Font"/>
    <style:style style:name="T75_80" style:family="text" style:parent-style-name="Default_20_Paragraph_20_Font"/>
    <style:style style:name="T75_81" style:family="text" style:parent-style-name="Default_20_Paragraph_20_Font"/>
    <style:style style:name="T75_82" style:family="text" style:parent-style-name="Default_20_Paragraph_20_Font"/>
    <style:style style:name="P76" style:family="paragraph" style:parent-style-name="Standard">
      <style:paragraph-properties fo:break-before="auto"/>
    </style:style>
    <style:style style:name="P77" style:family="paragraph" style:parent-style-name="Standard">
      <style:paragraph-properties fo:break-before="auto"/>
    </style:style>
    <style:style style:name="T77_1" style:family="text" style:parent-style-name="Default_20_Paragraph_20_Font"/>
    <style:style style:name="T77_2" style:family="text" style:parent-style-name="Default_20_Paragraph_20_Font"/>
    <style:style style:name="T77_3" style:family="text" style:parent-style-name="Default_20_Paragraph_20_Font"/>
    <style:style style:name="T77_4" style:family="text" style:parent-style-name="Default_20_Paragraph_20_Font"/>
    <style:style style:name="T77_5" style:family="text" style:parent-style-name="Default_20_Paragraph_20_Font"/>
    <style:style style:name="T77_6" style:family="text" style:parent-style-name="Default_20_Paragraph_20_Font"/>
    <style:style style:name="T77_7" style:family="text" style:parent-style-name="Default_20_Paragraph_20_Font"/>
    <style:style style:name="T77_8" style:family="text" style:parent-style-name="Default_20_Paragraph_20_Font"/>
    <style:style style:name="T77_9" style:family="text" style:parent-style-name="Default_20_Paragraph_20_Font"/>
    <style:style style:name="T77_10" style:family="text" style:parent-style-name="Default_20_Paragraph_20_Font"/>
    <style:style style:name="T77_11" style:family="text" style:parent-style-name="Default_20_Paragraph_20_Font"/>
    <style:style style:name="T77_12" style:family="text" style:parent-style-name="Default_20_Paragraph_20_Font"/>
    <style:style style:name="T77_13" style:family="text" style:parent-style-name="Default_20_Paragraph_20_Font"/>
    <style:style style:name="T77_14" style:family="text" style:parent-style-name="Default_20_Paragraph_20_Font"/>
    <style:style style:name="T77_15" style:family="text" style:parent-style-name="Default_20_Paragraph_20_Font"/>
    <style:style style:name="T77_16" style:family="text" style:parent-style-name="Default_20_Paragraph_20_Font"/>
    <style:style style:name="T77_17" style:family="text" style:parent-style-name="Default_20_Paragraph_20_Font"/>
    <style:style style:name="T77_18" style:family="text" style:parent-style-name="Default_20_Paragraph_20_Font"/>
    <style:style style:name="P78" style:family="paragraph" style:parent-style-name="Standard">
      <style:paragraph-properties fo:break-before="auto"/>
    </style:style>
    <style:style style:name="T78_1" style:family="text" style:parent-style-name="Default_20_Paragraph_20_Font"/>
    <style:style style:name="T78_2" style:family="text" style:parent-style-name="Default_20_Paragraph_20_Font"/>
    <style:style style:name="T78_3" style:family="text" style:parent-style-name="Default_20_Paragraph_20_Font"/>
    <style:style style:name="T78_4" style:family="text" style:parent-style-name="Default_20_Paragraph_20_Font"/>
    <style:style style:name="T78_5" style:family="text" style:parent-style-name="Default_20_Paragraph_20_Font"/>
    <style:style style:name="T78_6" style:family="text" style:parent-style-name="Default_20_Paragraph_20_Font"/>
    <style:style style:name="T78_7" style:family="text" style:parent-style-name="Default_20_Paragraph_20_Font"/>
    <style:style style:name="T78_8" style:family="text" style:parent-style-name="Default_20_Paragraph_20_Font"/>
    <style:style style:name="T78_9" style:family="text" style:parent-style-name="Default_20_Paragraph_20_Font"/>
    <style:style style:name="T78_10" style:family="text" style:parent-style-name="Default_20_Paragraph_20_Font"/>
    <style:style style:name="T78_11" style:family="text" style:parent-style-name="Default_20_Paragraph_20_Font"/>
    <style:style style:name="T78_12" style:family="text" style:parent-style-name="Default_20_Paragraph_20_Font"/>
    <style:style style:name="T78_13" style:family="text" style:parent-style-name="Default_20_Paragraph_20_Font"/>
    <style:style style:name="T78_14" style:family="text" style:parent-style-name="Default_20_Paragraph_20_Font"/>
    <style:style style:name="T78_15" style:family="text" style:parent-style-name="Default_20_Paragraph_20_Font"/>
    <style:style style:name="T78_16" style:family="text" style:parent-style-name="Default_20_Paragraph_20_Font"/>
    <style:style style:name="T78_17" style:family="text" style:parent-style-name="Default_20_Paragraph_20_Font"/>
    <style:style style:name="T78_18" style:family="text" style:parent-style-name="Default_20_Paragraph_20_Font"/>
    <style:style style:name="T78_19" style:family="text" style:parent-style-name="Default_20_Paragraph_20_Font"/>
    <style:style style:name="T78_20" style:family="text" style:parent-style-name="Default_20_Paragraph_20_Font"/>
    <style:style style:name="T78_21" style:family="text" style:parent-style-name="Default_20_Paragraph_20_Font"/>
    <style:style style:name="T78_22" style:family="text" style:parent-style-name="Default_20_Paragraph_20_Font"/>
    <style:style style:name="T78_23" style:family="text" style:parent-style-name="Default_20_Paragraph_20_Font"/>
    <style:style style:name="T78_24" style:family="text" style:parent-style-name="Default_20_Paragraph_20_Font"/>
    <style:style style:name="T78_25" style:family="text" style:parent-style-name="Default_20_Paragraph_20_Font"/>
    <style:style style:name="T78_26" style:family="text" style:parent-style-name="Default_20_Paragraph_20_Font"/>
    <style:style style:name="T78_27" style:family="text" style:parent-style-name="Default_20_Paragraph_20_Font"/>
    <style:style style:name="T78_28" style:family="text" style:parent-style-name="Default_20_Paragraph_20_Font"/>
    <style:style style:name="T78_29" style:family="text" style:parent-style-name="Default_20_Paragraph_20_Font"/>
    <style:style style:name="T78_30" style:family="text" style:parent-style-name="Default_20_Paragraph_20_Font"/>
    <style:style style:name="T78_31" style:family="text" style:parent-style-name="Default_20_Paragraph_20_Font"/>
    <style:style style:name="T78_32" style:family="text" style:parent-style-name="Default_20_Paragraph_20_Font"/>
    <style:style style:name="T78_33" style:family="text" style:parent-style-name="Default_20_Paragraph_20_Font"/>
    <style:style style:name="T78_34" style:family="text" style:parent-style-name="Default_20_Paragraph_20_Font"/>
    <style:style style:name="T78_35" style:family="text" style:parent-style-name="Default_20_Paragraph_20_Font"/>
    <style:style style:name="T78_36" style:family="text" style:parent-style-name="Default_20_Paragraph_20_Font"/>
    <style:style style:name="T78_37" style:family="text" style:parent-style-name="Default_20_Paragraph_20_Font"/>
    <style:style style:name="T78_38" style:family="text" style:parent-style-name="Default_20_Paragraph_20_Font"/>
    <style:style style:name="T78_39" style:family="text" style:parent-style-name="Default_20_Paragraph_20_Font"/>
    <style:style style:name="T78_40" style:family="text" style:parent-style-name="Default_20_Paragraph_20_Font"/>
    <style:style style:name="T78_41" style:family="text" style:parent-style-name="Default_20_Paragraph_20_Font"/>
    <style:style style:name="T78_42" style:family="text" style:parent-style-name="Default_20_Paragraph_20_Font"/>
    <style:style style:name="T78_43" style:family="text" style:parent-style-name="Default_20_Paragraph_20_Font"/>
    <style:style style:name="T78_44" style:family="text" style:parent-style-name="Default_20_Paragraph_20_Font"/>
    <style:style style:name="T78_45" style:family="text" style:parent-style-name="Default_20_Paragraph_20_Font"/>
    <style:style style:name="T78_46" style:family="text" style:parent-style-name="Default_20_Paragraph_20_Font"/>
    <style:style style:name="T78_47" style:family="text" style:parent-style-name="Default_20_Paragraph_20_Font"/>
    <style:style style:name="T78_48" style:family="text" style:parent-style-name="Default_20_Paragraph_20_Font"/>
    <style:style style:name="T78_49" style:family="text" style:parent-style-name="Default_20_Paragraph_20_Font"/>
    <style:style style:name="T78_50" style:family="text" style:parent-style-name="Default_20_Paragraph_20_Font"/>
    <style:style style:name="T78_51" style:family="text" style:parent-style-name="Default_20_Paragraph_20_Font"/>
    <style:style style:name="T78_52" style:family="text" style:parent-style-name="Default_20_Paragraph_20_Font"/>
    <style:style style:name="T78_53" style:family="text" style:parent-style-name="Default_20_Paragraph_20_Font"/>
    <style:style style:name="T78_54" style:family="text" style:parent-style-name="Default_20_Paragraph_20_Font"/>
    <style:style style:name="T78_55" style:family="text" style:parent-style-name="Default_20_Paragraph_20_Font"/>
    <style:style style:name="T78_56" style:family="text" style:parent-style-name="Default_20_Paragraph_20_Font"/>
    <style:style style:name="T78_57" style:family="text" style:parent-style-name="Default_20_Paragraph_20_Font"/>
    <style:style style:name="T78_58" style:family="text" style:parent-style-name="Default_20_Paragraph_20_Font"/>
    <style:style style:name="T78_59" style:family="text" style:parent-style-name="Default_20_Paragraph_20_Font"/>
    <style:style style:name="T78_60" style:family="text" style:parent-style-name="Default_20_Paragraph_20_Font"/>
    <style:style style:name="T78_61" style:family="text" style:parent-style-name="Default_20_Paragraph_20_Font"/>
    <style:style style:name="T78_62" style:family="text" style:parent-style-name="Default_20_Paragraph_20_Font"/>
    <style:style style:name="T78_63" style:family="text" style:parent-style-name="Default_20_Paragraph_20_Font"/>
    <style:style style:name="T78_64" style:family="text" style:parent-style-name="Default_20_Paragraph_20_Font"/>
    <style:style style:name="T78_65" style:family="text" style:parent-style-name="Default_20_Paragraph_20_Font"/>
    <style:style style:name="T78_66" style:family="text" style:parent-style-name="Default_20_Paragraph_20_Font"/>
    <style:style style:name="T78_67" style:family="text" style:parent-style-name="Default_20_Paragraph_20_Font"/>
    <style:style style:name="T78_68" style:family="text" style:parent-style-name="Default_20_Paragraph_20_Font"/>
    <style:style style:name="T78_69" style:family="text" style:parent-style-name="Default_20_Paragraph_20_Font"/>
    <style:style style:name="T78_70" style:family="text" style:parent-style-name="Default_20_Paragraph_20_Font"/>
    <style:style style:name="T78_71" style:family="text" style:parent-style-name="Default_20_Paragraph_20_Font"/>
    <style:style style:name="T78_72" style:family="text" style:parent-style-name="Default_20_Paragraph_20_Font"/>
    <style:style style:name="T78_73" style:family="text" style:parent-style-name="Default_20_Paragraph_20_Font"/>
    <style:style style:name="T78_74" style:family="text" style:parent-style-name="Default_20_Paragraph_20_Font"/>
    <style:style style:name="T78_75" style:family="text" style:parent-style-name="Default_20_Paragraph_20_Font"/>
    <style:style style:name="T78_76" style:family="text" style:parent-style-name="Default_20_Paragraph_20_Font"/>
    <style:style style:name="T78_77" style:family="text" style:parent-style-name="Default_20_Paragraph_20_Font"/>
    <style:style style:name="T78_78" style:family="text" style:parent-style-name="Default_20_Paragraph_20_Font"/>
    <style:style style:name="T78_79" style:family="text" style:parent-style-name="Default_20_Paragraph_20_Font"/>
    <style:style style:name="T78_80" style:family="text" style:parent-style-name="Default_20_Paragraph_20_Font"/>
    <style:style style:name="T78_81" style:family="text" style:parent-style-name="Default_20_Paragraph_20_Font"/>
    <style:style style:name="T78_82" style:family="text" style:parent-style-name="Default_20_Paragraph_20_Font"/>
    <style:style style:name="T78_83" style:family="text" style:parent-style-name="Default_20_Paragraph_20_Font"/>
    <style:style style:name="T78_84" style:family="text" style:parent-style-name="Default_20_Paragraph_20_Font"/>
    <style:style style:name="T78_85" style:family="text" style:parent-style-name="Default_20_Paragraph_20_Font"/>
    <style:style style:name="T78_86" style:family="text" style:parent-style-name="Default_20_Paragraph_20_Font"/>
    <style:style style:name="T78_87" style:family="text" style:parent-style-name="Default_20_Paragraph_20_Font"/>
    <style:style style:name="T78_88" style:family="text" style:parent-style-name="Default_20_Paragraph_20_Font"/>
    <style:style style:name="T78_89" style:family="text" style:parent-style-name="Default_20_Paragraph_20_Font"/>
    <style:style style:name="T78_90" style:family="text" style:parent-style-name="Default_20_Paragraph_20_Font"/>
    <style:style style:name="T78_91" style:family="text" style:parent-style-name="Default_20_Paragraph_20_Font"/>
    <style:style style:name="T78_92" style:family="text" style:parent-style-name="Default_20_Paragraph_20_Font"/>
    <style:style style:name="T78_93" style:family="text" style:parent-style-name="Default_20_Paragraph_20_Font"/>
    <style:style style:name="T78_94" style:family="text" style:parent-style-name="Default_20_Paragraph_20_Font"/>
    <style:style style:name="T78_95" style:family="text" style:parent-style-name="Default_20_Paragraph_20_Font"/>
    <style:style style:name="T78_96" style:family="text" style:parent-style-name="Default_20_Paragraph_20_Font"/>
    <style:style style:name="T78_97" style:family="text" style:parent-style-name="Default_20_Paragraph_20_Font"/>
    <style:style style:name="T78_98" style:family="text" style:parent-style-name="Default_20_Paragraph_20_Font"/>
    <style:style style:name="T78_99" style:family="text" style:parent-style-name="Default_20_Paragraph_20_Font"/>
    <style:style style:name="T78_100" style:family="text" style:parent-style-name="Default_20_Paragraph_20_Font"/>
    <style:style style:name="T78_101" style:family="text" style:parent-style-name="Default_20_Paragraph_20_Font"/>
    <style:style style:name="T78_102" style:family="text" style:parent-style-name="Default_20_Paragraph_20_Font"/>
    <style:style style:name="T78_103" style:family="text" style:parent-style-name="Default_20_Paragraph_20_Font"/>
    <style:style style:name="T78_104" style:family="text" style:parent-style-name="Default_20_Paragraph_20_Font"/>
    <style:style style:name="T78_105" style:family="text" style:parent-style-name="Default_20_Paragraph_20_Font"/>
    <style:style style:name="T78_106" style:family="text" style:parent-style-name="Default_20_Paragraph_20_Font"/>
    <style:style style:name="T78_107" style:family="text" style:parent-style-name="Default_20_Paragraph_20_Font"/>
    <style:style style:name="T78_108" style:family="text" style:parent-style-name="Default_20_Paragraph_20_Font"/>
    <style:style style:name="T78_109" style:family="text" style:parent-style-name="Default_20_Paragraph_20_Font"/>
    <style:style style:name="T78_110" style:family="text" style:parent-style-name="Default_20_Paragraph_20_Font"/>
    <style:style style:name="T78_111" style:family="text" style:parent-style-name="Default_20_Paragraph_20_Font"/>
    <style:style style:name="T78_112" style:family="text" style:parent-style-name="Default_20_Paragraph_20_Font"/>
    <style:style style:name="T78_113" style:family="text" style:parent-style-name="Default_20_Paragraph_20_Font"/>
    <style:style style:name="T78_114" style:family="text" style:parent-style-name="Default_20_Paragraph_20_Font"/>
    <style:style style:name="T78_115" style:family="text" style:parent-style-name="Default_20_Paragraph_20_Font"/>
    <style:style style:name="T78_116" style:family="text" style:parent-style-name="Default_20_Paragraph_20_Font"/>
    <style:style style:name="T78_117" style:family="text" style:parent-style-name="Default_20_Paragraph_20_Font"/>
    <style:style style:name="T78_118" style:family="text" style:parent-style-name="Default_20_Paragraph_20_Font"/>
    <style:style style:name="T78_119" style:family="text" style:parent-style-name="Default_20_Paragraph_20_Font"/>
    <style:style style:name="T78_120" style:family="text" style:parent-style-name="Default_20_Paragraph_20_Font"/>
    <style:style style:name="T78_121" style:family="text" style:parent-style-name="Default_20_Paragraph_20_Font"/>
    <style:style style:name="T78_122" style:family="text" style:parent-style-name="Default_20_Paragraph_20_Font"/>
    <style:style style:name="T78_123" style:family="text" style:parent-style-name="Default_20_Paragraph_20_Font"/>
    <style:style style:name="T78_124" style:family="text" style:parent-style-name="Default_20_Paragraph_20_Font"/>
    <style:style style:name="T78_125" style:family="text" style:parent-style-name="Default_20_Paragraph_20_Font"/>
    <style:style style:name="T78_126" style:family="text" style:parent-style-name="Default_20_Paragraph_20_Font"/>
    <style:style style:name="T78_127" style:family="text" style:parent-style-name="Default_20_Paragraph_20_Font"/>
    <style:style style:name="T78_128" style:family="text" style:parent-style-name="Default_20_Paragraph_20_Font"/>
    <style:style style:name="T78_129" style:family="text" style:parent-style-name="Default_20_Paragraph_20_Font"/>
    <style:style style:name="T78_130" style:family="text" style:parent-style-name="Default_20_Paragraph_20_Font"/>
    <style:style style:name="T78_131" style:family="text" style:parent-style-name="Default_20_Paragraph_20_Font"/>
    <style:style style:name="T78_132" style:family="text" style:parent-style-name="Default_20_Paragraph_20_Font"/>
    <style:style style:name="T78_133" style:family="text" style:parent-style-name="Default_20_Paragraph_20_Font"/>
    <style:style style:name="T78_134" style:family="text" style:parent-style-name="Default_20_Paragraph_20_Font"/>
    <style:style style:name="T78_135" style:family="text" style:parent-style-name="Default_20_Paragraph_20_Font"/>
    <style:style style:name="T78_136" style:family="text" style:parent-style-name="Default_20_Paragraph_20_Font"/>
    <style:style style:name="T78_137" style:family="text" style:parent-style-name="Default_20_Paragraph_20_Font"/>
    <style:style style:name="T78_138" style:family="text" style:parent-style-name="Default_20_Paragraph_20_Font"/>
    <style:style style:name="T78_139" style:family="text" style:parent-style-name="Default_20_Paragraph_20_Font"/>
    <style:style style:name="T78_140" style:family="text" style:parent-style-name="Default_20_Paragraph_20_Font"/>
    <style:style style:name="T78_141" style:family="text" style:parent-style-name="Default_20_Paragraph_20_Font"/>
    <style:style style:name="T78_142" style:family="text" style:parent-style-name="Default_20_Paragraph_20_Font"/>
    <style:style style:name="T78_143" style:family="text" style:parent-style-name="Default_20_Paragraph_20_Font"/>
    <style:style style:name="T78_144" style:family="text" style:parent-style-name="Default_20_Paragraph_20_Font"/>
    <style:style style:name="T78_145" style:family="text" style:parent-style-name="Default_20_Paragraph_20_Font"/>
    <style:style style:name="T78_146" style:family="text" style:parent-style-name="Default_20_Paragraph_20_Font"/>
    <style:style style:name="T78_147" style:family="text" style:parent-style-name="Default_20_Paragraph_20_Font"/>
    <style:style style:name="T78_148" style:family="text" style:parent-style-name="Default_20_Paragraph_20_Font"/>
    <style:style style:name="T78_149" style:family="text" style:parent-style-name="Default_20_Paragraph_20_Font"/>
    <style:style style:name="T78_150" style:family="text" style:parent-style-name="Default_20_Paragraph_20_Font"/>
    <style:style style:name="T78_151" style:family="text" style:parent-style-name="Default_20_Paragraph_20_Font"/>
    <style:style style:name="T78_152" style:family="text" style:parent-style-name="Default_20_Paragraph_20_Font"/>
    <style:style style:name="P79" style:family="paragraph" style:parent-style-name="Standard">
      <style:paragraph-properties fo:break-before="auto"/>
    </style:style>
    <style:style style:name="P80" style:family="paragraph" style:parent-style-name="Standard">
      <style:paragraph-properties fo:break-before="auto"/>
    </style:style>
    <style:style style:name="T80_1" style:family="text" style:parent-style-name="Default_20_Paragraph_20_Font"/>
    <style:style style:name="T80_2" style:family="text" style:parent-style-name="Default_20_Paragraph_20_Font"/>
    <style:style style:name="T80_3" style:family="text" style:parent-style-name="Default_20_Paragraph_20_Font"/>
    <style:style style:name="T80_4" style:family="text" style:parent-style-name="Default_20_Paragraph_20_Font"/>
    <style:style style:name="T80_5" style:family="text" style:parent-style-name="Default_20_Paragraph_20_Font"/>
    <style:style style:name="T80_6" style:family="text" style:parent-style-name="Default_20_Paragraph_20_Font"/>
    <style:style style:name="T80_7" style:family="text" style:parent-style-name="Default_20_Paragraph_20_Font"/>
    <style:style style:name="T80_8" style:family="text" style:parent-style-name="Default_20_Paragraph_20_Font"/>
    <style:style style:name="T80_9" style:family="text" style:parent-style-name="Default_20_Paragraph_20_Font"/>
    <style:style style:name="T80_10" style:family="text" style:parent-style-name="Default_20_Paragraph_20_Font"/>
    <style:style style:name="T80_11" style:family="text" style:parent-style-name="Default_20_Paragraph_20_Font"/>
    <style:style style:name="T80_12" style:family="text" style:parent-style-name="Default_20_Paragraph_20_Font"/>
    <style:style style:name="P81" style:family="paragraph" style:parent-style-name="Standard">
      <style:paragraph-properties fo:break-before="auto"/>
    </style:style>
    <style:style style:name="T81_1" style:family="text" style:parent-style-name="Default_20_Paragraph_20_Font"/>
    <style:style style:name="T81_2" style:family="text" style:parent-style-name="Default_20_Paragraph_20_Font"/>
    <style:style style:name="T81_3" style:family="text" style:parent-style-name="Default_20_Paragraph_20_Font"/>
    <style:style style:name="T81_4" style:family="text" style:parent-style-name="Default_20_Paragraph_20_Font"/>
    <style:style style:name="T81_5" style:family="text" style:parent-style-name="Default_20_Paragraph_20_Font"/>
    <style:style style:name="T81_6" style:family="text" style:parent-style-name="Default_20_Paragraph_20_Font"/>
    <style:style style:name="T81_7" style:family="text" style:parent-style-name="Default_20_Paragraph_20_Font"/>
    <style:style style:name="T81_8" style:family="text" style:parent-style-name="Default_20_Paragraph_20_Font"/>
    <style:style style:name="T81_9" style:family="text" style:parent-style-name="Default_20_Paragraph_20_Font"/>
    <style:style style:name="T81_10" style:family="text" style:parent-style-name="Default_20_Paragraph_20_Font"/>
    <style:style style:name="T81_11" style:family="text" style:parent-style-name="Default_20_Paragraph_20_Font"/>
    <style:style style:name="T81_12" style:family="text" style:parent-style-name="Default_20_Paragraph_20_Font"/>
    <style:style style:name="T81_13" style:family="text" style:parent-style-name="Default_20_Paragraph_20_Font"/>
    <style:style style:name="T81_14" style:family="text" style:parent-style-name="Default_20_Paragraph_20_Font"/>
    <style:style style:name="T81_15" style:family="text" style:parent-style-name="Default_20_Paragraph_20_Font"/>
    <style:style style:name="T81_16" style:family="text" style:parent-style-name="Default_20_Paragraph_20_Font"/>
    <style:style style:name="T81_17" style:family="text" style:parent-style-name="Default_20_Paragraph_20_Font"/>
    <style:style style:name="T81_18" style:family="text" style:parent-style-name="Default_20_Paragraph_20_Font"/>
    <style:style style:name="T81_19" style:family="text" style:parent-style-name="Default_20_Paragraph_20_Font"/>
    <style:style style:name="T81_20" style:family="text" style:parent-style-name="Default_20_Paragraph_20_Font"/>
    <style:style style:name="T81_21" style:family="text" style:parent-style-name="Default_20_Paragraph_20_Font"/>
    <style:style style:name="T81_22" style:family="text" style:parent-style-name="Default_20_Paragraph_20_Font"/>
    <style:style style:name="T81_23" style:family="text" style:parent-style-name="Default_20_Paragraph_20_Font"/>
    <style:style style:name="T81_24" style:family="text" style:parent-style-name="Default_20_Paragraph_20_Font"/>
    <style:style style:name="T81_25" style:family="text" style:parent-style-name="Default_20_Paragraph_20_Font"/>
    <style:style style:name="T81_26" style:family="text" style:parent-style-name="Default_20_Paragraph_20_Font"/>
    <style:style style:name="T81_27" style:family="text" style:parent-style-name="Default_20_Paragraph_20_Font"/>
    <style:style style:name="T81_28" style:family="text" style:parent-style-name="Default_20_Paragraph_20_Font"/>
    <style:style style:name="T81_29" style:family="text" style:parent-style-name="Default_20_Paragraph_20_Font"/>
    <style:style style:name="T81_30" style:family="text" style:parent-style-name="Default_20_Paragraph_20_Font"/>
    <style:style style:name="T81_31" style:family="text" style:parent-style-name="Default_20_Paragraph_20_Font"/>
    <style:style style:name="T81_32" style:family="text" style:parent-style-name="Default_20_Paragraph_20_Font"/>
    <style:style style:name="T81_33" style:family="text" style:parent-style-name="Default_20_Paragraph_20_Font"/>
    <style:style style:name="T81_34" style:family="text" style:parent-style-name="Default_20_Paragraph_20_Font"/>
    <style:style style:name="T81_35" style:family="text" style:parent-style-name="Default_20_Paragraph_20_Font"/>
    <style:style style:name="T81_36" style:family="text" style:parent-style-name="Default_20_Paragraph_20_Font"/>
    <style:style style:name="T81_37" style:family="text" style:parent-style-name="Default_20_Paragraph_20_Font"/>
    <style:style style:name="T81_38" style:family="text" style:parent-style-name="Default_20_Paragraph_20_Font"/>
    <style:style style:name="T81_39" style:family="text" style:parent-style-name="Default_20_Paragraph_20_Font"/>
    <style:style style:name="T81_40" style:family="text" style:parent-style-name="Default_20_Paragraph_20_Font"/>
    <style:style style:name="T81_41" style:family="text" style:parent-style-name="Default_20_Paragraph_20_Font"/>
    <style:style style:name="T81_42" style:family="text" style:parent-style-name="Default_20_Paragraph_20_Font"/>
    <style:style style:name="T81_43" style:family="text" style:parent-style-name="Default_20_Paragraph_20_Font"/>
    <style:style style:name="T81_44" style:family="text" style:parent-style-name="Default_20_Paragraph_20_Font"/>
    <style:style style:name="T81_45" style:family="text" style:parent-style-name="Default_20_Paragraph_20_Font">
      <style:text-properties fo:background-color="#ffffff"/>
    </style:style>
    <style:style style:name="T81_46" style:family="text" style:parent-style-name="Default_20_Paragraph_20_Font"/>
    <style:style style:name="T81_47" style:family="text" style:parent-style-name="Default_20_Paragraph_20_Font"/>
    <style:style style:name="T81_48" style:family="text" style:parent-style-name="Default_20_Paragraph_20_Font"/>
    <style:style style:name="T81_49" style:family="text" style:parent-style-name="Default_20_Paragraph_20_Font"/>
    <style:style style:name="T81_50" style:family="text" style:parent-style-name="Default_20_Paragraph_20_Font"/>
    <style:style style:name="T81_51" style:family="text" style:parent-style-name="Default_20_Paragraph_20_Font"/>
    <style:style style:name="T81_52" style:family="text" style:parent-style-name="Default_20_Paragraph_20_Font"/>
    <style:style style:name="T81_53" style:family="text" style:parent-style-name="Default_20_Paragraph_20_Font"/>
    <style:style style:name="T81_54" style:family="text" style:parent-style-name="Default_20_Paragraph_20_Font"/>
    <style:style style:name="T81_55" style:family="text" style:parent-style-name="Default_20_Paragraph_20_Font"/>
    <style:style style:name="T81_56" style:family="text" style:parent-style-name="Default_20_Paragraph_20_Font"/>
    <style:style style:name="T81_57" style:family="text" style:parent-style-name="Default_20_Paragraph_20_Font"/>
    <style:style style:name="T81_58" style:family="text" style:parent-style-name="Default_20_Paragraph_20_Font"/>
    <style:style style:name="T81_59" style:family="text" style:parent-style-name="Default_20_Paragraph_20_Font"/>
    <style:style style:name="T81_60" style:family="text" style:parent-style-name="Default_20_Paragraph_20_Font"/>
    <style:style style:name="T81_61" style:family="text" style:parent-style-name="Default_20_Paragraph_20_Font"/>
    <style:style style:name="T81_62" style:family="text" style:parent-style-name="Default_20_Paragraph_20_Font"/>
    <style:style style:name="T81_63" style:family="text" style:parent-style-name="Default_20_Paragraph_20_Font"/>
    <style:style style:name="T81_64" style:family="text" style:parent-style-name="Default_20_Paragraph_20_Font"/>
    <style:style style:name="T81_65" style:family="text" style:parent-style-name="Default_20_Paragraph_20_Font"/>
    <style:style style:name="T81_66" style:family="text" style:parent-style-name="Default_20_Paragraph_20_Font"/>
    <style:style style:name="T81_67" style:family="text" style:parent-style-name="Default_20_Paragraph_20_Font"/>
    <style:style style:name="T81_68" style:family="text" style:parent-style-name="Default_20_Paragraph_20_Font"/>
    <style:style style:name="T81_69" style:family="text" style:parent-style-name="Default_20_Paragraph_20_Font"/>
    <style:style style:name="T81_70" style:family="text" style:parent-style-name="Default_20_Paragraph_20_Font"/>
    <style:style style:name="T81_71" style:family="text" style:parent-style-name="Default_20_Paragraph_20_Font"/>
    <style:style style:name="T81_72" style:family="text" style:parent-style-name="Default_20_Paragraph_20_Font"/>
    <style:style style:name="T81_73" style:family="text" style:parent-style-name="Default_20_Paragraph_20_Font"/>
    <style:style style:name="T81_74" style:family="text" style:parent-style-name="Default_20_Paragraph_20_Font"/>
    <style:style style:name="T81_75" style:family="text" style:parent-style-name="Default_20_Paragraph_20_Font"/>
    <style:style style:name="T81_76" style:family="text" style:parent-style-name="Default_20_Paragraph_20_Font"/>
    <style:style style:name="T81_77" style:family="text" style:parent-style-name="Default_20_Paragraph_20_Font"/>
    <style:style style:name="T81_78" style:family="text" style:parent-style-name="Default_20_Paragraph_20_Font"/>
    <style:style style:name="T81_79" style:family="text" style:parent-style-name="Default_20_Paragraph_20_Font"/>
    <style:style style:name="T81_80" style:family="text" style:parent-style-name="Default_20_Paragraph_20_Font"/>
    <style:style style:name="T81_81" style:family="text" style:parent-style-name="Default_20_Paragraph_20_Font"/>
    <style:style style:name="T81_82" style:family="text" style:parent-style-name="Default_20_Paragraph_20_Font"/>
    <style:style style:name="T81_83" style:family="text" style:parent-style-name="Default_20_Paragraph_20_Font"/>
    <style:style style:name="T81_84" style:family="text" style:parent-style-name="Default_20_Paragraph_20_Font"/>
    <style:style style:name="T81_85" style:family="text" style:parent-style-name="Default_20_Paragraph_20_Font"/>
    <style:style style:name="T81_86" style:family="text" style:parent-style-name="Default_20_Paragraph_20_Font"/>
    <style:style style:name="P82" style:family="paragraph" style:parent-style-name="Standard">
      <style:paragraph-properties fo:break-before="auto"/>
    </style:style>
    <style:style style:name="P83" style:family="paragraph" style:parent-style-name="Standard">
      <style:paragraph-properties fo:break-before="auto"/>
    </style:style>
    <style:style style:name="T83_1" style:family="text" style:parent-style-name="Default_20_Paragraph_20_Font"/>
    <style:style style:name="T83_2" style:family="text" style:parent-style-name="Default_20_Paragraph_20_Font"/>
    <style:style style:name="T83_3" style:family="text" style:parent-style-name="Default_20_Paragraph_20_Font"/>
    <style:style style:name="T83_4" style:family="text" style:parent-style-name="Default_20_Paragraph_20_Font"/>
    <style:style style:name="T83_5" style:family="text" style:parent-style-name="Default_20_Paragraph_20_Font"/>
    <style:style style:name="T83_6" style:family="text" style:parent-style-name="Default_20_Paragraph_20_Font"/>
    <style:style style:name="T83_7" style:family="text" style:parent-style-name="Default_20_Paragraph_20_Font"/>
    <style:style style:name="T83_8" style:family="text" style:parent-style-name="Default_20_Paragraph_20_Font"/>
    <style:style style:name="T83_9" style:family="text" style:parent-style-name="Default_20_Paragraph_20_Font"/>
    <style:style style:name="T83_10" style:family="text" style:parent-style-name="Default_20_Paragraph_20_Font"/>
    <style:style style:name="T83_11" style:family="text" style:parent-style-name="Default_20_Paragraph_20_Font"/>
    <style:style style:name="T83_12" style:family="text" style:parent-style-name="Default_20_Paragraph_20_Font"/>
    <style:style style:name="P84" style:family="paragraph" style:parent-style-name="Standard">
      <style:paragraph-properties fo:break-before="auto"/>
    </style:style>
    <style:style style:name="T84_1" style:family="text" style:parent-style-name="Default_20_Paragraph_20_Font"/>
    <style:style style:name="T84_2" style:family="text" style:parent-style-name="Default_20_Paragraph_20_Font"/>
    <style:style style:name="T84_3" style:family="text" style:parent-style-name="Default_20_Paragraph_20_Font"/>
    <style:style style:name="T84_4" style:family="text" style:parent-style-name="Default_20_Paragraph_20_Font"/>
    <style:style style:name="T84_5" style:family="text" style:parent-style-name="Default_20_Paragraph_20_Font"/>
    <style:style style:name="T84_6" style:family="text" style:parent-style-name="Default_20_Paragraph_20_Font"/>
    <style:style style:name="T84_7" style:family="text" style:parent-style-name="Default_20_Paragraph_20_Font"/>
    <style:style style:name="T84_8" style:family="text" style:parent-style-name="Default_20_Paragraph_20_Font"/>
    <style:style style:name="T84_9" style:family="text" style:parent-style-name="Default_20_Paragraph_20_Font"/>
    <style:style style:name="T84_10" style:family="text" style:parent-style-name="Default_20_Paragraph_20_Font"/>
    <style:style style:name="T84_11" style:family="text" style:parent-style-name="Default_20_Paragraph_20_Font"/>
    <style:style style:name="T84_12" style:family="text" style:parent-style-name="Default_20_Paragraph_20_Font"/>
    <style:style style:name="T84_13" style:family="text" style:parent-style-name="Default_20_Paragraph_20_Font"/>
    <style:style style:name="T84_14" style:family="text" style:parent-style-name="Default_20_Paragraph_20_Font"/>
    <style:style style:name="T84_15" style:family="text" style:parent-style-name="Default_20_Paragraph_20_Font"/>
    <style:style style:name="T84_16" style:family="text" style:parent-style-name="Default_20_Paragraph_20_Font"/>
    <style:style style:name="T84_17" style:family="text" style:parent-style-name="Default_20_Paragraph_20_Font"/>
    <style:style style:name="T84_18" style:family="text" style:parent-style-name="Default_20_Paragraph_20_Font"/>
    <style:style style:name="T84_19" style:family="text" style:parent-style-name="Default_20_Paragraph_20_Font"/>
    <style:style style:name="T84_20" style:family="text" style:parent-style-name="Default_20_Paragraph_20_Font"/>
    <style:style style:name="T84_21" style:family="text" style:parent-style-name="Default_20_Paragraph_20_Font"/>
    <style:style style:name="T84_22" style:family="text" style:parent-style-name="Default_20_Paragraph_20_Font"/>
    <style:style style:name="T84_23" style:family="text" style:parent-style-name="Default_20_Paragraph_20_Font"/>
    <style:style style:name="T84_24" style:family="text" style:parent-style-name="Default_20_Paragraph_20_Font"/>
    <style:style style:name="T84_25" style:family="text" style:parent-style-name="Default_20_Paragraph_20_Font"/>
    <style:style style:name="T84_26" style:family="text" style:parent-style-name="Default_20_Paragraph_20_Font"/>
    <style:style style:name="T84_27" style:family="text" style:parent-style-name="Default_20_Paragraph_20_Font"/>
    <style:style style:name="T84_28" style:family="text" style:parent-style-name="Default_20_Paragraph_20_Font"/>
    <style:style style:name="T84_29" style:family="text" style:parent-style-name="Default_20_Paragraph_20_Font"/>
    <style:style style:name="T84_30" style:family="text" style:parent-style-name="Default_20_Paragraph_20_Font"/>
    <style:style style:name="T84_31" style:family="text" style:parent-style-name="Default_20_Paragraph_20_Font"/>
    <style:style style:name="T84_32" style:family="text" style:parent-style-name="Default_20_Paragraph_20_Font"/>
    <style:style style:name="T84_33" style:family="text" style:parent-style-name="Default_20_Paragraph_20_Font"/>
    <style:style style:name="T84_34" style:family="text" style:parent-style-name="Default_20_Paragraph_20_Font"/>
    <style:style style:name="T84_35" style:family="text" style:parent-style-name="Default_20_Paragraph_20_Font"/>
    <style:style style:name="T84_36" style:family="text" style:parent-style-name="Default_20_Paragraph_20_Font"/>
    <style:style style:name="T84_37" style:family="text" style:parent-style-name="Default_20_Paragraph_20_Font"/>
    <style:style style:name="T84_38" style:family="text" style:parent-style-name="Default_20_Paragraph_20_Font"/>
    <style:style style:name="T84_39" style:family="text" style:parent-style-name="Default_20_Paragraph_20_Font"/>
    <style:style style:name="T84_40" style:family="text" style:parent-style-name="Default_20_Paragraph_20_Font"/>
    <style:style style:name="T84_41" style:family="text" style:parent-style-name="Default_20_Paragraph_20_Font"/>
    <style:style style:name="T84_42" style:family="text" style:parent-style-name="Default_20_Paragraph_20_Font"/>
    <style:style style:name="T84_43" style:family="text" style:parent-style-name="Default_20_Paragraph_20_Font"/>
    <style:style style:name="T84_44" style:family="text" style:parent-style-name="Default_20_Paragraph_20_Font"/>
    <style:style style:name="T84_45" style:family="text" style:parent-style-name="Default_20_Paragraph_20_Font"/>
    <style:style style:name="T84_46" style:family="text" style:parent-style-name="Default_20_Paragraph_20_Font"/>
    <style:style style:name="T84_47" style:family="text" style:parent-style-name="Default_20_Paragraph_20_Font"/>
    <style:style style:name="T84_48" style:family="text" style:parent-style-name="Default_20_Paragraph_20_Font"/>
    <style:style style:name="T84_49" style:family="text" style:parent-style-name="Default_20_Paragraph_20_Font"/>
    <style:style style:name="T84_50" style:family="text" style:parent-style-name="Default_20_Paragraph_20_Font"/>
    <style:style style:name="T84_51" style:family="text" style:parent-style-name="Default_20_Paragraph_20_Font"/>
    <style:style style:name="T84_52" style:family="text" style:parent-style-name="Default_20_Paragraph_20_Font"/>
    <style:style style:name="T84_53" style:family="text" style:parent-style-name="Default_20_Paragraph_20_Font"/>
    <style:style style:name="T84_54" style:family="text" style:parent-style-name="Default_20_Paragraph_20_Font"/>
    <style:style style:name="T84_55" style:family="text" style:parent-style-name="Default_20_Paragraph_20_Font"/>
    <style:style style:name="T84_56" style:family="text" style:parent-style-name="Default_20_Paragraph_20_Font"/>
    <style:style style:name="T84_57" style:family="text" style:parent-style-name="Default_20_Paragraph_20_Font"/>
    <style:style style:name="T84_58" style:family="text" style:parent-style-name="Default_20_Paragraph_20_Font"/>
    <style:style style:name="T84_59" style:family="text" style:parent-style-name="Default_20_Paragraph_20_Font"/>
    <style:style style:name="T84_60" style:family="text" style:parent-style-name="Default_20_Paragraph_20_Font"/>
    <style:style style:name="T84_61" style:family="text" style:parent-style-name="Default_20_Paragraph_20_Font"/>
    <style:style style:name="T84_62" style:family="text" style:parent-style-name="Default_20_Paragraph_20_Font"/>
    <style:style style:name="T84_63" style:family="text" style:parent-style-name="Default_20_Paragraph_20_Font"/>
    <style:style style:name="T84_64" style:family="text" style:parent-style-name="Default_20_Paragraph_20_Font"/>
    <style:style style:name="T84_65" style:family="text" style:parent-style-name="Default_20_Paragraph_20_Font"/>
    <style:style style:name="T84_66" style:family="text" style:parent-style-name="Default_20_Paragraph_20_Font"/>
    <style:style style:name="T84_67" style:family="text" style:parent-style-name="Default_20_Paragraph_20_Font"/>
    <style:style style:name="T84_68" style:family="text" style:parent-style-name="Default_20_Paragraph_20_Font"/>
    <style:style style:name="T84_69" style:family="text" style:parent-style-name="Default_20_Paragraph_20_Font"/>
    <style:style style:name="T84_70" style:family="text" style:parent-style-name="Default_20_Paragraph_20_Font"/>
    <style:style style:name="T84_71" style:family="text" style:parent-style-name="Default_20_Paragraph_20_Font"/>
    <style:style style:name="T84_72" style:family="text" style:parent-style-name="Default_20_Paragraph_20_Font"/>
    <style:style style:name="T84_73" style:family="text" style:parent-style-name="Default_20_Paragraph_20_Font"/>
    <style:style style:name="T84_74" style:family="text" style:parent-style-name="Default_20_Paragraph_20_Font"/>
    <style:style style:name="T84_75" style:family="text" style:parent-style-name="Default_20_Paragraph_20_Font"/>
    <style:style style:name="T84_76" style:family="text" style:parent-style-name="Default_20_Paragraph_20_Font"/>
    <style:style style:name="T84_77" style:family="text" style:parent-style-name="Default_20_Paragraph_20_Font"/>
    <style:style style:name="T84_78" style:family="text" style:parent-style-name="Default_20_Paragraph_20_Font"/>
    <style:style style:name="T84_79" style:family="text" style:parent-style-name="Default_20_Paragraph_20_Font"/>
    <style:style style:name="T84_80" style:family="text" style:parent-style-name="Default_20_Paragraph_20_Font"/>
    <style:style style:name="T84_81" style:family="text" style:parent-style-name="Default_20_Paragraph_20_Font"/>
    <style:style style:name="T84_82" style:family="text" style:parent-style-name="Default_20_Paragraph_20_Font"/>
    <style:style style:name="T84_83" style:family="text" style:parent-style-name="Default_20_Paragraph_20_Font"/>
    <style:style style:name="T84_84" style:family="text" style:parent-style-name="Default_20_Paragraph_20_Font"/>
    <style:style style:name="T84_85" style:family="text" style:parent-style-name="Default_20_Paragraph_20_Font"/>
    <style:style style:name="T84_86" style:family="text" style:parent-style-name="Default_20_Paragraph_20_Font"/>
    <style:style style:name="T84_87" style:family="text" style:parent-style-name="Default_20_Paragraph_20_Font"/>
    <style:style style:name="T84_88" style:family="text" style:parent-style-name="Default_20_Paragraph_20_Font"/>
    <style:style style:name="T84_89" style:family="text" style:parent-style-name="Default_20_Paragraph_20_Font"/>
    <style:style style:name="T84_90" style:family="text" style:parent-style-name="Default_20_Paragraph_20_Font"/>
    <style:style style:name="T84_91" style:family="text" style:parent-style-name="Default_20_Paragraph_20_Font"/>
    <style:style style:name="T84_92" style:family="text" style:parent-style-name="Default_20_Paragraph_20_Font"/>
    <style:style style:name="T84_93" style:family="text" style:parent-style-name="Default_20_Paragraph_20_Font"/>
    <style:style style:name="T84_94" style:family="text" style:parent-style-name="Default_20_Paragraph_20_Font"/>
    <style:style style:name="T84_95" style:family="text" style:parent-style-name="Default_20_Paragraph_20_Font"/>
    <style:style style:name="T84_96" style:family="text" style:parent-style-name="Default_20_Paragraph_20_Font"/>
    <style:style style:name="T84_97" style:family="text" style:parent-style-name="Default_20_Paragraph_20_Font"/>
    <style:style style:name="T84_98" style:family="text" style:parent-style-name="Default_20_Paragraph_20_Font"/>
    <style:style style:name="T84_99" style:family="text" style:parent-style-name="Default_20_Paragraph_20_Font"/>
    <style:style style:name="T84_100" style:family="text" style:parent-style-name="Default_20_Paragraph_20_Font"/>
    <style:style style:name="T84_101" style:family="text" style:parent-style-name="Default_20_Paragraph_20_Font"/>
    <style:style style:name="T84_102" style:family="text" style:parent-style-name="Default_20_Paragraph_20_Font"/>
    <style:style style:name="T84_103" style:family="text" style:parent-style-name="Default_20_Paragraph_20_Font"/>
    <style:style style:name="T84_104" style:family="text" style:parent-style-name="Default_20_Paragraph_20_Font"/>
    <style:style style:name="T84_105" style:family="text" style:parent-style-name="Default_20_Paragraph_20_Font"/>
    <style:style style:name="T84_106" style:family="text" style:parent-style-name="Default_20_Paragraph_20_Font"/>
    <style:style style:name="T84_107" style:family="text" style:parent-style-name="Default_20_Paragraph_20_Font"/>
    <style:style style:name="T84_108" style:family="text" style:parent-style-name="Default_20_Paragraph_20_Font"/>
    <style:style style:name="T84_109" style:family="text" style:parent-style-name="Default_20_Paragraph_20_Font"/>
    <style:style style:name="T84_110" style:family="text" style:parent-style-name="Default_20_Paragraph_20_Font"/>
    <style:style style:name="P85" style:family="paragraph" style:parent-style-name="Standard">
      <style:paragraph-properties fo:break-before="auto"/>
    </style:style>
    <style:style style:name="P86" style:family="paragraph" style:parent-style-name="Standard">
      <style:paragraph-properties fo:break-before="auto"/>
    </style:style>
    <style:style style:name="T86_1" style:family="text" style:parent-style-name="Default_20_Paragraph_20_Font"/>
    <style:style style:name="T86_2" style:family="text" style:parent-style-name="Default_20_Paragraph_20_Font"/>
    <style:style style:name="T86_3" style:family="text" style:parent-style-name="Default_20_Paragraph_20_Font"/>
    <style:style style:name="T86_4" style:family="text" style:parent-style-name="Default_20_Paragraph_20_Font"/>
    <style:style style:name="T86_5" style:family="text" style:parent-style-name="Default_20_Paragraph_20_Font"/>
    <style:style style:name="T86_6" style:family="text" style:parent-style-name="Default_20_Paragraph_20_Font"/>
    <style:style style:name="T86_7" style:family="text" style:parent-style-name="Default_20_Paragraph_20_Font"/>
    <style:style style:name="T86_8" style:family="text" style:parent-style-name="Default_20_Paragraph_20_Font"/>
    <style:style style:name="T86_9" style:family="text" style:parent-style-name="Default_20_Paragraph_20_Font"/>
    <style:style style:name="T86_10" style:family="text" style:parent-style-name="Default_20_Paragraph_20_Font"/>
    <style:style style:name="T86_11" style:family="text" style:parent-style-name="Default_20_Paragraph_20_Font"/>
    <style:style style:name="T86_12" style:family="text" style:parent-style-name="Default_20_Paragraph_20_Font"/>
    <style:style style:name="P87" style:family="paragraph" style:parent-style-name="Standard">
      <style:paragraph-properties fo:break-before="auto" fo:margin-top="0cm"/>
    </style:style>
    <style:style style:name="T87_1" style:family="text" style:parent-style-name="Default_20_Paragraph_20_Font"/>
    <style:style style:name="T87_2" style:family="text" style:parent-style-name="Default_20_Paragraph_20_Font"/>
    <style:style style:name="T87_3" style:family="text" style:parent-style-name="Default_20_Paragraph_20_Font"/>
    <style:style style:name="T87_4" style:family="text" style:parent-style-name="Default_20_Paragraph_20_Font"/>
    <style:style style:name="T87_5" style:family="text" style:parent-style-name="Default_20_Paragraph_20_Font"/>
    <style:style style:name="T87_6" style:family="text" style:parent-style-name="Default_20_Paragraph_20_Font"/>
    <style:style style:name="T87_7" style:family="text" style:parent-style-name="Default_20_Paragraph_20_Font"/>
    <style:style style:name="T87_8" style:family="text" style:parent-style-name="Default_20_Paragraph_20_Font"/>
    <style:style style:name="T87_9" style:family="text" style:parent-style-name="Default_20_Paragraph_20_Font"/>
    <style:style style:name="T87_10" style:family="text" style:parent-style-name="Default_20_Paragraph_20_Font"/>
    <style:style style:name="T87_11" style:family="text" style:parent-style-name="Default_20_Paragraph_20_Font"/>
    <style:style style:name="T87_12" style:family="text" style:parent-style-name="Default_20_Paragraph_20_Font"/>
    <style:style style:name="T87_13" style:family="text" style:parent-style-name="Default_20_Paragraph_20_Font"/>
    <style:style style:name="T87_14" style:family="text" style:parent-style-name="Default_20_Paragraph_20_Font"/>
    <style:style style:name="T87_15" style:family="text" style:parent-style-name="Default_20_Paragraph_20_Font"/>
    <style:style style:name="T87_16" style:family="text" style:parent-style-name="Default_20_Paragraph_20_Font"/>
    <style:style style:name="T87_17" style:family="text" style:parent-style-name="Default_20_Paragraph_20_Font"/>
    <style:style style:name="T87_18" style:family="text" style:parent-style-name="Default_20_Paragraph_20_Font"/>
    <style:style style:name="T87_19" style:family="text" style:parent-style-name="Default_20_Paragraph_20_Font"/>
    <style:style style:name="T87_20" style:family="text" style:parent-style-name="Default_20_Paragraph_20_Font"/>
    <style:style style:name="T87_21" style:family="text" style:parent-style-name="Default_20_Paragraph_20_Font"/>
    <style:style style:name="T87_22" style:family="text" style:parent-style-name="Default_20_Paragraph_20_Font"/>
    <style:style style:name="T87_23" style:family="text" style:parent-style-name="Default_20_Paragraph_20_Font"/>
    <style:style style:name="T87_24" style:family="text" style:parent-style-name="Default_20_Paragraph_20_Font"/>
    <style:style style:name="T87_25" style:family="text" style:parent-style-name="Default_20_Paragraph_20_Font"/>
    <style:style style:name="T87_26" style:family="text" style:parent-style-name="Default_20_Paragraph_20_Font"/>
    <style:style style:name="T87_27" style:family="text" style:parent-style-name="Default_20_Paragraph_20_Font"/>
    <style:style style:name="T87_28" style:family="text" style:parent-style-name="Default_20_Paragraph_20_Font"/>
    <style:style style:name="T87_29" style:family="text" style:parent-style-name="Default_20_Paragraph_20_Font"/>
    <style:style style:name="T87_30" style:family="text" style:parent-style-name="Default_20_Paragraph_20_Font"/>
    <style:style style:name="T87_31" style:family="text" style:parent-style-name="Default_20_Paragraph_20_Font"/>
    <style:style style:name="T87_32" style:family="text" style:parent-style-name="Default_20_Paragraph_20_Font"/>
    <style:style style:name="T87_33" style:family="text" style:parent-style-name="Default_20_Paragraph_20_Font"/>
    <style:style style:name="T87_34" style:family="text" style:parent-style-name="Default_20_Paragraph_20_Font"/>
    <style:style style:name="T87_35" style:family="text" style:parent-style-name="Default_20_Paragraph_20_Font"/>
    <style:style style:name="T87_36" style:family="text" style:parent-style-name="Default_20_Paragraph_20_Font"/>
    <style:style style:name="T87_37" style:family="text" style:parent-style-name="Default_20_Paragraph_20_Font"/>
    <style:style style:name="T87_38" style:family="text" style:parent-style-name="Default_20_Paragraph_20_Font"/>
    <style:style style:name="T87_39" style:family="text" style:parent-style-name="Default_20_Paragraph_20_Font"/>
    <style:style style:name="T87_40" style:family="text" style:parent-style-name="Default_20_Paragraph_20_Font"/>
    <style:style style:name="T87_41" style:family="text" style:parent-style-name="Default_20_Paragraph_20_Font"/>
    <style:style style:name="T87_42" style:family="text" style:parent-style-name="Default_20_Paragraph_20_Font"/>
    <style:style style:name="T87_43" style:family="text" style:parent-style-name="Default_20_Paragraph_20_Font"/>
    <style:style style:name="T87_44" style:family="text" style:parent-style-name="Default_20_Paragraph_20_Font"/>
    <style:style style:name="T87_45" style:family="text" style:parent-style-name="Default_20_Paragraph_20_Font"/>
    <style:style style:name="T87_46" style:family="text" style:parent-style-name="Default_20_Paragraph_20_Font"/>
    <style:style style:name="T87_47" style:family="text" style:parent-style-name="Default_20_Paragraph_20_Font"/>
    <style:style style:name="T87_48" style:family="text" style:parent-style-name="Default_20_Paragraph_20_Font"/>
    <style:style style:name="T87_49" style:family="text" style:parent-style-name="Default_20_Paragraph_20_Font"/>
    <style:style style:name="T87_50" style:family="text" style:parent-style-name="Default_20_Paragraph_20_Font"/>
    <style:style style:name="T87_51" style:family="text" style:parent-style-name="Default_20_Paragraph_20_Font"/>
    <style:style style:name="T87_52" style:family="text" style:parent-style-name="Default_20_Paragraph_20_Font"/>
    <style:style style:name="T87_53" style:family="text" style:parent-style-name="Default_20_Paragraph_20_Font"/>
    <style:style style:name="T87_54" style:family="text" style:parent-style-name="Default_20_Paragraph_20_Font"/>
    <style:style style:name="T87_55" style:family="text" style:parent-style-name="Default_20_Paragraph_20_Font"/>
    <style:style style:name="T87_56" style:family="text" style:parent-style-name="Default_20_Paragraph_20_Font"/>
    <style:style style:name="T87_57" style:family="text" style:parent-style-name="Default_20_Paragraph_20_Font"/>
    <style:style style:name="T87_58" style:family="text" style:parent-style-name="Default_20_Paragraph_20_Font"/>
    <style:style style:name="T87_59" style:family="text" style:parent-style-name="Default_20_Paragraph_20_Font"/>
    <style:style style:name="T87_60" style:family="text" style:parent-style-name="Default_20_Paragraph_20_Font"/>
    <style:style style:name="T87_61" style:family="text" style:parent-style-name="Default_20_Paragraph_20_Font"/>
    <style:style style:name="T87_62" style:family="text" style:parent-style-name="Default_20_Paragraph_20_Font"/>
    <style:style style:name="T87_63" style:family="text" style:parent-style-name="Default_20_Paragraph_20_Font"/>
    <style:style style:name="T87_64" style:family="text" style:parent-style-name="Default_20_Paragraph_20_Font"/>
    <style:style style:name="T87_65" style:family="text" style:parent-style-name="Default_20_Paragraph_20_Font"/>
    <style:style style:name="T87_66" style:family="text" style:parent-style-name="Default_20_Paragraph_20_Font"/>
    <style:style style:name="T87_67" style:family="text" style:parent-style-name="Default_20_Paragraph_20_Font"/>
    <style:style style:name="T87_68" style:family="text" style:parent-style-name="Default_20_Paragraph_20_Font"/>
    <style:style style:name="T87_69" style:family="text" style:parent-style-name="Default_20_Paragraph_20_Font"/>
    <style:style style:name="T87_70" style:family="text" style:parent-style-name="Default_20_Paragraph_20_Font"/>
    <style:style style:name="T87_71" style:family="text" style:parent-style-name="Default_20_Paragraph_20_Font"/>
    <style:style style:name="T87_72" style:family="text" style:parent-style-name="Default_20_Paragraph_20_Font"/>
    <style:style style:name="T87_73" style:family="text" style:parent-style-name="Default_20_Paragraph_20_Font"/>
    <style:style style:name="T87_74" style:family="text" style:parent-style-name="Default_20_Paragraph_20_Font"/>
    <style:style style:name="T87_75" style:family="text" style:parent-style-name="Default_20_Paragraph_20_Font"/>
    <style:style style:name="T87_76" style:family="text" style:parent-style-name="Default_20_Paragraph_20_Font"/>
    <style:style style:name="T87_77" style:family="text" style:parent-style-name="Default_20_Paragraph_20_Font"/>
    <style:style style:name="T87_78" style:family="text" style:parent-style-name="Default_20_Paragraph_20_Font"/>
    <style:style style:name="T87_79" style:family="text" style:parent-style-name="Default_20_Paragraph_20_Font"/>
    <style:style style:name="T87_80" style:family="text" style:parent-style-name="Default_20_Paragraph_20_Font"/>
    <style:style style:name="T87_81" style:family="text" style:parent-style-name="Default_20_Paragraph_20_Font"/>
    <style:style style:name="T87_82" style:family="text" style:parent-style-name="Default_20_Paragraph_20_Font"/>
    <style:style style:name="T87_83" style:family="text" style:parent-style-name="Default_20_Paragraph_20_Font"/>
    <style:style style:name="T87_84" style:family="text" style:parent-style-name="Default_20_Paragraph_20_Font"/>
    <style:style style:name="T87_85" style:family="text" style:parent-style-name="Default_20_Paragraph_20_Font"/>
    <style:style style:name="T87_86" style:family="text" style:parent-style-name="Default_20_Paragraph_20_Font"/>
    <style:style style:name="T87_87" style:family="text" style:parent-style-name="Default_20_Paragraph_20_Font"/>
    <style:style style:name="T87_88" style:family="text" style:parent-style-name="Default_20_Paragraph_20_Font"/>
    <style:style style:name="T87_89" style:family="text" style:parent-style-name="Default_20_Paragraph_20_Font"/>
    <style:style style:name="T87_90" style:family="text" style:parent-style-name="Default_20_Paragraph_20_Font"/>
    <style:style style:name="T87_91" style:family="text" style:parent-style-name="Default_20_Paragraph_20_Font"/>
    <style:style style:name="T87_92" style:family="text" style:parent-style-name="Default_20_Paragraph_20_Font"/>
    <style:style style:name="T87_93" style:family="text" style:parent-style-name="Default_20_Paragraph_20_Font"/>
    <style:style style:name="T87_94" style:family="text" style:parent-style-name="Default_20_Paragraph_20_Font"/>
    <style:style style:name="T87_95" style:family="text" style:parent-style-name="Default_20_Paragraph_20_Font"/>
    <style:style style:name="T87_96" style:family="text" style:parent-style-name="Default_20_Paragraph_20_Font"/>
    <style:style style:name="T87_97" style:family="text" style:parent-style-name="Default_20_Paragraph_20_Font"/>
    <style:style style:name="T87_98" style:family="text" style:parent-style-name="Default_20_Paragraph_20_Font"/>
    <style:style style:name="T87_99" style:family="text" style:parent-style-name="Default_20_Paragraph_20_Font"/>
    <style:style style:name="T87_100" style:family="text" style:parent-style-name="Default_20_Paragraph_20_Font"/>
    <style:style style:name="T87_101" style:family="text" style:parent-style-name="Default_20_Paragraph_20_Font"/>
    <style:style style:name="T87_102" style:family="text" style:parent-style-name="Default_20_Paragraph_20_Font"/>
    <style:style style:name="T87_103" style:family="text" style:parent-style-name="Default_20_Paragraph_20_Font"/>
    <style:style style:name="T87_104" style:family="text" style:parent-style-name="Default_20_Paragraph_20_Font"/>
    <style:style style:name="T87_105" style:family="text" style:parent-style-name="Default_20_Paragraph_20_Font"/>
    <style:style style:name="T87_106" style:family="text" style:parent-style-name="Default_20_Paragraph_20_Font"/>
    <style:style style:name="T87_107" style:family="text" style:parent-style-name="Default_20_Paragraph_20_Font"/>
    <style:style style:name="T87_108" style:family="text" style:parent-style-name="Default_20_Paragraph_20_Font"/>
    <style:style style:name="T87_109" style:family="text" style:parent-style-name="Default_20_Paragraph_20_Font"/>
    <style:style style:name="T87_110" style:family="text" style:parent-style-name="Default_20_Paragraph_20_Font"/>
    <style:style style:name="T87_111" style:family="text" style:parent-style-name="Default_20_Paragraph_20_Font"/>
    <style:style style:name="T87_112" style:family="text" style:parent-style-name="Default_20_Paragraph_20_Font"/>
    <style:style style:name="T87_113" style:family="text" style:parent-style-name="Default_20_Paragraph_20_Font"/>
    <style:style style:name="T87_114" style:family="text" style:parent-style-name="Default_20_Paragraph_20_Font"/>
    <style:style style:name="T87_115" style:family="text" style:parent-style-name="Default_20_Paragraph_20_Font"/>
    <style:style style:name="T87_116" style:family="text" style:parent-style-name="Default_20_Paragraph_20_Font"/>
    <style:style style:name="T87_117" style:family="text" style:parent-style-name="Default_20_Paragraph_20_Font"/>
    <style:style style:name="T87_118" style:family="text" style:parent-style-name="Default_20_Paragraph_20_Font"/>
    <style:style style:name="T87_119" style:family="text" style:parent-style-name="Default_20_Paragraph_20_Font"/>
    <style:style style:name="T87_120" style:family="text" style:parent-style-name="Default_20_Paragraph_20_Font"/>
    <style:style style:name="T87_121" style:family="text" style:parent-style-name="Default_20_Paragraph_20_Font"/>
    <style:style style:name="T87_122" style:family="text" style:parent-style-name="Default_20_Paragraph_20_Font"/>
    <style:style style:name="T87_123" style:family="text" style:parent-style-name="Default_20_Paragraph_20_Font"/>
    <style:style style:name="T87_124" style:family="text" style:parent-style-name="Default_20_Paragraph_20_Font"/>
    <style:style style:name="T87_125" style:family="text" style:parent-style-name="Default_20_Paragraph_20_Font"/>
    <style:style style:name="T87_126" style:family="text" style:parent-style-name="Default_20_Paragraph_20_Font"/>
    <style:style style:name="T87_127" style:family="text" style:parent-style-name="Default_20_Paragraph_20_Font"/>
    <style:style style:name="T87_128" style:family="text" style:parent-style-name="Default_20_Paragraph_20_Font"/>
    <style:style style:name="T87_129" style:family="text" style:parent-style-name="Default_20_Paragraph_20_Font"/>
    <style:style style:name="T87_130" style:family="text" style:parent-style-name="Default_20_Paragraph_20_Font"/>
    <style:style style:name="T87_131" style:family="text" style:parent-style-name="Default_20_Paragraph_20_Font"/>
    <style:style style:name="T87_132" style:family="text" style:parent-style-name="Default_20_Paragraph_20_Font"/>
    <style:style style:name="T87_133" style:family="text" style:parent-style-name="Default_20_Paragraph_20_Font"/>
    <style:style style:name="T87_134" style:family="text" style:parent-style-name="Default_20_Paragraph_20_Font"/>
    <style:style style:name="T87_135" style:family="text" style:parent-style-name="Default_20_Paragraph_20_Font"/>
    <style:style style:name="T87_136" style:family="text" style:parent-style-name="Default_20_Paragraph_20_Font"/>
    <style:style style:name="T87_137" style:family="text" style:parent-style-name="Default_20_Paragraph_20_Font"/>
    <style:style style:name="T87_138" style:family="text" style:parent-style-name="Default_20_Paragraph_20_Font"/>
    <style:style style:name="T87_139" style:family="text" style:parent-style-name="Default_20_Paragraph_20_Font"/>
    <style:style style:name="T87_140" style:family="text" style:parent-style-name="Default_20_Paragraph_20_Font"/>
    <style:style style:name="T87_141" style:family="text" style:parent-style-name="Default_20_Paragraph_20_Font"/>
    <style:style style:name="T87_142" style:family="text" style:parent-style-name="Default_20_Paragraph_20_Font"/>
    <style:style style:name="T87_143" style:family="text" style:parent-style-name="Default_20_Paragraph_20_Font"/>
    <style:style style:name="T87_144" style:family="text" style:parent-style-name="Default_20_Paragraph_20_Font"/>
    <style:style style:name="T87_145" style:family="text" style:parent-style-name="Default_20_Paragraph_20_Font"/>
    <style:style style:name="T87_146" style:family="text" style:parent-style-name="Default_20_Paragraph_20_Font"/>
    <style:style style:name="T87_147" style:family="text" style:parent-style-name="Default_20_Paragraph_20_Font"/>
    <style:style style:name="T87_148" style:family="text" style:parent-style-name="Default_20_Paragraph_20_Font"/>
    <style:style style:name="P88" style:family="paragraph" style:parent-style-name="Standard">
      <style:paragraph-properties fo:break-before="auto" fo:margin-top="0cm" fo:margin-bottom="0cm"/>
    </style:style>
    <style:style style:name="P89" style:family="paragraph" style:parent-style-name="Standard">
      <style:paragraph-properties fo:break-before="auto"/>
    </style:style>
    <style:style style:name="T89_1" style:family="text" style:parent-style-name="Default_20_Paragraph_20_Font"/>
    <style:style style:name="T89_2" style:family="text" style:parent-style-name="Default_20_Paragraph_20_Font"/>
    <style:style style:name="T89_3" style:family="text" style:parent-style-name="Default_20_Paragraph_20_Font"/>
    <style:style style:name="T89_4" style:family="text" style:parent-style-name="Default_20_Paragraph_20_Font"/>
    <style:style style:name="T89_5" style:family="text" style:parent-style-name="Default_20_Paragraph_20_Font"/>
    <style:style style:name="T89_6" style:family="text" style:parent-style-name="Default_20_Paragraph_20_Font"/>
    <style:style style:name="T89_7" style:family="text" style:parent-style-name="Default_20_Paragraph_20_Font"/>
    <style:style style:name="T89_8" style:family="text" style:parent-style-name="Default_20_Paragraph_20_Font"/>
    <style:style style:name="T89_9" style:family="text" style:parent-style-name="Default_20_Paragraph_20_Font"/>
    <style:style style:name="T89_10" style:family="text" style:parent-style-name="Default_20_Paragraph_20_Font"/>
    <style:style style:name="T89_11" style:family="text" style:parent-style-name="Default_20_Paragraph_20_Font"/>
    <style:style style:name="T89_12" style:family="text" style:parent-style-name="Default_20_Paragraph_20_Font"/>
    <style:style style:name="P90" style:family="paragraph" style:parent-style-name="Standard">
      <style:paragraph-properties fo:break-before="auto"/>
    </style:style>
    <style:style style:name="T90_1" style:family="text" style:parent-style-name="Default_20_Paragraph_20_Font"/>
    <style:style style:name="T90_2" style:family="text" style:parent-style-name="Default_20_Paragraph_20_Font"/>
    <style:style style:name="T90_3" style:family="text" style:parent-style-name="Default_20_Paragraph_20_Font"/>
    <style:style style:name="T90_4" style:family="text" style:parent-style-name="Default_20_Paragraph_20_Font"/>
    <style:style style:name="T90_5" style:family="text" style:parent-style-name="Default_20_Paragraph_20_Font"/>
    <style:style style:name="T90_6" style:family="text" style:parent-style-name="Default_20_Paragraph_20_Font"/>
    <style:style style:name="T90_7" style:family="text" style:parent-style-name="Default_20_Paragraph_20_Font"/>
    <style:style style:name="T90_8" style:family="text" style:parent-style-name="Default_20_Paragraph_20_Font"/>
    <style:style style:name="T90_9" style:family="text" style:parent-style-name="Default_20_Paragraph_20_Font"/>
    <style:style style:name="T90_10" style:family="text" style:parent-style-name="Default_20_Paragraph_20_Font"/>
    <style:style style:name="T90_11" style:family="text" style:parent-style-name="Default_20_Paragraph_20_Font"/>
    <style:style style:name="T90_12" style:family="text" style:parent-style-name="Default_20_Paragraph_20_Font"/>
    <style:style style:name="T90_13" style:family="text" style:parent-style-name="Default_20_Paragraph_20_Font"/>
    <style:style style:name="T90_14" style:family="text" style:parent-style-name="Default_20_Paragraph_20_Font"/>
    <style:style style:name="T90_15" style:family="text" style:parent-style-name="Default_20_Paragraph_20_Font"/>
    <style:style style:name="T90_16" style:family="text" style:parent-style-name="Default_20_Paragraph_20_Font"/>
    <style:style style:name="T90_17" style:family="text" style:parent-style-name="Default_20_Paragraph_20_Font"/>
    <style:style style:name="T90_18" style:family="text" style:parent-style-name="Default_20_Paragraph_20_Font"/>
    <style:style style:name="T90_19" style:family="text" style:parent-style-name="Default_20_Paragraph_20_Font"/>
    <style:style style:name="T90_20" style:family="text" style:parent-style-name="Default_20_Paragraph_20_Font"/>
    <style:style style:name="T90_21" style:family="text" style:parent-style-name="Default_20_Paragraph_20_Font"/>
    <style:style style:name="T90_22" style:family="text" style:parent-style-name="Default_20_Paragraph_20_Font"/>
    <style:style style:name="T90_23" style:family="text" style:parent-style-name="Default_20_Paragraph_20_Font"/>
    <style:style style:name="T90_24" style:family="text" style:parent-style-name="Default_20_Paragraph_20_Font"/>
    <style:style style:name="T90_25" style:family="text" style:parent-style-name="Default_20_Paragraph_20_Font"/>
    <style:style style:name="T90_26" style:family="text" style:parent-style-name="Default_20_Paragraph_20_Font"/>
    <style:style style:name="T90_27" style:family="text" style:parent-style-name="Default_20_Paragraph_20_Font"/>
    <style:style style:name="T90_28" style:family="text" style:parent-style-name="Default_20_Paragraph_20_Font"/>
    <style:style style:name="T90_29" style:family="text" style:parent-style-name="Default_20_Paragraph_20_Font"/>
    <style:style style:name="T90_30" style:family="text" style:parent-style-name="Default_20_Paragraph_20_Font"/>
    <style:style style:name="T90_31" style:family="text" style:parent-style-name="Default_20_Paragraph_20_Font"/>
    <style:style style:name="T90_32" style:family="text" style:parent-style-name="Default_20_Paragraph_20_Font"/>
    <style:style style:name="T90_33" style:family="text" style:parent-style-name="Default_20_Paragraph_20_Font"/>
    <style:style style:name="T90_34" style:family="text" style:parent-style-name="Default_20_Paragraph_20_Font"/>
    <style:style style:name="T90_35" style:family="text" style:parent-style-name="Default_20_Paragraph_20_Font"/>
    <style:style style:name="T90_36" style:family="text" style:parent-style-name="Default_20_Paragraph_20_Font"/>
    <style:style style:name="T90_37" style:family="text" style:parent-style-name="Default_20_Paragraph_20_Font"/>
    <style:style style:name="T90_38" style:family="text" style:parent-style-name="Default_20_Paragraph_20_Font"/>
    <style:style style:name="T90_39" style:family="text" style:parent-style-name="Default_20_Paragraph_20_Font"/>
    <style:style style:name="T90_40" style:family="text" style:parent-style-name="Default_20_Paragraph_20_Font"/>
    <style:style style:name="T90_41" style:family="text" style:parent-style-name="Default_20_Paragraph_20_Font"/>
    <style:style style:name="T90_42" style:family="text" style:parent-style-name="Default_20_Paragraph_20_Font"/>
    <style:style style:name="T90_43" style:family="text" style:parent-style-name="Default_20_Paragraph_20_Font"/>
    <style:style style:name="T90_44" style:family="text" style:parent-style-name="Default_20_Paragraph_20_Font"/>
    <style:style style:name="T90_45" style:family="text" style:parent-style-name="Default_20_Paragraph_20_Font"/>
    <style:style style:name="T90_46" style:family="text" style:parent-style-name="Default_20_Paragraph_20_Font"/>
    <style:style style:name="T90_47" style:family="text" style:parent-style-name="Default_20_Paragraph_20_Font"/>
    <style:style style:name="T90_48" style:family="text" style:parent-style-name="Default_20_Paragraph_20_Font"/>
    <style:style style:name="T90_49" style:family="text" style:parent-style-name="Default_20_Paragraph_20_Font"/>
    <style:style style:name="T90_50" style:family="text" style:parent-style-name="Default_20_Paragraph_20_Font"/>
    <style:style style:name="T90_51" style:family="text" style:parent-style-name="Default_20_Paragraph_20_Font"/>
    <style:style style:name="T90_52" style:family="text" style:parent-style-name="Default_20_Paragraph_20_Font"/>
    <style:style style:name="T90_53" style:family="text" style:parent-style-name="Default_20_Paragraph_20_Font"/>
    <style:style style:name="T90_54" style:family="text" style:parent-style-name="Default_20_Paragraph_20_Font"/>
    <style:style style:name="T90_55" style:family="text" style:parent-style-name="Default_20_Paragraph_20_Font"/>
    <style:style style:name="T90_56" style:family="text" style:parent-style-name="Default_20_Paragraph_20_Font"/>
    <style:style style:name="T90_57" style:family="text" style:parent-style-name="Default_20_Paragraph_20_Font"/>
    <style:style style:name="T90_58" style:family="text" style:parent-style-name="Default_20_Paragraph_20_Font"/>
    <style:style style:name="T90_59" style:family="text" style:parent-style-name="Default_20_Paragraph_20_Font"/>
    <style:style style:name="T90_60" style:family="text" style:parent-style-name="Default_20_Paragraph_20_Font"/>
    <style:style style:name="T90_61" style:family="text" style:parent-style-name="Default_20_Paragraph_20_Font"/>
    <style:style style:name="T90_62" style:family="text" style:parent-style-name="Default_20_Paragraph_20_Font"/>
    <style:style style:name="T90_63" style:family="text" style:parent-style-name="Default_20_Paragraph_20_Font"/>
    <style:style style:name="T90_64" style:family="text" style:parent-style-name="Default_20_Paragraph_20_Font"/>
    <style:style style:name="T90_65" style:family="text" style:parent-style-name="Default_20_Paragraph_20_Font"/>
    <style:style style:name="T90_66" style:family="text" style:parent-style-name="Default_20_Paragraph_20_Font"/>
    <style:style style:name="T90_67" style:family="text" style:parent-style-name="Default_20_Paragraph_20_Font"/>
    <style:style style:name="T90_68" style:family="text" style:parent-style-name="Default_20_Paragraph_20_Font"/>
    <style:style style:name="T90_69" style:family="text" style:parent-style-name="Default_20_Paragraph_20_Font"/>
    <style:style style:name="T90_70" style:family="text" style:parent-style-name="Default_20_Paragraph_20_Font"/>
    <style:style style:name="T90_71" style:family="text" style:parent-style-name="Default_20_Paragraph_20_Font"/>
    <style:style style:name="T90_72" style:family="text" style:parent-style-name="Default_20_Paragraph_20_Font"/>
    <style:style style:name="T90_73" style:family="text" style:parent-style-name="Default_20_Paragraph_20_Font"/>
    <style:style style:name="T90_74" style:family="text" style:parent-style-name="Default_20_Paragraph_20_Font"/>
    <style:style style:name="T90_75" style:family="text" style:parent-style-name="Default_20_Paragraph_20_Font"/>
    <style:style style:name="T90_76" style:family="text" style:parent-style-name="Default_20_Paragraph_20_Font"/>
    <style:style style:name="T90_77" style:family="text" style:parent-style-name="Default_20_Paragraph_20_Font"/>
    <style:style style:name="T90_78" style:family="text" style:parent-style-name="Default_20_Paragraph_20_Font"/>
    <style:style style:name="T90_79" style:family="text" style:parent-style-name="Default_20_Paragraph_20_Font"/>
    <style:style style:name="T90_80" style:family="text" style:parent-style-name="Default_20_Paragraph_20_Font"/>
    <style:style style:name="T90_81" style:family="text" style:parent-style-name="Default_20_Paragraph_20_Font"/>
    <style:style style:name="T90_82" style:family="text" style:parent-style-name="Default_20_Paragraph_20_Font"/>
    <style:style style:name="T90_83" style:family="text" style:parent-style-name="Default_20_Paragraph_20_Font"/>
    <style:style style:name="T90_84" style:family="text" style:parent-style-name="Default_20_Paragraph_20_Font"/>
    <style:style style:name="T90_85" style:family="text" style:parent-style-name="Default_20_Paragraph_20_Font"/>
    <style:style style:name="T90_86" style:family="text" style:parent-style-name="Default_20_Paragraph_20_Font"/>
    <style:style style:name="T90_87" style:family="text" style:parent-style-name="Default_20_Paragraph_20_Font"/>
    <style:style style:name="T90_88" style:family="text" style:parent-style-name="Default_20_Paragraph_20_Font"/>
    <style:style style:name="T90_89" style:family="text" style:parent-style-name="Default_20_Paragraph_20_Font"/>
    <style:style style:name="T90_90" style:family="text" style:parent-style-name="Default_20_Paragraph_20_Font"/>
    <style:style style:name="P91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/>
    </style:style>
    <style:style style:name="T91_1" style:family="text" style:parent-style-name="Default_20_Paragraph_20_Font"/>
    <style:style style:name="T91_2" style:family="text" style:parent-style-name="Default_20_Paragraph_20_Font"/>
    <style:style style:name="T91_3" style:family="text" style:parent-style-name="Default_20_Paragraph_20_Font"/>
    <style:style style:name="T91_4" style:family="text" style:parent-style-name="Default_20_Paragraph_20_Font"/>
    <style:style style:name="T91_5" style:family="text" style:parent-style-name="Default_20_Paragraph_20_Font"/>
    <style:style style:name="T91_6" style:family="text" style:parent-style-name="Default_20_Paragraph_20_Font"/>
    <style:style style:name="T91_7" style:family="text" style:parent-style-name="Default_20_Paragraph_20_Font"/>
    <style:style style:name="P92" style:family="paragraph" style:parent-style-name="Standard">
      <style:paragraph-properties fo:break-before="auto" fo:margin-top="0cm" fo:margin-bottom="0cm"/>
    </style:style>
    <style:style style:name="T92_1" style:family="text" style:parent-style-name="Default_20_Paragraph_20_Font"/>
    <style:style style:name="T92_2" style:family="text" style:parent-style-name="Default_20_Paragraph_20_Font"/>
    <style:style style:name="T92_3" style:family="text" style:parent-style-name="Default_20_Paragraph_20_Font"/>
    <style:style style:name="T92_4" style:family="text" style:parent-style-name="Default_20_Paragraph_20_Font"/>
    <style:style style:name="T92_5" style:family="text" style:parent-style-name="Default_20_Paragraph_20_Font"/>
    <style:style style:name="T92_6" style:family="text" style:parent-style-name="Default_20_Paragraph_20_Font"/>
    <style:style style:name="T92_7" style:family="text" style:parent-style-name="Default_20_Paragraph_20_Font"/>
    <style:style style:name="T92_8" style:family="text" style:parent-style-name="Default_20_Paragraph_20_Font"/>
    <style:style style:name="T92_9" style:family="text" style:parent-style-name="Default_20_Paragraph_20_Font"/>
    <style:style style:name="T92_10" style:family="text" style:parent-style-name="Default_20_Paragraph_20_Font"/>
    <style:style style:name="T92_11" style:family="text" style:parent-style-name="Default_20_Paragraph_20_Font"/>
    <style:style style:name="T92_12" style:family="text" style:parent-style-name="Default_20_Paragraph_20_Font"/>
    <style:style style:name="T92_13" style:family="text" style:parent-style-name="Default_20_Paragraph_20_Font"/>
    <style:style style:name="T92_14" style:family="text" style:parent-style-name="Default_20_Paragraph_20_Font"/>
    <style:style style:name="T92_15" style:family="text" style:parent-style-name="Default_20_Paragraph_20_Font"/>
    <style:style style:name="T92_16" style:family="text" style:parent-style-name="Default_20_Paragraph_20_Font"/>
    <style:style style:name="T92_17" style:family="text" style:parent-style-name="Default_20_Paragraph_20_Font"/>
    <style:style style:name="T92_18" style:family="text" style:parent-style-name="Default_20_Paragraph_20_Font"/>
    <style:style style:name="T92_19" style:family="text" style:parent-style-name="Default_20_Paragraph_20_Font"/>
    <style:style style:name="T92_20" style:family="text" style:parent-style-name="Default_20_Paragraph_20_Font"/>
    <style:style style:name="T92_21" style:family="text" style:parent-style-name="Default_20_Paragraph_20_Font"/>
    <style:style style:name="T92_22" style:family="text" style:parent-style-name="Default_20_Paragraph_20_Font"/>
    <style:style style:name="T92_23" style:family="text" style:parent-style-name="Default_20_Paragraph_20_Font"/>
    <style:style style:name="T92_24" style:family="text" style:parent-style-name="Default_20_Paragraph_20_Font"/>
    <style:style style:name="T92_25" style:family="text" style:parent-style-name="Default_20_Paragraph_20_Font"/>
    <style:style style:name="T92_26" style:family="text" style:parent-style-name="Default_20_Paragraph_20_Font"/>
    <style:style style:name="T92_27" style:family="text" style:parent-style-name="Default_20_Paragraph_20_Font"/>
    <style:style style:name="T92_28" style:family="text" style:parent-style-name="Default_20_Paragraph_20_Font"/>
    <style:style style:name="T92_29" style:family="text" style:parent-style-name="Default_20_Paragraph_20_Font"/>
    <style:style style:name="T92_30" style:family="text" style:parent-style-name="Default_20_Paragraph_20_Font"/>
    <style:style style:name="T92_31" style:family="text" style:parent-style-name="Default_20_Paragraph_20_Font"/>
    <style:style style:name="T92_32" style:family="text" style:parent-style-name="Default_20_Paragraph_20_Font"/>
    <style:style style:name="T92_33" style:family="text" style:parent-style-name="Default_20_Paragraph_20_Font"/>
    <style:style style:name="T92_34" style:family="text" style:parent-style-name="Default_20_Paragraph_20_Font"/>
    <style:style style:name="T92_35" style:family="text" style:parent-style-name="Default_20_Paragraph_20_Font"/>
    <style:style style:name="T92_36" style:family="text" style:parent-style-name="Default_20_Paragraph_20_Font"/>
    <style:style style:name="T92_37" style:family="text" style:parent-style-name="Default_20_Paragraph_20_Font"/>
    <style:style style:name="T92_38" style:family="text" style:parent-style-name="Default_20_Paragraph_20_Font"/>
    <style:style style:name="T92_39" style:family="text" style:parent-style-name="Default_20_Paragraph_20_Font"/>
    <style:style style:name="T92_40" style:family="text" style:parent-style-name="Default_20_Paragraph_20_Font"/>
    <style:style style:name="T92_41" style:family="text" style:parent-style-name="Default_20_Paragraph_20_Font"/>
    <style:style style:name="T92_42" style:family="text" style:parent-style-name="Default_20_Paragraph_20_Font"/>
    <style:style style:name="T92_43" style:family="text" style:parent-style-name="Default_20_Paragraph_20_Font"/>
    <style:style style:name="T92_44" style:family="text" style:parent-style-name="Default_20_Paragraph_20_Font"/>
    <style:style style:name="T92_45" style:family="text" style:parent-style-name="Default_20_Paragraph_20_Font"/>
    <style:style style:name="T92_46" style:family="text" style:parent-style-name="Default_20_Paragraph_20_Font"/>
    <style:style style:name="T92_47" style:family="text" style:parent-style-name="Default_20_Paragraph_20_Font"/>
    <style:style style:name="T92_48" style:family="text" style:parent-style-name="Default_20_Paragraph_20_Font"/>
    <style:style style:name="T92_49" style:family="text" style:parent-style-name="Default_20_Paragraph_20_Font"/>
    <style:style style:name="T92_50" style:family="text" style:parent-style-name="Default_20_Paragraph_20_Font"/>
    <style:style style:name="T92_51" style:family="text" style:parent-style-name="Default_20_Paragraph_20_Font"/>
    <style:style style:name="T92_52" style:family="text" style:parent-style-name="Default_20_Paragraph_20_Font"/>
    <style:style style:name="T92_53" style:family="text" style:parent-style-name="Default_20_Paragraph_20_Font"/>
    <style:style style:name="T92_54" style:family="text" style:parent-style-name="Default_20_Paragraph_20_Font"/>
    <style:style style:name="P93" style:family="paragraph" style:parent-style-name="Heading_20_2">
      <style:paragraph-properties fo:break-before="auto" fo:margin-bottom="0.141cm"/>
    </style:style>
    <style:style style:name="T93_1" style:family="text" style:parent-style-name="Default_20_Paragraph_20_Font"/>
    <style:style style:name="T93_2" style:family="text" style:parent-style-name="Default_20_Paragraph_20_Font"/>
    <style:style style:name="T93_3" style:family="text" style:parent-style-name="Default_20_Paragraph_20_Font"/>
    <style:style style:name="T93_4" style:family="text" style:parent-style-name="Default_20_Paragraph_20_Font"/>
    <style:style style:name="T93_5" style:family="text" style:parent-style-name="Default_20_Paragraph_20_Font"/>
    <style:style style:name="T93_6" style:family="text" style:parent-style-name="Default_20_Paragraph_20_Font"/>
    <style:style style:name="T93_7" style:family="text" style:parent-style-name="Default_20_Paragraph_20_Font"/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4_1" style:family="text" style:parent-style-name="Default_20_Paragraph_20_Font"/>
    <style:style style:name="T94_2" style:family="text" style:parent-style-name="Default_20_Paragraph_20_Font"/>
    <style:style style:name="T94_3" style:family="text" style:parent-style-name="Default_20_Paragraph_20_Font"/>
    <style:style style:name="T94_4" style:family="text" style:parent-style-name="Default_20_Paragraph_20_Font"/>
    <style:style style:name="T94_5" style:family="text" style:parent-style-name="Default_20_Paragraph_20_Font"/>
    <style:style style:name="T94_6" style:family="text" style:parent-style-name="Default_20_Paragraph_20_Font"/>
    <style:style style:name="T94_7" style:family="text" style:parent-style-name="Default_20_Paragraph_20_Font"/>
    <style:style style:name="T94_8" style:family="text" style:parent-style-name="Default_20_Paragraph_20_Font"/>
    <style:style style:name="T94_9" style:family="text" style:parent-style-name="Default_20_Paragraph_20_Font"/>
    <style:style style:name="T94_10" style:family="text" style:parent-style-name="Default_20_Paragraph_20_Font"/>
    <style:style style:name="T94_11" style:family="text" style:parent-style-name="Default_20_Paragraph_20_Font"/>
    <style:style style:name="T94_12" style:family="text" style:parent-style-name="Default_20_Paragraph_20_Font"/>
    <style:style style:name="T94_13" style:family="text" style:parent-style-name="Default_20_Paragraph_20_Font"/>
    <style:style style:name="T94_14" style:family="text" style:parent-style-name="Default_20_Paragraph_20_Font"/>
    <style:style style:name="T94_15" style:family="text" style:parent-style-name="Default_20_Paragraph_20_Font"/>
    <style:style style:name="T94_16" style:family="text" style:parent-style-name="Default_20_Paragraph_20_Font"/>
    <style:style style:name="T94_17" style:family="text" style:parent-style-name="Default_20_Paragraph_20_Font"/>
    <style:style style:name="T94_18" style:family="text" style:parent-style-name="Default_20_Paragraph_20_Font"/>
    <style:style style:name="T94_19" style:family="text" style:parent-style-name="Default_20_Paragraph_20_Font"/>
    <style:style style:name="T94_20" style:family="text" style:parent-style-name="Default_20_Paragraph_20_Font"/>
    <style:style style:name="T94_21" style:family="text" style:parent-style-name="Default_20_Paragraph_20_Font"/>
    <style:style style:name="T94_22" style:family="text" style:parent-style-name="Default_20_Paragraph_20_Font"/>
    <style:style style:name="T94_23" style:family="text" style:parent-style-name="Default_20_Paragraph_20_Font"/>
    <style:style style:name="T94_24" style:family="text" style:parent-style-name="Default_20_Paragraph_20_Font"/>
    <style:style style:name="T94_25" style:family="text" style:parent-style-name="Default_20_Paragraph_20_Font"/>
    <style:style style:name="T94_26" style:family="text" style:parent-style-name="Default_20_Paragraph_20_Font"/>
    <style:style style:name="T94_27" style:family="text" style:parent-style-name="Default_20_Paragraph_20_Font"/>
    <style:style style:name="T94_28" style:family="text" style:parent-style-name="Default_20_Paragraph_20_Font"/>
    <style:style style:name="T94_29" style:family="text" style:parent-style-name="Default_20_Paragraph_20_Font"/>
    <style:style style:name="T94_30" style:family="text" style:parent-style-name="Default_20_Paragraph_20_Font"/>
    <style:style style:name="T94_31" style:family="text" style:parent-style-name="Default_20_Paragraph_20_Font"/>
    <style:style style:name="T94_32" style:family="text" style:parent-style-name="Default_20_Paragraph_20_Font"/>
    <style:style style:name="T94_33" style:family="text" style:parent-style-name="Default_20_Paragraph_20_Font"/>
    <style:style style:name="T94_34" style:family="text" style:parent-style-name="Default_20_Paragraph_20_Font"/>
    <style:style style:name="T94_35" style:family="text" style:parent-style-name="Default_20_Paragraph_20_Font"/>
    <style:style style:name="T94_36" style:family="text" style:parent-style-name="Default_20_Paragraph_20_Font"/>
    <style:style style:name="T94_37" style:family="text" style:parent-style-name="Default_20_Paragraph_20_Font"/>
    <style:style style:name="T94_38" style:family="text" style:parent-style-name="Default_20_Paragraph_20_Font"/>
    <style:style style:name="T94_39" style:family="text" style:parent-style-name="Default_20_Paragraph_20_Font"/>
    <style:style style:name="T94_40" style:family="text" style:parent-style-name="Default_20_Paragraph_20_Font"/>
    <style:style style:name="T94_41" style:family="text" style:parent-style-name="Default_20_Paragraph_20_Font"/>
    <style:style style:name="T94_42" style:family="text" style:parent-style-name="Default_20_Paragraph_20_Font"/>
    <style:style style:name="T94_43" style:family="text" style:parent-style-name="Default_20_Paragraph_20_Font"/>
    <style:style style:name="T94_44" style:family="text" style:parent-style-name="Default_20_Paragraph_20_Font"/>
    <style:style style:name="T94_45" style:family="text" style:parent-style-name="Default_20_Paragraph_20_Font"/>
    <style:style style:name="T94_46" style:family="text" style:parent-style-name="Default_20_Paragraph_20_Font"/>
    <style:style style:name="T94_47" style:family="text" style:parent-style-name="Default_20_Paragraph_20_Font"/>
    <style:style style:name="T94_48" style:family="text" style:parent-style-name="Default_20_Paragraph_20_Font"/>
    <style:style style:name="T94_49" style:family="text" style:parent-style-name="Default_20_Paragraph_20_Font"/>
    <style:style style:name="T94_50" style:family="text" style:parent-style-name="Default_20_Paragraph_20_Font"/>
    <style:style style:name="T94_51" style:family="text" style:parent-style-name="Default_20_Paragraph_20_Font"/>
    <style:style style:name="T94_52" style:family="text" style:parent-style-name="Default_20_Paragraph_20_Font"/>
    <style:style style:name="T94_53" style:family="text" style:parent-style-name="Default_20_Paragraph_20_Font"/>
    <style:style style:name="T94_54" style:family="text" style:parent-style-name="Default_20_Paragraph_20_Font"/>
    <style:style style:name="T94_55" style:family="text" style:parent-style-name="Default_20_Paragraph_20_Font"/>
    <style:style style:name="T94_56" style:family="text" style:parent-style-name="Default_20_Paragraph_20_Font"/>
    <style:style style:name="T94_57" style:family="text" style:parent-style-name="Default_20_Paragraph_20_Font"/>
    <style:style style:name="T94_58" style:family="text" style:parent-style-name="Default_20_Paragraph_20_Font"/>
    <style:style style:name="T94_59" style:family="text" style:parent-style-name="Default_20_Paragraph_20_Font"/>
    <style:style style:name="T94_60" style:family="text" style:parent-style-name="Default_20_Paragraph_20_Font"/>
    <style:style style:name="T94_61" style:family="text" style:parent-style-name="Default_20_Paragraph_20_Font"/>
    <style:style style:name="T94_62" style:family="text" style:parent-style-name="Default_20_Paragraph_20_Font"/>
    <style:style style:name="T94_63" style:family="text" style:parent-style-name="Default_20_Paragraph_20_Font"/>
    <style:style style:name="T94_64" style:family="text" style:parent-style-name="Default_20_Paragraph_20_Font"/>
    <style:style style:name="T94_65" style:family="text" style:parent-style-name="Default_20_Paragraph_20_Font"/>
    <style:style style:name="T94_66" style:family="text" style:parent-style-name="Default_20_Paragraph_20_Font"/>
    <style:style style:name="T94_67" style:family="text" style:parent-style-name="Default_20_Paragraph_20_Font"/>
    <style:style style:name="T94_68" style:family="text" style:parent-style-name="Default_20_Paragraph_20_Font"/>
    <style:style style:name="T94_69" style:family="text" style:parent-style-name="Default_20_Paragraph_20_Font"/>
    <style:style style:name="T94_70" style:family="text" style:parent-style-name="Default_20_Paragraph_20_Font"/>
    <style:style style:name="T94_71" style:family="text" style:parent-style-name="Default_20_Paragraph_20_Font"/>
    <style:style style:name="T94_72" style:family="text" style:parent-style-name="Default_20_Paragraph_20_Font"/>
    <style:style style:name="T94_73" style:family="text" style:parent-style-name="Default_20_Paragraph_20_Font"/>
    <style:style style:name="T94_74" style:family="text" style:parent-style-name="Default_20_Paragraph_20_Font"/>
    <style:style style:name="T94_75" style:family="text" style:parent-style-name="Default_20_Paragraph_20_Font"/>
    <style:style style:name="T94_76" style:family="text" style:parent-style-name="Default_20_Paragraph_20_Font"/>
    <style:style style:name="T94_77" style:family="text" style:parent-style-name="Default_20_Paragraph_20_Font"/>
    <style:style style:name="T94_78" style:family="text" style:parent-style-name="Default_20_Paragraph_20_Font"/>
    <style:style style:name="T94_79" style:family="text" style:parent-style-name="Default_20_Paragraph_20_Font"/>
    <style:style style:name="T94_80" style:family="text" style:parent-style-name="Default_20_Paragraph_20_Font"/>
    <style:style style:name="T94_81" style:family="text" style:parent-style-name="Default_20_Paragraph_20_Font"/>
    <style:style style:name="T94_82" style:family="text" style:parent-style-name="Default_20_Paragraph_20_Font"/>
    <style:style style:name="T94_83" style:family="text" style:parent-style-name="Default_20_Paragraph_20_Font"/>
    <style:style style:name="T94_84" style:family="text" style:parent-style-name="Default_20_Paragraph_20_Font"/>
    <style:style style:name="T94_85" style:family="text" style:parent-style-name="Default_20_Paragraph_20_Font"/>
    <style:style style:name="T94_86" style:family="text" style:parent-style-name="Default_20_Paragraph_20_Font"/>
    <style:style style:name="T94_87" style:family="text" style:parent-style-name="Default_20_Paragraph_20_Font"/>
    <style:style style:name="T94_88" style:family="text" style:parent-style-name="Default_20_Paragraph_20_Font"/>
    <style:style style:name="T94_89" style:family="text" style:parent-style-name="Default_20_Paragraph_20_Font"/>
    <style:style style:name="T94_90" style:family="text" style:parent-style-name="Default_20_Paragraph_20_Font"/>
    <style:style style:name="T94_91" style:family="text" style:parent-style-name="Default_20_Paragraph_20_Font"/>
    <style:style style:name="T94_92" style:family="text" style:parent-style-name="Default_20_Paragraph_20_Font"/>
    <style:style style:name="T94_93" style:family="text" style:parent-style-name="Default_20_Paragraph_20_Font"/>
    <style:style style:name="T94_94" style:family="text" style:parent-style-name="Default_20_Paragraph_20_Font"/>
    <style:style style:name="T94_95" style:family="text" style:parent-style-name="Default_20_Paragraph_20_Font"/>
    <style:style style:name="T94_96" style:family="text" style:parent-style-name="Default_20_Paragraph_20_Font"/>
    <style:style style:name="T94_97" style:family="text" style:parent-style-name="Default_20_Paragraph_20_Font"/>
    <style:style style:name="T94_98" style:family="text" style:parent-style-name="Default_20_Paragraph_20_Font"/>
    <style:style style:name="T94_99" style:family="text" style:parent-style-name="Default_20_Paragraph_20_Font"/>
    <style:style style:name="T94_100" style:family="text" style:parent-style-name="Default_20_Paragraph_20_Font"/>
    <style:style style:name="T94_101" style:family="text" style:parent-style-name="Default_20_Paragraph_20_Font"/>
    <style:style style:name="T94_102" style:family="text" style:parent-style-name="Default_20_Paragraph_20_Font"/>
    <style:style style:name="T94_103" style:family="text" style:parent-style-name="Default_20_Paragraph_20_Font"/>
    <style:style style:name="T94_104" style:family="text" style:parent-style-name="Default_20_Paragraph_20_Font"/>
    <style:style style:name="T94_105" style:family="text" style:parent-style-name="Default_20_Paragraph_20_Font"/>
    <style:style style:name="T94_106" style:family="text" style:parent-style-name="Default_20_Paragraph_20_Font"/>
    <style:style style:name="T94_107" style:family="text" style:parent-style-name="Default_20_Paragraph_20_Font"/>
    <style:style style:name="T94_108" style:family="text" style:parent-style-name="Default_20_Paragraph_20_Font"/>
    <style:style style:name="T94_109" style:family="text" style:parent-style-name="Default_20_Paragraph_20_Font"/>
    <style:style style:name="T94_110" style:family="text" style:parent-style-name="Default_20_Paragraph_20_Font"/>
    <style:style style:name="T94_111" style:family="text" style:parent-style-name="Default_20_Paragraph_20_Font"/>
    <style:style style:name="T94_112" style:family="text" style:parent-style-name="Default_20_Paragraph_20_Font"/>
    <style:style style:name="T94_113" style:family="text" style:parent-style-name="Default_20_Paragraph_20_Font"/>
    <style:style style:name="T94_114" style:family="text" style:parent-style-name="Default_20_Paragraph_20_Font"/>
    <style:style style:name="T94_115" style:family="text" style:parent-style-name="Default_20_Paragraph_20_Font"/>
    <style:style style:name="T94_116" style:family="text" style:parent-style-name="Default_20_Paragraph_20_Font"/>
    <style:style style:name="T94_117" style:family="text" style:parent-style-name="Default_20_Paragraph_20_Font"/>
    <style:style style:name="T94_118" style:family="text" style:parent-style-name="Default_20_Paragraph_20_Font"/>
    <style:style style:name="T94_119" style:family="text" style:parent-style-name="Default_20_Paragraph_20_Font"/>
    <style:style style:name="T94_120" style:family="text" style:parent-style-name="Default_20_Paragraph_20_Font"/>
    <style:style style:name="T94_121" style:family="text" style:parent-style-name="Default_20_Paragraph_20_Font"/>
    <style:style style:name="T94_122" style:family="text" style:parent-style-name="Default_20_Paragraph_20_Font"/>
    <style:style style:name="T94_123" style:family="text" style:parent-style-name="Default_20_Paragraph_20_Font"/>
    <style:style style:name="T94_124" style:family="text" style:parent-style-name="Default_20_Paragraph_20_Font"/>
    <style:style style:name="T94_125" style:family="text" style:parent-style-name="Default_20_Paragraph_20_Font"/>
    <style:style style:name="T94_126" style:family="text" style:parent-style-name="Default_20_Paragraph_20_Font"/>
    <style:style style:name="T94_127" style:family="text" style:parent-style-name="Default_20_Paragraph_20_Font"/>
    <style:style style:name="T94_128" style:family="text" style:parent-style-name="Default_20_Paragraph_20_Font"/>
    <style:style style:name="T94_129" style:family="text" style:parent-style-name="Default_20_Paragraph_20_Font"/>
    <style:style style:name="T94_130" style:family="text" style:parent-style-name="Default_20_Paragraph_20_Font"/>
    <style:style style:name="T94_131" style:family="text" style:parent-style-name="Default_20_Paragraph_20_Font"/>
    <style:style style:name="T94_132" style:family="text" style:parent-style-name="Default_20_Paragraph_20_Font"/>
    <style:style style:name="T94_133" style:family="text" style:parent-style-name="Default_20_Paragraph_20_Font"/>
    <style:style style:name="T94_134" style:family="text" style:parent-style-name="Default_20_Paragraph_20_Font"/>
    <style:style style:name="T94_135" style:family="text" style:parent-style-name="Default_20_Paragraph_20_Font"/>
    <style:style style:name="T94_136" style:family="text" style:parent-style-name="Default_20_Paragraph_20_Font"/>
    <style:style style:name="T94_137" style:family="text" style:parent-style-name="Default_20_Paragraph_20_Font"/>
    <style:style style:name="T94_138" style:family="text" style:parent-style-name="Default_20_Paragraph_20_Font"/>
    <style:style style:name="T94_139" style:family="text" style:parent-style-name="Default_20_Paragraph_20_Font"/>
    <style:style style:name="T94_140" style:family="text" style:parent-style-name="Default_20_Paragraph_20_Font"/>
    <style:style style:name="T94_141" style:family="text" style:parent-style-name="Default_20_Paragraph_20_Font"/>
    <style:style style:name="T94_142" style:family="text" style:parent-style-name="Default_20_Paragraph_20_Font"/>
    <style:style style:name="T94_143" style:family="text" style:parent-style-name="Default_20_Paragraph_20_Font"/>
    <style:style style:name="T94_144" style:family="text" style:parent-style-name="Default_20_Paragraph_20_Font"/>
    <style:style style:name="T94_145" style:family="text" style:parent-style-name="Default_20_Paragraph_20_Font"/>
    <style:style style:name="T94_146" style:family="text" style:parent-style-name="Default_20_Paragraph_20_Font"/>
    <style:style style:name="T94_147" style:family="text" style:parent-style-name="Default_20_Paragraph_20_Font"/>
    <style:style style:name="T94_148" style:family="text" style:parent-style-name="Default_20_Paragraph_20_Font"/>
    <style:style style:name="T94_149" style:family="text" style:parent-style-name="Default_20_Paragraph_20_Font"/>
    <style:style style:name="T94_150" style:family="text" style:parent-style-name="Default_20_Paragraph_20_Font"/>
    <style:style style:name="T94_151" style:family="text" style:parent-style-name="Default_20_Paragraph_20_Font"/>
    <style:style style:name="T94_152" style:family="text" style:parent-style-name="Default_20_Paragraph_20_Font"/>
    <style:style style:name="T94_153" style:family="text" style:parent-style-name="Default_20_Paragraph_20_Font"/>
    <style:style style:name="T94_154" style:family="text" style:parent-style-name="Default_20_Paragraph_20_Font"/>
    <style:style style:name="T94_155" style:family="text" style:parent-style-name="Default_20_Paragraph_20_Font"/>
    <style:style style:name="T94_156" style:family="text" style:parent-style-name="Default_20_Paragraph_20_Font"/>
    <style:style style:name="T94_157" style:family="text" style:parent-style-name="Default_20_Paragraph_20_Font"/>
    <style:style style:name="T94_158" style:family="text" style:parent-style-name="Default_20_Paragraph_20_Font"/>
    <style:style style:name="T94_159" style:family="text" style:parent-style-name="Default_20_Paragraph_20_Font"/>
    <style:style style:name="T94_160" style:family="text" style:parent-style-name="Default_20_Paragraph_20_Font"/>
    <style:style style:name="T94_161" style:family="text" style:parent-style-name="Default_20_Paragraph_20_Font"/>
    <style:style style:name="T94_162" style:family="text" style:parent-style-name="Default_20_Paragraph_20_Font"/>
    <style:style style:name="T94_163" style:family="text" style:parent-style-name="Default_20_Paragraph_20_Font"/>
    <style:style style:name="T94_164" style:family="text" style:parent-style-name="Default_20_Paragraph_20_Font"/>
    <style:style style:name="T94_165" style:family="text" style:parent-style-name="Default_20_Paragraph_20_Font"/>
    <style:style style:name="T94_166" style:family="text" style:parent-style-name="Default_20_Paragraph_20_Font"/>
    <style:style style:name="T94_167" style:family="text" style:parent-style-name="Default_20_Paragraph_20_Font"/>
    <style:style style:name="T94_168" style:family="text" style:parent-style-name="Default_20_Paragraph_20_Font"/>
    <style:style style:name="T94_169" style:family="text" style:parent-style-name="Default_20_Paragraph_20_Font"/>
    <style:style style:name="T94_170" style:family="text" style:parent-style-name="Default_20_Paragraph_20_Font"/>
    <style:style style:name="T94_171" style:family="text" style:parent-style-name="Default_20_Paragraph_20_Font"/>
    <style:style style:name="T94_172" style:family="text" style:parent-style-name="Default_20_Paragraph_20_Font"/>
    <style:style style:name="T94_173" style:family="text" style:parent-style-name="Default_20_Paragraph_20_Font"/>
    <style:style style:name="T94_174" style:family="text" style:parent-style-name="Default_20_Paragraph_20_Font"/>
    <style:style style:name="T94_175" style:family="text" style:parent-style-name="Default_20_Paragraph_20_Font"/>
    <style:style style:name="T94_176" style:family="text" style:parent-style-name="Default_20_Paragraph_20_Font"/>
    <style:style style:name="T94_177" style:family="text" style:parent-style-name="Default_20_Paragraph_20_Font"/>
    <style:style style:name="T94_178" style:family="text" style:parent-style-name="Default_20_Paragraph_20_Font"/>
    <style:style style:name="T94_179" style:family="text" style:parent-style-name="Default_20_Paragraph_20_Font"/>
    <style:style style:name="T94_180" style:family="text" style:parent-style-name="Default_20_Paragraph_20_Font"/>
    <style:style style:name="T94_181" style:family="text" style:parent-style-name="Default_20_Paragraph_20_Font"/>
    <style:style style:name="T94_182" style:family="text" style:parent-style-name="Default_20_Paragraph_20_Font"/>
    <style:style style:name="T94_183" style:family="text" style:parent-style-name="Default_20_Paragraph_20_Font"/>
    <style:style style:name="T94_184" style:family="text" style:parent-style-name="Default_20_Paragraph_20_Font"/>
    <style:style style:name="T94_185" style:family="text" style:parent-style-name="Default_20_Paragraph_20_Font"/>
    <style:style style:name="T94_186" style:family="text" style:parent-style-name="Default_20_Paragraph_20_Font"/>
    <style:style style:name="T94_187" style:family="text" style:parent-style-name="Default_20_Paragraph_20_Font"/>
    <style:style style:name="T94_188" style:family="text" style:parent-style-name="Default_20_Paragraph_20_Font"/>
    <style:style style:name="T94_189" style:family="text" style:parent-style-name="Default_20_Paragraph_20_Font"/>
    <style:style style:name="T94_190" style:family="text" style:parent-style-name="Default_20_Paragraph_20_Font"/>
    <style:style style:name="T94_191" style:family="text" style:parent-style-name="Default_20_Paragraph_20_Font"/>
    <style:style style:name="T94_192" style:family="text" style:parent-style-name="Default_20_Paragraph_20_Font"/>
    <style:style style:name="T94_193" style:family="text" style:parent-style-name="Default_20_Paragraph_20_Font"/>
    <style:style style:name="T94_194" style:family="text" style:parent-style-name="Default_20_Paragraph_20_Font"/>
    <style:style style:name="T94_195" style:family="text" style:parent-style-name="Default_20_Paragraph_20_Font"/>
    <style:style style:name="T94_196" style:family="text" style:parent-style-name="Default_20_Paragraph_20_Font"/>
    <style:style style:name="T94_197" style:family="text" style:parent-style-name="Default_20_Paragraph_20_Font"/>
    <style:style style:name="T94_198" style:family="text" style:parent-style-name="Default_20_Paragraph_20_Font"/>
    <style:style style:name="T94_199" style:family="text" style:parent-style-name="Default_20_Paragraph_20_Font"/>
    <style:style style:name="T94_200" style:family="text" style:parent-style-name="Default_20_Paragraph_20_Font"/>
    <style:style style:name="T94_201" style:family="text" style:parent-style-name="Default_20_Paragraph_20_Font"/>
    <style:style style:name="T94_202" style:family="text" style:parent-style-name="Default_20_Paragraph_20_Font"/>
    <style:style style:name="T94_203" style:family="text" style:parent-style-name="Default_20_Paragraph_20_Font"/>
    <style:style style:name="T94_204" style:family="text" style:parent-style-name="Default_20_Paragraph_20_Font"/>
    <style:style style:name="T94_205" style:family="text" style:parent-style-name="Default_20_Paragraph_20_Font"/>
    <style:style style:name="T94_206" style:family="text" style:parent-style-name="Default_20_Paragraph_20_Font"/>
    <style:style style:name="T94_207" style:family="text" style:parent-style-name="Default_20_Paragraph_20_Font"/>
    <style:style style:name="T94_208" style:family="text" style:parent-style-name="Default_20_Paragraph_20_Font"/>
    <style:style style:name="T94_209" style:family="text" style:parent-style-name="Default_20_Paragraph_20_Font"/>
    <style:style style:name="T94_210" style:family="text" style:parent-style-name="Default_20_Paragraph_20_Font"/>
    <style:style style:name="T94_211" style:family="text" style:parent-style-name="Default_20_Paragraph_20_Font"/>
    <style:style style:name="T94_212" style:family="text" style:parent-style-name="Default_20_Paragraph_20_Font"/>
    <style:style style:name="T94_213" style:family="text" style:parent-style-name="Default_20_Paragraph_20_Font"/>
    <style:style style:name="T94_214" style:family="text" style:parent-style-name="Default_20_Paragraph_20_Font"/>
    <style:style style:name="T94_215" style:family="text" style:parent-style-name="Default_20_Paragraph_20_Font"/>
    <style:style style:name="T94_216" style:family="text" style:parent-style-name="Default_20_Paragraph_20_Font"/>
    <style:style style:name="T94_217" style:family="text" style:parent-style-name="Default_20_Paragraph_20_Font"/>
    <style:style style:name="T94_218" style:family="text" style:parent-style-name="Default_20_Paragraph_20_Font"/>
    <style:style style:name="T94_219" style:family="text" style:parent-style-name="Default_20_Paragraph_20_Font"/>
    <style:style style:name="T94_220" style:family="text" style:parent-style-name="Default_20_Paragraph_20_Font"/>
    <style:style style:name="T94_221" style:family="text" style:parent-style-name="Default_20_Paragraph_20_Font"/>
    <style:style style:name="T94_222" style:family="text" style:parent-style-name="Default_20_Paragraph_20_Font"/>
    <style:style style:name="T94_223" style:family="text" style:parent-style-name="Default_20_Paragraph_20_Font"/>
    <style:style style:name="T94_224" style:family="text" style:parent-style-name="Default_20_Paragraph_20_Font"/>
    <style:style style:name="T94_225" style:family="text" style:parent-style-name="Default_20_Paragraph_20_Font"/>
    <style:style style:name="T94_226" style:family="text" style:parent-style-name="Default_20_Paragraph_20_Font"/>
    <style:style style:name="T94_227" style:family="text" style:parent-style-name="Default_20_Paragraph_20_Font"/>
    <style:style style:name="T94_228" style:family="text" style:parent-style-name="Default_20_Paragraph_20_Font"/>
    <style:style style:name="T94_229" style:family="text" style:parent-style-name="Default_20_Paragraph_20_Font"/>
    <style:style style:name="T94_230" style:family="text" style:parent-style-name="Default_20_Paragraph_20_Font"/>
    <style:style style:name="T94_231" style:family="text" style:parent-style-name="Default_20_Paragraph_20_Font"/>
    <style:style style:name="T94_232" style:family="text" style:parent-style-name="Default_20_Paragraph_20_Font"/>
    <style:style style:name="T94_233" style:family="text" style:parent-style-name="Default_20_Paragraph_20_Font"/>
    <style:style style:name="T94_234" style:family="text" style:parent-style-name="Default_20_Paragraph_20_Font"/>
    <style:style style:name="T94_235" style:family="text" style:parent-style-name="Default_20_Paragraph_20_Font"/>
    <style:style style:name="T94_236" style:family="text" style:parent-style-name="Default_20_Paragraph_20_Font"/>
    <style:style style:name="T94_237" style:family="text" style:parent-style-name="Default_20_Paragraph_20_Font"/>
    <style:style style:name="T94_238" style:family="text" style:parent-style-name="Default_20_Paragraph_20_Font"/>
    <style:style style:name="T94_239" style:family="text" style:parent-style-name="Default_20_Paragraph_20_Font"/>
    <style:style style:name="T94_240" style:family="text" style:parent-style-name="Default_20_Paragraph_20_Font"/>
    <style:style style:name="T94_241" style:family="text" style:parent-style-name="Default_20_Paragraph_20_Font"/>
    <style:style style:name="T94_242" style:family="text" style:parent-style-name="Default_20_Paragraph_20_Font"/>
    <style:style style:name="T94_243" style:family="text" style:parent-style-name="Default_20_Paragraph_20_Font"/>
    <style:style style:name="T94_244" style:family="text" style:parent-style-name="Default_20_Paragraph_20_Font"/>
    <style:style style:name="T94_245" style:family="text" style:parent-style-name="Default_20_Paragraph_20_Font"/>
    <style:style style:name="T94_246" style:family="text" style:parent-style-name="Default_20_Paragraph_20_Font"/>
    <style:style style:name="T94_247" style:family="text" style:parent-style-name="Default_20_Paragraph_20_Font"/>
    <style:style style:name="T94_248" style:family="text" style:parent-style-name="Default_20_Paragraph_20_Font"/>
    <style:style style:name="T94_249" style:family="text" style:parent-style-name="Default_20_Paragraph_20_Font"/>
    <style:style style:name="T94_250" style:family="text" style:parent-style-name="Default_20_Paragraph_20_Font"/>
    <style:style style:name="T94_251" style:family="text" style:parent-style-name="Default_20_Paragraph_20_Font"/>
    <style:style style:name="T94_252" style:family="text" style:parent-style-name="Default_20_Paragraph_20_Font"/>
    <style:style style:name="T94_253" style:family="text" style:parent-style-name="Default_20_Paragraph_20_Font"/>
    <style:style style:name="T94_254" style:family="text" style:parent-style-name="Default_20_Paragraph_20_Font"/>
    <style:style style:name="T94_255" style:family="text" style:parent-style-name="Default_20_Paragraph_20_Font"/>
    <style:style style:name="T94_256" style:family="text" style:parent-style-name="Default_20_Paragraph_20_Font"/>
    <style:style style:name="T94_257" style:family="text" style:parent-style-name="Default_20_Paragraph_20_Font"/>
    <style:style style:name="T94_258" style:family="text" style:parent-style-name="Default_20_Paragraph_20_Font"/>
    <style:style style:name="T94_259" style:family="text" style:parent-style-name="Default_20_Paragraph_20_Font"/>
    <style:style style:name="T94_260" style:family="text" style:parent-style-name="Default_20_Paragraph_20_Font"/>
    <style:style style:name="T94_261" style:family="text" style:parent-style-name="Default_20_Paragraph_20_Font"/>
    <style:style style:name="T94_262" style:family="text" style:parent-style-name="Default_20_Paragraph_20_Font"/>
    <style:style style:name="T94_263" style:family="text" style:parent-style-name="Default_20_Paragraph_20_Font"/>
    <style:style style:name="T94_264" style:family="text" style:parent-style-name="Default_20_Paragraph_20_Font"/>
    <style:style style:name="T94_265" style:family="text" style:parent-style-name="Default_20_Paragraph_20_Font"/>
    <style:style style:name="T94_266" style:family="text" style:parent-style-name="Default_20_Paragraph_20_Font"/>
    <style:style style:name="T94_267" style:family="text" style:parent-style-name="Default_20_Paragraph_20_Font"/>
    <style:style style:name="T94_268" style:family="text" style:parent-style-name="Default_20_Paragraph_20_Font"/>
    <style:style style:name="T94_269" style:family="text" style:parent-style-name="Default_20_Paragraph_20_Font"/>
    <style:style style:name="T94_270" style:family="text" style:parent-style-name="Default_20_Paragraph_20_Font"/>
    <style:style style:name="T94_271" style:family="text" style:parent-style-name="Default_20_Paragraph_20_Font"/>
    <style:style style:name="T94_272" style:family="text" style:parent-style-name="Default_20_Paragraph_20_Font"/>
    <style:style style:name="T94_273" style:family="text" style:parent-style-name="Default_20_Paragraph_20_Font"/>
    <style:style style:name="T94_274" style:family="text" style:parent-style-name="Default_20_Paragraph_20_Font"/>
    <style:style style:name="T94_275" style:family="text" style:parent-style-name="Default_20_Paragraph_20_Font"/>
    <style:style style:name="T94_276" style:family="text" style:parent-style-name="Default_20_Paragraph_20_Font"/>
    <style:style style:name="T94_277" style:family="text" style:parent-style-name="Default_20_Paragraph_20_Font"/>
    <style:style style:name="T94_278" style:family="text" style:parent-style-name="Default_20_Paragraph_20_Font"/>
    <style:style style:name="T94_279" style:family="text" style:parent-style-name="Default_20_Paragraph_20_Font"/>
    <style:style style:name="T94_280" style:family="text" style:parent-style-name="Default_20_Paragraph_20_Font"/>
    <style:style style:name="T94_281" style:family="text" style:parent-style-name="Default_20_Paragraph_20_Font"/>
    <style:style style:name="T94_282" style:family="text" style:parent-style-name="Default_20_Paragraph_20_Font"/>
    <style:style style:name="T94_283" style:family="text" style:parent-style-name="Default_20_Paragraph_20_Font"/>
    <style:style style:name="T94_284" style:family="text" style:parent-style-name="Default_20_Paragraph_20_Font"/>
    <style:style style:name="T94_285" style:family="text" style:parent-style-name="Default_20_Paragraph_20_Font"/>
    <style:style style:name="T94_286" style:family="text" style:parent-style-name="Default_20_Paragraph_20_Font"/>
    <style:style style:name="T94_287" style:family="text" style:parent-style-name="Default_20_Paragraph_20_Font"/>
    <style:style style:name="T94_288" style:family="text" style:parent-style-name="Default_20_Paragraph_20_Font"/>
    <style:style style:name="T94_289" style:family="text" style:parent-style-name="Default_20_Paragraph_20_Font"/>
    <style:style style:name="T94_290" style:family="text" style:parent-style-name="Default_20_Paragraph_20_Font"/>
    <style:style style:name="T94_291" style:family="text" style:parent-style-name="Default_20_Paragraph_20_Font"/>
    <style:style style:name="T94_292" style:family="text" style:parent-style-name="Default_20_Paragraph_20_Font"/>
    <style:style style:name="T94_293" style:family="text" style:parent-style-name="Default_20_Paragraph_20_Font"/>
    <style:style style:name="T94_294" style:family="text" style:parent-style-name="Default_20_Paragraph_20_Font"/>
    <style:style style:name="T94_295" style:family="text" style:parent-style-name="Default_20_Paragraph_20_Font"/>
    <style:style style:name="T94_296" style:family="text" style:parent-style-name="Default_20_Paragraph_20_Font"/>
    <style:style style:name="T94_297" style:family="text" style:parent-style-name="Default_20_Paragraph_20_Font"/>
    <style:style style:name="T94_298" style:family="text" style:parent-style-name="Default_20_Paragraph_20_Font"/>
    <style:style style:name="T94_299" style:family="text" style:parent-style-name="Default_20_Paragraph_20_Font"/>
    <style:style style:name="T94_300" style:family="text" style:parent-style-name="Default_20_Paragraph_20_Font"/>
    <style:style style:name="T94_301" style:family="text" style:parent-style-name="Default_20_Paragraph_20_Font"/>
    <style:style style:name="T94_302" style:family="text" style:parent-style-name="Default_20_Paragraph_20_Font"/>
    <style:style style:name="P95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/>
    </style:style>
    <style:style style:name="T95_1" style:family="text" style:parent-style-name="Default_20_Paragraph_20_Font"/>
    <style:style style:name="T95_2" style:family="text" style:parent-style-name="Default_20_Paragraph_20_Font"/>
    <style:style style:name="T95_3" style:family="text" style:parent-style-name="Default_20_Paragraph_20_Font"/>
    <style:style style:name="T95_4" style:family="text" style:parent-style-name="Default_20_Paragraph_20_Font"/>
    <style:style style:name="T95_5" style:family="text" style:parent-style-name="Default_20_Paragraph_20_Font"/>
    <style:style style:name="P96" style:family="paragraph" style:parent-style-name="Standard">
      <style:paragraph-properties fo:break-before="auto" fo:margin-top="0cm"/>
    </style:style>
    <style:style style:name="T96_1" style:family="text" style:parent-style-name="Default_20_Paragraph_20_Font"/>
    <style:style style:name="T96_2" style:family="text" style:parent-style-name="Default_20_Paragraph_20_Font"/>
    <style:style style:name="T96_3" style:family="text" style:parent-style-name="Default_20_Paragraph_20_Font"/>
    <style:style style:name="T96_4" style:family="text" style:parent-style-name="Default_20_Paragraph_20_Font"/>
    <style:style style:name="T96_5" style:family="text" style:parent-style-name="Default_20_Paragraph_20_Font"/>
    <style:style style:name="T96_6" style:family="text" style:parent-style-name="Default_20_Paragraph_20_Font"/>
    <style:style style:name="T96_7" style:family="text" style:parent-style-name="Default_20_Paragraph_20_Font"/>
    <style:style style:name="T96_8" style:family="text" style:parent-style-name="Default_20_Paragraph_20_Font"/>
    <style:style style:name="T96_9" style:family="text" style:parent-style-name="Default_20_Paragraph_20_Font"/>
    <style:style style:name="T96_10" style:family="text" style:parent-style-name="Default_20_Paragraph_20_Font"/>
    <style:style style:name="T96_11" style:family="text" style:parent-style-name="Default_20_Paragraph_20_Font"/>
    <style:style style:name="T96_12" style:family="text" style:parent-style-name="Default_20_Paragraph_20_Font"/>
    <style:style style:name="T96_13" style:family="text" style:parent-style-name="Default_20_Paragraph_20_Font"/>
    <style:style style:name="T96_14" style:family="text" style:parent-style-name="Default_20_Paragraph_20_Font"/>
    <style:style style:name="T96_15" style:family="text" style:parent-style-name="Default_20_Paragraph_20_Font"/>
    <style:style style:name="T96_16" style:family="text" style:parent-style-name="Default_20_Paragraph_20_Font"/>
    <style:style style:name="T96_17" style:family="text" style:parent-style-name="Default_20_Paragraph_20_Font"/>
    <style:style style:name="T96_18" style:family="text" style:parent-style-name="Default_20_Paragraph_20_Font"/>
    <style:style style:name="T96_19" style:family="text" style:parent-style-name="Default_20_Paragraph_20_Font"/>
    <style:style style:name="T96_20" style:family="text" style:parent-style-name="Default_20_Paragraph_20_Font"/>
    <style:style style:name="T96_21" style:family="text" style:parent-style-name="Default_20_Paragraph_20_Font"/>
    <style:style style:name="T96_22" style:family="text" style:parent-style-name="Default_20_Paragraph_20_Font"/>
    <style:style style:name="T96_23" style:family="text" style:parent-style-name="Default_20_Paragraph_20_Font"/>
    <style:style style:name="T96_24" style:family="text" style:parent-style-name="Default_20_Paragraph_20_Font"/>
    <style:style style:name="P97" style:family="paragraph" style:parent-style-name="Heading_20_2">
      <style:paragraph-properties fo:text-align="left" fo:break-before="auto" fo:text-indent="0cm" fo:line-height="115%" fo:margin-top="0.635cm" fo:margin-bottom="0.141cm" fo:margin-left="0cm" fo:margin-right="0cm"/>
    </style:style>
    <style:style style:name="T97_1" style:family="text" style:parent-style-name="Default_20_Paragraph_20_Font"/>
    <style:style style:name="T97_2" style:family="text" style:parent-style-name="Default_20_Paragraph_20_Font"/>
    <style:style style:name="T97_3" style:family="text" style:parent-style-name="Default_20_Paragraph_20_Font"/>
    <style:style style:name="T97_4" style:family="text" style:parent-style-name="Default_20_Paragraph_20_Font"/>
    <style:style style:name="T97_5" style:family="text" style:parent-style-name="Default_20_Paragraph_20_Font"/>
    <style:style style:name="T97_6" style:family="text" style:parent-style-name="Default_20_Paragraph_20_Font"/>
    <style:style style:name="T97_7" style:family="text" style:parent-style-name="Default_20_Paragraph_20_Font"/>
    <style:style style:name="T97_8" style:family="text" style:parent-style-name="Default_20_Paragraph_20_Font"/>
    <style:style style:name="T97_9" style:family="text" style:parent-style-name="Default_20_Paragraph_20_Font"/>
    <style:style style:name="P98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98_1" style:family="text" style:parent-style-name="Default_20_Paragraph_20_Font"/>
    <style:style style:name="T98_2" style:family="text" style:parent-style-name="Default_20_Paragraph_20_Font"/>
    <style:style style:name="T98_3" style:family="text" style:parent-style-name="Default_20_Paragraph_20_Font"/>
    <style:style style:name="T98_4" style:family="text" style:parent-style-name="Default_20_Paragraph_20_Font"/>
    <style:style style:name="T98_5" style:family="text" style:parent-style-name="Default_20_Paragraph_20_Font"/>
    <style:style style:name="T98_6" style:family="text" style:parent-style-name="Default_20_Paragraph_20_Font"/>
    <style:style style:name="T98_7" style:family="text" style:parent-style-name="Default_20_Paragraph_20_Font"/>
    <style:style style:name="T98_8" style:family="text" style:parent-style-name="Default_20_Paragraph_20_Font"/>
    <style:style style:name="T98_9" style:family="text" style:parent-style-name="Default_20_Paragraph_20_Font"/>
    <style:style style:name="T98_10" style:family="text" style:parent-style-name="Default_20_Paragraph_20_Font"/>
    <style:style style:name="T98_11" style:family="text" style:parent-style-name="Default_20_Paragraph_20_Font"/>
    <style:style style:name="T98_12" style:family="text" style:parent-style-name="Default_20_Paragraph_20_Font"/>
    <style:style style:name="T98_13" style:family="text" style:parent-style-name="Default_20_Paragraph_20_Font"/>
    <style:style style:name="T98_14" style:family="text" style:parent-style-name="Default_20_Paragraph_20_Font"/>
    <style:style style:name="T98_15" style:family="text" style:parent-style-name="Default_20_Paragraph_20_Font"/>
    <style:style style:name="T98_16" style:family="text" style:parent-style-name="Default_20_Paragraph_20_Font"/>
    <style:style style:name="T98_17" style:family="text" style:parent-style-name="Default_20_Paragraph_20_Font"/>
    <style:style style:name="T98_18" style:family="text" style:parent-style-name="Default_20_Paragraph_20_Font"/>
    <style:style style:name="T98_19" style:family="text" style:parent-style-name="Default_20_Paragraph_20_Font"/>
    <style:style style:name="T98_20" style:family="text" style:parent-style-name="Default_20_Paragraph_20_Font"/>
    <style:style style:name="T98_21" style:family="text" style:parent-style-name="Default_20_Paragraph_20_Font"/>
    <style:style style:name="T98_22" style:family="text" style:parent-style-name="Default_20_Paragraph_20_Font"/>
    <style:style style:name="T98_23" style:family="text" style:parent-style-name="Default_20_Paragraph_20_Font"/>
    <style:style style:name="T98_24" style:family="text" style:parent-style-name="Default_20_Paragraph_20_Font"/>
    <style:style style:name="T98_25" style:family="text" style:parent-style-name="Default_20_Paragraph_20_Font"/>
    <style:style style:name="T98_26" style:family="text" style:parent-style-name="Default_20_Paragraph_20_Font"/>
    <style:style style:name="T98_27" style:family="text" style:parent-style-name="Default_20_Paragraph_20_Font"/>
    <style:style style:name="T98_28" style:family="text" style:parent-style-name="Default_20_Paragraph_20_Font"/>
    <style:style style:name="T98_29" style:family="text" style:parent-style-name="Default_20_Paragraph_20_Font"/>
    <style:style style:name="T98_30" style:family="text" style:parent-style-name="Default_20_Paragraph_20_Font"/>
    <style:style style:name="P99" style:family="paragraph" style:parent-style-name="Standard">
      <style:paragraph-properties fo:text-align="left" fo:break-before="auto" fo:line-height="115%" fo:margin-top="0cm" fo:margin-left="1.27cm" fo:margin-right="0cm"/>
      <style:text-properties fo:font-weight="bold" style:font-weight-asian="bold" style:font-weight-complex="bold"/>
    </style:style>
    <style:style style:name="T99_1" style:family="text" style:parent-style-name="Default_20_Paragraph_20_Font">
      <style:text-properties fo:font-weight="bold" style:font-weight-asian="bold" style:font-weight-complex="bold"/>
    </style:style>
    <style:style style:name="P100" style:family="paragraph" style:parent-style-name="Standard">
      <style:paragraph-properties fo:text-align="left" fo:break-before="auto" fo:line-height="115%" fo:margin-top="0cm" fo:margin-left="2.54cm" fo:margin-right="0cm"/>
    </style:style>
    <style:style style:name="T100_1" style:family="text" style:parent-style-name="Default_20_Paragraph_20_Font"/>
    <style:style style:name="T100_2" style:family="text" style:parent-style-name="Default_20_Paragraph_20_Font"/>
    <style:style style:name="T100_3" style:family="text" style:parent-style-name="Default_20_Paragraph_20_Font"/>
    <style:style style:name="T100_4" style:family="text" style:parent-style-name="Default_20_Paragraph_20_Font"/>
    <style:style style:name="T100_5" style:family="text" style:parent-style-name="Default_20_Paragraph_20_Font"/>
    <style:style style:name="T100_6" style:family="text" style:parent-style-name="Default_20_Paragraph_20_Font"/>
    <style:style style:name="T100_7" style:family="text" style:parent-style-name="Default_20_Paragraph_20_Font"/>
    <style:style style:name="T100_8" style:family="text" style:parent-style-name="Default_20_Paragraph_20_Font"/>
    <style:style style:name="T100_9" style:family="text" style:parent-style-name="Default_20_Paragraph_20_Font"/>
    <style:style style:name="T100_10" style:family="text" style:parent-style-name="Default_20_Paragraph_20_Font"/>
    <style:style style:name="T100_11" style:family="text" style:parent-style-name="Default_20_Paragraph_20_Font"/>
    <style:style style:name="T100_12" style:family="text" style:parent-style-name="Default_20_Paragraph_20_Font"/>
    <style:style style:name="T100_13" style:family="text" style:parent-style-name="Default_20_Paragraph_20_Font"/>
    <style:style style:name="T100_14" style:family="text" style:parent-style-name="Default_20_Paragraph_20_Font"/>
    <style:style style:name="T100_15" style:family="text" style:parent-style-name="Default_20_Paragraph_20_Font"/>
    <style:style style:name="T100_16" style:family="text" style:parent-style-name="Default_20_Paragraph_20_Font"/>
    <style:style style:name="T100_17" style:family="text" style:parent-style-name="Default_20_Paragraph_20_Font"/>
    <style:style style:name="T100_18" style:family="text" style:parent-style-name="Default_20_Paragraph_20_Font"/>
    <style:style style:name="T100_19" style:family="text" style:parent-style-name="Default_20_Paragraph_20_Font"/>
    <style:style style:name="T100_20" style:family="text" style:parent-style-name="Default_20_Paragraph_20_Font"/>
    <style:style style:name="T100_21" style:family="text" style:parent-style-name="Default_20_Paragraph_20_Font"/>
    <style:style style:name="T100_22" style:family="text" style:parent-style-name="Default_20_Paragraph_20_Font"/>
    <style:style style:name="T100_23" style:family="text" style:parent-style-name="Default_20_Paragraph_20_Font"/>
    <style:style style:name="T100_24" style:family="text" style:parent-style-name="Default_20_Paragraph_20_Font"/>
    <style:style style:name="T100_25" style:family="text" style:parent-style-name="Default_20_Paragraph_20_Font"/>
    <style:style style:name="T100_26" style:family="text" style:parent-style-name="Default_20_Paragraph_20_Font"/>
    <style:style style:name="T100_27" style:family="text" style:parent-style-name="Default_20_Paragraph_20_Font"/>
    <style:style style:name="T100_28" style:family="text" style:parent-style-name="Default_20_Paragraph_20_Font"/>
    <style:style style:name="T100_29" style:family="text" style:parent-style-name="Default_20_Paragraph_20_Font"/>
    <style:style style:name="T100_30" style:family="text" style:parent-style-name="Default_20_Paragraph_20_Font"/>
    <style:style style:name="T100_31" style:family="text" style:parent-style-name="Default_20_Paragraph_20_Font"/>
    <style:style style:name="T100_32" style:family="text" style:parent-style-name="Default_20_Paragraph_20_Font"/>
    <style:style style:name="T100_33" style:family="text" style:parent-style-name="Default_20_Paragraph_20_Font"/>
    <style:style style:name="T100_34" style:family="text" style:parent-style-name="Default_20_Paragraph_20_Font"/>
    <style:style style:name="T100_35" style:family="text" style:parent-style-name="Default_20_Paragraph_20_Font"/>
    <style:style style:name="T100_36" style:family="text" style:parent-style-name="Default_20_Paragraph_20_Font"/>
    <style:style style:name="T100_37" style:family="text" style:parent-style-name="Default_20_Paragraph_20_Font"/>
    <style:style style:name="T100_38" style:family="text" style:parent-style-name="Default_20_Paragraph_20_Font"/>
    <style:style style:name="T100_39" style:family="text" style:parent-style-name="Default_20_Paragraph_20_Font"/>
    <style:style style:name="T100_40" style:family="text" style:parent-style-name="Default_20_Paragraph_20_Font"/>
    <style:style style:name="T100_41" style:family="text" style:parent-style-name="Default_20_Paragraph_20_Font"/>
    <style:style style:name="T100_42" style:family="text" style:parent-style-name="Default_20_Paragraph_20_Font"/>
    <style:style style:name="T100_43" style:family="text" style:parent-style-name="Default_20_Paragraph_20_Font"/>
    <style:style style:name="T100_44" style:family="text" style:parent-style-name="Default_20_Paragraph_20_Font"/>
    <style:style style:name="T100_45" style:family="text" style:parent-style-name="Default_20_Paragraph_20_Font"/>
    <style:style style:name="T100_46" style:family="text" style:parent-style-name="Default_20_Paragraph_20_Font"/>
    <style:style style:name="T100_47" style:family="text" style:parent-style-name="Default_20_Paragraph_20_Font"/>
    <style:style style:name="T100_48" style:family="text" style:parent-style-name="Default_20_Paragraph_20_Font"/>
    <style:style style:name="T100_49" style:family="text" style:parent-style-name="Default_20_Paragraph_20_Font"/>
    <style:style style:name="T100_50" style:family="text" style:parent-style-name="Default_20_Paragraph_20_Font"/>
    <style:style style:name="T100_51" style:family="text" style:parent-style-name="Default_20_Paragraph_20_Font"/>
    <style:style style:name="T100_52" style:family="text" style:parent-style-name="Default_20_Paragraph_20_Font"/>
    <style:style style:name="T100_53" style:family="text" style:parent-style-name="Default_20_Paragraph_20_Font"/>
    <style:style style:name="T100_54" style:family="text" style:parent-style-name="Default_20_Paragraph_20_Font"/>
    <style:style style:name="T100_55" style:family="text" style:parent-style-name="Default_20_Paragraph_20_Font"/>
    <style:style style:name="T100_56" style:family="text" style:parent-style-name="Default_20_Paragraph_20_Font"/>
    <style:style style:name="T100_57" style:family="text" style:parent-style-name="Default_20_Paragraph_20_Font"/>
    <style:style style:name="T100_58" style:family="text" style:parent-style-name="Default_20_Paragraph_20_Font"/>
    <style:style style:name="T100_59" style:family="text" style:parent-style-name="Default_20_Paragraph_20_Font"/>
    <style:style style:name="T100_60" style:family="text" style:parent-style-name="Default_20_Paragraph_20_Font"/>
    <style:style style:name="T100_61" style:family="text" style:parent-style-name="Default_20_Paragraph_20_Font"/>
    <style:style style:name="T100_62" style:family="text" style:parent-style-name="Default_20_Paragraph_20_Font"/>
    <style:style style:name="T100_63" style:family="text" style:parent-style-name="Default_20_Paragraph_20_Font"/>
    <style:style style:name="T100_64" style:family="text" style:parent-style-name="Default_20_Paragraph_20_Font"/>
    <style:style style:name="T100_65" style:family="text" style:parent-style-name="Default_20_Paragraph_20_Font"/>
    <style:style style:name="T100_66" style:family="text" style:parent-style-name="Default_20_Paragraph_20_Font"/>
    <style:style style:name="T100_67" style:family="text" style:parent-style-name="Default_20_Paragraph_20_Font"/>
    <style:style style:name="T100_68" style:family="text" style:parent-style-name="Default_20_Paragraph_20_Font"/>
    <style:style style:name="T100_69" style:family="text" style:parent-style-name="Default_20_Paragraph_20_Font"/>
    <style:style style:name="T100_70" style:family="text" style:parent-style-name="Default_20_Paragraph_20_Font"/>
    <style:style style:name="T100_71" style:family="text" style:parent-style-name="Default_20_Paragraph_20_Font"/>
    <style:style style:name="T100_72" style:family="text" style:parent-style-name="Default_20_Paragraph_20_Font"/>
    <style:style style:name="T100_73" style:family="text" style:parent-style-name="Default_20_Paragraph_20_Font"/>
    <style:style style:name="T100_74" style:family="text" style:parent-style-name="Default_20_Paragraph_20_Font"/>
    <style:style style:name="T100_75" style:family="text" style:parent-style-name="Default_20_Paragraph_20_Font"/>
    <style:style style:name="T100_76" style:family="text" style:parent-style-name="Default_20_Paragraph_20_Font"/>
    <style:style style:name="T100_77" style:family="text" style:parent-style-name="Default_20_Paragraph_20_Font"/>
    <style:style style:name="T100_78" style:family="text" style:parent-style-name="Default_20_Paragraph_20_Font"/>
    <style:style style:name="T100_79" style:family="text" style:parent-style-name="Default_20_Paragraph_20_Font"/>
    <style:style style:name="T100_80" style:family="text" style:parent-style-name="Default_20_Paragraph_20_Font"/>
    <style:style style:name="T100_81" style:family="text" style:parent-style-name="Default_20_Paragraph_20_Font"/>
    <style:style style:name="T100_82" style:family="text" style:parent-style-name="Default_20_Paragraph_20_Font"/>
    <style:style style:name="T100_83" style:family="text" style:parent-style-name="Default_20_Paragraph_20_Font"/>
    <style:style style:name="T100_84" style:family="text" style:parent-style-name="Default_20_Paragraph_20_Font"/>
    <style:style style:name="T100_85" style:family="text" style:parent-style-name="Default_20_Paragraph_20_Font"/>
    <style:style style:name="T100_86" style:family="text" style:parent-style-name="Default_20_Paragraph_20_Font"/>
    <style:style style:name="T100_87" style:family="text" style:parent-style-name="Default_20_Paragraph_20_Font"/>
    <style:style style:name="T100_88" style:family="text" style:parent-style-name="Default_20_Paragraph_20_Font"/>
    <style:style style:name="T100_89" style:family="text" style:parent-style-name="Default_20_Paragraph_20_Font"/>
    <style:style style:name="T100_90" style:family="text" style:parent-style-name="Default_20_Paragraph_20_Font"/>
    <style:style style:name="T100_91" style:family="text" style:parent-style-name="Default_20_Paragraph_20_Font"/>
    <style:style style:name="T100_92" style:family="text" style:parent-style-name="Default_20_Paragraph_20_Font"/>
    <style:style style:name="T100_93" style:family="text" style:parent-style-name="Default_20_Paragraph_20_Font"/>
    <style:style style:name="T100_94" style:family="text" style:parent-style-name="Default_20_Paragraph_20_Font"/>
    <style:style style:name="T100_95" style:family="text" style:parent-style-name="Default_20_Paragraph_20_Font"/>
    <style:style style:name="T100_96" style:family="text" style:parent-style-name="Default_20_Paragraph_20_Font"/>
    <style:style style:name="T100_97" style:family="text" style:parent-style-name="Default_20_Paragraph_20_Font"/>
    <style:style style:name="T100_98" style:family="text" style:parent-style-name="Default_20_Paragraph_20_Font"/>
    <style:style style:name="P101" style:family="paragraph" style:parent-style-name="Standard">
      <style:paragraph-properties fo:text-align="left" fo:break-before="auto" fo:line-height="115%" fo:margin-top="0cm" fo:margin-left="2.54cm" fo:margin-right="0cm"/>
    </style:style>
    <style:style style:name="T101_1" style:family="text" style:parent-style-name="Default_20_Paragraph_20_Font"/>
    <style:style style:name="T101_2" style:family="text" style:parent-style-name="Default_20_Paragraph_20_Font"/>
    <style:style style:name="T101_3" style:family="text" style:parent-style-name="Default_20_Paragraph_20_Font"/>
    <style:style style:name="T101_4" style:family="text" style:parent-style-name="Default_20_Paragraph_20_Font"/>
    <style:style style:name="T101_5" style:family="text" style:parent-style-name="Default_20_Paragraph_20_Font"/>
    <style:style style:name="T101_6" style:family="text" style:parent-style-name="Default_20_Paragraph_20_Font"/>
    <style:style style:name="T101_7" style:family="text" style:parent-style-name="Default_20_Paragraph_20_Font"/>
    <style:style style:name="T101_8" style:family="text" style:parent-style-name="Default_20_Paragraph_20_Font"/>
    <style:style style:name="T101_9" style:family="text" style:parent-style-name="Default_20_Paragraph_20_Font"/>
    <style:style style:name="T101_10" style:family="text" style:parent-style-name="Default_20_Paragraph_20_Font"/>
    <style:style style:name="T101_11" style:family="text" style:parent-style-name="Default_20_Paragraph_20_Font"/>
    <style:style style:name="T101_12" style:family="text" style:parent-style-name="Default_20_Paragraph_20_Font"/>
    <style:style style:name="T101_13" style:family="text" style:parent-style-name="Default_20_Paragraph_20_Font"/>
    <style:style style:name="T101_14" style:family="text" style:parent-style-name="Default_20_Paragraph_20_Font"/>
    <style:style style:name="T101_15" style:family="text" style:parent-style-name="Default_20_Paragraph_20_Font"/>
    <style:style style:name="T101_16" style:family="text" style:parent-style-name="Default_20_Paragraph_20_Font"/>
    <style:style style:name="T101_17" style:family="text" style:parent-style-name="Default_20_Paragraph_20_Font"/>
    <style:style style:name="T101_18" style:family="text" style:parent-style-name="Default_20_Paragraph_20_Font"/>
    <style:style style:name="T101_19" style:family="text" style:parent-style-name="Default_20_Paragraph_20_Font"/>
    <style:style style:name="T101_20" style:family="text" style:parent-style-name="Default_20_Paragraph_20_Font"/>
    <style:style style:name="T101_21" style:family="text" style:parent-style-name="Default_20_Paragraph_20_Font"/>
    <style:style style:name="T101_22" style:family="text" style:parent-style-name="Default_20_Paragraph_20_Font"/>
    <style:style style:name="T101_23" style:family="text" style:parent-style-name="Default_20_Paragraph_20_Font"/>
    <style:style style:name="T101_24" style:family="text" style:parent-style-name="Default_20_Paragraph_20_Font"/>
    <style:style style:name="T101_25" style:family="text" style:parent-style-name="Default_20_Paragraph_20_Font"/>
    <style:style style:name="T101_26" style:family="text" style:parent-style-name="Default_20_Paragraph_20_Font"/>
    <style:style style:name="T101_27" style:family="text" style:parent-style-name="Default_20_Paragraph_20_Font"/>
    <style:style style:name="T101_28" style:family="text" style:parent-style-name="Default_20_Paragraph_20_Font"/>
    <style:style style:name="T101_29" style:family="text" style:parent-style-name="Default_20_Paragraph_20_Font"/>
    <style:style style:name="T101_30" style:family="text" style:parent-style-name="Default_20_Paragraph_20_Font"/>
    <style:style style:name="T101_31" style:family="text" style:parent-style-name="Default_20_Paragraph_20_Font"/>
    <style:style style:name="T101_32" style:family="text" style:parent-style-name="Default_20_Paragraph_20_Font"/>
    <style:style style:name="T101_33" style:family="text" style:parent-style-name="Default_20_Paragraph_20_Font"/>
    <style:style style:name="T101_34" style:family="text" style:parent-style-name="Default_20_Paragraph_20_Font"/>
    <style:style style:name="T101_35" style:family="text" style:parent-style-name="Default_20_Paragraph_20_Font"/>
    <style:style style:name="T101_36" style:family="text" style:parent-style-name="Default_20_Paragraph_20_Font"/>
    <style:style style:name="T101_37" style:family="text" style:parent-style-name="Default_20_Paragraph_20_Font"/>
    <style:style style:name="T101_38" style:family="text" style:parent-style-name="Default_20_Paragraph_20_Font"/>
    <style:style style:name="T101_39" style:family="text" style:parent-style-name="Default_20_Paragraph_20_Font"/>
    <style:style style:name="T101_40" style:family="text" style:parent-style-name="Default_20_Paragraph_20_Font"/>
    <style:style style:name="T101_41" style:family="text" style:parent-style-name="Default_20_Paragraph_20_Font"/>
    <style:style style:name="T101_42" style:family="text" style:parent-style-name="Default_20_Paragraph_20_Font"/>
    <style:style style:name="T101_43" style:family="text" style:parent-style-name="Default_20_Paragraph_20_Font"/>
    <style:style style:name="T101_44" style:family="text" style:parent-style-name="Default_20_Paragraph_20_Font"/>
    <style:style style:name="T101_45" style:family="text" style:parent-style-name="Default_20_Paragraph_20_Font"/>
    <style:style style:name="T101_46" style:family="text" style:parent-style-name="Default_20_Paragraph_20_Font"/>
    <style:style style:name="T101_47" style:family="text" style:parent-style-name="Default_20_Paragraph_20_Font"/>
    <style:style style:name="T101_48" style:family="text" style:parent-style-name="Default_20_Paragraph_20_Font"/>
    <style:style style:name="T101_49" style:family="text" style:parent-style-name="Default_20_Paragraph_20_Font"/>
    <style:style style:name="T101_50" style:family="text" style:parent-style-name="Default_20_Paragraph_20_Font"/>
    <style:style style:name="T101_51" style:family="text" style:parent-style-name="Default_20_Paragraph_20_Font"/>
    <style:style style:name="T101_52" style:family="text" style:parent-style-name="Default_20_Paragraph_20_Font"/>
    <style:style style:name="T101_53" style:family="text" style:parent-style-name="Default_20_Paragraph_20_Font"/>
    <style:style style:name="T101_54" style:family="text" style:parent-style-name="Default_20_Paragraph_20_Font"/>
    <style:style style:name="T101_55" style:family="text" style:parent-style-name="Default_20_Paragraph_20_Font"/>
    <style:style style:name="T101_56" style:family="text" style:parent-style-name="Default_20_Paragraph_20_Font"/>
    <style:style style:name="T101_57" style:family="text" style:parent-style-name="Default_20_Paragraph_20_Font"/>
    <style:style style:name="T101_58" style:family="text" style:parent-style-name="Default_20_Paragraph_20_Font"/>
    <style:style style:name="T101_59" style:family="text" style:parent-style-name="Default_20_Paragraph_20_Font"/>
    <style:style style:name="T101_60" style:family="text" style:parent-style-name="Default_20_Paragraph_20_Font"/>
    <style:style style:name="T101_61" style:family="text" style:parent-style-name="Default_20_Paragraph_20_Font"/>
    <style:style style:name="T101_62" style:family="text" style:parent-style-name="Default_20_Paragraph_20_Font"/>
    <style:style style:name="T101_63" style:family="text" style:parent-style-name="Default_20_Paragraph_20_Font"/>
    <style:style style:name="T101_64" style:family="text" style:parent-style-name="Default_20_Paragraph_20_Font"/>
    <style:style style:name="T101_65" style:family="text" style:parent-style-name="Default_20_Paragraph_20_Font"/>
    <style:style style:name="T101_66" style:family="text" style:parent-style-name="Default_20_Paragraph_20_Font"/>
    <style:style style:name="T101_67" style:family="text" style:parent-style-name="Default_20_Paragraph_20_Font"/>
    <style:style style:name="T101_68" style:family="text" style:parent-style-name="Default_20_Paragraph_20_Font"/>
    <style:style style:name="T101_69" style:family="text" style:parent-style-name="Default_20_Paragraph_20_Font"/>
    <style:style style:name="T101_70" style:family="text" style:parent-style-name="Default_20_Paragraph_20_Font"/>
    <style:style style:name="T101_71" style:family="text" style:parent-style-name="Default_20_Paragraph_20_Font"/>
    <style:style style:name="T101_72" style:family="text" style:parent-style-name="Default_20_Paragraph_20_Font"/>
    <style:style style:name="T101_73" style:family="text" style:parent-style-name="Default_20_Paragraph_20_Font"/>
    <style:style style:name="T101_74" style:family="text" style:parent-style-name="Default_20_Paragraph_20_Font"/>
    <style:style style:name="T101_75" style:family="text" style:parent-style-name="Default_20_Paragraph_20_Font"/>
    <style:style style:name="T101_76" style:family="text" style:parent-style-name="Default_20_Paragraph_20_Font"/>
    <style:style style:name="T101_77" style:family="text" style:parent-style-name="Default_20_Paragraph_20_Font"/>
    <style:style style:name="T101_78" style:family="text" style:parent-style-name="Default_20_Paragraph_20_Font"/>
    <style:style style:name="T101_79" style:family="text" style:parent-style-name="Default_20_Paragraph_20_Font"/>
    <style:style style:name="T101_80" style:family="text" style:parent-style-name="Default_20_Paragraph_20_Font"/>
    <style:style style:name="T101_81" style:family="text" style:parent-style-name="Default_20_Paragraph_20_Font"/>
    <style:style style:name="T101_82" style:family="text" style:parent-style-name="Default_20_Paragraph_20_Font"/>
    <style:style style:name="T101_83" style:family="text" style:parent-style-name="Default_20_Paragraph_20_Font"/>
    <style:style style:name="T101_84" style:family="text" style:parent-style-name="Default_20_Paragraph_20_Font"/>
    <style:style style:name="T101_85" style:family="text" style:parent-style-name="Default_20_Paragraph_20_Font"/>
    <style:style style:name="T101_86" style:family="text" style:parent-style-name="Default_20_Paragraph_20_Font"/>
    <style:style style:name="T101_87" style:family="text" style:parent-style-name="Default_20_Paragraph_20_Font"/>
    <style:style style:name="T101_88" style:family="text" style:parent-style-name="Default_20_Paragraph_20_Font"/>
    <style:style style:name="T101_89" style:family="text" style:parent-style-name="Default_20_Paragraph_20_Font"/>
    <style:style style:name="T101_90" style:family="text" style:parent-style-name="Default_20_Paragraph_20_Font"/>
    <style:style style:name="T101_91" style:family="text" style:parent-style-name="Default_20_Paragraph_20_Font"/>
    <style:style style:name="T101_92" style:family="text" style:parent-style-name="Default_20_Paragraph_20_Font"/>
    <style:style style:name="T101_93" style:family="text" style:parent-style-name="Default_20_Paragraph_20_Font"/>
    <style:style style:name="T101_94" style:family="text" style:parent-style-name="Default_20_Paragraph_20_Font"/>
    <style:style style:name="T101_95" style:family="text" style:parent-style-name="Default_20_Paragraph_20_Font"/>
    <style:style style:name="T101_96" style:family="text" style:parent-style-name="Default_20_Paragraph_20_Font"/>
    <style:style style:name="T101_97" style:family="text" style:parent-style-name="Default_20_Paragraph_20_Font"/>
    <style:style style:name="T101_98" style:family="text" style:parent-style-name="Default_20_Paragraph_20_Font"/>
    <style:style style:name="T101_99" style:family="text" style:parent-style-name="Default_20_Paragraph_20_Font"/>
    <style:style style:name="T101_100" style:family="text" style:parent-style-name="Default_20_Paragraph_20_Font"/>
    <style:style style:name="T101_101" style:family="text" style:parent-style-name="Default_20_Paragraph_20_Font"/>
    <style:style style:name="T101_102" style:family="text" style:parent-style-name="Default_20_Paragraph_20_Font"/>
    <style:style style:name="T101_103" style:family="text" style:parent-style-name="Default_20_Paragraph_20_Font"/>
    <style:style style:name="T101_104" style:family="text" style:parent-style-name="Default_20_Paragraph_20_Font"/>
    <style:style style:name="T101_105" style:family="text" style:parent-style-name="Default_20_Paragraph_20_Font"/>
    <style:style style:name="T101_106" style:family="text" style:parent-style-name="Default_20_Paragraph_20_Font"/>
    <style:style style:name="T101_107" style:family="text" style:parent-style-name="Default_20_Paragraph_20_Font"/>
    <style:style style:name="T101_108" style:family="text" style:parent-style-name="Default_20_Paragraph_20_Font"/>
    <style:style style:name="T101_109" style:family="text" style:parent-style-name="Default_20_Paragraph_20_Font"/>
    <style:style style:name="T101_110" style:family="text" style:parent-style-name="Default_20_Paragraph_20_Font"/>
    <style:style style:name="T101_111" style:family="text" style:parent-style-name="Default_20_Paragraph_20_Font"/>
    <style:style style:name="T101_112" style:family="text" style:parent-style-name="Default_20_Paragraph_20_Font"/>
    <style:style style:name="T101_113" style:family="text" style:parent-style-name="Default_20_Paragraph_20_Font"/>
    <style:style style:name="T101_114" style:family="text" style:parent-style-name="Default_20_Paragraph_20_Font"/>
    <style:style style:name="T101_115" style:family="text" style:parent-style-name="Default_20_Paragraph_20_Font"/>
    <style:style style:name="T101_116" style:family="text" style:parent-style-name="Default_20_Paragraph_20_Font"/>
    <style:style style:name="T101_117" style:family="text" style:parent-style-name="Default_20_Paragraph_20_Font"/>
    <style:style style:name="T101_118" style:family="text" style:parent-style-name="Default_20_Paragraph_20_Font"/>
    <style:style style:name="T101_119" style:family="text" style:parent-style-name="Default_20_Paragraph_20_Font"/>
    <style:style style:name="T101_120" style:family="text" style:parent-style-name="Default_20_Paragraph_20_Font"/>
    <style:style style:name="T101_121" style:family="text" style:parent-style-name="Default_20_Paragraph_20_Font"/>
    <style:style style:name="T101_122" style:family="text" style:parent-style-name="Default_20_Paragraph_20_Font"/>
    <style:style style:name="T101_123" style:family="text" style:parent-style-name="Default_20_Paragraph_20_Font"/>
    <style:style style:name="T101_124" style:family="text" style:parent-style-name="Default_20_Paragraph_20_Font"/>
    <style:style style:name="T101_125" style:family="text" style:parent-style-name="Default_20_Paragraph_20_Font"/>
    <style:style style:name="T101_126" style:family="text" style:parent-style-name="Default_20_Paragraph_20_Font"/>
    <style:style style:name="T101_127" style:family="text" style:parent-style-name="Default_20_Paragraph_20_Font"/>
    <style:style style:name="T101_128" style:family="text" style:parent-style-name="Default_20_Paragraph_20_Font"/>
    <style:style style:name="T101_129" style:family="text" style:parent-style-name="Default_20_Paragraph_20_Font"/>
    <style:style style:name="T101_130" style:family="text" style:parent-style-name="Default_20_Paragraph_20_Font"/>
    <style:style style:name="T101_131" style:family="text" style:parent-style-name="Default_20_Paragraph_20_Font"/>
    <style:style style:name="T101_132" style:family="text" style:parent-style-name="Default_20_Paragraph_20_Font"/>
    <style:style style:name="T101_133" style:family="text" style:parent-style-name="Default_20_Paragraph_20_Font"/>
    <style:style style:name="T101_134" style:family="text" style:parent-style-name="Default_20_Paragraph_20_Font"/>
    <style:style style:name="T101_135" style:family="text" style:parent-style-name="Default_20_Paragraph_20_Font"/>
    <style:style style:name="T101_136" style:family="text" style:parent-style-name="Default_20_Paragraph_20_Font"/>
    <style:style style:name="T101_137" style:family="text" style:parent-style-name="Default_20_Paragraph_20_Font"/>
    <style:style style:name="T101_138" style:family="text" style:parent-style-name="Default_20_Paragraph_20_Font"/>
    <style:style style:name="T101_139" style:family="text" style:parent-style-name="Default_20_Paragraph_20_Font"/>
    <style:style style:name="T101_140" style:family="text" style:parent-style-name="Default_20_Paragraph_20_Font"/>
    <style:style style:name="T101_141" style:family="text" style:parent-style-name="Default_20_Paragraph_20_Font"/>
    <style:style style:name="T101_142" style:family="text" style:parent-style-name="Default_20_Paragraph_20_Font"/>
    <style:style style:name="T101_143" style:family="text" style:parent-style-name="Default_20_Paragraph_20_Font"/>
    <style:style style:name="T101_144" style:family="text" style:parent-style-name="Default_20_Paragraph_20_Font"/>
    <style:style style:name="T101_145" style:family="text" style:parent-style-name="Default_20_Paragraph_20_Font"/>
    <style:style style:name="T101_146" style:family="text" style:parent-style-name="Default_20_Paragraph_20_Font"/>
    <style:style style:name="T101_147" style:family="text" style:parent-style-name="Default_20_Paragraph_20_Font"/>
    <style:style style:name="T101_148" style:family="text" style:parent-style-name="Default_20_Paragraph_20_Font"/>
    <style:style style:name="T101_149" style:family="text" style:parent-style-name="Default_20_Paragraph_20_Font"/>
    <style:style style:name="T101_150" style:family="text" style:parent-style-name="Default_20_Paragraph_20_Font"/>
    <style:style style:name="T101_151" style:family="text" style:parent-style-name="Default_20_Paragraph_20_Font"/>
    <style:style style:name="T101_152" style:family="text" style:parent-style-name="Default_20_Paragraph_20_Font"/>
    <style:style style:name="T101_153" style:family="text" style:parent-style-name="Default_20_Paragraph_20_Font"/>
    <style:style style:name="T101_154" style:family="text" style:parent-style-name="Default_20_Paragraph_20_Font"/>
    <style:style style:name="T101_155" style:family="text" style:parent-style-name="Default_20_Paragraph_20_Font"/>
    <style:style style:name="T101_156" style:family="text" style:parent-style-name="Default_20_Paragraph_20_Font"/>
    <style:style style:name="T101_157" style:family="text" style:parent-style-name="Default_20_Paragraph_20_Font"/>
    <style:style style:name="T101_158" style:family="text" style:parent-style-name="Default_20_Paragraph_20_Font"/>
    <style:style style:name="T101_159" style:family="text" style:parent-style-name="Default_20_Paragraph_20_Font"/>
    <style:style style:name="T101_160" style:family="text" style:parent-style-name="Default_20_Paragraph_20_Font"/>
    <style:style style:name="T101_161" style:family="text" style:parent-style-name="Default_20_Paragraph_20_Font"/>
    <style:style style:name="T101_162" style:family="text" style:parent-style-name="Default_20_Paragraph_20_Font"/>
    <style:style style:name="T101_163" style:family="text" style:parent-style-name="Default_20_Paragraph_20_Font"/>
    <style:style style:name="T101_164" style:family="text" style:parent-style-name="Default_20_Paragraph_20_Font"/>
    <style:style style:name="T101_165" style:family="text" style:parent-style-name="Default_20_Paragraph_20_Font"/>
    <style:style style:name="T101_166" style:family="text" style:parent-style-name="Default_20_Paragraph_20_Font"/>
    <style:style style:name="T101_167" style:family="text" style:parent-style-name="Default_20_Paragraph_20_Font"/>
    <style:style style:name="T101_168" style:family="text" style:parent-style-name="Default_20_Paragraph_20_Font"/>
    <style:style style:name="T101_169" style:family="text" style:parent-style-name="Default_20_Paragraph_20_Font"/>
    <style:style style:name="T101_170" style:family="text" style:parent-style-name="Default_20_Paragraph_20_Font"/>
    <style:style style:name="T101_171" style:family="text" style:parent-style-name="Default_20_Paragraph_20_Font"/>
    <style:style style:name="T101_172" style:family="text" style:parent-style-name="Default_20_Paragraph_20_Font"/>
    <style:style style:name="T101_173" style:family="text" style:parent-style-name="Default_20_Paragraph_20_Font"/>
    <style:style style:name="T101_174" style:family="text" style:parent-style-name="Default_20_Paragraph_20_Font"/>
    <style:style style:name="T101_175" style:family="text" style:parent-style-name="Default_20_Paragraph_20_Font"/>
    <style:style style:name="T101_176" style:family="text" style:parent-style-name="Default_20_Paragraph_20_Font"/>
    <style:style style:name="T101_177" style:family="text" style:parent-style-name="Default_20_Paragraph_20_Font"/>
    <style:style style:name="T101_178" style:family="text" style:parent-style-name="Default_20_Paragraph_20_Font"/>
    <style:style style:name="T101_179" style:family="text" style:parent-style-name="Default_20_Paragraph_20_Font"/>
    <style:style style:name="T101_180" style:family="text" style:parent-style-name="Default_20_Paragraph_20_Font"/>
    <style:style style:name="T101_181" style:family="text" style:parent-style-name="Default_20_Paragraph_20_Font"/>
    <style:style style:name="T101_182" style:family="text" style:parent-style-name="Default_20_Paragraph_20_Font"/>
    <style:style style:name="T101_183" style:family="text" style:parent-style-name="Default_20_Paragraph_20_Font"/>
    <style:style style:name="T101_184" style:family="text" style:parent-style-name="Default_20_Paragraph_20_Font"/>
    <style:style style:name="T101_185" style:family="text" style:parent-style-name="Default_20_Paragraph_20_Font"/>
    <style:style style:name="T101_186" style:family="text" style:parent-style-name="Default_20_Paragraph_20_Font"/>
    <style:style style:name="T101_187" style:family="text" style:parent-style-name="Default_20_Paragraph_20_Font"/>
    <style:style style:name="T101_188" style:family="text" style:parent-style-name="Default_20_Paragraph_20_Font"/>
    <style:style style:name="T101_189" style:family="text" style:parent-style-name="Default_20_Paragraph_20_Font"/>
    <style:style style:name="T101_190" style:family="text" style:parent-style-name="Default_20_Paragraph_20_Font"/>
    <style:style style:name="T101_191" style:family="text" style:parent-style-name="Default_20_Paragraph_20_Font"/>
    <style:style style:name="T101_192" style:family="text" style:parent-style-name="Default_20_Paragraph_20_Font"/>
    <style:style style:name="T101_193" style:family="text" style:parent-style-name="Default_20_Paragraph_20_Font"/>
    <style:style style:name="T101_194" style:family="text" style:parent-style-name="Default_20_Paragraph_20_Font"/>
    <style:style style:name="T101_195" style:family="text" style:parent-style-name="Default_20_Paragraph_20_Font"/>
    <style:style style:name="T101_196" style:family="text" style:parent-style-name="Default_20_Paragraph_20_Font"/>
    <style:style style:name="T101_197" style:family="text" style:parent-style-name="Default_20_Paragraph_20_Font"/>
    <style:style style:name="T101_198" style:family="text" style:parent-style-name="Default_20_Paragraph_20_Font"/>
    <style:style style:name="T101_199" style:family="text" style:parent-style-name="Default_20_Paragraph_20_Font"/>
    <style:style style:name="T101_200" style:family="text" style:parent-style-name="Default_20_Paragraph_20_Font"/>
    <style:style style:name="T101_201" style:family="text" style:parent-style-name="Default_20_Paragraph_20_Font"/>
    <style:style style:name="T101_202" style:family="text" style:parent-style-name="Default_20_Paragraph_20_Font"/>
    <style:style style:name="T101_203" style:family="text" style:parent-style-name="Default_20_Paragraph_20_Font"/>
    <style:style style:name="T101_204" style:family="text" style:parent-style-name="Default_20_Paragraph_20_Font"/>
    <style:style style:name="T101_205" style:family="text" style:parent-style-name="Default_20_Paragraph_20_Font"/>
    <style:style style:name="T101_206" style:family="text" style:parent-style-name="Default_20_Paragraph_20_Font"/>
    <style:style style:name="T101_207" style:family="text" style:parent-style-name="Default_20_Paragraph_20_Font"/>
    <style:style style:name="T101_208" style:family="text" style:parent-style-name="Default_20_Paragraph_20_Font"/>
    <style:style style:name="T101_209" style:family="text" style:parent-style-name="Default_20_Paragraph_20_Font"/>
    <style:style style:name="T101_210" style:family="text" style:parent-style-name="Default_20_Paragraph_20_Font"/>
    <style:style style:name="T101_211" style:family="text" style:parent-style-name="Default_20_Paragraph_20_Font"/>
    <style:style style:name="T101_212" style:family="text" style:parent-style-name="Default_20_Paragraph_20_Font"/>
    <style:style style:name="T101_213" style:family="text" style:parent-style-name="Default_20_Paragraph_20_Font"/>
    <style:style style:name="T101_214" style:family="text" style:parent-style-name="Default_20_Paragraph_20_Font"/>
    <style:style style:name="T101_215" style:family="text" style:parent-style-name="Default_20_Paragraph_20_Font"/>
    <style:style style:name="T101_216" style:family="text" style:parent-style-name="Default_20_Paragraph_20_Font"/>
    <style:style style:name="T101_217" style:family="text" style:parent-style-name="Default_20_Paragraph_20_Font"/>
    <style:style style:name="T101_218" style:family="text" style:parent-style-name="Default_20_Paragraph_20_Font"/>
    <style:style style:name="T101_219" style:family="text" style:parent-style-name="Default_20_Paragraph_20_Font"/>
    <style:style style:name="T101_220" style:family="text" style:parent-style-name="Default_20_Paragraph_20_Font"/>
    <style:style style:name="T101_221" style:family="text" style:parent-style-name="Default_20_Paragraph_20_Font"/>
    <style:style style:name="T101_222" style:family="text" style:parent-style-name="Default_20_Paragraph_20_Font"/>
    <style:style style:name="T101_223" style:family="text" style:parent-style-name="Default_20_Paragraph_20_Font"/>
    <style:style style:name="T101_224" style:family="text" style:parent-style-name="Default_20_Paragraph_20_Font"/>
    <style:style style:name="T101_225" style:family="text" style:parent-style-name="Default_20_Paragraph_20_Font"/>
    <style:style style:name="T101_226" style:family="text" style:parent-style-name="Default_20_Paragraph_20_Font"/>
    <style:style style:name="T101_227" style:family="text" style:parent-style-name="Default_20_Paragraph_20_Font"/>
    <style:style style:name="T101_228" style:family="text" style:parent-style-name="Default_20_Paragraph_20_Font"/>
    <style:style style:name="T101_229" style:family="text" style:parent-style-name="Default_20_Paragraph_20_Font"/>
    <style:style style:name="T101_230" style:family="text" style:parent-style-name="Default_20_Paragraph_20_Font"/>
    <style:style style:name="T101_231" style:family="text" style:parent-style-name="Default_20_Paragraph_20_Font"/>
    <style:style style:name="T101_232" style:family="text" style:parent-style-name="Default_20_Paragraph_20_Font"/>
    <style:style style:name="P102" style:family="paragraph" style:parent-style-name="Standard">
      <style:paragraph-properties fo:text-align="left" fo:break-before="auto" fo:line-height="115%" fo:margin-top="0cm" fo:margin-left="2.54cm" fo:margin-right="0cm"/>
    </style:style>
    <style:style style:name="T102_1" style:family="text" style:parent-style-name="Default_20_Paragraph_20_Font"/>
    <style:style style:name="T102_2" style:family="text" style:parent-style-name="Default_20_Paragraph_20_Font"/>
    <style:style style:name="T102_3" style:family="text" style:parent-style-name="Default_20_Paragraph_20_Font"/>
    <style:style style:name="T102_4" style:family="text" style:parent-style-name="Default_20_Paragraph_20_Font"/>
    <style:style style:name="T102_5" style:family="text" style:parent-style-name="Default_20_Paragraph_20_Font"/>
    <style:style style:name="T102_6" style:family="text" style:parent-style-name="Default_20_Paragraph_20_Font"/>
    <style:style style:name="T102_7" style:family="text" style:parent-style-name="Default_20_Paragraph_20_Font"/>
    <style:style style:name="T102_8" style:family="text" style:parent-style-name="Default_20_Paragraph_20_Font"/>
    <style:style style:name="T102_9" style:family="text" style:parent-style-name="Default_20_Paragraph_20_Font"/>
    <style:style style:name="T102_10" style:family="text" style:parent-style-name="Default_20_Paragraph_20_Font"/>
    <style:style style:name="T102_11" style:family="text" style:parent-style-name="Default_20_Paragraph_20_Font"/>
    <style:style style:name="T102_12" style:family="text" style:parent-style-name="Default_20_Paragraph_20_Font"/>
    <style:style style:name="T102_13" style:family="text" style:parent-style-name="Default_20_Paragraph_20_Font"/>
    <style:style style:name="T102_14" style:family="text" style:parent-style-name="Default_20_Paragraph_20_Font"/>
    <style:style style:name="T102_15" style:family="text" style:parent-style-name="Default_20_Paragraph_20_Font"/>
    <style:style style:name="T102_16" style:family="text" style:parent-style-name="Default_20_Paragraph_20_Font"/>
    <style:style style:name="T102_17" style:family="text" style:parent-style-name="Default_20_Paragraph_20_Font"/>
    <style:style style:name="T102_18" style:family="text" style:parent-style-name="Default_20_Paragraph_20_Font"/>
    <style:style style:name="T102_19" style:family="text" style:parent-style-name="Default_20_Paragraph_20_Font"/>
    <style:style style:name="T102_20" style:family="text" style:parent-style-name="Default_20_Paragraph_20_Font"/>
    <style:style style:name="T102_21" style:family="text" style:parent-style-name="Default_20_Paragraph_20_Font"/>
    <style:style style:name="T102_22" style:family="text" style:parent-style-name="Default_20_Paragraph_20_Font"/>
    <style:style style:name="T102_23" style:family="text" style:parent-style-name="Default_20_Paragraph_20_Font"/>
    <style:style style:name="T102_24" style:family="text" style:parent-style-name="Default_20_Paragraph_20_Font"/>
    <style:style style:name="T102_25" style:family="text" style:parent-style-name="Default_20_Paragraph_20_Font"/>
    <style:style style:name="T102_26" style:family="text" style:parent-style-name="Default_20_Paragraph_20_Font"/>
    <style:style style:name="T102_27" style:family="text" style:parent-style-name="Default_20_Paragraph_20_Font"/>
    <style:style style:name="T102_28" style:family="text" style:parent-style-name="Default_20_Paragraph_20_Font"/>
    <style:style style:name="T102_29" style:family="text" style:parent-style-name="Default_20_Paragraph_20_Font"/>
    <style:style style:name="T102_30" style:family="text" style:parent-style-name="Default_20_Paragraph_20_Font"/>
    <style:style style:name="T102_31" style:family="text" style:parent-style-name="Default_20_Paragraph_20_Font"/>
    <style:style style:name="T102_32" style:family="text" style:parent-style-name="Default_20_Paragraph_20_Font"/>
    <style:style style:name="T102_33" style:family="text" style:parent-style-name="Default_20_Paragraph_20_Font"/>
    <style:style style:name="T102_34" style:family="text" style:parent-style-name="Default_20_Paragraph_20_Font"/>
    <style:style style:name="T102_35" style:family="text" style:parent-style-name="Default_20_Paragraph_20_Font"/>
    <style:style style:name="T102_36" style:family="text" style:parent-style-name="Default_20_Paragraph_20_Font"/>
    <style:style style:name="T102_37" style:family="text" style:parent-style-name="Default_20_Paragraph_20_Font"/>
    <style:style style:name="T102_38" style:family="text" style:parent-style-name="Default_20_Paragraph_20_Font"/>
    <style:style style:name="T102_39" style:family="text" style:parent-style-name="Default_20_Paragraph_20_Font"/>
    <style:style style:name="T102_40" style:family="text" style:parent-style-name="Default_20_Paragraph_20_Font"/>
    <style:style style:name="T102_41" style:family="text" style:parent-style-name="Default_20_Paragraph_20_Font"/>
    <style:style style:name="T102_42" style:family="text" style:parent-style-name="Default_20_Paragraph_20_Font"/>
    <style:style style:name="T102_43" style:family="text" style:parent-style-name="Default_20_Paragraph_20_Font"/>
    <style:style style:name="T102_44" style:family="text" style:parent-style-name="Default_20_Paragraph_20_Font"/>
    <style:style style:name="T102_45" style:family="text" style:parent-style-name="Default_20_Paragraph_20_Font"/>
    <style:style style:name="T102_46" style:family="text" style:parent-style-name="Default_20_Paragraph_20_Font"/>
    <style:style style:name="T102_47" style:family="text" style:parent-style-name="Default_20_Paragraph_20_Font"/>
    <style:style style:name="T102_48" style:family="text" style:parent-style-name="Default_20_Paragraph_20_Font"/>
    <style:style style:name="T102_49" style:family="text" style:parent-style-name="Default_20_Paragraph_20_Font"/>
    <style:style style:name="T102_50" style:family="text" style:parent-style-name="Default_20_Paragraph_20_Font"/>
    <style:style style:name="T102_51" style:family="text" style:parent-style-name="Default_20_Paragraph_20_Font"/>
    <style:style style:name="T102_52" style:family="text" style:parent-style-name="Default_20_Paragraph_20_Font">
      <style:text-properties fo:color="#000099" style:text-underline-style="solid" style:text-underline-color="font-color"/>
    </style:style>
    <style:style style:name="T102_53" style:family="text" style:parent-style-name="Default_20_Paragraph_20_Font"/>
    <style:style style:name="T102_54" style:family="text" style:parent-style-name="Default_20_Paragraph_20_Font">
      <style:text-properties fo:color="#000099" style:text-underline-style="solid" style:text-underline-color="font-color"/>
    </style:style>
    <style:style style:name="T102_55" style:family="text" style:parent-style-name="Default_20_Paragraph_20_Font"/>
    <style:style style:name="T102_56" style:family="text" style:parent-style-name="Default_20_Paragraph_20_Font">
      <style:text-properties fo:color="#000099" style:text-underline-style="solid" style:text-underline-color="font-color"/>
    </style:style>
    <style:style style:name="T102_57" style:family="text" style:parent-style-name="Default_20_Paragraph_20_Font"/>
    <style:style style:name="T102_58" style:family="text" style:parent-style-name="Default_20_Paragraph_20_Font">
      <style:text-properties fo:color="#000099" style:text-underline-style="solid" style:text-underline-color="font-color"/>
    </style:style>
    <style:style style:name="T102_59" style:family="text" style:parent-style-name="Default_20_Paragraph_20_Font"/>
    <style:style style:name="T102_60" style:family="text" style:parent-style-name="Default_20_Paragraph_20_Font">
      <style:text-properties fo:color="#000099" style:text-underline-style="solid" style:text-underline-color="font-color"/>
    </style:style>
    <style:style style:name="T102_61" style:family="text" style:parent-style-name="Default_20_Paragraph_20_Font"/>
    <style:style style:name="T102_62" style:family="text" style:parent-style-name="Default_20_Paragraph_20_Font">
      <style:text-properties fo:color="#000099" style:text-underline-style="solid" style:text-underline-color="font-color"/>
    </style:style>
    <style:style style:name="T102_63" style:family="text" style:parent-style-name="Default_20_Paragraph_20_Font"/>
    <style:style style:name="T102_64" style:family="text" style:parent-style-name="Default_20_Paragraph_20_Font">
      <style:text-properties fo:color="#000099" style:text-underline-style="solid" style:text-underline-color="font-color"/>
    </style:style>
    <style:style style:name="T102_65" style:family="text" style:parent-style-name="Default_20_Paragraph_20_Font"/>
    <style:style style:name="T102_66" style:family="text" style:parent-style-name="Default_20_Paragraph_20_Font"/>
    <style:style style:name="T102_67" style:family="text" style:parent-style-name="Default_20_Paragraph_20_Font"/>
    <style:style style:name="T102_68" style:family="text" style:parent-style-name="Default_20_Paragraph_20_Font"/>
    <style:style style:name="T102_69" style:family="text" style:parent-style-name="Default_20_Paragraph_20_Font"/>
    <style:style style:name="T102_70" style:family="text" style:parent-style-name="Default_20_Paragraph_20_Font"/>
    <style:style style:name="T102_71" style:family="text" style:parent-style-name="Default_20_Paragraph_20_Font"/>
    <style:style style:name="T102_72" style:family="text" style:parent-style-name="Default_20_Paragraph_20_Font"/>
    <style:style style:name="T102_73" style:family="text" style:parent-style-name="Default_20_Paragraph_20_Font"/>
    <style:style style:name="T102_74" style:family="text" style:parent-style-name="Default_20_Paragraph_20_Font"/>
    <style:style style:name="T102_75" style:family="text" style:parent-style-name="Default_20_Paragraph_20_Font"/>
    <style:style style:name="T102_76" style:family="text" style:parent-style-name="Default_20_Paragraph_20_Font"/>
    <style:style style:name="T102_77" style:family="text" style:parent-style-name="Default_20_Paragraph_20_Font"/>
    <style:style style:name="T102_78" style:family="text" style:parent-style-name="Default_20_Paragraph_20_Font"/>
    <style:style style:name="T102_79" style:family="text" style:parent-style-name="Default_20_Paragraph_20_Font"/>
    <style:style style:name="T102_80" style:family="text" style:parent-style-name="Default_20_Paragraph_20_Font"/>
    <style:style style:name="T102_81" style:family="text" style:parent-style-name="Default_20_Paragraph_20_Font"/>
    <style:style style:name="T102_82" style:family="text" style:parent-style-name="Default_20_Paragraph_20_Font"/>
    <style:style style:name="T102_83" style:family="text" style:parent-style-name="Default_20_Paragraph_20_Font"/>
    <style:style style:name="T102_84" style:family="text" style:parent-style-name="Default_20_Paragraph_20_Font"/>
    <style:style style:name="T102_85" style:family="text" style:parent-style-name="Default_20_Paragraph_20_Font"/>
    <style:style style:name="T102_86" style:family="text" style:parent-style-name="Default_20_Paragraph_20_Font"/>
    <style:style style:name="T102_87" style:family="text" style:parent-style-name="Default_20_Paragraph_20_Font"/>
    <style:style style:name="T102_88" style:family="text" style:parent-style-name="Default_20_Paragraph_20_Font"/>
    <style:style style:name="T102_89" style:family="text" style:parent-style-name="Default_20_Paragraph_20_Font"/>
    <style:style style:name="T102_90" style:family="text" style:parent-style-name="Default_20_Paragraph_20_Font"/>
    <style:style style:name="T102_91" style:family="text" style:parent-style-name="Default_20_Paragraph_20_Font"/>
    <style:style style:name="T102_92" style:family="text" style:parent-style-name="Default_20_Paragraph_20_Font"/>
    <style:style style:name="T102_93" style:family="text" style:parent-style-name="Default_20_Paragraph_20_Font"/>
    <style:style style:name="P103" style:family="paragraph" style:parent-style-name="Standard">
      <style:paragraph-properties fo:text-align="left" fo:break-before="auto" fo:line-height="115%" fo:margin-top="0cm" fo:margin-left="3.81cm" fo:margin-right="0cm"/>
    </style:style>
    <style:style style:name="T103_1" style:family="text" style:parent-style-name="Default_20_Paragraph_20_Font"/>
    <style:style style:name="T103_2" style:family="text" style:parent-style-name="Default_20_Paragraph_20_Font"/>
    <style:style style:name="T103_3" style:family="text" style:parent-style-name="Default_20_Paragraph_20_Font"/>
    <style:style style:name="T103_4" style:family="text" style:parent-style-name="Default_20_Paragraph_20_Font"/>
    <style:style style:name="T103_5" style:family="text" style:parent-style-name="Default_20_Paragraph_20_Font"/>
    <style:style style:name="T103_6" style:family="text" style:parent-style-name="Default_20_Paragraph_20_Font"/>
    <style:style style:name="T103_7" style:family="text" style:parent-style-name="Default_20_Paragraph_20_Font"/>
    <style:style style:name="T103_8" style:family="text" style:parent-style-name="Default_20_Paragraph_20_Font"/>
    <style:style style:name="T103_9" style:family="text" style:parent-style-name="Default_20_Paragraph_20_Font"/>
    <style:style style:name="T103_10" style:family="text" style:parent-style-name="Default_20_Paragraph_20_Font"/>
    <style:style style:name="T103_11" style:family="text" style:parent-style-name="Default_20_Paragraph_20_Font"/>
    <style:style style:name="T103_12" style:family="text" style:parent-style-name="Default_20_Paragraph_20_Font"/>
    <style:style style:name="T103_13" style:family="text" style:parent-style-name="Default_20_Paragraph_20_Font"/>
    <style:style style:name="T103_14" style:family="text" style:parent-style-name="Default_20_Paragraph_20_Font"/>
    <style:style style:name="T103_15" style:family="text" style:parent-style-name="Default_20_Paragraph_20_Font"/>
    <style:style style:name="T103_16" style:family="text" style:parent-style-name="Default_20_Paragraph_20_Font"/>
    <style:style style:name="T103_17" style:family="text" style:parent-style-name="Default_20_Paragraph_20_Font"/>
    <style:style style:name="T103_18" style:family="text" style:parent-style-name="Default_20_Paragraph_20_Font"/>
    <style:style style:name="T103_19" style:family="text" style:parent-style-name="Default_20_Paragraph_20_Font"/>
    <style:style style:name="T103_20" style:family="text" style:parent-style-name="Default_20_Paragraph_20_Font"/>
    <style:style style:name="T103_21" style:family="text" style:parent-style-name="Default_20_Paragraph_20_Font"/>
    <style:style style:name="T103_22" style:family="text" style:parent-style-name="Default_20_Paragraph_20_Font"/>
    <style:style style:name="T103_23" style:family="text" style:parent-style-name="Default_20_Paragraph_20_Font"/>
    <style:style style:name="T103_24" style:family="text" style:parent-style-name="Default_20_Paragraph_20_Font"/>
    <style:style style:name="T103_25" style:family="text" style:parent-style-name="Default_20_Paragraph_20_Font"/>
    <style:style style:name="T103_26" style:family="text" style:parent-style-name="Default_20_Paragraph_20_Font"/>
    <style:style style:name="T103_27" style:family="text" style:parent-style-name="Default_20_Paragraph_20_Font"/>
    <style:style style:name="T103_28" style:family="text" style:parent-style-name="Default_20_Paragraph_20_Font"/>
    <style:style style:name="T103_29" style:family="text" style:parent-style-name="Default_20_Paragraph_20_Font"/>
    <style:style style:name="T103_30" style:family="text" style:parent-style-name="Default_20_Paragraph_20_Font"/>
    <style:style style:name="T103_31" style:family="text" style:parent-style-name="Default_20_Paragraph_20_Font"/>
    <style:style style:name="T103_32" style:family="text" style:parent-style-name="Default_20_Paragraph_20_Font"/>
    <style:style style:name="T103_33" style:family="text" style:parent-style-name="Default_20_Paragraph_20_Font"/>
    <style:style style:name="T103_34" style:family="text" style:parent-style-name="Default_20_Paragraph_20_Font"/>
    <style:style style:name="T103_35" style:family="text" style:parent-style-name="Default_20_Paragraph_20_Font"/>
    <style:style style:name="T103_36" style:family="text" style:parent-style-name="Default_20_Paragraph_20_Font">
      <style:text-properties fo:color="#000099" style:text-underline-style="solid" style:text-underline-color="font-color"/>
    </style:style>
    <style:style style:name="T103_37" style:family="text" style:parent-style-name="Default_20_Paragraph_20_Font"/>
    <style:style style:name="T103_38" style:family="text" style:parent-style-name="Default_20_Paragraph_20_Font">
      <style:text-properties fo:color="#000099" style:text-underline-style="solid" style:text-underline-color="font-color"/>
    </style:style>
    <style:style style:name="T103_39" style:family="text" style:parent-style-name="Default_20_Paragraph_20_Font"/>
    <style:style style:name="T103_40" style:family="text" style:parent-style-name="Default_20_Paragraph_20_Font">
      <style:text-properties fo:color="#000099" style:text-underline-style="solid" style:text-underline-color="font-color"/>
    </style:style>
    <style:style style:name="T103_41" style:family="text" style:parent-style-name="Default_20_Paragraph_20_Font"/>
    <style:style style:name="T103_42" style:family="text" style:parent-style-name="Default_20_Paragraph_20_Font">
      <style:text-properties fo:color="#000099" style:text-underline-style="solid" style:text-underline-color="font-color"/>
    </style:style>
    <style:style style:name="T103_43" style:family="text" style:parent-style-name="Default_20_Paragraph_20_Font"/>
    <style:style style:name="T103_44" style:family="text" style:parent-style-name="Default_20_Paragraph_20_Font">
      <style:text-properties fo:color="#000099" style:text-underline-style="solid" style:text-underline-color="font-color"/>
    </style:style>
    <style:style style:name="T103_45" style:family="text" style:parent-style-name="Default_20_Paragraph_20_Font"/>
    <style:style style:name="T103_46" style:family="text" style:parent-style-name="Default_20_Paragraph_20_Font">
      <style:text-properties fo:color="#000099" style:text-underline-style="solid" style:text-underline-color="font-color"/>
    </style:style>
    <style:style style:name="T103_47" style:family="text" style:parent-style-name="Default_20_Paragraph_20_Font"/>
    <style:style style:name="T103_48" style:family="text" style:parent-style-name="Default_20_Paragraph_20_Font">
      <style:text-properties fo:color="#000099" style:text-underline-style="solid" style:text-underline-color="font-color"/>
    </style:style>
    <style:style style:name="P104" style:family="paragraph" style:parent-style-name="Standard">
      <style:paragraph-properties fo:text-align="left" fo:break-before="auto" fo:line-height="115%" fo:margin-top="0cm" fo:margin-left="3.81cm" fo:margin-right="0cm"/>
    </style:style>
    <style:style style:name="T104_1" style:family="text" style:parent-style-name="Default_20_Paragraph_20_Font"/>
    <style:style style:name="T104_2" style:family="text" style:parent-style-name="Default_20_Paragraph_20_Font"/>
    <style:style style:name="T104_3" style:family="text" style:parent-style-name="Default_20_Paragraph_20_Font"/>
    <style:style style:name="T104_4" style:family="text" style:parent-style-name="Default_20_Paragraph_20_Font"/>
    <style:style style:name="T104_5" style:family="text" style:parent-style-name="Default_20_Paragraph_20_Font"/>
    <style:style style:name="T104_6" style:family="text" style:parent-style-name="Default_20_Paragraph_20_Font"/>
    <style:style style:name="T104_7" style:family="text" style:parent-style-name="Default_20_Paragraph_20_Font"/>
    <style:style style:name="T104_8" style:family="text" style:parent-style-name="Default_20_Paragraph_20_Font"/>
    <style:style style:name="T104_9" style:family="text" style:parent-style-name="Default_20_Paragraph_20_Font"/>
    <style:style style:name="T104_10" style:family="text" style:parent-style-name="Default_20_Paragraph_20_Font"/>
    <style:style style:name="T104_11" style:family="text" style:parent-style-name="Default_20_Paragraph_20_Font"/>
    <style:style style:name="T104_12" style:family="text" style:parent-style-name="Default_20_Paragraph_20_Font"/>
    <style:style style:name="T104_13" style:family="text" style:parent-style-name="Default_20_Paragraph_20_Font"/>
    <style:style style:name="T104_14" style:family="text" style:parent-style-name="Default_20_Paragraph_20_Font"/>
    <style:style style:name="T104_15" style:family="text" style:parent-style-name="Default_20_Paragraph_20_Font"/>
    <style:style style:name="T104_16" style:family="text" style:parent-style-name="Default_20_Paragraph_20_Font"/>
    <style:style style:name="T104_17" style:family="text" style:parent-style-name="Default_20_Paragraph_20_Font"/>
    <style:style style:name="T104_18" style:family="text" style:parent-style-name="Default_20_Paragraph_20_Font"/>
    <style:style style:name="T104_19" style:family="text" style:parent-style-name="Default_20_Paragraph_20_Font"/>
    <style:style style:name="T104_20" style:family="text" style:parent-style-name="Default_20_Paragraph_20_Font"/>
    <style:style style:name="T104_21" style:family="text" style:parent-style-name="Default_20_Paragraph_20_Font"/>
    <style:style style:name="T104_22" style:family="text" style:parent-style-name="Default_20_Paragraph_20_Font"/>
    <style:style style:name="T104_23" style:family="text" style:parent-style-name="Default_20_Paragraph_20_Font"/>
    <style:style style:name="T104_24" style:family="text" style:parent-style-name="Default_20_Paragraph_20_Font"/>
    <style:style style:name="T104_25" style:family="text" style:parent-style-name="Default_20_Paragraph_20_Font"/>
    <style:style style:name="T104_26" style:family="text" style:parent-style-name="Default_20_Paragraph_20_Font"/>
    <style:style style:name="T104_27" style:family="text" style:parent-style-name="Default_20_Paragraph_20_Font"/>
    <style:style style:name="T104_28" style:family="text" style:parent-style-name="Default_20_Paragraph_20_Font"/>
    <style:style style:name="T104_29" style:family="text" style:parent-style-name="Default_20_Paragraph_20_Font"/>
    <style:style style:name="T104_30" style:family="text" style:parent-style-name="Default_20_Paragraph_20_Font"/>
    <style:style style:name="P105" style:family="paragraph" style:parent-style-name="Standard">
      <style:paragraph-properties fo:break-before="auto" fo:margin-top="0cm" fo:margin-left="2.54cm"/>
    </style:style>
    <style:style style:name="T105_1" style:family="text" style:parent-style-name="Default_20_Paragraph_20_Font"/>
    <style:style style:name="T105_2" style:family="text" style:parent-style-name="Default_20_Paragraph_20_Font"/>
    <style:style style:name="T105_3" style:family="text" style:parent-style-name="Default_20_Paragraph_20_Font"/>
    <style:style style:name="T105_4" style:family="text" style:parent-style-name="Default_20_Paragraph_20_Font"/>
    <style:style style:name="T105_5" style:family="text" style:parent-style-name="Default_20_Paragraph_20_Font"/>
    <style:style style:name="T105_6" style:family="text" style:parent-style-name="Default_20_Paragraph_20_Font"/>
    <style:style style:name="T105_7" style:family="text" style:parent-style-name="Default_20_Paragraph_20_Font"/>
    <style:style style:name="T105_8" style:family="text" style:parent-style-name="Default_20_Paragraph_20_Font"/>
    <style:style style:name="T105_9" style:family="text" style:parent-style-name="Default_20_Paragraph_20_Font"/>
    <style:style style:name="T105_10" style:family="text" style:parent-style-name="Default_20_Paragraph_20_Font"/>
    <style:style style:name="T105_11" style:family="text" style:parent-style-name="Default_20_Paragraph_20_Font"/>
    <style:style style:name="T105_12" style:family="text" style:parent-style-name="Default_20_Paragraph_20_Font"/>
    <style:style style:name="T105_13" style:family="text" style:parent-style-name="Default_20_Paragraph_20_Font"/>
    <style:style style:name="T105_14" style:family="text" style:parent-style-name="Default_20_Paragraph_20_Font"/>
    <style:style style:name="T105_15" style:family="text" style:parent-style-name="Default_20_Paragraph_20_Font"/>
    <style:style style:name="T105_16" style:family="text" style:parent-style-name="Default_20_Paragraph_20_Font"/>
    <style:style style:name="T105_17" style:family="text" style:parent-style-name="Default_20_Paragraph_20_Font"/>
    <style:style style:name="T105_18" style:family="text" style:parent-style-name="Default_20_Paragraph_20_Font"/>
    <style:style style:name="T105_19" style:family="text" style:parent-style-name="Default_20_Paragraph_20_Font"/>
    <style:style style:name="T105_20" style:family="text" style:parent-style-name="Default_20_Paragraph_20_Font"/>
    <style:style style:name="T105_21" style:family="text" style:parent-style-name="Default_20_Paragraph_20_Font"/>
    <style:style style:name="T105_22" style:family="text" style:parent-style-name="Default_20_Paragraph_20_Font"/>
    <style:style style:name="T105_23" style:family="text" style:parent-style-name="Default_20_Paragraph_20_Font"/>
    <style:style style:name="T105_24" style:family="text" style:parent-style-name="Default_20_Paragraph_20_Font"/>
    <style:style style:name="T105_25" style:family="text" style:parent-style-name="Default_20_Paragraph_20_Font"/>
    <style:style style:name="T105_26" style:family="text" style:parent-style-name="Default_20_Paragraph_20_Font"/>
    <style:style style:name="T105_27" style:family="text" style:parent-style-name="Default_20_Paragraph_20_Font"/>
    <style:style style:name="T105_28" style:family="text" style:parent-style-name="Default_20_Paragraph_20_Font"/>
    <style:style style:name="T105_29" style:family="text" style:parent-style-name="Default_20_Paragraph_20_Font"/>
    <style:style style:name="T105_30" style:family="text" style:parent-style-name="Default_20_Paragraph_20_Font"/>
    <style:style style:name="T105_31" style:family="text" style:parent-style-name="Default_20_Paragraph_20_Font"/>
    <style:style style:name="T105_32" style:family="text" style:parent-style-name="Default_20_Paragraph_20_Font"/>
    <style:style style:name="T105_33" style:family="text" style:parent-style-name="Default_20_Paragraph_20_Font"/>
    <style:style style:name="T105_34" style:family="text" style:parent-style-name="Default_20_Paragraph_20_Font"/>
    <style:style style:name="T105_35" style:family="text" style:parent-style-name="Default_20_Paragraph_20_Font"/>
    <style:style style:name="T105_36" style:family="text" style:parent-style-name="Default_20_Paragraph_20_Font"/>
    <style:style style:name="T105_37" style:family="text" style:parent-style-name="Default_20_Paragraph_20_Font"/>
    <style:style style:name="T105_38" style:family="text" style:parent-style-name="Default_20_Paragraph_20_Font"/>
    <style:style style:name="T105_39" style:family="text" style:parent-style-name="Default_20_Paragraph_20_Font"/>
    <style:style style:name="T105_40" style:family="text" style:parent-style-name="Default_20_Paragraph_20_Font"/>
    <style:style style:name="T105_41" style:family="text" style:parent-style-name="Default_20_Paragraph_20_Font"/>
    <style:style style:name="T105_42" style:family="text" style:parent-style-name="Default_20_Paragraph_20_Font"/>
    <style:style style:name="T105_43" style:family="text" style:parent-style-name="Default_20_Paragraph_20_Font"/>
    <style:style style:name="T105_44" style:family="text" style:parent-style-name="Default_20_Paragraph_20_Font"/>
    <style:style style:name="T105_45" style:family="text" style:parent-style-name="Default_20_Paragraph_20_Font"/>
    <style:style style:name="T105_46" style:family="text" style:parent-style-name="Default_20_Paragraph_20_Font"/>
    <style:style style:name="T105_47" style:family="text" style:parent-style-name="Default_20_Paragraph_20_Font"/>
    <style:style style:name="T105_48" style:family="text" style:parent-style-name="Default_20_Paragraph_20_Font"/>
    <style:style style:name="T105_49" style:family="text" style:parent-style-name="Default_20_Paragraph_20_Font"/>
    <style:style style:name="T105_50" style:family="text" style:parent-style-name="Default_20_Paragraph_20_Font"/>
    <style:style style:name="T105_51" style:family="text" style:parent-style-name="Default_20_Paragraph_20_Font"/>
    <style:style style:name="T105_52" style:family="text" style:parent-style-name="Default_20_Paragraph_20_Font"/>
    <style:style style:name="T105_53" style:family="text" style:parent-style-name="Default_20_Paragraph_20_Font"/>
    <style:style style:name="T105_54" style:family="text" style:parent-style-name="Default_20_Paragraph_20_Font"/>
    <style:style style:name="T105_55" style:family="text" style:parent-style-name="Default_20_Paragraph_20_Font"/>
    <style:style style:name="T105_56" style:family="text" style:parent-style-name="Default_20_Paragraph_20_Font"/>
    <style:style style:name="T105_57" style:family="text" style:parent-style-name="Default_20_Paragraph_20_Font"/>
    <style:style style:name="T105_58" style:family="text" style:parent-style-name="Default_20_Paragraph_20_Font"/>
    <style:style style:name="T105_59" style:family="text" style:parent-style-name="Default_20_Paragraph_20_Font"/>
    <style:style style:name="T105_60" style:family="text" style:parent-style-name="Default_20_Paragraph_20_Font"/>
    <style:style style:name="T105_61" style:family="text" style:parent-style-name="Default_20_Paragraph_20_Font"/>
    <style:style style:name="T105_62" style:family="text" style:parent-style-name="Default_20_Paragraph_20_Font"/>
    <style:style style:name="T105_63" style:family="text" style:parent-style-name="Default_20_Paragraph_20_Font"/>
    <style:style style:name="T105_64" style:family="text" style:parent-style-name="Default_20_Paragraph_20_Font"/>
    <style:style style:name="T105_65" style:family="text" style:parent-style-name="Default_20_Paragraph_20_Font"/>
    <style:style style:name="T105_66" style:family="text" style:parent-style-name="Default_20_Paragraph_20_Font"/>
    <style:style style:name="T105_67" style:family="text" style:parent-style-name="Default_20_Paragraph_20_Font"/>
    <style:style style:name="T105_68" style:family="text" style:parent-style-name="Default_20_Paragraph_20_Font"/>
    <style:style style:name="T105_69" style:family="text" style:parent-style-name="Default_20_Paragraph_20_Font"/>
    <style:style style:name="T105_70" style:family="text" style:parent-style-name="Default_20_Paragraph_20_Font"/>
    <style:style style:name="T105_71" style:family="text" style:parent-style-name="Default_20_Paragraph_20_Font"/>
    <style:style style:name="T105_72" style:family="text" style:parent-style-name="Default_20_Paragraph_20_Font"/>
    <style:style style:name="T105_73" style:family="text" style:parent-style-name="Default_20_Paragraph_20_Font"/>
    <style:style style:name="T105_74" style:family="text" style:parent-style-name="Default_20_Paragraph_20_Font"/>
    <style:style style:name="T105_75" style:family="text" style:parent-style-name="Default_20_Paragraph_20_Font"/>
    <style:style style:name="T105_76" style:family="text" style:parent-style-name="Default_20_Paragraph_20_Font"/>
    <style:style style:name="T105_77" style:family="text" style:parent-style-name="Default_20_Paragraph_20_Font"/>
    <style:style style:name="T105_78" style:family="text" style:parent-style-name="Default_20_Paragraph_20_Font"/>
    <style:style style:name="T105_79" style:family="text" style:parent-style-name="Default_20_Paragraph_20_Font"/>
    <style:style style:name="T105_80" style:family="text" style:parent-style-name="Default_20_Paragraph_20_Font"/>
    <style:style style:name="T105_81" style:family="text" style:parent-style-name="Default_20_Paragraph_20_Font"/>
    <style:style style:name="T105_82" style:family="text" style:parent-style-name="Default_20_Paragraph_20_Font"/>
    <style:style style:name="T105_83" style:family="text" style:parent-style-name="Default_20_Paragraph_20_Font"/>
    <style:style style:name="T105_84" style:family="text" style:parent-style-name="Default_20_Paragraph_20_Font"/>
    <style:style style:name="T105_85" style:family="text" style:parent-style-name="Default_20_Paragraph_20_Font"/>
    <style:style style:name="T105_86" style:family="text" style:parent-style-name="Default_20_Paragraph_20_Font"/>
    <style:style style:name="T105_87" style:family="text" style:parent-style-name="Default_20_Paragraph_20_Font"/>
    <style:style style:name="T105_88" style:family="text" style:parent-style-name="Default_20_Paragraph_20_Font"/>
    <style:style style:name="T105_89" style:family="text" style:parent-style-name="Default_20_Paragraph_20_Font"/>
    <style:style style:name="T105_90" style:family="text" style:parent-style-name="Default_20_Paragraph_20_Font"/>
    <style:style style:name="T105_91" style:family="text" style:parent-style-name="Default_20_Paragraph_20_Font"/>
    <style:style style:name="T105_92" style:family="text" style:parent-style-name="Default_20_Paragraph_20_Font"/>
    <style:style style:name="T105_93" style:family="text" style:parent-style-name="Default_20_Paragraph_20_Font"/>
    <style:style style:name="T105_94" style:family="text" style:parent-style-name="Default_20_Paragraph_20_Font"/>
    <style:style style:name="T105_95" style:family="text" style:parent-style-name="Default_20_Paragraph_20_Font"/>
    <style:style style:name="T105_96" style:family="text" style:parent-style-name="Default_20_Paragraph_20_Font"/>
    <style:style style:name="T105_97" style:family="text" style:parent-style-name="Default_20_Paragraph_20_Font"/>
    <style:style style:name="T105_98" style:family="text" style:parent-style-name="Default_20_Paragraph_20_Font"/>
    <style:style style:name="T105_99" style:family="text" style:parent-style-name="Default_20_Paragraph_20_Font"/>
    <style:style style:name="T105_100" style:family="text" style:parent-style-name="Default_20_Paragraph_20_Font"/>
    <style:style style:name="T105_101" style:family="text" style:parent-style-name="Default_20_Paragraph_20_Font"/>
    <style:style style:name="T105_102" style:family="text" style:parent-style-name="Default_20_Paragraph_20_Font"/>
    <style:style style:name="T105_103" style:family="text" style:parent-style-name="Default_20_Paragraph_20_Font"/>
    <style:style style:name="T105_104" style:family="text" style:parent-style-name="Default_20_Paragraph_20_Font"/>
    <style:style style:name="T105_105" style:family="text" style:parent-style-name="Default_20_Paragraph_20_Font"/>
    <style:style style:name="T105_106" style:family="text" style:parent-style-name="Default_20_Paragraph_20_Font"/>
    <style:style style:name="T105_107" style:family="text" style:parent-style-name="Default_20_Paragraph_20_Font"/>
    <style:style style:name="T105_108" style:family="text" style:parent-style-name="Default_20_Paragraph_20_Font"/>
    <style:style style:name="T105_109" style:family="text" style:parent-style-name="Default_20_Paragraph_20_Font"/>
    <style:style style:name="T105_110" style:family="text" style:parent-style-name="Default_20_Paragraph_20_Font"/>
    <style:style style:name="T105_111" style:family="text" style:parent-style-name="Default_20_Paragraph_20_Font"/>
    <style:style style:name="T105_112" style:family="text" style:parent-style-name="Default_20_Paragraph_20_Font"/>
    <style:style style:name="T105_113" style:family="text" style:parent-style-name="Default_20_Paragraph_20_Font"/>
    <style:style style:name="T105_114" style:family="text" style:parent-style-name="Default_20_Paragraph_20_Font"/>
    <style:style style:name="T105_115" style:family="text" style:parent-style-name="Default_20_Paragraph_20_Font"/>
    <style:style style:name="T105_116" style:family="text" style:parent-style-name="Default_20_Paragraph_20_Font"/>
    <style:style style:name="T105_117" style:family="text" style:parent-style-name="Default_20_Paragraph_20_Font"/>
    <style:style style:name="T105_118" style:family="text" style:parent-style-name="Default_20_Paragraph_20_Font"/>
    <style:style style:name="T105_119" style:family="text" style:parent-style-name="Default_20_Paragraph_20_Font"/>
    <style:style style:name="T105_120" style:family="text" style:parent-style-name="Default_20_Paragraph_20_Font"/>
    <style:style style:name="T105_121" style:family="text" style:parent-style-name="Default_20_Paragraph_20_Font"/>
    <style:style style:name="T105_122" style:family="text" style:parent-style-name="Default_20_Paragraph_20_Font"/>
    <style:style style:name="T105_123" style:family="text" style:parent-style-name="Default_20_Paragraph_20_Font"/>
    <style:style style:name="T105_124" style:family="text" style:parent-style-name="Default_20_Paragraph_20_Font"/>
    <style:style style:name="T105_125" style:family="text" style:parent-style-name="Default_20_Paragraph_20_Font"/>
    <style:style style:name="T105_126" style:family="text" style:parent-style-name="Default_20_Paragraph_20_Font"/>
    <style:style style:name="T105_127" style:family="text" style:parent-style-name="Default_20_Paragraph_20_Font"/>
    <style:style style:name="T105_128" style:family="text" style:parent-style-name="Default_20_Paragraph_20_Font"/>
    <style:style style:name="T105_129" style:family="text" style:parent-style-name="Default_20_Paragraph_20_Font"/>
    <style:style style:name="T105_130" style:family="text" style:parent-style-name="Default_20_Paragraph_20_Font"/>
    <style:style style:name="T105_131" style:family="text" style:parent-style-name="Default_20_Paragraph_20_Font"/>
    <style:style style:name="T105_132" style:family="text" style:parent-style-name="Default_20_Paragraph_20_Font"/>
    <style:style style:name="T105_133" style:family="text" style:parent-style-name="Default_20_Paragraph_20_Font"/>
    <style:style style:name="T105_134" style:family="text" style:parent-style-name="Default_20_Paragraph_20_Font"/>
    <style:style style:name="T105_135" style:family="text" style:parent-style-name="Default_20_Paragraph_20_Font"/>
    <style:style style:name="T105_136" style:family="text" style:parent-style-name="Default_20_Paragraph_20_Font"/>
    <style:style style:name="T105_137" style:family="text" style:parent-style-name="Default_20_Paragraph_20_Font"/>
    <style:style style:name="T105_138" style:family="text" style:parent-style-name="Default_20_Paragraph_20_Font"/>
    <style:style style:name="T105_139" style:family="text" style:parent-style-name="Default_20_Paragraph_20_Font"/>
    <style:style style:name="T105_140" style:family="text" style:parent-style-name="Default_20_Paragraph_20_Font"/>
    <style:style style:name="T105_141" style:family="text" style:parent-style-name="Default_20_Paragraph_20_Font"/>
    <style:style style:name="T105_142" style:family="text" style:parent-style-name="Default_20_Paragraph_20_Font"/>
    <style:style style:name="T105_143" style:family="text" style:parent-style-name="Default_20_Paragraph_20_Font"/>
    <style:style style:name="T105_144" style:family="text" style:parent-style-name="Default_20_Paragraph_20_Font"/>
    <style:style style:name="T105_145" style:family="text" style:parent-style-name="Default_20_Paragraph_20_Font"/>
    <style:style style:name="T105_146" style:family="text" style:parent-style-name="Default_20_Paragraph_20_Font"/>
    <style:style style:name="T105_147" style:family="text" style:parent-style-name="Default_20_Paragraph_20_Font"/>
    <style:style style:name="T105_148" style:family="text" style:parent-style-name="Default_20_Paragraph_20_Font"/>
    <style:style style:name="T105_149" style:family="text" style:parent-style-name="Default_20_Paragraph_20_Font"/>
    <style:style style:name="T105_150" style:family="text" style:parent-style-name="Default_20_Paragraph_20_Font"/>
    <style:style style:name="T105_151" style:family="text" style:parent-style-name="Default_20_Paragraph_20_Font"/>
    <style:style style:name="T105_152" style:family="text" style:parent-style-name="Default_20_Paragraph_20_Font"/>
    <style:style style:name="T105_153" style:family="text" style:parent-style-name="Default_20_Paragraph_20_Font"/>
    <style:style style:name="T105_154" style:family="text" style:parent-style-name="Default_20_Paragraph_20_Font"/>
    <style:style style:name="T105_155" style:family="text" style:parent-style-name="Default_20_Paragraph_20_Font"/>
    <style:style style:name="T105_156" style:family="text" style:parent-style-name="Default_20_Paragraph_20_Font"/>
    <style:style style:name="T105_157" style:family="text" style:parent-style-name="Default_20_Paragraph_20_Font"/>
    <style:style style:name="T105_158" style:family="text" style:parent-style-name="Default_20_Paragraph_20_Font"/>
    <style:style style:name="T105_159" style:family="text" style:parent-style-name="Default_20_Paragraph_20_Font"/>
    <style:style style:name="T105_160" style:family="text" style:parent-style-name="Default_20_Paragraph_20_Font"/>
    <style:style style:name="T105_161" style:family="text" style:parent-style-name="Default_20_Paragraph_20_Font"/>
    <style:style style:name="T105_162" style:family="text" style:parent-style-name="Default_20_Paragraph_20_Font"/>
    <style:style style:name="T105_163" style:family="text" style:parent-style-name="Default_20_Paragraph_20_Font"/>
    <style:style style:name="T105_164" style:family="text" style:parent-style-name="Default_20_Paragraph_20_Font"/>
    <style:style style:name="T105_165" style:family="text" style:parent-style-name="Default_20_Paragraph_20_Font"/>
    <style:style style:name="T105_166" style:family="text" style:parent-style-name="Default_20_Paragraph_20_Font"/>
    <style:style style:name="T105_167" style:family="text" style:parent-style-name="Default_20_Paragraph_20_Font"/>
    <style:style style:name="T105_168" style:family="text" style:parent-style-name="Default_20_Paragraph_20_Font"/>
    <style:style style:name="T105_169" style:family="text" style:parent-style-name="Default_20_Paragraph_20_Font"/>
    <style:style style:name="T105_170" style:family="text" style:parent-style-name="Default_20_Paragraph_20_Font"/>
    <style:style style:name="T105_171" style:family="text" style:parent-style-name="Default_20_Paragraph_20_Font"/>
    <style:style style:name="T105_172" style:family="text" style:parent-style-name="Default_20_Paragraph_20_Font"/>
    <style:style style:name="T105_173" style:family="text" style:parent-style-name="Default_20_Paragraph_20_Font"/>
    <style:style style:name="T105_174" style:family="text" style:parent-style-name="Default_20_Paragraph_20_Font"/>
    <style:style style:name="T105_175" style:family="text" style:parent-style-name="Default_20_Paragraph_20_Font"/>
    <style:style style:name="T105_176" style:family="text" style:parent-style-name="Default_20_Paragraph_20_Font"/>
    <style:style style:name="T105_177" style:family="text" style:parent-style-name="Default_20_Paragraph_20_Font"/>
    <style:style style:name="T105_178" style:family="text" style:parent-style-name="Default_20_Paragraph_20_Font"/>
    <style:style style:name="T105_179" style:family="text" style:parent-style-name="Default_20_Paragraph_20_Font"/>
    <style:style style:name="T105_180" style:family="text" style:parent-style-name="Default_20_Paragraph_20_Font"/>
    <style:style style:name="T105_181" style:family="text" style:parent-style-name="Default_20_Paragraph_20_Font"/>
    <style:style style:name="T105_182" style:family="text" style:parent-style-name="Default_20_Paragraph_20_Font"/>
    <style:style style:name="T105_183" style:family="text" style:parent-style-name="Default_20_Paragraph_20_Font"/>
    <style:style style:name="T105_184" style:family="text" style:parent-style-name="Default_20_Paragraph_20_Font"/>
    <style:style style:name="T105_185" style:family="text" style:parent-style-name="Default_20_Paragraph_20_Font"/>
    <style:style style:name="T105_186" style:family="text" style:parent-style-name="Default_20_Paragraph_20_Font"/>
    <style:style style:name="T105_187" style:family="text" style:parent-style-name="Default_20_Paragraph_20_Font"/>
    <style:style style:name="T105_188" style:family="text" style:parent-style-name="Default_20_Paragraph_20_Font"/>
    <style:style style:name="T105_189" style:family="text" style:parent-style-name="Default_20_Paragraph_20_Font"/>
    <style:style style:name="T105_190" style:family="text" style:parent-style-name="Default_20_Paragraph_20_Font"/>
    <style:style style:name="T105_191" style:family="text" style:parent-style-name="Default_20_Paragraph_20_Font"/>
    <style:style style:name="T105_192" style:family="text" style:parent-style-name="Default_20_Paragraph_20_Font"/>
    <style:style style:name="T105_193" style:family="text" style:parent-style-name="Default_20_Paragraph_20_Font"/>
    <style:style style:name="T105_194" style:family="text" style:parent-style-name="Default_20_Paragraph_20_Font"/>
    <style:style style:name="T105_195" style:family="text" style:parent-style-name="Default_20_Paragraph_20_Font"/>
    <style:style style:name="T105_196" style:family="text" style:parent-style-name="Default_20_Paragraph_20_Font"/>
    <style:style style:name="T105_197" style:family="text" style:parent-style-name="Default_20_Paragraph_20_Font"/>
    <style:style style:name="T105_198" style:family="text" style:parent-style-name="Default_20_Paragraph_20_Font"/>
    <style:style style:name="T105_199" style:family="text" style:parent-style-name="Default_20_Paragraph_20_Font"/>
    <style:style style:name="T105_200" style:family="text" style:parent-style-name="Default_20_Paragraph_20_Font"/>
    <style:style style:name="T105_201" style:family="text" style:parent-style-name="Default_20_Paragraph_20_Font"/>
    <style:style style:name="T105_202" style:family="text" style:parent-style-name="Default_20_Paragraph_20_Font"/>
    <style:style style:name="T105_203" style:family="text" style:parent-style-name="Default_20_Paragraph_20_Font"/>
    <style:style style:name="T105_204" style:family="text" style:parent-style-name="Default_20_Paragraph_20_Font"/>
    <style:style style:name="T105_205" style:family="text" style:parent-style-name="Default_20_Paragraph_20_Font"/>
    <style:style style:name="T105_206" style:family="text" style:parent-style-name="Default_20_Paragraph_20_Font"/>
    <style:style style:name="T105_207" style:family="text" style:parent-style-name="Default_20_Paragraph_20_Font"/>
    <style:style style:name="T105_208" style:family="text" style:parent-style-name="Default_20_Paragraph_20_Font"/>
    <style:style style:name="T105_209" style:family="text" style:parent-style-name="Default_20_Paragraph_20_Font"/>
    <style:style style:name="T105_210" style:family="text" style:parent-style-name="Default_20_Paragraph_20_Font"/>
    <style:style style:name="T105_211" style:family="text" style:parent-style-name="Default_20_Paragraph_20_Font"/>
    <style:style style:name="T105_212" style:family="text" style:parent-style-name="Default_20_Paragraph_20_Font"/>
    <style:style style:name="T105_213" style:family="text" style:parent-style-name="Default_20_Paragraph_20_Font"/>
    <style:style style:name="T105_214" style:family="text" style:parent-style-name="Default_20_Paragraph_20_Font"/>
    <style:style style:name="T105_215" style:family="text" style:parent-style-name="Default_20_Paragraph_20_Font"/>
    <style:style style:name="T105_216" style:family="text" style:parent-style-name="Default_20_Paragraph_20_Font"/>
    <style:style style:name="T105_217" style:family="text" style:parent-style-name="Default_20_Paragraph_20_Font"/>
    <style:style style:name="T105_218" style:family="text" style:parent-style-name="Default_20_Paragraph_20_Font"/>
    <style:style style:name="T105_219" style:family="text" style:parent-style-name="Default_20_Paragraph_20_Font"/>
    <style:style style:name="T105_220" style:family="text" style:parent-style-name="Default_20_Paragraph_20_Font"/>
    <style:style style:name="T105_221" style:family="text" style:parent-style-name="Default_20_Paragraph_20_Font"/>
    <style:style style:name="T105_222" style:family="text" style:parent-style-name="Default_20_Paragraph_20_Font"/>
    <style:style style:name="T105_223" style:family="text" style:parent-style-name="Default_20_Paragraph_20_Font"/>
    <style:style style:name="T105_224" style:family="text" style:parent-style-name="Default_20_Paragraph_20_Font"/>
    <style:style style:name="T105_225" style:family="text" style:parent-style-name="Default_20_Paragraph_20_Font"/>
    <style:style style:name="T105_226" style:family="text" style:parent-style-name="Default_20_Paragraph_20_Font"/>
    <style:style style:name="T105_227" style:family="text" style:parent-style-name="Default_20_Paragraph_20_Font"/>
    <style:style style:name="T105_228" style:family="text" style:parent-style-name="Default_20_Paragraph_20_Font"/>
    <style:style style:name="T105_229" style:family="text" style:parent-style-name="Default_20_Paragraph_20_Font"/>
    <style:style style:name="T105_230" style:family="text" style:parent-style-name="Default_20_Paragraph_20_Font"/>
    <style:style style:name="T105_231" style:family="text" style:parent-style-name="Default_20_Paragraph_20_Font"/>
    <style:style style:name="T105_232" style:family="text" style:parent-style-name="Default_20_Paragraph_20_Font"/>
    <style:style style:name="T105_233" style:family="text" style:parent-style-name="Default_20_Paragraph_20_Font"/>
    <style:style style:name="T105_234" style:family="text" style:parent-style-name="Default_20_Paragraph_20_Font"/>
    <style:style style:name="T105_235" style:family="text" style:parent-style-name="Default_20_Paragraph_20_Font"/>
    <style:style style:name="T105_236" style:family="text" style:parent-style-name="Default_20_Paragraph_20_Font"/>
    <style:style style:name="T105_237" style:family="text" style:parent-style-name="Default_20_Paragraph_20_Font"/>
    <style:style style:name="T105_238" style:family="text" style:parent-style-name="Default_20_Paragraph_20_Font"/>
    <style:style style:name="T105_239" style:family="text" style:parent-style-name="Default_20_Paragraph_20_Font"/>
    <style:style style:name="T105_240" style:family="text" style:parent-style-name="Default_20_Paragraph_20_Font"/>
    <style:style style:name="T105_241" style:family="text" style:parent-style-name="Default_20_Paragraph_20_Font"/>
    <style:style style:name="T105_242" style:family="text" style:parent-style-name="Default_20_Paragraph_20_Font"/>
    <style:style style:name="T105_243" style:family="text" style:parent-style-name="Default_20_Paragraph_20_Font"/>
    <style:style style:name="T105_244" style:family="text" style:parent-style-name="Default_20_Paragraph_20_Font"/>
    <style:style style:name="P106" style:family="paragraph" style:parent-style-name="Standard">
      <style:paragraph-properties fo:text-align="left" fo:break-before="auto" fo:line-height="115%" fo:margin-top="0cm" fo:margin-bottom="0.176cm" fo:margin-right="0cm"/>
    </style:style>
    <style:style style:name="P107" style:family="paragraph" style:parent-style-name="Standard">
      <style:paragraph-properties fo:text-align="left" fo:break-before="auto" fo:line-height="115%" fo:margin-top="0cm" fo:margin-left="1.27cm" fo:margin-right="0cm"/>
      <style:text-properties fo:font-weight="bold" style:font-weight-asian="bold" style:font-weight-complex="bold"/>
    </style:style>
    <style:style style:name="T107_1" style:family="text" style:parent-style-name="Default_20_Paragraph_20_Font">
      <style:text-properties fo:font-weight="bold" style:font-weight-asian="bold" style:font-weight-complex="bold"/>
    </style:style>
    <style:style style:name="T107_2" style:family="text" style:parent-style-name="Default_20_Paragraph_20_Font">
      <style:text-properties fo:font-weight="bold" style:font-weight-asian="bold" style:font-weight-complex="bold"/>
    </style:style>
    <style:style style:name="T107_3" style:family="text" style:parent-style-name="Default_20_Paragraph_20_Font">
      <style:text-properties fo:font-weight="bold" style:font-weight-asian="bold" style:font-weight-complex="bold"/>
    </style:style>
    <style:style style:name="P108" style:family="paragraph" style:parent-style-name="Standard">
      <style:paragraph-properties fo:break-before="auto" fo:margin-top="0cm" fo:margin-left="2.54cm"/>
    </style:style>
    <style:style style:name="T108_1" style:family="text" style:parent-style-name="Default_20_Paragraph_20_Font"/>
    <style:style style:name="T108_2" style:family="text" style:parent-style-name="Default_20_Paragraph_20_Font"/>
    <style:style style:name="T108_3" style:family="text" style:parent-style-name="Default_20_Paragraph_20_Font"/>
    <style:style style:name="T108_4" style:family="text" style:parent-style-name="Default_20_Paragraph_20_Font"/>
    <style:style style:name="T108_5" style:family="text" style:parent-style-name="Default_20_Paragraph_20_Font"/>
    <style:style style:name="T108_6" style:family="text" style:parent-style-name="Default_20_Paragraph_20_Font"/>
    <style:style style:name="T108_7" style:family="text" style:parent-style-name="Default_20_Paragraph_20_Font"/>
    <style:style style:name="T108_8" style:family="text" style:parent-style-name="Default_20_Paragraph_20_Font"/>
    <style:style style:name="T108_9" style:family="text" style:parent-style-name="Default_20_Paragraph_20_Font"/>
    <style:style style:name="T108_10" style:family="text" style:parent-style-name="Default_20_Paragraph_20_Font"/>
    <style:style style:name="T108_11" style:family="text" style:parent-style-name="Default_20_Paragraph_20_Font"/>
    <style:style style:name="T108_12" style:family="text" style:parent-style-name="Default_20_Paragraph_20_Font"/>
    <style:style style:name="T108_13" style:family="text" style:parent-style-name="Default_20_Paragraph_20_Font"/>
    <style:style style:name="T108_14" style:family="text" style:parent-style-name="Default_20_Paragraph_20_Font"/>
    <style:style style:name="T108_15" style:family="text" style:parent-style-name="Default_20_Paragraph_20_Font"/>
    <style:style style:name="T108_16" style:family="text" style:parent-style-name="Default_20_Paragraph_20_Font"/>
    <style:style style:name="T108_17" style:family="text" style:parent-style-name="Default_20_Paragraph_20_Font"/>
    <style:style style:name="T108_18" style:family="text" style:parent-style-name="Default_20_Paragraph_20_Font"/>
    <style:style style:name="T108_19" style:family="text" style:parent-style-name="Default_20_Paragraph_20_Font"/>
    <style:style style:name="T108_20" style:family="text" style:parent-style-name="Default_20_Paragraph_20_Font"/>
    <style:style style:name="T108_21" style:family="text" style:parent-style-name="Default_20_Paragraph_20_Font"/>
    <style:style style:name="T108_22" style:family="text" style:parent-style-name="Default_20_Paragraph_20_Font"/>
    <style:style style:name="T108_23" style:family="text" style:parent-style-name="Default_20_Paragraph_20_Font"/>
    <style:style style:name="T108_24" style:family="text" style:parent-style-name="Default_20_Paragraph_20_Font"/>
    <style:style style:name="T108_25" style:family="text" style:parent-style-name="Default_20_Paragraph_20_Font"/>
    <style:style style:name="T108_26" style:family="text" style:parent-style-name="Default_20_Paragraph_20_Font"/>
    <style:style style:name="T108_27" style:family="text" style:parent-style-name="Default_20_Paragraph_20_Font"/>
    <style:style style:name="T108_28" style:family="text" style:parent-style-name="Default_20_Paragraph_20_Font"/>
    <style:style style:name="T108_29" style:family="text" style:parent-style-name="Default_20_Paragraph_20_Font"/>
    <style:style style:name="T108_30" style:family="text" style:parent-style-name="Default_20_Paragraph_20_Font"/>
    <style:style style:name="T108_31" style:family="text" style:parent-style-name="Default_20_Paragraph_20_Font"/>
    <style:style style:name="T108_32" style:family="text" style:parent-style-name="Default_20_Paragraph_20_Font"/>
    <style:style style:name="T108_33" style:family="text" style:parent-style-name="Default_20_Paragraph_20_Font"/>
    <style:style style:name="T108_34" style:family="text" style:parent-style-name="Default_20_Paragraph_20_Font"/>
    <style:style style:name="T108_35" style:family="text" style:parent-style-name="Default_20_Paragraph_20_Font"/>
    <style:style style:name="T108_36" style:family="text" style:parent-style-name="Default_20_Paragraph_20_Font"/>
    <style:style style:name="T108_37" style:family="text" style:parent-style-name="Default_20_Paragraph_20_Font"/>
    <style:style style:name="T108_38" style:family="text" style:parent-style-name="Default_20_Paragraph_20_Font"/>
    <style:style style:name="T108_39" style:family="text" style:parent-style-name="Default_20_Paragraph_20_Font"/>
    <style:style style:name="T108_40" style:family="text" style:parent-style-name="Default_20_Paragraph_20_Font"/>
    <style:style style:name="T108_41" style:family="text" style:parent-style-name="Default_20_Paragraph_20_Font"/>
    <style:style style:name="T108_42" style:family="text" style:parent-style-name="Default_20_Paragraph_20_Font"/>
    <style:style style:name="T108_43" style:family="text" style:parent-style-name="Default_20_Paragraph_20_Font"/>
    <style:style style:name="T108_44" style:family="text" style:parent-style-name="Default_20_Paragraph_20_Font"/>
    <style:style style:name="T108_45" style:family="text" style:parent-style-name="Default_20_Paragraph_20_Font"/>
    <style:style style:name="T108_46" style:family="text" style:parent-style-name="Default_20_Paragraph_20_Font"/>
    <style:style style:name="T108_47" style:family="text" style:parent-style-name="Default_20_Paragraph_20_Font"/>
    <style:style style:name="T108_48" style:family="text" style:parent-style-name="Default_20_Paragraph_20_Font"/>
    <style:style style:name="T108_49" style:family="text" style:parent-style-name="Default_20_Paragraph_20_Font"/>
    <style:style style:name="T108_50" style:family="text" style:parent-style-name="Default_20_Paragraph_20_Font"/>
    <style:style style:name="T108_51" style:family="text" style:parent-style-name="Default_20_Paragraph_20_Font"/>
    <style:style style:name="T108_52" style:family="text" style:parent-style-name="Default_20_Paragraph_20_Font"/>
    <style:style style:name="T108_53" style:family="text" style:parent-style-name="Default_20_Paragraph_20_Font"/>
    <style:style style:name="T108_54" style:family="text" style:parent-style-name="Default_20_Paragraph_20_Font"/>
    <style:style style:name="T108_55" style:family="text" style:parent-style-name="Default_20_Paragraph_20_Font"/>
    <style:style style:name="T108_56" style:family="text" style:parent-style-name="Default_20_Paragraph_20_Font"/>
    <style:style style:name="T108_57" style:family="text" style:parent-style-name="Default_20_Paragraph_20_Font"/>
    <style:style style:name="T108_58" style:family="text" style:parent-style-name="Default_20_Paragraph_20_Font"/>
    <style:style style:name="T108_59" style:family="text" style:parent-style-name="Default_20_Paragraph_20_Font"/>
    <style:style style:name="T108_60" style:family="text" style:parent-style-name="Default_20_Paragraph_20_Font"/>
    <style:style style:name="T108_61" style:family="text" style:parent-style-name="Default_20_Paragraph_20_Font"/>
    <style:style style:name="T108_62" style:family="text" style:parent-style-name="Default_20_Paragraph_20_Font"/>
    <style:style style:name="T108_63" style:family="text" style:parent-style-name="Default_20_Paragraph_20_Font"/>
    <style:style style:name="T108_64" style:family="text" style:parent-style-name="Default_20_Paragraph_20_Font"/>
    <style:style style:name="T108_65" style:family="text" style:parent-style-name="Default_20_Paragraph_20_Font"/>
    <style:style style:name="T108_66" style:family="text" style:parent-style-name="Default_20_Paragraph_20_Font"/>
    <style:style style:name="T108_67" style:family="text" style:parent-style-name="Default_20_Paragraph_20_Font"/>
    <style:style style:name="T108_68" style:family="text" style:parent-style-name="Default_20_Paragraph_20_Font"/>
    <style:style style:name="T108_69" style:family="text" style:parent-style-name="Default_20_Paragraph_20_Font"/>
    <style:style style:name="T108_70" style:family="text" style:parent-style-name="Default_20_Paragraph_20_Font"/>
    <style:style style:name="T108_71" style:family="text" style:parent-style-name="Default_20_Paragraph_20_Font"/>
    <style:style style:name="T108_72" style:family="text" style:parent-style-name="Default_20_Paragraph_20_Font"/>
    <style:style style:name="T108_73" style:family="text" style:parent-style-name="Default_20_Paragraph_20_Font"/>
    <style:style style:name="T108_74" style:family="text" style:parent-style-name="Default_20_Paragraph_20_Font"/>
    <style:style style:name="T108_75" style:family="text" style:parent-style-name="Default_20_Paragraph_20_Font"/>
    <style:style style:name="T108_76" style:family="text" style:parent-style-name="Default_20_Paragraph_20_Font"/>
    <style:style style:name="T108_77" style:family="text" style:parent-style-name="Default_20_Paragraph_20_Font"/>
    <style:style style:name="T108_78" style:family="text" style:parent-style-name="Default_20_Paragraph_20_Font"/>
    <style:style style:name="T108_79" style:family="text" style:parent-style-name="Default_20_Paragraph_20_Font"/>
    <style:style style:name="T108_80" style:family="text" style:parent-style-name="Default_20_Paragraph_20_Font"/>
    <style:style style:name="T108_81" style:family="text" style:parent-style-name="Default_20_Paragraph_20_Font"/>
    <style:style style:name="T108_82" style:family="text" style:parent-style-name="Default_20_Paragraph_20_Font"/>
    <style:style style:name="T108_83" style:family="text" style:parent-style-name="Default_20_Paragraph_20_Font"/>
    <style:style style:name="T108_84" style:family="text" style:parent-style-name="Default_20_Paragraph_20_Font"/>
    <style:style style:name="T108_85" style:family="text" style:parent-style-name="Default_20_Paragraph_20_Font"/>
    <style:style style:name="T108_86" style:family="text" style:parent-style-name="Default_20_Paragraph_20_Font"/>
    <style:style style:name="T108_87" style:family="text" style:parent-style-name="Default_20_Paragraph_20_Font"/>
    <style:style style:name="T108_88" style:family="text" style:parent-style-name="Default_20_Paragraph_20_Font"/>
    <style:style style:name="T108_89" style:family="text" style:parent-style-name="Default_20_Paragraph_20_Font"/>
    <style:style style:name="T108_90" style:family="text" style:parent-style-name="Default_20_Paragraph_20_Font"/>
    <style:style style:name="T108_91" style:family="text" style:parent-style-name="Default_20_Paragraph_20_Font"/>
    <style:style style:name="T108_92" style:family="text" style:parent-style-name="Default_20_Paragraph_20_Font"/>
    <style:style style:name="T108_93" style:family="text" style:parent-style-name="Default_20_Paragraph_20_Font"/>
    <style:style style:name="T108_94" style:family="text" style:parent-style-name="Default_20_Paragraph_20_Font"/>
    <style:style style:name="T108_95" style:family="text" style:parent-style-name="Default_20_Paragraph_20_Font"/>
    <style:style style:name="T108_96" style:family="text" style:parent-style-name="Default_20_Paragraph_20_Font"/>
    <style:style style:name="T108_97" style:family="text" style:parent-style-name="Default_20_Paragraph_20_Font"/>
    <style:style style:name="T108_98" style:family="text" style:parent-style-name="Default_20_Paragraph_20_Font"/>
    <style:style style:name="T108_99" style:family="text" style:parent-style-name="Default_20_Paragraph_20_Font"/>
    <style:style style:name="T108_100" style:family="text" style:parent-style-name="Default_20_Paragraph_20_Font"/>
    <style:style style:name="T108_101" style:family="text" style:parent-style-name="Default_20_Paragraph_20_Font"/>
    <style:style style:name="T108_102" style:family="text" style:parent-style-name="Default_20_Paragraph_20_Font"/>
    <style:style style:name="T108_103" style:family="text" style:parent-style-name="Default_20_Paragraph_20_Font"/>
    <style:style style:name="T108_104" style:family="text" style:parent-style-name="Default_20_Paragraph_20_Font"/>
    <style:style style:name="T108_105" style:family="text" style:parent-style-name="Default_20_Paragraph_20_Font"/>
    <style:style style:name="T108_106" style:family="text" style:parent-style-name="Default_20_Paragraph_20_Font"/>
    <style:style style:name="T108_107" style:family="text" style:parent-style-name="Default_20_Paragraph_20_Font"/>
    <style:style style:name="T108_108" style:family="text" style:parent-style-name="Default_20_Paragraph_20_Font"/>
    <style:style style:name="T108_109" style:family="text" style:parent-style-name="Default_20_Paragraph_20_Font"/>
    <style:style style:name="T108_110" style:family="text" style:parent-style-name="Default_20_Paragraph_20_Font"/>
    <style:style style:name="T108_111" style:family="text" style:parent-style-name="Default_20_Paragraph_20_Font"/>
    <style:style style:name="T108_112" style:family="text" style:parent-style-name="Default_20_Paragraph_20_Font"/>
    <style:style style:name="T108_113" style:family="text" style:parent-style-name="Default_20_Paragraph_20_Font"/>
    <style:style style:name="T108_114" style:family="text" style:parent-style-name="Default_20_Paragraph_20_Font"/>
    <style:style style:name="T108_115" style:family="text" style:parent-style-name="Default_20_Paragraph_20_Font"/>
    <style:style style:name="T108_116" style:family="text" style:parent-style-name="Default_20_Paragraph_20_Font"/>
    <style:style style:name="T108_117" style:family="text" style:parent-style-name="Default_20_Paragraph_20_Font"/>
    <style:style style:name="T108_118" style:family="text" style:parent-style-name="Default_20_Paragraph_20_Font"/>
    <style:style style:name="T108_119" style:family="text" style:parent-style-name="Default_20_Paragraph_20_Font"/>
    <style:style style:name="T108_120" style:family="text" style:parent-style-name="Default_20_Paragraph_20_Font"/>
    <style:style style:name="T108_121" style:family="text" style:parent-style-name="Default_20_Paragraph_20_Font"/>
    <style:style style:name="T108_122" style:family="text" style:parent-style-name="Default_20_Paragraph_20_Font"/>
    <style:style style:name="T108_123" style:family="text" style:parent-style-name="Default_20_Paragraph_20_Font"/>
    <style:style style:name="T108_124" style:family="text" style:parent-style-name="Default_20_Paragraph_20_Font"/>
    <style:style style:name="T108_125" style:family="text" style:parent-style-name="Default_20_Paragraph_20_Font"/>
    <style:style style:name="T108_126" style:family="text" style:parent-style-name="Default_20_Paragraph_20_Font"/>
    <style:style style:name="T108_127" style:family="text" style:parent-style-name="Default_20_Paragraph_20_Font"/>
    <style:style style:name="T108_128" style:family="text" style:parent-style-name="Default_20_Paragraph_20_Font"/>
    <style:style style:name="T108_129" style:family="text" style:parent-style-name="Default_20_Paragraph_20_Font"/>
    <style:style style:name="T108_130" style:family="text" style:parent-style-name="Default_20_Paragraph_20_Font"/>
    <style:style style:name="T108_131" style:family="text" style:parent-style-name="Default_20_Paragraph_20_Font"/>
    <style:style style:name="T108_132" style:family="text" style:parent-style-name="Default_20_Paragraph_20_Font"/>
    <style:style style:name="T108_133" style:family="text" style:parent-style-name="Default_20_Paragraph_20_Font"/>
    <style:style style:name="T108_134" style:family="text" style:parent-style-name="Default_20_Paragraph_20_Font"/>
    <style:style style:name="T108_135" style:family="text" style:parent-style-name="Default_20_Paragraph_20_Font"/>
    <style:style style:name="T108_136" style:family="text" style:parent-style-name="Default_20_Paragraph_20_Font"/>
    <style:style style:name="T108_137" style:family="text" style:parent-style-name="Default_20_Paragraph_20_Font"/>
    <style:style style:name="T108_138" style:family="text" style:parent-style-name="Default_20_Paragraph_20_Font"/>
    <style:style style:name="T108_139" style:family="text" style:parent-style-name="Default_20_Paragraph_20_Font"/>
    <style:style style:name="T108_140" style:family="text" style:parent-style-name="Default_20_Paragraph_20_Font"/>
    <style:style style:name="T108_141" style:family="text" style:parent-style-name="Default_20_Paragraph_20_Font"/>
    <style:style style:name="T108_142" style:family="text" style:parent-style-name="Default_20_Paragraph_20_Font"/>
    <style:style style:name="T108_143" style:family="text" style:parent-style-name="Default_20_Paragraph_20_Font"/>
    <style:style style:name="T108_144" style:family="text" style:parent-style-name="Default_20_Paragraph_20_Font"/>
    <style:style style:name="T108_145" style:family="text" style:parent-style-name="Default_20_Paragraph_20_Font"/>
    <style:style style:name="T108_146" style:family="text" style:parent-style-name="Default_20_Paragraph_20_Font"/>
    <style:style style:name="T108_147" style:family="text" style:parent-style-name="Default_20_Paragraph_20_Font"/>
    <style:style style:name="T108_148" style:family="text" style:parent-style-name="Default_20_Paragraph_20_Font"/>
    <style:style style:name="T108_149" style:family="text" style:parent-style-name="Default_20_Paragraph_20_Font"/>
    <style:style style:name="T108_150" style:family="text" style:parent-style-name="Default_20_Paragraph_20_Font"/>
    <style:style style:name="T108_151" style:family="text" style:parent-style-name="Default_20_Paragraph_20_Font"/>
    <style:style style:name="T108_152" style:family="text" style:parent-style-name="Default_20_Paragraph_20_Font"/>
    <style:style style:name="T108_153" style:family="text" style:parent-style-name="Default_20_Paragraph_20_Font"/>
    <style:style style:name="T108_154" style:family="text" style:parent-style-name="Default_20_Paragraph_20_Font"/>
    <style:style style:name="T108_155" style:family="text" style:parent-style-name="Default_20_Paragraph_20_Font"/>
    <style:style style:name="T108_156" style:family="text" style:parent-style-name="Default_20_Paragraph_20_Font"/>
    <style:style style:name="T108_157" style:family="text" style:parent-style-name="Default_20_Paragraph_20_Font"/>
    <style:style style:name="T108_158" style:family="text" style:parent-style-name="Default_20_Paragraph_20_Font"/>
    <style:style style:name="T108_159" style:family="text" style:parent-style-name="Default_20_Paragraph_20_Font"/>
    <style:style style:name="T108_160" style:family="text" style:parent-style-name="Default_20_Paragraph_20_Font"/>
    <style:style style:name="T108_161" style:family="text" style:parent-style-name="Default_20_Paragraph_20_Font"/>
    <style:style style:name="T108_162" style:family="text" style:parent-style-name="Default_20_Paragraph_20_Font"/>
    <style:style style:name="T108_163" style:family="text" style:parent-style-name="Default_20_Paragraph_20_Font"/>
    <style:style style:name="T108_164" style:family="text" style:parent-style-name="Default_20_Paragraph_20_Font"/>
    <style:style style:name="T108_165" style:family="text" style:parent-style-name="Default_20_Paragraph_20_Font"/>
    <style:style style:name="T108_166" style:family="text" style:parent-style-name="Default_20_Paragraph_20_Font"/>
    <style:style style:name="T108_167" style:family="text" style:parent-style-name="Default_20_Paragraph_20_Font"/>
    <style:style style:name="T108_168" style:family="text" style:parent-style-name="Default_20_Paragraph_20_Font"/>
    <style:style style:name="T108_169" style:family="text" style:parent-style-name="Default_20_Paragraph_20_Font"/>
    <style:style style:name="T108_170" style:family="text" style:parent-style-name="Default_20_Paragraph_20_Font"/>
    <style:style style:name="T108_171" style:family="text" style:parent-style-name="Default_20_Paragraph_20_Font"/>
    <style:style style:name="T108_172" style:family="text" style:parent-style-name="Default_20_Paragraph_20_Font"/>
    <style:style style:name="T108_173" style:family="text" style:parent-style-name="Default_20_Paragraph_20_Font"/>
    <style:style style:name="T108_174" style:family="text" style:parent-style-name="Default_20_Paragraph_20_Font"/>
    <style:style style:name="T108_175" style:family="text" style:parent-style-name="Default_20_Paragraph_20_Font"/>
    <style:style style:name="T108_176" style:family="text" style:parent-style-name="Default_20_Paragraph_20_Font"/>
    <style:style style:name="T108_177" style:family="text" style:parent-style-name="Default_20_Paragraph_20_Font"/>
    <style:style style:name="T108_178" style:family="text" style:parent-style-name="Default_20_Paragraph_20_Font"/>
    <style:style style:name="T108_179" style:family="text" style:parent-style-name="Default_20_Paragraph_20_Font"/>
    <style:style style:name="T108_180" style:family="text" style:parent-style-name="Default_20_Paragraph_20_Font"/>
    <style:style style:name="T108_181" style:family="text" style:parent-style-name="Default_20_Paragraph_20_Font"/>
    <style:style style:name="T108_182" style:family="text" style:parent-style-name="Default_20_Paragraph_20_Font"/>
    <style:style style:name="T108_183" style:family="text" style:parent-style-name="Default_20_Paragraph_20_Font"/>
    <style:style style:name="T108_184" style:family="text" style:parent-style-name="Default_20_Paragraph_20_Font"/>
    <style:style style:name="T108_185" style:family="text" style:parent-style-name="Default_20_Paragraph_20_Font"/>
    <style:style style:name="T108_186" style:family="text" style:parent-style-name="Default_20_Paragraph_20_Font"/>
    <style:style style:name="T108_187" style:family="text" style:parent-style-name="Default_20_Paragraph_20_Font"/>
    <style:style style:name="T108_188" style:family="text" style:parent-style-name="Default_20_Paragraph_20_Font"/>
    <style:style style:name="T108_189" style:family="text" style:parent-style-name="Default_20_Paragraph_20_Font"/>
    <style:style style:name="T108_190" style:family="text" style:parent-style-name="Default_20_Paragraph_20_Font"/>
    <style:style style:name="T108_191" style:family="text" style:parent-style-name="Default_20_Paragraph_20_Font"/>
    <style:style style:name="T108_192" style:family="text" style:parent-style-name="Default_20_Paragraph_20_Font"/>
    <style:style style:name="T108_193" style:family="text" style:parent-style-name="Default_20_Paragraph_20_Font"/>
    <style:style style:name="T108_194" style:family="text" style:parent-style-name="Default_20_Paragraph_20_Font"/>
    <style:style style:name="T108_195" style:family="text" style:parent-style-name="Default_20_Paragraph_20_Font"/>
    <style:style style:name="T108_196" style:family="text" style:parent-style-name="Default_20_Paragraph_20_Font"/>
    <style:style style:name="T108_197" style:family="text" style:parent-style-name="Default_20_Paragraph_20_Font"/>
    <style:style style:name="T108_198" style:family="text" style:parent-style-name="Default_20_Paragraph_20_Font"/>
    <style:style style:name="T108_199" style:family="text" style:parent-style-name="Default_20_Paragraph_20_Font"/>
    <style:style style:name="T108_200" style:family="text" style:parent-style-name="Default_20_Paragraph_20_Font"/>
    <style:style style:name="T108_201" style:family="text" style:parent-style-name="Default_20_Paragraph_20_Font"/>
    <style:style style:name="T108_202" style:family="text" style:parent-style-name="Default_20_Paragraph_20_Font"/>
    <style:style style:name="T108_203" style:family="text" style:parent-style-name="Default_20_Paragraph_20_Font"/>
    <style:style style:name="T108_204" style:family="text" style:parent-style-name="Default_20_Paragraph_20_Font"/>
    <style:style style:name="T108_205" style:family="text" style:parent-style-name="Default_20_Paragraph_20_Font"/>
    <style:style style:name="T108_206" style:family="text" style:parent-style-name="Default_20_Paragraph_20_Font"/>
    <style:style style:name="T108_207" style:family="text" style:parent-style-name="Default_20_Paragraph_20_Font"/>
    <style:style style:name="T108_208" style:family="text" style:parent-style-name="Default_20_Paragraph_20_Font"/>
    <style:style style:name="T108_209" style:family="text" style:parent-style-name="Default_20_Paragraph_20_Font"/>
    <style:style style:name="T108_210" style:family="text" style:parent-style-name="Default_20_Paragraph_20_Font"/>
    <style:style style:name="T108_211" style:family="text" style:parent-style-name="Default_20_Paragraph_20_Font"/>
    <style:style style:name="T108_212" style:family="text" style:parent-style-name="Default_20_Paragraph_20_Font"/>
    <style:style style:name="P109" style:family="paragraph" style:parent-style-name="Standard">
      <style:paragraph-properties fo:text-align="left" fo:break-before="auto" fo:line-height="115%" fo:margin-top="0cm" fo:margin-left="2.54cm" fo:margin-right="0cm"/>
    </style:style>
    <style:style style:name="T109_1" style:family="text" style:parent-style-name="Default_20_Paragraph_20_Font"/>
    <style:style style:name="T109_2" style:family="text" style:parent-style-name="Default_20_Paragraph_20_Font"/>
    <style:style style:name="T109_3" style:family="text" style:parent-style-name="Default_20_Paragraph_20_Font"/>
    <style:style style:name="T109_4" style:family="text" style:parent-style-name="Default_20_Paragraph_20_Font"/>
    <style:style style:name="T109_5" style:family="text" style:parent-style-name="Default_20_Paragraph_20_Font"/>
    <style:style style:name="T109_6" style:family="text" style:parent-style-name="Default_20_Paragraph_20_Font"/>
    <style:style style:name="T109_7" style:family="text" style:parent-style-name="Default_20_Paragraph_20_Font"/>
    <style:style style:name="T109_8" style:family="text" style:parent-style-name="Default_20_Paragraph_20_Font"/>
    <style:style style:name="T109_9" style:family="text" style:parent-style-name="Default_20_Paragraph_20_Font"/>
    <style:style style:name="T109_10" style:family="text" style:parent-style-name="Default_20_Paragraph_20_Font"/>
    <style:style style:name="T109_11" style:family="text" style:parent-style-name="Default_20_Paragraph_20_Font"/>
    <style:style style:name="T109_12" style:family="text" style:parent-style-name="Default_20_Paragraph_20_Font"/>
    <style:style style:name="T109_13" style:family="text" style:parent-style-name="Default_20_Paragraph_20_Font"/>
    <style:style style:name="T109_14" style:family="text" style:parent-style-name="Default_20_Paragraph_20_Font"/>
    <style:style style:name="T109_15" style:family="text" style:parent-style-name="Default_20_Paragraph_20_Font"/>
    <style:style style:name="T109_16" style:family="text" style:parent-style-name="Default_20_Paragraph_20_Font"/>
    <style:style style:name="T109_17" style:family="text" style:parent-style-name="Default_20_Paragraph_20_Font"/>
    <style:style style:name="T109_18" style:family="text" style:parent-style-name="Default_20_Paragraph_20_Font"/>
    <style:style style:name="T109_19" style:family="text" style:parent-style-name="Default_20_Paragraph_20_Font"/>
    <style:style style:name="T109_20" style:family="text" style:parent-style-name="Default_20_Paragraph_20_Font"/>
    <style:style style:name="T109_21" style:family="text" style:parent-style-name="Default_20_Paragraph_20_Font"/>
    <style:style style:name="T109_22" style:family="text" style:parent-style-name="Default_20_Paragraph_20_Font"/>
    <style:style style:name="T109_23" style:family="text" style:parent-style-name="Default_20_Paragraph_20_Font"/>
    <style:style style:name="T109_24" style:family="text" style:parent-style-name="Default_20_Paragraph_20_Font"/>
    <style:style style:name="T109_25" style:family="text" style:parent-style-name="Default_20_Paragraph_20_Font"/>
    <style:style style:name="T109_26" style:family="text" style:parent-style-name="Default_20_Paragraph_20_Font"/>
    <style:style style:name="T109_27" style:family="text" style:parent-style-name="Default_20_Paragraph_20_Font"/>
    <style:style style:name="T109_28" style:family="text" style:parent-style-name="Default_20_Paragraph_20_Font"/>
    <style:style style:name="T109_29" style:family="text" style:parent-style-name="Default_20_Paragraph_20_Font"/>
    <style:style style:name="T109_30" style:family="text" style:parent-style-name="Default_20_Paragraph_20_Font"/>
    <style:style style:name="T109_31" style:family="text" style:parent-style-name="Default_20_Paragraph_20_Font"/>
    <style:style style:name="T109_32" style:family="text" style:parent-style-name="Default_20_Paragraph_20_Font"/>
    <style:style style:name="T109_33" style:family="text" style:parent-style-name="Default_20_Paragraph_20_Font"/>
    <style:style style:name="T109_34" style:family="text" style:parent-style-name="Default_20_Paragraph_20_Font"/>
    <style:style style:name="T109_35" style:family="text" style:parent-style-name="Default_20_Paragraph_20_Font"/>
    <style:style style:name="T109_36" style:family="text" style:parent-style-name="Default_20_Paragraph_20_Font"/>
    <style:style style:name="T109_37" style:family="text" style:parent-style-name="Default_20_Paragraph_20_Font"/>
    <style:style style:name="T109_38" style:family="text" style:parent-style-name="Default_20_Paragraph_20_Font"/>
    <style:style style:name="T109_39" style:family="text" style:parent-style-name="Default_20_Paragraph_20_Font"/>
    <style:style style:name="T109_40" style:family="text" style:parent-style-name="Default_20_Paragraph_20_Font"/>
    <style:style style:name="T109_41" style:family="text" style:parent-style-name="Default_20_Paragraph_20_Font"/>
    <style:style style:name="T109_42" style:family="text" style:parent-style-name="Default_20_Paragraph_20_Font"/>
    <style:style style:name="T109_43" style:family="text" style:parent-style-name="Default_20_Paragraph_20_Font"/>
    <style:style style:name="T109_44" style:family="text" style:parent-style-name="Default_20_Paragraph_20_Font"/>
    <style:style style:name="T109_45" style:family="text" style:parent-style-name="Default_20_Paragraph_20_Font"/>
    <style:style style:name="T109_46" style:family="text" style:parent-style-name="Default_20_Paragraph_20_Font"/>
    <style:style style:name="T109_47" style:family="text" style:parent-style-name="Default_20_Paragraph_20_Font"/>
    <style:style style:name="T109_48" style:family="text" style:parent-style-name="Default_20_Paragraph_20_Font"/>
    <style:style style:name="T109_49" style:family="text" style:parent-style-name="Default_20_Paragraph_20_Font"/>
    <style:style style:name="T109_50" style:family="text" style:parent-style-name="Default_20_Paragraph_20_Font"/>
    <style:style style:name="T109_51" style:family="text" style:parent-style-name="Default_20_Paragraph_20_Font"/>
    <style:style style:name="T109_52" style:family="text" style:parent-style-name="Default_20_Paragraph_20_Font"/>
    <style:style style:name="T109_53" style:family="text" style:parent-style-name="Default_20_Paragraph_20_Font"/>
    <style:style style:name="T109_54" style:family="text" style:parent-style-name="Default_20_Paragraph_20_Font"/>
    <style:style style:name="T109_55" style:family="text" style:parent-style-name="Default_20_Paragraph_20_Font"/>
    <style:style style:name="T109_56" style:family="text" style:parent-style-name="Default_20_Paragraph_20_Font"/>
    <style:style style:name="T109_57" style:family="text" style:parent-style-name="Default_20_Paragraph_20_Font"/>
    <style:style style:name="T109_58" style:family="text" style:parent-style-name="Default_20_Paragraph_20_Font"/>
    <style:style style:name="T109_59" style:family="text" style:parent-style-name="Default_20_Paragraph_20_Font"/>
    <style:style style:name="T109_60" style:family="text" style:parent-style-name="Default_20_Paragraph_20_Font"/>
    <style:style style:name="T109_61" style:family="text" style:parent-style-name="Default_20_Paragraph_20_Font"/>
    <style:style style:name="T109_62" style:family="text" style:parent-style-name="Default_20_Paragraph_20_Font"/>
    <style:style style:name="T109_63" style:family="text" style:parent-style-name="Default_20_Paragraph_20_Font"/>
    <style:style style:name="T109_64" style:family="text" style:parent-style-name="Default_20_Paragraph_20_Font"/>
    <style:style style:name="T109_65" style:family="text" style:parent-style-name="Default_20_Paragraph_20_Font"/>
    <style:style style:name="T109_66" style:family="text" style:parent-style-name="Default_20_Paragraph_20_Font"/>
    <style:style style:name="T109_67" style:family="text" style:parent-style-name="Default_20_Paragraph_20_Font"/>
    <style:style style:name="T109_68" style:family="text" style:parent-style-name="Default_20_Paragraph_20_Font"/>
    <style:style style:name="T109_69" style:family="text" style:parent-style-name="Default_20_Paragraph_20_Font"/>
    <style:style style:name="T109_70" style:family="text" style:parent-style-name="Default_20_Paragraph_20_Font"/>
    <style:style style:name="T109_71" style:family="text" style:parent-style-name="Default_20_Paragraph_20_Font"/>
    <style:style style:name="T109_72" style:family="text" style:parent-style-name="Default_20_Paragraph_20_Font"/>
    <style:style style:name="T109_73" style:family="text" style:parent-style-name="Default_20_Paragraph_20_Font"/>
    <style:style style:name="T109_74" style:family="text" style:parent-style-name="Default_20_Paragraph_20_Font"/>
    <style:style style:name="T109_75" style:family="text" style:parent-style-name="Default_20_Paragraph_20_Font"/>
    <style:style style:name="T109_76" style:family="text" style:parent-style-name="Default_20_Paragraph_20_Font"/>
    <style:style style:name="T109_77" style:family="text" style:parent-style-name="Default_20_Paragraph_20_Font"/>
    <style:style style:name="T109_78" style:family="text" style:parent-style-name="Default_20_Paragraph_20_Font"/>
    <style:style style:name="T109_79" style:family="text" style:parent-style-name="Default_20_Paragraph_20_Font"/>
    <style:style style:name="T109_80" style:family="text" style:parent-style-name="Default_20_Paragraph_20_Font"/>
    <style:style style:name="T109_81" style:family="text" style:parent-style-name="Default_20_Paragraph_20_Font"/>
    <style:style style:name="T109_82" style:family="text" style:parent-style-name="Default_20_Paragraph_20_Font"/>
    <style:style style:name="T109_83" style:family="text" style:parent-style-name="Default_20_Paragraph_20_Font"/>
    <style:style style:name="T109_84" style:family="text" style:parent-style-name="Default_20_Paragraph_20_Font"/>
    <style:style style:name="T109_85" style:family="text" style:parent-style-name="Default_20_Paragraph_20_Font"/>
    <style:style style:name="T109_86" style:family="text" style:parent-style-name="Default_20_Paragraph_20_Font"/>
    <style:style style:name="T109_87" style:family="text" style:parent-style-name="Default_20_Paragraph_20_Font"/>
    <style:style style:name="T109_88" style:family="text" style:parent-style-name="Default_20_Paragraph_20_Font"/>
    <style:style style:name="T109_89" style:family="text" style:parent-style-name="Default_20_Paragraph_20_Font"/>
    <style:style style:name="T109_90" style:family="text" style:parent-style-name="Default_20_Paragraph_20_Font"/>
    <style:style style:name="T109_91" style:family="text" style:parent-style-name="Default_20_Paragraph_20_Font"/>
    <style:style style:name="T109_92" style:family="text" style:parent-style-name="Default_20_Paragraph_20_Font"/>
    <style:style style:name="T109_93" style:family="text" style:parent-style-name="Default_20_Paragraph_20_Font"/>
    <style:style style:name="T109_94" style:family="text" style:parent-style-name="Default_20_Paragraph_20_Font"/>
    <style:style style:name="T109_95" style:family="text" style:parent-style-name="Default_20_Paragraph_20_Font"/>
    <style:style style:name="T109_96" style:family="text" style:parent-style-name="Default_20_Paragraph_20_Font"/>
    <style:style style:name="T109_97" style:family="text" style:parent-style-name="Default_20_Paragraph_20_Font"/>
    <style:style style:name="T109_98" style:family="text" style:parent-style-name="Default_20_Paragraph_20_Font"/>
    <style:style style:name="P110" style:family="paragraph" style:parent-style-name="Standard">
      <style:paragraph-properties fo:text-align="left" fo:break-before="auto" fo:line-height="115%" fo:margin-top="0cm" fo:margin-bottom="0.176cm" fo:margin-right="0cm"/>
    </style:style>
    <style:style style:name="P111" style:family="paragraph" style:parent-style-name="Standard">
      <style:paragraph-properties fo:text-align="left" fo:break-before="auto" fo:line-height="115%" fo:margin-top="0cm" fo:margin-left="1.27cm" fo:margin-right="0cm"/>
      <style:text-properties fo:font-weight="bold" style:font-weight-asian="bold" style:font-weight-complex="bold"/>
    </style:style>
    <style:style style:name="T111_1" style:family="text" style:parent-style-name="Default_20_Paragraph_20_Font">
      <style:text-properties fo:font-weight="bold" style:font-weight-asian="bold" style:font-weight-complex="bold"/>
    </style:style>
    <style:style style:name="P112" style:family="paragraph" style:parent-style-name="Standard">
      <style:paragraph-properties fo:text-align="left" fo:break-before="auto" fo:line-height="115%" fo:margin-top="0cm" fo:margin-bottom="0cm" fo:margin-left="2.54cm" fo:margin-right="0cm"/>
    </style:style>
    <style:style style:name="T112_1" style:family="text" style:parent-style-name="Default_20_Paragraph_20_Font"/>
    <style:style style:name="T112_2" style:family="text" style:parent-style-name="Default_20_Paragraph_20_Font"/>
    <style:style style:name="T112_3" style:family="text" style:parent-style-name="Default_20_Paragraph_20_Font"/>
    <style:style style:name="T112_4" style:family="text" style:parent-style-name="Default_20_Paragraph_20_Font"/>
    <style:style style:name="T112_5" style:family="text" style:parent-style-name="Default_20_Paragraph_20_Font"/>
    <style:style style:name="T112_6" style:family="text" style:parent-style-name="Default_20_Paragraph_20_Font"/>
    <style:style style:name="T112_7" style:family="text" style:parent-style-name="Default_20_Paragraph_20_Font"/>
    <style:style style:name="T112_8" style:family="text" style:parent-style-name="Default_20_Paragraph_20_Font"/>
    <style:style style:name="T112_9" style:family="text" style:parent-style-name="Default_20_Paragraph_20_Font"/>
    <style:style style:name="T112_10" style:family="text" style:parent-style-name="Default_20_Paragraph_20_Font"/>
    <style:style style:name="T112_11" style:family="text" style:parent-style-name="Default_20_Paragraph_20_Font"/>
    <style:style style:name="T112_12" style:family="text" style:parent-style-name="Default_20_Paragraph_20_Font"/>
    <style:style style:name="T112_13" style:family="text" style:parent-style-name="Default_20_Paragraph_20_Font"/>
    <style:style style:name="T112_14" style:family="text" style:parent-style-name="Default_20_Paragraph_20_Font"/>
    <style:style style:name="T112_15" style:family="text" style:parent-style-name="Default_20_Paragraph_20_Font"/>
    <style:style style:name="T112_16" style:family="text" style:parent-style-name="Default_20_Paragraph_20_Font"/>
    <style:style style:name="T112_17" style:family="text" style:parent-style-name="Default_20_Paragraph_20_Font"/>
    <style:style style:name="T112_18" style:family="text" style:parent-style-name="Default_20_Paragraph_20_Font"/>
    <style:style style:name="T112_19" style:family="text" style:parent-style-name="Default_20_Paragraph_20_Font"/>
    <style:style style:name="T112_20" style:family="text" style:parent-style-name="Default_20_Paragraph_20_Font"/>
    <style:style style:name="T112_21" style:family="text" style:parent-style-name="Default_20_Paragraph_20_Font"/>
    <style:style style:name="T112_22" style:family="text" style:parent-style-name="Default_20_Paragraph_20_Font"/>
    <style:style style:name="T112_23" style:family="text" style:parent-style-name="Default_20_Paragraph_20_Font"/>
    <style:style style:name="T112_24" style:family="text" style:parent-style-name="Default_20_Paragraph_20_Font"/>
    <style:style style:name="T112_25" style:family="text" style:parent-style-name="Default_20_Paragraph_20_Font"/>
    <style:style style:name="T112_26" style:family="text" style:parent-style-name="Default_20_Paragraph_20_Font"/>
    <style:style style:name="T112_27" style:family="text" style:parent-style-name="Default_20_Paragraph_20_Font"/>
    <style:style style:name="T112_28" style:family="text" style:parent-style-name="Default_20_Paragraph_20_Font"/>
    <style:style style:name="T112_29" style:family="text" style:parent-style-name="Default_20_Paragraph_20_Font"/>
    <style:style style:name="T112_30" style:family="text" style:parent-style-name="Default_20_Paragraph_20_Font"/>
    <style:style style:name="T112_31" style:family="text" style:parent-style-name="Default_20_Paragraph_20_Font"/>
    <style:style style:name="T112_32" style:family="text" style:parent-style-name="Default_20_Paragraph_20_Font"/>
    <style:style style:name="T112_33" style:family="text" style:parent-style-name="Default_20_Paragraph_20_Font"/>
    <style:style style:name="T112_34" style:family="text" style:parent-style-name="Default_20_Paragraph_20_Font"/>
    <style:style style:name="T112_35" style:family="text" style:parent-style-name="Default_20_Paragraph_20_Font"/>
    <style:style style:name="T112_36" style:family="text" style:parent-style-name="Default_20_Paragraph_20_Font"/>
    <style:style style:name="T112_37" style:family="text" style:parent-style-name="Default_20_Paragraph_20_Font"/>
    <style:style style:name="T112_38" style:family="text" style:parent-style-name="Default_20_Paragraph_20_Font"/>
    <style:style style:name="T112_39" style:family="text" style:parent-style-name="Default_20_Paragraph_20_Font"/>
    <style:style style:name="T112_40" style:family="text" style:parent-style-name="Default_20_Paragraph_20_Font"/>
    <style:style style:name="T112_41" style:family="text" style:parent-style-name="Default_20_Paragraph_20_Font"/>
    <style:style style:name="T112_42" style:family="text" style:parent-style-name="Default_20_Paragraph_20_Font"/>
    <style:style style:name="T112_43" style:family="text" style:parent-style-name="Default_20_Paragraph_20_Font"/>
    <style:style style:name="T112_44" style:family="text" style:parent-style-name="Default_20_Paragraph_20_Font"/>
    <style:style style:name="T112_45" style:family="text" style:parent-style-name="Default_20_Paragraph_20_Font"/>
    <style:style style:name="T112_46" style:family="text" style:parent-style-name="Default_20_Paragraph_20_Font"/>
    <style:style style:name="T112_47" style:family="text" style:parent-style-name="Default_20_Paragraph_20_Font"/>
    <style:style style:name="T112_48" style:family="text" style:parent-style-name="Default_20_Paragraph_20_Font"/>
    <style:style style:name="T112_49" style:family="text" style:parent-style-name="Default_20_Paragraph_20_Font"/>
    <style:style style:name="T112_50" style:family="text" style:parent-style-name="Default_20_Paragraph_20_Font"/>
    <style:style style:name="T112_51" style:family="text" style:parent-style-name="Default_20_Paragraph_20_Font"/>
    <style:style style:name="T112_52" style:family="text" style:parent-style-name="Default_20_Paragraph_20_Font"/>
    <style:style style:name="T112_53" style:family="text" style:parent-style-name="Default_20_Paragraph_20_Font"/>
    <style:style style:name="T112_54" style:family="text" style:parent-style-name="Default_20_Paragraph_20_Font"/>
    <style:style style:name="T112_55" style:family="text" style:parent-style-name="Default_20_Paragraph_20_Font"/>
    <style:style style:name="T112_56" style:family="text" style:parent-style-name="Default_20_Paragraph_20_Font"/>
    <style:style style:name="T112_57" style:family="text" style:parent-style-name="Default_20_Paragraph_20_Font"/>
    <style:style style:name="T112_58" style:family="text" style:parent-style-name="Default_20_Paragraph_20_Font"/>
    <style:style style:name="T112_59" style:family="text" style:parent-style-name="Default_20_Paragraph_20_Font"/>
    <style:style style:name="T112_60" style:family="text" style:parent-style-name="Default_20_Paragraph_20_Font"/>
    <style:style style:name="T112_61" style:family="text" style:parent-style-name="Default_20_Paragraph_20_Font"/>
    <style:style style:name="T112_62" style:family="text" style:parent-style-name="Default_20_Paragraph_20_Font"/>
    <style:style style:name="T112_63" style:family="text" style:parent-style-name="Default_20_Paragraph_20_Font"/>
    <style:style style:name="T112_64" style:family="text" style:parent-style-name="Default_20_Paragraph_20_Font"/>
    <style:style style:name="T112_65" style:family="text" style:parent-style-name="Default_20_Paragraph_20_Font"/>
    <style:style style:name="T112_66" style:family="text" style:parent-style-name="Default_20_Paragraph_20_Font"/>
    <style:style style:name="T112_67" style:family="text" style:parent-style-name="Default_20_Paragraph_20_Font"/>
    <style:style style:name="T112_68" style:family="text" style:parent-style-name="Default_20_Paragraph_20_Font"/>
    <style:style style:name="T112_69" style:family="text" style:parent-style-name="Default_20_Paragraph_20_Font"/>
    <style:style style:name="T112_70" style:family="text" style:parent-style-name="Default_20_Paragraph_20_Font"/>
    <style:style style:name="T112_71" style:family="text" style:parent-style-name="Default_20_Paragraph_20_Font"/>
    <style:style style:name="T112_72" style:family="text" style:parent-style-name="Default_20_Paragraph_20_Font"/>
    <style:style style:name="T112_73" style:family="text" style:parent-style-name="Default_20_Paragraph_20_Font"/>
    <style:style style:name="T112_74" style:family="text" style:parent-style-name="Default_20_Paragraph_20_Font"/>
    <style:style style:name="T112_75" style:family="text" style:parent-style-name="Default_20_Paragraph_20_Font"/>
    <style:style style:name="T112_76" style:family="text" style:parent-style-name="Default_20_Paragraph_20_Font"/>
    <style:style style:name="T112_77" style:family="text" style:parent-style-name="Default_20_Paragraph_20_Font"/>
    <style:style style:name="T112_78" style:family="text" style:parent-style-name="Default_20_Paragraph_20_Font"/>
    <style:style style:name="T112_79" style:family="text" style:parent-style-name="Default_20_Paragraph_20_Font"/>
    <style:style style:name="T112_80" style:family="text" style:parent-style-name="Default_20_Paragraph_20_Font"/>
    <style:style style:name="T112_81" style:family="text" style:parent-style-name="Default_20_Paragraph_20_Font"/>
    <style:style style:name="T112_82" style:family="text" style:parent-style-name="Default_20_Paragraph_20_Font"/>
    <style:style style:name="T112_83" style:family="text" style:parent-style-name="Default_20_Paragraph_20_Font"/>
    <style:style style:name="T112_84" style:family="text" style:parent-style-name="Default_20_Paragraph_20_Font"/>
    <style:style style:name="T112_85" style:family="text" style:parent-style-name="Default_20_Paragraph_20_Font"/>
    <style:style style:name="T112_86" style:family="text" style:parent-style-name="Default_20_Paragraph_20_Font"/>
    <style:style style:name="T112_87" style:family="text" style:parent-style-name="Default_20_Paragraph_20_Font"/>
    <style:style style:name="T112_88" style:family="text" style:parent-style-name="Default_20_Paragraph_20_Font"/>
    <style:style style:name="P113" style:family="paragraph" style:parent-style-name="Heading_20_2">
      <style:paragraph-properties fo:break-before="auto" fo:margin-bottom="0.141cm"/>
    </style:style>
    <style:style style:name="T113_1" style:family="text" style:parent-style-name="Default_20_Paragraph_20_Font"/>
    <style:style style:name="T113_2" style:family="text" style:parent-style-name="Default_20_Paragraph_20_Font"/>
    <style:style style:name="T113_3" style:family="text" style:parent-style-name="Default_20_Paragraph_20_Font"/>
    <style:style style:name="T113_4" style:family="text" style:parent-style-name="Default_20_Paragraph_20_Font"/>
    <style:style style:name="T113_5" style:family="text" style:parent-style-name="Default_20_Paragraph_20_Font"/>
    <style:style style:name="T113_6" style:family="text" style:parent-style-name="Default_20_Paragraph_20_Font"/>
    <style:style style:name="P114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14_1" style:family="text" style:parent-style-name="Default_20_Paragraph_20_Font">
      <style:text-properties fo:font-style="italic" style:font-style-asian="italic" style:font-style-complex="italic"/>
    </style:style>
    <style:style style:name="T114_2" style:family="text" style:parent-style-name="Default_20_Paragraph_20_Font">
      <style:text-properties fo:font-style="italic" style:font-style-asian="italic" style:font-style-complex="italic"/>
    </style:style>
    <style:style style:name="T114_3" style:family="text" style:parent-style-name="Default_20_Paragraph_20_Font">
      <style:text-properties fo:font-style="italic" style:font-style-asian="italic" style:font-style-complex="italic"/>
    </style:style>
    <style:style style:name="T114_4" style:family="text" style:parent-style-name="Default_20_Paragraph_20_Font">
      <style:text-properties fo:font-style="italic" style:font-style-asian="italic" style:font-style-complex="italic"/>
    </style:style>
    <style:style style:name="T114_5" style:family="text" style:parent-style-name="Default_20_Paragraph_20_Font">
      <style:text-properties fo:font-style="italic" style:font-style-asian="italic" style:font-style-complex="italic"/>
    </style:style>
    <style:style style:name="T114_6" style:family="text" style:parent-style-name="Default_20_Paragraph_20_Font">
      <style:text-properties fo:font-style="italic" style:font-style-asian="italic" style:font-style-complex="italic"/>
    </style:style>
    <style:style style:name="T114_7" style:family="text" style:parent-style-name="Default_20_Paragraph_20_Font">
      <style:text-properties fo:font-style="italic" style:font-style-asian="italic" style:font-style-complex="italic"/>
    </style:style>
    <style:style style:name="T114_8" style:family="text" style:parent-style-name="Default_20_Paragraph_20_Font">
      <style:text-properties fo:font-style="italic" style:font-style-asian="italic" style:font-style-complex="italic"/>
    </style:style>
    <style:style style:name="T114_9" style:family="text" style:parent-style-name="Default_20_Paragraph_20_Font">
      <style:text-properties fo:font-style="italic" style:font-style-asian="italic" style:font-style-complex="italic"/>
    </style:style>
    <style:style style:name="P115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15_1" style:family="text" style:parent-style-name="Default_20_Paragraph_20_Font"/>
    <style:style style:name="T115_2" style:family="text" style:parent-style-name="Default_20_Paragraph_20_Font"/>
    <style:style style:name="T115_3" style:family="text" style:parent-style-name="Default_20_Paragraph_20_Font"/>
    <style:style style:name="T115_4" style:family="text" style:parent-style-name="Default_20_Paragraph_20_Font"/>
    <style:style style:name="T115_5" style:family="text" style:parent-style-name="Default_20_Paragraph_20_Font"/>
    <style:style style:name="T115_6" style:family="text" style:parent-style-name="Default_20_Paragraph_20_Font"/>
    <style:style style:name="T115_7" style:family="text" style:parent-style-name="Default_20_Paragraph_20_Font"/>
    <style:style style:name="T115_8" style:family="text" style:parent-style-name="Default_20_Paragraph_20_Font"/>
    <style:style style:name="T115_9" style:family="text" style:parent-style-name="Default_20_Paragraph_20_Font"/>
    <style:style style:name="T115_10" style:family="text" style:parent-style-name="Default_20_Paragraph_20_Font"/>
    <style:style style:name="T115_11" style:family="text" style:parent-style-name="Default_20_Paragraph_20_Font"/>
    <style:style style:name="T115_12" style:family="text" style:parent-style-name="Default_20_Paragraph_20_Font"/>
    <style:style style:name="T115_13" style:family="text" style:parent-style-name="Default_20_Paragraph_20_Font"/>
    <style:style style:name="T115_14" style:family="text" style:parent-style-name="Default_20_Paragraph_20_Font"/>
    <style:style style:name="T115_15" style:family="text" style:parent-style-name="Default_20_Paragraph_20_Font"/>
    <style:style style:name="T115_16" style:family="text" style:parent-style-name="Default_20_Paragraph_20_Font"/>
    <style:style style:name="T115_17" style:family="text" style:parent-style-name="Default_20_Paragraph_20_Font"/>
    <style:style style:name="T115_18" style:family="text" style:parent-style-name="Default_20_Paragraph_20_Font"/>
    <style:style style:name="T115_19" style:family="text" style:parent-style-name="Default_20_Paragraph_20_Font"/>
    <style:style style:name="T115_20" style:family="text" style:parent-style-name="Default_20_Paragraph_20_Font"/>
    <style:style style:name="T115_21" style:family="text" style:parent-style-name="Default_20_Paragraph_20_Font"/>
    <style:style style:name="T115_22" style:family="text" style:parent-style-name="Default_20_Paragraph_20_Font"/>
    <style:style style:name="T115_23" style:family="text" style:parent-style-name="Default_20_Paragraph_20_Font"/>
    <style:style style:name="T115_24" style:family="text" style:parent-style-name="Default_20_Paragraph_20_Font"/>
    <style:style style:name="T115_25" style:family="text" style:parent-style-name="Default_20_Paragraph_20_Font"/>
    <style:style style:name="T115_26" style:family="text" style:parent-style-name="Default_20_Paragraph_20_Font"/>
    <style:style style:name="T115_27" style:family="text" style:parent-style-name="Default_20_Paragraph_20_Font"/>
    <style:style style:name="T115_28" style:family="text" style:parent-style-name="Default_20_Paragraph_20_Font"/>
    <style:style style:name="T115_29" style:family="text" style:parent-style-name="Default_20_Paragraph_20_Font"/>
    <style:style style:name="T115_30" style:family="text" style:parent-style-name="Default_20_Paragraph_20_Font"/>
    <style:style style:name="T115_31" style:family="text" style:parent-style-name="Default_20_Paragraph_20_Font"/>
    <style:style style:name="T115_32" style:family="text" style:parent-style-name="Default_20_Paragraph_20_Font"/>
    <style:style style:name="T115_33" style:family="text" style:parent-style-name="Default_20_Paragraph_20_Font"/>
    <style:style style:name="T115_34" style:family="text" style:parent-style-name="Default_20_Paragraph_20_Font"/>
    <style:style style:name="T115_35" style:family="text" style:parent-style-name="Default_20_Paragraph_20_Font"/>
    <style:style style:name="T115_36" style:family="text" style:parent-style-name="Default_20_Paragraph_20_Font"/>
    <style:style style:name="T115_37" style:family="text" style:parent-style-name="Default_20_Paragraph_20_Font"/>
    <style:style style:name="T115_38" style:family="text" style:parent-style-name="Default_20_Paragraph_20_Font"/>
    <style:style style:name="T115_39" style:family="text" style:parent-style-name="Default_20_Paragraph_20_Font"/>
    <style:style style:name="T115_40" style:family="text" style:parent-style-name="Default_20_Paragraph_20_Font"/>
    <style:style style:name="T115_41" style:family="text" style:parent-style-name="Default_20_Paragraph_20_Font"/>
    <style:style style:name="T115_42" style:family="text" style:parent-style-name="Default_20_Paragraph_20_Font"/>
    <style:style style:name="T115_43" style:family="text" style:parent-style-name="Default_20_Paragraph_20_Font"/>
    <style:style style:name="T115_44" style:family="text" style:parent-style-name="Default_20_Paragraph_20_Font"/>
    <style:style style:name="T115_45" style:family="text" style:parent-style-name="Default_20_Paragraph_20_Font"/>
    <style:style style:name="T115_46" style:family="text" style:parent-style-name="Default_20_Paragraph_20_Font"/>
    <style:style style:name="T115_47" style:family="text" style:parent-style-name="Default_20_Paragraph_20_Font"/>
    <style:style style:name="T115_48" style:family="text" style:parent-style-name="Default_20_Paragraph_20_Font"/>
    <style:style style:name="T115_49" style:family="text" style:parent-style-name="Default_20_Paragraph_20_Font"/>
    <style:style style:name="T115_50" style:family="text" style:parent-style-name="Default_20_Paragraph_20_Font"/>
    <style:style style:name="T115_51" style:family="text" style:parent-style-name="Default_20_Paragraph_20_Font"/>
    <style:style style:name="T115_52" style:family="text" style:parent-style-name="Default_20_Paragraph_20_Font"/>
    <style:style style:name="T115_53" style:family="text" style:parent-style-name="Default_20_Paragraph_20_Font"/>
    <style:style style:name="T115_54" style:family="text" style:parent-style-name="Default_20_Paragraph_20_Font"/>
    <style:style style:name="T115_55" style:family="text" style:parent-style-name="Default_20_Paragraph_20_Font"/>
    <style:style style:name="T115_56" style:family="text" style:parent-style-name="Default_20_Paragraph_20_Font"/>
    <style:style style:name="T115_57" style:family="text" style:parent-style-name="Default_20_Paragraph_20_Font"/>
    <style:style style:name="T115_58" style:family="text" style:parent-style-name="Default_20_Paragraph_20_Font"/>
    <style:style style:name="T115_59" style:family="text" style:parent-style-name="Default_20_Paragraph_20_Font"/>
    <style:style style:name="T115_60" style:family="text" style:parent-style-name="Default_20_Paragraph_20_Font"/>
    <style:style style:name="T115_61" style:family="text" style:parent-style-name="Default_20_Paragraph_20_Font"/>
    <style:style style:name="T115_62" style:family="text" style:parent-style-name="Default_20_Paragraph_20_Font"/>
    <style:style style:name="T115_63" style:family="text" style:parent-style-name="Default_20_Paragraph_20_Font"/>
    <style:style style:name="T115_64" style:family="text" style:parent-style-name="Default_20_Paragraph_20_Font"/>
    <style:style style:name="T115_65" style:family="text" style:parent-style-name="Default_20_Paragraph_20_Font"/>
    <style:style style:name="T115_66" style:family="text" style:parent-style-name="Default_20_Paragraph_20_Font"/>
    <style:style style:name="T115_67" style:family="text" style:parent-style-name="Default_20_Paragraph_20_Font"/>
    <style:style style:name="T115_68" style:family="text" style:parent-style-name="Default_20_Paragraph_20_Font"/>
    <style:style style:name="T115_69" style:family="text" style:parent-style-name="Default_20_Paragraph_20_Font"/>
    <style:style style:name="T115_70" style:family="text" style:parent-style-name="Default_20_Paragraph_20_Font"/>
    <style:style style:name="T115_71" style:family="text" style:parent-style-name="Default_20_Paragraph_20_Font"/>
    <style:style style:name="T115_72" style:family="text" style:parent-style-name="Default_20_Paragraph_20_Font"/>
    <style:style style:name="T115_73" style:family="text" style:parent-style-name="Default_20_Paragraph_20_Font"/>
    <style:style style:name="T115_74" style:family="text" style:parent-style-name="Default_20_Paragraph_20_Font"/>
    <style:style style:name="T115_75" style:family="text" style:parent-style-name="Default_20_Paragraph_20_Font"/>
    <style:style style:name="T115_76" style:family="text" style:parent-style-name="Default_20_Paragraph_20_Font"/>
    <style:style style:name="T115_77" style:family="text" style:parent-style-name="Default_20_Paragraph_20_Font"/>
    <style:style style:name="T115_78" style:family="text" style:parent-style-name="Default_20_Paragraph_20_Font"/>
    <style:style style:name="T115_79" style:family="text" style:parent-style-name="Default_20_Paragraph_20_Font"/>
    <style:style style:name="T115_80" style:family="text" style:parent-style-name="Default_20_Paragraph_20_Font"/>
    <style:style style:name="T115_81" style:family="text" style:parent-style-name="Default_20_Paragraph_20_Font"/>
    <style:style style:name="T115_82" style:family="text" style:parent-style-name="Default_20_Paragraph_20_Font"/>
    <style:style style:name="T115_83" style:family="text" style:parent-style-name="Default_20_Paragraph_20_Font"/>
    <style:style style:name="T115_84" style:family="text" style:parent-style-name="Default_20_Paragraph_20_Font"/>
    <style:style style:name="T115_85" style:family="text" style:parent-style-name="Default_20_Paragraph_20_Font"/>
    <style:style style:name="T115_86" style:family="text" style:parent-style-name="Default_20_Paragraph_20_Font"/>
    <style:style style:name="T115_87" style:family="text" style:parent-style-name="Default_20_Paragraph_20_Font"/>
    <style:style style:name="T115_88" style:family="text" style:parent-style-name="Default_20_Paragraph_20_Font"/>
    <style:style style:name="T115_89" style:family="text" style:parent-style-name="Default_20_Paragraph_20_Font"/>
    <style:style style:name="T115_90" style:family="text" style:parent-style-name="Default_20_Paragraph_20_Font"/>
    <style:style style:name="T115_91" style:family="text" style:parent-style-name="Default_20_Paragraph_20_Font"/>
    <style:style style:name="T115_92" style:family="text" style:parent-style-name="Default_20_Paragraph_20_Font"/>
    <style:style style:name="T115_93" style:family="text" style:parent-style-name="Default_20_Paragraph_20_Font"/>
    <style:style style:name="T115_94" style:family="text" style:parent-style-name="Default_20_Paragraph_20_Font"/>
    <style:style style:name="T115_95" style:family="text" style:parent-style-name="Default_20_Paragraph_20_Font"/>
    <style:style style:name="T115_96" style:family="text" style:parent-style-name="Default_20_Paragraph_20_Font"/>
    <style:style style:name="T115_97" style:family="text" style:parent-style-name="Default_20_Paragraph_20_Font"/>
    <style:style style:name="T115_98" style:family="text" style:parent-style-name="Default_20_Paragraph_20_Font"/>
    <style:style style:name="T115_99" style:family="text" style:parent-style-name="Default_20_Paragraph_20_Font"/>
    <style:style style:name="T115_100" style:family="text" style:parent-style-name="Default_20_Paragraph_20_Font"/>
    <style:style style:name="T115_101" style:family="text" style:parent-style-name="Default_20_Paragraph_20_Font"/>
    <style:style style:name="T115_102" style:family="text" style:parent-style-name="Default_20_Paragraph_20_Font"/>
    <style:style style:name="T115_103" style:family="text" style:parent-style-name="Default_20_Paragraph_20_Font"/>
    <style:style style:name="T115_104" style:family="text" style:parent-style-name="Default_20_Paragraph_20_Font"/>
    <style:style style:name="T115_105" style:family="text" style:parent-style-name="Default_20_Paragraph_20_Font"/>
    <style:style style:name="T115_106" style:family="text" style:parent-style-name="Default_20_Paragraph_20_Font"/>
    <style:style style:name="T115_107" style:family="text" style:parent-style-name="Default_20_Paragraph_20_Font"/>
    <style:style style:name="T115_108" style:family="text" style:parent-style-name="Default_20_Paragraph_20_Font"/>
    <style:style style:name="T115_109" style:family="text" style:parent-style-name="Default_20_Paragraph_20_Font"/>
    <style:style style:name="T115_110" style:family="text" style:parent-style-name="Default_20_Paragraph_20_Font"/>
    <style:style style:name="T115_111" style:family="text" style:parent-style-name="Default_20_Paragraph_20_Font"/>
    <style:style style:name="T115_112" style:family="text" style:parent-style-name="Default_20_Paragraph_20_Font"/>
    <style:style style:name="T115_113" style:family="text" style:parent-style-name="Default_20_Paragraph_20_Font"/>
    <style:style style:name="T115_114" style:family="text" style:parent-style-name="Default_20_Paragraph_20_Font"/>
    <style:style style:name="T115_115" style:family="text" style:parent-style-name="Default_20_Paragraph_20_Font"/>
    <style:style style:name="T115_116" style:family="text" style:parent-style-name="Default_20_Paragraph_20_Font"/>
    <style:style style:name="T115_117" style:family="text" style:parent-style-name="Default_20_Paragraph_20_Font"/>
    <style:style style:name="T115_118" style:family="text" style:parent-style-name="Default_20_Paragraph_20_Font"/>
    <style:style style:name="T115_119" style:family="text" style:parent-style-name="Default_20_Paragraph_20_Font"/>
    <style:style style:name="T115_120" style:family="text" style:parent-style-name="Default_20_Paragraph_20_Font"/>
    <style:style style:name="T115_121" style:family="text" style:parent-style-name="Default_20_Paragraph_20_Font"/>
    <style:style style:name="T115_122" style:family="text" style:parent-style-name="Default_20_Paragraph_20_Font"/>
    <style:style style:name="T115_123" style:family="text" style:parent-style-name="Default_20_Paragraph_20_Font"/>
    <style:style style:name="T115_124" style:family="text" style:parent-style-name="Default_20_Paragraph_20_Font"/>
    <style:style style:name="T115_125" style:family="text" style:parent-style-name="Default_20_Paragraph_20_Font"/>
    <style:style style:name="T115_126" style:family="text" style:parent-style-name="Default_20_Paragraph_20_Font"/>
    <style:style style:name="T115_127" style:family="text" style:parent-style-name="Default_20_Paragraph_20_Font"/>
    <style:style style:name="T115_128" style:family="text" style:parent-style-name="Default_20_Paragraph_20_Font"/>
    <style:style style:name="T115_129" style:family="text" style:parent-style-name="Default_20_Paragraph_20_Font"/>
    <style:style style:name="T115_130" style:family="text" style:parent-style-name="Default_20_Paragraph_20_Font"/>
    <style:style style:name="T115_131" style:family="text" style:parent-style-name="Default_20_Paragraph_20_Font"/>
    <style:style style:name="T115_132" style:family="text" style:parent-style-name="Default_20_Paragraph_20_Font"/>
    <style:style style:name="T115_133" style:family="text" style:parent-style-name="Default_20_Paragraph_20_Font"/>
    <style:style style:name="T115_134" style:family="text" style:parent-style-name="Default_20_Paragraph_20_Font"/>
    <style:style style:name="T115_135" style:family="text" style:parent-style-name="Default_20_Paragraph_20_Font"/>
    <style:style style:name="T115_136" style:family="text" style:parent-style-name="Default_20_Paragraph_20_Font"/>
    <style:style style:name="T115_137" style:family="text" style:parent-style-name="Default_20_Paragraph_20_Font"/>
    <style:style style:name="T115_138" style:family="text" style:parent-style-name="Default_20_Paragraph_20_Font"/>
    <style:style style:name="T115_139" style:family="text" style:parent-style-name="Default_20_Paragraph_20_Font"/>
    <style:style style:name="T115_140" style:family="text" style:parent-style-name="Default_20_Paragraph_20_Font"/>
    <style:style style:name="T115_141" style:family="text" style:parent-style-name="Default_20_Paragraph_20_Font"/>
    <style:style style:name="T115_142" style:family="text" style:parent-style-name="Default_20_Paragraph_20_Font"/>
    <style:style style:name="T115_143" style:family="text" style:parent-style-name="Default_20_Paragraph_20_Font"/>
    <style:style style:name="T115_144" style:family="text" style:parent-style-name="Default_20_Paragraph_20_Font"/>
    <style:style style:name="T115_145" style:family="text" style:parent-style-name="Default_20_Paragraph_20_Font"/>
    <style:style style:name="T115_146" style:family="text" style:parent-style-name="Default_20_Paragraph_20_Font"/>
    <style:style style:name="T115_147" style:family="text" style:parent-style-name="Default_20_Paragraph_20_Font"/>
    <style:style style:name="T115_148" style:family="text" style:parent-style-name="Default_20_Paragraph_20_Font"/>
    <style:style style:name="T115_149" style:family="text" style:parent-style-name="Default_20_Paragraph_20_Font"/>
    <style:style style:name="T115_150" style:family="text" style:parent-style-name="Default_20_Paragraph_20_Font"/>
    <style:style style:name="T115_151" style:family="text" style:parent-style-name="Default_20_Paragraph_20_Font"/>
    <style:style style:name="T115_152" style:family="text" style:parent-style-name="Default_20_Paragraph_20_Font"/>
    <style:style style:name="T115_153" style:family="text" style:parent-style-name="Default_20_Paragraph_20_Font"/>
    <style:style style:name="T115_154" style:family="text" style:parent-style-name="Default_20_Paragraph_20_Font"/>
    <style:style style:name="T115_155" style:family="text" style:parent-style-name="Default_20_Paragraph_20_Font"/>
    <style:style style:name="T115_156" style:family="text" style:parent-style-name="Default_20_Paragraph_20_Font"/>
    <style:style style:name="T115_157" style:family="text" style:parent-style-name="Default_20_Paragraph_20_Font"/>
    <style:style style:name="T115_158" style:family="text" style:parent-style-name="Default_20_Paragraph_20_Font"/>
    <style:style style:name="T115_159" style:family="text" style:parent-style-name="Default_20_Paragraph_20_Font"/>
    <style:style style:name="T115_160" style:family="text" style:parent-style-name="Default_20_Paragraph_20_Font"/>
    <style:style style:name="T115_161" style:family="text" style:parent-style-name="Default_20_Paragraph_20_Font"/>
    <style:style style:name="T115_162" style:family="text" style:parent-style-name="Default_20_Paragraph_20_Font"/>
    <style:style style:name="T115_163" style:family="text" style:parent-style-name="Default_20_Paragraph_20_Font"/>
    <style:style style:name="T115_164" style:family="text" style:parent-style-name="Default_20_Paragraph_20_Font"/>
    <style:style style:name="T115_165" style:family="text" style:parent-style-name="Default_20_Paragraph_20_Font"/>
    <style:style style:name="T115_166" style:family="text" style:parent-style-name="Default_20_Paragraph_20_Font"/>
    <style:style style:name="T115_167" style:family="text" style:parent-style-name="Default_20_Paragraph_20_Font"/>
    <style:style style:name="T115_168" style:family="text" style:parent-style-name="Default_20_Paragraph_20_Font"/>
    <style:style style:name="T115_169" style:family="text" style:parent-style-name="Default_20_Paragraph_20_Font"/>
    <style:style style:name="T115_170" style:family="text" style:parent-style-name="Default_20_Paragraph_20_Font"/>
    <style:style style:name="T115_171" style:family="text" style:parent-style-name="Default_20_Paragraph_20_Font"/>
    <style:style style:name="T115_172" style:family="text" style:parent-style-name="Default_20_Paragraph_20_Font"/>
    <style:style style:name="T115_173" style:family="text" style:parent-style-name="Default_20_Paragraph_20_Font"/>
    <style:style style:name="T115_174" style:family="text" style:parent-style-name="Default_20_Paragraph_20_Font"/>
    <style:style style:name="T115_175" style:family="text" style:parent-style-name="Default_20_Paragraph_20_Font"/>
    <style:style style:name="T115_176" style:family="text" style:parent-style-name="Default_20_Paragraph_20_Font"/>
    <style:style style:name="T115_177" style:family="text" style:parent-style-name="Default_20_Paragraph_20_Font"/>
    <style:style style:name="T115_178" style:family="text" style:parent-style-name="Default_20_Paragraph_20_Font"/>
    <style:style style:name="T115_179" style:family="text" style:parent-style-name="Default_20_Paragraph_20_Font"/>
    <style:style style:name="T115_180" style:family="text" style:parent-style-name="Default_20_Paragraph_20_Font"/>
    <style:style style:name="T115_181" style:family="text" style:parent-style-name="Default_20_Paragraph_20_Font"/>
    <style:style style:name="T115_182" style:family="text" style:parent-style-name="Default_20_Paragraph_20_Font"/>
    <style:style style:name="T115_183" style:family="text" style:parent-style-name="Default_20_Paragraph_20_Font"/>
    <style:style style:name="T115_184" style:family="text" style:parent-style-name="Default_20_Paragraph_20_Font"/>
    <style:style style:name="T115_185" style:family="text" style:parent-style-name="Default_20_Paragraph_20_Font"/>
    <style:style style:name="T115_186" style:family="text" style:parent-style-name="Default_20_Paragraph_20_Font"/>
    <style:style style:name="P116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16_1" style:family="text" style:parent-style-name="Default_20_Paragraph_20_Font"/>
    <style:style style:name="T116_2" style:family="text" style:parent-style-name="Default_20_Paragraph_20_Font"/>
    <style:style style:name="T116_3" style:family="text" style:parent-style-name="Default_20_Paragraph_20_Font"/>
    <style:style style:name="T116_4" style:family="text" style:parent-style-name="Default_20_Paragraph_20_Font"/>
    <style:style style:name="T116_5" style:family="text" style:parent-style-name="Default_20_Paragraph_20_Font"/>
    <style:style style:name="T116_6" style:family="text" style:parent-style-name="Default_20_Paragraph_20_Font"/>
    <style:style style:name="T116_7" style:family="text" style:parent-style-name="Default_20_Paragraph_20_Font"/>
    <style:style style:name="T116_8" style:family="text" style:parent-style-name="Default_20_Paragraph_20_Font"/>
    <style:style style:name="T116_9" style:family="text" style:parent-style-name="Default_20_Paragraph_20_Font"/>
    <style:style style:name="T116_10" style:family="text" style:parent-style-name="Default_20_Paragraph_20_Font"/>
    <style:style style:name="T116_11" style:family="text" style:parent-style-name="Default_20_Paragraph_20_Font"/>
    <style:style style:name="T116_12" style:family="text" style:parent-style-name="Default_20_Paragraph_20_Font"/>
    <style:style style:name="T116_13" style:family="text" style:parent-style-name="Default_20_Paragraph_20_Font"/>
    <style:style style:name="T116_14" style:family="text" style:parent-style-name="Default_20_Paragraph_20_Font"/>
    <style:style style:name="T116_15" style:family="text" style:parent-style-name="Default_20_Paragraph_20_Font"/>
    <style:style style:name="T116_16" style:family="text" style:parent-style-name="Default_20_Paragraph_20_Font"/>
    <style:style style:name="T116_17" style:family="text" style:parent-style-name="Default_20_Paragraph_20_Font"/>
    <style:style style:name="T116_18" style:family="text" style:parent-style-name="Default_20_Paragraph_20_Font"/>
    <style:style style:name="T116_19" style:family="text" style:parent-style-name="Default_20_Paragraph_20_Font"/>
    <style:style style:name="T116_20" style:family="text" style:parent-style-name="Default_20_Paragraph_20_Font"/>
    <style:style style:name="T116_21" style:family="text" style:parent-style-name="Default_20_Paragraph_20_Font"/>
    <style:style style:name="T116_22" style:family="text" style:parent-style-name="Default_20_Paragraph_20_Font"/>
    <style:style style:name="T116_23" style:family="text" style:parent-style-name="Default_20_Paragraph_20_Font"/>
    <style:style style:name="T116_24" style:family="text" style:parent-style-name="Default_20_Paragraph_20_Font"/>
    <style:style style:name="T116_25" style:family="text" style:parent-style-name="Default_20_Paragraph_20_Font"/>
    <style:style style:name="T116_26" style:family="text" style:parent-style-name="Default_20_Paragraph_20_Font"/>
    <style:style style:name="T116_27" style:family="text" style:parent-style-name="Default_20_Paragraph_20_Font"/>
    <style:style style:name="T116_28" style:family="text" style:parent-style-name="Default_20_Paragraph_20_Font"/>
    <style:style style:name="T116_29" style:family="text" style:parent-style-name="Default_20_Paragraph_20_Font"/>
    <style:style style:name="T116_30" style:family="text" style:parent-style-name="Default_20_Paragraph_20_Font"/>
    <style:style style:name="T116_31" style:family="text" style:parent-style-name="Default_20_Paragraph_20_Font"/>
    <style:style style:name="T116_32" style:family="text" style:parent-style-name="Default_20_Paragraph_20_Font"/>
    <style:style style:name="T116_33" style:family="text" style:parent-style-name="Default_20_Paragraph_20_Font"/>
    <style:style style:name="T116_34" style:family="text" style:parent-style-name="Default_20_Paragraph_20_Font"/>
    <style:style style:name="T116_35" style:family="text" style:parent-style-name="Default_20_Paragraph_20_Font"/>
    <style:style style:name="T116_36" style:family="text" style:parent-style-name="Default_20_Paragraph_20_Font"/>
    <style:style style:name="T116_37" style:family="text" style:parent-style-name="Default_20_Paragraph_20_Font"/>
    <style:style style:name="T116_38" style:family="text" style:parent-style-name="Default_20_Paragraph_20_Font"/>
    <style:style style:name="T116_39" style:family="text" style:parent-style-name="Default_20_Paragraph_20_Font"/>
    <style:style style:name="T116_40" style:family="text" style:parent-style-name="Default_20_Paragraph_20_Font"/>
    <style:style style:name="T116_41" style:family="text" style:parent-style-name="Default_20_Paragraph_20_Font"/>
    <style:style style:name="T116_42" style:family="text" style:parent-style-name="Default_20_Paragraph_20_Font"/>
    <style:style style:name="T116_43" style:family="text" style:parent-style-name="Default_20_Paragraph_20_Font"/>
    <style:style style:name="T116_44" style:family="text" style:parent-style-name="Default_20_Paragraph_20_Font"/>
    <style:style style:name="T116_45" style:family="text" style:parent-style-name="Default_20_Paragraph_20_Font"/>
    <style:style style:name="T116_46" style:family="text" style:parent-style-name="Default_20_Paragraph_20_Font"/>
    <style:style style:name="T116_47" style:family="text" style:parent-style-name="Default_20_Paragraph_20_Font"/>
    <style:style style:name="T116_48" style:family="text" style:parent-style-name="Default_20_Paragraph_20_Font"/>
    <style:style style:name="T116_49" style:family="text" style:parent-style-name="Default_20_Paragraph_20_Font"/>
    <style:style style:name="T116_50" style:family="text" style:parent-style-name="Default_20_Paragraph_20_Font"/>
    <style:style style:name="T116_51" style:family="text" style:parent-style-name="Default_20_Paragraph_20_Font"/>
    <style:style style:name="T116_52" style:family="text" style:parent-style-name="Default_20_Paragraph_20_Font"/>
    <style:style style:name="P117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P118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18_1" style:family="text" style:parent-style-name="Default_20_Paragraph_20_Font"/>
    <style:style style:name="T118_2" style:family="text" style:parent-style-name="Default_20_Paragraph_20_Font">
      <style:text-properties fo:font-style="italic" style:font-style-asian="italic" style:font-style-complex="italic"/>
    </style:style>
    <style:style style:name="T118_3" style:family="text" style:parent-style-name="Default_20_Paragraph_20_Font">
      <style:text-properties fo:font-style="italic" style:font-style-asian="italic" style:font-style-complex="italic"/>
    </style:style>
    <style:style style:name="T118_4" style:family="text" style:parent-style-name="Default_20_Paragraph_20_Font">
      <style:text-properties fo:font-style="italic" style:font-style-asian="italic" style:font-style-complex="italic"/>
    </style:style>
    <style:style style:name="T118_5" style:family="text" style:parent-style-name="Default_20_Paragraph_20_Font">
      <style:text-properties fo:font-style="italic" style:font-style-asian="italic" style:font-style-complex="italic"/>
    </style:style>
    <style:style style:name="T118_6" style:family="text" style:parent-style-name="Default_20_Paragraph_20_Font">
      <style:text-properties fo:font-style="italic" style:font-style-asian="italic" style:font-style-complex="italic"/>
    </style:style>
    <style:style style:name="T118_7" style:family="text" style:parent-style-name="Default_20_Paragraph_20_Font">
      <style:text-properties fo:font-style="italic" style:font-style-asian="italic" style:font-style-complex="italic"/>
    </style:style>
    <style:style style:name="T118_8" style:family="text" style:parent-style-name="Default_20_Paragraph_20_Font">
      <style:text-properties fo:font-style="italic" style:font-style-asian="italic" style:font-style-complex="italic"/>
    </style:style>
    <style:style style:name="T118_9" style:family="text" style:parent-style-name="Default_20_Paragraph_20_Font">
      <style:text-properties fo:font-style="italic" style:font-style-asian="italic" style:font-style-complex="italic"/>
    </style:style>
    <style:style style:name="T118_10" style:family="text" style:parent-style-name="Default_20_Paragraph_20_Font">
      <style:text-properties fo:font-style="italic" style:font-style-asian="italic" style:font-style-complex="italic"/>
    </style:style>
    <style:style style:name="P119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19_1" style:family="text" style:parent-style-name="Default_20_Paragraph_20_Font"/>
    <style:style style:name="T119_2" style:family="text" style:parent-style-name="Default_20_Paragraph_20_Font"/>
    <style:style style:name="T119_3" style:family="text" style:parent-style-name="Default_20_Paragraph_20_Font"/>
    <style:style style:name="T119_4" style:family="text" style:parent-style-name="Default_20_Paragraph_20_Font"/>
    <style:style style:name="T119_5" style:family="text" style:parent-style-name="Default_20_Paragraph_20_Font"/>
    <style:style style:name="T119_6" style:family="text" style:parent-style-name="Default_20_Paragraph_20_Font"/>
    <style:style style:name="T119_7" style:family="text" style:parent-style-name="Default_20_Paragraph_20_Font"/>
    <style:style style:name="T119_8" style:family="text" style:parent-style-name="Default_20_Paragraph_20_Font"/>
    <style:style style:name="T119_9" style:family="text" style:parent-style-name="Default_20_Paragraph_20_Font"/>
    <style:style style:name="T119_10" style:family="text" style:parent-style-name="Default_20_Paragraph_20_Font"/>
    <style:style style:name="T119_11" style:family="text" style:parent-style-name="Default_20_Paragraph_20_Font"/>
    <style:style style:name="T119_12" style:family="text" style:parent-style-name="Default_20_Paragraph_20_Font"/>
    <style:style style:name="T119_13" style:family="text" style:parent-style-name="Default_20_Paragraph_20_Font"/>
    <style:style style:name="T119_14" style:family="text" style:parent-style-name="Default_20_Paragraph_20_Font"/>
    <style:style style:name="T119_15" style:family="text" style:parent-style-name="Default_20_Paragraph_20_Font"/>
    <style:style style:name="T119_16" style:family="text" style:parent-style-name="Default_20_Paragraph_20_Font"/>
    <style:style style:name="T119_17" style:family="text" style:parent-style-name="Default_20_Paragraph_20_Font"/>
    <style:style style:name="T119_18" style:family="text" style:parent-style-name="Default_20_Paragraph_20_Font"/>
    <style:style style:name="T119_19" style:family="text" style:parent-style-name="Default_20_Paragraph_20_Font"/>
    <style:style style:name="T119_20" style:family="text" style:parent-style-name="Default_20_Paragraph_20_Font"/>
    <style:style style:name="T119_21" style:family="text" style:parent-style-name="Default_20_Paragraph_20_Font"/>
    <style:style style:name="T119_22" style:family="text" style:parent-style-name="Default_20_Paragraph_20_Font"/>
    <style:style style:name="T119_23" style:family="text" style:parent-style-name="Default_20_Paragraph_20_Font"/>
    <style:style style:name="T119_24" style:family="text" style:parent-style-name="Default_20_Paragraph_20_Font"/>
    <style:style style:name="T119_25" style:family="text" style:parent-style-name="Default_20_Paragraph_20_Font"/>
    <style:style style:name="T119_26" style:family="text" style:parent-style-name="Default_20_Paragraph_20_Font"/>
    <style:style style:name="T119_27" style:family="text" style:parent-style-name="Default_20_Paragraph_20_Font"/>
    <style:style style:name="T119_28" style:family="text" style:parent-style-name="Default_20_Paragraph_20_Font"/>
    <style:style style:name="T119_29" style:family="text" style:parent-style-name="Default_20_Paragraph_20_Font"/>
    <style:style style:name="T119_30" style:family="text" style:parent-style-name="Default_20_Paragraph_20_Font"/>
    <style:style style:name="T119_31" style:family="text" style:parent-style-name="Default_20_Paragraph_20_Font"/>
    <style:style style:name="T119_32" style:family="text" style:parent-style-name="Default_20_Paragraph_20_Font"/>
    <style:style style:name="T119_33" style:family="text" style:parent-style-name="Default_20_Paragraph_20_Font"/>
    <style:style style:name="T119_34" style:family="text" style:parent-style-name="Default_20_Paragraph_20_Font"/>
    <style:style style:name="T119_35" style:family="text" style:parent-style-name="Default_20_Paragraph_20_Font"/>
    <style:style style:name="T119_36" style:family="text" style:parent-style-name="Default_20_Paragraph_20_Font"/>
    <style:style style:name="T119_37" style:family="text" style:parent-style-name="Default_20_Paragraph_20_Font"/>
    <style:style style:name="T119_38" style:family="text" style:parent-style-name="Default_20_Paragraph_20_Font"/>
    <style:style style:name="T119_39" style:family="text" style:parent-style-name="Default_20_Paragraph_20_Font"/>
    <style:style style:name="T119_40" style:family="text" style:parent-style-name="Default_20_Paragraph_20_Font"/>
    <style:style style:name="T119_41" style:family="text" style:parent-style-name="Default_20_Paragraph_20_Font"/>
    <style:style style:name="T119_42" style:family="text" style:parent-style-name="Default_20_Paragraph_20_Font"/>
    <style:style style:name="T119_43" style:family="text" style:parent-style-name="Default_20_Paragraph_20_Font"/>
    <style:style style:name="T119_44" style:family="text" style:parent-style-name="Default_20_Paragraph_20_Font"/>
    <style:style style:name="T119_45" style:family="text" style:parent-style-name="Default_20_Paragraph_20_Font"/>
    <style:style style:name="T119_46" style:family="text" style:parent-style-name="Default_20_Paragraph_20_Font"/>
    <style:style style:name="T119_47" style:family="text" style:parent-style-name="Default_20_Paragraph_20_Font"/>
    <style:style style:name="T119_48" style:family="text" style:parent-style-name="Default_20_Paragraph_20_Font"/>
    <style:style style:name="T119_49" style:family="text" style:parent-style-name="Default_20_Paragraph_20_Font"/>
    <style:style style:name="T119_50" style:family="text" style:parent-style-name="Default_20_Paragraph_20_Font"/>
    <style:style style:name="T119_51" style:family="text" style:parent-style-name="Default_20_Paragraph_20_Font"/>
    <style:style style:name="T119_52" style:family="text" style:parent-style-name="Default_20_Paragraph_20_Font"/>
    <style:style style:name="T119_53" style:family="text" style:parent-style-name="Default_20_Paragraph_20_Font"/>
    <style:style style:name="T119_54" style:family="text" style:parent-style-name="Default_20_Paragraph_20_Font"/>
    <style:style style:name="T119_55" style:family="text" style:parent-style-name="Default_20_Paragraph_20_Font"/>
    <style:style style:name="T119_56" style:family="text" style:parent-style-name="Default_20_Paragraph_20_Font"/>
    <style:style style:name="T119_57" style:family="text" style:parent-style-name="Default_20_Paragraph_20_Font"/>
    <style:style style:name="T119_58" style:family="text" style:parent-style-name="Default_20_Paragraph_20_Font"/>
    <style:style style:name="T119_59" style:family="text" style:parent-style-name="Default_20_Paragraph_20_Font"/>
    <style:style style:name="T119_60" style:family="text" style:parent-style-name="Default_20_Paragraph_20_Font"/>
    <style:style style:name="T119_61" style:family="text" style:parent-style-name="Default_20_Paragraph_20_Font"/>
    <style:style style:name="T119_62" style:family="text" style:parent-style-name="Default_20_Paragraph_20_Font"/>
    <style:style style:name="T119_63" style:family="text" style:parent-style-name="Default_20_Paragraph_20_Font"/>
    <style:style style:name="T119_64" style:family="text" style:parent-style-name="Default_20_Paragraph_20_Font"/>
    <style:style style:name="T119_65" style:family="text" style:parent-style-name="Default_20_Paragraph_20_Font"/>
    <style:style style:name="T119_66" style:family="text" style:parent-style-name="Default_20_Paragraph_20_Font"/>
    <style:style style:name="T119_67" style:family="text" style:parent-style-name="Default_20_Paragraph_20_Font"/>
    <style:style style:name="T119_68" style:family="text" style:parent-style-name="Default_20_Paragraph_20_Font"/>
    <style:style style:name="T119_69" style:family="text" style:parent-style-name="Default_20_Paragraph_20_Font"/>
    <style:style style:name="T119_70" style:family="text" style:parent-style-name="Default_20_Paragraph_20_Font"/>
    <style:style style:name="T119_71" style:family="text" style:parent-style-name="Default_20_Paragraph_20_Font"/>
    <style:style style:name="T119_72" style:family="text" style:parent-style-name="Default_20_Paragraph_20_Font"/>
    <style:style style:name="T119_73" style:family="text" style:parent-style-name="Default_20_Paragraph_20_Font"/>
    <style:style style:name="T119_74" style:family="text" style:parent-style-name="Default_20_Paragraph_20_Font"/>
    <style:style style:name="T119_75" style:family="text" style:parent-style-name="Default_20_Paragraph_20_Font"/>
    <style:style style:name="T119_76" style:family="text" style:parent-style-name="Default_20_Paragraph_20_Font"/>
    <style:style style:name="T119_77" style:family="text" style:parent-style-name="Default_20_Paragraph_20_Font"/>
    <style:style style:name="T119_78" style:family="text" style:parent-style-name="Default_20_Paragraph_20_Font"/>
    <style:style style:name="T119_79" style:family="text" style:parent-style-name="Default_20_Paragraph_20_Font"/>
    <style:style style:name="T119_80" style:family="text" style:parent-style-name="Default_20_Paragraph_20_Font"/>
    <style:style style:name="T119_81" style:family="text" style:parent-style-name="Default_20_Paragraph_20_Font"/>
    <style:style style:name="T119_82" style:family="text" style:parent-style-name="Default_20_Paragraph_20_Font"/>
    <style:style style:name="T119_83" style:family="text" style:parent-style-name="Default_20_Paragraph_20_Font"/>
    <style:style style:name="T119_84" style:family="text" style:parent-style-name="Default_20_Paragraph_20_Font"/>
    <style:style style:name="T119_85" style:family="text" style:parent-style-name="Default_20_Paragraph_20_Font"/>
    <style:style style:name="T119_86" style:family="text" style:parent-style-name="Default_20_Paragraph_20_Font"/>
    <style:style style:name="T119_87" style:family="text" style:parent-style-name="Default_20_Paragraph_20_Font"/>
    <style:style style:name="T119_88" style:family="text" style:parent-style-name="Default_20_Paragraph_20_Font"/>
    <style:style style:name="T119_89" style:family="text" style:parent-style-name="Default_20_Paragraph_20_Font"/>
    <style:style style:name="T119_90" style:family="text" style:parent-style-name="Default_20_Paragraph_20_Font"/>
    <style:style style:name="T119_91" style:family="text" style:parent-style-name="Default_20_Paragraph_20_Font"/>
    <style:style style:name="T119_92" style:family="text" style:parent-style-name="Default_20_Paragraph_20_Font"/>
    <style:style style:name="T119_93" style:family="text" style:parent-style-name="Default_20_Paragraph_20_Font"/>
    <style:style style:name="T119_94" style:family="text" style:parent-style-name="Default_20_Paragraph_20_Font"/>
    <style:style style:name="T119_95" style:family="text" style:parent-style-name="Default_20_Paragraph_20_Font"/>
    <style:style style:name="T119_96" style:family="text" style:parent-style-name="Default_20_Paragraph_20_Font"/>
    <style:style style:name="T119_97" style:family="text" style:parent-style-name="Default_20_Paragraph_20_Font"/>
    <style:style style:name="T119_98" style:family="text" style:parent-style-name="Default_20_Paragraph_20_Font"/>
    <style:style style:name="T119_99" style:family="text" style:parent-style-name="Default_20_Paragraph_20_Font"/>
    <style:style style:name="T119_100" style:family="text" style:parent-style-name="Default_20_Paragraph_20_Font"/>
    <style:style style:name="T119_101" style:family="text" style:parent-style-name="Default_20_Paragraph_20_Font"/>
    <style:style style:name="T119_102" style:family="text" style:parent-style-name="Default_20_Paragraph_20_Font"/>
    <style:style style:name="T119_103" style:family="text" style:parent-style-name="Default_20_Paragraph_20_Font"/>
    <style:style style:name="T119_104" style:family="text" style:parent-style-name="Default_20_Paragraph_20_Font"/>
    <style:style style:name="T119_105" style:family="text" style:parent-style-name="Default_20_Paragraph_20_Font"/>
    <style:style style:name="T119_106" style:family="text" style:parent-style-name="Default_20_Paragraph_20_Font"/>
    <style:style style:name="T119_107" style:family="text" style:parent-style-name="Default_20_Paragraph_20_Font"/>
    <style:style style:name="T119_108" style:family="text" style:parent-style-name="Default_20_Paragraph_20_Font"/>
    <style:style style:name="T119_109" style:family="text" style:parent-style-name="Default_20_Paragraph_20_Font"/>
    <style:style style:name="T119_110" style:family="text" style:parent-style-name="Default_20_Paragraph_20_Font"/>
    <style:style style:name="T119_111" style:family="text" style:parent-style-name="Default_20_Paragraph_20_Font"/>
    <style:style style:name="T119_112" style:family="text" style:parent-style-name="Default_20_Paragraph_20_Font"/>
    <style:style style:name="T119_113" style:family="text" style:parent-style-name="Default_20_Paragraph_20_Font"/>
    <style:style style:name="T119_114" style:family="text" style:parent-style-name="Default_20_Paragraph_20_Font"/>
    <style:style style:name="T119_115" style:family="text" style:parent-style-name="Default_20_Paragraph_20_Font"/>
    <style:style style:name="T119_116" style:family="text" style:parent-style-name="Default_20_Paragraph_20_Font"/>
    <style:style style:name="T119_117" style:family="text" style:parent-style-name="Default_20_Paragraph_20_Font"/>
    <style:style style:name="T119_118" style:family="text" style:parent-style-name="Default_20_Paragraph_20_Font"/>
    <style:style style:name="T119_119" style:family="text" style:parent-style-name="Default_20_Paragraph_20_Font"/>
    <style:style style:name="T119_120" style:family="text" style:parent-style-name="Default_20_Paragraph_20_Font"/>
    <style:style style:name="T119_121" style:family="text" style:parent-style-name="Default_20_Paragraph_20_Font"/>
    <style:style style:name="T119_122" style:family="text" style:parent-style-name="Default_20_Paragraph_20_Font"/>
    <style:style style:name="T119_123" style:family="text" style:parent-style-name="Default_20_Paragraph_20_Font"/>
    <style:style style:name="T119_124" style:family="text" style:parent-style-name="Default_20_Paragraph_20_Font"/>
    <style:style style:name="T119_125" style:family="text" style:parent-style-name="Default_20_Paragraph_20_Font"/>
    <style:style style:name="T119_126" style:family="text" style:parent-style-name="Default_20_Paragraph_20_Font"/>
    <style:style style:name="T119_127" style:family="text" style:parent-style-name="Default_20_Paragraph_20_Font"/>
    <style:style style:name="T119_128" style:family="text" style:parent-style-name="Default_20_Paragraph_20_Font"/>
    <style:style style:name="T119_129" style:family="text" style:parent-style-name="Default_20_Paragraph_20_Font"/>
    <style:style style:name="T119_130" style:family="text" style:parent-style-name="Default_20_Paragraph_20_Font"/>
    <style:style style:name="T119_131" style:family="text" style:parent-style-name="Default_20_Paragraph_20_Font"/>
    <style:style style:name="T119_132" style:family="text" style:parent-style-name="Default_20_Paragraph_20_Font"/>
    <style:style style:name="T119_133" style:family="text" style:parent-style-name="Default_20_Paragraph_20_Font"/>
    <style:style style:name="T119_134" style:family="text" style:parent-style-name="Default_20_Paragraph_20_Font"/>
    <style:style style:name="T119_135" style:family="text" style:parent-style-name="Default_20_Paragraph_20_Font"/>
    <style:style style:name="T119_136" style:family="text" style:parent-style-name="Default_20_Paragraph_20_Font"/>
    <style:style style:name="T119_137" style:family="text" style:parent-style-name="Default_20_Paragraph_20_Font"/>
    <style:style style:name="T119_138" style:family="text" style:parent-style-name="Default_20_Paragraph_20_Font"/>
    <style:style style:name="T119_139" style:family="text" style:parent-style-name="Default_20_Paragraph_20_Font"/>
    <style:style style:name="T119_140" style:family="text" style:parent-style-name="Default_20_Paragraph_20_Font"/>
    <style:style style:name="T119_141" style:family="text" style:parent-style-name="Default_20_Paragraph_20_Font"/>
    <style:style style:name="T119_142" style:family="text" style:parent-style-name="Default_20_Paragraph_20_Font"/>
    <style:style style:name="T119_143" style:family="text" style:parent-style-name="Default_20_Paragraph_20_Font"/>
    <style:style style:name="T119_144" style:family="text" style:parent-style-name="Default_20_Paragraph_20_Font"/>
    <style:style style:name="T119_145" style:family="text" style:parent-style-name="Default_20_Paragraph_20_Font"/>
    <style:style style:name="T119_146" style:family="text" style:parent-style-name="Default_20_Paragraph_20_Font"/>
    <style:style style:name="T119_147" style:family="text" style:parent-style-name="Default_20_Paragraph_20_Font"/>
    <style:style style:name="T119_148" style:family="text" style:parent-style-name="Default_20_Paragraph_20_Font"/>
    <style:style style:name="P120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20_1" style:family="text" style:parent-style-name="Default_20_Paragraph_20_Font"/>
    <style:style style:name="T120_2" style:family="text" style:parent-style-name="Default_20_Paragraph_20_Font"/>
    <style:style style:name="T120_3" style:family="text" style:parent-style-name="Default_20_Paragraph_20_Font"/>
    <style:style style:name="T120_4" style:family="text" style:parent-style-name="Default_20_Paragraph_20_Font"/>
    <style:style style:name="T120_5" style:family="text" style:parent-style-name="Default_20_Paragraph_20_Font"/>
    <style:style style:name="T120_6" style:family="text" style:parent-style-name="Default_20_Paragraph_20_Font"/>
    <style:style style:name="T120_7" style:family="text" style:parent-style-name="Default_20_Paragraph_20_Font"/>
    <style:style style:name="T120_8" style:family="text" style:parent-style-name="Default_20_Paragraph_20_Font"/>
    <style:style style:name="T120_9" style:family="text" style:parent-style-name="Default_20_Paragraph_20_Font"/>
    <style:style style:name="T120_10" style:family="text" style:parent-style-name="Default_20_Paragraph_20_Font"/>
    <style:style style:name="T120_11" style:family="text" style:parent-style-name="Default_20_Paragraph_20_Font"/>
    <style:style style:name="T120_12" style:family="text" style:parent-style-name="Default_20_Paragraph_20_Font"/>
    <style:style style:name="T120_13" style:family="text" style:parent-style-name="Default_20_Paragraph_20_Font"/>
    <style:style style:name="T120_14" style:family="text" style:parent-style-name="Default_20_Paragraph_20_Font"/>
    <style:style style:name="T120_15" style:family="text" style:parent-style-name="Default_20_Paragraph_20_Font"/>
    <style:style style:name="T120_16" style:family="text" style:parent-style-name="Default_20_Paragraph_20_Font"/>
    <style:style style:name="T120_17" style:family="text" style:parent-style-name="Default_20_Paragraph_20_Font"/>
    <style:style style:name="T120_18" style:family="text" style:parent-style-name="Default_20_Paragraph_20_Font"/>
    <style:style style:name="T120_19" style:family="text" style:parent-style-name="Default_20_Paragraph_20_Font"/>
    <style:style style:name="T120_20" style:family="text" style:parent-style-name="Default_20_Paragraph_20_Font"/>
    <style:style style:name="T120_21" style:family="text" style:parent-style-name="Default_20_Paragraph_20_Font"/>
    <style:style style:name="T120_22" style:family="text" style:parent-style-name="Default_20_Paragraph_20_Font"/>
    <style:style style:name="T120_23" style:family="text" style:parent-style-name="Default_20_Paragraph_20_Font"/>
    <style:style style:name="T120_24" style:family="text" style:parent-style-name="Default_20_Paragraph_20_Font"/>
    <style:style style:name="T120_25" style:family="text" style:parent-style-name="Default_20_Paragraph_20_Font"/>
    <style:style style:name="T120_26" style:family="text" style:parent-style-name="Default_20_Paragraph_20_Font"/>
    <style:style style:name="T120_27" style:family="text" style:parent-style-name="Default_20_Paragraph_20_Font"/>
    <style:style style:name="T120_28" style:family="text" style:parent-style-name="Default_20_Paragraph_20_Font"/>
    <style:style style:name="T120_29" style:family="text" style:parent-style-name="Default_20_Paragraph_20_Font"/>
    <style:style style:name="T120_30" style:family="text" style:parent-style-name="Default_20_Paragraph_20_Font"/>
    <style:style style:name="T120_31" style:family="text" style:parent-style-name="Default_20_Paragraph_20_Font"/>
    <style:style style:name="T120_32" style:family="text" style:parent-style-name="Default_20_Paragraph_20_Font"/>
    <style:style style:name="T120_33" style:family="text" style:parent-style-name="Default_20_Paragraph_20_Font"/>
    <style:style style:name="T120_34" style:family="text" style:parent-style-name="Default_20_Paragraph_20_Font"/>
    <style:style style:name="P121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P122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22_1" style:family="text" style:parent-style-name="Default_20_Paragraph_20_Font">
      <style:text-properties fo:font-style="italic" style:font-style-asian="italic" style:font-style-complex="italic"/>
    </style:style>
    <style:style style:name="T122_2" style:family="text" style:parent-style-name="Default_20_Paragraph_20_Font">
      <style:text-properties fo:font-style="italic" style:font-style-asian="italic" style:font-style-complex="italic"/>
    </style:style>
    <style:style style:name="T122_3" style:family="text" style:parent-style-name="Default_20_Paragraph_20_Font">
      <style:text-properties fo:font-style="italic" style:font-style-asian="italic" style:font-style-complex="italic"/>
    </style:style>
    <style:style style:name="T122_4" style:family="text" style:parent-style-name="Default_20_Paragraph_20_Font">
      <style:text-properties fo:font-style="italic" style:font-style-asian="italic" style:font-style-complex="italic"/>
    </style:style>
    <style:style style:name="T122_5" style:family="text" style:parent-style-name="Default_20_Paragraph_20_Font">
      <style:text-properties fo:font-style="italic" style:font-style-asian="italic" style:font-style-complex="italic"/>
    </style:style>
    <style:style style:name="T122_6" style:family="text" style:parent-style-name="Default_20_Paragraph_20_Font">
      <style:text-properties fo:font-style="italic" style:font-style-asian="italic" style:font-style-complex="italic"/>
    </style:style>
    <style:style style:name="T122_7" style:family="text" style:parent-style-name="Default_20_Paragraph_20_Font">
      <style:text-properties fo:font-style="italic" style:font-style-asian="italic" style:font-style-complex="italic"/>
    </style:style>
    <style:style style:name="P123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23_1" style:family="text" style:parent-style-name="Default_20_Paragraph_20_Font"/>
    <style:style style:name="T123_2" style:family="text" style:parent-style-name="Default_20_Paragraph_20_Font"/>
    <style:style style:name="T123_3" style:family="text" style:parent-style-name="Default_20_Paragraph_20_Font"/>
    <style:style style:name="T123_4" style:family="text" style:parent-style-name="Default_20_Paragraph_20_Font"/>
    <style:style style:name="T123_5" style:family="text" style:parent-style-name="Default_20_Paragraph_20_Font"/>
    <style:style style:name="T123_6" style:family="text" style:parent-style-name="Default_20_Paragraph_20_Font"/>
    <style:style style:name="T123_7" style:family="text" style:parent-style-name="Default_20_Paragraph_20_Font"/>
    <style:style style:name="T123_8" style:family="text" style:parent-style-name="Default_20_Paragraph_20_Font"/>
    <style:style style:name="T123_9" style:family="text" style:parent-style-name="Default_20_Paragraph_20_Font"/>
    <style:style style:name="T123_10" style:family="text" style:parent-style-name="Default_20_Paragraph_20_Font"/>
    <style:style style:name="T123_11" style:family="text" style:parent-style-name="Default_20_Paragraph_20_Font"/>
    <style:style style:name="T123_12" style:family="text" style:parent-style-name="Default_20_Paragraph_20_Font"/>
    <style:style style:name="T123_13" style:family="text" style:parent-style-name="Default_20_Paragraph_20_Font"/>
    <style:style style:name="T123_14" style:family="text" style:parent-style-name="Default_20_Paragraph_20_Font"/>
    <style:style style:name="T123_15" style:family="text" style:parent-style-name="Default_20_Paragraph_20_Font"/>
    <style:style style:name="T123_16" style:family="text" style:parent-style-name="Default_20_Paragraph_20_Font"/>
    <style:style style:name="T123_17" style:family="text" style:parent-style-name="Default_20_Paragraph_20_Font"/>
    <style:style style:name="T123_18" style:family="text" style:parent-style-name="Default_20_Paragraph_20_Font"/>
    <style:style style:name="T123_19" style:family="text" style:parent-style-name="Default_20_Paragraph_20_Font"/>
    <style:style style:name="T123_20" style:family="text" style:parent-style-name="Default_20_Paragraph_20_Font"/>
    <style:style style:name="T123_21" style:family="text" style:parent-style-name="Default_20_Paragraph_20_Font"/>
    <style:style style:name="T123_22" style:family="text" style:parent-style-name="Default_20_Paragraph_20_Font"/>
    <style:style style:name="T123_23" style:family="text" style:parent-style-name="Default_20_Paragraph_20_Font"/>
    <style:style style:name="T123_24" style:family="text" style:parent-style-name="Default_20_Paragraph_20_Font"/>
    <style:style style:name="T123_25" style:family="text" style:parent-style-name="Default_20_Paragraph_20_Font"/>
    <style:style style:name="T123_26" style:family="text" style:parent-style-name="Default_20_Paragraph_20_Font"/>
    <style:style style:name="T123_27" style:family="text" style:parent-style-name="Default_20_Paragraph_20_Font"/>
    <style:style style:name="T123_28" style:family="text" style:parent-style-name="Default_20_Paragraph_20_Font"/>
    <style:style style:name="T123_29" style:family="text" style:parent-style-name="Default_20_Paragraph_20_Font"/>
    <style:style style:name="T123_30" style:family="text" style:parent-style-name="Default_20_Paragraph_20_Font"/>
    <style:style style:name="T123_31" style:family="text" style:parent-style-name="Default_20_Paragraph_20_Font"/>
    <style:style style:name="T123_32" style:family="text" style:parent-style-name="Default_20_Paragraph_20_Font"/>
    <style:style style:name="T123_33" style:family="text" style:parent-style-name="Default_20_Paragraph_20_Font"/>
    <style:style style:name="T123_34" style:family="text" style:parent-style-name="Default_20_Paragraph_20_Font"/>
    <style:style style:name="T123_35" style:family="text" style:parent-style-name="Default_20_Paragraph_20_Font"/>
    <style:style style:name="T123_36" style:family="text" style:parent-style-name="Default_20_Paragraph_20_Font"/>
    <style:style style:name="T123_37" style:family="text" style:parent-style-name="Default_20_Paragraph_20_Font"/>
    <style:style style:name="T123_38" style:family="text" style:parent-style-name="Default_20_Paragraph_20_Font"/>
    <style:style style:name="T123_39" style:family="text" style:parent-style-name="Default_20_Paragraph_20_Font"/>
    <style:style style:name="T123_40" style:family="text" style:parent-style-name="Default_20_Paragraph_20_Font"/>
    <style:style style:name="T123_41" style:family="text" style:parent-style-name="Default_20_Paragraph_20_Font"/>
    <style:style style:name="T123_42" style:family="text" style:parent-style-name="Default_20_Paragraph_20_Font"/>
    <style:style style:name="T123_43" style:family="text" style:parent-style-name="Default_20_Paragraph_20_Font"/>
    <style:style style:name="T123_44" style:family="text" style:parent-style-name="Default_20_Paragraph_20_Font"/>
    <style:style style:name="T123_45" style:family="text" style:parent-style-name="Default_20_Paragraph_20_Font"/>
    <style:style style:name="T123_46" style:family="text" style:parent-style-name="Default_20_Paragraph_20_Font"/>
    <style:style style:name="T123_47" style:family="text" style:parent-style-name="Default_20_Paragraph_20_Font"/>
    <style:style style:name="T123_48" style:family="text" style:parent-style-name="Default_20_Paragraph_20_Font"/>
    <style:style style:name="T123_49" style:family="text" style:parent-style-name="Default_20_Paragraph_20_Font"/>
    <style:style style:name="T123_50" style:family="text" style:parent-style-name="Default_20_Paragraph_20_Font"/>
    <style:style style:name="T123_51" style:family="text" style:parent-style-name="Default_20_Paragraph_20_Font"/>
    <style:style style:name="T123_52" style:family="text" style:parent-style-name="Default_20_Paragraph_20_Font"/>
    <style:style style:name="T123_53" style:family="text" style:parent-style-name="Default_20_Paragraph_20_Font"/>
    <style:style style:name="T123_54" style:family="text" style:parent-style-name="Default_20_Paragraph_20_Font"/>
    <style:style style:name="T123_55" style:family="text" style:parent-style-name="Default_20_Paragraph_20_Font"/>
    <style:style style:name="T123_56" style:family="text" style:parent-style-name="Default_20_Paragraph_20_Font"/>
    <style:style style:name="T123_57" style:family="text" style:parent-style-name="Default_20_Paragraph_20_Font"/>
    <style:style style:name="T123_58" style:family="text" style:parent-style-name="Default_20_Paragraph_20_Font"/>
    <style:style style:name="T123_59" style:family="text" style:parent-style-name="Default_20_Paragraph_20_Font"/>
    <style:style style:name="T123_60" style:family="text" style:parent-style-name="Default_20_Paragraph_20_Font"/>
    <style:style style:name="T123_61" style:family="text" style:parent-style-name="Default_20_Paragraph_20_Font"/>
    <style:style style:name="T123_62" style:family="text" style:parent-style-name="Default_20_Paragraph_20_Font"/>
    <style:style style:name="T123_63" style:family="text" style:parent-style-name="Default_20_Paragraph_20_Font"/>
    <style:style style:name="T123_64" style:family="text" style:parent-style-name="Default_20_Paragraph_20_Font"/>
    <style:style style:name="T123_65" style:family="text" style:parent-style-name="Default_20_Paragraph_20_Font"/>
    <style:style style:name="T123_66" style:family="text" style:parent-style-name="Default_20_Paragraph_20_Font"/>
    <style:style style:name="T123_67" style:family="text" style:parent-style-name="Default_20_Paragraph_20_Font"/>
    <style:style style:name="T123_68" style:family="text" style:parent-style-name="Default_20_Paragraph_20_Font"/>
    <style:style style:name="T123_69" style:family="text" style:parent-style-name="Default_20_Paragraph_20_Font"/>
    <style:style style:name="T123_70" style:family="text" style:parent-style-name="Default_20_Paragraph_20_Font"/>
    <style:style style:name="T123_71" style:family="text" style:parent-style-name="Default_20_Paragraph_20_Font"/>
    <style:style style:name="T123_72" style:family="text" style:parent-style-name="Default_20_Paragraph_20_Font"/>
    <style:style style:name="T123_73" style:family="text" style:parent-style-name="Default_20_Paragraph_20_Font"/>
    <style:style style:name="T123_74" style:family="text" style:parent-style-name="Default_20_Paragraph_20_Font"/>
    <style:style style:name="T123_75" style:family="text" style:parent-style-name="Default_20_Paragraph_20_Font"/>
    <style:style style:name="T123_76" style:family="text" style:parent-style-name="Default_20_Paragraph_20_Font"/>
    <style:style style:name="T123_77" style:family="text" style:parent-style-name="Default_20_Paragraph_20_Font"/>
    <style:style style:name="T123_78" style:family="text" style:parent-style-name="Default_20_Paragraph_20_Font"/>
    <style:style style:name="T123_79" style:family="text" style:parent-style-name="Default_20_Paragraph_20_Font"/>
    <style:style style:name="T123_80" style:family="text" style:parent-style-name="Default_20_Paragraph_20_Font"/>
    <style:style style:name="T123_81" style:family="text" style:parent-style-name="Default_20_Paragraph_20_Font"/>
    <style:style style:name="T123_82" style:family="text" style:parent-style-name="Default_20_Paragraph_20_Font"/>
    <style:style style:name="T123_83" style:family="text" style:parent-style-name="Default_20_Paragraph_20_Font"/>
    <style:style style:name="T123_84" style:family="text" style:parent-style-name="Default_20_Paragraph_20_Font"/>
    <style:style style:name="T123_85" style:family="text" style:parent-style-name="Default_20_Paragraph_20_Font"/>
    <style:style style:name="T123_86" style:family="text" style:parent-style-name="Default_20_Paragraph_20_Font"/>
    <style:style style:name="T123_87" style:family="text" style:parent-style-name="Default_20_Paragraph_20_Font"/>
    <style:style style:name="T123_88" style:family="text" style:parent-style-name="Default_20_Paragraph_20_Font"/>
    <style:style style:name="T123_89" style:family="text" style:parent-style-name="Default_20_Paragraph_20_Font"/>
    <style:style style:name="T123_90" style:family="text" style:parent-style-name="Default_20_Paragraph_20_Font"/>
    <style:style style:name="T123_91" style:family="text" style:parent-style-name="Default_20_Paragraph_20_Font"/>
    <style:style style:name="T123_92" style:family="text" style:parent-style-name="Default_20_Paragraph_20_Font"/>
    <style:style style:name="T123_93" style:family="text" style:parent-style-name="Default_20_Paragraph_20_Font"/>
    <style:style style:name="T123_94" style:family="text" style:parent-style-name="Default_20_Paragraph_20_Font"/>
    <style:style style:name="T123_95" style:family="text" style:parent-style-name="Default_20_Paragraph_20_Font"/>
    <style:style style:name="T123_96" style:family="text" style:parent-style-name="Default_20_Paragraph_20_Font"/>
    <style:style style:name="T123_97" style:family="text" style:parent-style-name="Default_20_Paragraph_20_Font"/>
    <style:style style:name="T123_98" style:family="text" style:parent-style-name="Default_20_Paragraph_20_Font"/>
    <style:style style:name="T123_99" style:family="text" style:parent-style-name="Default_20_Paragraph_20_Font"/>
    <style:style style:name="T123_100" style:family="text" style:parent-style-name="Default_20_Paragraph_20_Font"/>
    <style:style style:name="T123_101" style:family="text" style:parent-style-name="Default_20_Paragraph_20_Font"/>
    <style:style style:name="T123_102" style:family="text" style:parent-style-name="Default_20_Paragraph_20_Font"/>
    <style:style style:name="T123_103" style:family="text" style:parent-style-name="Default_20_Paragraph_20_Font"/>
    <style:style style:name="T123_104" style:family="text" style:parent-style-name="Default_20_Paragraph_20_Font"/>
    <style:style style:name="T123_105" style:family="text" style:parent-style-name="Default_20_Paragraph_20_Font"/>
    <style:style style:name="T123_106" style:family="text" style:parent-style-name="Default_20_Paragraph_20_Font"/>
    <style:style style:name="T123_107" style:family="text" style:parent-style-name="Default_20_Paragraph_20_Font"/>
    <style:style style:name="T123_108" style:family="text" style:parent-style-name="Default_20_Paragraph_20_Font"/>
    <style:style style:name="T123_109" style:family="text" style:parent-style-name="Default_20_Paragraph_20_Font"/>
    <style:style style:name="T123_110" style:family="text" style:parent-style-name="Default_20_Paragraph_20_Font"/>
    <style:style style:name="T123_111" style:family="text" style:parent-style-name="Default_20_Paragraph_20_Font"/>
    <style:style style:name="T123_112" style:family="text" style:parent-style-name="Default_20_Paragraph_20_Font"/>
    <style:style style:name="T123_113" style:family="text" style:parent-style-name="Default_20_Paragraph_20_Font"/>
    <style:style style:name="T123_114" style:family="text" style:parent-style-name="Default_20_Paragraph_20_Font"/>
    <style:style style:name="T123_115" style:family="text" style:parent-style-name="Default_20_Paragraph_20_Font"/>
    <style:style style:name="T123_116" style:family="text" style:parent-style-name="Default_20_Paragraph_20_Font"/>
    <style:style style:name="T123_117" style:family="text" style:parent-style-name="Default_20_Paragraph_20_Font"/>
    <style:style style:name="T123_118" style:family="text" style:parent-style-name="Default_20_Paragraph_20_Font"/>
    <style:style style:name="T123_119" style:family="text" style:parent-style-name="Default_20_Paragraph_20_Font"/>
    <style:style style:name="T123_120" style:family="text" style:parent-style-name="Default_20_Paragraph_20_Font"/>
    <style:style style:name="T123_121" style:family="text" style:parent-style-name="Default_20_Paragraph_20_Font"/>
    <style:style style:name="T123_122" style:family="text" style:parent-style-name="Default_20_Paragraph_20_Font"/>
    <style:style style:name="T123_123" style:family="text" style:parent-style-name="Default_20_Paragraph_20_Font"/>
    <style:style style:name="T123_124" style:family="text" style:parent-style-name="Default_20_Paragraph_20_Font"/>
    <style:style style:name="T123_125" style:family="text" style:parent-style-name="Default_20_Paragraph_20_Font"/>
    <style:style style:name="T123_126" style:family="text" style:parent-style-name="Default_20_Paragraph_20_Font"/>
    <style:style style:name="T123_127" style:family="text" style:parent-style-name="Default_20_Paragraph_20_Font"/>
    <style:style style:name="T123_128" style:family="text" style:parent-style-name="Default_20_Paragraph_20_Font"/>
    <style:style style:name="T123_129" style:family="text" style:parent-style-name="Default_20_Paragraph_20_Font"/>
    <style:style style:name="T123_130" style:family="text" style:parent-style-name="Default_20_Paragraph_20_Font"/>
    <style:style style:name="T123_131" style:family="text" style:parent-style-name="Default_20_Paragraph_20_Font"/>
    <style:style style:name="T123_132" style:family="text" style:parent-style-name="Default_20_Paragraph_20_Font"/>
    <style:style style:name="T123_133" style:family="text" style:parent-style-name="Default_20_Paragraph_20_Font"/>
    <style:style style:name="T123_134" style:family="text" style:parent-style-name="Default_20_Paragraph_20_Font"/>
    <style:style style:name="T123_135" style:family="text" style:parent-style-name="Default_20_Paragraph_20_Font"/>
    <style:style style:name="T123_136" style:family="text" style:parent-style-name="Default_20_Paragraph_20_Font"/>
    <style:style style:name="T123_137" style:family="text" style:parent-style-name="Default_20_Paragraph_20_Font"/>
    <style:style style:name="T123_138" style:family="text" style:parent-style-name="Default_20_Paragraph_20_Font"/>
    <style:style style:name="T123_139" style:family="text" style:parent-style-name="Default_20_Paragraph_20_Font"/>
    <style:style style:name="T123_140" style:family="text" style:parent-style-name="Default_20_Paragraph_20_Font"/>
    <style:style style:name="T123_141" style:family="text" style:parent-style-name="Default_20_Paragraph_20_Font"/>
    <style:style style:name="T123_142" style:family="text" style:parent-style-name="Default_20_Paragraph_20_Font"/>
    <style:style style:name="T123_143" style:family="text" style:parent-style-name="Default_20_Paragraph_20_Font"/>
    <style:style style:name="T123_144" style:family="text" style:parent-style-name="Default_20_Paragraph_20_Font"/>
    <style:style style:name="T123_145" style:family="text" style:parent-style-name="Default_20_Paragraph_20_Font"/>
    <style:style style:name="T123_146" style:family="text" style:parent-style-name="Default_20_Paragraph_20_Font"/>
    <style:style style:name="T123_147" style:family="text" style:parent-style-name="Default_20_Paragraph_20_Font"/>
    <style:style style:name="T123_148" style:family="text" style:parent-style-name="Default_20_Paragraph_20_Font"/>
    <style:style style:name="T123_149" style:family="text" style:parent-style-name="Default_20_Paragraph_20_Font"/>
    <style:style style:name="T123_150" style:family="text" style:parent-style-name="Default_20_Paragraph_20_Font"/>
    <style:style style:name="T123_151" style:family="text" style:parent-style-name="Default_20_Paragraph_20_Font"/>
    <style:style style:name="T123_152" style:family="text" style:parent-style-name="Default_20_Paragraph_20_Font"/>
    <style:style style:name="T123_153" style:family="text" style:parent-style-name="Default_20_Paragraph_20_Font"/>
    <style:style style:name="T123_154" style:family="text" style:parent-style-name="Default_20_Paragraph_20_Font"/>
    <style:style style:name="T123_155" style:family="text" style:parent-style-name="Default_20_Paragraph_20_Font"/>
    <style:style style:name="T123_156" style:family="text" style:parent-style-name="Default_20_Paragraph_20_Font"/>
    <style:style style:name="T123_157" style:family="text" style:parent-style-name="Default_20_Paragraph_20_Font"/>
    <style:style style:name="T123_158" style:family="text" style:parent-style-name="Default_20_Paragraph_20_Font"/>
    <style:style style:name="T123_159" style:family="text" style:parent-style-name="Default_20_Paragraph_20_Font"/>
    <style:style style:name="T123_160" style:family="text" style:parent-style-name="Default_20_Paragraph_20_Font"/>
    <style:style style:name="T123_161" style:family="text" style:parent-style-name="Default_20_Paragraph_20_Font"/>
    <style:style style:name="T123_162" style:family="text" style:parent-style-name="Default_20_Paragraph_20_Font"/>
    <style:style style:name="T123_163" style:family="text" style:parent-style-name="Default_20_Paragraph_20_Font"/>
    <style:style style:name="T123_164" style:family="text" style:parent-style-name="Default_20_Paragraph_20_Font"/>
    <style:style style:name="T123_165" style:family="text" style:parent-style-name="Default_20_Paragraph_20_Font"/>
    <style:style style:name="T123_166" style:family="text" style:parent-style-name="Default_20_Paragraph_20_Font"/>
    <style:style style:name="T123_167" style:family="text" style:parent-style-name="Default_20_Paragraph_20_Font"/>
    <style:style style:name="T123_168" style:family="text" style:parent-style-name="Default_20_Paragraph_20_Font"/>
    <style:style style:name="T123_169" style:family="text" style:parent-style-name="Default_20_Paragraph_20_Font"/>
    <style:style style:name="T123_170" style:family="text" style:parent-style-name="Default_20_Paragraph_20_Font"/>
    <style:style style:name="T123_171" style:family="text" style:parent-style-name="Default_20_Paragraph_20_Font"/>
    <style:style style:name="T123_172" style:family="text" style:parent-style-name="Default_20_Paragraph_20_Font"/>
    <style:style style:name="T123_173" style:family="text" style:parent-style-name="Default_20_Paragraph_20_Font"/>
    <style:style style:name="T123_174" style:family="text" style:parent-style-name="Default_20_Paragraph_20_Font"/>
    <style:style style:name="T123_175" style:family="text" style:parent-style-name="Default_20_Paragraph_20_Font"/>
    <style:style style:name="T123_176" style:family="text" style:parent-style-name="Default_20_Paragraph_20_Font"/>
    <style:style style:name="T123_177" style:family="text" style:parent-style-name="Default_20_Paragraph_20_Font"/>
    <style:style style:name="T123_178" style:family="text" style:parent-style-name="Default_20_Paragraph_20_Font"/>
    <style:style style:name="T123_179" style:family="text" style:parent-style-name="Default_20_Paragraph_20_Font"/>
    <style:style style:name="T123_180" style:family="text" style:parent-style-name="Default_20_Paragraph_20_Font"/>
    <style:style style:name="T123_181" style:family="text" style:parent-style-name="Default_20_Paragraph_20_Font"/>
    <style:style style:name="T123_182" style:family="text" style:parent-style-name="Default_20_Paragraph_20_Font"/>
    <style:style style:name="T123_183" style:family="text" style:parent-style-name="Default_20_Paragraph_20_Font"/>
    <style:style style:name="T123_184" style:family="text" style:parent-style-name="Default_20_Paragraph_20_Font"/>
    <style:style style:name="T123_185" style:family="text" style:parent-style-name="Default_20_Paragraph_20_Font"/>
    <style:style style:name="T123_186" style:family="text" style:parent-style-name="Default_20_Paragraph_20_Font"/>
    <style:style style:name="T123_187" style:family="text" style:parent-style-name="Default_20_Paragraph_20_Font"/>
    <style:style style:name="T123_188" style:family="text" style:parent-style-name="Default_20_Paragraph_20_Font"/>
    <style:style style:name="T123_189" style:family="text" style:parent-style-name="Default_20_Paragraph_20_Font"/>
    <style:style style:name="T123_190" style:family="text" style:parent-style-name="Default_20_Paragraph_20_Font"/>
    <style:style style:name="T123_191" style:family="text" style:parent-style-name="Default_20_Paragraph_20_Font"/>
    <style:style style:name="T123_192" style:family="text" style:parent-style-name="Default_20_Paragraph_20_Font"/>
    <style:style style:name="T123_193" style:family="text" style:parent-style-name="Default_20_Paragraph_20_Font"/>
    <style:style style:name="T123_194" style:family="text" style:parent-style-name="Default_20_Paragraph_20_Font"/>
    <style:style style:name="T123_195" style:family="text" style:parent-style-name="Default_20_Paragraph_20_Font"/>
    <style:style style:name="T123_196" style:family="text" style:parent-style-name="Default_20_Paragraph_20_Font"/>
    <style:style style:name="T123_197" style:family="text" style:parent-style-name="Default_20_Paragraph_20_Font"/>
    <style:style style:name="T123_198" style:family="text" style:parent-style-name="Default_20_Paragraph_20_Font"/>
    <style:style style:name="T123_199" style:family="text" style:parent-style-name="Default_20_Paragraph_20_Font"/>
    <style:style style:name="T123_200" style:family="text" style:parent-style-name="Default_20_Paragraph_20_Font"/>
    <style:style style:name="T123_201" style:family="text" style:parent-style-name="Default_20_Paragraph_20_Font"/>
    <style:style style:name="T123_202" style:family="text" style:parent-style-name="Default_20_Paragraph_20_Font"/>
    <style:style style:name="T123_203" style:family="text" style:parent-style-name="Default_20_Paragraph_20_Font"/>
    <style:style style:name="T123_204" style:family="text" style:parent-style-name="Default_20_Paragraph_20_Font"/>
    <style:style style:name="T123_205" style:family="text" style:parent-style-name="Default_20_Paragraph_20_Font"/>
    <style:style style:name="T123_206" style:family="text" style:parent-style-name="Default_20_Paragraph_20_Font"/>
    <style:style style:name="T123_207" style:family="text" style:parent-style-name="Default_20_Paragraph_20_Font"/>
    <style:style style:name="T123_208" style:family="text" style:parent-style-name="Default_20_Paragraph_20_Font"/>
    <style:style style:name="T123_209" style:family="text" style:parent-style-name="Default_20_Paragraph_20_Font"/>
    <style:style style:name="T123_210" style:family="text" style:parent-style-name="Default_20_Paragraph_20_Font"/>
    <style:style style:name="T123_211" style:family="text" style:parent-style-name="Default_20_Paragraph_20_Font"/>
    <style:style style:name="T123_212" style:family="text" style:parent-style-name="Default_20_Paragraph_20_Font"/>
    <style:style style:name="T123_213" style:family="text" style:parent-style-name="Default_20_Paragraph_20_Font"/>
    <style:style style:name="T123_214" style:family="text" style:parent-style-name="Default_20_Paragraph_20_Font"/>
    <style:style style:name="T123_215" style:family="text" style:parent-style-name="Default_20_Paragraph_20_Font"/>
    <style:style style:name="T123_216" style:family="text" style:parent-style-name="Default_20_Paragraph_20_Font"/>
    <style:style style:name="T123_217" style:family="text" style:parent-style-name="Default_20_Paragraph_20_Font"/>
    <style:style style:name="T123_218" style:family="text" style:parent-style-name="Default_20_Paragraph_20_Font"/>
    <style:style style:name="T123_219" style:family="text" style:parent-style-name="Default_20_Paragraph_20_Font"/>
    <style:style style:name="T123_220" style:family="text" style:parent-style-name="Default_20_Paragraph_20_Font"/>
    <style:style style:name="T123_221" style:family="text" style:parent-style-name="Default_20_Paragraph_20_Font"/>
    <style:style style:name="T123_222" style:family="text" style:parent-style-name="Default_20_Paragraph_20_Font"/>
    <style:style style:name="T123_223" style:family="text" style:parent-style-name="Default_20_Paragraph_20_Font"/>
    <style:style style:name="T123_224" style:family="text" style:parent-style-name="Default_20_Paragraph_20_Font"/>
    <style:style style:name="T123_225" style:family="text" style:parent-style-name="Default_20_Paragraph_20_Font"/>
    <style:style style:name="T123_226" style:family="text" style:parent-style-name="Default_20_Paragraph_20_Font"/>
    <style:style style:name="T123_227" style:family="text" style:parent-style-name="Default_20_Paragraph_20_Font"/>
    <style:style style:name="T123_228" style:family="text" style:parent-style-name="Default_20_Paragraph_20_Font"/>
    <style:style style:name="T123_229" style:family="text" style:parent-style-name="Default_20_Paragraph_20_Font"/>
    <style:style style:name="T123_230" style:family="text" style:parent-style-name="Default_20_Paragraph_20_Font"/>
    <style:style style:name="T123_231" style:family="text" style:parent-style-name="Default_20_Paragraph_20_Font"/>
    <style:style style:name="T123_232" style:family="text" style:parent-style-name="Default_20_Paragraph_20_Font"/>
    <style:style style:name="T123_233" style:family="text" style:parent-style-name="Default_20_Paragraph_20_Font"/>
    <style:style style:name="T123_234" style:family="text" style:parent-style-name="Default_20_Paragraph_20_Font"/>
    <style:style style:name="T123_235" style:family="text" style:parent-style-name="Default_20_Paragraph_20_Font"/>
    <style:style style:name="T123_236" style:family="text" style:parent-style-name="Default_20_Paragraph_20_Font"/>
    <style:style style:name="T123_237" style:family="text" style:parent-style-name="Default_20_Paragraph_20_Font"/>
    <style:style style:name="T123_238" style:family="text" style:parent-style-name="Default_20_Paragraph_20_Font"/>
    <style:style style:name="T123_239" style:family="text" style:parent-style-name="Default_20_Paragraph_20_Font"/>
    <style:style style:name="T123_240" style:family="text" style:parent-style-name="Default_20_Paragraph_20_Font"/>
    <style:style style:name="T123_241" style:family="text" style:parent-style-name="Default_20_Paragraph_20_Font"/>
    <style:style style:name="T123_242" style:family="text" style:parent-style-name="Default_20_Paragraph_20_Font"/>
    <style:style style:name="T123_243" style:family="text" style:parent-style-name="Default_20_Paragraph_20_Font"/>
    <style:style style:name="T123_244" style:family="text" style:parent-style-name="Default_20_Paragraph_20_Font"/>
    <style:style style:name="T123_245" style:family="text" style:parent-style-name="Default_20_Paragraph_20_Font"/>
    <style:style style:name="T123_246" style:family="text" style:parent-style-name="Default_20_Paragraph_20_Font"/>
    <style:style style:name="T123_247" style:family="text" style:parent-style-name="Default_20_Paragraph_20_Font"/>
    <style:style style:name="T123_248" style:family="text" style:parent-style-name="Default_20_Paragraph_20_Font"/>
    <style:style style:name="P124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24_1" style:family="text" style:parent-style-name="Default_20_Paragraph_20_Font"/>
    <style:style style:name="T124_2" style:family="text" style:parent-style-name="Default_20_Paragraph_20_Font"/>
    <style:style style:name="T124_3" style:family="text" style:parent-style-name="Default_20_Paragraph_20_Font"/>
    <style:style style:name="T124_4" style:family="text" style:parent-style-name="Default_20_Paragraph_20_Font"/>
    <style:style style:name="T124_5" style:family="text" style:parent-style-name="Default_20_Paragraph_20_Font"/>
    <style:style style:name="T124_6" style:family="text" style:parent-style-name="Default_20_Paragraph_20_Font"/>
    <style:style style:name="T124_7" style:family="text" style:parent-style-name="Default_20_Paragraph_20_Font"/>
    <style:style style:name="T124_8" style:family="text" style:parent-style-name="Default_20_Paragraph_20_Font"/>
    <style:style style:name="T124_9" style:family="text" style:parent-style-name="Default_20_Paragraph_20_Font"/>
    <style:style style:name="T124_10" style:family="text" style:parent-style-name="Default_20_Paragraph_20_Font"/>
    <style:style style:name="T124_11" style:family="text" style:parent-style-name="Default_20_Paragraph_20_Font"/>
    <style:style style:name="T124_12" style:family="text" style:parent-style-name="Default_20_Paragraph_20_Font"/>
    <style:style style:name="T124_13" style:family="text" style:parent-style-name="Default_20_Paragraph_20_Font"/>
    <style:style style:name="T124_14" style:family="text" style:parent-style-name="Default_20_Paragraph_20_Font"/>
    <style:style style:name="T124_15" style:family="text" style:parent-style-name="Default_20_Paragraph_20_Font"/>
    <style:style style:name="T124_16" style:family="text" style:parent-style-name="Default_20_Paragraph_20_Font"/>
    <style:style style:name="T124_17" style:family="text" style:parent-style-name="Default_20_Paragraph_20_Font"/>
    <style:style style:name="T124_18" style:family="text" style:parent-style-name="Default_20_Paragraph_20_Font"/>
    <style:style style:name="T124_19" style:family="text" style:parent-style-name="Default_20_Paragraph_20_Font"/>
    <style:style style:name="T124_20" style:family="text" style:parent-style-name="Default_20_Paragraph_20_Font"/>
    <style:style style:name="T124_21" style:family="text" style:parent-style-name="Default_20_Paragraph_20_Font"/>
    <style:style style:name="T124_22" style:family="text" style:parent-style-name="Default_20_Paragraph_20_Font"/>
    <style:style style:name="T124_23" style:family="text" style:parent-style-name="Default_20_Paragraph_20_Font"/>
    <style:style style:name="T124_24" style:family="text" style:parent-style-name="Default_20_Paragraph_20_Font"/>
    <style:style style:name="T124_25" style:family="text" style:parent-style-name="Default_20_Paragraph_20_Font"/>
    <style:style style:name="T124_26" style:family="text" style:parent-style-name="Default_20_Paragraph_20_Font"/>
    <style:style style:name="T124_27" style:family="text" style:parent-style-name="Default_20_Paragraph_20_Font"/>
    <style:style style:name="T124_28" style:family="text" style:parent-style-name="Default_20_Paragraph_20_Font"/>
    <style:style style:name="T124_29" style:family="text" style:parent-style-name="Default_20_Paragraph_20_Font"/>
    <style:style style:name="T124_30" style:family="text" style:parent-style-name="Default_20_Paragraph_20_Font"/>
    <style:style style:name="T124_31" style:family="text" style:parent-style-name="Default_20_Paragraph_20_Font"/>
    <style:style style:name="T124_32" style:family="text" style:parent-style-name="Default_20_Paragraph_20_Font"/>
    <style:style style:name="T124_33" style:family="text" style:parent-style-name="Default_20_Paragraph_20_Font"/>
    <style:style style:name="T124_34" style:family="text" style:parent-style-name="Default_20_Paragraph_20_Font"/>
    <style:style style:name="T124_35" style:family="text" style:parent-style-name="Default_20_Paragraph_20_Font"/>
    <style:style style:name="T124_36" style:family="text" style:parent-style-name="Default_20_Paragraph_20_Font"/>
    <style:style style:name="T124_37" style:family="text" style:parent-style-name="Default_20_Paragraph_20_Font"/>
    <style:style style:name="T124_38" style:family="text" style:parent-style-name="Default_20_Paragraph_20_Font"/>
    <style:style style:name="T124_39" style:family="text" style:parent-style-name="Default_20_Paragraph_20_Font"/>
    <style:style style:name="T124_40" style:family="text" style:parent-style-name="Default_20_Paragraph_20_Font"/>
    <style:style style:name="T124_41" style:family="text" style:parent-style-name="Default_20_Paragraph_20_Font"/>
    <style:style style:name="T124_42" style:family="text" style:parent-style-name="Default_20_Paragraph_20_Font"/>
    <style:style style:name="T124_43" style:family="text" style:parent-style-name="Default_20_Paragraph_20_Font"/>
    <style:style style:name="T124_44" style:family="text" style:parent-style-name="Default_20_Paragraph_20_Font"/>
    <style:style style:name="P125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P126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26_1" style:family="text" style:parent-style-name="Default_20_Paragraph_20_Font">
      <style:text-properties fo:font-style="italic" style:font-style-asian="italic" style:font-style-complex="italic"/>
    </style:style>
    <style:style style:name="T126_2" style:family="text" style:parent-style-name="Default_20_Paragraph_20_Font">
      <style:text-properties fo:font-style="italic" style:font-style-asian="italic" style:font-style-complex="italic"/>
    </style:style>
    <style:style style:name="T126_3" style:family="text" style:parent-style-name="Default_20_Paragraph_20_Font">
      <style:text-properties fo:font-style="italic" style:font-style-asian="italic" style:font-style-complex="italic"/>
    </style:style>
    <style:style style:name="T126_4" style:family="text" style:parent-style-name="Default_20_Paragraph_20_Font">
      <style:text-properties fo:font-style="italic" style:font-style-asian="italic" style:font-style-complex="italic"/>
    </style:style>
    <style:style style:name="T126_5" style:family="text" style:parent-style-name="Default_20_Paragraph_20_Font">
      <style:text-properties fo:font-style="italic" style:font-style-asian="italic" style:font-style-complex="italic"/>
    </style:style>
    <style:style style:name="T126_6" style:family="text" style:parent-style-name="Default_20_Paragraph_20_Font">
      <style:text-properties fo:font-style="italic" style:font-style-asian="italic" style:font-style-complex="italic"/>
    </style:style>
    <style:style style:name="T126_7" style:family="text" style:parent-style-name="Default_20_Paragraph_20_Font">
      <style:text-properties fo:font-style="italic" style:font-style-asian="italic" style:font-style-complex="italic"/>
    </style:style>
    <style:style style:name="P127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27_1" style:family="text" style:parent-style-name="Default_20_Paragraph_20_Font"/>
    <style:style style:name="T127_2" style:family="text" style:parent-style-name="Default_20_Paragraph_20_Font"/>
    <style:style style:name="T127_3" style:family="text" style:parent-style-name="Default_20_Paragraph_20_Font"/>
    <style:style style:name="T127_4" style:family="text" style:parent-style-name="Default_20_Paragraph_20_Font"/>
    <style:style style:name="T127_5" style:family="text" style:parent-style-name="Default_20_Paragraph_20_Font"/>
    <style:style style:name="T127_6" style:family="text" style:parent-style-name="Default_20_Paragraph_20_Font"/>
    <style:style style:name="T127_7" style:family="text" style:parent-style-name="Default_20_Paragraph_20_Font"/>
    <style:style style:name="T127_8" style:family="text" style:parent-style-name="Default_20_Paragraph_20_Font"/>
    <style:style style:name="T127_9" style:family="text" style:parent-style-name="Default_20_Paragraph_20_Font"/>
    <style:style style:name="T127_10" style:family="text" style:parent-style-name="Default_20_Paragraph_20_Font"/>
    <style:style style:name="T127_11" style:family="text" style:parent-style-name="Default_20_Paragraph_20_Font"/>
    <style:style style:name="T127_12" style:family="text" style:parent-style-name="Default_20_Paragraph_20_Font"/>
    <style:style style:name="T127_13" style:family="text" style:parent-style-name="Default_20_Paragraph_20_Font"/>
    <style:style style:name="T127_14" style:family="text" style:parent-style-name="Default_20_Paragraph_20_Font"/>
    <style:style style:name="T127_15" style:family="text" style:parent-style-name="Default_20_Paragraph_20_Font"/>
    <style:style style:name="T127_16" style:family="text" style:parent-style-name="Default_20_Paragraph_20_Font"/>
    <style:style style:name="T127_17" style:family="text" style:parent-style-name="Default_20_Paragraph_20_Font"/>
    <style:style style:name="T127_18" style:family="text" style:parent-style-name="Default_20_Paragraph_20_Font"/>
    <style:style style:name="T127_19" style:family="text" style:parent-style-name="Default_20_Paragraph_20_Font"/>
    <style:style style:name="T127_20" style:family="text" style:parent-style-name="Default_20_Paragraph_20_Font"/>
    <style:style style:name="T127_21" style:family="text" style:parent-style-name="Default_20_Paragraph_20_Font"/>
    <style:style style:name="T127_22" style:family="text" style:parent-style-name="Default_20_Paragraph_20_Font"/>
    <style:style style:name="T127_23" style:family="text" style:parent-style-name="Default_20_Paragraph_20_Font"/>
    <style:style style:name="T127_24" style:family="text" style:parent-style-name="Default_20_Paragraph_20_Font"/>
    <style:style style:name="T127_25" style:family="text" style:parent-style-name="Default_20_Paragraph_20_Font"/>
    <style:style style:name="T127_26" style:family="text" style:parent-style-name="Default_20_Paragraph_20_Font"/>
    <style:style style:name="T127_27" style:family="text" style:parent-style-name="Default_20_Paragraph_20_Font"/>
    <style:style style:name="T127_28" style:family="text" style:parent-style-name="Default_20_Paragraph_20_Font"/>
    <style:style style:name="T127_29" style:family="text" style:parent-style-name="Default_20_Paragraph_20_Font"/>
    <style:style style:name="T127_30" style:family="text" style:parent-style-name="Default_20_Paragraph_20_Font"/>
    <style:style style:name="T127_31" style:family="text" style:parent-style-name="Default_20_Paragraph_20_Font"/>
    <style:style style:name="T127_32" style:family="text" style:parent-style-name="Default_20_Paragraph_20_Font"/>
    <style:style style:name="T127_33" style:family="text" style:parent-style-name="Default_20_Paragraph_20_Font"/>
    <style:style style:name="T127_34" style:family="text" style:parent-style-name="Default_20_Paragraph_20_Font"/>
    <style:style style:name="T127_35" style:family="text" style:parent-style-name="Default_20_Paragraph_20_Font"/>
    <style:style style:name="T127_36" style:family="text" style:parent-style-name="Default_20_Paragraph_20_Font"/>
    <style:style style:name="T127_37" style:family="text" style:parent-style-name="Default_20_Paragraph_20_Font"/>
    <style:style style:name="T127_38" style:family="text" style:parent-style-name="Default_20_Paragraph_20_Font"/>
    <style:style style:name="T127_39" style:family="text" style:parent-style-name="Default_20_Paragraph_20_Font"/>
    <style:style style:name="T127_40" style:family="text" style:parent-style-name="Default_20_Paragraph_20_Font"/>
    <style:style style:name="T127_41" style:family="text" style:parent-style-name="Default_20_Paragraph_20_Font"/>
    <style:style style:name="T127_42" style:family="text" style:parent-style-name="Default_20_Paragraph_20_Font"/>
    <style:style style:name="T127_43" style:family="text" style:parent-style-name="Default_20_Paragraph_20_Font"/>
    <style:style style:name="T127_44" style:family="text" style:parent-style-name="Default_20_Paragraph_20_Font"/>
    <style:style style:name="T127_45" style:family="text" style:parent-style-name="Default_20_Paragraph_20_Font"/>
    <style:style style:name="T127_46" style:family="text" style:parent-style-name="Default_20_Paragraph_20_Font"/>
    <style:style style:name="T127_47" style:family="text" style:parent-style-name="Default_20_Paragraph_20_Font"/>
    <style:style style:name="T127_48" style:family="text" style:parent-style-name="Default_20_Paragraph_20_Font"/>
    <style:style style:name="T127_49" style:family="text" style:parent-style-name="Default_20_Paragraph_20_Font"/>
    <style:style style:name="T127_50" style:family="text" style:parent-style-name="Default_20_Paragraph_20_Font"/>
    <style:style style:name="T127_51" style:family="text" style:parent-style-name="Default_20_Paragraph_20_Font"/>
    <style:style style:name="T127_52" style:family="text" style:parent-style-name="Default_20_Paragraph_20_Font"/>
    <style:style style:name="T127_53" style:family="text" style:parent-style-name="Default_20_Paragraph_20_Font"/>
    <style:style style:name="T127_54" style:family="text" style:parent-style-name="Default_20_Paragraph_20_Font"/>
    <style:style style:name="T127_55" style:family="text" style:parent-style-name="Default_20_Paragraph_20_Font"/>
    <style:style style:name="T127_56" style:family="text" style:parent-style-name="Default_20_Paragraph_20_Font"/>
    <style:style style:name="T127_57" style:family="text" style:parent-style-name="Default_20_Paragraph_20_Font"/>
    <style:style style:name="T127_58" style:family="text" style:parent-style-name="Default_20_Paragraph_20_Font"/>
    <style:style style:name="T127_59" style:family="text" style:parent-style-name="Default_20_Paragraph_20_Font"/>
    <style:style style:name="T127_60" style:family="text" style:parent-style-name="Default_20_Paragraph_20_Font"/>
    <style:style style:name="T127_61" style:family="text" style:parent-style-name="Default_20_Paragraph_20_Font"/>
    <style:style style:name="T127_62" style:family="text" style:parent-style-name="Default_20_Paragraph_20_Font"/>
    <style:style style:name="T127_63" style:family="text" style:parent-style-name="Default_20_Paragraph_20_Font"/>
    <style:style style:name="T127_64" style:family="text" style:parent-style-name="Default_20_Paragraph_20_Font"/>
    <style:style style:name="T127_65" style:family="text" style:parent-style-name="Default_20_Paragraph_20_Font"/>
    <style:style style:name="T127_66" style:family="text" style:parent-style-name="Default_20_Paragraph_20_Font"/>
    <style:style style:name="T127_67" style:family="text" style:parent-style-name="Default_20_Paragraph_20_Font"/>
    <style:style style:name="T127_68" style:family="text" style:parent-style-name="Default_20_Paragraph_20_Font"/>
    <style:style style:name="T127_69" style:family="text" style:parent-style-name="Default_20_Paragraph_20_Font"/>
    <style:style style:name="T127_70" style:family="text" style:parent-style-name="Default_20_Paragraph_20_Font"/>
    <style:style style:name="T127_71" style:family="text" style:parent-style-name="Default_20_Paragraph_20_Font"/>
    <style:style style:name="T127_72" style:family="text" style:parent-style-name="Default_20_Paragraph_20_Font"/>
    <style:style style:name="T127_73" style:family="text" style:parent-style-name="Default_20_Paragraph_20_Font"/>
    <style:style style:name="T127_74" style:family="text" style:parent-style-name="Default_20_Paragraph_20_Font"/>
    <style:style style:name="T127_75" style:family="text" style:parent-style-name="Default_20_Paragraph_20_Font"/>
    <style:style style:name="T127_76" style:family="text" style:parent-style-name="Default_20_Paragraph_20_Font"/>
    <style:style style:name="T127_77" style:family="text" style:parent-style-name="Default_20_Paragraph_20_Font"/>
    <style:style style:name="T127_78" style:family="text" style:parent-style-name="Default_20_Paragraph_20_Font"/>
    <style:style style:name="T127_79" style:family="text" style:parent-style-name="Default_20_Paragraph_20_Font"/>
    <style:style style:name="T127_80" style:family="text" style:parent-style-name="Default_20_Paragraph_20_Font"/>
    <style:style style:name="T127_81" style:family="text" style:parent-style-name="Default_20_Paragraph_20_Font"/>
    <style:style style:name="T127_82" style:family="text" style:parent-style-name="Default_20_Paragraph_20_Font"/>
    <style:style style:name="T127_83" style:family="text" style:parent-style-name="Default_20_Paragraph_20_Font"/>
    <style:style style:name="T127_84" style:family="text" style:parent-style-name="Default_20_Paragraph_20_Font"/>
    <style:style style:name="T127_85" style:family="text" style:parent-style-name="Default_20_Paragraph_20_Font"/>
    <style:style style:name="T127_86" style:family="text" style:parent-style-name="Default_20_Paragraph_20_Font"/>
    <style:style style:name="T127_87" style:family="text" style:parent-style-name="Default_20_Paragraph_20_Font"/>
    <style:style style:name="T127_88" style:family="text" style:parent-style-name="Default_20_Paragraph_20_Font"/>
    <style:style style:name="T127_89" style:family="text" style:parent-style-name="Default_20_Paragraph_20_Font"/>
    <style:style style:name="T127_90" style:family="text" style:parent-style-name="Default_20_Paragraph_20_Font"/>
    <style:style style:name="T127_91" style:family="text" style:parent-style-name="Default_20_Paragraph_20_Font"/>
    <style:style style:name="T127_92" style:family="text" style:parent-style-name="Default_20_Paragraph_20_Font"/>
    <style:style style:name="T127_93" style:family="text" style:parent-style-name="Default_20_Paragraph_20_Font"/>
    <style:style style:name="T127_94" style:family="text" style:parent-style-name="Default_20_Paragraph_20_Font"/>
    <style:style style:name="T127_95" style:family="text" style:parent-style-name="Default_20_Paragraph_20_Font"/>
    <style:style style:name="T127_96" style:family="text" style:parent-style-name="Default_20_Paragraph_20_Font"/>
    <style:style style:name="T127_97" style:family="text" style:parent-style-name="Default_20_Paragraph_20_Font"/>
    <style:style style:name="T127_98" style:family="text" style:parent-style-name="Default_20_Paragraph_20_Font"/>
    <style:style style:name="T127_99" style:family="text" style:parent-style-name="Default_20_Paragraph_20_Font"/>
    <style:style style:name="T127_100" style:family="text" style:parent-style-name="Default_20_Paragraph_20_Font"/>
    <style:style style:name="T127_101" style:family="text" style:parent-style-name="Default_20_Paragraph_20_Font"/>
    <style:style style:name="T127_102" style:family="text" style:parent-style-name="Default_20_Paragraph_20_Font"/>
    <style:style style:name="T127_103" style:family="text" style:parent-style-name="Default_20_Paragraph_20_Font"/>
    <style:style style:name="T127_104" style:family="text" style:parent-style-name="Default_20_Paragraph_20_Font"/>
    <style:style style:name="T127_105" style:family="text" style:parent-style-name="Default_20_Paragraph_20_Font"/>
    <style:style style:name="T127_106" style:family="text" style:parent-style-name="Default_20_Paragraph_20_Font"/>
    <style:style style:name="T127_107" style:family="text" style:parent-style-name="Default_20_Paragraph_20_Font"/>
    <style:style style:name="T127_108" style:family="text" style:parent-style-name="Default_20_Paragraph_20_Font"/>
    <style:style style:name="T127_109" style:family="text" style:parent-style-name="Default_20_Paragraph_20_Font"/>
    <style:style style:name="T127_110" style:family="text" style:parent-style-name="Default_20_Paragraph_20_Font"/>
    <style:style style:name="T127_111" style:family="text" style:parent-style-name="Default_20_Paragraph_20_Font"/>
    <style:style style:name="T127_112" style:family="text" style:parent-style-name="Default_20_Paragraph_20_Font"/>
    <style:style style:name="T127_113" style:family="text" style:parent-style-name="Default_20_Paragraph_20_Font"/>
    <style:style style:name="T127_114" style:family="text" style:parent-style-name="Default_20_Paragraph_20_Font"/>
    <style:style style:name="T127_115" style:family="text" style:parent-style-name="Default_20_Paragraph_20_Font"/>
    <style:style style:name="T127_116" style:family="text" style:parent-style-name="Default_20_Paragraph_20_Font"/>
    <style:style style:name="T127_117" style:family="text" style:parent-style-name="Default_20_Paragraph_20_Font"/>
    <style:style style:name="T127_118" style:family="text" style:parent-style-name="Default_20_Paragraph_20_Font"/>
    <style:style style:name="T127_119" style:family="text" style:parent-style-name="Default_20_Paragraph_20_Font"/>
    <style:style style:name="T127_120" style:family="text" style:parent-style-name="Default_20_Paragraph_20_Font"/>
    <style:style style:name="T127_121" style:family="text" style:parent-style-name="Default_20_Paragraph_20_Font"/>
    <style:style style:name="T127_122" style:family="text" style:parent-style-name="Default_20_Paragraph_20_Font"/>
    <style:style style:name="T127_123" style:family="text" style:parent-style-name="Default_20_Paragraph_20_Font"/>
    <style:style style:name="T127_124" style:family="text" style:parent-style-name="Default_20_Paragraph_20_Font"/>
    <style:style style:name="T127_125" style:family="text" style:parent-style-name="Default_20_Paragraph_20_Font"/>
    <style:style style:name="T127_126" style:family="text" style:parent-style-name="Default_20_Paragraph_20_Font"/>
    <style:style style:name="T127_127" style:family="text" style:parent-style-name="Default_20_Paragraph_20_Font"/>
    <style:style style:name="T127_128" style:family="text" style:parent-style-name="Default_20_Paragraph_20_Font"/>
    <style:style style:name="T127_129" style:family="text" style:parent-style-name="Default_20_Paragraph_20_Font"/>
    <style:style style:name="T127_130" style:family="text" style:parent-style-name="Default_20_Paragraph_20_Font"/>
    <style:style style:name="T127_131" style:family="text" style:parent-style-name="Default_20_Paragraph_20_Font"/>
    <style:style style:name="T127_132" style:family="text" style:parent-style-name="Default_20_Paragraph_20_Font"/>
    <style:style style:name="T127_133" style:family="text" style:parent-style-name="Default_20_Paragraph_20_Font"/>
    <style:style style:name="T127_134" style:family="text" style:parent-style-name="Default_20_Paragraph_20_Font"/>
    <style:style style:name="T127_135" style:family="text" style:parent-style-name="Default_20_Paragraph_20_Font"/>
    <style:style style:name="T127_136" style:family="text" style:parent-style-name="Default_20_Paragraph_20_Font"/>
    <style:style style:name="T127_137" style:family="text" style:parent-style-name="Default_20_Paragraph_20_Font"/>
    <style:style style:name="T127_138" style:family="text" style:parent-style-name="Default_20_Paragraph_20_Font"/>
    <style:style style:name="T127_139" style:family="text" style:parent-style-name="Default_20_Paragraph_20_Font"/>
    <style:style style:name="T127_140" style:family="text" style:parent-style-name="Default_20_Paragraph_20_Font"/>
    <style:style style:name="T127_141" style:family="text" style:parent-style-name="Default_20_Paragraph_20_Font"/>
    <style:style style:name="T127_142" style:family="text" style:parent-style-name="Default_20_Paragraph_20_Font"/>
    <style:style style:name="T127_143" style:family="text" style:parent-style-name="Default_20_Paragraph_20_Font"/>
    <style:style style:name="T127_144" style:family="text" style:parent-style-name="Default_20_Paragraph_20_Font"/>
    <style:style style:name="T127_145" style:family="text" style:parent-style-name="Default_20_Paragraph_20_Font"/>
    <style:style style:name="T127_146" style:family="text" style:parent-style-name="Default_20_Paragraph_20_Font"/>
    <style:style style:name="T127_147" style:family="text" style:parent-style-name="Default_20_Paragraph_20_Font"/>
    <style:style style:name="T127_148" style:family="text" style:parent-style-name="Default_20_Paragraph_20_Font"/>
    <style:style style:name="T127_149" style:family="text" style:parent-style-name="Default_20_Paragraph_20_Font"/>
    <style:style style:name="T127_150" style:family="text" style:parent-style-name="Default_20_Paragraph_20_Font"/>
    <style:style style:name="T127_151" style:family="text" style:parent-style-name="Default_20_Paragraph_20_Font"/>
    <style:style style:name="T127_152" style:family="text" style:parent-style-name="Default_20_Paragraph_20_Font"/>
    <style:style style:name="T127_153" style:family="text" style:parent-style-name="Default_20_Paragraph_20_Font"/>
    <style:style style:name="T127_154" style:family="text" style:parent-style-name="Default_20_Paragraph_20_Font"/>
    <style:style style:name="T127_155" style:family="text" style:parent-style-name="Default_20_Paragraph_20_Font"/>
    <style:style style:name="T127_156" style:family="text" style:parent-style-name="Default_20_Paragraph_20_Font"/>
    <style:style style:name="T127_157" style:family="text" style:parent-style-name="Default_20_Paragraph_20_Font"/>
    <style:style style:name="T127_158" style:family="text" style:parent-style-name="Default_20_Paragraph_20_Font"/>
    <style:style style:name="T127_159" style:family="text" style:parent-style-name="Default_20_Paragraph_20_Font"/>
    <style:style style:name="T127_160" style:family="text" style:parent-style-name="Default_20_Paragraph_20_Font"/>
    <style:style style:name="T127_161" style:family="text" style:parent-style-name="Default_20_Paragraph_20_Font"/>
    <style:style style:name="T127_162" style:family="text" style:parent-style-name="Default_20_Paragraph_20_Font"/>
    <style:style style:name="T127_163" style:family="text" style:parent-style-name="Default_20_Paragraph_20_Font"/>
    <style:style style:name="T127_164" style:family="text" style:parent-style-name="Default_20_Paragraph_20_Font"/>
    <style:style style:name="T127_165" style:family="text" style:parent-style-name="Default_20_Paragraph_20_Font"/>
    <style:style style:name="T127_166" style:family="text" style:parent-style-name="Default_20_Paragraph_20_Font"/>
    <style:style style:name="T127_167" style:family="text" style:parent-style-name="Default_20_Paragraph_20_Font"/>
    <style:style style:name="T127_168" style:family="text" style:parent-style-name="Default_20_Paragraph_20_Font"/>
    <style:style style:name="T127_169" style:family="text" style:parent-style-name="Default_20_Paragraph_20_Font"/>
    <style:style style:name="T127_170" style:family="text" style:parent-style-name="Default_20_Paragraph_20_Font"/>
    <style:style style:name="T127_171" style:family="text" style:parent-style-name="Default_20_Paragraph_20_Font"/>
    <style:style style:name="T127_172" style:family="text" style:parent-style-name="Default_20_Paragraph_20_Font"/>
    <style:style style:name="T127_173" style:family="text" style:parent-style-name="Default_20_Paragraph_20_Font"/>
    <style:style style:name="T127_174" style:family="text" style:parent-style-name="Default_20_Paragraph_20_Font"/>
    <style:style style:name="T127_175" style:family="text" style:parent-style-name="Default_20_Paragraph_20_Font"/>
    <style:style style:name="T127_176" style:family="text" style:parent-style-name="Default_20_Paragraph_20_Font"/>
    <style:style style:name="T127_177" style:family="text" style:parent-style-name="Default_20_Paragraph_20_Font"/>
    <style:style style:name="T127_178" style:family="text" style:parent-style-name="Default_20_Paragraph_20_Font"/>
    <style:style style:name="T127_179" style:family="text" style:parent-style-name="Default_20_Paragraph_20_Font"/>
    <style:style style:name="T127_180" style:family="text" style:parent-style-name="Default_20_Paragraph_20_Font"/>
    <style:style style:name="T127_181" style:family="text" style:parent-style-name="Default_20_Paragraph_20_Font"/>
    <style:style style:name="T127_182" style:family="text" style:parent-style-name="Default_20_Paragraph_20_Font"/>
    <style:style style:name="T127_183" style:family="text" style:parent-style-name="Default_20_Paragraph_20_Font"/>
    <style:style style:name="T127_184" style:family="text" style:parent-style-name="Default_20_Paragraph_20_Font"/>
    <style:style style:name="T127_185" style:family="text" style:parent-style-name="Default_20_Paragraph_20_Font"/>
    <style:style style:name="T127_186" style:family="text" style:parent-style-name="Default_20_Paragraph_20_Font"/>
    <style:style style:name="T127_187" style:family="text" style:parent-style-name="Default_20_Paragraph_20_Font"/>
    <style:style style:name="T127_188" style:family="text" style:parent-style-name="Default_20_Paragraph_20_Font"/>
    <style:style style:name="T127_189" style:family="text" style:parent-style-name="Default_20_Paragraph_20_Font"/>
    <style:style style:name="T127_190" style:family="text" style:parent-style-name="Default_20_Paragraph_20_Font"/>
    <style:style style:name="T127_191" style:family="text" style:parent-style-name="Default_20_Paragraph_20_Font"/>
    <style:style style:name="T127_192" style:family="text" style:parent-style-name="Default_20_Paragraph_20_Font"/>
    <style:style style:name="T127_193" style:family="text" style:parent-style-name="Default_20_Paragraph_20_Font"/>
    <style:style style:name="T127_194" style:family="text" style:parent-style-name="Default_20_Paragraph_20_Font"/>
    <style:style style:name="T127_195" style:family="text" style:parent-style-name="Default_20_Paragraph_20_Font"/>
    <style:style style:name="T127_196" style:family="text" style:parent-style-name="Default_20_Paragraph_20_Font"/>
    <style:style style:name="T127_197" style:family="text" style:parent-style-name="Default_20_Paragraph_20_Font"/>
    <style:style style:name="T127_198" style:family="text" style:parent-style-name="Default_20_Paragraph_20_Font"/>
    <style:style style:name="T127_199" style:family="text" style:parent-style-name="Default_20_Paragraph_20_Font"/>
    <style:style style:name="T127_200" style:family="text" style:parent-style-name="Default_20_Paragraph_20_Font"/>
    <style:style style:name="T127_201" style:family="text" style:parent-style-name="Default_20_Paragraph_20_Font"/>
    <style:style style:name="T127_202" style:family="text" style:parent-style-name="Default_20_Paragraph_20_Font"/>
    <style:style style:name="T127_203" style:family="text" style:parent-style-name="Default_20_Paragraph_20_Font"/>
    <style:style style:name="T127_204" style:family="text" style:parent-style-name="Default_20_Paragraph_20_Font"/>
    <style:style style:name="T127_205" style:family="text" style:parent-style-name="Default_20_Paragraph_20_Font"/>
    <style:style style:name="T127_206" style:family="text" style:parent-style-name="Default_20_Paragraph_20_Font"/>
    <style:style style:name="T127_207" style:family="text" style:parent-style-name="Default_20_Paragraph_20_Font"/>
    <style:style style:name="T127_208" style:family="text" style:parent-style-name="Default_20_Paragraph_20_Font"/>
    <style:style style:name="T127_209" style:family="text" style:parent-style-name="Default_20_Paragraph_20_Font"/>
    <style:style style:name="T127_210" style:family="text" style:parent-style-name="Default_20_Paragraph_20_Font"/>
    <style:style style:name="T127_211" style:family="text" style:parent-style-name="Default_20_Paragraph_20_Font"/>
    <style:style style:name="T127_212" style:family="text" style:parent-style-name="Default_20_Paragraph_20_Font"/>
    <style:style style:name="T127_213" style:family="text" style:parent-style-name="Default_20_Paragraph_20_Font"/>
    <style:style style:name="T127_214" style:family="text" style:parent-style-name="Default_20_Paragraph_20_Font"/>
    <style:style style:name="T127_215" style:family="text" style:parent-style-name="Default_20_Paragraph_20_Font"/>
    <style:style style:name="T127_216" style:family="text" style:parent-style-name="Default_20_Paragraph_20_Font"/>
    <style:style style:name="T127_217" style:family="text" style:parent-style-name="Default_20_Paragraph_20_Font"/>
    <style:style style:name="T127_218" style:family="text" style:parent-style-name="Default_20_Paragraph_20_Font"/>
    <style:style style:name="T127_219" style:family="text" style:parent-style-name="Default_20_Paragraph_20_Font"/>
    <style:style style:name="T127_220" style:family="text" style:parent-style-name="Default_20_Paragraph_20_Font"/>
    <style:style style:name="T127_221" style:family="text" style:parent-style-name="Default_20_Paragraph_20_Font"/>
    <style:style style:name="T127_222" style:family="text" style:parent-style-name="Default_20_Paragraph_20_Font"/>
    <style:style style:name="T127_223" style:family="text" style:parent-style-name="Default_20_Paragraph_20_Font"/>
    <style:style style:name="T127_224" style:family="text" style:parent-style-name="Default_20_Paragraph_20_Font"/>
    <style:style style:name="T127_225" style:family="text" style:parent-style-name="Default_20_Paragraph_20_Font"/>
    <style:style style:name="T127_226" style:family="text" style:parent-style-name="Default_20_Paragraph_20_Font"/>
    <style:style style:name="T127_227" style:family="text" style:parent-style-name="Default_20_Paragraph_20_Font"/>
    <style:style style:name="T127_228" style:family="text" style:parent-style-name="Default_20_Paragraph_20_Font"/>
    <style:style style:name="T127_229" style:family="text" style:parent-style-name="Default_20_Paragraph_20_Font"/>
    <style:style style:name="T127_230" style:family="text" style:parent-style-name="Default_20_Paragraph_20_Font"/>
    <style:style style:name="T127_231" style:family="text" style:parent-style-name="Default_20_Paragraph_20_Font"/>
    <style:style style:name="T127_232" style:family="text" style:parent-style-name="Default_20_Paragraph_20_Font"/>
    <style:style style:name="T127_233" style:family="text" style:parent-style-name="Default_20_Paragraph_20_Font"/>
    <style:style style:name="T127_234" style:family="text" style:parent-style-name="Default_20_Paragraph_20_Font"/>
    <style:style style:name="T127_235" style:family="text" style:parent-style-name="Default_20_Paragraph_20_Font"/>
    <style:style style:name="T127_236" style:family="text" style:parent-style-name="Default_20_Paragraph_20_Font"/>
    <style:style style:name="T127_237" style:family="text" style:parent-style-name="Default_20_Paragraph_20_Font"/>
    <style:style style:name="T127_238" style:family="text" style:parent-style-name="Default_20_Paragraph_20_Font"/>
    <style:style style:name="T127_239" style:family="text" style:parent-style-name="Default_20_Paragraph_20_Font"/>
    <style:style style:name="T127_240" style:family="text" style:parent-style-name="Default_20_Paragraph_20_Font"/>
    <style:style style:name="T127_241" style:family="text" style:parent-style-name="Default_20_Paragraph_20_Font"/>
    <style:style style:name="T127_242" style:family="text" style:parent-style-name="Default_20_Paragraph_20_Font"/>
    <style:style style:name="T127_243" style:family="text" style:parent-style-name="Default_20_Paragraph_20_Font"/>
    <style:style style:name="T127_244" style:family="text" style:parent-style-name="Default_20_Paragraph_20_Font"/>
    <style:style style:name="T127_245" style:family="text" style:parent-style-name="Default_20_Paragraph_20_Font"/>
    <style:style style:name="T127_246" style:family="text" style:parent-style-name="Default_20_Paragraph_20_Font"/>
    <style:style style:name="T127_247" style:family="text" style:parent-style-name="Default_20_Paragraph_20_Font"/>
    <style:style style:name="T127_248" style:family="text" style:parent-style-name="Default_20_Paragraph_20_Font"/>
    <style:style style:name="T127_249" style:family="text" style:parent-style-name="Default_20_Paragraph_20_Font"/>
    <style:style style:name="T127_250" style:family="text" style:parent-style-name="Default_20_Paragraph_20_Font"/>
    <style:style style:name="P128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28_1" style:family="text" style:parent-style-name="Default_20_Paragraph_20_Font"/>
    <style:style style:name="T128_2" style:family="text" style:parent-style-name="Default_20_Paragraph_20_Font"/>
    <style:style style:name="T128_3" style:family="text" style:parent-style-name="Default_20_Paragraph_20_Font"/>
    <style:style style:name="T128_4" style:family="text" style:parent-style-name="Default_20_Paragraph_20_Font"/>
    <style:style style:name="T128_5" style:family="text" style:parent-style-name="Default_20_Paragraph_20_Font"/>
    <style:style style:name="T128_6" style:family="text" style:parent-style-name="Default_20_Paragraph_20_Font"/>
    <style:style style:name="T128_7" style:family="text" style:parent-style-name="Default_20_Paragraph_20_Font"/>
    <style:style style:name="T128_8" style:family="text" style:parent-style-name="Default_20_Paragraph_20_Font"/>
    <style:style style:name="T128_9" style:family="text" style:parent-style-name="Default_20_Paragraph_20_Font"/>
    <style:style style:name="T128_10" style:family="text" style:parent-style-name="Default_20_Paragraph_20_Font"/>
    <style:style style:name="T128_11" style:family="text" style:parent-style-name="Default_20_Paragraph_20_Font"/>
    <style:style style:name="T128_12" style:family="text" style:parent-style-name="Default_20_Paragraph_20_Font"/>
    <style:style style:name="T128_13" style:family="text" style:parent-style-name="Default_20_Paragraph_20_Font"/>
    <style:style style:name="T128_14" style:family="text" style:parent-style-name="Default_20_Paragraph_20_Font"/>
    <style:style style:name="T128_15" style:family="text" style:parent-style-name="Default_20_Paragraph_20_Font"/>
    <style:style style:name="T128_16" style:family="text" style:parent-style-name="Default_20_Paragraph_20_Font"/>
    <style:style style:name="T128_17" style:family="text" style:parent-style-name="Default_20_Paragraph_20_Font"/>
    <style:style style:name="T128_18" style:family="text" style:parent-style-name="Default_20_Paragraph_20_Font"/>
    <style:style style:name="T128_19" style:family="text" style:parent-style-name="Default_20_Paragraph_20_Font"/>
    <style:style style:name="T128_20" style:family="text" style:parent-style-name="Default_20_Paragraph_20_Font"/>
    <style:style style:name="T128_21" style:family="text" style:parent-style-name="Default_20_Paragraph_20_Font"/>
    <style:style style:name="T128_22" style:family="text" style:parent-style-name="Default_20_Paragraph_20_Font"/>
    <style:style style:name="T128_23" style:family="text" style:parent-style-name="Default_20_Paragraph_20_Font"/>
    <style:style style:name="T128_24" style:family="text" style:parent-style-name="Default_20_Paragraph_20_Font"/>
    <style:style style:name="T128_25" style:family="text" style:parent-style-name="Default_20_Paragraph_20_Font"/>
    <style:style style:name="T128_26" style:family="text" style:parent-style-name="Default_20_Paragraph_20_Font"/>
    <style:style style:name="T128_27" style:family="text" style:parent-style-name="Default_20_Paragraph_20_Font"/>
    <style:style style:name="T128_28" style:family="text" style:parent-style-name="Default_20_Paragraph_20_Font"/>
    <style:style style:name="T128_29" style:family="text" style:parent-style-name="Default_20_Paragraph_20_Font"/>
    <style:style style:name="T128_30" style:family="text" style:parent-style-name="Default_20_Paragraph_20_Font"/>
    <style:style style:name="T128_31" style:family="text" style:parent-style-name="Default_20_Paragraph_20_Font"/>
    <style:style style:name="T128_32" style:family="text" style:parent-style-name="Default_20_Paragraph_20_Font"/>
    <style:style style:name="T128_33" style:family="text" style:parent-style-name="Default_20_Paragraph_20_Font"/>
    <style:style style:name="T128_34" style:family="text" style:parent-style-name="Default_20_Paragraph_20_Font"/>
    <style:style style:name="P129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P130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30_1" style:family="text" style:parent-style-name="Default_20_Paragraph_20_Font">
      <style:text-properties fo:font-style="italic" style:font-style-asian="italic" style:font-style-complex="italic"/>
    </style:style>
    <style:style style:name="T130_2" style:family="text" style:parent-style-name="Default_20_Paragraph_20_Font">
      <style:text-properties fo:font-style="italic" style:font-style-asian="italic" style:font-style-complex="italic"/>
    </style:style>
    <style:style style:name="T130_3" style:family="text" style:parent-style-name="Default_20_Paragraph_20_Font">
      <style:text-properties fo:font-style="italic" style:font-style-asian="italic" style:font-style-complex="italic"/>
    </style:style>
    <style:style style:name="T130_4" style:family="text" style:parent-style-name="Default_20_Paragraph_20_Font">
      <style:text-properties fo:font-style="italic" style:font-style-asian="italic" style:font-style-complex="italic"/>
    </style:style>
    <style:style style:name="T130_5" style:family="text" style:parent-style-name="Default_20_Paragraph_20_Font">
      <style:text-properties fo:font-style="italic" style:font-style-asian="italic" style:font-style-complex="italic"/>
    </style:style>
    <style:style style:name="T130_6" style:family="text" style:parent-style-name="Default_20_Paragraph_20_Font">
      <style:text-properties fo:font-style="italic" style:font-style-asian="italic" style:font-style-complex="italic"/>
    </style:style>
    <style:style style:name="T130_7" style:family="text" style:parent-style-name="Default_20_Paragraph_20_Font">
      <style:text-properties fo:font-style="italic" style:font-style-asian="italic" style:font-style-complex="italic"/>
    </style:style>
    <style:style style:name="T130_8" style:family="text" style:parent-style-name="Default_20_Paragraph_20_Font">
      <style:text-properties fo:font-style="italic" style:font-style-asian="italic" style:font-style-complex="italic"/>
    </style:style>
    <style:style style:name="T130_9" style:family="text" style:parent-style-name="Default_20_Paragraph_20_Font">
      <style:text-properties fo:font-style="italic" style:font-style-asian="italic" style:font-style-complex="italic"/>
    </style:style>
    <style:style style:name="P131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31_1" style:family="text" style:parent-style-name="Default_20_Paragraph_20_Font"/>
    <style:style style:name="T131_2" style:family="text" style:parent-style-name="Default_20_Paragraph_20_Font"/>
    <style:style style:name="T131_3" style:family="text" style:parent-style-name="Default_20_Paragraph_20_Font"/>
    <style:style style:name="T131_4" style:family="text" style:parent-style-name="Default_20_Paragraph_20_Font"/>
    <style:style style:name="T131_5" style:family="text" style:parent-style-name="Default_20_Paragraph_20_Font"/>
    <style:style style:name="T131_6" style:family="text" style:parent-style-name="Default_20_Paragraph_20_Font"/>
    <style:style style:name="T131_7" style:family="text" style:parent-style-name="Default_20_Paragraph_20_Font"/>
    <style:style style:name="T131_8" style:family="text" style:parent-style-name="Default_20_Paragraph_20_Font"/>
    <style:style style:name="T131_9" style:family="text" style:parent-style-name="Default_20_Paragraph_20_Font"/>
    <style:style style:name="T131_10" style:family="text" style:parent-style-name="Default_20_Paragraph_20_Font"/>
    <style:style style:name="T131_11" style:family="text" style:parent-style-name="Default_20_Paragraph_20_Font"/>
    <style:style style:name="T131_12" style:family="text" style:parent-style-name="Default_20_Paragraph_20_Font"/>
    <style:style style:name="T131_13" style:family="text" style:parent-style-name="Default_20_Paragraph_20_Font"/>
    <style:style style:name="T131_14" style:family="text" style:parent-style-name="Default_20_Paragraph_20_Font"/>
    <style:style style:name="T131_15" style:family="text" style:parent-style-name="Default_20_Paragraph_20_Font"/>
    <style:style style:name="T131_16" style:family="text" style:parent-style-name="Default_20_Paragraph_20_Font"/>
    <style:style style:name="T131_17" style:family="text" style:parent-style-name="Default_20_Paragraph_20_Font"/>
    <style:style style:name="T131_18" style:family="text" style:parent-style-name="Default_20_Paragraph_20_Font"/>
    <style:style style:name="T131_19" style:family="text" style:parent-style-name="Default_20_Paragraph_20_Font"/>
    <style:style style:name="T131_20" style:family="text" style:parent-style-name="Default_20_Paragraph_20_Font"/>
    <style:style style:name="T131_21" style:family="text" style:parent-style-name="Default_20_Paragraph_20_Font"/>
    <style:style style:name="T131_22" style:family="text" style:parent-style-name="Default_20_Paragraph_20_Font"/>
    <style:style style:name="T131_23" style:family="text" style:parent-style-name="Default_20_Paragraph_20_Font"/>
    <style:style style:name="T131_24" style:family="text" style:parent-style-name="Default_20_Paragraph_20_Font"/>
    <style:style style:name="T131_25" style:family="text" style:parent-style-name="Default_20_Paragraph_20_Font"/>
    <style:style style:name="T131_26" style:family="text" style:parent-style-name="Default_20_Paragraph_20_Font"/>
    <style:style style:name="T131_27" style:family="text" style:parent-style-name="Default_20_Paragraph_20_Font"/>
    <style:style style:name="T131_28" style:family="text" style:parent-style-name="Default_20_Paragraph_20_Font"/>
    <style:style style:name="T131_29" style:family="text" style:parent-style-name="Default_20_Paragraph_20_Font"/>
    <style:style style:name="T131_30" style:family="text" style:parent-style-name="Default_20_Paragraph_20_Font"/>
    <style:style style:name="T131_31" style:family="text" style:parent-style-name="Default_20_Paragraph_20_Font"/>
    <style:style style:name="T131_32" style:family="text" style:parent-style-name="Default_20_Paragraph_20_Font"/>
    <style:style style:name="T131_33" style:family="text" style:parent-style-name="Default_20_Paragraph_20_Font"/>
    <style:style style:name="T131_34" style:family="text" style:parent-style-name="Default_20_Paragraph_20_Font"/>
    <style:style style:name="T131_35" style:family="text" style:parent-style-name="Default_20_Paragraph_20_Font"/>
    <style:style style:name="T131_36" style:family="text" style:parent-style-name="Default_20_Paragraph_20_Font"/>
    <style:style style:name="T131_37" style:family="text" style:parent-style-name="Default_20_Paragraph_20_Font"/>
    <style:style style:name="T131_38" style:family="text" style:parent-style-name="Default_20_Paragraph_20_Font"/>
    <style:style style:name="T131_39" style:family="text" style:parent-style-name="Default_20_Paragraph_20_Font"/>
    <style:style style:name="T131_40" style:family="text" style:parent-style-name="Default_20_Paragraph_20_Font"/>
    <style:style style:name="T131_41" style:family="text" style:parent-style-name="Default_20_Paragraph_20_Font"/>
    <style:style style:name="T131_42" style:family="text" style:parent-style-name="Default_20_Paragraph_20_Font"/>
    <style:style style:name="T131_43" style:family="text" style:parent-style-name="Default_20_Paragraph_20_Font"/>
    <style:style style:name="T131_44" style:family="text" style:parent-style-name="Default_20_Paragraph_20_Font"/>
    <style:style style:name="T131_45" style:family="text" style:parent-style-name="Default_20_Paragraph_20_Font"/>
    <style:style style:name="T131_46" style:family="text" style:parent-style-name="Default_20_Paragraph_20_Font"/>
    <style:style style:name="T131_47" style:family="text" style:parent-style-name="Default_20_Paragraph_20_Font"/>
    <style:style style:name="T131_48" style:family="text" style:parent-style-name="Default_20_Paragraph_20_Font"/>
    <style:style style:name="T131_49" style:family="text" style:parent-style-name="Default_20_Paragraph_20_Font"/>
    <style:style style:name="T131_50" style:family="text" style:parent-style-name="Default_20_Paragraph_20_Font"/>
    <style:style style:name="T131_51" style:family="text" style:parent-style-name="Default_20_Paragraph_20_Font"/>
    <style:style style:name="T131_52" style:family="text" style:parent-style-name="Default_20_Paragraph_20_Font"/>
    <style:style style:name="T131_53" style:family="text" style:parent-style-name="Default_20_Paragraph_20_Font"/>
    <style:style style:name="T131_54" style:family="text" style:parent-style-name="Default_20_Paragraph_20_Font"/>
    <style:style style:name="T131_55" style:family="text" style:parent-style-name="Default_20_Paragraph_20_Font"/>
    <style:style style:name="T131_56" style:family="text" style:parent-style-name="Default_20_Paragraph_20_Font"/>
    <style:style style:name="T131_57" style:family="text" style:parent-style-name="Default_20_Paragraph_20_Font"/>
    <style:style style:name="T131_58" style:family="text" style:parent-style-name="Default_20_Paragraph_20_Font"/>
    <style:style style:name="T131_59" style:family="text" style:parent-style-name="Default_20_Paragraph_20_Font"/>
    <style:style style:name="T131_60" style:family="text" style:parent-style-name="Default_20_Paragraph_20_Font"/>
    <style:style style:name="T131_61" style:family="text" style:parent-style-name="Default_20_Paragraph_20_Font"/>
    <style:style style:name="T131_62" style:family="text" style:parent-style-name="Default_20_Paragraph_20_Font"/>
    <style:style style:name="T131_63" style:family="text" style:parent-style-name="Default_20_Paragraph_20_Font"/>
    <style:style style:name="T131_64" style:family="text" style:parent-style-name="Default_20_Paragraph_20_Font"/>
    <style:style style:name="T131_65" style:family="text" style:parent-style-name="Default_20_Paragraph_20_Font"/>
    <style:style style:name="T131_66" style:family="text" style:parent-style-name="Default_20_Paragraph_20_Font"/>
    <style:style style:name="T131_67" style:family="text" style:parent-style-name="Default_20_Paragraph_20_Font"/>
    <style:style style:name="T131_68" style:family="text" style:parent-style-name="Default_20_Paragraph_20_Font"/>
    <style:style style:name="T131_69" style:family="text" style:parent-style-name="Default_20_Paragraph_20_Font"/>
    <style:style style:name="T131_70" style:family="text" style:parent-style-name="Default_20_Paragraph_20_Font"/>
    <style:style style:name="T131_71" style:family="text" style:parent-style-name="Default_20_Paragraph_20_Font"/>
    <style:style style:name="T131_72" style:family="text" style:parent-style-name="Default_20_Paragraph_20_Font"/>
    <style:style style:name="T131_73" style:family="text" style:parent-style-name="Default_20_Paragraph_20_Font"/>
    <style:style style:name="T131_74" style:family="text" style:parent-style-name="Default_20_Paragraph_20_Font"/>
    <style:style style:name="T131_75" style:family="text" style:parent-style-name="Default_20_Paragraph_20_Font"/>
    <style:style style:name="T131_76" style:family="text" style:parent-style-name="Default_20_Paragraph_20_Font"/>
    <style:style style:name="T131_77" style:family="text" style:parent-style-name="Default_20_Paragraph_20_Font"/>
    <style:style style:name="T131_78" style:family="text" style:parent-style-name="Default_20_Paragraph_20_Font"/>
    <style:style style:name="T131_79" style:family="text" style:parent-style-name="Default_20_Paragraph_20_Font"/>
    <style:style style:name="T131_80" style:family="text" style:parent-style-name="Default_20_Paragraph_20_Font"/>
    <style:style style:name="T131_81" style:family="text" style:parent-style-name="Default_20_Paragraph_20_Font"/>
    <style:style style:name="T131_82" style:family="text" style:parent-style-name="Default_20_Paragraph_20_Font"/>
    <style:style style:name="T131_83" style:family="text" style:parent-style-name="Default_20_Paragraph_20_Font"/>
    <style:style style:name="T131_84" style:family="text" style:parent-style-name="Default_20_Paragraph_20_Font"/>
    <style:style style:name="T131_85" style:family="text" style:parent-style-name="Default_20_Paragraph_20_Font"/>
    <style:style style:name="T131_86" style:family="text" style:parent-style-name="Default_20_Paragraph_20_Font"/>
    <style:style style:name="T131_87" style:family="text" style:parent-style-name="Default_20_Paragraph_20_Font"/>
    <style:style style:name="T131_88" style:family="text" style:parent-style-name="Default_20_Paragraph_20_Font"/>
    <style:style style:name="T131_89" style:family="text" style:parent-style-name="Default_20_Paragraph_20_Font"/>
    <style:style style:name="T131_90" style:family="text" style:parent-style-name="Default_20_Paragraph_20_Font"/>
    <style:style style:name="T131_91" style:family="text" style:parent-style-name="Default_20_Paragraph_20_Font"/>
    <style:style style:name="T131_92" style:family="text" style:parent-style-name="Default_20_Paragraph_20_Font"/>
    <style:style style:name="T131_93" style:family="text" style:parent-style-name="Default_20_Paragraph_20_Font"/>
    <style:style style:name="T131_94" style:family="text" style:parent-style-name="Default_20_Paragraph_20_Font"/>
    <style:style style:name="T131_95" style:family="text" style:parent-style-name="Default_20_Paragraph_20_Font"/>
    <style:style style:name="T131_96" style:family="text" style:parent-style-name="Default_20_Paragraph_20_Font"/>
    <style:style style:name="T131_97" style:family="text" style:parent-style-name="Default_20_Paragraph_20_Font"/>
    <style:style style:name="T131_98" style:family="text" style:parent-style-name="Default_20_Paragraph_20_Font"/>
    <style:style style:name="T131_99" style:family="text" style:parent-style-name="Default_20_Paragraph_20_Font"/>
    <style:style style:name="T131_100" style:family="text" style:parent-style-name="Default_20_Paragraph_20_Font"/>
    <style:style style:name="T131_101" style:family="text" style:parent-style-name="Default_20_Paragraph_20_Font"/>
    <style:style style:name="T131_102" style:family="text" style:parent-style-name="Default_20_Paragraph_20_Font"/>
    <style:style style:name="T131_103" style:family="text" style:parent-style-name="Default_20_Paragraph_20_Font"/>
    <style:style style:name="T131_104" style:family="text" style:parent-style-name="Default_20_Paragraph_20_Font"/>
    <style:style style:name="T131_105" style:family="text" style:parent-style-name="Default_20_Paragraph_20_Font"/>
    <style:style style:name="T131_106" style:family="text" style:parent-style-name="Default_20_Paragraph_20_Font"/>
    <style:style style:name="T131_107" style:family="text" style:parent-style-name="Default_20_Paragraph_20_Font"/>
    <style:style style:name="T131_108" style:family="text" style:parent-style-name="Default_20_Paragraph_20_Font"/>
    <style:style style:name="T131_109" style:family="text" style:parent-style-name="Default_20_Paragraph_20_Font"/>
    <style:style style:name="T131_110" style:family="text" style:parent-style-name="Default_20_Paragraph_20_Font"/>
    <style:style style:name="T131_111" style:family="text" style:parent-style-name="Default_20_Paragraph_20_Font"/>
    <style:style style:name="T131_112" style:family="text" style:parent-style-name="Default_20_Paragraph_20_Font"/>
    <style:style style:name="T131_113" style:family="text" style:parent-style-name="Default_20_Paragraph_20_Font"/>
    <style:style style:name="T131_114" style:family="text" style:parent-style-name="Default_20_Paragraph_20_Font"/>
    <style:style style:name="T131_115" style:family="text" style:parent-style-name="Default_20_Paragraph_20_Font"/>
    <style:style style:name="T131_116" style:family="text" style:parent-style-name="Default_20_Paragraph_20_Font"/>
    <style:style style:name="T131_117" style:family="text" style:parent-style-name="Default_20_Paragraph_20_Font"/>
    <style:style style:name="T131_118" style:family="text" style:parent-style-name="Default_20_Paragraph_20_Font"/>
    <style:style style:name="T131_119" style:family="text" style:parent-style-name="Default_20_Paragraph_20_Font"/>
    <style:style style:name="T131_120" style:family="text" style:parent-style-name="Default_20_Paragraph_20_Font"/>
    <style:style style:name="T131_121" style:family="text" style:parent-style-name="Default_20_Paragraph_20_Font"/>
    <style:style style:name="T131_122" style:family="text" style:parent-style-name="Default_20_Paragraph_20_Font"/>
    <style:style style:name="T131_123" style:family="text" style:parent-style-name="Default_20_Paragraph_20_Font"/>
    <style:style style:name="T131_124" style:family="text" style:parent-style-name="Default_20_Paragraph_20_Font"/>
    <style:style style:name="T131_125" style:family="text" style:parent-style-name="Default_20_Paragraph_20_Font"/>
    <style:style style:name="T131_126" style:family="text" style:parent-style-name="Default_20_Paragraph_20_Font"/>
    <style:style style:name="T131_127" style:family="text" style:parent-style-name="Default_20_Paragraph_20_Font"/>
    <style:style style:name="T131_128" style:family="text" style:parent-style-name="Default_20_Paragraph_20_Font"/>
    <style:style style:name="T131_129" style:family="text" style:parent-style-name="Default_20_Paragraph_20_Font"/>
    <style:style style:name="T131_130" style:family="text" style:parent-style-name="Default_20_Paragraph_20_Font"/>
    <style:style style:name="T131_131" style:family="text" style:parent-style-name="Default_20_Paragraph_20_Font"/>
    <style:style style:name="T131_132" style:family="text" style:parent-style-name="Default_20_Paragraph_20_Font"/>
    <style:style style:name="T131_133" style:family="text" style:parent-style-name="Default_20_Paragraph_20_Font"/>
    <style:style style:name="T131_134" style:family="text" style:parent-style-name="Default_20_Paragraph_20_Font"/>
    <style:style style:name="T131_135" style:family="text" style:parent-style-name="Default_20_Paragraph_20_Font"/>
    <style:style style:name="T131_136" style:family="text" style:parent-style-name="Default_20_Paragraph_20_Font"/>
    <style:style style:name="T131_137" style:family="text" style:parent-style-name="Default_20_Paragraph_20_Font"/>
    <style:style style:name="T131_138" style:family="text" style:parent-style-name="Default_20_Paragraph_20_Font"/>
    <style:style style:name="T131_139" style:family="text" style:parent-style-name="Default_20_Paragraph_20_Font"/>
    <style:style style:name="T131_140" style:family="text" style:parent-style-name="Default_20_Paragraph_20_Font"/>
    <style:style style:name="T131_141" style:family="text" style:parent-style-name="Default_20_Paragraph_20_Font"/>
    <style:style style:name="T131_142" style:family="text" style:parent-style-name="Default_20_Paragraph_20_Font"/>
    <style:style style:name="T131_143" style:family="text" style:parent-style-name="Default_20_Paragraph_20_Font"/>
    <style:style style:name="T131_144" style:family="text" style:parent-style-name="Default_20_Paragraph_20_Font"/>
    <style:style style:name="T131_145" style:family="text" style:parent-style-name="Default_20_Paragraph_20_Font"/>
    <style:style style:name="T131_146" style:family="text" style:parent-style-name="Default_20_Paragraph_20_Font"/>
    <style:style style:name="T131_147" style:family="text" style:parent-style-name="Default_20_Paragraph_20_Font"/>
    <style:style style:name="T131_148" style:family="text" style:parent-style-name="Default_20_Paragraph_20_Font"/>
    <style:style style:name="T131_149" style:family="text" style:parent-style-name="Default_20_Paragraph_20_Font"/>
    <style:style style:name="T131_150" style:family="text" style:parent-style-name="Default_20_Paragraph_20_Font"/>
    <style:style style:name="T131_151" style:family="text" style:parent-style-name="Default_20_Paragraph_20_Font"/>
    <style:style style:name="T131_152" style:family="text" style:parent-style-name="Default_20_Paragraph_20_Font"/>
    <style:style style:name="T131_153" style:family="text" style:parent-style-name="Default_20_Paragraph_20_Font"/>
    <style:style style:name="T131_154" style:family="text" style:parent-style-name="Default_20_Paragraph_20_Font"/>
    <style:style style:name="T131_155" style:family="text" style:parent-style-name="Default_20_Paragraph_20_Font"/>
    <style:style style:name="T131_156" style:family="text" style:parent-style-name="Default_20_Paragraph_20_Font"/>
    <style:style style:name="T131_157" style:family="text" style:parent-style-name="Default_20_Paragraph_20_Font"/>
    <style:style style:name="T131_158" style:family="text" style:parent-style-name="Default_20_Paragraph_20_Font"/>
    <style:style style:name="T131_159" style:family="text" style:parent-style-name="Default_20_Paragraph_20_Font"/>
    <style:style style:name="T131_160" style:family="text" style:parent-style-name="Default_20_Paragraph_20_Font"/>
    <style:style style:name="T131_161" style:family="text" style:parent-style-name="Default_20_Paragraph_20_Font"/>
    <style:style style:name="T131_162" style:family="text" style:parent-style-name="Default_20_Paragraph_20_Font"/>
    <style:style style:name="T131_163" style:family="text" style:parent-style-name="Default_20_Paragraph_20_Font"/>
    <style:style style:name="T131_164" style:family="text" style:parent-style-name="Default_20_Paragraph_20_Font"/>
    <style:style style:name="T131_165" style:family="text" style:parent-style-name="Default_20_Paragraph_20_Font"/>
    <style:style style:name="T131_166" style:family="text" style:parent-style-name="Default_20_Paragraph_20_Font"/>
    <style:style style:name="P132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32_1" style:family="text" style:parent-style-name="Default_20_Paragraph_20_Font"/>
    <style:style style:name="T132_2" style:family="text" style:parent-style-name="Default_20_Paragraph_20_Font"/>
    <style:style style:name="T132_3" style:family="text" style:parent-style-name="Default_20_Paragraph_20_Font"/>
    <style:style style:name="T132_4" style:family="text" style:parent-style-name="Default_20_Paragraph_20_Font"/>
    <style:style style:name="T132_5" style:family="text" style:parent-style-name="Default_20_Paragraph_20_Font"/>
    <style:style style:name="T132_6" style:family="text" style:parent-style-name="Default_20_Paragraph_20_Font"/>
    <style:style style:name="T132_7" style:family="text" style:parent-style-name="Default_20_Paragraph_20_Font"/>
    <style:style style:name="T132_8" style:family="text" style:parent-style-name="Default_20_Paragraph_20_Font"/>
    <style:style style:name="T132_9" style:family="text" style:parent-style-name="Default_20_Paragraph_20_Font"/>
    <style:style style:name="T132_10" style:family="text" style:parent-style-name="Default_20_Paragraph_20_Font"/>
    <style:style style:name="T132_11" style:family="text" style:parent-style-name="Default_20_Paragraph_20_Font"/>
    <style:style style:name="T132_12" style:family="text" style:parent-style-name="Default_20_Paragraph_20_Font"/>
    <style:style style:name="T132_13" style:family="text" style:parent-style-name="Default_20_Paragraph_20_Font"/>
    <style:style style:name="T132_14" style:family="text" style:parent-style-name="Default_20_Paragraph_20_Font"/>
    <style:style style:name="T132_15" style:family="text" style:parent-style-name="Default_20_Paragraph_20_Font"/>
    <style:style style:name="T132_16" style:family="text" style:parent-style-name="Default_20_Paragraph_20_Font"/>
    <style:style style:name="T132_17" style:family="text" style:parent-style-name="Default_20_Paragraph_20_Font"/>
    <style:style style:name="T132_18" style:family="text" style:parent-style-name="Default_20_Paragraph_20_Font"/>
    <style:style style:name="T132_19" style:family="text" style:parent-style-name="Default_20_Paragraph_20_Font"/>
    <style:style style:name="T132_20" style:family="text" style:parent-style-name="Default_20_Paragraph_20_Font"/>
    <style:style style:name="T132_21" style:family="text" style:parent-style-name="Default_20_Paragraph_20_Font"/>
    <style:style style:name="T132_22" style:family="text" style:parent-style-name="Default_20_Paragraph_20_Font"/>
    <style:style style:name="T132_23" style:family="text" style:parent-style-name="Default_20_Paragraph_20_Font"/>
    <style:style style:name="T132_24" style:family="text" style:parent-style-name="Default_20_Paragraph_20_Font"/>
    <style:style style:name="T132_25" style:family="text" style:parent-style-name="Default_20_Paragraph_20_Font"/>
    <style:style style:name="T132_26" style:family="text" style:parent-style-name="Default_20_Paragraph_20_Font"/>
    <style:style style:name="T132_27" style:family="text" style:parent-style-name="Default_20_Paragraph_20_Font"/>
    <style:style style:name="T132_28" style:family="text" style:parent-style-name="Default_20_Paragraph_20_Font"/>
    <style:style style:name="T132_29" style:family="text" style:parent-style-name="Default_20_Paragraph_20_Font"/>
    <style:style style:name="T132_30" style:family="text" style:parent-style-name="Default_20_Paragraph_20_Font"/>
    <style:style style:name="T132_31" style:family="text" style:parent-style-name="Default_20_Paragraph_20_Font"/>
    <style:style style:name="T132_32" style:family="text" style:parent-style-name="Default_20_Paragraph_20_Font"/>
    <style:style style:name="T132_33" style:family="text" style:parent-style-name="Default_20_Paragraph_20_Font"/>
    <style:style style:name="T132_34" style:family="text" style:parent-style-name="Default_20_Paragraph_20_Font"/>
    <style:style style:name="P133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P134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34_1" style:family="text" style:parent-style-name="Default_20_Paragraph_20_Font">
      <style:text-properties fo:font-style="italic" style:font-style-asian="italic" style:font-style-complex="italic"/>
    </style:style>
    <style:style style:name="T134_2" style:family="text" style:parent-style-name="Default_20_Paragraph_20_Font">
      <style:text-properties fo:font-style="italic" style:font-style-asian="italic" style:font-style-complex="italic"/>
    </style:style>
    <style:style style:name="T134_3" style:family="text" style:parent-style-name="Default_20_Paragraph_20_Font">
      <style:text-properties fo:font-style="italic" style:font-style-asian="italic" style:font-style-complex="italic"/>
    </style:style>
    <style:style style:name="T134_4" style:family="text" style:parent-style-name="Default_20_Paragraph_20_Font">
      <style:text-properties fo:font-style="italic" style:font-style-asian="italic" style:font-style-complex="italic"/>
    </style:style>
    <style:style style:name="T134_5" style:family="text" style:parent-style-name="Default_20_Paragraph_20_Font">
      <style:text-properties fo:font-style="italic" style:font-style-asian="italic" style:font-style-complex="italic"/>
    </style:style>
    <style:style style:name="T134_6" style:family="text" style:parent-style-name="Default_20_Paragraph_20_Font">
      <style:text-properties fo:font-style="italic" style:font-style-asian="italic" style:font-style-complex="italic"/>
    </style:style>
    <style:style style:name="T134_7" style:family="text" style:parent-style-name="Default_20_Paragraph_20_Font">
      <style:text-properties fo:font-style="italic" style:font-style-asian="italic" style:font-style-complex="italic"/>
    </style:style>
    <style:style style:name="P135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35_1" style:family="text" style:parent-style-name="Default_20_Paragraph_20_Font"/>
    <style:style style:name="T135_2" style:family="text" style:parent-style-name="Default_20_Paragraph_20_Font"/>
    <style:style style:name="T135_3" style:family="text" style:parent-style-name="Default_20_Paragraph_20_Font"/>
    <style:style style:name="T135_4" style:family="text" style:parent-style-name="Default_20_Paragraph_20_Font"/>
    <style:style style:name="T135_5" style:family="text" style:parent-style-name="Default_20_Paragraph_20_Font"/>
    <style:style style:name="T135_6" style:family="text" style:parent-style-name="Default_20_Paragraph_20_Font"/>
    <style:style style:name="T135_7" style:family="text" style:parent-style-name="Default_20_Paragraph_20_Font"/>
    <style:style style:name="T135_8" style:family="text" style:parent-style-name="Default_20_Paragraph_20_Font"/>
    <style:style style:name="T135_9" style:family="text" style:parent-style-name="Default_20_Paragraph_20_Font"/>
    <style:style style:name="T135_10" style:family="text" style:parent-style-name="Default_20_Paragraph_20_Font"/>
    <style:style style:name="T135_11" style:family="text" style:parent-style-name="Default_20_Paragraph_20_Font"/>
    <style:style style:name="T135_12" style:family="text" style:parent-style-name="Default_20_Paragraph_20_Font"/>
    <style:style style:name="T135_13" style:family="text" style:parent-style-name="Default_20_Paragraph_20_Font"/>
    <style:style style:name="T135_14" style:family="text" style:parent-style-name="Default_20_Paragraph_20_Font"/>
    <style:style style:name="T135_15" style:family="text" style:parent-style-name="Default_20_Paragraph_20_Font"/>
    <style:style style:name="T135_16" style:family="text" style:parent-style-name="Default_20_Paragraph_20_Font"/>
    <style:style style:name="T135_17" style:family="text" style:parent-style-name="Default_20_Paragraph_20_Font"/>
    <style:style style:name="T135_18" style:family="text" style:parent-style-name="Default_20_Paragraph_20_Font"/>
    <style:style style:name="T135_19" style:family="text" style:parent-style-name="Default_20_Paragraph_20_Font"/>
    <style:style style:name="T135_20" style:family="text" style:parent-style-name="Default_20_Paragraph_20_Font"/>
    <style:style style:name="T135_21" style:family="text" style:parent-style-name="Default_20_Paragraph_20_Font"/>
    <style:style style:name="T135_22" style:family="text" style:parent-style-name="Default_20_Paragraph_20_Font"/>
    <style:style style:name="T135_23" style:family="text" style:parent-style-name="Default_20_Paragraph_20_Font"/>
    <style:style style:name="T135_24" style:family="text" style:parent-style-name="Default_20_Paragraph_20_Font"/>
    <style:style style:name="T135_25" style:family="text" style:parent-style-name="Default_20_Paragraph_20_Font"/>
    <style:style style:name="T135_26" style:family="text" style:parent-style-name="Default_20_Paragraph_20_Font"/>
    <style:style style:name="T135_27" style:family="text" style:parent-style-name="Default_20_Paragraph_20_Font"/>
    <style:style style:name="T135_28" style:family="text" style:parent-style-name="Default_20_Paragraph_20_Font"/>
    <style:style style:name="T135_29" style:family="text" style:parent-style-name="Default_20_Paragraph_20_Font"/>
    <style:style style:name="T135_30" style:family="text" style:parent-style-name="Default_20_Paragraph_20_Font"/>
    <style:style style:name="T135_31" style:family="text" style:parent-style-name="Default_20_Paragraph_20_Font"/>
    <style:style style:name="T135_32" style:family="text" style:parent-style-name="Default_20_Paragraph_20_Font"/>
    <style:style style:name="T135_33" style:family="text" style:parent-style-name="Default_20_Paragraph_20_Font"/>
    <style:style style:name="T135_34" style:family="text" style:parent-style-name="Default_20_Paragraph_20_Font"/>
    <style:style style:name="T135_35" style:family="text" style:parent-style-name="Default_20_Paragraph_20_Font"/>
    <style:style style:name="T135_36" style:family="text" style:parent-style-name="Default_20_Paragraph_20_Font"/>
    <style:style style:name="T135_37" style:family="text" style:parent-style-name="Default_20_Paragraph_20_Font"/>
    <style:style style:name="T135_38" style:family="text" style:parent-style-name="Default_20_Paragraph_20_Font"/>
    <style:style style:name="T135_39" style:family="text" style:parent-style-name="Default_20_Paragraph_20_Font"/>
    <style:style style:name="T135_40" style:family="text" style:parent-style-name="Default_20_Paragraph_20_Font"/>
    <style:style style:name="T135_41" style:family="text" style:parent-style-name="Default_20_Paragraph_20_Font"/>
    <style:style style:name="T135_42" style:family="text" style:parent-style-name="Default_20_Paragraph_20_Font"/>
    <style:style style:name="T135_43" style:family="text" style:parent-style-name="Default_20_Paragraph_20_Font"/>
    <style:style style:name="T135_44" style:family="text" style:parent-style-name="Default_20_Paragraph_20_Font"/>
    <style:style style:name="T135_45" style:family="text" style:parent-style-name="Default_20_Paragraph_20_Font"/>
    <style:style style:name="T135_46" style:family="text" style:parent-style-name="Default_20_Paragraph_20_Font"/>
    <style:style style:name="T135_47" style:family="text" style:parent-style-name="Default_20_Paragraph_20_Font"/>
    <style:style style:name="T135_48" style:family="text" style:parent-style-name="Default_20_Paragraph_20_Font"/>
    <style:style style:name="T135_49" style:family="text" style:parent-style-name="Default_20_Paragraph_20_Font"/>
    <style:style style:name="T135_50" style:family="text" style:parent-style-name="Default_20_Paragraph_20_Font"/>
    <style:style style:name="T135_51" style:family="text" style:parent-style-name="Default_20_Paragraph_20_Font"/>
    <style:style style:name="T135_52" style:family="text" style:parent-style-name="Default_20_Paragraph_20_Font"/>
    <style:style style:name="T135_53" style:family="text" style:parent-style-name="Default_20_Paragraph_20_Font"/>
    <style:style style:name="T135_54" style:family="text" style:parent-style-name="Default_20_Paragraph_20_Font"/>
    <style:style style:name="T135_55" style:family="text" style:parent-style-name="Default_20_Paragraph_20_Font"/>
    <style:style style:name="T135_56" style:family="text" style:parent-style-name="Default_20_Paragraph_20_Font"/>
    <style:style style:name="T135_57" style:family="text" style:parent-style-name="Default_20_Paragraph_20_Font"/>
    <style:style style:name="T135_58" style:family="text" style:parent-style-name="Default_20_Paragraph_20_Font"/>
    <style:style style:name="T135_59" style:family="text" style:parent-style-name="Default_20_Paragraph_20_Font"/>
    <style:style style:name="T135_60" style:family="text" style:parent-style-name="Default_20_Paragraph_20_Font"/>
    <style:style style:name="T135_61" style:family="text" style:parent-style-name="Default_20_Paragraph_20_Font"/>
    <style:style style:name="T135_62" style:family="text" style:parent-style-name="Default_20_Paragraph_20_Font"/>
    <style:style style:name="T135_63" style:family="text" style:parent-style-name="Default_20_Paragraph_20_Font"/>
    <style:style style:name="T135_64" style:family="text" style:parent-style-name="Default_20_Paragraph_20_Font"/>
    <style:style style:name="T135_65" style:family="text" style:parent-style-name="Default_20_Paragraph_20_Font"/>
    <style:style style:name="T135_66" style:family="text" style:parent-style-name="Default_20_Paragraph_20_Font"/>
    <style:style style:name="T135_67" style:family="text" style:parent-style-name="Default_20_Paragraph_20_Font"/>
    <style:style style:name="T135_68" style:family="text" style:parent-style-name="Default_20_Paragraph_20_Font"/>
    <style:style style:name="T135_69" style:family="text" style:parent-style-name="Default_20_Paragraph_20_Font"/>
    <style:style style:name="T135_70" style:family="text" style:parent-style-name="Default_20_Paragraph_20_Font"/>
    <style:style style:name="T135_71" style:family="text" style:parent-style-name="Default_20_Paragraph_20_Font"/>
    <style:style style:name="T135_72" style:family="text" style:parent-style-name="Default_20_Paragraph_20_Font"/>
    <style:style style:name="T135_73" style:family="text" style:parent-style-name="Default_20_Paragraph_20_Font"/>
    <style:style style:name="T135_74" style:family="text" style:parent-style-name="Default_20_Paragraph_20_Font"/>
    <style:style style:name="T135_75" style:family="text" style:parent-style-name="Default_20_Paragraph_20_Font"/>
    <style:style style:name="T135_76" style:family="text" style:parent-style-name="Default_20_Paragraph_20_Font"/>
    <style:style style:name="T135_77" style:family="text" style:parent-style-name="Default_20_Paragraph_20_Font"/>
    <style:style style:name="T135_78" style:family="text" style:parent-style-name="Default_20_Paragraph_20_Font"/>
    <style:style style:name="T135_79" style:family="text" style:parent-style-name="Default_20_Paragraph_20_Font"/>
    <style:style style:name="T135_80" style:family="text" style:parent-style-name="Default_20_Paragraph_20_Font"/>
    <style:style style:name="T135_81" style:family="text" style:parent-style-name="Default_20_Paragraph_20_Font"/>
    <style:style style:name="T135_82" style:family="text" style:parent-style-name="Default_20_Paragraph_20_Font"/>
    <style:style style:name="T135_83" style:family="text" style:parent-style-name="Default_20_Paragraph_20_Font"/>
    <style:style style:name="T135_84" style:family="text" style:parent-style-name="Default_20_Paragraph_20_Font"/>
    <style:style style:name="T135_85" style:family="text" style:parent-style-name="Default_20_Paragraph_20_Font"/>
    <style:style style:name="T135_86" style:family="text" style:parent-style-name="Default_20_Paragraph_20_Font"/>
    <style:style style:name="T135_87" style:family="text" style:parent-style-name="Default_20_Paragraph_20_Font"/>
    <style:style style:name="T135_88" style:family="text" style:parent-style-name="Default_20_Paragraph_20_Font"/>
    <style:style style:name="T135_89" style:family="text" style:parent-style-name="Default_20_Paragraph_20_Font"/>
    <style:style style:name="T135_90" style:family="text" style:parent-style-name="Default_20_Paragraph_20_Font"/>
    <style:style style:name="T135_91" style:family="text" style:parent-style-name="Default_20_Paragraph_20_Font"/>
    <style:style style:name="T135_92" style:family="text" style:parent-style-name="Default_20_Paragraph_20_Font"/>
    <style:style style:name="T135_93" style:family="text" style:parent-style-name="Default_20_Paragraph_20_Font"/>
    <style:style style:name="T135_94" style:family="text" style:parent-style-name="Default_20_Paragraph_20_Font"/>
    <style:style style:name="T135_95" style:family="text" style:parent-style-name="Default_20_Paragraph_20_Font"/>
    <style:style style:name="T135_96" style:family="text" style:parent-style-name="Default_20_Paragraph_20_Font"/>
    <style:style style:name="T135_97" style:family="text" style:parent-style-name="Default_20_Paragraph_20_Font"/>
    <style:style style:name="T135_98" style:family="text" style:parent-style-name="Default_20_Paragraph_20_Font"/>
    <style:style style:name="T135_99" style:family="text" style:parent-style-name="Default_20_Paragraph_20_Font"/>
    <style:style style:name="T135_100" style:family="text" style:parent-style-name="Default_20_Paragraph_20_Font"/>
    <style:style style:name="T135_101" style:family="text" style:parent-style-name="Default_20_Paragraph_20_Font"/>
    <style:style style:name="T135_102" style:family="text" style:parent-style-name="Default_20_Paragraph_20_Font"/>
    <style:style style:name="T135_103" style:family="text" style:parent-style-name="Default_20_Paragraph_20_Font"/>
    <style:style style:name="T135_104" style:family="text" style:parent-style-name="Default_20_Paragraph_20_Font"/>
    <style:style style:name="T135_105" style:family="text" style:parent-style-name="Default_20_Paragraph_20_Font"/>
    <style:style style:name="T135_106" style:family="text" style:parent-style-name="Default_20_Paragraph_20_Font"/>
    <style:style style:name="T135_107" style:family="text" style:parent-style-name="Default_20_Paragraph_20_Font"/>
    <style:style style:name="T135_108" style:family="text" style:parent-style-name="Default_20_Paragraph_20_Font"/>
    <style:style style:name="T135_109" style:family="text" style:parent-style-name="Default_20_Paragraph_20_Font"/>
    <style:style style:name="T135_110" style:family="text" style:parent-style-name="Default_20_Paragraph_20_Font"/>
    <style:style style:name="T135_111" style:family="text" style:parent-style-name="Default_20_Paragraph_20_Font"/>
    <style:style style:name="T135_112" style:family="text" style:parent-style-name="Default_20_Paragraph_20_Font"/>
    <style:style style:name="T135_113" style:family="text" style:parent-style-name="Default_20_Paragraph_20_Font"/>
    <style:style style:name="T135_114" style:family="text" style:parent-style-name="Default_20_Paragraph_20_Font"/>
    <style:style style:name="T135_115" style:family="text" style:parent-style-name="Default_20_Paragraph_20_Font"/>
    <style:style style:name="T135_116" style:family="text" style:parent-style-name="Default_20_Paragraph_20_Font"/>
    <style:style style:name="T135_117" style:family="text" style:parent-style-name="Default_20_Paragraph_20_Font"/>
    <style:style style:name="T135_118" style:family="text" style:parent-style-name="Default_20_Paragraph_20_Font"/>
    <style:style style:name="T135_119" style:family="text" style:parent-style-name="Default_20_Paragraph_20_Font"/>
    <style:style style:name="T135_120" style:family="text" style:parent-style-name="Default_20_Paragraph_20_Font"/>
    <style:style style:name="T135_121" style:family="text" style:parent-style-name="Default_20_Paragraph_20_Font"/>
    <style:style style:name="T135_122" style:family="text" style:parent-style-name="Default_20_Paragraph_20_Font"/>
    <style:style style:name="T135_123" style:family="text" style:parent-style-name="Default_20_Paragraph_20_Font"/>
    <style:style style:name="T135_124" style:family="text" style:parent-style-name="Default_20_Paragraph_20_Font"/>
    <style:style style:name="T135_125" style:family="text" style:parent-style-name="Default_20_Paragraph_20_Font"/>
    <style:style style:name="T135_126" style:family="text" style:parent-style-name="Default_20_Paragraph_20_Font"/>
    <style:style style:name="T135_127" style:family="text" style:parent-style-name="Default_20_Paragraph_20_Font"/>
    <style:style style:name="T135_128" style:family="text" style:parent-style-name="Default_20_Paragraph_20_Font"/>
    <style:style style:name="T135_129" style:family="text" style:parent-style-name="Default_20_Paragraph_20_Font"/>
    <style:style style:name="T135_130" style:family="text" style:parent-style-name="Default_20_Paragraph_20_Font"/>
    <style:style style:name="T135_131" style:family="text" style:parent-style-name="Default_20_Paragraph_20_Font"/>
    <style:style style:name="T135_132" style:family="text" style:parent-style-name="Default_20_Paragraph_20_Font"/>
    <style:style style:name="T135_133" style:family="text" style:parent-style-name="Default_20_Paragraph_20_Font"/>
    <style:style style:name="T135_134" style:family="text" style:parent-style-name="Default_20_Paragraph_20_Font"/>
    <style:style style:name="T135_135" style:family="text" style:parent-style-name="Default_20_Paragraph_20_Font"/>
    <style:style style:name="T135_136" style:family="text" style:parent-style-name="Default_20_Paragraph_20_Font"/>
    <style:style style:name="T135_137" style:family="text" style:parent-style-name="Default_20_Paragraph_20_Font"/>
    <style:style style:name="T135_138" style:family="text" style:parent-style-name="Default_20_Paragraph_20_Font"/>
    <style:style style:name="T135_139" style:family="text" style:parent-style-name="Default_20_Paragraph_20_Font"/>
    <style:style style:name="T135_140" style:family="text" style:parent-style-name="Default_20_Paragraph_20_Font"/>
    <style:style style:name="T135_141" style:family="text" style:parent-style-name="Default_20_Paragraph_20_Font"/>
    <style:style style:name="T135_142" style:family="text" style:parent-style-name="Default_20_Paragraph_20_Font"/>
    <style:style style:name="T135_143" style:family="text" style:parent-style-name="Default_20_Paragraph_20_Font"/>
    <style:style style:name="T135_144" style:family="text" style:parent-style-name="Default_20_Paragraph_20_Font"/>
    <style:style style:name="T135_145" style:family="text" style:parent-style-name="Default_20_Paragraph_20_Font"/>
    <style:style style:name="T135_146" style:family="text" style:parent-style-name="Default_20_Paragraph_20_Font"/>
    <style:style style:name="T135_147" style:family="text" style:parent-style-name="Default_20_Paragraph_20_Font"/>
    <style:style style:name="T135_148" style:family="text" style:parent-style-name="Default_20_Paragraph_20_Font"/>
    <style:style style:name="T135_149" style:family="text" style:parent-style-name="Default_20_Paragraph_20_Font"/>
    <style:style style:name="T135_150" style:family="text" style:parent-style-name="Default_20_Paragraph_20_Font"/>
    <style:style style:name="T135_151" style:family="text" style:parent-style-name="Default_20_Paragraph_20_Font"/>
    <style:style style:name="T135_152" style:family="text" style:parent-style-name="Default_20_Paragraph_20_Font"/>
    <style:style style:name="T135_153" style:family="text" style:parent-style-name="Default_20_Paragraph_20_Font"/>
    <style:style style:name="T135_154" style:family="text" style:parent-style-name="Default_20_Paragraph_20_Font"/>
    <style:style style:name="T135_155" style:family="text" style:parent-style-name="Default_20_Paragraph_20_Font"/>
    <style:style style:name="T135_156" style:family="text" style:parent-style-name="Default_20_Paragraph_20_Font"/>
    <style:style style:name="T135_157" style:family="text" style:parent-style-name="Default_20_Paragraph_20_Font"/>
    <style:style style:name="T135_158" style:family="text" style:parent-style-name="Default_20_Paragraph_20_Font"/>
    <style:style style:name="T135_159" style:family="text" style:parent-style-name="Default_20_Paragraph_20_Font"/>
    <style:style style:name="T135_160" style:family="text" style:parent-style-name="Default_20_Paragraph_20_Font"/>
    <style:style style:name="T135_161" style:family="text" style:parent-style-name="Default_20_Paragraph_20_Font"/>
    <style:style style:name="T135_162" style:family="text" style:parent-style-name="Default_20_Paragraph_20_Font"/>
    <style:style style:name="T135_163" style:family="text" style:parent-style-name="Default_20_Paragraph_20_Font"/>
    <style:style style:name="T135_164" style:family="text" style:parent-style-name="Default_20_Paragraph_20_Font"/>
    <style:style style:name="T135_165" style:family="text" style:parent-style-name="Default_20_Paragraph_20_Font"/>
    <style:style style:name="T135_166" style:family="text" style:parent-style-name="Default_20_Paragraph_20_Font"/>
    <style:style style:name="T135_167" style:family="text" style:parent-style-name="Default_20_Paragraph_20_Font"/>
    <style:style style:name="T135_168" style:family="text" style:parent-style-name="Default_20_Paragraph_20_Font"/>
    <style:style style:name="T135_169" style:family="text" style:parent-style-name="Default_20_Paragraph_20_Font"/>
    <style:style style:name="T135_170" style:family="text" style:parent-style-name="Default_20_Paragraph_20_Font"/>
    <style:style style:name="T135_171" style:family="text" style:parent-style-name="Default_20_Paragraph_20_Font"/>
    <style:style style:name="T135_172" style:family="text" style:parent-style-name="Default_20_Paragraph_20_Font"/>
    <style:style style:name="T135_173" style:family="text" style:parent-style-name="Default_20_Paragraph_20_Font"/>
    <style:style style:name="T135_174" style:family="text" style:parent-style-name="Default_20_Paragraph_20_Font"/>
    <style:style style:name="T135_175" style:family="text" style:parent-style-name="Default_20_Paragraph_20_Font"/>
    <style:style style:name="T135_176" style:family="text" style:parent-style-name="Default_20_Paragraph_20_Font"/>
    <style:style style:name="T135_177" style:family="text" style:parent-style-name="Default_20_Paragraph_20_Font"/>
    <style:style style:name="T135_178" style:family="text" style:parent-style-name="Default_20_Paragraph_20_Font"/>
    <style:style style:name="T135_179" style:family="text" style:parent-style-name="Default_20_Paragraph_20_Font"/>
    <style:style style:name="T135_180" style:family="text" style:parent-style-name="Default_20_Paragraph_20_Font"/>
    <style:style style:name="T135_181" style:family="text" style:parent-style-name="Default_20_Paragraph_20_Font"/>
    <style:style style:name="T135_182" style:family="text" style:parent-style-name="Default_20_Paragraph_20_Font"/>
    <style:style style:name="T135_183" style:family="text" style:parent-style-name="Default_20_Paragraph_20_Font"/>
    <style:style style:name="T135_184" style:family="text" style:parent-style-name="Default_20_Paragraph_20_Font"/>
    <style:style style:name="T135_185" style:family="text" style:parent-style-name="Default_20_Paragraph_20_Font"/>
    <style:style style:name="T135_186" style:family="text" style:parent-style-name="Default_20_Paragraph_20_Font"/>
    <style:style style:name="P136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36_1" style:family="text" style:parent-style-name="Default_20_Paragraph_20_Font"/>
    <style:style style:name="T136_2" style:family="text" style:parent-style-name="Default_20_Paragraph_20_Font"/>
    <style:style style:name="T136_3" style:family="text" style:parent-style-name="Default_20_Paragraph_20_Font"/>
    <style:style style:name="T136_4" style:family="text" style:parent-style-name="Default_20_Paragraph_20_Font"/>
    <style:style style:name="T136_5" style:family="text" style:parent-style-name="Default_20_Paragraph_20_Font"/>
    <style:style style:name="T136_6" style:family="text" style:parent-style-name="Default_20_Paragraph_20_Font"/>
    <style:style style:name="T136_7" style:family="text" style:parent-style-name="Default_20_Paragraph_20_Font"/>
    <style:style style:name="T136_8" style:family="text" style:parent-style-name="Default_20_Paragraph_20_Font"/>
    <style:style style:name="T136_9" style:family="text" style:parent-style-name="Default_20_Paragraph_20_Font"/>
    <style:style style:name="T136_10" style:family="text" style:parent-style-name="Default_20_Paragraph_20_Font"/>
    <style:style style:name="T136_11" style:family="text" style:parent-style-name="Default_20_Paragraph_20_Font"/>
    <style:style style:name="T136_12" style:family="text" style:parent-style-name="Default_20_Paragraph_20_Font"/>
    <style:style style:name="T136_13" style:family="text" style:parent-style-name="Default_20_Paragraph_20_Font"/>
    <style:style style:name="T136_14" style:family="text" style:parent-style-name="Default_20_Paragraph_20_Font"/>
    <style:style style:name="T136_15" style:family="text" style:parent-style-name="Default_20_Paragraph_20_Font"/>
    <style:style style:name="T136_16" style:family="text" style:parent-style-name="Default_20_Paragraph_20_Font"/>
    <style:style style:name="T136_17" style:family="text" style:parent-style-name="Default_20_Paragraph_20_Font"/>
    <style:style style:name="T136_18" style:family="text" style:parent-style-name="Default_20_Paragraph_20_Font"/>
    <style:style style:name="T136_19" style:family="text" style:parent-style-name="Default_20_Paragraph_20_Font"/>
    <style:style style:name="T136_20" style:family="text" style:parent-style-name="Default_20_Paragraph_20_Font"/>
    <style:style style:name="T136_21" style:family="text" style:parent-style-name="Default_20_Paragraph_20_Font"/>
    <style:style style:name="T136_22" style:family="text" style:parent-style-name="Default_20_Paragraph_20_Font"/>
    <style:style style:name="T136_23" style:family="text" style:parent-style-name="Default_20_Paragraph_20_Font"/>
    <style:style style:name="T136_24" style:family="text" style:parent-style-name="Default_20_Paragraph_20_Font"/>
    <style:style style:name="T136_25" style:family="text" style:parent-style-name="Default_20_Paragraph_20_Font"/>
    <style:style style:name="T136_26" style:family="text" style:parent-style-name="Default_20_Paragraph_20_Font"/>
    <style:style style:name="T136_27" style:family="text" style:parent-style-name="Default_20_Paragraph_20_Font"/>
    <style:style style:name="T136_28" style:family="text" style:parent-style-name="Default_20_Paragraph_20_Font"/>
    <style:style style:name="T136_29" style:family="text" style:parent-style-name="Default_20_Paragraph_20_Font"/>
    <style:style style:name="T136_30" style:family="text" style:parent-style-name="Default_20_Paragraph_20_Font"/>
    <style:style style:name="T136_31" style:family="text" style:parent-style-name="Default_20_Paragraph_20_Font"/>
    <style:style style:name="T136_32" style:family="text" style:parent-style-name="Default_20_Paragraph_20_Font"/>
    <style:style style:name="T136_33" style:family="text" style:parent-style-name="Default_20_Paragraph_20_Font"/>
    <style:style style:name="T136_34" style:family="text" style:parent-style-name="Default_20_Paragraph_20_Font"/>
    <style:style style:name="P137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  <style:text-properties style:text-line-through-style="none" fo:font-style="normal" style:font-style-asian="normal" style:font-style-complex="normal" fo:color="#000000" fo:font-weight="normal" style:font-weight-asian="normal" style:font-weight-complex="normal" style:text-underline-style="none"/>
    </style:style>
    <style:style style:name="P138" style:family="paragraph" style:parent-style-name="Heading_20_2">
      <style:paragraph-properties fo:break-before="auto" fo:margin-bottom="0.141cm"/>
    </style:style>
    <style:style style:name="P139" style:family="paragraph" style:parent-style-name="Heading_20_2">
      <style:paragraph-properties fo:break-before="page"/>
    </style:style>
    <style:style style:name="T139_1" style:family="text" style:parent-style-name="Default_20_Paragraph_20_Font"/>
    <style:style style:name="T139_2" style:family="text" style:parent-style-name="Default_20_Paragraph_20_Font"/>
    <style:style style:name="T139_3" style:family="text" style:parent-style-name="Default_20_Paragraph_20_Font"/>
    <style:style style:name="T139_4" style:family="text" style:parent-style-name="Default_20_Paragraph_20_Font"/>
    <style:style style:name="P140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/>
    </style:style>
    <style:style style:name="T140_1" style:family="text" style:parent-style-name="Default_20_Paragraph_20_Font"/>
    <style:style style:name="P141" style:family="paragraph" style:parent-style-name="Standard">
      <style:paragraph-properties fo:break-before="auto" fo:margin-top="0cm"/>
    </style:style>
    <style:style style:name="T141_1" style:family="text" style:parent-style-name="Default_20_Paragraph_20_Font">
      <style:text-properties fo:font-weight="bold" style:font-weight-asian="bold" style:font-weight-complex="bold"/>
    </style:style>
    <style:style style:name="T141_2" style:family="text" style:parent-style-name="Default_20_Paragraph_20_Font">
      <style:text-properties fo:font-weight="bold" style:font-weight-asian="bold" style:font-weight-complex="bold"/>
    </style:style>
    <style:style style:name="P142" style:family="paragraph" style:parent-style-name="Standard">
      <style:paragraph-properties fo:break-before="auto" fo:margin-top="0cm"/>
    </style:style>
    <style:style style:name="T142_1" style:family="text" style:parent-style-name="Default_20_Paragraph_20_Font">
      <style:text-properties fo:font-style="italic" style:font-style-asian="italic" style:font-style-complex="italic"/>
    </style:style>
    <style:style style:name="T142_2" style:family="text" style:parent-style-name="Default_20_Paragraph_20_Font">
      <style:text-properties fo:font-style="italic" style:font-style-asian="italic" style:font-style-complex="italic"/>
    </style:style>
    <style:style style:name="T142_3" style:family="text" style:parent-style-name="Default_20_Paragraph_20_Font">
      <style:text-properties fo:font-style="italic" style:font-style-asian="italic" style:font-style-complex="italic"/>
    </style:style>
    <style:style style:name="T142_4" style:family="text" style:parent-style-name="Default_20_Paragraph_20_Font">
      <style:text-properties fo:font-style="italic" style:font-style-asian="italic" style:font-style-complex="italic"/>
    </style:style>
    <style:style style:name="T142_5" style:family="text" style:parent-style-name="Default_20_Paragraph_20_Font">
      <style:text-properties fo:font-style="italic" style:font-style-asian="italic" style:font-style-complex="italic"/>
    </style:style>
    <style:style style:name="T142_6" style:family="text" style:parent-style-name="Default_20_Paragraph_20_Font">
      <style:text-properties fo:font-style="italic" style:font-style-asian="italic" style:font-style-complex="italic"/>
    </style:style>
    <style:style style:name="T142_7" style:family="text" style:parent-style-name="Default_20_Paragraph_20_Font">
      <style:text-properties fo:font-style="italic" style:font-style-asian="italic" style:font-style-complex="italic"/>
    </style:style>
    <style:style style:name="T142_8" style:family="text" style:parent-style-name="Default_20_Paragraph_20_Font">
      <style:text-properties fo:font-style="italic" style:font-style-asian="italic" style:font-style-complex="italic"/>
    </style:style>
    <style:style style:name="T142_9" style:family="text" style:parent-style-name="Default_20_Paragraph_20_Font">
      <style:text-properties fo:font-style="italic" style:font-style-asian="italic" style:font-style-complex="italic"/>
    </style:style>
    <style:style style:name="T142_10" style:family="text" style:parent-style-name="Default_20_Paragraph_20_Font">
      <style:text-properties fo:font-style="italic" style:font-style-asian="italic" style:font-style-complex="italic"/>
    </style:style>
    <style:style style:name="T142_11" style:family="text" style:parent-style-name="Default_20_Paragraph_20_Font">
      <style:text-properties fo:font-style="italic" style:font-style-asian="italic" style:font-style-complex="italic"/>
    </style:style>
    <style:style style:name="P143" style:family="paragraph" style:parent-style-name="Standard">
      <style:paragraph-properties fo:break-before="auto" fo:margin-top="0cm"/>
    </style:style>
    <style:style style:name="T143_1" style:family="text" style:parent-style-name="Default_20_Paragraph_20_Font">
      <style:text-properties fo:font-weight="bold" style:font-weight-asian="bold" style:font-weight-complex="bold"/>
    </style:style>
    <style:style style:name="T143_2" style:family="text" style:parent-style-name="Default_20_Paragraph_20_Font">
      <style:text-properties fo:font-weight="bold" style:font-weight-asian="bold" style:font-weight-complex="bold"/>
    </style:style>
    <style:style style:name="P144" style:family="paragraph" style:parent-style-name="Standard">
      <style:paragraph-properties fo:break-before="auto" fo:margin-top="0cm"/>
    </style:style>
    <style:style style:name="T144_1" style:family="text" style:parent-style-name="Default_20_Paragraph_20_Font"/>
    <style:style style:name="T144_2" style:family="text" style:parent-style-name="Default_20_Paragraph_20_Font"/>
    <style:style style:name="T144_3" style:family="text" style:parent-style-name="Default_20_Paragraph_20_Font"/>
    <style:style style:name="T144_4" style:family="text" style:parent-style-name="Default_20_Paragraph_20_Font"/>
    <style:style style:name="T144_5" style:family="text" style:parent-style-name="Default_20_Paragraph_20_Font"/>
    <style:style style:name="T144_6" style:family="text" style:parent-style-name="Default_20_Paragraph_20_Font"/>
    <style:style style:name="T144_7" style:family="text" style:parent-style-name="Default_20_Paragraph_20_Font"/>
    <style:style style:name="T144_8" style:family="text" style:parent-style-name="Default_20_Paragraph_20_Font"/>
    <style:style style:name="T144_9" style:family="text" style:parent-style-name="Default_20_Paragraph_20_Font"/>
    <style:style style:name="T144_10" style:family="text" style:parent-style-name="Default_20_Paragraph_20_Font"/>
    <style:style style:name="T144_11" style:family="text" style:parent-style-name="Default_20_Paragraph_20_Font"/>
    <style:style style:name="T144_12" style:family="text" style:parent-style-name="Default_20_Paragraph_20_Font"/>
    <style:style style:name="T144_13" style:family="text" style:parent-style-name="Default_20_Paragraph_20_Font"/>
    <style:style style:name="T144_14" style:family="text" style:parent-style-name="Default_20_Paragraph_20_Font"/>
    <style:style style:name="T144_15" style:family="text" style:parent-style-name="Default_20_Paragraph_20_Font"/>
    <style:style style:name="T144_16" style:family="text" style:parent-style-name="Default_20_Paragraph_20_Font"/>
    <style:style style:name="T144_17" style:family="text" style:parent-style-name="Default_20_Paragraph_20_Font"/>
    <style:style style:name="T144_18" style:family="text" style:parent-style-name="Default_20_Paragraph_20_Font"/>
    <style:style style:name="T144_19" style:family="text" style:parent-style-name="Default_20_Paragraph_20_Font"/>
    <style:style style:name="T144_20" style:family="text" style:parent-style-name="Default_20_Paragraph_20_Font"/>
    <style:style style:name="T144_21" style:family="text" style:parent-style-name="Default_20_Paragraph_20_Font"/>
    <style:style style:name="T144_22" style:family="text" style:parent-style-name="Default_20_Paragraph_20_Font"/>
    <style:style style:name="T144_23" style:family="text" style:parent-style-name="Default_20_Paragraph_20_Font"/>
    <style:style style:name="T144_24" style:family="text" style:parent-style-name="Default_20_Paragraph_20_Font"/>
    <style:style style:name="T144_25" style:family="text" style:parent-style-name="Default_20_Paragraph_20_Font"/>
    <style:style style:name="T144_26" style:family="text" style:parent-style-name="Default_20_Paragraph_20_Font"/>
    <style:style style:name="T144_27" style:family="text" style:parent-style-name="Default_20_Paragraph_20_Font"/>
    <style:style style:name="T144_28" style:family="text" style:parent-style-name="Default_20_Paragraph_20_Font"/>
    <style:style style:name="T144_29" style:family="text" style:parent-style-name="Default_20_Paragraph_20_Font"/>
    <style:style style:name="T144_30" style:family="text" style:parent-style-name="Default_20_Paragraph_20_Font"/>
    <style:style style:name="T144_31" style:family="text" style:parent-style-name="Default_20_Paragraph_20_Font"/>
    <style:style style:name="T144_32" style:family="text" style:parent-style-name="Default_20_Paragraph_20_Font"/>
    <style:style style:name="T144_33" style:family="text" style:parent-style-name="Default_20_Paragraph_20_Font"/>
    <style:style style:name="T144_34" style:family="text" style:parent-style-name="Default_20_Paragraph_20_Font"/>
    <style:style style:name="T144_35" style:family="text" style:parent-style-name="Default_20_Paragraph_20_Font"/>
    <style:style style:name="T144_36" style:family="text" style:parent-style-name="Default_20_Paragraph_20_Font"/>
    <style:style style:name="T144_37" style:family="text" style:parent-style-name="Default_20_Paragraph_20_Font"/>
    <style:style style:name="T144_38" style:family="text" style:parent-style-name="Default_20_Paragraph_20_Font"/>
    <style:style style:name="T144_39" style:family="text" style:parent-style-name="Default_20_Paragraph_20_Font"/>
    <style:style style:name="T144_40" style:family="text" style:parent-style-name="Default_20_Paragraph_20_Font"/>
    <style:style style:name="T144_41" style:family="text" style:parent-style-name="Default_20_Paragraph_20_Font"/>
    <style:style style:name="T144_42" style:family="text" style:parent-style-name="Default_20_Paragraph_20_Font"/>
    <style:style style:name="T144_43" style:family="text" style:parent-style-name="Default_20_Paragraph_20_Font"/>
    <style:style style:name="T144_44" style:family="text" style:parent-style-name="Default_20_Paragraph_20_Font"/>
    <style:style style:name="T144_45" style:family="text" style:parent-style-name="Default_20_Paragraph_20_Font"/>
    <style:style style:name="T144_46" style:family="text" style:parent-style-name="Default_20_Paragraph_20_Font"/>
    <style:style style:name="T144_47" style:family="text" style:parent-style-name="Default_20_Paragraph_20_Font"/>
    <style:style style:name="T144_48" style:family="text" style:parent-style-name="Default_20_Paragraph_20_Font"/>
    <style:style style:name="T144_49" style:family="text" style:parent-style-name="Default_20_Paragraph_20_Font"/>
    <style:style style:name="T144_50" style:family="text" style:parent-style-name="Default_20_Paragraph_20_Font"/>
    <style:style style:name="T144_51" style:family="text" style:parent-style-name="Default_20_Paragraph_20_Font"/>
    <style:style style:name="T144_52" style:family="text" style:parent-style-name="Default_20_Paragraph_20_Font"/>
    <style:style style:name="T144_53" style:family="text" style:parent-style-name="Default_20_Paragraph_20_Font"/>
    <style:style style:name="T144_54" style:family="text" style:parent-style-name="Default_20_Paragraph_20_Font"/>
    <style:style style:name="T144_55" style:family="text" style:parent-style-name="Default_20_Paragraph_20_Font"/>
    <style:style style:name="T144_56" style:family="text" style:parent-style-name="Default_20_Paragraph_20_Font"/>
    <style:style style:name="T144_57" style:family="text" style:parent-style-name="Default_20_Paragraph_20_Font"/>
    <style:style style:name="T144_58" style:family="text" style:parent-style-name="Default_20_Paragraph_20_Font"/>
    <style:style style:name="T144_59" style:family="text" style:parent-style-name="Default_20_Paragraph_20_Font"/>
    <style:style style:name="T144_60" style:family="text" style:parent-style-name="Default_20_Paragraph_20_Font"/>
    <style:style style:name="T144_61" style:family="text" style:parent-style-name="Default_20_Paragraph_20_Font"/>
    <style:style style:name="T144_62" style:family="text" style:parent-style-name="Default_20_Paragraph_20_Font"/>
    <style:style style:name="T144_63" style:family="text" style:parent-style-name="Default_20_Paragraph_20_Font"/>
    <style:style style:name="T144_64" style:family="text" style:parent-style-name="Default_20_Paragraph_20_Font"/>
    <style:style style:name="T144_65" style:family="text" style:parent-style-name="Default_20_Paragraph_20_Font"/>
    <style:style style:name="T144_66" style:family="text" style:parent-style-name="Default_20_Paragraph_20_Font"/>
    <style:style style:name="T144_67" style:family="text" style:parent-style-name="Default_20_Paragraph_20_Font"/>
    <style:style style:name="T144_68" style:family="text" style:parent-style-name="Default_20_Paragraph_20_Font"/>
    <style:style style:name="T144_69" style:family="text" style:parent-style-name="Default_20_Paragraph_20_Font"/>
    <style:style style:name="T144_70" style:family="text" style:parent-style-name="Default_20_Paragraph_20_Font"/>
    <style:style style:name="T144_71" style:family="text" style:parent-style-name="Default_20_Paragraph_20_Font"/>
    <style:style style:name="T144_72" style:family="text" style:parent-style-name="Default_20_Paragraph_20_Font"/>
    <style:style style:name="T144_73" style:family="text" style:parent-style-name="Default_20_Paragraph_20_Font"/>
    <style:style style:name="T144_74" style:family="text" style:parent-style-name="Default_20_Paragraph_20_Font"/>
    <style:style style:name="T144_75" style:family="text" style:parent-style-name="Default_20_Paragraph_20_Font"/>
    <style:style style:name="T144_76" style:family="text" style:parent-style-name="Default_20_Paragraph_20_Font"/>
    <style:style style:name="T144_77" style:family="text" style:parent-style-name="Default_20_Paragraph_20_Font"/>
    <style:style style:name="T144_78" style:family="text" style:parent-style-name="Default_20_Paragraph_20_Font"/>
    <style:style style:name="T144_79" style:family="text" style:parent-style-name="Default_20_Paragraph_20_Font"/>
    <style:style style:name="T144_80" style:family="text" style:parent-style-name="Default_20_Paragraph_20_Font"/>
    <style:style style:name="T144_81" style:family="text" style:parent-style-name="Default_20_Paragraph_20_Font"/>
    <style:style style:name="T144_82" style:family="text" style:parent-style-name="Default_20_Paragraph_20_Font"/>
    <style:style style:name="T144_83" style:family="text" style:parent-style-name="Default_20_Paragraph_20_Font"/>
    <style:style style:name="T144_84" style:family="text" style:parent-style-name="Default_20_Paragraph_20_Font"/>
    <style:style style:name="T144_85" style:family="text" style:parent-style-name="Default_20_Paragraph_20_Font"/>
    <style:style style:name="T144_86" style:family="text" style:parent-style-name="Default_20_Paragraph_20_Font"/>
    <style:style style:name="T144_87" style:family="text" style:parent-style-name="Default_20_Paragraph_20_Font"/>
    <style:style style:name="T144_88" style:family="text" style:parent-style-name="Default_20_Paragraph_20_Font"/>
    <style:style style:name="T144_89" style:family="text" style:parent-style-name="Default_20_Paragraph_20_Font"/>
    <style:style style:name="T144_90" style:family="text" style:parent-style-name="Default_20_Paragraph_20_Font"/>
    <style:style style:name="T144_91" style:family="text" style:parent-style-name="Default_20_Paragraph_20_Font"/>
    <style:style style:name="T144_92" style:family="text" style:parent-style-name="Default_20_Paragraph_20_Font"/>
    <style:style style:name="T144_93" style:family="text" style:parent-style-name="Default_20_Paragraph_20_Font"/>
    <style:style style:name="T144_94" style:family="text" style:parent-style-name="Default_20_Paragraph_20_Font"/>
    <style:style style:name="T144_95" style:family="text" style:parent-style-name="Default_20_Paragraph_20_Font"/>
    <style:style style:name="T144_96" style:family="text" style:parent-style-name="Default_20_Paragraph_20_Font"/>
    <style:style style:name="T144_97" style:family="text" style:parent-style-name="Default_20_Paragraph_20_Font"/>
    <style:style style:name="T144_98" style:family="text" style:parent-style-name="Default_20_Paragraph_20_Font"/>
    <style:style style:name="T144_99" style:family="text" style:parent-style-name="Default_20_Paragraph_20_Font"/>
    <style:style style:name="T144_100" style:family="text" style:parent-style-name="Default_20_Paragraph_20_Font"/>
    <style:style style:name="T144_101" style:family="text" style:parent-style-name="Default_20_Paragraph_20_Font"/>
    <style:style style:name="T144_102" style:family="text" style:parent-style-name="Default_20_Paragraph_20_Font"/>
    <style:style style:name="T144_103" style:family="text" style:parent-style-name="Default_20_Paragraph_20_Font"/>
    <style:style style:name="T144_104" style:family="text" style:parent-style-name="Default_20_Paragraph_20_Font"/>
    <style:style style:name="T144_105" style:family="text" style:parent-style-name="Default_20_Paragraph_20_Font"/>
    <style:style style:name="T144_106" style:family="text" style:parent-style-name="Default_20_Paragraph_20_Font"/>
    <style:style style:name="T144_107" style:family="text" style:parent-style-name="Default_20_Paragraph_20_Font"/>
    <style:style style:name="T144_108" style:family="text" style:parent-style-name="Default_20_Paragraph_20_Font"/>
    <style:style style:name="T144_109" style:family="text" style:parent-style-name="Default_20_Paragraph_20_Font"/>
    <style:style style:name="T144_110" style:family="text" style:parent-style-name="Default_20_Paragraph_20_Font"/>
    <style:style style:name="T144_111" style:family="text" style:parent-style-name="Default_20_Paragraph_20_Font"/>
    <style:style style:name="T144_112" style:family="text" style:parent-style-name="Default_20_Paragraph_20_Font"/>
    <style:style style:name="T144_113" style:family="text" style:parent-style-name="Default_20_Paragraph_20_Font"/>
    <style:style style:name="T144_114" style:family="text" style:parent-style-name="Default_20_Paragraph_20_Font"/>
    <style:style style:name="T144_115" style:family="text" style:parent-style-name="Default_20_Paragraph_20_Font"/>
    <style:style style:name="T144_116" style:family="text" style:parent-style-name="Default_20_Paragraph_20_Font"/>
    <style:style style:name="T144_117" style:family="text" style:parent-style-name="Default_20_Paragraph_20_Font"/>
    <style:style style:name="T144_118" style:family="text" style:parent-style-name="Default_20_Paragraph_20_Font"/>
    <style:style style:name="T144_119" style:family="text" style:parent-style-name="Default_20_Paragraph_20_Font"/>
    <style:style style:name="T144_120" style:family="text" style:parent-style-name="Default_20_Paragraph_20_Font"/>
    <style:style style:name="T144_121" style:family="text" style:parent-style-name="Default_20_Paragraph_20_Font"/>
    <style:style style:name="T144_122" style:family="text" style:parent-style-name="Default_20_Paragraph_20_Font"/>
    <style:style style:name="T144_123" style:family="text" style:parent-style-name="Default_20_Paragraph_20_Font"/>
    <style:style style:name="T144_124" style:family="text" style:parent-style-name="Default_20_Paragraph_20_Font"/>
    <style:style style:name="T144_125" style:family="text" style:parent-style-name="Default_20_Paragraph_20_Font"/>
    <style:style style:name="T144_126" style:family="text" style:parent-style-name="Default_20_Paragraph_20_Font"/>
    <style:style style:name="T144_127" style:family="text" style:parent-style-name="Default_20_Paragraph_20_Font"/>
    <style:style style:name="T144_128" style:family="text" style:parent-style-name="Default_20_Paragraph_20_Font"/>
    <style:style style:name="T144_129" style:family="text" style:parent-style-name="Default_20_Paragraph_20_Font"/>
    <style:style style:name="T144_130" style:family="text" style:parent-style-name="Default_20_Paragraph_20_Font"/>
    <style:style style:name="T144_131" style:family="text" style:parent-style-name="Default_20_Paragraph_20_Font"/>
    <style:style style:name="T144_132" style:family="text" style:parent-style-name="Default_20_Paragraph_20_Font"/>
    <style:style style:name="T144_133" style:family="text" style:parent-style-name="Default_20_Paragraph_20_Font"/>
    <style:style style:name="T144_134" style:family="text" style:parent-style-name="Default_20_Paragraph_20_Font"/>
    <style:style style:name="T144_135" style:family="text" style:parent-style-name="Default_20_Paragraph_20_Font"/>
    <style:style style:name="T144_136" style:family="text" style:parent-style-name="Default_20_Paragraph_20_Font"/>
    <style:style style:name="T144_137" style:family="text" style:parent-style-name="Default_20_Paragraph_20_Font"/>
    <style:style style:name="T144_138" style:family="text" style:parent-style-name="Default_20_Paragraph_20_Font"/>
    <style:style style:name="T144_139" style:family="text" style:parent-style-name="Default_20_Paragraph_20_Font"/>
    <style:style style:name="T144_140" style:family="text" style:parent-style-name="Default_20_Paragraph_20_Font"/>
    <style:style style:name="T144_141" style:family="text" style:parent-style-name="Default_20_Paragraph_20_Font"/>
    <style:style style:name="T144_142" style:family="text" style:parent-style-name="Default_20_Paragraph_20_Font"/>
    <style:style style:name="T144_143" style:family="text" style:parent-style-name="Default_20_Paragraph_20_Font"/>
    <style:style style:name="T144_144" style:family="text" style:parent-style-name="Default_20_Paragraph_20_Font"/>
    <style:style style:name="T144_145" style:family="text" style:parent-style-name="Default_20_Paragraph_20_Font"/>
    <style:style style:name="T144_146" style:family="text" style:parent-style-name="Default_20_Paragraph_20_Font"/>
    <style:style style:name="T144_147" style:family="text" style:parent-style-name="Default_20_Paragraph_20_Font"/>
    <style:style style:name="T144_148" style:family="text" style:parent-style-name="Default_20_Paragraph_20_Font"/>
    <style:style style:name="P145" style:family="paragraph" style:parent-style-name="Standard">
      <style:paragraph-properties fo:break-before="auto" fo:margin-top="0cm"/>
    </style:style>
    <style:style style:name="P146" style:family="paragraph" style:parent-style-name="Standard">
      <style:paragraph-properties fo:break-before="auto" fo:margin-top="0cm"/>
    </style:style>
    <style:style style:name="T146_1" style:family="text" style:parent-style-name="Default_20_Paragraph_20_Font">
      <style:text-properties fo:font-weight="bold" style:font-weight-asian="bold" style:font-weight-complex="bold"/>
    </style:style>
    <style:style style:name="T146_2" style:family="text" style:parent-style-name="Default_20_Paragraph_20_Font">
      <style:text-properties fo:font-weight="bold" style:font-weight-asian="bold" style:font-weight-complex="bold"/>
    </style:style>
    <style:style style:name="P14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47_1" style:family="text" style:parent-style-name="Default_20_Paragraph_20_Font">
      <style:text-properties fo:font-style="italic" style:font-style-asian="italic" style:font-style-complex="italic"/>
    </style:style>
    <style:style style:name="T147_2" style:family="text" style:parent-style-name="Default_20_Paragraph_20_Font">
      <style:text-properties fo:font-style="italic" style:font-style-asian="italic" style:font-style-complex="italic"/>
    </style:style>
    <style:style style:name="T147_3" style:family="text" style:parent-style-name="Default_20_Paragraph_20_Font">
      <style:text-properties fo:font-style="italic" style:font-style-asian="italic" style:font-style-complex="italic"/>
    </style:style>
    <style:style style:name="T147_4" style:family="text" style:parent-style-name="Default_20_Paragraph_20_Font">
      <style:text-properties fo:font-style="italic" style:font-style-asian="italic" style:font-style-complex="italic"/>
    </style:style>
    <style:style style:name="T147_5" style:family="text" style:parent-style-name="Default_20_Paragraph_20_Font">
      <style:text-properties fo:font-style="italic" style:font-style-asian="italic" style:font-style-complex="italic"/>
    </style:style>
    <style:style style:name="T147_6" style:family="text" style:parent-style-name="Default_20_Paragraph_20_Font">
      <style:text-properties fo:font-style="italic" style:font-style-asian="italic" style:font-style-complex="italic"/>
    </style:style>
    <style:style style:name="T147_7" style:family="text" style:parent-style-name="Default_20_Paragraph_20_Font">
      <style:text-properties fo:font-style="italic" style:font-style-asian="italic" style:font-style-complex="italic"/>
    </style:style>
    <style:style style:name="T147_8" style:family="text" style:parent-style-name="Default_20_Paragraph_20_Font">
      <style:text-properties fo:font-style="italic" style:font-style-asian="italic" style:font-style-complex="italic"/>
    </style:style>
    <style:style style:name="T147_9" style:family="text" style:parent-style-name="Default_20_Paragraph_20_Font">
      <style:text-properties fo:font-style="italic" style:font-style-asian="italic" style:font-style-complex="italic"/>
    </style:style>
    <style:style style:name="T147_10" style:family="text" style:parent-style-name="Default_20_Paragraph_20_Font">
      <style:text-properties fo:font-style="italic" style:font-style-asian="italic" style:font-style-complex="italic"/>
    </style:style>
    <style:style style:name="T147_11" style:family="text" style:parent-style-name="Default_20_Paragraph_20_Font">
      <style:text-properties fo:font-style="italic" style:font-style-asian="italic" style:font-style-complex="italic"/>
    </style:style>
    <style:style style:name="T147_12" style:family="text" style:parent-style-name="Default_20_Paragraph_20_Font">
      <style:text-properties fo:font-style="italic" style:font-style-asian="italic" style:font-style-complex="italic"/>
    </style:style>
    <style:style style:name="T147_13" style:family="text" style:parent-style-name="Default_20_Paragraph_20_Font">
      <style:text-properties fo:font-style="italic" style:font-style-asian="italic" style:font-style-complex="italic"/>
    </style:style>
    <style:style style:name="T147_14" style:family="text" style:parent-style-name="Default_20_Paragraph_20_Font">
      <style:text-properties fo:font-style="italic" style:font-style-asian="italic" style:font-style-complex="italic"/>
    </style:style>
    <style:style style:name="T147_15" style:family="text" style:parent-style-name="Default_20_Paragraph_20_Font">
      <style:text-properties fo:font-style="italic" style:font-style-asian="italic" style:font-style-complex="italic"/>
    </style:style>
    <style:style style:name="T147_16" style:family="text" style:parent-style-name="Default_20_Paragraph_20_Font">
      <style:text-properties fo:font-style="italic" style:font-style-asian="italic" style:font-style-complex="italic"/>
    </style:style>
    <style:style style:name="T147_17" style:family="text" style:parent-style-name="Default_20_Paragraph_20_Font">
      <style:text-properties fo:font-style="italic" style:font-style-asian="italic" style:font-style-complex="italic"/>
    </style:style>
    <style:style style:name="T147_18" style:family="text" style:parent-style-name="Default_20_Paragraph_20_Font">
      <style:text-properties fo:font-style="italic" style:font-style-asian="italic" style:font-style-complex="italic"/>
    </style:style>
    <style:style style:name="T147_19" style:family="text" style:parent-style-name="Default_20_Paragraph_20_Font">
      <style:text-properties fo:font-style="italic" style:font-style-asian="italic" style:font-style-complex="italic"/>
    </style:style>
    <style:style style:name="P14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48_1" style:family="text" style:parent-style-name="Default_20_Paragraph_20_Font">
      <style:text-properties fo:font-weight="bold" style:font-weight-asian="bold" style:font-weight-complex="bold"/>
    </style:style>
    <style:style style:name="T148_2" style:family="text" style:parent-style-name="Default_20_Paragraph_20_Font">
      <style:text-properties fo:font-weight="bold" style:font-weight-asian="bold" style:font-weight-complex="bold"/>
    </style:style>
    <style:style style:name="P14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49_1" style:family="text" style:parent-style-name="Default_20_Paragraph_20_Font"/>
    <style:style style:name="T149_2" style:family="text" style:parent-style-name="Default_20_Paragraph_20_Font"/>
    <style:style style:name="T149_3" style:family="text" style:parent-style-name="Default_20_Paragraph_20_Font"/>
    <style:style style:name="T149_4" style:family="text" style:parent-style-name="Default_20_Paragraph_20_Font"/>
    <style:style style:name="T149_5" style:family="text" style:parent-style-name="Default_20_Paragraph_20_Font"/>
    <style:style style:name="T149_6" style:family="text" style:parent-style-name="Default_20_Paragraph_20_Font"/>
    <style:style style:name="T149_7" style:family="text" style:parent-style-name="Default_20_Paragraph_20_Font"/>
    <style:style style:name="T149_8" style:family="text" style:parent-style-name="Default_20_Paragraph_20_Font"/>
    <style:style style:name="T149_9" style:family="text" style:parent-style-name="Default_20_Paragraph_20_Font"/>
    <style:style style:name="T149_10" style:family="text" style:parent-style-name="Default_20_Paragraph_20_Font"/>
    <style:style style:name="T149_11" style:family="text" style:parent-style-name="Default_20_Paragraph_20_Font"/>
    <style:style style:name="T149_12" style:family="text" style:parent-style-name="Default_20_Paragraph_20_Font"/>
    <style:style style:name="T149_13" style:family="text" style:parent-style-name="Default_20_Paragraph_20_Font"/>
    <style:style style:name="T149_14" style:family="text" style:parent-style-name="Default_20_Paragraph_20_Font"/>
    <style:style style:name="T149_15" style:family="text" style:parent-style-name="Default_20_Paragraph_20_Font"/>
    <style:style style:name="T149_16" style:family="text" style:parent-style-name="Default_20_Paragraph_20_Font"/>
    <style:style style:name="T149_17" style:family="text" style:parent-style-name="Default_20_Paragraph_20_Font"/>
    <style:style style:name="T149_18" style:family="text" style:parent-style-name="Default_20_Paragraph_20_Font"/>
    <style:style style:name="T149_19" style:family="text" style:parent-style-name="Default_20_Paragraph_20_Font"/>
    <style:style style:name="T149_20" style:family="text" style:parent-style-name="Default_20_Paragraph_20_Font"/>
    <style:style style:name="T149_21" style:family="text" style:parent-style-name="Default_20_Paragraph_20_Font"/>
    <style:style style:name="T149_22" style:family="text" style:parent-style-name="Default_20_Paragraph_20_Font"/>
    <style:style style:name="T149_23" style:family="text" style:parent-style-name="Default_20_Paragraph_20_Font"/>
    <style:style style:name="T149_24" style:family="text" style:parent-style-name="Default_20_Paragraph_20_Font"/>
    <style:style style:name="T149_25" style:family="text" style:parent-style-name="Default_20_Paragraph_20_Font"/>
    <style:style style:name="T149_26" style:family="text" style:parent-style-name="Default_20_Paragraph_20_Font"/>
    <style:style style:name="T149_27" style:family="text" style:parent-style-name="Default_20_Paragraph_20_Font"/>
    <style:style style:name="T149_28" style:family="text" style:parent-style-name="Default_20_Paragraph_20_Font"/>
    <style:style style:name="T149_29" style:family="text" style:parent-style-name="Default_20_Paragraph_20_Font"/>
    <style:style style:name="T149_30" style:family="text" style:parent-style-name="Default_20_Paragraph_20_Font"/>
    <style:style style:name="T149_31" style:family="text" style:parent-style-name="Default_20_Paragraph_20_Font"/>
    <style:style style:name="T149_32" style:family="text" style:parent-style-name="Default_20_Paragraph_20_Font"/>
    <style:style style:name="T149_33" style:family="text" style:parent-style-name="Default_20_Paragraph_20_Font"/>
    <style:style style:name="T149_34" style:family="text" style:parent-style-name="Default_20_Paragraph_20_Font"/>
    <style:style style:name="T149_35" style:family="text" style:parent-style-name="Default_20_Paragraph_20_Font"/>
    <style:style style:name="T149_36" style:family="text" style:parent-style-name="Default_20_Paragraph_20_Font"/>
    <style:style style:name="T149_37" style:family="text" style:parent-style-name="Default_20_Paragraph_20_Font"/>
    <style:style style:name="T149_38" style:family="text" style:parent-style-name="Default_20_Paragraph_20_Font"/>
    <style:style style:name="T149_39" style:family="text" style:parent-style-name="Default_20_Paragraph_20_Font"/>
    <style:style style:name="T149_40" style:family="text" style:parent-style-name="Default_20_Paragraph_20_Font"/>
    <style:style style:name="T149_41" style:family="text" style:parent-style-name="Default_20_Paragraph_20_Font"/>
    <style:style style:name="T149_42" style:family="text" style:parent-style-name="Default_20_Paragraph_20_Font"/>
    <style:style style:name="T149_43" style:family="text" style:parent-style-name="Default_20_Paragraph_20_Font"/>
    <style:style style:name="T149_44" style:family="text" style:parent-style-name="Default_20_Paragraph_20_Font"/>
    <style:style style:name="T149_45" style:family="text" style:parent-style-name="Default_20_Paragraph_20_Font"/>
    <style:style style:name="T149_46" style:family="text" style:parent-style-name="Default_20_Paragraph_20_Font"/>
    <style:style style:name="T149_47" style:family="text" style:parent-style-name="Default_20_Paragraph_20_Font"/>
    <style:style style:name="T149_48" style:family="text" style:parent-style-name="Default_20_Paragraph_20_Font"/>
    <style:style style:name="T149_49" style:family="text" style:parent-style-name="Default_20_Paragraph_20_Font"/>
    <style:style style:name="T149_50" style:family="text" style:parent-style-name="Default_20_Paragraph_20_Font"/>
    <style:style style:name="T149_51" style:family="text" style:parent-style-name="Default_20_Paragraph_20_Font"/>
    <style:style style:name="T149_52" style:family="text" style:parent-style-name="Default_20_Paragraph_20_Font"/>
    <style:style style:name="T149_53" style:family="text" style:parent-style-name="Default_20_Paragraph_20_Font"/>
    <style:style style:name="T149_54" style:family="text" style:parent-style-name="Default_20_Paragraph_20_Font"/>
    <style:style style:name="T149_55" style:family="text" style:parent-style-name="Default_20_Paragraph_20_Font"/>
    <style:style style:name="T149_56" style:family="text" style:parent-style-name="Default_20_Paragraph_20_Font"/>
    <style:style style:name="T149_57" style:family="text" style:parent-style-name="Default_20_Paragraph_20_Font"/>
    <style:style style:name="T149_58" style:family="text" style:parent-style-name="Default_20_Paragraph_20_Font"/>
    <style:style style:name="T149_59" style:family="text" style:parent-style-name="Default_20_Paragraph_20_Font"/>
    <style:style style:name="T149_60" style:family="text" style:parent-style-name="Default_20_Paragraph_20_Font"/>
    <style:style style:name="T149_61" style:family="text" style:parent-style-name="Default_20_Paragraph_20_Font"/>
    <style:style style:name="T149_62" style:family="text" style:parent-style-name="Default_20_Paragraph_20_Font"/>
    <style:style style:name="T149_63" style:family="text" style:parent-style-name="Default_20_Paragraph_20_Font"/>
    <style:style style:name="T149_64" style:family="text" style:parent-style-name="Default_20_Paragraph_20_Font"/>
    <style:style style:name="T149_65" style:family="text" style:parent-style-name="Default_20_Paragraph_20_Font"/>
    <style:style style:name="T149_66" style:family="text" style:parent-style-name="Default_20_Paragraph_20_Font"/>
    <style:style style:name="T149_67" style:family="text" style:parent-style-name="Default_20_Paragraph_20_Font"/>
    <style:style style:name="T149_68" style:family="text" style:parent-style-name="Default_20_Paragraph_20_Font"/>
    <style:style style:name="T149_69" style:family="text" style:parent-style-name="Default_20_Paragraph_20_Font"/>
    <style:style style:name="T149_70" style:family="text" style:parent-style-name="Default_20_Paragraph_20_Font"/>
    <style:style style:name="T149_71" style:family="text" style:parent-style-name="Default_20_Paragraph_20_Font"/>
    <style:style style:name="T149_72" style:family="text" style:parent-style-name="Default_20_Paragraph_20_Font"/>
    <style:style style:name="T149_73" style:family="text" style:parent-style-name="Default_20_Paragraph_20_Font"/>
    <style:style style:name="T149_74" style:family="text" style:parent-style-name="Default_20_Paragraph_20_Font"/>
    <style:style style:name="T149_75" style:family="text" style:parent-style-name="Default_20_Paragraph_20_Font"/>
    <style:style style:name="T149_76" style:family="text" style:parent-style-name="Default_20_Paragraph_20_Font"/>
    <style:style style:name="T149_77" style:family="text" style:parent-style-name="Default_20_Paragraph_20_Font"/>
    <style:style style:name="T149_78" style:family="text" style:parent-style-name="Default_20_Paragraph_20_Font"/>
    <style:style style:name="T149_79" style:family="text" style:parent-style-name="Default_20_Paragraph_20_Font"/>
    <style:style style:name="T149_80" style:family="text" style:parent-style-name="Default_20_Paragraph_20_Font"/>
    <style:style style:name="T149_81" style:family="text" style:parent-style-name="Default_20_Paragraph_20_Font"/>
    <style:style style:name="T149_82" style:family="text" style:parent-style-name="Default_20_Paragraph_20_Font"/>
    <style:style style:name="T149_83" style:family="text" style:parent-style-name="Default_20_Paragraph_20_Font"/>
    <style:style style:name="T149_84" style:family="text" style:parent-style-name="Default_20_Paragraph_20_Font"/>
    <style:style style:name="T149_85" style:family="text" style:parent-style-name="Default_20_Paragraph_20_Font"/>
    <style:style style:name="T149_86" style:family="text" style:parent-style-name="Default_20_Paragraph_20_Font"/>
    <style:style style:name="T149_87" style:family="text" style:parent-style-name="Default_20_Paragraph_20_Font"/>
    <style:style style:name="T149_88" style:family="text" style:parent-style-name="Default_20_Paragraph_20_Font"/>
    <style:style style:name="T149_89" style:family="text" style:parent-style-name="Default_20_Paragraph_20_Font"/>
    <style:style style:name="T149_90" style:family="text" style:parent-style-name="Default_20_Paragraph_20_Font"/>
    <style:style style:name="T149_91" style:family="text" style:parent-style-name="Default_20_Paragraph_20_Font"/>
    <style:style style:name="T149_92" style:family="text" style:parent-style-name="Default_20_Paragraph_20_Font"/>
    <style:style style:name="T149_93" style:family="text" style:parent-style-name="Default_20_Paragraph_20_Font"/>
    <style:style style:name="T149_94" style:family="text" style:parent-style-name="Default_20_Paragraph_20_Font"/>
    <style:style style:name="T149_95" style:family="text" style:parent-style-name="Default_20_Paragraph_20_Font"/>
    <style:style style:name="T149_96" style:family="text" style:parent-style-name="Default_20_Paragraph_20_Font"/>
    <style:style style:name="T149_97" style:family="text" style:parent-style-name="Default_20_Paragraph_20_Font"/>
    <style:style style:name="T149_98" style:family="text" style:parent-style-name="Default_20_Paragraph_20_Font"/>
    <style:style style:name="T149_99" style:family="text" style:parent-style-name="Default_20_Paragraph_20_Font"/>
    <style:style style:name="T149_100" style:family="text" style:parent-style-name="Default_20_Paragraph_20_Font"/>
    <style:style style:name="T149_101" style:family="text" style:parent-style-name="Default_20_Paragraph_20_Font"/>
    <style:style style:name="T149_102" style:family="text" style:parent-style-name="Default_20_Paragraph_20_Font"/>
    <style:style style:name="T149_103" style:family="text" style:parent-style-name="Default_20_Paragraph_20_Font"/>
    <style:style style:name="T149_104" style:family="text" style:parent-style-name="Default_20_Paragraph_20_Font"/>
    <style:style style:name="T149_105" style:family="text" style:parent-style-name="Default_20_Paragraph_20_Font"/>
    <style:style style:name="T149_106" style:family="text" style:parent-style-name="Default_20_Paragraph_20_Font"/>
    <style:style style:name="T149_107" style:family="text" style:parent-style-name="Default_20_Paragraph_20_Font"/>
    <style:style style:name="T149_108" style:family="text" style:parent-style-name="Default_20_Paragraph_20_Font"/>
    <style:style style:name="T149_109" style:family="text" style:parent-style-name="Default_20_Paragraph_20_Font"/>
    <style:style style:name="T149_110" style:family="text" style:parent-style-name="Default_20_Paragraph_20_Font"/>
    <style:style style:name="T149_111" style:family="text" style:parent-style-name="Default_20_Paragraph_20_Font"/>
    <style:style style:name="T149_112" style:family="text" style:parent-style-name="Default_20_Paragraph_20_Font"/>
    <style:style style:name="T149_113" style:family="text" style:parent-style-name="Default_20_Paragraph_20_Font"/>
    <style:style style:name="T149_114" style:family="text" style:parent-style-name="Default_20_Paragraph_20_Font"/>
    <style:style style:name="T149_115" style:family="text" style:parent-style-name="Default_20_Paragraph_20_Font"/>
    <style:style style:name="T149_116" style:family="text" style:parent-style-name="Default_20_Paragraph_20_Font"/>
    <style:style style:name="T149_117" style:family="text" style:parent-style-name="Default_20_Paragraph_20_Font"/>
    <style:style style:name="T149_118" style:family="text" style:parent-style-name="Default_20_Paragraph_20_Font"/>
    <style:style style:name="T149_119" style:family="text" style:parent-style-name="Default_20_Paragraph_20_Font"/>
    <style:style style:name="T149_120" style:family="text" style:parent-style-name="Default_20_Paragraph_20_Font"/>
    <style:style style:name="T149_121" style:family="text" style:parent-style-name="Default_20_Paragraph_20_Font"/>
    <style:style style:name="T149_122" style:family="text" style:parent-style-name="Default_20_Paragraph_20_Font"/>
    <style:style style:name="T149_123" style:family="text" style:parent-style-name="Default_20_Paragraph_20_Font"/>
    <style:style style:name="T149_124" style:family="text" style:parent-style-name="Default_20_Paragraph_20_Font"/>
    <style:style style:name="T149_125" style:family="text" style:parent-style-name="Default_20_Paragraph_20_Font"/>
    <style:style style:name="T149_126" style:family="text" style:parent-style-name="Default_20_Paragraph_20_Font"/>
    <style:style style:name="T149_127" style:family="text" style:parent-style-name="Default_20_Paragraph_20_Font"/>
    <style:style style:name="T149_128" style:family="text" style:parent-style-name="Default_20_Paragraph_20_Font"/>
    <style:style style:name="T149_129" style:family="text" style:parent-style-name="Default_20_Paragraph_20_Font"/>
    <style:style style:name="T149_130" style:family="text" style:parent-style-name="Default_20_Paragraph_20_Font"/>
    <style:style style:name="T149_131" style:family="text" style:parent-style-name="Default_20_Paragraph_20_Font"/>
    <style:style style:name="T149_132" style:family="text" style:parent-style-name="Default_20_Paragraph_20_Font"/>
    <style:style style:name="T149_133" style:family="text" style:parent-style-name="Default_20_Paragraph_20_Font"/>
    <style:style style:name="T149_134" style:family="text" style:parent-style-name="Default_20_Paragraph_20_Font"/>
    <style:style style:name="T149_135" style:family="text" style:parent-style-name="Default_20_Paragraph_20_Font"/>
    <style:style style:name="T149_136" style:family="text" style:parent-style-name="Default_20_Paragraph_20_Font"/>
    <style:style style:name="T149_137" style:family="text" style:parent-style-name="Default_20_Paragraph_20_Font"/>
    <style:style style:name="T149_138" style:family="text" style:parent-style-name="Default_20_Paragraph_20_Font"/>
    <style:style style:name="T149_139" style:family="text" style:parent-style-name="Default_20_Paragraph_20_Font"/>
    <style:style style:name="T149_140" style:family="text" style:parent-style-name="Default_20_Paragraph_20_Font"/>
    <style:style style:name="T149_141" style:family="text" style:parent-style-name="Default_20_Paragraph_20_Font"/>
    <style:style style:name="T149_142" style:family="text" style:parent-style-name="Default_20_Paragraph_20_Font"/>
    <style:style style:name="T149_143" style:family="text" style:parent-style-name="Default_20_Paragraph_20_Font"/>
    <style:style style:name="T149_144" style:family="text" style:parent-style-name="Default_20_Paragraph_20_Font"/>
    <style:style style:name="T149_145" style:family="text" style:parent-style-name="Default_20_Paragraph_20_Font"/>
    <style:style style:name="T149_146" style:family="text" style:parent-style-name="Default_20_Paragraph_20_Font"/>
    <style:style style:name="T149_147" style:family="text" style:parent-style-name="Default_20_Paragraph_20_Font"/>
    <style:style style:name="T149_148" style:family="text" style:parent-style-name="Default_20_Paragraph_20_Font"/>
    <style:style style:name="T149_149" style:family="text" style:parent-style-name="Default_20_Paragraph_20_Font"/>
    <style:style style:name="T149_150" style:family="text" style:parent-style-name="Default_20_Paragraph_20_Font"/>
    <style:style style:name="T149_151" style:family="text" style:parent-style-name="Default_20_Paragraph_20_Font"/>
    <style:style style:name="T149_152" style:family="text" style:parent-style-name="Default_20_Paragraph_20_Font"/>
    <style:style style:name="T149_153" style:family="text" style:parent-style-name="Default_20_Paragraph_20_Font"/>
    <style:style style:name="T149_154" style:family="text" style:parent-style-name="Default_20_Paragraph_20_Font"/>
    <style:style style:name="T149_155" style:family="text" style:parent-style-name="Default_20_Paragraph_20_Font"/>
    <style:style style:name="T149_156" style:family="text" style:parent-style-name="Default_20_Paragraph_20_Font"/>
    <style:style style:name="T149_157" style:family="text" style:parent-style-name="Default_20_Paragraph_20_Font"/>
    <style:style style:name="T149_158" style:family="text" style:parent-style-name="Default_20_Paragraph_20_Font"/>
    <style:style style:name="T149_159" style:family="text" style:parent-style-name="Default_20_Paragraph_20_Font"/>
    <style:style style:name="T149_160" style:family="text" style:parent-style-name="Default_20_Paragraph_20_Font"/>
    <style:style style:name="T149_161" style:family="text" style:parent-style-name="Default_20_Paragraph_20_Font"/>
    <style:style style:name="T149_162" style:family="text" style:parent-style-name="Default_20_Paragraph_20_Font"/>
    <style:style style:name="T149_163" style:family="text" style:parent-style-name="Default_20_Paragraph_20_Font"/>
    <style:style style:name="T149_164" style:family="text" style:parent-style-name="Default_20_Paragraph_20_Font"/>
    <style:style style:name="T149_165" style:family="text" style:parent-style-name="Default_20_Paragraph_20_Font"/>
    <style:style style:name="T149_166" style:family="text" style:parent-style-name="Default_20_Paragraph_20_Font"/>
    <style:style style:name="T149_167" style:family="text" style:parent-style-name="Default_20_Paragraph_20_Font"/>
    <style:style style:name="T149_168" style:family="text" style:parent-style-name="Default_20_Paragraph_20_Font"/>
    <style:style style:name="T149_169" style:family="text" style:parent-style-name="Default_20_Paragraph_20_Font"/>
    <style:style style:name="T149_170" style:family="text" style:parent-style-name="Default_20_Paragraph_20_Font"/>
    <style:style style:name="T149_171" style:family="text" style:parent-style-name="Default_20_Paragraph_20_Font"/>
    <style:style style:name="T149_172" style:family="text" style:parent-style-name="Default_20_Paragraph_20_Font"/>
    <style:style style:name="T149_173" style:family="text" style:parent-style-name="Default_20_Paragraph_20_Font"/>
    <style:style style:name="T149_174" style:family="text" style:parent-style-name="Default_20_Paragraph_20_Font"/>
    <style:style style:name="T149_175" style:family="text" style:parent-style-name="Default_20_Paragraph_20_Font"/>
    <style:style style:name="T149_176" style:family="text" style:parent-style-name="Default_20_Paragraph_20_Font"/>
    <style:style style:name="T149_177" style:family="text" style:parent-style-name="Default_20_Paragraph_20_Font"/>
    <style:style style:name="T149_178" style:family="text" style:parent-style-name="Default_20_Paragraph_20_Font"/>
    <style:style style:name="T149_179" style:family="text" style:parent-style-name="Default_20_Paragraph_20_Font"/>
    <style:style style:name="T149_180" style:family="text" style:parent-style-name="Default_20_Paragraph_20_Font"/>
    <style:style style:name="T149_181" style:family="text" style:parent-style-name="Default_20_Paragraph_20_Font"/>
    <style:style style:name="T149_182" style:family="text" style:parent-style-name="Default_20_Paragraph_20_Font"/>
    <style:style style:name="T149_183" style:family="text" style:parent-style-name="Default_20_Paragraph_20_Font"/>
    <style:style style:name="T149_184" style:family="text" style:parent-style-name="Default_20_Paragraph_20_Font"/>
    <style:style style:name="T149_185" style:family="text" style:parent-style-name="Default_20_Paragraph_20_Font"/>
    <style:style style:name="T149_186" style:family="text" style:parent-style-name="Default_20_Paragraph_20_Font"/>
    <style:style style:name="T149_187" style:family="text" style:parent-style-name="Default_20_Paragraph_20_Font"/>
    <style:style style:name="T149_188" style:family="text" style:parent-style-name="Default_20_Paragraph_20_Font"/>
    <style:style style:name="T149_189" style:family="text" style:parent-style-name="Default_20_Paragraph_20_Font"/>
    <style:style style:name="T149_190" style:family="text" style:parent-style-name="Default_20_Paragraph_20_Font"/>
    <style:style style:name="T149_191" style:family="text" style:parent-style-name="Default_20_Paragraph_20_Font"/>
    <style:style style:name="T149_192" style:family="text" style:parent-style-name="Default_20_Paragraph_20_Font"/>
    <style:style style:name="T149_193" style:family="text" style:parent-style-name="Default_20_Paragraph_20_Font"/>
    <style:style style:name="T149_194" style:family="text" style:parent-style-name="Default_20_Paragraph_20_Font"/>
    <style:style style:name="T149_195" style:family="text" style:parent-style-name="Default_20_Paragraph_20_Font"/>
    <style:style style:name="T149_196" style:family="text" style:parent-style-name="Default_20_Paragraph_20_Font"/>
    <style:style style:name="T149_197" style:family="text" style:parent-style-name="Default_20_Paragraph_20_Font"/>
    <style:style style:name="T149_198" style:family="text" style:parent-style-name="Default_20_Paragraph_20_Font"/>
    <style:style style:name="T149_199" style:family="text" style:parent-style-name="Default_20_Paragraph_20_Font"/>
    <style:style style:name="T149_200" style:family="text" style:parent-style-name="Default_20_Paragraph_20_Font"/>
    <style:style style:name="T149_201" style:family="text" style:parent-style-name="Default_20_Paragraph_20_Font"/>
    <style:style style:name="T149_202" style:family="text" style:parent-style-name="Default_20_Paragraph_20_Font"/>
    <style:style style:name="P15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15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51_1" style:family="text" style:parent-style-name="Default_20_Paragraph_20_Font"/>
    <style:style style:name="T151_2" style:family="text" style:parent-style-name="Default_20_Paragraph_20_Font"/>
    <style:style style:name="T151_3" style:family="text" style:parent-style-name="Default_20_Paragraph_20_Font"/>
    <style:style style:name="T151_4" style:family="text" style:parent-style-name="Default_20_Paragraph_20_Font"/>
    <style:style style:name="T151_5" style:family="text" style:parent-style-name="Default_20_Paragraph_20_Font"/>
    <style:style style:name="T151_6" style:family="text" style:parent-style-name="Default_20_Paragraph_20_Font"/>
    <style:style style:name="T151_7" style:family="text" style:parent-style-name="Default_20_Paragraph_20_Font"/>
    <style:style style:name="T151_8" style:family="text" style:parent-style-name="Default_20_Paragraph_20_Font"/>
    <style:style style:name="T151_9" style:family="text" style:parent-style-name="Default_20_Paragraph_20_Font"/>
    <style:style style:name="T151_10" style:family="text" style:parent-style-name="Default_20_Paragraph_20_Font"/>
    <style:style style:name="T151_11" style:family="text" style:parent-style-name="Default_20_Paragraph_20_Font"/>
    <style:style style:name="T151_12" style:family="text" style:parent-style-name="Default_20_Paragraph_20_Font"/>
    <style:style style:name="T151_13" style:family="text" style:parent-style-name="Default_20_Paragraph_20_Font"/>
    <style:style style:name="T151_14" style:family="text" style:parent-style-name="Default_20_Paragraph_20_Font"/>
    <style:style style:name="T151_15" style:family="text" style:parent-style-name="Default_20_Paragraph_20_Font"/>
    <style:style style:name="T151_16" style:family="text" style:parent-style-name="Default_20_Paragraph_20_Font"/>
    <style:style style:name="T151_17" style:family="text" style:parent-style-name="Default_20_Paragraph_20_Font"/>
    <style:style style:name="T151_18" style:family="text" style:parent-style-name="Default_20_Paragraph_20_Font"/>
    <style:style style:name="T151_19" style:family="text" style:parent-style-name="Default_20_Paragraph_20_Font"/>
    <style:style style:name="T151_20" style:family="text" style:parent-style-name="Default_20_Paragraph_20_Font"/>
    <style:style style:name="T151_21" style:family="text" style:parent-style-name="Default_20_Paragraph_20_Font"/>
    <style:style style:name="T151_22" style:family="text" style:parent-style-name="Default_20_Paragraph_20_Font"/>
    <style:style style:name="T151_23" style:family="text" style:parent-style-name="Default_20_Paragraph_20_Font"/>
    <style:style style:name="T151_24" style:family="text" style:parent-style-name="Default_20_Paragraph_20_Font"/>
    <style:style style:name="T151_25" style:family="text" style:parent-style-name="Default_20_Paragraph_20_Font"/>
    <style:style style:name="T151_26" style:family="text" style:parent-style-name="Default_20_Paragraph_20_Font"/>
    <style:style style:name="T151_27" style:family="text" style:parent-style-name="Default_20_Paragraph_20_Font"/>
    <style:style style:name="T151_28" style:family="text" style:parent-style-name="Default_20_Paragraph_20_Font"/>
    <style:style style:name="T151_29" style:family="text" style:parent-style-name="Default_20_Paragraph_20_Font"/>
    <style:style style:name="T151_30" style:family="text" style:parent-style-name="Default_20_Paragraph_20_Font"/>
    <style:style style:name="T151_31" style:family="text" style:parent-style-name="Default_20_Paragraph_20_Font"/>
    <style:style style:name="T151_32" style:family="text" style:parent-style-name="Default_20_Paragraph_20_Font"/>
    <style:style style:name="T151_33" style:family="text" style:parent-style-name="Default_20_Paragraph_20_Font"/>
    <style:style style:name="T151_34" style:family="text" style:parent-style-name="Default_20_Paragraph_20_Font"/>
    <style:style style:name="T151_35" style:family="text" style:parent-style-name="Default_20_Paragraph_20_Font"/>
    <style:style style:name="T151_36" style:family="text" style:parent-style-name="Default_20_Paragraph_20_Font"/>
    <style:style style:name="T151_37" style:family="text" style:parent-style-name="Default_20_Paragraph_20_Font"/>
    <style:style style:name="T151_38" style:family="text" style:parent-style-name="Default_20_Paragraph_20_Font"/>
    <style:style style:name="T151_39" style:family="text" style:parent-style-name="Default_20_Paragraph_20_Font"/>
    <style:style style:name="T151_40" style:family="text" style:parent-style-name="Default_20_Paragraph_20_Font"/>
    <style:style style:name="T151_41" style:family="text" style:parent-style-name="Default_20_Paragraph_20_Font"/>
    <style:style style:name="T151_42" style:family="text" style:parent-style-name="Default_20_Paragraph_20_Font"/>
    <style:style style:name="T151_43" style:family="text" style:parent-style-name="Default_20_Paragraph_20_Font"/>
    <style:style style:name="T151_44" style:family="text" style:parent-style-name="Default_20_Paragraph_20_Font"/>
    <style:style style:name="T151_45" style:family="text" style:parent-style-name="Default_20_Paragraph_20_Font"/>
    <style:style style:name="T151_46" style:family="text" style:parent-style-name="Default_20_Paragraph_20_Font"/>
    <style:style style:name="T151_47" style:family="text" style:parent-style-name="Default_20_Paragraph_20_Font"/>
    <style:style style:name="T151_48" style:family="text" style:parent-style-name="Default_20_Paragraph_20_Font"/>
    <style:style style:name="T151_49" style:family="text" style:parent-style-name="Default_20_Paragraph_20_Font"/>
    <style:style style:name="T151_50" style:family="text" style:parent-style-name="Default_20_Paragraph_20_Font"/>
    <style:style style:name="T151_51" style:family="text" style:parent-style-name="Default_20_Paragraph_20_Font"/>
    <style:style style:name="T151_52" style:family="text" style:parent-style-name="Default_20_Paragraph_20_Font"/>
    <style:style style:name="T151_53" style:family="text" style:parent-style-name="Default_20_Paragraph_20_Font"/>
    <style:style style:name="T151_54" style:family="text" style:parent-style-name="Default_20_Paragraph_20_Font"/>
    <style:style style:name="T151_55" style:family="text" style:parent-style-name="Default_20_Paragraph_20_Font"/>
    <style:style style:name="T151_56" style:family="text" style:parent-style-name="Default_20_Paragraph_20_Font"/>
    <style:style style:name="T151_57" style:family="text" style:parent-style-name="Default_20_Paragraph_20_Font"/>
    <style:style style:name="T151_58" style:family="text" style:parent-style-name="Default_20_Paragraph_20_Font"/>
    <style:style style:name="T151_59" style:family="text" style:parent-style-name="Default_20_Paragraph_20_Font"/>
    <style:style style:name="T151_60" style:family="text" style:parent-style-name="Default_20_Paragraph_20_Font"/>
    <style:style style:name="T151_61" style:family="text" style:parent-style-name="Default_20_Paragraph_20_Font"/>
    <style:style style:name="T151_62" style:family="text" style:parent-style-name="Default_20_Paragraph_20_Font"/>
    <style:style style:name="T151_63" style:family="text" style:parent-style-name="Default_20_Paragraph_20_Font"/>
    <style:style style:name="T151_64" style:family="text" style:parent-style-name="Default_20_Paragraph_20_Font"/>
    <style:style style:name="T151_65" style:family="text" style:parent-style-name="Default_20_Paragraph_20_Font"/>
    <style:style style:name="T151_66" style:family="text" style:parent-style-name="Default_20_Paragraph_20_Font"/>
    <style:style style:name="T151_67" style:family="text" style:parent-style-name="Default_20_Paragraph_20_Font"/>
    <style:style style:name="T151_68" style:family="text" style:parent-style-name="Default_20_Paragraph_20_Font"/>
    <style:style style:name="T151_69" style:family="text" style:parent-style-name="Default_20_Paragraph_20_Font"/>
    <style:style style:name="T151_70" style:family="text" style:parent-style-name="Default_20_Paragraph_20_Font"/>
    <style:style style:name="T151_71" style:family="text" style:parent-style-name="Default_20_Paragraph_20_Font"/>
    <style:style style:name="T151_72" style:family="text" style:parent-style-name="Default_20_Paragraph_20_Font"/>
    <style:style style:name="T151_73" style:family="text" style:parent-style-name="Default_20_Paragraph_20_Font"/>
    <style:style style:name="T151_74" style:family="text" style:parent-style-name="Default_20_Paragraph_20_Font"/>
    <style:style style:name="T151_75" style:family="text" style:parent-style-name="Default_20_Paragraph_20_Font"/>
    <style:style style:name="T151_76" style:family="text" style:parent-style-name="Default_20_Paragraph_20_Font"/>
    <style:style style:name="T151_77" style:family="text" style:parent-style-name="Default_20_Paragraph_20_Font"/>
    <style:style style:name="T151_78" style:family="text" style:parent-style-name="Default_20_Paragraph_20_Font"/>
    <style:style style:name="T151_79" style:family="text" style:parent-style-name="Default_20_Paragraph_20_Font"/>
    <style:style style:name="T151_80" style:family="text" style:parent-style-name="Default_20_Paragraph_20_Font"/>
    <style:style style:name="T151_81" style:family="text" style:parent-style-name="Default_20_Paragraph_20_Font"/>
    <style:style style:name="T151_82" style:family="text" style:parent-style-name="Default_20_Paragraph_20_Font"/>
    <style:style style:name="T151_83" style:family="text" style:parent-style-name="Default_20_Paragraph_20_Font"/>
    <style:style style:name="T151_84" style:family="text" style:parent-style-name="Default_20_Paragraph_20_Font"/>
    <style:style style:name="T151_85" style:family="text" style:parent-style-name="Default_20_Paragraph_20_Font"/>
    <style:style style:name="T151_86" style:family="text" style:parent-style-name="Default_20_Paragraph_20_Font"/>
    <style:style style:name="T151_87" style:family="text" style:parent-style-name="Default_20_Paragraph_20_Font"/>
    <style:style style:name="T151_88" style:family="text" style:parent-style-name="Default_20_Paragraph_20_Font"/>
    <style:style style:name="T151_89" style:family="text" style:parent-style-name="Default_20_Paragraph_20_Font"/>
    <style:style style:name="T151_90" style:family="text" style:parent-style-name="Default_20_Paragraph_20_Font"/>
    <style:style style:name="T151_91" style:family="text" style:parent-style-name="Default_20_Paragraph_20_Font"/>
    <style:style style:name="T151_92" style:family="text" style:parent-style-name="Default_20_Paragraph_20_Font"/>
    <style:style style:name="T151_93" style:family="text" style:parent-style-name="Default_20_Paragraph_20_Font"/>
    <style:style style:name="T151_94" style:family="text" style:parent-style-name="Default_20_Paragraph_20_Font"/>
    <style:style style:name="T151_95" style:family="text" style:parent-style-name="Default_20_Paragraph_20_Font"/>
    <style:style style:name="T151_96" style:family="text" style:parent-style-name="Default_20_Paragraph_20_Font"/>
    <style:style style:name="T151_97" style:family="text" style:parent-style-name="Default_20_Paragraph_20_Font"/>
    <style:style style:name="T151_98" style:family="text" style:parent-style-name="Default_20_Paragraph_20_Font"/>
    <style:style style:name="T151_99" style:family="text" style:parent-style-name="Default_20_Paragraph_20_Font"/>
    <style:style style:name="T151_100" style:family="text" style:parent-style-name="Default_20_Paragraph_20_Font"/>
    <style:style style:name="T151_101" style:family="text" style:parent-style-name="Default_20_Paragraph_20_Font"/>
    <style:style style:name="T151_102" style:family="text" style:parent-style-name="Default_20_Paragraph_20_Font"/>
    <style:style style:name="T151_103" style:family="text" style:parent-style-name="Default_20_Paragraph_20_Font"/>
    <style:style style:name="T151_104" style:family="text" style:parent-style-name="Default_20_Paragraph_20_Font"/>
    <style:style style:name="T151_105" style:family="text" style:parent-style-name="Default_20_Paragraph_20_Font"/>
    <style:style style:name="T151_106" style:family="text" style:parent-style-name="Default_20_Paragraph_20_Font"/>
    <style:style style:name="T151_107" style:family="text" style:parent-style-name="Default_20_Paragraph_20_Font"/>
    <style:style style:name="T151_108" style:family="text" style:parent-style-name="Default_20_Paragraph_20_Font"/>
    <style:style style:name="T151_109" style:family="text" style:parent-style-name="Default_20_Paragraph_20_Font"/>
    <style:style style:name="T151_110" style:family="text" style:parent-style-name="Default_20_Paragraph_20_Font"/>
    <style:style style:name="T151_111" style:family="text" style:parent-style-name="Default_20_Paragraph_20_Font"/>
    <style:style style:name="T151_112" style:family="text" style:parent-style-name="Default_20_Paragraph_20_Font"/>
    <style:style style:name="T151_113" style:family="text" style:parent-style-name="Default_20_Paragraph_20_Font"/>
    <style:style style:name="T151_114" style:family="text" style:parent-style-name="Default_20_Paragraph_20_Font"/>
    <style:style style:name="T151_115" style:family="text" style:parent-style-name="Default_20_Paragraph_20_Font"/>
    <style:style style:name="T151_116" style:family="text" style:parent-style-name="Default_20_Paragraph_20_Font"/>
    <style:style style:name="T151_117" style:family="text" style:parent-style-name="Default_20_Paragraph_20_Font"/>
    <style:style style:name="T151_118" style:family="text" style:parent-style-name="Default_20_Paragraph_20_Font"/>
    <style:style style:name="T151_119" style:family="text" style:parent-style-name="Default_20_Paragraph_20_Font"/>
    <style:style style:name="T151_120" style:family="text" style:parent-style-name="Default_20_Paragraph_20_Font"/>
    <style:style style:name="T151_121" style:family="text" style:parent-style-name="Default_20_Paragraph_20_Font"/>
    <style:style style:name="T151_122" style:family="text" style:parent-style-name="Default_20_Paragraph_20_Font"/>
    <style:style style:name="T151_123" style:family="text" style:parent-style-name="Default_20_Paragraph_20_Font"/>
    <style:style style:name="T151_124" style:family="text" style:parent-style-name="Default_20_Paragraph_20_Font"/>
    <style:style style:name="T151_125" style:family="text" style:parent-style-name="Default_20_Paragraph_20_Font"/>
    <style:style style:name="T151_126" style:family="text" style:parent-style-name="Default_20_Paragraph_20_Font"/>
    <style:style style:name="T151_127" style:family="text" style:parent-style-name="Default_20_Paragraph_20_Font"/>
    <style:style style:name="T151_128" style:family="text" style:parent-style-name="Default_20_Paragraph_20_Font"/>
    <style:style style:name="T151_129" style:family="text" style:parent-style-name="Default_20_Paragraph_20_Font"/>
    <style:style style:name="T151_130" style:family="text" style:parent-style-name="Default_20_Paragraph_20_Font"/>
    <style:style style:name="T151_131" style:family="text" style:parent-style-name="Default_20_Paragraph_20_Font"/>
    <style:style style:name="T151_132" style:family="text" style:parent-style-name="Default_20_Paragraph_20_Font"/>
    <style:style style:name="T151_133" style:family="text" style:parent-style-name="Default_20_Paragraph_20_Font"/>
    <style:style style:name="T151_134" style:family="text" style:parent-style-name="Default_20_Paragraph_20_Font"/>
    <style:style style:name="T151_135" style:family="text" style:parent-style-name="Default_20_Paragraph_20_Font"/>
    <style:style style:name="T151_136" style:family="text" style:parent-style-name="Default_20_Paragraph_20_Font"/>
    <style:style style:name="T151_137" style:family="text" style:parent-style-name="Default_20_Paragraph_20_Font"/>
    <style:style style:name="T151_138" style:family="text" style:parent-style-name="Default_20_Paragraph_20_Font"/>
    <style:style style:name="T151_139" style:family="text" style:parent-style-name="Default_20_Paragraph_20_Font"/>
    <style:style style:name="T151_140" style:family="text" style:parent-style-name="Default_20_Paragraph_20_Font"/>
    <style:style style:name="T151_141" style:family="text" style:parent-style-name="Default_20_Paragraph_20_Font"/>
    <style:style style:name="T151_142" style:family="text" style:parent-style-name="Default_20_Paragraph_20_Font"/>
    <style:style style:name="T151_143" style:family="text" style:parent-style-name="Default_20_Paragraph_20_Font"/>
    <style:style style:name="T151_144" style:family="text" style:parent-style-name="Default_20_Paragraph_20_Font"/>
    <style:style style:name="T151_145" style:family="text" style:parent-style-name="Default_20_Paragraph_20_Font"/>
    <style:style style:name="T151_146" style:family="text" style:parent-style-name="Default_20_Paragraph_20_Font"/>
    <style:style style:name="T151_147" style:family="text" style:parent-style-name="Default_20_Paragraph_20_Font"/>
    <style:style style:name="T151_148" style:family="text" style:parent-style-name="Default_20_Paragraph_20_Font"/>
    <style:style style:name="T151_149" style:family="text" style:parent-style-name="Default_20_Paragraph_20_Font"/>
    <style:style style:name="T151_150" style:family="text" style:parent-style-name="Default_20_Paragraph_20_Font"/>
    <style:style style:name="T151_151" style:family="text" style:parent-style-name="Default_20_Paragraph_20_Font"/>
    <style:style style:name="T151_152" style:family="text" style:parent-style-name="Default_20_Paragraph_20_Font"/>
    <style:style style:name="T151_153" style:family="text" style:parent-style-name="Default_20_Paragraph_20_Font"/>
    <style:style style:name="T151_154" style:family="text" style:parent-style-name="Default_20_Paragraph_20_Font"/>
    <style:style style:name="T151_155" style:family="text" style:parent-style-name="Default_20_Paragraph_20_Font"/>
    <style:style style:name="T151_156" style:family="text" style:parent-style-name="Default_20_Paragraph_20_Font"/>
    <style:style style:name="T151_157" style:family="text" style:parent-style-name="Default_20_Paragraph_20_Font"/>
    <style:style style:name="T151_158" style:family="text" style:parent-style-name="Default_20_Paragraph_20_Font"/>
    <style:style style:name="T151_159" style:family="text" style:parent-style-name="Default_20_Paragraph_20_Font"/>
    <style:style style:name="T151_160" style:family="text" style:parent-style-name="Default_20_Paragraph_20_Font"/>
    <style:style style:name="T151_161" style:family="text" style:parent-style-name="Default_20_Paragraph_20_Font"/>
    <style:style style:name="T151_162" style:family="text" style:parent-style-name="Default_20_Paragraph_20_Font"/>
    <style:style style:name="T151_163" style:family="text" style:parent-style-name="Default_20_Paragraph_20_Font"/>
    <style:style style:name="T151_164" style:family="text" style:parent-style-name="Default_20_Paragraph_20_Font"/>
    <style:style style:name="P15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153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153_1" style:family="text" style:parent-style-name="Default_20_Paragraph_20_Font"/>
    <style:style style:name="T153_2" style:family="text" style:parent-style-name="Default_20_Paragraph_20_Font"/>
    <style:style style:name="T153_3" style:family="text" style:parent-style-name="Default_20_Paragraph_20_Font"/>
    <style:style style:name="T153_4" style:family="text" style:parent-style-name="Default_20_Paragraph_20_Font"/>
    <style:style style:name="T153_5" style:family="text" style:parent-style-name="Default_20_Paragraph_20_Font"/>
    <style:style style:name="T153_6" style:family="text" style:parent-style-name="Default_20_Paragraph_20_Font"/>
    <style:style style:name="T153_7" style:family="text" style:parent-style-name="Default_20_Paragraph_20_Font"/>
    <style:style style:name="T153_8" style:family="text" style:parent-style-name="Default_20_Paragraph_20_Font"/>
    <style:style style:name="T153_9" style:family="text" style:parent-style-name="Default_20_Paragraph_20_Font"/>
    <style:style style:name="T153_10" style:family="text" style:parent-style-name="Default_20_Paragraph_20_Font"/>
    <style:style style:name="T153_11" style:family="text" style:parent-style-name="Default_20_Paragraph_20_Font"/>
    <style:style style:name="T153_12" style:family="text" style:parent-style-name="Default_20_Paragraph_20_Font"/>
    <style:style style:name="T153_13" style:family="text" style:parent-style-name="Default_20_Paragraph_20_Font"/>
    <style:style style:name="T153_14" style:family="text" style:parent-style-name="Default_20_Paragraph_20_Font"/>
    <style:style style:name="T153_15" style:family="text" style:parent-style-name="Default_20_Paragraph_20_Font"/>
    <style:style style:name="T153_16" style:family="text" style:parent-style-name="Default_20_Paragraph_20_Font"/>
    <style:style style:name="T153_17" style:family="text" style:parent-style-name="Default_20_Paragraph_20_Font"/>
    <style:style style:name="T153_18" style:family="text" style:parent-style-name="Default_20_Paragraph_20_Font"/>
    <style:style style:name="T153_19" style:family="text" style:parent-style-name="Default_20_Paragraph_20_Font"/>
    <style:style style:name="T153_20" style:family="text" style:parent-style-name="Default_20_Paragraph_20_Font"/>
    <style:style style:name="T153_21" style:family="text" style:parent-style-name="Default_20_Paragraph_20_Font"/>
    <style:style style:name="T153_22" style:family="text" style:parent-style-name="Default_20_Paragraph_20_Font"/>
    <style:style style:name="T153_23" style:family="text" style:parent-style-name="Default_20_Paragraph_20_Font"/>
    <style:style style:name="T153_24" style:family="text" style:parent-style-name="Default_20_Paragraph_20_Font"/>
    <style:style style:name="T153_25" style:family="text" style:parent-style-name="Default_20_Paragraph_20_Font"/>
    <style:style style:name="T153_26" style:family="text" style:parent-style-name="Default_20_Paragraph_20_Font"/>
    <style:style style:name="T153_27" style:family="text" style:parent-style-name="Default_20_Paragraph_20_Font"/>
    <style:style style:name="T153_28" style:family="text" style:parent-style-name="Default_20_Paragraph_20_Font"/>
    <style:style style:name="T153_29" style:family="text" style:parent-style-name="Default_20_Paragraph_20_Font"/>
    <style:style style:name="T153_30" style:family="text" style:parent-style-name="Default_20_Paragraph_20_Font"/>
    <style:style style:name="T153_31" style:family="text" style:parent-style-name="Default_20_Paragraph_20_Font"/>
    <style:style style:name="T153_32" style:family="text" style:parent-style-name="Default_20_Paragraph_20_Font"/>
    <style:style style:name="T153_33" style:family="text" style:parent-style-name="Default_20_Paragraph_20_Font"/>
    <style:style style:name="T153_34" style:family="text" style:parent-style-name="Default_20_Paragraph_20_Font"/>
    <style:style style:name="T153_35" style:family="text" style:parent-style-name="Default_20_Paragraph_20_Font"/>
    <style:style style:name="T153_36" style:family="text" style:parent-style-name="Default_20_Paragraph_20_Font"/>
    <style:style style:name="T153_37" style:family="text" style:parent-style-name="Default_20_Paragraph_20_Font"/>
    <style:style style:name="T153_38" style:family="text" style:parent-style-name="Default_20_Paragraph_20_Font"/>
    <style:style style:name="T153_39" style:family="text" style:parent-style-name="Default_20_Paragraph_20_Font"/>
    <style:style style:name="T153_40" style:family="text" style:parent-style-name="Default_20_Paragraph_20_Font"/>
    <style:style style:name="T153_41" style:family="text" style:parent-style-name="Default_20_Paragraph_20_Font"/>
    <style:style style:name="T153_42" style:family="text" style:parent-style-name="Default_20_Paragraph_20_Font"/>
    <style:style style:name="T153_43" style:family="text" style:parent-style-name="Default_20_Paragraph_20_Font"/>
    <style:style style:name="T153_44" style:family="text" style:parent-style-name="Default_20_Paragraph_20_Font"/>
    <style:style style:name="T153_45" style:family="text" style:parent-style-name="Default_20_Paragraph_20_Font"/>
    <style:style style:name="T153_46" style:family="text" style:parent-style-name="Default_20_Paragraph_20_Font"/>
    <style:style style:name="T153_47" style:family="text" style:parent-style-name="Default_20_Paragraph_20_Font"/>
    <style:style style:name="T153_48" style:family="text" style:parent-style-name="Default_20_Paragraph_20_Font"/>
    <style:style style:name="T153_49" style:family="text" style:parent-style-name="Default_20_Paragraph_20_Font"/>
    <style:style style:name="T153_50" style:family="text" style:parent-style-name="Default_20_Paragraph_20_Font"/>
    <style:style style:name="T153_51" style:family="text" style:parent-style-name="Default_20_Paragraph_20_Font"/>
    <style:style style:name="T153_52" style:family="text" style:parent-style-name="Default_20_Paragraph_20_Font"/>
    <style:style style:name="T153_53" style:family="text" style:parent-style-name="Default_20_Paragraph_20_Font"/>
    <style:style style:name="T153_54" style:family="text" style:parent-style-name="Default_20_Paragraph_20_Font"/>
    <style:style style:name="T153_55" style:family="text" style:parent-style-name="Default_20_Paragraph_20_Font"/>
    <style:style style:name="T153_56" style:family="text" style:parent-style-name="Default_20_Paragraph_20_Font"/>
    <style:style style:name="T153_57" style:family="text" style:parent-style-name="Default_20_Paragraph_20_Font"/>
    <style:style style:name="T153_58" style:family="text" style:parent-style-name="Default_20_Paragraph_20_Font"/>
    <style:style style:name="T153_59" style:family="text" style:parent-style-name="Default_20_Paragraph_20_Font"/>
    <style:style style:name="T153_60" style:family="text" style:parent-style-name="Default_20_Paragraph_20_Font"/>
    <style:style style:name="T153_61" style:family="text" style:parent-style-name="Default_20_Paragraph_20_Font"/>
    <style:style style:name="T153_62" style:family="text" style:parent-style-name="Default_20_Paragraph_20_Font"/>
    <style:style style:name="T153_63" style:family="text" style:parent-style-name="Default_20_Paragraph_20_Font"/>
    <style:style style:name="T153_64" style:family="text" style:parent-style-name="Default_20_Paragraph_20_Font"/>
    <style:style style:name="T153_65" style:family="text" style:parent-style-name="Default_20_Paragraph_20_Font"/>
    <style:style style:name="T153_66" style:family="text" style:parent-style-name="Default_20_Paragraph_20_Font"/>
    <style:style style:name="T153_67" style:family="text" style:parent-style-name="Default_20_Paragraph_20_Font"/>
    <style:style style:name="T153_68" style:family="text" style:parent-style-name="Default_20_Paragraph_20_Font"/>
    <style:style style:name="T153_69" style:family="text" style:parent-style-name="Default_20_Paragraph_20_Font"/>
    <style:style style:name="T153_70" style:family="text" style:parent-style-name="Default_20_Paragraph_20_Font"/>
    <style:style style:name="T153_71" style:family="text" style:parent-style-name="Default_20_Paragraph_20_Font"/>
    <style:style style:name="T153_72" style:family="text" style:parent-style-name="Default_20_Paragraph_20_Font"/>
    <style:style style:name="T153_73" style:family="text" style:parent-style-name="Default_20_Paragraph_20_Font"/>
    <style:style style:name="T153_74" style:family="text" style:parent-style-name="Default_20_Paragraph_20_Font"/>
    <style:style style:name="T153_75" style:family="text" style:parent-style-name="Default_20_Paragraph_20_Font"/>
    <style:style style:name="T153_76" style:family="text" style:parent-style-name="Default_20_Paragraph_20_Font"/>
    <style:style style:name="T153_77" style:family="text" style:parent-style-name="Default_20_Paragraph_20_Font"/>
    <style:style style:name="T153_78" style:family="text" style:parent-style-name="Default_20_Paragraph_20_Font"/>
    <style:style style:name="T153_79" style:family="text" style:parent-style-name="Default_20_Paragraph_20_Font"/>
    <style:style style:name="T153_80" style:family="text" style:parent-style-name="Default_20_Paragraph_20_Font"/>
    <style:style style:name="T153_81" style:family="text" style:parent-style-name="Default_20_Paragraph_20_Font"/>
    <style:style style:name="T153_82" style:family="text" style:parent-style-name="Default_20_Paragraph_20_Font"/>
    <style:style style:name="T153_83" style:family="text" style:parent-style-name="Default_20_Paragraph_20_Font"/>
    <style:style style:name="T153_84" style:family="text" style:parent-style-name="Default_20_Paragraph_20_Font"/>
    <style:style style:name="T153_85" style:family="text" style:parent-style-name="Default_20_Paragraph_20_Font"/>
    <style:style style:name="T153_86" style:family="text" style:parent-style-name="Default_20_Paragraph_20_Font"/>
    <style:style style:name="T153_87" style:family="text" style:parent-style-name="Default_20_Paragraph_20_Font"/>
    <style:style style:name="T153_88" style:family="text" style:parent-style-name="Default_20_Paragraph_20_Font"/>
    <style:style style:name="T153_89" style:family="text" style:parent-style-name="Default_20_Paragraph_20_Font"/>
    <style:style style:name="T153_90" style:family="text" style:parent-style-name="Default_20_Paragraph_20_Font"/>
    <style:style style:name="T153_91" style:family="text" style:parent-style-name="Default_20_Paragraph_20_Font"/>
    <style:style style:name="T153_92" style:family="text" style:parent-style-name="Default_20_Paragraph_20_Font"/>
    <style:style style:name="T153_93" style:family="text" style:parent-style-name="Default_20_Paragraph_20_Font"/>
    <style:style style:name="T153_94" style:family="text" style:parent-style-name="Default_20_Paragraph_20_Font"/>
    <style:style style:name="T153_95" style:family="text" style:parent-style-name="Default_20_Paragraph_20_Font"/>
    <style:style style:name="T153_96" style:family="text" style:parent-style-name="Default_20_Paragraph_20_Font"/>
    <style:style style:name="P154" style:family="paragraph" style:parent-style-name="Heading_20_3">
      <style:paragraph-properties fo:break-before="auto"/>
    </style:style>
    <style:style style:name="T154_1" style:family="text" style:parent-style-name="Default_20_Paragraph_20_Font"/>
    <style:style style:name="P155" style:family="paragraph" style:parent-style-name="Standard">
      <style:paragraph-properties fo:break-before="auto" fo:margin-top="0cm"/>
    </style:style>
    <style:style style:name="T155_1" style:family="text" style:parent-style-name="Default_20_Paragraph_20_Font">
      <style:text-properties fo:font-weight="bold" style:font-weight-asian="bold" style:font-weight-complex="bold"/>
    </style:style>
    <style:style style:name="T155_2" style:family="text" style:parent-style-name="Default_20_Paragraph_20_Font">
      <style:text-properties fo:font-weight="bold" style:font-weight-asian="bold" style:font-weight-complex="bold"/>
    </style:style>
    <style:style style:name="P156" style:family="paragraph" style:parent-style-name="Standard">
      <style:paragraph-properties fo:break-before="auto" fo:margin-top="0cm"/>
    </style:style>
    <style:style style:name="T156_1" style:family="text" style:parent-style-name="Default_20_Paragraph_20_Font">
      <style:text-properties fo:font-style="italic" style:font-style-asian="italic" style:font-style-complex="italic"/>
    </style:style>
    <style:style style:name="T156_2" style:family="text" style:parent-style-name="Default_20_Paragraph_20_Font">
      <style:text-properties fo:font-style="italic" style:font-style-asian="italic" style:font-style-complex="italic"/>
    </style:style>
    <style:style style:name="T156_3" style:family="text" style:parent-style-name="Default_20_Paragraph_20_Font">
      <style:text-properties fo:font-style="italic" style:font-style-asian="italic" style:font-style-complex="italic"/>
    </style:style>
    <style:style style:name="T156_4" style:family="text" style:parent-style-name="Default_20_Paragraph_20_Font">
      <style:text-properties fo:font-style="italic" style:font-style-asian="italic" style:font-style-complex="italic"/>
    </style:style>
    <style:style style:name="T156_5" style:family="text" style:parent-style-name="Default_20_Paragraph_20_Font">
      <style:text-properties fo:font-style="italic" style:font-style-asian="italic" style:font-style-complex="italic"/>
    </style:style>
    <style:style style:name="T156_6" style:family="text" style:parent-style-name="Default_20_Paragraph_20_Font">
      <style:text-properties fo:font-style="italic" style:font-style-asian="italic" style:font-style-complex="italic"/>
    </style:style>
    <style:style style:name="T156_7" style:family="text" style:parent-style-name="Default_20_Paragraph_20_Font">
      <style:text-properties fo:font-style="italic" style:font-style-asian="italic" style:font-style-complex="italic"/>
    </style:style>
    <style:style style:name="T156_8" style:family="text" style:parent-style-name="Default_20_Paragraph_20_Font">
      <style:text-properties fo:font-style="italic" style:font-style-asian="italic" style:font-style-complex="italic"/>
    </style:style>
    <style:style style:name="P157" style:family="paragraph" style:parent-style-name="Standard">
      <style:paragraph-properties fo:break-before="auto" fo:margin-top="0cm"/>
    </style:style>
    <style:style style:name="T157_1" style:family="text" style:parent-style-name="Default_20_Paragraph_20_Font">
      <style:text-properties fo:font-weight="bold" style:font-weight-asian="bold" style:font-weight-complex="bold"/>
    </style:style>
    <style:style style:name="T157_2" style:family="text" style:parent-style-name="Default_20_Paragraph_20_Font">
      <style:text-properties fo:font-weight="bold" style:font-weight-asian="bold" style:font-weight-complex="bold"/>
    </style:style>
    <style:style style:name="P158" style:family="paragraph" style:parent-style-name="Standard">
      <style:paragraph-properties fo:break-before="auto" fo:margin-top="0cm" fo:margin-bottom="0cm"/>
    </style:style>
    <style:style style:name="T158_1" style:family="text" style:parent-style-name="Default_20_Paragraph_20_Font"/>
    <style:style style:name="T158_2" style:family="text" style:parent-style-name="Default_20_Paragraph_20_Font"/>
    <style:style style:name="T158_3" style:family="text" style:parent-style-name="Default_20_Paragraph_20_Font"/>
    <style:style style:name="T158_4" style:family="text" style:parent-style-name="Default_20_Paragraph_20_Font"/>
    <style:style style:name="T158_5" style:family="text" style:parent-style-name="Default_20_Paragraph_20_Font"/>
    <style:style style:name="T158_6" style:family="text" style:parent-style-name="Default_20_Paragraph_20_Font"/>
    <style:style style:name="T158_7" style:family="text" style:parent-style-name="Default_20_Paragraph_20_Font"/>
    <style:style style:name="T158_8" style:family="text" style:parent-style-name="Default_20_Paragraph_20_Font"/>
    <style:style style:name="T158_9" style:family="text" style:parent-style-name="Default_20_Paragraph_20_Font"/>
    <style:style style:name="T158_10" style:family="text" style:parent-style-name="Default_20_Paragraph_20_Font"/>
    <style:style style:name="T158_11" style:family="text" style:parent-style-name="Default_20_Paragraph_20_Font"/>
    <style:style style:name="T158_12" style:family="text" style:parent-style-name="Default_20_Paragraph_20_Font"/>
    <style:style style:name="T158_13" style:family="text" style:parent-style-name="Default_20_Paragraph_20_Font"/>
    <style:style style:name="T158_14" style:family="text" style:parent-style-name="Default_20_Paragraph_20_Font"/>
    <style:style style:name="T158_15" style:family="text" style:parent-style-name="Default_20_Paragraph_20_Font"/>
    <style:style style:name="T158_16" style:family="text" style:parent-style-name="Default_20_Paragraph_20_Font"/>
    <style:style style:name="T158_17" style:family="text" style:parent-style-name="Default_20_Paragraph_20_Font"/>
    <style:style style:name="T158_18" style:family="text" style:parent-style-name="Default_20_Paragraph_20_Font"/>
    <style:style style:name="T158_19" style:family="text" style:parent-style-name="Default_20_Paragraph_20_Font"/>
    <style:style style:name="T158_20" style:family="text" style:parent-style-name="Default_20_Paragraph_20_Font"/>
    <style:style style:name="T158_21" style:family="text" style:parent-style-name="Default_20_Paragraph_20_Font"/>
    <style:style style:name="T158_22" style:family="text" style:parent-style-name="Default_20_Paragraph_20_Font"/>
    <style:style style:name="T158_23" style:family="text" style:parent-style-name="Default_20_Paragraph_20_Font"/>
    <style:style style:name="T158_24" style:family="text" style:parent-style-name="Default_20_Paragraph_20_Font"/>
    <style:style style:name="T158_25" style:family="text" style:parent-style-name="Default_20_Paragraph_20_Font"/>
    <style:style style:name="T158_26" style:family="text" style:parent-style-name="Default_20_Paragraph_20_Font"/>
    <style:style style:name="T158_27" style:family="text" style:parent-style-name="Default_20_Paragraph_20_Font"/>
    <style:style style:name="T158_28" style:family="text" style:parent-style-name="Default_20_Paragraph_20_Font"/>
    <style:style style:name="T158_29" style:family="text" style:parent-style-name="Default_20_Paragraph_20_Font"/>
    <style:style style:name="T158_30" style:family="text" style:parent-style-name="Default_20_Paragraph_20_Font"/>
    <style:style style:name="T158_31" style:family="text" style:parent-style-name="Default_20_Paragraph_20_Font"/>
    <style:style style:name="T158_32" style:family="text" style:parent-style-name="Default_20_Paragraph_20_Font"/>
    <style:style style:name="T158_33" style:family="text" style:parent-style-name="Default_20_Paragraph_20_Font"/>
    <style:style style:name="T158_34" style:family="text" style:parent-style-name="Default_20_Paragraph_20_Font"/>
    <style:style style:name="T158_35" style:family="text" style:parent-style-name="Default_20_Paragraph_20_Font"/>
    <style:style style:name="T158_36" style:family="text" style:parent-style-name="Default_20_Paragraph_20_Font"/>
    <style:style style:name="T158_37" style:family="text" style:parent-style-name="Default_20_Paragraph_20_Font"/>
    <style:style style:name="T158_38" style:family="text" style:parent-style-name="Default_20_Paragraph_20_Font"/>
    <style:style style:name="T158_39" style:family="text" style:parent-style-name="Default_20_Paragraph_20_Font"/>
    <style:style style:name="T158_40" style:family="text" style:parent-style-name="Default_20_Paragraph_20_Font"/>
    <style:style style:name="T158_41" style:family="text" style:parent-style-name="Default_20_Paragraph_20_Font"/>
    <style:style style:name="T158_42" style:family="text" style:parent-style-name="Default_20_Paragraph_20_Font"/>
    <style:style style:name="T158_43" style:family="text" style:parent-style-name="Default_20_Paragraph_20_Font"/>
    <style:style style:name="T158_44" style:family="text" style:parent-style-name="Default_20_Paragraph_20_Font"/>
    <style:style style:name="T158_45" style:family="text" style:parent-style-name="Default_20_Paragraph_20_Font"/>
    <style:style style:name="T158_46" style:family="text" style:parent-style-name="Default_20_Paragraph_20_Font"/>
    <style:style style:name="T158_47" style:family="text" style:parent-style-name="Default_20_Paragraph_20_Font"/>
    <style:style style:name="T158_48" style:family="text" style:parent-style-name="Default_20_Paragraph_20_Font"/>
    <style:style style:name="T158_49" style:family="text" style:parent-style-name="Default_20_Paragraph_20_Font"/>
    <style:style style:name="T158_50" style:family="text" style:parent-style-name="Default_20_Paragraph_20_Font"/>
    <style:style style:name="T158_51" style:family="text" style:parent-style-name="Default_20_Paragraph_20_Font"/>
    <style:style style:name="T158_52" style:family="text" style:parent-style-name="Default_20_Paragraph_20_Font"/>
    <style:style style:name="T158_53" style:family="text" style:parent-style-name="Default_20_Paragraph_20_Font"/>
    <style:style style:name="T158_54" style:family="text" style:parent-style-name="Default_20_Paragraph_20_Font"/>
    <style:style style:name="T158_55" style:family="text" style:parent-style-name="Default_20_Paragraph_20_Font"/>
    <style:style style:name="T158_56" style:family="text" style:parent-style-name="Default_20_Paragraph_20_Font"/>
    <style:style style:name="T158_57" style:family="text" style:parent-style-name="Default_20_Paragraph_20_Font"/>
    <style:style style:name="T158_58" style:family="text" style:parent-style-name="Default_20_Paragraph_20_Font"/>
    <style:style style:name="T158_59" style:family="text" style:parent-style-name="Default_20_Paragraph_20_Font"/>
    <style:style style:name="T158_60" style:family="text" style:parent-style-name="Default_20_Paragraph_20_Font"/>
    <style:style style:name="T158_61" style:family="text" style:parent-style-name="Default_20_Paragraph_20_Font"/>
    <style:style style:name="T158_62" style:family="text" style:parent-style-name="Default_20_Paragraph_20_Font"/>
    <style:style style:name="T158_63" style:family="text" style:parent-style-name="Default_20_Paragraph_20_Font"/>
    <style:style style:name="T158_64" style:family="text" style:parent-style-name="Default_20_Paragraph_20_Font"/>
    <style:style style:name="T158_65" style:family="text" style:parent-style-name="Default_20_Paragraph_20_Font"/>
    <style:style style:name="T158_66" style:family="text" style:parent-style-name="Default_20_Paragraph_20_Font"/>
    <style:style style:name="T158_67" style:family="text" style:parent-style-name="Default_20_Paragraph_20_Font"/>
    <style:style style:name="T158_68" style:family="text" style:parent-style-name="Default_20_Paragraph_20_Font"/>
    <style:style style:name="T158_69" style:family="text" style:parent-style-name="Default_20_Paragraph_20_Font"/>
    <style:style style:name="T158_70" style:family="text" style:parent-style-name="Default_20_Paragraph_20_Font"/>
    <style:style style:name="T158_71" style:family="text" style:parent-style-name="Default_20_Paragraph_20_Font"/>
    <style:style style:name="T158_72" style:family="text" style:parent-style-name="Default_20_Paragraph_20_Font"/>
    <style:style style:name="T158_73" style:family="text" style:parent-style-name="Default_20_Paragraph_20_Font"/>
    <style:style style:name="T158_74" style:family="text" style:parent-style-name="Default_20_Paragraph_20_Font"/>
    <style:style style:name="T158_75" style:family="text" style:parent-style-name="Default_20_Paragraph_20_Font"/>
    <style:style style:name="T158_76" style:family="text" style:parent-style-name="Default_20_Paragraph_20_Font"/>
    <style:style style:name="T158_77" style:family="text" style:parent-style-name="Default_20_Paragraph_20_Font"/>
    <style:style style:name="T158_78" style:family="text" style:parent-style-name="Default_20_Paragraph_20_Font"/>
    <style:style style:name="T158_79" style:family="text" style:parent-style-name="Default_20_Paragraph_20_Font"/>
    <style:style style:name="T158_80" style:family="text" style:parent-style-name="Default_20_Paragraph_20_Font"/>
    <style:style style:name="T158_81" style:family="text" style:parent-style-name="Default_20_Paragraph_20_Font"/>
    <style:style style:name="T158_82" style:family="text" style:parent-style-name="Default_20_Paragraph_20_Font"/>
    <style:style style:name="T158_83" style:family="text" style:parent-style-name="Default_20_Paragraph_20_Font"/>
    <style:style style:name="T158_84" style:family="text" style:parent-style-name="Default_20_Paragraph_20_Font"/>
    <style:style style:name="T158_85" style:family="text" style:parent-style-name="Default_20_Paragraph_20_Font"/>
    <style:style style:name="T158_86" style:family="text" style:parent-style-name="Default_20_Paragraph_20_Font"/>
    <style:style style:name="T158_87" style:family="text" style:parent-style-name="Default_20_Paragraph_20_Font"/>
    <style:style style:name="T158_88" style:family="text" style:parent-style-name="Default_20_Paragraph_20_Font"/>
    <style:style style:name="T158_89" style:family="text" style:parent-style-name="Default_20_Paragraph_20_Font"/>
    <style:style style:name="T158_90" style:family="text" style:parent-style-name="Default_20_Paragraph_20_Font"/>
    <style:style style:name="T158_91" style:family="text" style:parent-style-name="Default_20_Paragraph_20_Font"/>
    <style:style style:name="T158_92" style:family="text" style:parent-style-name="Default_20_Paragraph_20_Font"/>
    <style:style style:name="T158_93" style:family="text" style:parent-style-name="Default_20_Paragraph_20_Font"/>
    <style:style style:name="T158_94" style:family="text" style:parent-style-name="Default_20_Paragraph_20_Font"/>
    <style:style style:name="T158_95" style:family="text" style:parent-style-name="Default_20_Paragraph_20_Font"/>
    <style:style style:name="T158_96" style:family="text" style:parent-style-name="Default_20_Paragraph_20_Font"/>
    <style:style style:name="T158_97" style:family="text" style:parent-style-name="Default_20_Paragraph_20_Font"/>
    <style:style style:name="T158_98" style:family="text" style:parent-style-name="Default_20_Paragraph_20_Font"/>
    <style:style style:name="T158_99" style:family="text" style:parent-style-name="Default_20_Paragraph_20_Font"/>
    <style:style style:name="T158_100" style:family="text" style:parent-style-name="Default_20_Paragraph_20_Font"/>
    <style:style style:name="T158_101" style:family="text" style:parent-style-name="Default_20_Paragraph_20_Font"/>
    <style:style style:name="T158_102" style:family="text" style:parent-style-name="Default_20_Paragraph_20_Font"/>
    <style:style style:name="T158_103" style:family="text" style:parent-style-name="Default_20_Paragraph_20_Font"/>
    <style:style style:name="T158_104" style:family="text" style:parent-style-name="Default_20_Paragraph_20_Font"/>
    <style:style style:name="T158_105" style:family="text" style:parent-style-name="Default_20_Paragraph_20_Font"/>
    <style:style style:name="T158_106" style:family="text" style:parent-style-name="Default_20_Paragraph_20_Font"/>
    <style:style style:name="T158_107" style:family="text" style:parent-style-name="Default_20_Paragraph_20_Font"/>
    <style:style style:name="T158_108" style:family="text" style:parent-style-name="Default_20_Paragraph_20_Font"/>
    <style:style style:name="T158_109" style:family="text" style:parent-style-name="Default_20_Paragraph_20_Font"/>
    <style:style style:name="T158_110" style:family="text" style:parent-style-name="Default_20_Paragraph_20_Font"/>
    <style:style style:name="T158_111" style:family="text" style:parent-style-name="Default_20_Paragraph_20_Font"/>
    <style:style style:name="T158_112" style:family="text" style:parent-style-name="Default_20_Paragraph_20_Font"/>
    <style:style style:name="T158_113" style:family="text" style:parent-style-name="Default_20_Paragraph_20_Font"/>
    <style:style style:name="T158_114" style:family="text" style:parent-style-name="Default_20_Paragraph_20_Font"/>
    <style:style style:name="T158_115" style:family="text" style:parent-style-name="Default_20_Paragraph_20_Font"/>
    <style:style style:name="T158_116" style:family="text" style:parent-style-name="Default_20_Paragraph_20_Font"/>
    <style:style style:name="T158_117" style:family="text" style:parent-style-name="Default_20_Paragraph_20_Font"/>
    <style:style style:name="T158_118" style:family="text" style:parent-style-name="Default_20_Paragraph_20_Font"/>
    <style:style style:name="T158_119" style:family="text" style:parent-style-name="Default_20_Paragraph_20_Font"/>
    <style:style style:name="T158_120" style:family="text" style:parent-style-name="Default_20_Paragraph_20_Font"/>
    <style:style style:name="T158_121" style:family="text" style:parent-style-name="Default_20_Paragraph_20_Font"/>
    <style:style style:name="T158_122" style:family="text" style:parent-style-name="Default_20_Paragraph_20_Font"/>
    <style:style style:name="T158_123" style:family="text" style:parent-style-name="Default_20_Paragraph_20_Font"/>
    <style:style style:name="T158_124" style:family="text" style:parent-style-name="Default_20_Paragraph_20_Font"/>
    <style:style style:name="T158_125" style:family="text" style:parent-style-name="Default_20_Paragraph_20_Font"/>
    <style:style style:name="T158_126" style:family="text" style:parent-style-name="Default_20_Paragraph_20_Font"/>
    <style:style style:name="T158_127" style:family="text" style:parent-style-name="Default_20_Paragraph_20_Font"/>
    <style:style style:name="T158_128" style:family="text" style:parent-style-name="Default_20_Paragraph_20_Font"/>
    <style:style style:name="T158_129" style:family="text" style:parent-style-name="Default_20_Paragraph_20_Font"/>
    <style:style style:name="T158_130" style:family="text" style:parent-style-name="Default_20_Paragraph_20_Font"/>
    <style:style style:name="T158_131" style:family="text" style:parent-style-name="Default_20_Paragraph_20_Font"/>
    <style:style style:name="T158_132" style:family="text" style:parent-style-name="Default_20_Paragraph_20_Font"/>
    <style:style style:name="T158_133" style:family="text" style:parent-style-name="Default_20_Paragraph_20_Font"/>
    <style:style style:name="T158_134" style:family="text" style:parent-style-name="Default_20_Paragraph_20_Font"/>
    <style:style style:name="T158_135" style:family="text" style:parent-style-name="Default_20_Paragraph_20_Font"/>
    <style:style style:name="T158_136" style:family="text" style:parent-style-name="Default_20_Paragraph_20_Font"/>
    <style:style style:name="T158_137" style:family="text" style:parent-style-name="Default_20_Paragraph_20_Font"/>
    <style:style style:name="T158_138" style:family="text" style:parent-style-name="Default_20_Paragraph_20_Font"/>
    <style:style style:name="T158_139" style:family="text" style:parent-style-name="Default_20_Paragraph_20_Font"/>
    <style:style style:name="T158_140" style:family="text" style:parent-style-name="Default_20_Paragraph_20_Font"/>
    <style:style style:name="T158_141" style:family="text" style:parent-style-name="Default_20_Paragraph_20_Font"/>
    <style:style style:name="T158_142" style:family="text" style:parent-style-name="Default_20_Paragraph_20_Font"/>
    <style:style style:name="T158_143" style:family="text" style:parent-style-name="Default_20_Paragraph_20_Font"/>
    <style:style style:name="T158_144" style:family="text" style:parent-style-name="Default_20_Paragraph_20_Font"/>
    <style:style style:name="T158_145" style:family="text" style:parent-style-name="Default_20_Paragraph_20_Font"/>
    <style:style style:name="T158_146" style:family="text" style:parent-style-name="Default_20_Paragraph_20_Font"/>
    <style:style style:name="T158_147" style:family="text" style:parent-style-name="Default_20_Paragraph_20_Font"/>
    <style:style style:name="T158_148" style:family="text" style:parent-style-name="Default_20_Paragraph_20_Font"/>
    <style:style style:name="T158_149" style:family="text" style:parent-style-name="Default_20_Paragraph_20_Font"/>
    <style:style style:name="T158_150" style:family="text" style:parent-style-name="Default_20_Paragraph_20_Font"/>
    <style:style style:name="T158_151" style:family="text" style:parent-style-name="Default_20_Paragraph_20_Font"/>
    <style:style style:name="T158_152" style:family="text" style:parent-style-name="Default_20_Paragraph_20_Font"/>
    <style:style style:name="T158_153" style:family="text" style:parent-style-name="Default_20_Paragraph_20_Font"/>
    <style:style style:name="T158_154" style:family="text" style:parent-style-name="Default_20_Paragraph_20_Font"/>
    <style:style style:name="T158_155" style:family="text" style:parent-style-name="Default_20_Paragraph_20_Font"/>
    <style:style style:name="T158_156" style:family="text" style:parent-style-name="Default_20_Paragraph_20_Font"/>
    <style:style style:name="T158_157" style:family="text" style:parent-style-name="Default_20_Paragraph_20_Font"/>
    <style:style style:name="T158_158" style:family="text" style:parent-style-name="Default_20_Paragraph_20_Font"/>
    <style:style style:name="T158_159" style:family="text" style:parent-style-name="Default_20_Paragraph_20_Font"/>
    <style:style style:name="T158_160" style:family="text" style:parent-style-name="Default_20_Paragraph_20_Font"/>
    <style:style style:name="T158_161" style:family="text" style:parent-style-name="Default_20_Paragraph_20_Font"/>
    <style:style style:name="T158_162" style:family="text" style:parent-style-name="Default_20_Paragraph_20_Font"/>
    <style:style style:name="T158_163" style:family="text" style:parent-style-name="Default_20_Paragraph_20_Font"/>
    <style:style style:name="T158_164" style:family="text" style:parent-style-name="Default_20_Paragraph_20_Font"/>
    <style:style style:name="T158_165" style:family="text" style:parent-style-name="Default_20_Paragraph_20_Font"/>
    <style:style style:name="T158_166" style:family="text" style:parent-style-name="Default_20_Paragraph_20_Font"/>
    <style:style style:name="T158_167" style:family="text" style:parent-style-name="Default_20_Paragraph_20_Font"/>
    <style:style style:name="T158_168" style:family="text" style:parent-style-name="Default_20_Paragraph_20_Font"/>
    <style:style style:name="T158_169" style:family="text" style:parent-style-name="Default_20_Paragraph_20_Font"/>
    <style:style style:name="T158_170" style:family="text" style:parent-style-name="Default_20_Paragraph_20_Font"/>
    <style:style style:name="T158_171" style:family="text" style:parent-style-name="Default_20_Paragraph_20_Font"/>
    <style:style style:name="T158_172" style:family="text" style:parent-style-name="Default_20_Paragraph_20_Font"/>
    <style:style style:name="T158_173" style:family="text" style:parent-style-name="Default_20_Paragraph_20_Font"/>
    <style:style style:name="T158_174" style:family="text" style:parent-style-name="Default_20_Paragraph_20_Font"/>
    <style:style style:name="T158_175" style:family="text" style:parent-style-name="Default_20_Paragraph_20_Font"/>
    <style:style style:name="T158_176" style:family="text" style:parent-style-name="Default_20_Paragraph_20_Font"/>
    <style:style style:name="T158_177" style:family="text" style:parent-style-name="Default_20_Paragraph_20_Font"/>
    <style:style style:name="T158_178" style:family="text" style:parent-style-name="Default_20_Paragraph_20_Font"/>
    <style:style style:name="T158_179" style:family="text" style:parent-style-name="Default_20_Paragraph_20_Font"/>
    <style:style style:name="T158_180" style:family="text" style:parent-style-name="Default_20_Paragraph_20_Font"/>
    <style:style style:name="T158_181" style:family="text" style:parent-style-name="Default_20_Paragraph_20_Font"/>
    <style:style style:name="T158_182" style:family="text" style:parent-style-name="Default_20_Paragraph_20_Font"/>
    <style:style style:name="T158_183" style:family="text" style:parent-style-name="Default_20_Paragraph_20_Font"/>
    <style:style style:name="T158_184" style:family="text" style:parent-style-name="Default_20_Paragraph_20_Font"/>
    <style:style style:name="T158_185" style:family="text" style:parent-style-name="Default_20_Paragraph_20_Font"/>
    <style:style style:name="T158_186" style:family="text" style:parent-style-name="Default_20_Paragraph_20_Font"/>
    <style:style style:name="T158_187" style:family="text" style:parent-style-name="Default_20_Paragraph_20_Font"/>
    <style:style style:name="T158_188" style:family="text" style:parent-style-name="Default_20_Paragraph_20_Font"/>
    <style:style style:name="T158_189" style:family="text" style:parent-style-name="Default_20_Paragraph_20_Font"/>
    <style:style style:name="T158_190" style:family="text" style:parent-style-name="Default_20_Paragraph_20_Font"/>
    <style:style style:name="T158_191" style:family="text" style:parent-style-name="Default_20_Paragraph_20_Font"/>
    <style:style style:name="T158_192" style:family="text" style:parent-style-name="Default_20_Paragraph_20_Font"/>
    <style:style style:name="T158_193" style:family="text" style:parent-style-name="Default_20_Paragraph_20_Font"/>
    <style:style style:name="T158_194" style:family="text" style:parent-style-name="Default_20_Paragraph_20_Font"/>
    <style:style style:name="T158_195" style:family="text" style:parent-style-name="Default_20_Paragraph_20_Font"/>
    <style:style style:name="T158_196" style:family="text" style:parent-style-name="Default_20_Paragraph_20_Font"/>
    <style:style style:name="T158_197" style:family="text" style:parent-style-name="Default_20_Paragraph_20_Font"/>
    <style:style style:name="T158_198" style:family="text" style:parent-style-name="Default_20_Paragraph_20_Font"/>
    <style:style style:name="T158_199" style:family="text" style:parent-style-name="Default_20_Paragraph_20_Font"/>
    <style:style style:name="T158_200" style:family="text" style:parent-style-name="Default_20_Paragraph_20_Font"/>
    <style:style style:name="T158_201" style:family="text" style:parent-style-name="Default_20_Paragraph_20_Font"/>
    <style:style style:name="T158_202" style:family="text" style:parent-style-name="Default_20_Paragraph_20_Font"/>
    <style:style style:name="T158_203" style:family="text" style:parent-style-name="Default_20_Paragraph_20_Font"/>
    <style:style style:name="T158_204" style:family="text" style:parent-style-name="Default_20_Paragraph_20_Font"/>
    <style:style style:name="T158_205" style:family="text" style:parent-style-name="Default_20_Paragraph_20_Font"/>
    <style:style style:name="T158_206" style:family="text" style:parent-style-name="Default_20_Paragraph_20_Font"/>
    <style:style style:name="T158_207" style:family="text" style:parent-style-name="Default_20_Paragraph_20_Font"/>
    <style:style style:name="T158_208" style:family="text" style:parent-style-name="Default_20_Paragraph_20_Font"/>
    <style:style style:name="T158_209" style:family="text" style:parent-style-name="Default_20_Paragraph_20_Font"/>
    <style:style style:name="T158_210" style:family="text" style:parent-style-name="Default_20_Paragraph_20_Font"/>
    <style:style style:name="T158_211" style:family="text" style:parent-style-name="Default_20_Paragraph_20_Font"/>
    <style:style style:name="T158_212" style:family="text" style:parent-style-name="Default_20_Paragraph_20_Font"/>
    <style:style style:name="T158_213" style:family="text" style:parent-style-name="Default_20_Paragraph_20_Font"/>
    <style:style style:name="T158_214" style:family="text" style:parent-style-name="Default_20_Paragraph_20_Font"/>
    <style:style style:name="T158_215" style:family="text" style:parent-style-name="Default_20_Paragraph_20_Font"/>
    <style:style style:name="T158_216" style:family="text" style:parent-style-name="Default_20_Paragraph_20_Font"/>
    <style:style style:name="T158_217" style:family="text" style:parent-style-name="Default_20_Paragraph_20_Font"/>
    <style:style style:name="T158_218" style:family="text" style:parent-style-name="Default_20_Paragraph_20_Font"/>
    <style:style style:name="T158_219" style:family="text" style:parent-style-name="Default_20_Paragraph_20_Font"/>
    <style:style style:name="T158_220" style:family="text" style:parent-style-name="Default_20_Paragraph_20_Font"/>
    <style:style style:name="T158_221" style:family="text" style:parent-style-name="Default_20_Paragraph_20_Font"/>
    <style:style style:name="T158_222" style:family="text" style:parent-style-name="Default_20_Paragraph_20_Font"/>
    <style:style style:name="T158_223" style:family="text" style:parent-style-name="Default_20_Paragraph_20_Font"/>
    <style:style style:name="T158_224" style:family="text" style:parent-style-name="Default_20_Paragraph_20_Font"/>
    <style:style style:name="T158_225" style:family="text" style:parent-style-name="Default_20_Paragraph_20_Font"/>
    <style:style style:name="T158_226" style:family="text" style:parent-style-name="Default_20_Paragraph_20_Font"/>
    <style:style style:name="P159" style:family="paragraph" style:parent-style-name="Heading_20_3">
      <style:paragraph-properties fo:break-before="auto"/>
    </style:style>
    <style:style style:name="T159_1" style:family="text" style:parent-style-name="Default_20_Paragraph_20_Font"/>
    <style:style style:name="T159_2" style:family="text" style:parent-style-name="Default_20_Paragraph_20_Font"/>
    <style:style style:name="T159_3" style:family="text" style:parent-style-name="Default_20_Paragraph_20_Font"/>
    <style:style style:name="P160" style:family="paragraph" style:parent-style-name="Standard">
      <style:paragraph-properties fo:break-before="auto" fo:margin-top="0cm"/>
    </style:style>
    <style:style style:name="T160_1" style:family="text" style:parent-style-name="Default_20_Paragraph_20_Font"/>
    <style:style style:name="T160_2" style:family="text" style:parent-style-name="Default_20_Paragraph_20_Font"/>
    <style:style style:name="T160_3" style:family="text" style:parent-style-name="Default_20_Paragraph_20_Font"/>
    <style:style style:name="T160_4" style:family="text" style:parent-style-name="Default_20_Paragraph_20_Font"/>
    <style:style style:name="T160_5" style:family="text" style:parent-style-name="Default_20_Paragraph_20_Font"/>
    <style:style style:name="T160_6" style:family="text" style:parent-style-name="Default_20_Paragraph_20_Font"/>
    <style:style style:name="T160_7" style:family="text" style:parent-style-name="Default_20_Paragraph_20_Font"/>
    <style:style style:name="T160_8" style:family="text" style:parent-style-name="Default_20_Paragraph_20_Font"/>
    <style:style style:name="T160_9" style:family="text" style:parent-style-name="Default_20_Paragraph_20_Font"/>
    <style:style style:name="T160_10" style:family="text" style:parent-style-name="Default_20_Paragraph_20_Font"/>
    <style:style style:name="T160_11" style:family="text" style:parent-style-name="Default_20_Paragraph_20_Font"/>
    <style:style style:name="T160_12" style:family="text" style:parent-style-name="Default_20_Paragraph_20_Font"/>
    <style:style style:name="T160_13" style:family="text" style:parent-style-name="Default_20_Paragraph_20_Font"/>
    <style:style style:name="P16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61_1" style:family="text" style:parent-style-name="Default_20_Paragraph_20_Font"/>
    <style:style style:name="T161_2" style:family="text" style:parent-style-name="Default_20_Paragraph_20_Font"/>
    <style:style style:name="T161_3" style:family="text" style:parent-style-name="Default_20_Paragraph_20_Font"/>
    <style:style style:name="T161_4" style:family="text" style:parent-style-name="Default_20_Paragraph_20_Font"/>
    <style:style style:name="T161_5" style:family="text" style:parent-style-name="Default_20_Paragraph_20_Font"/>
    <style:style style:name="T161_6" style:family="text" style:parent-style-name="Default_20_Paragraph_20_Font"/>
    <style:style style:name="T161_7" style:family="text" style:parent-style-name="Default_20_Paragraph_20_Font"/>
    <style:style style:name="T161_8" style:family="text" style:parent-style-name="Default_20_Paragraph_20_Font"/>
    <style:style style:name="T161_9" style:family="text" style:parent-style-name="Default_20_Paragraph_20_Font"/>
    <style:style style:name="T161_10" style:family="text" style:parent-style-name="Default_20_Paragraph_20_Font"/>
    <style:style style:name="T161_11" style:family="text" style:parent-style-name="Default_20_Paragraph_20_Font"/>
    <style:style style:name="T161_12" style:family="text" style:parent-style-name="Default_20_Paragraph_20_Font"/>
    <style:style style:name="T161_13" style:family="text" style:parent-style-name="Default_20_Paragraph_20_Font"/>
    <style:style style:name="T161_14" style:family="text" style:parent-style-name="Default_20_Paragraph_20_Font"/>
    <style:style style:name="P162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/>
    </style:style>
    <style:style style:name="T162_1" style:family="text" style:parent-style-name="Default_20_Paragraph_20_Font"/>
    <style:style style:name="T162_2" style:family="text" style:parent-style-name="Default_20_Paragraph_20_Font"/>
    <style:style style:name="T162_3" style:family="text" style:parent-style-name="Default_20_Paragraph_20_Font"/>
    <style:style style:name="T162_4" style:family="text" style:parent-style-name="Default_20_Paragraph_20_Font"/>
    <style:style style:name="T162_5" style:family="text" style:parent-style-name="Default_20_Paragraph_20_Font"/>
    <style:style style:name="P163" style:family="paragraph" style:parent-style-name="Standard">
      <style:paragraph-properties fo:break-before="auto" fo:margin-top="0cm"/>
    </style:style>
    <style:style style:name="T163_1" style:family="text" style:parent-style-name="Default_20_Paragraph_20_Font">
      <style:text-properties fo:font-weight="bold" style:font-weight-asian="bold" style:font-weight-complex="bold"/>
    </style:style>
    <style:style style:name="T163_2" style:family="text" style:parent-style-name="Default_20_Paragraph_20_Font">
      <style:text-properties fo:font-weight="bold" style:font-weight-asian="bold" style:font-weight-complex="bold"/>
    </style:style>
    <style:style style:name="P164" style:family="paragraph" style:parent-style-name="Standard">
      <style:paragraph-properties fo:break-before="auto" fo:margin-top="0cm"/>
    </style:style>
    <style:style style:name="T164_1" style:family="text" style:parent-style-name="Default_20_Paragraph_20_Font">
      <style:text-properties fo:font-style="italic" style:font-style-asian="italic" style:font-style-complex="italic"/>
    </style:style>
    <style:style style:name="T164_2" style:family="text" style:parent-style-name="Default_20_Paragraph_20_Font">
      <style:text-properties fo:font-style="italic" style:font-style-asian="italic" style:font-style-complex="italic"/>
    </style:style>
    <style:style style:name="T164_3" style:family="text" style:parent-style-name="Default_20_Paragraph_20_Font">
      <style:text-properties fo:font-style="italic" style:font-style-asian="italic" style:font-style-complex="italic"/>
    </style:style>
    <style:style style:name="T164_4" style:family="text" style:parent-style-name="Default_20_Paragraph_20_Font">
      <style:text-properties fo:font-style="italic" style:font-style-asian="italic" style:font-style-complex="italic"/>
    </style:style>
    <style:style style:name="T164_5" style:family="text" style:parent-style-name="Default_20_Paragraph_20_Font">
      <style:text-properties fo:font-style="italic" style:font-style-asian="italic" style:font-style-complex="italic"/>
    </style:style>
    <style:style style:name="T164_6" style:family="text" style:parent-style-name="Default_20_Paragraph_20_Font">
      <style:text-properties fo:font-style="italic" style:font-style-asian="italic" style:font-style-complex="italic"/>
    </style:style>
    <style:style style:name="T164_7" style:family="text" style:parent-style-name="Default_20_Paragraph_20_Font">
      <style:text-properties fo:font-style="italic" style:font-style-asian="italic" style:font-style-complex="italic"/>
    </style:style>
    <style:style style:name="P16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65_1" style:family="text" style:parent-style-name="Default_20_Paragraph_20_Font">
      <style:text-properties fo:font-weight="bold" style:font-weight-asian="bold" style:font-weight-complex="bold"/>
    </style:style>
    <style:style style:name="T165_2" style:family="text" style:parent-style-name="Default_20_Paragraph_20_Font">
      <style:text-properties fo:font-weight="bold" style:font-weight-asian="bold" style:font-weight-complex="bold"/>
    </style:style>
    <style:style style:name="P16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66_1" style:family="text" style:parent-style-name="Default_20_Paragraph_20_Font"/>
    <style:style style:name="T166_2" style:family="text" style:parent-style-name="Default_20_Paragraph_20_Font"/>
    <style:style style:name="T166_3" style:family="text" style:parent-style-name="Default_20_Paragraph_20_Font"/>
    <style:style style:name="T166_4" style:family="text" style:parent-style-name="Default_20_Paragraph_20_Font"/>
    <style:style style:name="T166_5" style:family="text" style:parent-style-name="Default_20_Paragraph_20_Font"/>
    <style:style style:name="T166_6" style:family="text" style:parent-style-name="Default_20_Paragraph_20_Font"/>
    <style:style style:name="T166_7" style:family="text" style:parent-style-name="Default_20_Paragraph_20_Font"/>
    <style:style style:name="T166_8" style:family="text" style:parent-style-name="Default_20_Paragraph_20_Font"/>
    <style:style style:name="T166_9" style:family="text" style:parent-style-name="Default_20_Paragraph_20_Font"/>
    <style:style style:name="T166_10" style:family="text" style:parent-style-name="Default_20_Paragraph_20_Font"/>
    <style:style style:name="T166_11" style:family="text" style:parent-style-name="Default_20_Paragraph_20_Font"/>
    <style:style style:name="T166_12" style:family="text" style:parent-style-name="Default_20_Paragraph_20_Font"/>
    <style:style style:name="T166_13" style:family="text" style:parent-style-name="Default_20_Paragraph_20_Font"/>
    <style:style style:name="T166_14" style:family="text" style:parent-style-name="Default_20_Paragraph_20_Font"/>
    <style:style style:name="T166_15" style:family="text" style:parent-style-name="Default_20_Paragraph_20_Font"/>
    <style:style style:name="T166_16" style:family="text" style:parent-style-name="Default_20_Paragraph_20_Font"/>
    <style:style style:name="T166_17" style:family="text" style:parent-style-name="Default_20_Paragraph_20_Font"/>
    <style:style style:name="T166_18" style:family="text" style:parent-style-name="Default_20_Paragraph_20_Font"/>
    <style:style style:name="T166_19" style:family="text" style:parent-style-name="Default_20_Paragraph_20_Font"/>
    <style:style style:name="T166_20" style:family="text" style:parent-style-name="Default_20_Paragraph_20_Font"/>
    <style:style style:name="T166_21" style:family="text" style:parent-style-name="Default_20_Paragraph_20_Font"/>
    <style:style style:name="T166_22" style:family="text" style:parent-style-name="Default_20_Paragraph_20_Font"/>
    <style:style style:name="T166_23" style:family="text" style:parent-style-name="Default_20_Paragraph_20_Font"/>
    <style:style style:name="T166_24" style:family="text" style:parent-style-name="Default_20_Paragraph_20_Font"/>
    <style:style style:name="T166_25" style:family="text" style:parent-style-name="Default_20_Paragraph_20_Font"/>
    <style:style style:name="T166_26" style:family="text" style:parent-style-name="Default_20_Paragraph_20_Font"/>
    <style:style style:name="T166_27" style:family="text" style:parent-style-name="Default_20_Paragraph_20_Font"/>
    <style:style style:name="T166_28" style:family="text" style:parent-style-name="Default_20_Paragraph_20_Font"/>
    <style:style style:name="T166_29" style:family="text" style:parent-style-name="Default_20_Paragraph_20_Font"/>
    <style:style style:name="T166_30" style:family="text" style:parent-style-name="Default_20_Paragraph_20_Font"/>
    <style:style style:name="T166_31" style:family="text" style:parent-style-name="Default_20_Paragraph_20_Font"/>
    <style:style style:name="T166_32" style:family="text" style:parent-style-name="Default_20_Paragraph_20_Font"/>
    <style:style style:name="T166_33" style:family="text" style:parent-style-name="Default_20_Paragraph_20_Font"/>
    <style:style style:name="T166_34" style:family="text" style:parent-style-name="Default_20_Paragraph_20_Font"/>
    <style:style style:name="T166_35" style:family="text" style:parent-style-name="Default_20_Paragraph_20_Font"/>
    <style:style style:name="T166_36" style:family="text" style:parent-style-name="Default_20_Paragraph_20_Font"/>
    <style:style style:name="T166_37" style:family="text" style:parent-style-name="Default_20_Paragraph_20_Font"/>
    <style:style style:name="T166_38" style:family="text" style:parent-style-name="Default_20_Paragraph_20_Font"/>
    <style:style style:name="T166_39" style:family="text" style:parent-style-name="Default_20_Paragraph_20_Font"/>
    <style:style style:name="T166_40" style:family="text" style:parent-style-name="Default_20_Paragraph_20_Font"/>
    <style:style style:name="T166_41" style:family="text" style:parent-style-name="Default_20_Paragraph_20_Font"/>
    <style:style style:name="T166_42" style:family="text" style:parent-style-name="Default_20_Paragraph_20_Font"/>
    <style:style style:name="T166_43" style:family="text" style:parent-style-name="Default_20_Paragraph_20_Font"/>
    <style:style style:name="T166_44" style:family="text" style:parent-style-name="Default_20_Paragraph_20_Font"/>
    <style:style style:name="T166_45" style:family="text" style:parent-style-name="Default_20_Paragraph_20_Font"/>
    <style:style style:name="T166_46" style:family="text" style:parent-style-name="Default_20_Paragraph_20_Font"/>
    <style:style style:name="T166_47" style:family="text" style:parent-style-name="Default_20_Paragraph_20_Font"/>
    <style:style style:name="T166_48" style:family="text" style:parent-style-name="Default_20_Paragraph_20_Font"/>
    <style:style style:name="T166_49" style:family="text" style:parent-style-name="Default_20_Paragraph_20_Font"/>
    <style:style style:name="T166_50" style:family="text" style:parent-style-name="Default_20_Paragraph_20_Font"/>
    <style:style style:name="T166_51" style:family="text" style:parent-style-name="Default_20_Paragraph_20_Font"/>
    <style:style style:name="T166_52" style:family="text" style:parent-style-name="Default_20_Paragraph_20_Font"/>
    <style:style style:name="T166_53" style:family="text" style:parent-style-name="Default_20_Paragraph_20_Font"/>
    <style:style style:name="T166_54" style:family="text" style:parent-style-name="Default_20_Paragraph_20_Font"/>
    <style:style style:name="T166_55" style:family="text" style:parent-style-name="Default_20_Paragraph_20_Font"/>
    <style:style style:name="T166_56" style:family="text" style:parent-style-name="Default_20_Paragraph_20_Font"/>
    <style:style style:name="T166_57" style:family="text" style:parent-style-name="Default_20_Paragraph_20_Font"/>
    <style:style style:name="T166_58" style:family="text" style:parent-style-name="Default_20_Paragraph_20_Font"/>
    <style:style style:name="T166_59" style:family="text" style:parent-style-name="Default_20_Paragraph_20_Font"/>
    <style:style style:name="T166_60" style:family="text" style:parent-style-name="Default_20_Paragraph_20_Font"/>
    <style:style style:name="T166_61" style:family="text" style:parent-style-name="Default_20_Paragraph_20_Font"/>
    <style:style style:name="T166_62" style:family="text" style:parent-style-name="Default_20_Paragraph_20_Font"/>
    <style:style style:name="T166_63" style:family="text" style:parent-style-name="Default_20_Paragraph_20_Font"/>
    <style:style style:name="T166_64" style:family="text" style:parent-style-name="Default_20_Paragraph_20_Font"/>
    <style:style style:name="T166_65" style:family="text" style:parent-style-name="Default_20_Paragraph_20_Font"/>
    <style:style style:name="T166_66" style:family="text" style:parent-style-name="Default_20_Paragraph_20_Font"/>
    <style:style style:name="T166_67" style:family="text" style:parent-style-name="Default_20_Paragraph_20_Font"/>
    <style:style style:name="T166_68" style:family="text" style:parent-style-name="Default_20_Paragraph_20_Font"/>
    <style:style style:name="T166_69" style:family="text" style:parent-style-name="Default_20_Paragraph_20_Font"/>
    <style:style style:name="T166_70" style:family="text" style:parent-style-name="Default_20_Paragraph_20_Font"/>
    <style:style style:name="T166_71" style:family="text" style:parent-style-name="Default_20_Paragraph_20_Font"/>
    <style:style style:name="T166_72" style:family="text" style:parent-style-name="Default_20_Paragraph_20_Font"/>
    <style:style style:name="T166_73" style:family="text" style:parent-style-name="Default_20_Paragraph_20_Font"/>
    <style:style style:name="T166_74" style:family="text" style:parent-style-name="Default_20_Paragraph_20_Font"/>
    <style:style style:name="T166_75" style:family="text" style:parent-style-name="Default_20_Paragraph_20_Font"/>
    <style:style style:name="T166_76" style:family="text" style:parent-style-name="Default_20_Paragraph_20_Font"/>
    <style:style style:name="T166_77" style:family="text" style:parent-style-name="Default_20_Paragraph_20_Font"/>
    <style:style style:name="T166_78" style:family="text" style:parent-style-name="Default_20_Paragraph_20_Font"/>
    <style:style style:name="T166_79" style:family="text" style:parent-style-name="Default_20_Paragraph_20_Font"/>
    <style:style style:name="T166_80" style:family="text" style:parent-style-name="Default_20_Paragraph_20_Font"/>
    <style:style style:name="T166_81" style:family="text" style:parent-style-name="Default_20_Paragraph_20_Font"/>
    <style:style style:name="T166_82" style:family="text" style:parent-style-name="Default_20_Paragraph_20_Font"/>
    <style:style style:name="T166_83" style:family="text" style:parent-style-name="Default_20_Paragraph_20_Font">
      <style:text-properties fo:font-weight="bold" style:font-weight-asian="bold" style:font-weight-complex="bold"/>
    </style:style>
    <style:style style:name="T166_84" style:family="text" style:parent-style-name="Default_20_Paragraph_20_Font">
      <style:text-properties fo:font-weight="bold" style:font-weight-asian="bold" style:font-weight-complex="bold"/>
    </style:style>
    <style:style style:name="T166_85" style:family="text" style:parent-style-name="Default_20_Paragraph_20_Font"/>
    <style:style style:name="T166_86" style:family="text" style:parent-style-name="Default_20_Paragraph_20_Font"/>
    <style:style style:name="T166_87" style:family="text" style:parent-style-name="Default_20_Paragraph_20_Font"/>
    <style:style style:name="T166_88" style:family="text" style:parent-style-name="Default_20_Paragraph_20_Font"/>
    <style:style style:name="T166_89" style:family="text" style:parent-style-name="Default_20_Paragraph_20_Font"/>
    <style:style style:name="T166_90" style:family="text" style:parent-style-name="Default_20_Paragraph_20_Font"/>
    <style:style style:name="T166_91" style:family="text" style:parent-style-name="Default_20_Paragraph_20_Font"/>
    <style:style style:name="T166_92" style:family="text" style:parent-style-name="Default_20_Paragraph_20_Font"/>
    <style:style style:name="T166_93" style:family="text" style:parent-style-name="Default_20_Paragraph_20_Font"/>
    <style:style style:name="T166_94" style:family="text" style:parent-style-name="Default_20_Paragraph_20_Font"/>
    <style:style style:name="T166_95" style:family="text" style:parent-style-name="Default_20_Paragraph_20_Font"/>
    <style:style style:name="T166_96" style:family="text" style:parent-style-name="Default_20_Paragraph_20_Font"/>
    <style:style style:name="T166_97" style:family="text" style:parent-style-name="Default_20_Paragraph_20_Font"/>
    <style:style style:name="T166_98" style:family="text" style:parent-style-name="Default_20_Paragraph_20_Font"/>
    <style:style style:name="T166_99" style:family="text" style:parent-style-name="Default_20_Paragraph_20_Font"/>
    <style:style style:name="T166_100" style:family="text" style:parent-style-name="Default_20_Paragraph_20_Font"/>
    <style:style style:name="T166_101" style:family="text" style:parent-style-name="Default_20_Paragraph_20_Font"/>
    <style:style style:name="T166_102" style:family="text" style:parent-style-name="Default_20_Paragraph_20_Font"/>
    <style:style style:name="T166_103" style:family="text" style:parent-style-name="Default_20_Paragraph_20_Font"/>
    <style:style style:name="T166_104" style:family="text" style:parent-style-name="Default_20_Paragraph_20_Font"/>
    <style:style style:name="T166_105" style:family="text" style:parent-style-name="Default_20_Paragraph_20_Font"/>
    <style:style style:name="T166_106" style:family="text" style:parent-style-name="Default_20_Paragraph_20_Font"/>
    <style:style style:name="T166_107" style:family="text" style:parent-style-name="Default_20_Paragraph_20_Font"/>
    <style:style style:name="T166_108" style:family="text" style:parent-style-name="Default_20_Paragraph_20_Font"/>
    <style:style style:name="T166_109" style:family="text" style:parent-style-name="Default_20_Paragraph_20_Font"/>
    <style:style style:name="T166_110" style:family="text" style:parent-style-name="Default_20_Paragraph_20_Font"/>
    <style:style style:name="T166_111" style:family="text" style:parent-style-name="Default_20_Paragraph_20_Font"/>
    <style:style style:name="T166_112" style:family="text" style:parent-style-name="Default_20_Paragraph_20_Font"/>
    <style:style style:name="T166_113" style:family="text" style:parent-style-name="Default_20_Paragraph_20_Font">
      <style:text-properties fo:font-weight="bold" style:font-weight-asian="bold" style:font-weight-complex="bold"/>
    </style:style>
    <style:style style:name="T166_114" style:family="text" style:parent-style-name="Default_20_Paragraph_20_Font">
      <style:text-properties fo:font-weight="bold" style:font-weight-asian="bold" style:font-weight-complex="bold"/>
    </style:style>
    <style:style style:name="T166_115" style:family="text" style:parent-style-name="Default_20_Paragraph_20_Font"/>
    <style:style style:name="T166_116" style:family="text" style:parent-style-name="Default_20_Paragraph_20_Font"/>
    <style:style style:name="T166_117" style:family="text" style:parent-style-name="Default_20_Paragraph_20_Font"/>
    <style:style style:name="T166_118" style:family="text" style:parent-style-name="Default_20_Paragraph_20_Font"/>
    <style:style style:name="T166_119" style:family="text" style:parent-style-name="Default_20_Paragraph_20_Font"/>
    <style:style style:name="T166_120" style:family="text" style:parent-style-name="Default_20_Paragraph_20_Font"/>
    <style:style style:name="T166_121" style:family="text" style:parent-style-name="Default_20_Paragraph_20_Font"/>
    <style:style style:name="T166_122" style:family="text" style:parent-style-name="Default_20_Paragraph_20_Font"/>
    <style:style style:name="T166_123" style:family="text" style:parent-style-name="Default_20_Paragraph_20_Font"/>
    <style:style style:name="T166_124" style:family="text" style:parent-style-name="Default_20_Paragraph_20_Font"/>
    <style:style style:name="T166_125" style:family="text" style:parent-style-name="Default_20_Paragraph_20_Font"/>
    <style:style style:name="T166_126" style:family="text" style:parent-style-name="Default_20_Paragraph_20_Font"/>
    <style:style style:name="T166_127" style:family="text" style:parent-style-name="Default_20_Paragraph_20_Font"/>
    <style:style style:name="T166_128" style:family="text" style:parent-style-name="Default_20_Paragraph_20_Font"/>
    <style:style style:name="T166_129" style:family="text" style:parent-style-name="Default_20_Paragraph_20_Font"/>
    <style:style style:name="T166_130" style:family="text" style:parent-style-name="Default_20_Paragraph_20_Font"/>
    <style:style style:name="T166_131" style:family="text" style:parent-style-name="Default_20_Paragraph_20_Font"/>
    <style:style style:name="T166_132" style:family="text" style:parent-style-name="Default_20_Paragraph_20_Font"/>
    <style:style style:name="T166_133" style:family="text" style:parent-style-name="Default_20_Paragraph_20_Font"/>
    <style:style style:name="T166_134" style:family="text" style:parent-style-name="Default_20_Paragraph_20_Font"/>
    <style:style style:name="T166_135" style:family="text" style:parent-style-name="Default_20_Paragraph_20_Font"/>
    <style:style style:name="T166_136" style:family="text" style:parent-style-name="Default_20_Paragraph_20_Font"/>
    <style:style style:name="T166_137" style:family="text" style:parent-style-name="Default_20_Paragraph_20_Font"/>
    <style:style style:name="T166_138" style:family="text" style:parent-style-name="Default_20_Paragraph_20_Font"/>
    <style:style style:name="T166_139" style:family="text" style:parent-style-name="Default_20_Paragraph_20_Font"/>
    <style:style style:name="T166_140" style:family="text" style:parent-style-name="Default_20_Paragraph_20_Font"/>
    <style:style style:name="T166_141" style:family="text" style:parent-style-name="Default_20_Paragraph_20_Font"/>
    <style:style style:name="T166_142" style:family="text" style:parent-style-name="Default_20_Paragraph_20_Font"/>
    <style:style style:name="T166_143" style:family="text" style:parent-style-name="Default_20_Paragraph_20_Font"/>
    <style:style style:name="T166_144" style:family="text" style:parent-style-name="Default_20_Paragraph_20_Font"/>
    <style:style style:name="T166_145" style:family="text" style:parent-style-name="Default_20_Paragraph_20_Font"/>
    <style:style style:name="T166_146" style:family="text" style:parent-style-name="Default_20_Paragraph_20_Font"/>
    <style:style style:name="T166_147" style:family="text" style:parent-style-name="Default_20_Paragraph_20_Font"/>
    <style:style style:name="T166_148" style:family="text" style:parent-style-name="Default_20_Paragraph_20_Font"/>
    <style:style style:name="T166_149" style:family="text" style:parent-style-name="Default_20_Paragraph_20_Font"/>
    <style:style style:name="T166_150" style:family="text" style:parent-style-name="Default_20_Paragraph_20_Font"/>
    <style:style style:name="T166_151" style:family="text" style:parent-style-name="Default_20_Paragraph_20_Font"/>
    <style:style style:name="T166_152" style:family="text" style:parent-style-name="Default_20_Paragraph_20_Font"/>
    <style:style style:name="T166_153" style:family="text" style:parent-style-name="Default_20_Paragraph_20_Font"/>
    <style:style style:name="T166_154" style:family="text" style:parent-style-name="Default_20_Paragraph_20_Font"/>
    <style:style style:name="T166_155" style:family="text" style:parent-style-name="Default_20_Paragraph_20_Font"/>
    <style:style style:name="P16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16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68_1" style:family="text" style:parent-style-name="Default_20_Paragraph_20_Font"/>
    <style:style style:name="T168_2" style:family="text" style:parent-style-name="Default_20_Paragraph_20_Font"/>
    <style:style style:name="T168_3" style:family="text" style:parent-style-name="Default_20_Paragraph_20_Font"/>
    <style:style style:name="T168_4" style:family="text" style:parent-style-name="Default_20_Paragraph_20_Font"/>
    <style:style style:name="T168_5" style:family="text" style:parent-style-name="Default_20_Paragraph_20_Font"/>
    <style:style style:name="T168_6" style:family="text" style:parent-style-name="Default_20_Paragraph_20_Font"/>
    <style:style style:name="T168_7" style:family="text" style:parent-style-name="Default_20_Paragraph_20_Font"/>
    <style:style style:name="T168_8" style:family="text" style:parent-style-name="Default_20_Paragraph_20_Font"/>
    <style:style style:name="T168_9" style:family="text" style:parent-style-name="Default_20_Paragraph_20_Font"/>
    <style:style style:name="T168_10" style:family="text" style:parent-style-name="Default_20_Paragraph_20_Font"/>
    <style:style style:name="T168_11" style:family="text" style:parent-style-name="Default_20_Paragraph_20_Font"/>
    <style:style style:name="T168_12" style:family="text" style:parent-style-name="Default_20_Paragraph_20_Font"/>
    <style:style style:name="T168_13" style:family="text" style:parent-style-name="Default_20_Paragraph_20_Font"/>
    <style:style style:name="T168_14" style:family="text" style:parent-style-name="Default_20_Paragraph_20_Font"/>
    <style:style style:name="T168_15" style:family="text" style:parent-style-name="Default_20_Paragraph_20_Font"/>
    <style:style style:name="T168_16" style:family="text" style:parent-style-name="Default_20_Paragraph_20_Font"/>
    <style:style style:name="T168_17" style:family="text" style:parent-style-name="Default_20_Paragraph_20_Font"/>
    <style:style style:name="T168_18" style:family="text" style:parent-style-name="Default_20_Paragraph_20_Font"/>
    <style:style style:name="T168_19" style:family="text" style:parent-style-name="Default_20_Paragraph_20_Font"/>
    <style:style style:name="T168_20" style:family="text" style:parent-style-name="Default_20_Paragraph_20_Font"/>
    <style:style style:name="T168_21" style:family="text" style:parent-style-name="Default_20_Paragraph_20_Font"/>
    <style:style style:name="T168_22" style:family="text" style:parent-style-name="Default_20_Paragraph_20_Font"/>
    <style:style style:name="T168_23" style:family="text" style:parent-style-name="Default_20_Paragraph_20_Font"/>
    <style:style style:name="T168_24" style:family="text" style:parent-style-name="Default_20_Paragraph_20_Font"/>
    <style:style style:name="T168_25" style:family="text" style:parent-style-name="Default_20_Paragraph_20_Font"/>
    <style:style style:name="T168_26" style:family="text" style:parent-style-name="Default_20_Paragraph_20_Font"/>
    <style:style style:name="T168_27" style:family="text" style:parent-style-name="Default_20_Paragraph_20_Font"/>
    <style:style style:name="T168_28" style:family="text" style:parent-style-name="Default_20_Paragraph_20_Font"/>
    <style:style style:name="T168_29" style:family="text" style:parent-style-name="Default_20_Paragraph_20_Font"/>
    <style:style style:name="T168_30" style:family="text" style:parent-style-name="Default_20_Paragraph_20_Font"/>
    <style:style style:name="T168_31" style:family="text" style:parent-style-name="Default_20_Paragraph_20_Font"/>
    <style:style style:name="T168_32" style:family="text" style:parent-style-name="Default_20_Paragraph_20_Font"/>
    <style:style style:name="T168_33" style:family="text" style:parent-style-name="Default_20_Paragraph_20_Font"/>
    <style:style style:name="T168_34" style:family="text" style:parent-style-name="Default_20_Paragraph_20_Font"/>
    <style:style style:name="T168_35" style:family="text" style:parent-style-name="Default_20_Paragraph_20_Font"/>
    <style:style style:name="T168_36" style:family="text" style:parent-style-name="Default_20_Paragraph_20_Font"/>
    <style:style style:name="T168_37" style:family="text" style:parent-style-name="Default_20_Paragraph_20_Font"/>
    <style:style style:name="T168_38" style:family="text" style:parent-style-name="Default_20_Paragraph_20_Font"/>
    <style:style style:name="T168_39" style:family="text" style:parent-style-name="Default_20_Paragraph_20_Font"/>
    <style:style style:name="T168_40" style:family="text" style:parent-style-name="Default_20_Paragraph_20_Font"/>
    <style:style style:name="T168_41" style:family="text" style:parent-style-name="Default_20_Paragraph_20_Font"/>
    <style:style style:name="T168_42" style:family="text" style:parent-style-name="Default_20_Paragraph_20_Font"/>
    <style:style style:name="T168_43" style:family="text" style:parent-style-name="Default_20_Paragraph_20_Font"/>
    <style:style style:name="T168_44" style:family="text" style:parent-style-name="Default_20_Paragraph_20_Font"/>
    <style:style style:name="T168_45" style:family="text" style:parent-style-name="Default_20_Paragraph_20_Font"/>
    <style:style style:name="T168_46" style:family="text" style:parent-style-name="Default_20_Paragraph_20_Font"/>
    <style:style style:name="T168_47" style:family="text" style:parent-style-name="Default_20_Paragraph_20_Font"/>
    <style:style style:name="T168_48" style:family="text" style:parent-style-name="Default_20_Paragraph_20_Font"/>
    <style:style style:name="T168_49" style:family="text" style:parent-style-name="Default_20_Paragraph_20_Font"/>
    <style:style style:name="T168_50" style:family="text" style:parent-style-name="Default_20_Paragraph_20_Font"/>
    <style:style style:name="T168_51" style:family="text" style:parent-style-name="Default_20_Paragraph_20_Font"/>
    <style:style style:name="T168_52" style:family="text" style:parent-style-name="Default_20_Paragraph_20_Font"/>
    <style:style style:name="T168_53" style:family="text" style:parent-style-name="Default_20_Paragraph_20_Font"/>
    <style:style style:name="T168_54" style:family="text" style:parent-style-name="Default_20_Paragraph_20_Font"/>
    <style:style style:name="T168_55" style:family="text" style:parent-style-name="Default_20_Paragraph_20_Font"/>
    <style:style style:name="T168_56" style:family="text" style:parent-style-name="Default_20_Paragraph_20_Font"/>
    <style:style style:name="T168_57" style:family="text" style:parent-style-name="Default_20_Paragraph_20_Font"/>
    <style:style style:name="T168_58" style:family="text" style:parent-style-name="Default_20_Paragraph_20_Font"/>
    <style:style style:name="T168_59" style:family="text" style:parent-style-name="Default_20_Paragraph_20_Font"/>
    <style:style style:name="T168_60" style:family="text" style:parent-style-name="Default_20_Paragraph_20_Font"/>
    <style:style style:name="T168_61" style:family="text" style:parent-style-name="Default_20_Paragraph_20_Font"/>
    <style:style style:name="T168_62" style:family="text" style:parent-style-name="Default_20_Paragraph_20_Font"/>
    <style:style style:name="T168_63" style:family="text" style:parent-style-name="Default_20_Paragraph_20_Font"/>
    <style:style style:name="T168_64" style:family="text" style:parent-style-name="Default_20_Paragraph_20_Font"/>
    <style:style style:name="T168_65" style:family="text" style:parent-style-name="Default_20_Paragraph_20_Font"/>
    <style:style style:name="T168_66" style:family="text" style:parent-style-name="Default_20_Paragraph_20_Font"/>
    <style:style style:name="T168_67" style:family="text" style:parent-style-name="Default_20_Paragraph_20_Font"/>
    <style:style style:name="T168_68" style:family="text" style:parent-style-name="Default_20_Paragraph_20_Font"/>
    <style:style style:name="T168_69" style:family="text" style:parent-style-name="Default_20_Paragraph_20_Font"/>
    <style:style style:name="T168_70" style:family="text" style:parent-style-name="Default_20_Paragraph_20_Font"/>
    <style:style style:name="T168_71" style:family="text" style:parent-style-name="Default_20_Paragraph_20_Font"/>
    <style:style style:name="T168_72" style:family="text" style:parent-style-name="Default_20_Paragraph_20_Font"/>
    <style:style style:name="T168_73" style:family="text" style:parent-style-name="Default_20_Paragraph_20_Font"/>
    <style:style style:name="T168_74" style:family="text" style:parent-style-name="Default_20_Paragraph_20_Font"/>
    <style:style style:name="T168_75" style:family="text" style:parent-style-name="Default_20_Paragraph_20_Font"/>
    <style:style style:name="T168_76" style:family="text" style:parent-style-name="Default_20_Paragraph_20_Font"/>
    <style:style style:name="T168_77" style:family="text" style:parent-style-name="Default_20_Paragraph_20_Font"/>
    <style:style style:name="T168_78" style:family="text" style:parent-style-name="Default_20_Paragraph_20_Font"/>
    <style:style style:name="T168_79" style:family="text" style:parent-style-name="Default_20_Paragraph_20_Font"/>
    <style:style style:name="T168_80" style:family="text" style:parent-style-name="Default_20_Paragraph_20_Font"/>
    <style:style style:name="T168_81" style:family="text" style:parent-style-name="Default_20_Paragraph_20_Font"/>
    <style:style style:name="T168_82" style:family="text" style:parent-style-name="Default_20_Paragraph_20_Font"/>
    <style:style style:name="T168_83" style:family="text" style:parent-style-name="Default_20_Paragraph_20_Font"/>
    <style:style style:name="T168_84" style:family="text" style:parent-style-name="Default_20_Paragraph_20_Font"/>
    <style:style style:name="T168_85" style:family="text" style:parent-style-name="Default_20_Paragraph_20_Font"/>
    <style:style style:name="T168_86" style:family="text" style:parent-style-name="Default_20_Paragraph_20_Font"/>
    <style:style style:name="T168_87" style:family="text" style:parent-style-name="Default_20_Paragraph_20_Font"/>
    <style:style style:name="T168_88" style:family="text" style:parent-style-name="Default_20_Paragraph_20_Font"/>
    <style:style style:name="T168_89" style:family="text" style:parent-style-name="Default_20_Paragraph_20_Font"/>
    <style:style style:name="T168_90" style:family="text" style:parent-style-name="Default_20_Paragraph_20_Font"/>
    <style:style style:name="T168_91" style:family="text" style:parent-style-name="Default_20_Paragraph_20_Font"/>
    <style:style style:name="T168_92" style:family="text" style:parent-style-name="Default_20_Paragraph_20_Font"/>
    <style:style style:name="T168_93" style:family="text" style:parent-style-name="Default_20_Paragraph_20_Font"/>
    <style:style style:name="T168_94" style:family="text" style:parent-style-name="Default_20_Paragraph_20_Font"/>
    <style:style style:name="T168_95" style:family="text" style:parent-style-name="Default_20_Paragraph_20_Font"/>
    <style:style style:name="T168_96" style:family="text" style:parent-style-name="Default_20_Paragraph_20_Font"/>
    <style:style style:name="T168_97" style:family="text" style:parent-style-name="Default_20_Paragraph_20_Font"/>
    <style:style style:name="T168_98" style:family="text" style:parent-style-name="Default_20_Paragraph_20_Font"/>
    <style:style style:name="T168_99" style:family="text" style:parent-style-name="Default_20_Paragraph_20_Font"/>
    <style:style style:name="T168_100" style:family="text" style:parent-style-name="Default_20_Paragraph_20_Font"/>
    <style:style style:name="T168_101" style:family="text" style:parent-style-name="Default_20_Paragraph_20_Font"/>
    <style:style style:name="T168_102" style:family="text" style:parent-style-name="Default_20_Paragraph_20_Font"/>
    <style:style style:name="T168_103" style:family="text" style:parent-style-name="Default_20_Paragraph_20_Font"/>
    <style:style style:name="T168_104" style:family="text" style:parent-style-name="Default_20_Paragraph_20_Font"/>
    <style:style style:name="T168_105" style:family="text" style:parent-style-name="Default_20_Paragraph_20_Font"/>
    <style:style style:name="T168_106" style:family="text" style:parent-style-name="Default_20_Paragraph_20_Font"/>
    <style:style style:name="T168_107" style:family="text" style:parent-style-name="Default_20_Paragraph_20_Font"/>
    <style:style style:name="T168_108" style:family="text" style:parent-style-name="Default_20_Paragraph_20_Font"/>
    <style:style style:name="T168_109" style:family="text" style:parent-style-name="Default_20_Paragraph_20_Font"/>
    <style:style style:name="T168_110" style:family="text" style:parent-style-name="Default_20_Paragraph_20_Font"/>
    <style:style style:name="T168_111" style:family="text" style:parent-style-name="Default_20_Paragraph_20_Font"/>
    <style:style style:name="T168_112" style:family="text" style:parent-style-name="Default_20_Paragraph_20_Font"/>
    <style:style style:name="T168_113" style:family="text" style:parent-style-name="Default_20_Paragraph_20_Font"/>
    <style:style style:name="T168_114" style:family="text" style:parent-style-name="Default_20_Paragraph_20_Font"/>
    <style:style style:name="T168_115" style:family="text" style:parent-style-name="Default_20_Paragraph_20_Font"/>
    <style:style style:name="T168_116" style:family="text" style:parent-style-name="Default_20_Paragraph_20_Font"/>
    <style:style style:name="T168_117" style:family="text" style:parent-style-name="Default_20_Paragraph_20_Font"/>
    <style:style style:name="T168_118" style:family="text" style:parent-style-name="Default_20_Paragraph_20_Font"/>
    <style:style style:name="T168_119" style:family="text" style:parent-style-name="Default_20_Paragraph_20_Font"/>
    <style:style style:name="T168_120" style:family="text" style:parent-style-name="Default_20_Paragraph_20_Font"/>
    <style:style style:name="T168_121" style:family="text" style:parent-style-name="Default_20_Paragraph_20_Font"/>
    <style:style style:name="T168_122" style:family="text" style:parent-style-name="Default_20_Paragraph_20_Font"/>
    <style:style style:name="T168_123" style:family="text" style:parent-style-name="Default_20_Paragraph_20_Font"/>
    <style:style style:name="T168_124" style:family="text" style:parent-style-name="Default_20_Paragraph_20_Font"/>
    <style:style style:name="T168_125" style:family="text" style:parent-style-name="Default_20_Paragraph_20_Font"/>
    <style:style style:name="T168_126" style:family="text" style:parent-style-name="Default_20_Paragraph_20_Font"/>
    <style:style style:name="T168_127" style:family="text" style:parent-style-name="Default_20_Paragraph_20_Font"/>
    <style:style style:name="T168_128" style:family="text" style:parent-style-name="Default_20_Paragraph_20_Font"/>
    <style:style style:name="T168_129" style:family="text" style:parent-style-name="Default_20_Paragraph_20_Font"/>
    <style:style style:name="T168_130" style:family="text" style:parent-style-name="Default_20_Paragraph_20_Font"/>
    <style:style style:name="T168_131" style:family="text" style:parent-style-name="Default_20_Paragraph_20_Font"/>
    <style:style style:name="T168_132" style:family="text" style:parent-style-name="Default_20_Paragraph_20_Font"/>
    <style:style style:name="T168_133" style:family="text" style:parent-style-name="Default_20_Paragraph_20_Font"/>
    <style:style style:name="T168_134" style:family="text" style:parent-style-name="Default_20_Paragraph_20_Font"/>
    <style:style style:name="T168_135" style:family="text" style:parent-style-name="Default_20_Paragraph_20_Font"/>
    <style:style style:name="T168_136" style:family="text" style:parent-style-name="Default_20_Paragraph_20_Font"/>
    <style:style style:name="T168_137" style:family="text" style:parent-style-name="Default_20_Paragraph_20_Font"/>
    <style:style style:name="T168_138" style:family="text" style:parent-style-name="Default_20_Paragraph_20_Font"/>
    <style:style style:name="T168_139" style:family="text" style:parent-style-name="Default_20_Paragraph_20_Font"/>
    <style:style style:name="T168_140" style:family="text" style:parent-style-name="Default_20_Paragraph_20_Font"/>
    <style:style style:name="T168_141" style:family="text" style:parent-style-name="Default_20_Paragraph_20_Font"/>
    <style:style style:name="T168_142" style:family="text" style:parent-style-name="Default_20_Paragraph_20_Font"/>
    <style:style style:name="T168_143" style:family="text" style:parent-style-name="Default_20_Paragraph_20_Font"/>
    <style:style style:name="T168_144" style:family="text" style:parent-style-name="Default_20_Paragraph_20_Font"/>
    <style:style style:name="T168_145" style:family="text" style:parent-style-name="Default_20_Paragraph_20_Font"/>
    <style:style style:name="T168_146" style:family="text" style:parent-style-name="Default_20_Paragraph_20_Font"/>
    <style:style style:name="T168_147" style:family="text" style:parent-style-name="Default_20_Paragraph_20_Font"/>
    <style:style style:name="T168_148" style:family="text" style:parent-style-name="Default_20_Paragraph_20_Font"/>
    <style:style style:name="T168_149" style:family="text" style:parent-style-name="Default_20_Paragraph_20_Font"/>
    <style:style style:name="T168_150" style:family="text" style:parent-style-name="Default_20_Paragraph_20_Font"/>
    <style:style style:name="T168_151" style:family="text" style:parent-style-name="Default_20_Paragraph_20_Font"/>
    <style:style style:name="T168_152" style:family="text" style:parent-style-name="Default_20_Paragraph_20_Font"/>
    <style:style style:name="T168_153" style:family="text" style:parent-style-name="Default_20_Paragraph_20_Font"/>
    <style:style style:name="T168_154" style:family="text" style:parent-style-name="Default_20_Paragraph_20_Font"/>
    <style:style style:name="T168_155" style:family="text" style:parent-style-name="Default_20_Paragraph_20_Font"/>
    <style:style style:name="T168_156" style:family="text" style:parent-style-name="Default_20_Paragraph_20_Font"/>
    <style:style style:name="T168_157" style:family="text" style:parent-style-name="Default_20_Paragraph_20_Font"/>
    <style:style style:name="T168_158" style:family="text" style:parent-style-name="Default_20_Paragraph_20_Font"/>
    <style:style style:name="T168_159" style:family="text" style:parent-style-name="Default_20_Paragraph_20_Font"/>
    <style:style style:name="T168_160" style:family="text" style:parent-style-name="Default_20_Paragraph_20_Font"/>
    <style:style style:name="T168_161" style:family="text" style:parent-style-name="Default_20_Paragraph_20_Font"/>
    <style:style style:name="T168_162" style:family="text" style:parent-style-name="Default_20_Paragraph_20_Font"/>
    <style:style style:name="T168_163" style:family="text" style:parent-style-name="Default_20_Paragraph_20_Font"/>
    <style:style style:name="T168_164" style:family="text" style:parent-style-name="Default_20_Paragraph_20_Font"/>
    <style:style style:name="T168_165" style:family="text" style:parent-style-name="Default_20_Paragraph_20_Font"/>
    <style:style style:name="T168_166" style:family="text" style:parent-style-name="Default_20_Paragraph_20_Font"/>
    <style:style style:name="T168_167" style:family="text" style:parent-style-name="Default_20_Paragraph_20_Font"/>
    <style:style style:name="T168_168" style:family="text" style:parent-style-name="Default_20_Paragraph_20_Font"/>
    <style:style style:name="T168_169" style:family="text" style:parent-style-name="Default_20_Paragraph_20_Font"/>
    <style:style style:name="T168_170" style:family="text" style:parent-style-name="Default_20_Paragraph_20_Font"/>
    <style:style style:name="T168_171" style:family="text" style:parent-style-name="Default_20_Paragraph_20_Font"/>
    <style:style style:name="T168_172" style:family="text" style:parent-style-name="Default_20_Paragraph_20_Font"/>
    <style:style style:name="T168_173" style:family="text" style:parent-style-name="Default_20_Paragraph_20_Font"/>
    <style:style style:name="T168_174" style:family="text" style:parent-style-name="Default_20_Paragraph_20_Font"/>
    <style:style style:name="T168_175" style:family="text" style:parent-style-name="Default_20_Paragraph_20_Font"/>
    <style:style style:name="T168_176" style:family="text" style:parent-style-name="Default_20_Paragraph_20_Font"/>
    <style:style style:name="T168_177" style:family="text" style:parent-style-name="Default_20_Paragraph_20_Font"/>
    <style:style style:name="T168_178" style:family="text" style:parent-style-name="Default_20_Paragraph_20_Font"/>
    <style:style style:name="T168_179" style:family="text" style:parent-style-name="Default_20_Paragraph_20_Font"/>
    <style:style style:name="T168_180" style:family="text" style:parent-style-name="Default_20_Paragraph_20_Font"/>
    <style:style style:name="T168_181" style:family="text" style:parent-style-name="Default_20_Paragraph_20_Font"/>
    <style:style style:name="T168_182" style:family="text" style:parent-style-name="Default_20_Paragraph_20_Font"/>
    <style:style style:name="T168_183" style:family="text" style:parent-style-name="Default_20_Paragraph_20_Font"/>
    <style:style style:name="T168_184" style:family="text" style:parent-style-name="Default_20_Paragraph_20_Font"/>
    <style:style style:name="T168_185" style:family="text" style:parent-style-name="Default_20_Paragraph_20_Font"/>
    <style:style style:name="T168_186" style:family="text" style:parent-style-name="Default_20_Paragraph_20_Font"/>
    <style:style style:name="T168_187" style:family="text" style:parent-style-name="Default_20_Paragraph_20_Font"/>
    <style:style style:name="T168_188" style:family="text" style:parent-style-name="Default_20_Paragraph_20_Font"/>
    <style:style style:name="T168_189" style:family="text" style:parent-style-name="Default_20_Paragraph_20_Font"/>
    <style:style style:name="T168_190" style:family="text" style:parent-style-name="Default_20_Paragraph_20_Font"/>
    <style:style style:name="T168_191" style:family="text" style:parent-style-name="Default_20_Paragraph_20_Font"/>
    <style:style style:name="T168_192" style:family="text" style:parent-style-name="Default_20_Paragraph_20_Font"/>
    <style:style style:name="T168_193" style:family="text" style:parent-style-name="Default_20_Paragraph_20_Font"/>
    <style:style style:name="T168_194" style:family="text" style:parent-style-name="Default_20_Paragraph_20_Font"/>
    <style:style style:name="T168_195" style:family="text" style:parent-style-name="Default_20_Paragraph_20_Font"/>
    <style:style style:name="T168_196" style:family="text" style:parent-style-name="Default_20_Paragraph_20_Font"/>
    <style:style style:name="T168_197" style:family="text" style:parent-style-name="Default_20_Paragraph_20_Font"/>
    <style:style style:name="T168_198" style:family="text" style:parent-style-name="Default_20_Paragraph_20_Font"/>
    <style:style style:name="T168_199" style:family="text" style:parent-style-name="Default_20_Paragraph_20_Font"/>
    <style:style style:name="T168_200" style:family="text" style:parent-style-name="Default_20_Paragraph_20_Font"/>
    <style:style style:name="T168_201" style:family="text" style:parent-style-name="Default_20_Paragraph_20_Font"/>
    <style:style style:name="T168_202" style:family="text" style:parent-style-name="Default_20_Paragraph_20_Font"/>
    <style:style style:name="T168_203" style:family="text" style:parent-style-name="Default_20_Paragraph_20_Font"/>
    <style:style style:name="T168_204" style:family="text" style:parent-style-name="Default_20_Paragraph_20_Font"/>
    <style:style style:name="T168_205" style:family="text" style:parent-style-name="Default_20_Paragraph_20_Font"/>
    <style:style style:name="T168_206" style:family="text" style:parent-style-name="Default_20_Paragraph_20_Font"/>
    <style:style style:name="T168_207" style:family="text" style:parent-style-name="Default_20_Paragraph_20_Font"/>
    <style:style style:name="T168_208" style:family="text" style:parent-style-name="Default_20_Paragraph_20_Font"/>
    <style:style style:name="T168_209" style:family="text" style:parent-style-name="Default_20_Paragraph_20_Font"/>
    <style:style style:name="T168_210" style:family="text" style:parent-style-name="Default_20_Paragraph_20_Font"/>
    <style:style style:name="T168_211" style:family="text" style:parent-style-name="Default_20_Paragraph_20_Font"/>
    <style:style style:name="T168_212" style:family="text" style:parent-style-name="Default_20_Paragraph_20_Font"/>
    <style:style style:name="T168_213" style:family="text" style:parent-style-name="Default_20_Paragraph_20_Font"/>
    <style:style style:name="T168_214" style:family="text" style:parent-style-name="Default_20_Paragraph_20_Font"/>
    <style:style style:name="T168_215" style:family="text" style:parent-style-name="Default_20_Paragraph_20_Font"/>
    <style:style style:name="T168_216" style:family="text" style:parent-style-name="Default_20_Paragraph_20_Font"/>
    <style:style style:name="T168_217" style:family="text" style:parent-style-name="Default_20_Paragraph_20_Font"/>
    <style:style style:name="T168_218" style:family="text" style:parent-style-name="Default_20_Paragraph_20_Font"/>
    <style:style style:name="T168_219" style:family="text" style:parent-style-name="Default_20_Paragraph_20_Font"/>
    <style:style style:name="T168_220" style:family="text" style:parent-style-name="Default_20_Paragraph_20_Font"/>
    <style:style style:name="T168_221" style:family="text" style:parent-style-name="Default_20_Paragraph_20_Font"/>
    <style:style style:name="T168_222" style:family="text" style:parent-style-name="Default_20_Paragraph_20_Font"/>
    <style:style style:name="T168_223" style:family="text" style:parent-style-name="Default_20_Paragraph_20_Font"/>
    <style:style style:name="T168_224" style:family="text" style:parent-style-name="Default_20_Paragraph_20_Font"/>
    <style:style style:name="T168_225" style:family="text" style:parent-style-name="Default_20_Paragraph_20_Font"/>
    <style:style style:name="T168_226" style:family="text" style:parent-style-name="Default_20_Paragraph_20_Font"/>
    <style:style style:name="T168_227" style:family="text" style:parent-style-name="Default_20_Paragraph_20_Font"/>
    <style:style style:name="T168_228" style:family="text" style:parent-style-name="Default_20_Paragraph_20_Font"/>
    <style:style style:name="T168_229" style:family="text" style:parent-style-name="Default_20_Paragraph_20_Font"/>
    <style:style style:name="T168_230" style:family="text" style:parent-style-name="Default_20_Paragraph_20_Font"/>
    <style:style style:name="T168_231" style:family="text" style:parent-style-name="Default_20_Paragraph_20_Font"/>
    <style:style style:name="T168_232" style:family="text" style:parent-style-name="Default_20_Paragraph_20_Font"/>
    <style:style style:name="T168_233" style:family="text" style:parent-style-name="Default_20_Paragraph_20_Font"/>
    <style:style style:name="T168_234" style:family="text" style:parent-style-name="Default_20_Paragraph_20_Font"/>
    <style:style style:name="T168_235" style:family="text" style:parent-style-name="Default_20_Paragraph_20_Font"/>
    <style:style style:name="T168_236" style:family="text" style:parent-style-name="Default_20_Paragraph_20_Font"/>
    <style:style style:name="T168_237" style:family="text" style:parent-style-name="Default_20_Paragraph_20_Font"/>
    <style:style style:name="T168_238" style:family="text" style:parent-style-name="Default_20_Paragraph_20_Font"/>
    <style:style style:name="T168_239" style:family="text" style:parent-style-name="Default_20_Paragraph_20_Font"/>
    <style:style style:name="T168_240" style:family="text" style:parent-style-name="Default_20_Paragraph_20_Font"/>
    <style:style style:name="T168_241" style:family="text" style:parent-style-name="Default_20_Paragraph_20_Font"/>
    <style:style style:name="T168_242" style:family="text" style:parent-style-name="Default_20_Paragraph_20_Font"/>
    <style:style style:name="T168_243" style:family="text" style:parent-style-name="Default_20_Paragraph_20_Font"/>
    <style:style style:name="T168_244" style:family="text" style:parent-style-name="Default_20_Paragraph_20_Font"/>
    <style:style style:name="T168_245" style:family="text" style:parent-style-name="Default_20_Paragraph_20_Font"/>
    <style:style style:name="T168_246" style:family="text" style:parent-style-name="Default_20_Paragraph_20_Font"/>
    <style:style style:name="T168_247" style:family="text" style:parent-style-name="Default_20_Paragraph_20_Font"/>
    <style:style style:name="T168_248" style:family="text" style:parent-style-name="Default_20_Paragraph_20_Font"/>
    <style:style style:name="T168_249" style:family="text" style:parent-style-name="Default_20_Paragraph_20_Font"/>
    <style:style style:name="T168_250" style:family="text" style:parent-style-name="Default_20_Paragraph_20_Font"/>
    <style:style style:name="T168_251" style:family="text" style:parent-style-name="Default_20_Paragraph_20_Font"/>
    <style:style style:name="T168_252" style:family="text" style:parent-style-name="Default_20_Paragraph_20_Font"/>
    <style:style style:name="T168_253" style:family="text" style:parent-style-name="Default_20_Paragraph_20_Font"/>
    <style:style style:name="T168_254" style:family="text" style:parent-style-name="Default_20_Paragraph_20_Font"/>
    <style:style style:name="T168_255" style:family="text" style:parent-style-name="Default_20_Paragraph_20_Font"/>
    <style:style style:name="T168_256" style:family="text" style:parent-style-name="Default_20_Paragraph_20_Font"/>
    <style:style style:name="T168_257" style:family="text" style:parent-style-name="Default_20_Paragraph_20_Font"/>
    <style:style style:name="T168_258" style:family="text" style:parent-style-name="Default_20_Paragraph_20_Font"/>
    <style:style style:name="T168_259" style:family="text" style:parent-style-name="Default_20_Paragraph_20_Font"/>
    <style:style style:name="T168_260" style:family="text" style:parent-style-name="Default_20_Paragraph_20_Font"/>
    <style:style style:name="T168_261" style:family="text" style:parent-style-name="Default_20_Paragraph_20_Font"/>
    <style:style style:name="T168_262" style:family="text" style:parent-style-name="Default_20_Paragraph_20_Font"/>
    <style:style style:name="T168_263" style:family="text" style:parent-style-name="Default_20_Paragraph_20_Font"/>
    <style:style style:name="T168_264" style:family="text" style:parent-style-name="Default_20_Paragraph_20_Font"/>
    <style:style style:name="T168_265" style:family="text" style:parent-style-name="Default_20_Paragraph_20_Font"/>
    <style:style style:name="T168_266" style:family="text" style:parent-style-name="Default_20_Paragraph_20_Font"/>
    <style:style style:name="T168_267" style:family="text" style:parent-style-name="Default_20_Paragraph_20_Font"/>
    <style:style style:name="T168_268" style:family="text" style:parent-style-name="Default_20_Paragraph_20_Font"/>
    <style:style style:name="T168_269" style:family="text" style:parent-style-name="Default_20_Paragraph_20_Font"/>
    <style:style style:name="T168_270" style:family="text" style:parent-style-name="Default_20_Paragraph_20_Font"/>
    <style:style style:name="T168_271" style:family="text" style:parent-style-name="Default_20_Paragraph_20_Font"/>
    <style:style style:name="T168_272" style:family="text" style:parent-style-name="Default_20_Paragraph_20_Font"/>
    <style:style style:name="T168_273" style:family="text" style:parent-style-name="Default_20_Paragraph_20_Font"/>
    <style:style style:name="T168_274" style:family="text" style:parent-style-name="Default_20_Paragraph_20_Font"/>
    <style:style style:name="T168_275" style:family="text" style:parent-style-name="Default_20_Paragraph_20_Font"/>
    <style:style style:name="T168_276" style:family="text" style:parent-style-name="Default_20_Paragraph_20_Font"/>
    <style:style style:name="T168_277" style:family="text" style:parent-style-name="Default_20_Paragraph_20_Font"/>
    <style:style style:name="T168_278" style:family="text" style:parent-style-name="Default_20_Paragraph_20_Font"/>
    <style:style style:name="T168_279" style:family="text" style:parent-style-name="Default_20_Paragraph_20_Font"/>
    <style:style style:name="T168_280" style:family="text" style:parent-style-name="Default_20_Paragraph_20_Font"/>
    <style:style style:name="T168_281" style:family="text" style:parent-style-name="Default_20_Paragraph_20_Font"/>
    <style:style style:name="T168_282" style:family="text" style:parent-style-name="Default_20_Paragraph_20_Font"/>
    <style:style style:name="T168_283" style:family="text" style:parent-style-name="Default_20_Paragraph_20_Font"/>
    <style:style style:name="T168_284" style:family="text" style:parent-style-name="Default_20_Paragraph_20_Font"/>
    <style:style style:name="T168_285" style:family="text" style:parent-style-name="Default_20_Paragraph_20_Font"/>
    <style:style style:name="P169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P170" style:family="paragraph" style:parent-style-name="Heading_20_2">
      <style:paragraph-properties fo:break-before="auto" fo:margin-bottom="0.141cm"/>
    </style:style>
    <style:style style:name="P171" style:family="paragraph" style:parent-style-name="Heading_20_2">
      <style:paragraph-properties fo:break-before="page" fo:margin-bottom="0.141cm"/>
    </style:style>
    <style:style style:name="T171_1" style:family="text" style:parent-style-name="Default_20_Paragraph_20_Font"/>
    <style:style style:name="T171_2" style:family="text" style:parent-style-name="Default_20_Paragraph_20_Font"/>
    <style:style style:name="T171_3" style:family="text" style:parent-style-name="Default_20_Paragraph_20_Font"/>
    <style:style style:name="T171_4" style:family="text" style:parent-style-name="Default_20_Paragraph_20_Font"/>
    <style:style style:name="T171_5" style:family="text" style:parent-style-name="Default_20_Paragraph_20_Font"/>
    <style:style style:name="T171_6" style:family="text" style:parent-style-name="Default_20_Paragraph_20_Font"/>
    <style:style style:name="T171_7" style:family="text" style:parent-style-name="Default_20_Paragraph_20_Font"/>
    <style:style style:name="T171_8" style:family="text" style:parent-style-name="Default_20_Paragraph_20_Font"/>
    <style:style style:name="P172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72_1" style:family="text" style:parent-style-name="Default_20_Paragraph_20_Font"/>
    <style:style style:name="T172_2" style:family="text" style:parent-style-name="Default_20_Paragraph_20_Font"/>
    <style:style style:name="T172_3" style:family="text" style:parent-style-name="Default_20_Paragraph_20_Font"/>
    <style:style style:name="T172_4" style:family="text" style:parent-style-name="Default_20_Paragraph_20_Font"/>
    <style:style style:name="T172_5" style:family="text" style:parent-style-name="Default_20_Paragraph_20_Font"/>
    <style:style style:name="T172_6" style:family="text" style:parent-style-name="Default_20_Paragraph_20_Font"/>
    <style:style style:name="T172_7" style:family="text" style:parent-style-name="Default_20_Paragraph_20_Font"/>
    <style:style style:name="T172_8" style:family="text" style:parent-style-name="Default_20_Paragraph_20_Font"/>
    <style:style style:name="T172_9" style:family="text" style:parent-style-name="Default_20_Paragraph_20_Font"/>
    <style:style style:name="T172_10" style:family="text" style:parent-style-name="Default_20_Paragraph_20_Font"/>
    <style:style style:name="T172_11" style:family="text" style:parent-style-name="Default_20_Paragraph_20_Font"/>
    <style:style style:name="T172_12" style:family="text" style:parent-style-name="Default_20_Paragraph_20_Font"/>
    <style:style style:name="T172_13" style:family="text" style:parent-style-name="Default_20_Paragraph_20_Font"/>
    <style:style style:name="T172_14" style:family="text" style:parent-style-name="Default_20_Paragraph_20_Font"/>
    <style:style style:name="T172_15" style:family="text" style:parent-style-name="Default_20_Paragraph_20_Font"/>
    <style:style style:name="T172_16" style:family="text" style:parent-style-name="Default_20_Paragraph_20_Font"/>
    <style:style style:name="T172_17" style:family="text" style:parent-style-name="Default_20_Paragraph_20_Font"/>
    <style:style style:name="T172_18" style:family="text" style:parent-style-name="Default_20_Paragraph_20_Font"/>
    <style:style style:name="T172_19" style:family="text" style:parent-style-name="Default_20_Paragraph_20_Font"/>
    <style:style style:name="T172_20" style:family="text" style:parent-style-name="Default_20_Paragraph_20_Font"/>
    <style:style style:name="T172_21" style:family="text" style:parent-style-name="Default_20_Paragraph_20_Font"/>
    <style:style style:name="T172_22" style:family="text" style:parent-style-name="Default_20_Paragraph_20_Font"/>
    <style:style style:name="T172_23" style:family="text" style:parent-style-name="Default_20_Paragraph_20_Font"/>
    <style:style style:name="T172_24" style:family="text" style:parent-style-name="Default_20_Paragraph_20_Font"/>
    <style:style style:name="T172_25" style:family="text" style:parent-style-name="Default_20_Paragraph_20_Font"/>
    <style:style style:name="T172_26" style:family="text" style:parent-style-name="Default_20_Paragraph_20_Font"/>
    <style:style style:name="T172_27" style:family="text" style:parent-style-name="Default_20_Paragraph_20_Font"/>
    <style:style style:name="T172_28" style:family="text" style:parent-style-name="Default_20_Paragraph_20_Font"/>
    <style:style style:name="T172_29" style:family="text" style:parent-style-name="Default_20_Paragraph_20_Font"/>
    <style:style style:name="T172_30" style:family="text" style:parent-style-name="Default_20_Paragraph_20_Font"/>
    <style:style style:name="T172_31" style:family="text" style:parent-style-name="Default_20_Paragraph_20_Font"/>
    <style:style style:name="T172_32" style:family="text" style:parent-style-name="Default_20_Paragraph_20_Font"/>
    <style:style style:name="T172_33" style:family="text" style:parent-style-name="Default_20_Paragraph_20_Font"/>
    <style:style style:name="T172_34" style:family="text" style:parent-style-name="Default_20_Paragraph_20_Font"/>
    <style:style style:name="T172_35" style:family="text" style:parent-style-name="Default_20_Paragraph_20_Font"/>
    <style:style style:name="T172_36" style:family="text" style:parent-style-name="Default_20_Paragraph_20_Font"/>
    <style:style style:name="T172_37" style:family="text" style:parent-style-name="Default_20_Paragraph_20_Font"/>
    <style:style style:name="T172_38" style:family="text" style:parent-style-name="Default_20_Paragraph_20_Font"/>
    <style:style style:name="T172_39" style:family="text" style:parent-style-name="Default_20_Paragraph_20_Font"/>
    <style:style style:name="T172_40" style:family="text" style:parent-style-name="Default_20_Paragraph_20_Font"/>
    <style:style style:name="T172_41" style:family="text" style:parent-style-name="Default_20_Paragraph_20_Font"/>
    <style:style style:name="T172_42" style:family="text" style:parent-style-name="Default_20_Paragraph_20_Font"/>
    <style:style style:name="T172_43" style:family="text" style:parent-style-name="Default_20_Paragraph_20_Font"/>
    <style:style style:name="T172_44" style:family="text" style:parent-style-name="Default_20_Paragraph_20_Font"/>
    <style:style style:name="T172_45" style:family="text" style:parent-style-name="Default_20_Paragraph_20_Font"/>
    <style:style style:name="T172_46" style:family="text" style:parent-style-name="Default_20_Paragraph_20_Font"/>
    <style:style style:name="T172_47" style:family="text" style:parent-style-name="Default_20_Paragraph_20_Font"/>
    <style:style style:name="T172_48" style:family="text" style:parent-style-name="Default_20_Paragraph_20_Font"/>
    <style:style style:name="T172_49" style:family="text" style:parent-style-name="Default_20_Paragraph_20_Font"/>
    <style:style style:name="T172_50" style:family="text" style:parent-style-name="Default_20_Paragraph_20_Font"/>
    <style:style style:name="T172_51" style:family="text" style:parent-style-name="Default_20_Paragraph_20_Font"/>
    <style:style style:name="T172_52" style:family="text" style:parent-style-name="Default_20_Paragraph_20_Font"/>
    <style:style style:name="T172_53" style:family="text" style:parent-style-name="Default_20_Paragraph_20_Font"/>
    <style:style style:name="T172_54" style:family="text" style:parent-style-name="Default_20_Paragraph_20_Font"/>
    <style:style style:name="T172_55" style:family="text" style:parent-style-name="Default_20_Paragraph_20_Font"/>
    <style:style style:name="T172_56" style:family="text" style:parent-style-name="Default_20_Paragraph_20_Font"/>
    <style:style style:name="T172_57" style:family="text" style:parent-style-name="Default_20_Paragraph_20_Font"/>
    <style:style style:name="T172_58" style:family="text" style:parent-style-name="Default_20_Paragraph_20_Font"/>
    <style:style style:name="T172_59" style:family="text" style:parent-style-name="Default_20_Paragraph_20_Font"/>
    <style:style style:name="T172_60" style:family="text" style:parent-style-name="Default_20_Paragraph_20_Font"/>
    <style:style style:name="T172_61" style:family="text" style:parent-style-name="Default_20_Paragraph_20_Font"/>
    <style:style style:name="T172_62" style:family="text" style:parent-style-name="Default_20_Paragraph_20_Font"/>
    <style:style style:name="T172_63" style:family="text" style:parent-style-name="Default_20_Paragraph_20_Font"/>
    <style:style style:name="T172_64" style:family="text" style:parent-style-name="Default_20_Paragraph_20_Font"/>
    <style:style style:name="T172_65" style:family="text" style:parent-style-name="Default_20_Paragraph_20_Font"/>
    <style:style style:name="T172_66" style:family="text" style:parent-style-name="Default_20_Paragraph_20_Font"/>
    <style:style style:name="T172_67" style:family="text" style:parent-style-name="Default_20_Paragraph_20_Font"/>
    <style:style style:name="T172_68" style:family="text" style:parent-style-name="Default_20_Paragraph_20_Font"/>
    <style:style style:name="T172_69" style:family="text" style:parent-style-name="Default_20_Paragraph_20_Font"/>
    <style:style style:name="T172_70" style:family="text" style:parent-style-name="Default_20_Paragraph_20_Font"/>
    <style:style style:name="T172_71" style:family="text" style:parent-style-name="Default_20_Paragraph_20_Font"/>
    <style:style style:name="T172_72" style:family="text" style:parent-style-name="Default_20_Paragraph_20_Font"/>
    <style:style style:name="T172_73" style:family="text" style:parent-style-name="Default_20_Paragraph_20_Font"/>
    <style:style style:name="T172_74" style:family="text" style:parent-style-name="Default_20_Paragraph_20_Font"/>
    <style:style style:name="T172_75" style:family="text" style:parent-style-name="Default_20_Paragraph_20_Font"/>
    <style:style style:name="T172_76" style:family="text" style:parent-style-name="Default_20_Paragraph_20_Font"/>
    <style:style style:name="T172_77" style:family="text" style:parent-style-name="Default_20_Paragraph_20_Font"/>
    <style:style style:name="T172_78" style:family="text" style:parent-style-name="Default_20_Paragraph_20_Font"/>
    <style:style style:name="T172_79" style:family="text" style:parent-style-name="Default_20_Paragraph_20_Font"/>
    <style:style style:name="T172_80" style:family="text" style:parent-style-name="Default_20_Paragraph_20_Font"/>
    <style:style style:name="T172_81" style:family="text" style:parent-style-name="Default_20_Paragraph_20_Font"/>
    <style:style style:name="T172_82" style:family="text" style:parent-style-name="Default_20_Paragraph_20_Font"/>
    <style:style style:name="T172_83" style:family="text" style:parent-style-name="Default_20_Paragraph_20_Font"/>
    <style:style style:name="T172_84" style:family="text" style:parent-style-name="Default_20_Paragraph_20_Font"/>
    <style:style style:name="T172_85" style:family="text" style:parent-style-name="Default_20_Paragraph_20_Font"/>
    <style:style style:name="T172_86" style:family="text" style:parent-style-name="Default_20_Paragraph_20_Font"/>
    <style:style style:name="T172_87" style:family="text" style:parent-style-name="Default_20_Paragraph_20_Font"/>
    <style:style style:name="T172_88" style:family="text" style:parent-style-name="Default_20_Paragraph_20_Font"/>
    <style:style style:name="T172_89" style:family="text" style:parent-style-name="Default_20_Paragraph_20_Font"/>
    <style:style style:name="T172_90" style:family="text" style:parent-style-name="Default_20_Paragraph_20_Font"/>
    <style:style style:name="T172_91" style:family="text" style:parent-style-name="Default_20_Paragraph_20_Font"/>
    <style:style style:name="T172_92" style:family="text" style:parent-style-name="Default_20_Paragraph_20_Font"/>
    <style:style style:name="T172_93" style:family="text" style:parent-style-name="Default_20_Paragraph_20_Font"/>
    <style:style style:name="T172_94" style:family="text" style:parent-style-name="Default_20_Paragraph_20_Font"/>
    <style:style style:name="T172_95" style:family="text" style:parent-style-name="Default_20_Paragraph_20_Font"/>
    <style:style style:name="T172_96" style:family="text" style:parent-style-name="Default_20_Paragraph_20_Font"/>
    <style:style style:name="T172_97" style:family="text" style:parent-style-name="Default_20_Paragraph_20_Font"/>
    <style:style style:name="T172_98" style:family="text" style:parent-style-name="Default_20_Paragraph_20_Font"/>
    <style:style style:name="T172_99" style:family="text" style:parent-style-name="Default_20_Paragraph_20_Font"/>
    <style:style style:name="T172_100" style:family="text" style:parent-style-name="Default_20_Paragraph_20_Font"/>
    <style:style style:name="T172_101" style:family="text" style:parent-style-name="Default_20_Paragraph_20_Font"/>
    <style:style style:name="T172_102" style:family="text" style:parent-style-name="Default_20_Paragraph_20_Font"/>
    <style:style style:name="T172_103" style:family="text" style:parent-style-name="Default_20_Paragraph_20_Font"/>
    <style:style style:name="T172_104" style:family="text" style:parent-style-name="Default_20_Paragraph_20_Font"/>
    <style:style style:name="T172_105" style:family="text" style:parent-style-name="Default_20_Paragraph_20_Font"/>
    <style:style style:name="T172_106" style:family="text" style:parent-style-name="Default_20_Paragraph_20_Font"/>
    <style:style style:name="T172_107" style:family="text" style:parent-style-name="Default_20_Paragraph_20_Font"/>
    <style:style style:name="T172_108" style:family="text" style:parent-style-name="Default_20_Paragraph_20_Font"/>
    <style:style style:name="T172_109" style:family="text" style:parent-style-name="Default_20_Paragraph_20_Font"/>
    <style:style style:name="T172_110" style:family="text" style:parent-style-name="Default_20_Paragraph_20_Font"/>
    <style:style style:name="T172_111" style:family="text" style:parent-style-name="Default_20_Paragraph_20_Font"/>
    <style:style style:name="T172_112" style:family="text" style:parent-style-name="Default_20_Paragraph_20_Font"/>
    <style:style style:name="T172_113" style:family="text" style:parent-style-name="Default_20_Paragraph_20_Font"/>
    <style:style style:name="T172_114" style:family="text" style:parent-style-name="Default_20_Paragraph_20_Font"/>
    <style:style style:name="T172_115" style:family="text" style:parent-style-name="Default_20_Paragraph_20_Font"/>
    <style:style style:name="T172_116" style:family="text" style:parent-style-name="Default_20_Paragraph_20_Font"/>
    <style:style style:name="T172_117" style:family="text" style:parent-style-name="Default_20_Paragraph_20_Font"/>
    <style:style style:name="T172_118" style:family="text" style:parent-style-name="Default_20_Paragraph_20_Font"/>
    <style:style style:name="T172_119" style:family="text" style:parent-style-name="Default_20_Paragraph_20_Font"/>
    <style:style style:name="T172_120" style:family="text" style:parent-style-name="Default_20_Paragraph_20_Font"/>
    <style:style style:name="T172_121" style:family="text" style:parent-style-name="Default_20_Paragraph_20_Font"/>
    <style:style style:name="T172_122" style:family="text" style:parent-style-name="Default_20_Paragraph_20_Font"/>
    <style:style style:name="T172_123" style:family="text" style:parent-style-name="Default_20_Paragraph_20_Font"/>
    <style:style style:name="T172_124" style:family="text" style:parent-style-name="Default_20_Paragraph_20_Font"/>
    <style:style style:name="T172_125" style:family="text" style:parent-style-name="Default_20_Paragraph_20_Font"/>
    <style:style style:name="T172_126" style:family="text" style:parent-style-name="Default_20_Paragraph_20_Font"/>
    <style:style style:name="T172_127" style:family="text" style:parent-style-name="Default_20_Paragraph_20_Font"/>
    <style:style style:name="T172_128" style:family="text" style:parent-style-name="Default_20_Paragraph_20_Font"/>
    <style:style style:name="T172_129" style:family="text" style:parent-style-name="Default_20_Paragraph_20_Font"/>
    <style:style style:name="T172_130" style:family="text" style:parent-style-name="Default_20_Paragraph_20_Font"/>
    <style:style style:name="T172_131" style:family="text" style:parent-style-name="Default_20_Paragraph_20_Font"/>
    <style:style style:name="T172_132" style:family="text" style:parent-style-name="Default_20_Paragraph_20_Font"/>
    <style:style style:name="T172_133" style:family="text" style:parent-style-name="Default_20_Paragraph_20_Font"/>
    <style:style style:name="T172_134" style:family="text" style:parent-style-name="Default_20_Paragraph_20_Font"/>
    <style:style style:name="T172_135" style:family="text" style:parent-style-name="Default_20_Paragraph_20_Font"/>
    <style:style style:name="T172_136" style:family="text" style:parent-style-name="Default_20_Paragraph_20_Font"/>
    <style:style style:name="T172_137" style:family="text" style:parent-style-name="Default_20_Paragraph_20_Font"/>
    <style:style style:name="T172_138" style:family="text" style:parent-style-name="Default_20_Paragraph_20_Font"/>
    <style:style style:name="P173" style:family="paragraph" style:parent-style-name="Heading_20_2">
      <style:paragraph-properties fo:break-before="auto" fo:margin-bottom="0.141cm"/>
    </style:style>
    <style:style style:name="T173_1" style:family="text" style:parent-style-name="Default_20_Paragraph_20_Font"/>
    <style:style style:name="T173_2" style:family="text" style:parent-style-name="Default_20_Paragraph_20_Font"/>
    <style:style style:name="P174" style:family="paragraph" style:parent-style-name="Standard">
      <style:paragraph-properties fo:text-align="left" fo:break-before="auto" fo:text-indent="0cm" fo:line-height="115%" fo:margin-top="0cm" fo:margin-bottom="0.176cm" fo:margin-left="0cm" fo:margin-right="0cm"/>
    </style:style>
    <style:style style:name="T174_1" style:family="text" style:parent-style-name="Default_20_Paragraph_20_Font"/>
    <style:style style:name="T174_2" style:family="text" style:parent-style-name="Default_20_Paragraph_20_Font"/>
    <style:style style:name="T174_3" style:family="text" style:parent-style-name="Default_20_Paragraph_20_Font"/>
    <style:style style:name="T174_4" style:family="text" style:parent-style-name="Default_20_Paragraph_20_Font"/>
    <style:style style:name="T174_5" style:family="text" style:parent-style-name="Default_20_Paragraph_20_Font"/>
    <style:style style:name="T174_6" style:family="text" style:parent-style-name="Default_20_Paragraph_20_Font"/>
    <style:style style:name="T174_7" style:family="text" style:parent-style-name="Default_20_Paragraph_20_Font"/>
    <style:style style:name="T174_8" style:family="text" style:parent-style-name="Default_20_Paragraph_20_Font"/>
    <style:style style:name="T174_9" style:family="text" style:parent-style-name="Default_20_Paragraph_20_Font"/>
    <style:style style:name="T174_10" style:family="text" style:parent-style-name="Default_20_Paragraph_20_Font"/>
    <style:style style:name="T174_11" style:family="text" style:parent-style-name="Default_20_Paragraph_20_Font"/>
    <style:style style:name="T174_12" style:family="text" style:parent-style-name="Default_20_Paragraph_20_Font"/>
    <style:style style:name="T174_13" style:family="text" style:parent-style-name="Default_20_Paragraph_20_Font"/>
    <style:style style:name="T174_14" style:family="text" style:parent-style-name="Default_20_Paragraph_20_Font"/>
    <style:style style:name="T174_15" style:family="text" style:parent-style-name="Default_20_Paragraph_20_Font"/>
    <style:style style:name="T174_16" style:family="text" style:parent-style-name="Default_20_Paragraph_20_Font"/>
    <style:style style:name="T174_17" style:family="text" style:parent-style-name="Default_20_Paragraph_20_Font"/>
    <style:style style:name="T174_18" style:family="text" style:parent-style-name="Default_20_Paragraph_20_Font"/>
    <style:style style:name="T174_19" style:family="text" style:parent-style-name="Default_20_Paragraph_20_Font"/>
    <style:style style:name="T174_20" style:family="text" style:parent-style-name="Default_20_Paragraph_20_Font"/>
    <style:style style:name="T174_21" style:family="text" style:parent-style-name="Default_20_Paragraph_20_Font"/>
    <style:style style:name="T174_22" style:family="text" style:parent-style-name="Default_20_Paragraph_20_Font"/>
    <style:style style:name="T174_23" style:family="text" style:parent-style-name="Default_20_Paragraph_20_Font"/>
    <style:style style:name="T174_24" style:family="text" style:parent-style-name="Default_20_Paragraph_20_Font"/>
    <style:style style:name="T174_25" style:family="text" style:parent-style-name="Default_20_Paragraph_20_Font"/>
    <style:style style:name="T174_26" style:family="text" style:parent-style-name="Default_20_Paragraph_20_Font"/>
    <style:style style:name="T174_27" style:family="text" style:parent-style-name="Default_20_Paragraph_20_Font"/>
    <style:style style:name="T174_28" style:family="text" style:parent-style-name="Default_20_Paragraph_20_Font"/>
    <style:style style:name="T174_29" style:family="text" style:parent-style-name="Default_20_Paragraph_20_Font"/>
    <style:style style:name="T174_30" style:family="text" style:parent-style-name="Default_20_Paragraph_20_Font"/>
    <style:style style:name="T174_31" style:family="text" style:parent-style-name="Default_20_Paragraph_20_Font"/>
    <style:style style:name="T174_32" style:family="text" style:parent-style-name="Default_20_Paragraph_20_Font"/>
    <style:style style:name="T174_33" style:family="text" style:parent-style-name="Default_20_Paragraph_20_Font"/>
    <style:style style:name="T174_34" style:family="text" style:parent-style-name="Default_20_Paragraph_20_Font"/>
    <style:style style:name="T174_35" style:family="text" style:parent-style-name="Default_20_Paragraph_20_Font"/>
    <style:style style:name="T174_36" style:family="text" style:parent-style-name="Default_20_Paragraph_20_Font"/>
    <style:style style:name="T174_37" style:family="text" style:parent-style-name="Default_20_Paragraph_20_Font"/>
    <style:style style:name="T174_38" style:family="text" style:parent-style-name="Default_20_Paragraph_20_Font"/>
    <style:style style:name="T174_39" style:family="text" style:parent-style-name="Default_20_Paragraph_20_Font"/>
    <style:style style:name="T174_40" style:family="text" style:parent-style-name="Default_20_Paragraph_20_Font"/>
    <style:style style:name="T174_41" style:family="text" style:parent-style-name="Default_20_Paragraph_20_Font"/>
    <style:style style:name="T174_42" style:family="text" style:parent-style-name="Default_20_Paragraph_20_Font"/>
    <style:style style:name="T174_43" style:family="text" style:parent-style-name="Default_20_Paragraph_20_Font"/>
    <style:style style:name="T174_44" style:family="text" style:parent-style-name="Default_20_Paragraph_20_Font"/>
    <style:style style:name="T174_45" style:family="text" style:parent-style-name="Default_20_Paragraph_20_Font"/>
    <style:style style:name="T174_46" style:family="text" style:parent-style-name="Default_20_Paragraph_20_Font"/>
    <style:style style:name="T174_47" style:family="text" style:parent-style-name="Default_20_Paragraph_20_Font"/>
    <style:style style:name="T174_48" style:family="text" style:parent-style-name="Default_20_Paragraph_20_Font"/>
    <style:style style:name="T174_49" style:family="text" style:parent-style-name="Default_20_Paragraph_20_Font"/>
    <style:style style:name="T174_50" style:family="text" style:parent-style-name="Default_20_Paragraph_20_Font"/>
    <style:style style:name="T174_51" style:family="text" style:parent-style-name="Default_20_Paragraph_20_Font"/>
    <style:style style:name="T174_52" style:family="text" style:parent-style-name="Default_20_Paragraph_20_Font"/>
    <style:style style:name="T174_53" style:family="text" style:parent-style-name="Default_20_Paragraph_20_Font"/>
    <style:style style:name="T174_54" style:family="text" style:parent-style-name="Default_20_Paragraph_20_Font"/>
    <style:style style:name="T174_55" style:family="text" style:parent-style-name="Default_20_Paragraph_20_Font"/>
    <style:style style:name="T174_56" style:family="text" style:parent-style-name="Default_20_Paragraph_20_Font"/>
    <style:style style:name="T174_57" style:family="text" style:parent-style-name="Default_20_Paragraph_20_Font"/>
    <style:style style:name="T174_58" style:family="text" style:parent-style-name="Default_20_Paragraph_20_Font"/>
    <style:style style:name="T174_59" style:family="text" style:parent-style-name="Default_20_Paragraph_20_Font"/>
    <style:style style:name="T174_60" style:family="text" style:parent-style-name="Default_20_Paragraph_20_Font"/>
    <style:style style:name="T174_61" style:family="text" style:parent-style-name="Default_20_Paragraph_20_Font"/>
    <style:style style:name="T174_62" style:family="text" style:parent-style-name="Default_20_Paragraph_20_Font"/>
    <style:style style:name="T174_63" style:family="text" style:parent-style-name="Default_20_Paragraph_20_Font"/>
    <style:style style:name="T174_64" style:family="text" style:parent-style-name="Default_20_Paragraph_20_Font"/>
    <style:style style:name="T174_65" style:family="text" style:parent-style-name="Default_20_Paragraph_20_Font"/>
    <style:style style:name="T174_66" style:family="text" style:parent-style-name="Default_20_Paragraph_20_Font"/>
    <style:style style:name="T174_67" style:family="text" style:parent-style-name="Default_20_Paragraph_20_Font"/>
    <style:style style:name="T174_68" style:family="text" style:parent-style-name="Default_20_Paragraph_20_Font"/>
    <style:style style:name="T174_69" style:family="text" style:parent-style-name="Default_20_Paragraph_20_Font">
      <style:text-properties style:font-name="Times New Roman" style:font-name-asian="Times New Roman" style:font-name-complex="Times New Roman"/>
    </style:style>
    <style:style style:name="T174_70" style:family="text" style:parent-style-name="Default_20_Paragraph_20_Font"/>
    <style:style style:name="T174_71" style:family="text" style:parent-style-name="Default_20_Paragraph_20_Font"/>
    <style:style style:name="T174_72" style:family="text" style:parent-style-name="Default_20_Paragraph_20_Font"/>
    <style:style style:name="T174_73" style:family="text" style:parent-style-name="Default_20_Paragraph_20_Font"/>
    <style:style style:name="T174_74" style:family="text" style:parent-style-name="Default_20_Paragraph_20_Font"/>
    <style:style style:name="T174_75" style:family="text" style:parent-style-name="Default_20_Paragraph_20_Font"/>
    <style:style style:name="T174_76" style:family="text" style:parent-style-name="Default_20_Paragraph_20_Font"/>
    <style:style style:name="T174_77" style:family="text" style:parent-style-name="Default_20_Paragraph_20_Font"/>
    <style:style style:name="T174_78" style:family="text" style:parent-style-name="Default_20_Paragraph_20_Font"/>
    <style:style style:name="T174_79" style:family="text" style:parent-style-name="Default_20_Paragraph_20_Font"/>
    <style:style style:name="T174_80" style:family="text" style:parent-style-name="Default_20_Paragraph_20_Font"/>
    <style:style style:name="T174_81" style:family="text" style:parent-style-name="Default_20_Paragraph_20_Font"/>
    <style:style style:name="T174_82" style:family="text" style:parent-style-name="Default_20_Paragraph_20_Font"/>
    <style:style style:name="T174_83" style:family="text" style:parent-style-name="Default_20_Paragraph_20_Font"/>
    <style:style style:name="T174_84" style:family="text" style:parent-style-name="Default_20_Paragraph_20_Font"/>
    <style:style style:name="T174_85" style:family="text" style:parent-style-name="Default_20_Paragraph_20_Font"/>
    <style:style style:name="T174_86" style:family="text" style:parent-style-name="Default_20_Paragraph_20_Font"/>
    <style:style style:name="T174_87" style:family="text" style:parent-style-name="Default_20_Paragraph_20_Font"/>
    <style:style style:name="T174_88" style:family="text" style:parent-style-name="Default_20_Paragraph_20_Font"/>
    <style:style style:name="T174_89" style:family="text" style:parent-style-name="Default_20_Paragraph_20_Font"/>
    <style:style style:name="T174_90" style:family="text" style:parent-style-name="Default_20_Paragraph_20_Font"/>
    <style:style style:name="T174_91" style:family="text" style:parent-style-name="Default_20_Paragraph_20_Font"/>
    <style:style style:name="T174_92" style:family="text" style:parent-style-name="Default_20_Paragraph_20_Font"/>
    <style:style style:name="T174_93" style:family="text" style:parent-style-name="Default_20_Paragraph_20_Font"/>
    <style:style style:name="T174_94" style:family="text" style:parent-style-name="Default_20_Paragraph_20_Font"/>
    <style:style style:name="T174_95" style:family="text" style:parent-style-name="Default_20_Paragraph_20_Font"/>
    <style:style style:name="T174_96" style:family="text" style:parent-style-name="Default_20_Paragraph_20_Font"/>
    <style:style style:name="T174_97" style:family="text" style:parent-style-name="Default_20_Paragraph_20_Font"/>
    <style:style style:name="T174_98" style:family="text" style:parent-style-name="Default_20_Paragraph_20_Font"/>
    <style:style style:name="T174_99" style:family="text" style:parent-style-name="Default_20_Paragraph_20_Font"/>
    <style:style style:name="T174_100" style:family="text" style:parent-style-name="Default_20_Paragraph_20_Font"/>
    <style:style style:name="T174_101" style:family="text" style:parent-style-name="Default_20_Paragraph_20_Font"/>
    <style:style style:name="T174_102" style:family="text" style:parent-style-name="Default_20_Paragraph_20_Font"/>
    <style:style style:name="T174_103" style:family="text" style:parent-style-name="Default_20_Paragraph_20_Font"/>
    <style:style style:name="T174_104" style:family="text" style:parent-style-name="Default_20_Paragraph_20_Font"/>
    <style:style style:name="T174_105" style:family="text" style:parent-style-name="Default_20_Paragraph_20_Font"/>
    <style:style style:name="T174_106" style:family="text" style:parent-style-name="Default_20_Paragraph_20_Font"/>
    <style:style style:name="T174_107" style:family="text" style:parent-style-name="Default_20_Paragraph_20_Font"/>
    <style:style style:name="T174_108" style:family="text" style:parent-style-name="Default_20_Paragraph_20_Font"/>
    <style:style style:name="T174_109" style:family="text" style:parent-style-name="Default_20_Paragraph_20_Font"/>
    <style:style style:name="T174_110" style:family="text" style:parent-style-name="Default_20_Paragraph_20_Font"/>
    <style:style style:name="T174_111" style:family="text" style:parent-style-name="Default_20_Paragraph_20_Font"/>
    <style:style style:name="T174_112" style:family="text" style:parent-style-name="Default_20_Paragraph_20_Font"/>
    <style:style style:name="T174_113" style:family="text" style:parent-style-name="Default_20_Paragraph_20_Font"/>
    <style:style style:name="T174_114" style:family="text" style:parent-style-name="Default_20_Paragraph_20_Font"/>
    <style:style style:name="T174_115" style:family="text" style:parent-style-name="Default_20_Paragraph_20_Font"/>
    <style:style style:name="T174_116" style:family="text" style:parent-style-name="Default_20_Paragraph_20_Font"/>
    <style:style style:name="T174_117" style:family="text" style:parent-style-name="Default_20_Paragraph_20_Font"/>
    <style:style style:name="T174_118" style:family="text" style:parent-style-name="Default_20_Paragraph_20_Font"/>
    <style:style style:name="T174_119" style:family="text" style:parent-style-name="Default_20_Paragraph_20_Font"/>
    <style:style style:name="T174_120" style:family="text" style:parent-style-name="Default_20_Paragraph_20_Font"/>
    <style:style style:name="T174_121" style:family="text" style:parent-style-name="Default_20_Paragraph_20_Font"/>
    <style:style style:name="T174_122" style:family="text" style:parent-style-name="Default_20_Paragraph_20_Font"/>
    <style:style style:name="T174_123" style:family="text" style:parent-style-name="Default_20_Paragraph_20_Font"/>
    <style:style style:name="T174_124" style:family="text" style:parent-style-name="Default_20_Paragraph_20_Font"/>
    <style:style style:name="T174_125" style:family="text" style:parent-style-name="Default_20_Paragraph_20_Font"/>
    <style:style style:name="T174_126" style:family="text" style:parent-style-name="Default_20_Paragraph_20_Font"/>
    <style:style style:name="T174_127" style:family="text" style:parent-style-name="Default_20_Paragraph_20_Font"/>
    <style:style style:name="T174_128" style:family="text" style:parent-style-name="Default_20_Paragraph_20_Font"/>
    <style:style style:name="T174_129" style:family="text" style:parent-style-name="Default_20_Paragraph_20_Font"/>
    <style:style style:name="T174_130" style:family="text" style:parent-style-name="Default_20_Paragraph_20_Font"/>
    <style:style style:name="T174_131" style:family="text" style:parent-style-name="Default_20_Paragraph_20_Font"/>
    <style:style style:name="T174_132" style:family="text" style:parent-style-name="Default_20_Paragraph_20_Font"/>
    <style:style style:name="T174_133" style:family="text" style:parent-style-name="Default_20_Paragraph_20_Font"/>
    <style:style style:name="T174_134" style:family="text" style:parent-style-name="Default_20_Paragraph_20_Font"/>
    <style:style style:name="T174_135" style:family="text" style:parent-style-name="Default_20_Paragraph_20_Font"/>
    <style:style style:name="T174_136" style:family="text" style:parent-style-name="Default_20_Paragraph_20_Font"/>
    <style:style style:name="T174_137" style:family="text" style:parent-style-name="Default_20_Paragraph_20_Font"/>
    <style:style style:name="T174_138" style:family="text" style:parent-style-name="Default_20_Paragraph_20_Font"/>
    <style:style style:name="T174_139" style:family="text" style:parent-style-name="Default_20_Paragraph_20_Font"/>
    <style:style style:name="T174_140" style:family="text" style:parent-style-name="Default_20_Paragraph_20_Font"/>
    <style:style style:name="T174_141" style:family="text" style:parent-style-name="Default_20_Paragraph_20_Font"/>
    <style:style style:name="T174_142" style:family="text" style:parent-style-name="Default_20_Paragraph_20_Font"/>
    <style:style style:name="T174_143" style:family="text" style:parent-style-name="Default_20_Paragraph_20_Font"/>
    <style:style style:name="T174_144" style:family="text" style:parent-style-name="Default_20_Paragraph_20_Font"/>
    <style:style style:name="T174_145" style:family="text" style:parent-style-name="Default_20_Paragraph_20_Font"/>
    <style:style style:name="T174_146" style:family="text" style:parent-style-name="Default_20_Paragraph_20_Font"/>
    <style:style style:name="T174_147" style:family="text" style:parent-style-name="Default_20_Paragraph_20_Font"/>
    <style:style style:name="T174_148" style:family="text" style:parent-style-name="Default_20_Paragraph_20_Font"/>
    <style:style style:name="T174_149" style:family="text" style:parent-style-name="Default_20_Paragraph_20_Font"/>
    <style:style style:name="T174_150" style:family="text" style:parent-style-name="Default_20_Paragraph_20_Font"/>
    <style:style style:name="T174_151" style:family="text" style:parent-style-name="Default_20_Paragraph_20_Font"/>
  </office:automatic-styles>
  <office:body>
    <office:text>
      <text:p text:style-name="P1"/>
      <text:p text:style-name="P2"><text:span text:style-name="T2_1">Team</text:span><text:span text:style-name="T2_2"><text:s/></text:span><text:span text:style-name="T2_3">Euclid</text:span><text:span text:style-name="T2_4"><text:s/></text:span><text:span text:style-name="T2_5">Project</text:span><text:span text:style-name="T2_6"><text:s/></text:span><text:span text:style-name="T2_7">Plan</text:span></text:p>
      <text:h text:style-name="P3"><text:bookmark-start text:name="h.shmuz2mmdr3m"/><text:bookmark-end text:name="h.shmuz2mmdr3m"/><text:span text:style-name="T3_1">Version</text:span><text:span text:style-name="T3_2"><text:s/></text:span><text:span text:style-name="T3_3">History</text:span></text:h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4"><text:span text:style-name="T4_1">Version</text:span></text:p>
          </table:table-cell>
          <table:table-cell table:style-name="Cell2">
            <text:p text:style-name="P5"><text:span text:style-name="T5_1">Author</text:span><text:span text:style-name="T5_2">(</text:span><text:span text:style-name="T5_3">s</text:span><text:span text:style-name="T5_4">)</text:span></text:p>
          </table:table-cell>
          <table:table-cell table:style-name="Cell3">
            <text:p text:style-name="P6"><text:span text:style-name="T6_1">Description</text:span></text:p>
          </table:table-cell>
          <table:table-cell table:style-name="Cell4">
            <text:p text:style-name="P7"><text:span text:style-name="T7_1">Version</text:span><text:span text:style-name="T7_2"><text:s/></text:span><text:span text:style-name="T7_3">Date</text:span></text:p>
          </table:table-cell>
        </table:table-row>
        <table:table-row table:style-name="Row2">
          <table:table-cell table:style-name="Cell5">
            <text:p text:style-name="P8"><text:span text:style-name="T8_1">Version</text:span><text:span text:style-name="T8_2"><text:s/>1</text:span></text:p>
          </table:table-cell>
          <table:table-cell table:style-name="Cell6">
            <text:p text:style-name="P9"><text:span text:style-name="T9_1">Jess</text:span><text:span text:style-name="T9_2"><text:s/></text:span><text:span text:style-name="T9_3">VanDerwalker</text:span><text:span text:style-name="T9_4">,<text:s/></text:span></text:p>
            <text:p text:style-name="P10"><text:span text:style-name="T10_1">Ben</text:span><text:span text:style-name="T10_2"><text:s/></text:span><text:span text:style-name="T10_3">Carr</text:span><text:span text:style-name="T10_4">,</text:span></text:p>
            <text:p text:style-name="P11"><text:span text:style-name="T11_1">Benjamin</text:span><text:span text:style-name="T11_2"><text:s/></text:span><text:span text:style-name="T11_3">Huddle</text:span><text:span text:style-name="T11_4">,<text:s/></text:span><text:span text:style-name="T11_5">Aaron</text:span><text:span text:style-name="T11_6"><text:s/></text:span><text:span text:style-name="T11_7">Skomra</text:span><text:span text:style-name="T11_8">,</text:span></text:p>
            <text:p text:style-name="P12"><text:span text:style-name="T12_1">David</text:span><text:span text:style-name="T12_2"><text:s/></text:span><text:span text:style-name="T12_3">Snyder</text:span><text:span text:style-name="T12_4">,</text:span></text:p>
            <text:p text:style-name="P13"><text:span text:style-name="T13_1">Braden</text:span><text:span text:style-name="T13_2"><text:s/></text:span><text:span text:style-name="T13_3">Wooley</text:span></text:p>
          </table:table-cell>
          <table:table-cell table:style-name="Cell7">
            <text:p text:style-name="P14"><text:span text:style-name="T14_1">Initial</text:span><text:span text:style-name="T14_2"><text:s/></text:span><text:span text:style-name="T14_3">version</text:span></text:p>
          </table:table-cell>
          <table:table-cell table:style-name="Cell8">
            <text:p text:style-name="P15"><text:span text:style-name="T15_1">2011-11-26</text:span></text:p>
          </table:table-cell>
        </table:table-row>
        <table:table-row table:style-name="Row3">
          <table:table-cell table:style-name="Cell9">
            <text:p text:style-name="P16"/>
          </table:table-cell>
          <table:table-cell table:style-name="Cell10">
            <text:p text:style-name="P17"/>
          </table:table-cell>
          <table:table-cell table:style-name="Cell11">
            <text:p text:style-name="P18"/>
          </table:table-cell>
          <table:table-cell table:style-name="Cell12">
            <text:p text:style-name="P19"/>
          </table:table-cell>
        </table:table-row>
      </table:table>
      <text:p text:style-name="P20"/>
      <text:h text:style-name="P21"><text:bookmark-start text:name="h.xv6xtw853rn9"/><text:bookmark-end text:name="h.xv6xtw853rn9"/><text:span text:style-name="T21_1">Review</text:span><text:span text:style-name="T21_2"><text:s/></text:span><text:span text:style-name="T21_3">History</text:span></text:h>
      <text:p text:style-name="P22"/>
      <table:table table:style-name="Table2">
        <table:table-column table:style-name="Column5"/>
        <table:table-column table:style-name="Column6"/>
        <table:table-column table:style-name="Column7"/>
        <table:table-column table:style-name="Column8"/>
        <table:table-row table:style-name="Row4">
          <table:table-cell table:style-name="Cell13">
            <text:p text:style-name="P23"><text:span text:style-name="T23_1">Reviewer</text:span><text:span text:style-name="T23_2">(</text:span><text:span text:style-name="T23_3">s</text:span><text:span text:style-name="T23_4">)</text:span></text:p>
          </table:table-cell>
          <table:table-cell table:style-name="Cell14">
            <text:p text:style-name="P24"><text:span text:style-name="T24_1">Version</text:span></text:p>
          </table:table-cell>
          <table:table-cell table:style-name="Cell15">
            <text:p text:style-name="P25"><text:span text:style-name="T25_1">Comments</text:span></text:p>
          </table:table-cell>
          <table:table-cell table:style-name="Cell16">
            <text:p text:style-name="P26"><text:span text:style-name="T26_1">Date</text:span></text:p>
          </table:table-cell>
        </table:table-row>
        <table:table-row table:style-name="Row5">
          <table:table-cell table:style-name="Cell17">
            <text:p text:style-name="P27"/>
          </table:table-cell>
          <table:table-cell table:style-name="Cell18">
            <text:p text:style-name="P28"/>
          </table:table-cell>
          <table:table-cell table:style-name="Cell19">
            <text:p text:style-name="P29"/>
          </table:table-cell>
          <table:table-cell table:style-name="Cell20">
            <text:p text:style-name="P30"/>
          </table:table-cell>
        </table:table-row>
        <table:table-row table:style-name="Row6">
          <table:table-cell table:style-name="Cell21">
            <text:p text:style-name="P31"/>
          </table:table-cell>
          <table:table-cell table:style-name="Cell22">
            <text:p text:style-name="P32"/>
          </table:table-cell>
          <table:table-cell table:style-name="Cell23">
            <text:p text:style-name="P33"/>
          </table:table-cell>
          <table:table-cell table:style-name="Cell24">
            <text:p text:style-name="P34"/>
          </table:table-cell>
        </table:table-row>
      </table:table>
      <text:p text:style-name="P35"/>
      <text:h text:style-name="P36"><text:bookmark-start text:name="h.2iq9qp8adght"/><text:bookmark-end text:name="h.2iq9qp8adght"/><text:span text:style-name="T36_1">Approvals</text:span></text:h>
      <text:p text:style-name="P37"/>
      <table:table table:style-name="Table3">
        <table:table-column table:style-name="Column9"/>
        <table:table-column table:style-name="Column10"/>
        <table:table-column table:style-name="Column11"/>
        <table:table-row table:style-name="Row7">
          <table:table-cell table:style-name="Cell25">
            <text:p text:style-name="P38"><text:span text:style-name="T38_1">Approved</text:span><text:span text:style-name="T38_2"><text:s/></text:span><text:span text:style-name="T38_3">By</text:span></text:p>
          </table:table-cell>
          <table:table-cell table:style-name="Cell26">
            <text:p text:style-name="P39"><text:span text:style-name="T39_1">Version</text:span></text:p>
          </table:table-cell>
          <table:table-cell table:style-name="Cell27">
            <text:p text:style-name="P40"><text:span text:style-name="T40_1">Signature</text:span><text:span text:style-name="T40_2"><text:s/></text:span><text:span text:style-name="T40_3">Date</text:span></text:p>
          </table:table-cell>
        </table:table-row>
        <table:table-row table:style-name="Row8">
          <table:table-cell table:style-name="Cell28">
            <text:p text:style-name="P41"/>
          </table:table-cell>
          <table:table-cell table:style-name="Cell29">
            <text:p text:style-name="P42"/>
          </table:table-cell>
          <table:table-cell table:style-name="Cell30">
            <text:p text:style-name="P43"/>
          </table:table-cell>
        </table:table-row>
      </table:table>
      <text:p text:style-name="P44"/>
      <text:p text:style-name="P45"/>
      <text:p text:style-name="P46"/>
      <text:p text:style-name="P47"/>
      <text:p text:style-name="P48"><text:span text:style-name="T48_1">1.<text:s/></text:span><text:span text:style-name="T48_2">Project</text:span><text:span text:style-name="T48_3"><text:s/></text:span><text:span text:style-name="T48_4">Description</text:span></text:p>
      <text:p text:style-name="P49"><text:span text:style-name="T49_1">Our</text:span><text:span text:style-name="T49_2"><text:s/></text:span><text:span text:style-name="T49_3">main</text:span><text:span text:style-name="T49_4"><text:s/></text:span><text:span text:style-name="T49_5">goal</text:span><text:span text:style-name="T49_6"><text:s/></text:span><text:span text:style-name="T49_7">is</text:span><text:span text:style-name="T49_8"><text:s/></text:span><text:span text:style-name="T49_9">to</text:span><text:span text:style-name="T49_10"><text:s/></text:span><text:span text:style-name="T49_11">create</text:span><text:span text:style-name="T49_12"><text:s/></text:span><text:span text:style-name="T49_13">a</text:span><text:span text:style-name="T49_14"><text:s/></text:span><text:span text:style-name="T49_15">rootless</text:span><text:span text:style-name="T49_16"><text:s/></text:span><text:span text:style-name="T49_17">compositing</text:span><text:span text:style-name="T49_18"><text:s/></text:span><text:span text:style-name="T49_19">window</text:span><text:span text:style-name="T49_20"><text:s/></text:span><text:span text:style-name="T49_21">manager</text:span><text:span text:style-name="T49_22"><text:s/></text:span><text:span text:style-name="T49_23">on</text:span><text:span text:style-name="T49_24"><text:s/></text:span><text:span text:style-name="T49_25">OS</text:span><text:span text:style-name="T49_26"><text:s/></text:span><text:span text:style-name="T49_27">X</text:span><text:span text:style-name="T49_28"><text:s/></text:span><text:span text:style-name="T49_29">utilizing</text:span><text:span text:style-name="T49_30"><text:s/></text:span><text:span text:style-name="T49_31">XCB</text:span><text:span text:style-name="T49_32">.<text:s/></text:span><text:span text:style-name="T49_33">This</text:span><text:span text:style-name="T49_34"><text:s/></text:span><text:span text:style-name="T49_35">includes</text:span><text:span text:style-name="T49_36"><text:s/></text:span><text:span text:style-name="T49_37">basic</text:span><text:span text:style-name="T49_38"><text:s/></text:span><text:span text:style-name="T49_39">window</text:span><text:span text:style-name="T49_40"><text:s/></text:span><text:span text:style-name="T49_41">manager</text:span><text:span text:style-name="T49_42"><text:s/></text:span><text:span text:style-name="T49_43">functionality</text:span><text:span text:style-name="T49_44"><text:s/></text:span><text:span text:style-name="T49_45">such</text:span><text:span text:style-name="T49_46"><text:s/></text:span><text:span text:style-name="T49_47">as</text:span><text:span text:style-name="T49_48"><text:s/></text:span><text:span text:style-name="T49_49">movement</text:span><text:span text:style-name="T49_50">,<text:s/></text:span><text:span text:style-name="T49_51">minimizing</text:span><text:span text:style-name="T49_52">,<text:s/></text:span><text:span text:style-name="T49_53">maximizing</text:span><text:span text:style-name="T49_54">,<text:s/></text:span><text:span text:style-name="T49_55">and</text:span><text:span text:style-name="T49_56"><text:s/></text:span><text:span text:style-name="T49_57">closing</text:span><text:span text:style-name="T49_58">. <text:s/></text:span><text:span text:style-name="T49_59">Additionally</text:span><text:span text:style-name="T49_60">,<text:s/></text:span><text:span text:style-name="T49_61">processing</text:span><text:span text:style-name="T49_62"><text:s/></text:span><text:span text:style-name="T49_63">of</text:span><text:span text:style-name="T49_64"><text:s/></text:span><text:span text:style-name="T49_65">native</text:span><text:span text:style-name="T49_66"><text:s/></text:span><text:span text:style-name="T49_67">input</text:span><text:span text:style-name="T49_68"><text:s/></text:span><text:span text:style-name="T49_69">such</text:span><text:span text:style-name="T49_70"><text:s/></text:span><text:span text:style-name="T49_71">as</text:span><text:span text:style-name="T49_72"><text:s/></text:span><text:span text:style-name="T49_73">mouse</text:span><text:span text:style-name="T49_74"><text:s/></text:span><text:span text:style-name="T49_75">and</text:span><text:span text:style-name="T49_76"><text:s/></text:span><text:span text:style-name="T49_77">keyboard</text:span><text:span text:style-name="T49_78"><text:s/></text:span><text:span text:style-name="T49_79">events</text:span><text:span text:style-name="T49_80"><text:s/></text:span><text:span text:style-name="T49_81">is</text:span><text:span text:style-name="T49_82"><text:s/></text:span><text:span text:style-name="T49_83">required</text:span><text:span text:style-name="T49_84">. <text:s/></text:span><text:span text:style-name="T49_85">X</text:span><text:span text:style-name="T49_86">11<text:s/></text:span><text:span text:style-name="T49_87">windows</text:span><text:span text:style-name="T49_88"><text:s/></text:span><text:span text:style-name="T49_89">should</text:span><text:span text:style-name="T49_90"><text:s/></text:span><text:span text:style-name="T49_91">model</text:span><text:span text:style-name="T49_92"><text:s/></text:span><text:span text:style-name="T49_93">and</text:span><text:span text:style-name="T49_94"><text:s/></text:span><text:span text:style-name="T49_95">be</text:span><text:span text:style-name="T49_96"><text:s/></text:span><text:span text:style-name="T49_97">drawn</text:span><text:span text:style-name="T49_98"><text:s/></text:span><text:span text:style-name="T49_99">as</text:span><text:span text:style-name="T49_100"><text:s/></text:span><text:span text:style-name="T49_101">native</text:span><text:span text:style-name="T49_102"><text:s/></text:span><text:span text:style-name="T49_103">platform</text:span><text:span text:style-name="T49_104"><text:s/></text:span><text:span text:style-name="T49_105">windows</text:span><text:span text:style-name="T49_106">. <text:s/></text:span><text:span text:style-name="T49_107">A</text:span><text:span text:style-name="T49_108"><text:s/></text:span><text:span text:style-name="T49_109">very</text:span><text:span text:style-name="T49_110"><text:s/></text:span><text:span text:style-name="T49_111">important</text:span><text:span text:style-name="T49_112"><text:s/></text:span><text:span text:style-name="T49_113">component</text:span><text:span text:style-name="T49_114"><text:s/></text:span><text:span text:style-name="T49_115">of</text:span><text:span text:style-name="T49_116"><text:s/></text:span><text:span text:style-name="T49_117">the</text:span><text:span text:style-name="T49_118"><text:s/></text:span><text:span text:style-name="T49_119">project</text:span><text:span text:style-name="T49_120"><text:s/></text:span><text:span text:style-name="T49_121">is</text:span><text:span text:style-name="T49_122"><text:s/></text:span><text:span text:style-name="T49_123">to</text:span><text:span text:style-name="T49_124"><text:s/>“</text:span><text:span text:style-name="T49_125">library</text:span><text:span text:style-name="T49_126">-</text:span><text:span text:style-name="T49_127">ify</text:span><text:span text:style-name="T49_128">”<text:s/></text:span><text:span text:style-name="T49_129">as</text:span><text:span text:style-name="T49_130"><text:s/></text:span><text:span text:style-name="T49_131">much</text:span><text:span text:style-name="T49_132"><text:s/></text:span><text:span text:style-name="T49_133">of</text:span><text:span text:style-name="T49_134"><text:s/></text:span><text:span text:style-name="T49_135">the</text:span><text:span text:style-name="T49_136"><text:s/></text:span><text:span text:style-name="T49_137">code</text:span><text:span text:style-name="T49_138"><text:s/></text:span><text:span text:style-name="T49_139">as</text:span><text:span text:style-name="T49_140"><text:s/></text:span><text:span text:style-name="T49_141">possible</text:span><text:span text:style-name="T49_142"><text:s/></text:span><text:span text:style-name="T49_143">so</text:span><text:span text:style-name="T49_144"><text:s/></text:span><text:span text:style-name="T49_145">that</text:span><text:span text:style-name="T49_146"><text:s/></text:span><text:span text:style-name="T49_147">it</text:span><text:span text:style-name="T49_148"><text:s/></text:span><text:span text:style-name="T49_149">can</text:span><text:span text:style-name="T49_150"><text:s/></text:span><text:span text:style-name="T49_151">be</text:span><text:span text:style-name="T49_152"><text:s/></text:span><text:span text:style-name="T49_153">system</text:span><text:span text:style-name="T49_154"><text:s/></text:span><text:span text:style-name="T49_155">independent</text:span><text:span text:style-name="T49_156">.</text:span></text:p>
      <text:p text:style-name="P50"/>
      <text:p text:style-name="P51"><text:span text:style-name="T51_1">A</text:span><text:span text:style-name="T51_2"><text:s/></text:span><text:span text:style-name="T51_3">discussion</text:span><text:span text:style-name="T51_4"><text:s/></text:span><text:span text:style-name="T51_5">of</text:span><text:span text:style-name="T51_6"><text:s/></text:span><text:span text:style-name="T51_7">jargon</text:span><text:span text:style-name="T51_8"><text:s/></text:span><text:span text:style-name="T51_9">pertinent</text:span><text:span text:style-name="T51_10"><text:s/></text:span><text:span text:style-name="T51_11">to</text:span><text:span text:style-name="T51_12"><text:s/></text:span><text:span text:style-name="T51_13">the</text:span><text:span text:style-name="T51_14"><text:s/></text:span><text:span text:style-name="T51_15">project</text:span><text:span text:style-name="T51_16"><text:s/></text:span><text:span text:style-name="T51_17">follows</text:span><text:span text:style-name="T51_18">:<text:s/></text:span></text:p>
      <text:p text:style-name="P52"><text:span text:style-name="T52_1">Rootless</text:span><text:span text:style-name="T52_2"><text:s/>-<text:s/></text:span><text:span text:style-name="T52_3">To</text:span><text:span text:style-name="T52_4"><text:s/></text:span><text:span text:style-name="T52_5">produce</text:span><text:span text:style-name="T52_6"><text:s/></text:span><text:span text:style-name="T52_7">a</text:span><text:span text:style-name="T52_8"><text:s/></text:span><text:span text:style-name="T52_9">rootless</text:span><text:span text:style-name="T52_10"><text:s/></text:span><text:span text:style-name="T52_11">window</text:span><text:span text:style-name="T52_12">,<text:s/></text:span><text:span text:style-name="T52_13">no</text:span><text:span text:style-name="T52_14"><text:s/></text:span><text:span text:style-name="T52_15">existing</text:span><text:span text:style-name="T52_16"><text:s/></text:span><text:span text:style-name="T52_17">root</text:span><text:span text:style-name="T52_18"><text:s/></text:span><text:span text:style-name="T52_19">window</text:span><text:span text:style-name="T52_20"><text:s/></text:span><text:span text:style-name="T52_21">will</text:span><text:span text:style-name="T52_22"><text:s/></text:span><text:span text:style-name="T52_23">be</text:span><text:span text:style-name="T52_24"><text:s/></text:span><text:span text:style-name="T52_25">rendered</text:span><text:span text:style-name="T52_26">.<text:s/></text:span><text:span text:style-name="T52_27">However</text:span><text:span text:style-name="T52_28">,<text:s/></text:span><text:span text:style-name="T52_29">children</text:span><text:span text:style-name="T52_30"><text:s/></text:span><text:span text:style-name="T52_31">of</text:span><text:span text:style-name="T52_32"><text:s/></text:span><text:span text:style-name="T52_33">the</text:span><text:span text:style-name="T52_34"><text:s/></text:span><text:span text:style-name="T52_35">root</text:span><text:span text:style-name="T52_36"><text:s/></text:span><text:span text:style-name="T52_37">window</text:span><text:span text:style-name="T52_38"><text:s/></text:span><text:span text:style-name="T52_39">will</text:span><text:span text:style-name="T52_40"><text:s/></text:span><text:span text:style-name="T52_41">be</text:span><text:span text:style-name="T52_42"><text:s/></text:span><text:span text:style-name="T52_43">present</text:span><text:span text:style-name="T52_44">. <text:s/></text:span><text:span text:style-name="T52_45">As</text:span><text:span text:style-name="T52_46"><text:s/></text:span><text:span text:style-name="T52_47">we</text:span><text:span text:style-name="T52_48"><text:s/></text:span><text:span text:style-name="T52_49">communicate</text:span><text:span text:style-name="T52_50"><text:s/></text:span><text:span text:style-name="T52_51">with</text:span><text:span text:style-name="T52_52"><text:s/></text:span><text:span text:style-name="T52_53">the</text:span><text:span text:style-name="T52_54"><text:s/></text:span><text:span text:style-name="T52_55">X</text:span><text:span text:style-name="T52_56"><text:s/></text:span><text:span text:style-name="T52_57">server</text:span><text:span text:style-name="T52_58">,<text:s/></text:span><text:span text:style-name="T52_59">a</text:span><text:span text:style-name="T52_60"><text:s/></text:span><text:span text:style-name="T52_61">root</text:span><text:span text:style-name="T52_62"><text:s/></text:span><text:span text:style-name="T52_63">window</text:span><text:span text:style-name="T52_64"><text:s/></text:span><text:span text:style-name="T52_65">will</text:span><text:span text:style-name="T52_66"><text:s/></text:span><text:span text:style-name="T52_67">be</text:span><text:span text:style-name="T52_68"><text:s/></text:span><text:span text:style-name="T52_69">active</text:span><text:span text:style-name="T52_70"><text:s/></text:span><text:span text:style-name="T52_71">in</text:span><text:span text:style-name="T52_72"><text:s/></text:span><text:span text:style-name="T52_73">memory</text:span><text:span text:style-name="T52_74"><text:s/></text:span><text:span text:style-name="T52_75">but</text:span><text:span text:style-name="T52_76"><text:s/></text:span><text:span text:style-name="T52_77">will</text:span><text:span text:style-name="T52_78"><text:s/></text:span><text:span text:style-name="T52_79">not</text:span><text:span text:style-name="T52_80"><text:s/></text:span><text:span text:style-name="T52_81">be</text:span><text:span text:style-name="T52_82"><text:s/></text:span><text:span text:style-name="T52_83">rendered</text:span><text:span text:style-name="T52_84">.</text:span></text:p>
      <text:p text:style-name="P53"><text:span text:style-name="T53_1"><text:line-break/></text:span><text:span text:style-name="T53_2">Compositing</text:span><text:span text:style-name="T53_3"><text:s/>&amp;<text:s/></text:span><text:span text:style-name="T53_4">Damage</text:span><text:span text:style-name="T53_5"><text:s/>-<text:s/></text:span><text:span text:style-name="T53_6">Our</text:span><text:span text:style-name="T53_7"><text:s/></text:span><text:span text:style-name="T53_8">project</text:span><text:span text:style-name="T53_9"><text:s/></text:span><text:span text:style-name="T53_10">will</text:span><text:span text:style-name="T53_11"><text:s/></text:span><text:span text:style-name="T53_12">make</text:span><text:span text:style-name="T53_13"><text:s/></text:span><text:span text:style-name="T53_14">use</text:span><text:span text:style-name="T53_15"><text:s/></text:span><text:span text:style-name="T53_16">of</text:span><text:span text:style-name="T53_17"><text:s/></text:span><text:span text:style-name="T53_18">the</text:span><text:span text:style-name="T53_19"><text:s/></text:span><text:span text:style-name="T53_20">Comoposite</text:span><text:span text:style-name="T53_21"><text:s/></text:span><text:span text:style-name="T53_22">and</text:span><text:span text:style-name="T53_23"><text:s/></text:span><text:span text:style-name="T53_24">Damage</text:span><text:span text:style-name="T53_25"><text:s/></text:span><text:span text:style-name="T53_26">X</text:span><text:span text:style-name="T53_27"><text:s/></text:span><text:span text:style-name="T53_28">protocol</text:span><text:span text:style-name="T53_29"><text:s/></text:span><text:span text:style-name="T53_30">extensions</text:span><text:span text:style-name="T53_31">. <text:s/></text:span><text:span text:style-name="T53_32">The</text:span><text:span text:style-name="T53_33"><text:s/></text:span><text:span text:style-name="T53_34">Composite</text:span><text:span text:style-name="T53_35"><text:s/></text:span><text:span text:style-name="T53_36">extension</text:span><text:span text:style-name="T53_37"><text:s/></text:span><text:span text:style-name="T53_38">will</text:span><text:span text:style-name="T53_39"><text:s/></text:span><text:span text:style-name="T53_40">set</text:span><text:span text:style-name="T53_41"><text:s/></text:span><text:span text:style-name="T53_42">up</text:span><text:span text:style-name="T53_43"><text:s/></text:span><text:span text:style-name="T53_44">root</text:span><text:span text:style-name="T53_45"><text:s/></text:span><text:span text:style-name="T53_46">window</text:span><text:span text:style-name="T53_47"><text:s/></text:span><text:span text:style-name="T53_48">position</text:span><text:span text:style-name="T53_49"><text:s/></text:span><text:span text:style-name="T53_50">relative</text:span><text:span text:style-name="T53_51"><text:s/></text:span><text:span text:style-name="T53_52">to</text:span><text:span text:style-name="T53_53"><text:s/></text:span><text:span text:style-name="T53_54">other</text:span><text:span text:style-name="T53_55"><text:s/></text:span><text:span text:style-name="T53_56">windows</text:span><text:span text:style-name="T53_57">. <text:s/></text:span><text:span text:style-name="T53_58">The</text:span><text:span text:style-name="T53_59"><text:s/></text:span><text:span text:style-name="T53_60">Damage</text:span><text:span text:style-name="T53_61"><text:s/></text:span><text:span text:style-name="T53_62">extension</text:span><text:span text:style-name="T53_63"><text:s/></text:span><text:span text:style-name="T53_64">deals</text:span><text:span text:style-name="T53_65"><text:s/></text:span><text:span text:style-name="T53_66">with</text:span><text:span text:style-name="T53_67"><text:s/></text:span><text:span text:style-name="T53_68">changes</text:span><text:span text:style-name="T53_69"><text:s/></text:span><text:span text:style-name="T53_70">in</text:span><text:span text:style-name="T53_71"><text:s/></text:span><text:span text:style-name="T53_72">the</text:span><text:span text:style-name="T53_73"><text:s/></text:span><text:span text:style-name="T53_74">atmosphere</text:span><text:span text:style-name="T53_75">,<text:s/></text:span><text:span text:style-name="T53_76">mainly</text:span><text:span text:style-name="T53_77"><text:s/></text:span><text:span text:style-name="T53_78">dealing</text:span><text:span text:style-name="T53_79"><text:s/></text:span><text:span text:style-name="T53_80">with</text:span><text:span text:style-name="T53_81"><text:s/></text:span><text:span text:style-name="T53_82">regard</text:span><text:span text:style-name="T53_83"><text:s/></text:span><text:span text:style-name="T53_84">to</text:span><text:span text:style-name="T53_85"><text:s/></text:span><text:span text:style-name="T53_86">window</text:span><text:span text:style-name="T53_87"><text:s/></text:span><text:span text:style-name="T53_88">coordinates</text:span><text:span text:style-name="T53_89">. <text:s/></text:span><text:span text:style-name="T53_90">We</text:span><text:span text:style-name="T53_91"><text:s/></text:span><text:span text:style-name="T53_92">will</text:span><text:span text:style-name="T53_93"><text:s/></text:span><text:span text:style-name="T53_94">be</text:span><text:span text:style-name="T53_95"><text:s/></text:span><text:span text:style-name="T53_96">doing</text:span><text:span text:style-name="T53_97"><text:s/></text:span><text:span text:style-name="T53_98">manual</text:span><text:span text:style-name="T53_99"><text:s/></text:span><text:span text:style-name="T53_100">compositing</text:span><text:span text:style-name="T53_101"><text:s/></text:span><text:span text:style-name="T53_102">which</text:span><text:span text:style-name="T53_103"><text:s/></text:span><text:span text:style-name="T53_104">renders</text:span><text:span text:style-name="T53_105"><text:s/></text:span><text:span text:style-name="T53_106">children</text:span><text:span text:style-name="T53_107"><text:s/></text:span><text:span text:style-name="T53_108">of</text:span><text:span text:style-name="T53_109"><text:s/></text:span><text:span text:style-name="T53_110">root</text:span><text:span text:style-name="T53_111"><text:s/></text:span><text:span text:style-name="T53_112">window</text:span><text:span text:style-name="T53_113"><text:s/></text:span><text:span text:style-name="T53_114">but</text:span><text:span text:style-name="T53_115"><text:s/></text:span><text:span text:style-name="T53_116">not</text:span><text:span text:style-name="T53_117"><text:s/></text:span><text:span text:style-name="T53_118">the</text:span><text:span text:style-name="T53_119"><text:s/></text:span><text:span text:style-name="T53_120">root</text:span><text:span text:style-name="T53_121"><text:s/></text:span><text:span text:style-name="T53_122">itself</text:span><text:span text:style-name="T53_123">.</text:span></text:p>
      <text:p text:style-name="P54"><text:span text:style-name="T54_1"><text:line-break/></text:span><text:span text:style-name="T54_2">Window</text:span><text:span text:style-name="T54_3"><text:s/></text:span><text:span text:style-name="T54_4">Manager</text:span><text:span text:style-name="T54_5"><text:s/>-<text:s/></text:span><text:span text:style-name="T54_6">Our</text:span><text:span text:style-name="T54_7"><text:s/></text:span><text:span text:style-name="T54_8">project</text:span><text:span text:style-name="T54_9"><text:s/></text:span><text:span text:style-name="T54_10">will</text:span><text:span text:style-name="T54_11"><text:s/></text:span><text:span text:style-name="T54_12">emulate</text:span><text:span text:style-name="T54_13"><text:s/></text:span><text:span text:style-name="T54_14">basic</text:span><text:span text:style-name="T54_15"><text:s/></text:span><text:span text:style-name="T54_16">window</text:span><text:span text:style-name="T54_17"><text:s/></text:span><text:span text:style-name="T54_18">manager</text:span><text:span text:style-name="T54_19"><text:s/></text:span><text:span text:style-name="T54_20">functionality</text:span><text:span text:style-name="T54_21">. <text:s/></text:span><text:span text:style-name="T54_22">This</text:span><text:span text:style-name="T54_23"><text:s/></text:span><text:span text:style-name="T54_24">includes</text:span><text:span text:style-name="T54_25"><text:s/></text:span><text:span text:style-name="T54_26">minimizing</text:span><text:span text:style-name="T54_27">,<text:s/></text:span><text:span text:style-name="T54_28">maximizing</text:span><text:span text:style-name="T54_29">,<text:s/></text:span><text:span text:style-name="T54_30">resizing</text:span><text:span text:style-name="T54_31">,<text:s/></text:span><text:span text:style-name="T54_32">and</text:span><text:span text:style-name="T54_33"><text:s/></text:span><text:span text:style-name="T54_34">closing</text:span><text:span text:style-name="T54_35"><text:s/></text:span><text:span text:style-name="T54_36">a</text:span><text:span text:style-name="T54_37"><text:s/></text:span><text:span text:style-name="T54_38">window</text:span><text:span text:style-name="T54_39">. <text:s/></text:span><text:span text:style-name="T54_40">This</text:span><text:span text:style-name="T54_41"><text:s/></text:span><text:span text:style-name="T54_42">will</text:span><text:span text:style-name="T54_43"><text:s/></text:span><text:span text:style-name="T54_44">be</text:span><text:span text:style-name="T54_45"><text:s/></text:span><text:span text:style-name="T54_46">done</text:span><text:span text:style-name="T54_47"><text:s/></text:span><text:span text:style-name="T54_48">with</text:span><text:span text:style-name="T54_49"><text:s/></text:span><text:span text:style-name="T54_50">mouse</text:span><text:span text:style-name="T54_51"><text:s/></text:span><text:span text:style-name="T54_52">events</text:span><text:span text:style-name="T54_53"><text:s/></text:span><text:span text:style-name="T54_54">and</text:span><text:span text:style-name="T54_55"><text:s/></text:span><text:span text:style-name="T54_56">input</text:span><text:span text:style-name="T54_57"><text:s/></text:span><text:span text:style-name="T54_58">from</text:span><text:span text:style-name="T54_59"><text:s/></text:span><text:span text:style-name="T54_60">the</text:span><text:span text:style-name="T54_61"><text:s/></text:span><text:span text:style-name="T54_62">keyboard</text:span><text:span text:style-name="T54_63">.<text:s/></text:span></text:p>
      <text:h text:style-name="P55"><text:bookmark-start text:name="h.y7pdpzo1pjeq"/><text:bookmark-end text:name="h.y7pdpzo1pjeq"/><text:span text:style-name="T55_1">2.<text:s/></text:span><text:span text:style-name="T55_2">Deliverables</text:span></text:h>
      <text:p text:style-name="P56"><text:span text:style-name="T56_1">The</text:span><text:span text:style-name="T56_2"><text:s/></text:span><text:span text:style-name="T56_3">deliverables</text:span><text:span text:style-name="T56_4"><text:s/></text:span><text:span text:style-name="T56_5">for</text:span><text:span text:style-name="T56_6"><text:s/></text:span><text:span text:style-name="T56_7">this</text:span><text:span text:style-name="T56_8"><text:s/></text:span><text:span text:style-name="T56_9">project</text:span><text:span text:style-name="T56_10"><text:s/></text:span><text:span text:style-name="T56_11">include</text:span><text:span text:style-name="T56_12"><text:s/></text:span><text:span text:style-name="T56_13">the</text:span><text:span text:style-name="T56_14"><text:s/></text:span><text:span text:style-name="T56_15">five</text:span><text:span text:style-name="T56_16"><text:s/></text:span><text:span text:style-name="T56_17">milestones</text:span><text:span text:style-name="T56_18"><text:s/></text:span><text:span text:style-name="T56_19">numbered</text:span><text:span text:style-name="T56_20"><text:s/>0-4.<text:s/></text:span><text:span text:style-name="T56_21">The</text:span><text:span text:style-name="T56_22"><text:s/></text:span><text:span text:style-name="T56_23">final</text:span><text:span text:style-name="T56_24"><text:s/></text:span><text:span text:style-name="T56_25">deliverable</text:span><text:span text:style-name="T56_26"><text:s/></text:span><text:span text:style-name="T56_27">is</text:span><text:span text:style-name="T56_28"><text:s/></text:span><text:span text:style-name="T56_29">a</text:span><text:span text:style-name="T56_30"><text:s/></text:span><text:span text:style-name="T56_31">git</text:span><text:span text:style-name="T56_32"><text:s/></text:span><text:span text:style-name="T56_33">repository</text:span><text:span text:style-name="T56_34"><text:s/></text:span><text:span text:style-name="T56_35">containing</text:span><text:span text:style-name="T56_36"><text:s/></text:span><text:span text:style-name="T56_37">a</text:span><text:span text:style-name="T56_38"><text:s/></text:span><text:span text:style-name="T56_39">rootless</text:span><text:span text:style-name="T56_40">,<text:s/></text:span><text:span text:style-name="T56_41">composting</text:span><text:span text:style-name="T56_42"><text:s/></text:span><text:span text:style-name="T56_43">window</text:span><text:span text:style-name="T56_44"><text:s/></text:span><text:span text:style-name="T56_45">manager</text:span><text:span text:style-name="T56_46"><text:s/></text:span><text:span text:style-name="T56_47">which</text:span><text:span text:style-name="T56_48"><text:s/></text:span><text:span text:style-name="T56_49">takes</text:span><text:span text:style-name="T56_50"><text:s/></text:span><text:span text:style-name="T56_51">input</text:span><text:span text:style-name="T56_52">.<text:s/></text:span><text:span text:style-name="T56_53">This</text:span><text:span text:style-name="T56_54"><text:s/></text:span><text:span text:style-name="T56_55">software</text:span><text:span text:style-name="T56_56"><text:s/></text:span><text:span text:style-name="T56_57">will</text:span><text:span text:style-name="T56_58"><text:s/></text:span><text:span text:style-name="T56_59">utilize</text:span><text:span text:style-name="T56_60"><text:s/></text:span><text:span text:style-name="T56_61">XCB</text:span><text:span text:style-name="T56_62"><text:s/></text:span><text:span text:style-name="T56_63">and</text:span><text:span text:style-name="T56_64"><text:s/></text:span><text:span text:style-name="T56_65">run</text:span><text:span text:style-name="T56_66"><text:s/></text:span><text:span text:style-name="T56_67">on</text:span><text:span text:style-name="T56_68"><text:s/></text:span><text:span text:style-name="T56_69">OS</text:span><text:span text:style-name="T56_70"><text:s/></text:span><text:span text:style-name="T56_71">X</text:span><text:span text:style-name="T56_72">.</text:span></text:p>
      <text:h text:style-name="P57"><text:bookmark-start text:name="h.ioj6b1j3n5fm"/><text:bookmark-end text:name="h.ioj6b1j3n5fm"/><text:span text:style-name="T57_1">3.<text:s/></text:span><text:span text:style-name="T57_2">Key</text:span><text:span text:style-name="T57_3"><text:s/></text:span><text:span text:style-name="T57_4">Assumptions</text:span><text:span text:style-name="T57_5"><text:s/></text:span><text:span text:style-name="T57_6">and</text:span><text:span text:style-name="T57_7"><text:s/></text:span><text:span text:style-name="T57_8">Constraints</text:span><text:span text:style-name="T57_9">,<text:s/></text:span><text:span text:style-name="T57_10">References</text:span></text:h>
      <text:p text:style-name="P58"><text:span text:style-name="T58_1">Assumptions</text:span></text:p>
      <text:list text:style-name="LS1" xml:id="list0">
        <text:list-item>
          <text:p text:style-name="P59"><text:span text:style-name="T59_1">The</text:span><text:span text:style-name="T59_2"><text:s/></text:span><text:span text:style-name="T59_3">Project</text:span><text:span text:style-name="T59_4"><text:s/></text:span><text:span text:style-name="T59_5">Plan</text:span><text:span text:style-name="T59_6"><text:s/></text:span><text:span text:style-name="T59_7">is</text:span><text:span text:style-name="T59_8"><text:s/></text:span><text:span text:style-name="T59_9">a</text:span><text:span text:style-name="T59_10"><text:s/></text:span><text:span text:style-name="T59_11">living</text:span><text:span text:style-name="T59_12"><text:s/></text:span><text:span text:style-name="T59_13">document</text:span><text:span text:style-name="T59_14">,<text:s/></text:span><text:span text:style-name="T59_15">subject</text:span><text:span text:style-name="T59_16"><text:s/></text:span><text:span text:style-name="T59_17">to</text:span><text:span text:style-name="T59_18"><text:s/></text:span><text:span text:style-name="T59_19">editing</text:span><text:span text:style-name="T59_20"><text:s/></text:span><text:span text:style-name="T59_21">in</text:span><text:span text:style-name="T59_22"><text:s/></text:span><text:span text:style-name="T59_23">response</text:span><text:span text:style-name="T59_24"><text:s/></text:span><text:span text:style-name="T59_25">to</text:span><text:span text:style-name="T59_26"><text:s/></text:span><text:span text:style-name="T59_27">changes</text:span><text:span text:style-name="T59_28"><text:s/></text:span><text:span text:style-name="T59_29">in</text:span><text:span text:style-name="T59_30"><text:s/></text:span><text:span text:style-name="T59_31">requirements</text:span><text:span text:style-name="T59_32">,<text:s/></text:span><text:span text:style-name="T59_33">to</text:span><text:span text:style-name="T59_34"><text:s/></text:span><text:span text:style-name="T59_35">events</text:span><text:span text:style-name="T59_36"><text:s/></text:span><text:span text:style-name="T59_37">described</text:span><text:span text:style-name="T59_38"><text:s/></text:span><text:span text:style-name="T59_39">in</text:span><text:span text:style-name="T59_40"><text:s/></text:span><text:span text:style-name="T59_41">the</text:span><text:span text:style-name="T59_42"><text:s/></text:span><text:span text:style-name="T59_43">Risk</text:span><text:span text:style-name="T59_44"><text:s/></text:span><text:span text:style-name="T59_45">Mitigation</text:span><text:span text:style-name="T59_46"><text:s/></text:span><text:span text:style-name="T59_47">section</text:span><text:span text:style-name="T59_48"><text:s/></text:span><text:span text:style-name="T59_49">of</text:span><text:span text:style-name="T59_50"><text:s/></text:span><text:span text:style-name="T59_51">this</text:span><text:span text:style-name="T59_52"><text:s/></text:span><text:span text:style-name="T59_53">document</text:span><text:span text:style-name="T59_54">,<text:s/></text:span><text:span text:style-name="T59_55">or</text:span><text:span text:style-name="T59_56"><text:s/></text:span><text:span text:style-name="T59_57">other</text:span><text:span text:style-name="T59_58"><text:s/></text:span><text:span text:style-name="T59_59">unforeseen</text:span><text:span text:style-name="T59_60"><text:s/></text:span><text:span text:style-name="T59_61">events</text:span><text:span text:style-name="T59_62">.</text:span></text:p>
        </text:list-item>
      </text:list>
      <text:list text:style-name="LS2" xml:id="list1">
        <text:list-item>
          <text:p text:style-name="P60"><text:span text:style-name="T60_1">Apple</text:span><text:span text:style-name="T60_2"><text:s/></text:span><text:span text:style-name="T60_3">hardware</text:span><text:span text:style-name="T60_4"><text:s/></text:span><text:span text:style-name="T60_5">with</text:span><text:span text:style-name="T60_6"><text:s/></text:span><text:span text:style-name="T60_7">OS</text:span><text:span text:style-name="T60_8"><text:s/></text:span><text:span text:style-name="T60_9">X</text:span><text:span text:style-name="T60_10"><text:s/></text:span><text:span text:style-name="T60_11">installed</text:span><text:span text:style-name="T60_12"><text:s/></text:span><text:span text:style-name="T60_13">will</text:span><text:span text:style-name="T60_14"><text:s/></text:span><text:span text:style-name="T60_15">be</text:span><text:span text:style-name="T60_16"><text:s/></text:span><text:span text:style-name="T60_17">made</text:span><text:span text:style-name="T60_18"><text:s/></text:span><text:span text:style-name="T60_19">available</text:span><text:span text:style-name="T60_20"><text:s/></text:span><text:span text:style-name="T60_21">to</text:span><text:span text:style-name="T60_22"><text:s/></text:span><text:span text:style-name="T60_23">the</text:span><text:span text:style-name="T60_24"><text:s/></text:span><text:span text:style-name="T60_25">team</text:span><text:span text:style-name="T60_26"><text:s/></text:span><text:span text:style-name="T60_27">for</text:span><text:span text:style-name="T60_28"><text:s/></text:span><text:span text:style-name="T60_29">the</text:span><text:span text:style-name="T60_30"><text:s/></text:span><text:span text:style-name="T60_31">development</text:span><text:span text:style-name="T60_32"><text:s/></text:span><text:span text:style-name="T60_33">and</text:span><text:span text:style-name="T60_34"><text:s/></text:span><text:span text:style-name="T60_35">testing</text:span><text:span text:style-name="T60_36"><text:s/></text:span><text:span text:style-name="T60_37">of</text:span><text:span text:style-name="T60_38"><text:s/></text:span><text:span text:style-name="T60_39">the</text:span><text:span text:style-name="T60_40"><text:s/></text:span><text:span text:style-name="T60_41">deliverables</text:span><text:span text:style-name="T60_42"><text:s/></text:span></text:p>
        </text:list-item>
      </text:list>
      <text:p text:style-name="P61"><text:span text:style-name="T61_1">Constraints</text:span></text:p>
      <text:list text:style-name="LS3" xml:id="list2">
        <text:list-item>
          <text:p text:style-name="P62"><text:span text:style-name="T62_1">The</text:span><text:span text:style-name="T62_2"><text:s/></text:span><text:span text:style-name="T62_3">deliverables</text:span><text:span text:style-name="T62_4"><text:s/></text:span><text:span text:style-name="T62_5">must</text:span><text:span text:style-name="T62_6"><text:s/></text:span><text:span text:style-name="T62_7">be</text:span><text:span text:style-name="T62_8"><text:s/></text:span><text:span text:style-name="T62_9">able</text:span><text:span text:style-name="T62_10"><text:s/></text:span><text:span text:style-name="T62_11">to</text:span><text:span text:style-name="T62_12"><text:s/></text:span><text:span text:style-name="T62_13">compile</text:span><text:span text:style-name="T62_14"><text:s/></text:span><text:span text:style-name="T62_15">and</text:span><text:span text:style-name="T62_16"><text:s/></text:span><text:span text:style-name="T62_17">run</text:span><text:span text:style-name="T62_18"><text:s/></text:span><text:span text:style-name="T62_19">on</text:span><text:span text:style-name="T62_20"><text:s/></text:span><text:span text:style-name="T62_21">OS</text:span><text:span text:style-name="T62_22"><text:s/></text:span><text:span text:style-name="T62_23">X</text:span></text:p>
        </text:list-item>
        <text:list-item>
          <text:p text:style-name="P63"><text:span text:style-name="T63_1">The</text:span><text:span text:style-name="T63_2"><text:s/>“</text:span><text:span text:style-name="T63_3">library</text:span><text:span text:style-name="T63_4">”<text:s/></text:span><text:span text:style-name="T63_5">functionality</text:span><text:span text:style-name="T63_6"><text:s/></text:span><text:span text:style-name="T63_7">will</text:span><text:span text:style-name="T63_8"><text:s/></text:span><text:span text:style-name="T63_9">be</text:span><text:span text:style-name="T63_10">,<text:s/></text:span><text:span text:style-name="T63_11">as</text:span><text:span text:style-name="T63_12"><text:s/></text:span><text:span text:style-name="T63_13">much</text:span><text:span text:style-name="T63_14"><text:s/></text:span><text:span text:style-name="T63_15">as</text:span><text:span text:style-name="T63_16"><text:s/></text:span><text:span text:style-name="T63_17">possible</text:span><text:span text:style-name="T63_18">,<text:s/></text:span><text:span text:style-name="T63_19">general</text:span><text:span text:style-name="T63_20"><text:s/></text:span><text:span text:style-name="T63_21">and</text:span><text:span text:style-name="T63_22"><text:s/></text:span><text:span text:style-name="T63_23">platform</text:span><text:span text:style-name="T63_24"><text:s/></text:span><text:span text:style-name="T63_25">independent</text:span></text:p>
        </text:list-item>
        <text:list-item>
          <text:p text:style-name="P64"><text:span text:style-name="T64_1">The</text:span><text:span text:style-name="T64_2"><text:s/>“</text:span><text:span text:style-name="T64_3">library</text:span><text:span text:style-name="T64_4">”<text:s/></text:span><text:span text:style-name="T64_5">code</text:span><text:span text:style-name="T64_6"><text:s/></text:span><text:span text:style-name="T64_7">will</text:span><text:span text:style-name="T64_8"><text:s/></text:span><text:span text:style-name="T64_9">be</text:span><text:span text:style-name="T64_10"><text:s/></text:span><text:span text:style-name="T64_11">written</text:span><text:span text:style-name="T64_12"><text:s/></text:span><text:span text:style-name="T64_13">in</text:span><text:span text:style-name="T64_14"><text:s/></text:span><text:span text:style-name="T64_15">C</text:span><text:span text:style-name="T64_16"><text:s/></text:span><text:span text:style-name="T64_17">interfacing</text:span><text:span text:style-name="T64_18"><text:s/></text:span><text:span text:style-name="T64_19">with</text:span><text:span text:style-name="T64_20"><text:s/></text:span><text:span text:style-name="T64_21">XCB</text:span><text:span text:style-name="T64_22">. <text:s/></text:span><text:span text:style-name="T64_23">The</text:span><text:span text:style-name="T64_24"><text:s/></text:span><text:span text:style-name="T64_25">interface</text:span><text:span text:style-name="T64_26"><text:s/></text:span><text:span text:style-name="T64_27">that</text:span><text:span text:style-name="T64_28"><text:s/></text:span><text:span text:style-name="T64_29">this</text:span><text:span text:style-name="T64_30"><text:s/>“</text:span><text:span text:style-name="T64_31">library</text:span><text:span text:style-name="T64_32">”<text:s/></text:span><text:span text:style-name="T64_33">provides</text:span><text:span text:style-name="T64_34"><text:s/></text:span><text:span text:style-name="T64_35">will</text:span><text:span text:style-name="T64_36"><text:s/></text:span><text:span text:style-name="T64_37">be</text:span><text:span text:style-name="T64_38"><text:s/></text:span><text:span text:style-name="T64_39">demonstrated</text:span><text:span text:style-name="T64_40"><text:s/></text:span><text:span text:style-name="T64_41">in</text:span><text:span text:style-name="T64_42"><text:s/></text:span><text:span text:style-name="T64_43">an</text:span><text:span text:style-name="T64_44"><text:s/></text:span><text:span text:style-name="T64_45">application</text:span><text:span text:style-name="T64_46"><text:s/></text:span><text:span text:style-name="T64_47">written</text:span><text:span text:style-name="T64_48"><text:s/></text:span><text:span text:style-name="T64_49">in</text:span><text:span text:style-name="T64_50"><text:s/></text:span><text:span text:style-name="T64_51">Objective</text:span><text:span text:style-name="T64_52">-</text:span><text:span text:style-name="T64_53">C</text:span></text:p>
        </text:list-item>
        <text:list-item>
          <text:p text:style-name="P65"><text:span text:style-name="T65_1">An</text:span><text:span text:style-name="T65_2"><text:s/></text:span><text:span text:style-name="T65_3">Open</text:span><text:span text:style-name="T65_4"><text:s/></text:span><text:span text:style-name="T65_5">Source</text:span><text:span text:style-name="T65_6"><text:s/></text:span><text:span text:style-name="T65_7">license</text:span><text:span text:style-name="T65_8"><text:s/></text:span><text:span text:style-name="T65_9">will</text:span><text:span text:style-name="T65_10"><text:s/></text:span><text:span text:style-name="T65_11">be</text:span><text:span text:style-name="T65_12"><text:s/></text:span><text:span text:style-name="T65_13">used</text:span></text:p>
        </text:list-item>
      </text:list>
      <text:h text:style-name="P66"><text:bookmark-start text:name="h.9o1vxigpbcbm"/><text:bookmark-end text:name="h.9o1vxigpbcbm"/><text:span text:style-name="T66_1">4.<text:s/></text:span><text:span text:style-name="T66_2">Work</text:span><text:span text:style-name="T66_3"><text:s/></text:span><text:span text:style-name="T66_4">Breakdown</text:span><text:span text:style-name="T66_5"><text:s/></text:span><text:span text:style-name="T66_6">Structure</text:span></text:h>
      <text:p text:style-name="P67"><text:span text:style-name="T67_1">Please</text:span><text:span text:style-name="T67_2"><text:s/></text:span><text:span text:style-name="T67_3">see</text:span><text:span text:style-name="T67_4"><text:s/></text:span><text:span text:style-name="T67_5">Appendix</text:span><text:span text:style-name="T67_6"><text:s/></text:span><text:span text:style-name="T67_7">A</text:span><text:span text:style-name="T67_8"><text:s/></text:span><text:span text:style-name="T67_9">for</text:span><text:span text:style-name="T67_10"><text:s/></text:span><text:span text:style-name="T67_11">the</text:span><text:span text:style-name="T67_12"><text:s/></text:span><text:span text:style-name="T67_13">current</text:span><text:span text:style-name="T67_14"><text:s/></text:span><text:span text:style-name="T67_15">Work</text:span><text:span text:style-name="T67_16"><text:s/></text:span><text:span text:style-name="T67_17">Breakdown</text:span><text:span text:style-name="T67_18"><text:s/></text:span><text:span text:style-name="T67_19">Structure</text:span><text:span text:style-name="T67_20"><text:s/></text:span><text:span text:style-name="T67_21">for</text:span><text:span text:style-name="T67_22"><text:s/></text:span><text:span text:style-name="T67_23">the</text:span><text:span text:style-name="T67_24"><text:s/></text:span><text:span text:style-name="T67_25">project</text:span><text:span text:style-name="T67_26">.<text:s/></text:span><text:span text:style-name="T67_27">A</text:span><text:span text:style-name="T67_28"><text:s/></text:span><text:span text:style-name="T67_29">version</text:span><text:span text:style-name="T67_30"><text:s/></text:span><text:span text:style-name="T67_31">can</text:span><text:span text:style-name="T67_32"><text:s/></text:span><text:span text:style-name="T67_33">also</text:span><text:span text:style-name="T67_34"><text:s/></text:span><text:span text:style-name="T67_35">be</text:span><text:span text:style-name="T67_36"><text:s/></text:span><text:span text:style-name="T67_37">found</text:span><text:span text:style-name="T67_38"><text:s/></text:span><text:span text:style-name="T67_39">at</text:span><text:span text:style-name="T67_40"><text:s/></text:span><text:span text:style-name="T67_41">http</text:span><text:span text:style-name="T67_42">://</text:span><text:span text:style-name="T67_43">web</text:span><text:span text:style-name="T67_44">.</text:span><text:span text:style-name="T67_45">cecs</text:span><text:span text:style-name="T67_46">.</text:span><text:span text:style-name="T67_47">pdx</text:span><text:span text:style-name="T67_48">.</text:span><text:span text:style-name="T67_49">edu</text:span><text:span text:style-name="T67_50">/~</text:span><text:span text:style-name="T67_51">jvanderw</text:span><text:span text:style-name="T67_52">.</text:span></text:p>
      <text:h text:style-name="P68"><text:bookmark-start text:name="h.f98dye64nhpw"/><text:bookmark-end text:name="h.f98dye64nhpw"/></text:h>
      <text:h text:style-name="P69"><text:bookmark-start text:name="h.ewxaautb7m2u"/><text:bookmark-end text:name="h.ewxaautb7m2u"/><text:bookmark-start text:name="h.eb9gdz5ws6xo"/><text:bookmark-end text:name="h.eb9gdz5ws6xo"/><text:span text:style-name="T69_1">5.<text:s/></text:span><text:span text:style-name="T69_2">Milestones</text:span></text:h>
      <text:p text:style-name="P70"><text:span text:style-name="T70_1">There</text:span><text:span text:style-name="T70_2"><text:s/></text:span><text:span text:style-name="T70_3">are</text:span><text:span text:style-name="T70_4"><text:s/></text:span><text:span text:style-name="T70_5">currently</text:span><text:span text:style-name="T70_6"><text:s/></text:span><text:span text:style-name="T70_7">six</text:span><text:span text:style-name="T70_8"><text:s/></text:span><text:span text:style-name="T70_9">milestones</text:span><text:span text:style-name="T70_10"><text:s/></text:span><text:span text:style-name="T70_11">for</text:span><text:span text:style-name="T70_12"><text:s/></text:span><text:span text:style-name="T70_13">the</text:span><text:span text:style-name="T70_14"><text:s/></text:span><text:span text:style-name="T70_15">project</text:span><text:span text:style-name="T70_16">.</text:span></text:p>
      <text:p text:style-name="P71"/>
      <text:p text:style-name="P72"><text:span text:style-name="T72_1">Milestone</text:span><text:span text:style-name="T72_2"><text:tab/><text:tab/><text:tab/><text:tab/><text:tab/><text:tab/><text:tab/><text:s text:c="10"/></text:span><text:span text:style-name="T72_3">Scheduled</text:span><text:span text:style-name="T72_4"><text:s/></text:span><text:span text:style-name="T72_5">Completion</text:span><text:span text:style-name="T72_6"><text:s/></text:span><text:span text:style-name="T72_7">Date</text:span></text:p>
      <text:p text:style-name="P73"/>
      <text:p text:style-name="P74"><text:span text:style-name="T74_1">Initial</text:span><text:span text:style-name="T74_2"><text:s/></text:span><text:span text:style-name="T74_3">version</text:span><text:span text:style-name="T74_4"><text:s/></text:span><text:span text:style-name="T74_5">of</text:span><text:span text:style-name="T74_6"><text:s/></text:span><text:span text:style-name="T74_7">Project</text:span><text:span text:style-name="T74_8"><text:s/></text:span><text:span text:style-name="T74_9">Plan</text:span><text:span text:style-name="T74_10">..............................................................................</text:span><text:span text:style-name="T74_11">November</text:span><text:span text:style-name="T74_12"><text:s/>28,<text:s/>2011</text:span></text:p>
      <text:p text:style-name="P75"><text:span text:style-name="T75_1">At</text:span><text:span text:style-name="T75_2"><text:s/></text:span><text:span text:style-name="T75_3">this</text:span><text:span text:style-name="T75_4"><text:s/></text:span><text:span text:style-name="T75_5">milestone</text:span><text:span text:style-name="T75_6">,<text:s/></text:span><text:span text:style-name="T75_7">the</text:span><text:span text:style-name="T75_8"><text:s/></text:span><text:span text:style-name="T75_9">initial</text:span><text:span text:style-name="T75_10"><text:s/></text:span><text:span text:style-name="T75_11">version</text:span><text:span text:style-name="T75_12"><text:s/></text:span><text:span text:style-name="T75_13">of</text:span><text:span text:style-name="T75_14"><text:s/></text:span><text:span text:style-name="T75_15">the</text:span><text:span text:style-name="T75_16"><text:s/></text:span><text:span text:style-name="T75_17">Project</text:span><text:span text:style-name="T75_18"><text:s/></text:span><text:span text:style-name="T75_19">Plan</text:span><text:span text:style-name="T75_20"><text:s/>(</text:span><text:span text:style-name="T75_21">this</text:span><text:span text:style-name="T75_22"><text:s/></text:span><text:span text:style-name="T75_23">document</text:span><text:span text:style-name="T75_24">)<text:s/></text:span><text:span text:style-name="T75_25">and</text:span><text:span text:style-name="T75_26"><text:s/></text:span><text:span text:style-name="T75_27">its</text:span><text:span text:style-name="T75_28"><text:s/></text:span><text:span text:style-name="T75_29">attendant</text:span><text:span text:style-name="T75_30"><text:s/></text:span><text:span text:style-name="T75_31">material</text:span><text:span text:style-name="T75_32"><text:s/></text:span><text:span text:style-name="T75_33">will</text:span><text:span text:style-name="T75_34"><text:s/></text:span><text:span text:style-name="T75_35">be</text:span><text:span text:style-name="T75_36"><text:s/></text:span><text:span text:style-name="T75_37">completed</text:span><text:span text:style-name="T75_38">.<text:s/></text:span><text:span text:style-name="T75_39">It</text:span><text:span text:style-name="T75_40"><text:s/></text:span><text:span text:style-name="T75_41">is</text:span><text:span text:style-name="T75_42"><text:s/></text:span><text:span text:style-name="T75_43">understood</text:span><text:span text:style-name="T75_44"><text:s/></text:span><text:span text:style-name="T75_45">that</text:span><text:span text:style-name="T75_46"><text:s/></text:span><text:span text:style-name="T75_47">the</text:span><text:span text:style-name="T75_48"><text:s/></text:span><text:span text:style-name="T75_49">Project</text:span><text:span text:style-name="T75_50"><text:s/></text:span><text:span text:style-name="T75_51">Plan</text:span><text:span text:style-name="T75_52"><text:s/></text:span><text:span text:style-name="T75_53">is</text:span><text:span text:style-name="T75_54"><text:s/></text:span><text:span text:style-name="T75_55">a</text:span><text:span text:style-name="T75_56"><text:s/></text:span><text:span text:style-name="T75_57">living</text:span><text:span text:style-name="T75_58"><text:s/></text:span><text:span text:style-name="T75_59">document</text:span><text:span text:style-name="T75_60"><text:s/></text:span><text:span text:style-name="T75_61">and</text:span><text:span text:style-name="T75_62"><text:s/></text:span><text:span text:style-name="T75_63">that</text:span><text:span text:style-name="T75_64"><text:s/></text:span><text:span text:style-name="T75_65">the</text:span><text:span text:style-name="T75_66"><text:s/></text:span><text:span text:style-name="T75_67">submitted</text:span><text:span text:style-name="T75_68"><text:s/></text:span><text:span text:style-name="T75_69">content</text:span><text:span text:style-name="T75_70"><text:s/></text:span><text:span text:style-name="T75_71">may</text:span><text:span text:style-name="T75_72"><text:s/></text:span><text:span text:style-name="T75_73">change</text:span><text:span text:style-name="T75_74"><text:s/></text:span><text:span text:style-name="T75_75">as</text:span><text:span text:style-name="T75_76"><text:s/></text:span><text:span text:style-name="T75_77">the</text:span><text:span text:style-name="T75_78"><text:s/></text:span><text:span text:style-name="T75_79">project</text:span><text:span text:style-name="T75_80"><text:s/></text:span><text:span text:style-name="T75_81">progresses</text:span><text:span text:style-name="T75_82">.</text:span></text:p>
      <text:p text:style-name="P76"/>
      <text:p text:style-name="P77"><text:span text:style-name="T77_1">Milestone</text:span><text:span text:style-name="T77_2"><text:s/>0<text:s/>-<text:s/></text:span><text:span text:style-name="T77_3">Learn</text:span><text:span text:style-name="T77_4"><text:s/></text:span><text:span text:style-name="T77_5">XCB</text:span><text:span text:style-name="T77_6"><text:s/></text:span><text:span text:style-name="T77_7">and</text:span><text:span text:style-name="T77_8"><text:s/></text:span><text:span text:style-name="T77_9">API</text:span><text:span text:style-name="T77_10"><text:s/></text:span><text:span text:style-name="T77_11">for</text:span><text:span text:style-name="T77_12"><text:s/></text:span><text:span text:style-name="T77_13">OS</text:span><text:span text:style-name="T77_14"><text:s/></text:span><text:span text:style-name="T77_15">X</text:span><text:span text:style-name="T77_16"><text:s/>…....................................................</text:span><text:span text:style-name="T77_17">December</text:span><text:span text:style-name="T77_18"><text:s/>2,<text:s/>2011</text:span></text:p>
      <text:p text:style-name="P78"><text:span text:style-name="T78_1">At</text:span><text:span text:style-name="T78_2"><text:s/></text:span><text:span text:style-name="T78_3">this</text:span><text:span text:style-name="T78_4"><text:s/></text:span><text:span text:style-name="T78_5">milestone</text:span><text:span text:style-name="T78_6">,<text:s/></text:span><text:span text:style-name="T78_7">the</text:span><text:span text:style-name="T78_8"><text:s/></text:span><text:span text:style-name="T78_9">team</text:span><text:span text:style-name="T78_10"><text:s/></text:span><text:span text:style-name="T78_11">shall</text:span><text:span text:style-name="T78_12"><text:s/></text:span><text:span text:style-name="T78_13">show</text:span><text:span text:style-name="T78_14"><text:s/></text:span><text:span text:style-name="T78_15">the</text:span><text:span text:style-name="T78_16"><text:s/></text:span><text:span text:style-name="T78_17">ability</text:span><text:span text:style-name="T78_18"><text:s/></text:span><text:span text:style-name="T78_19">to</text:span><text:span text:style-name="T78_20"><text:s/></text:span><text:span text:style-name="T78_21">work</text:span><text:span text:style-name="T78_22"><text:s/></text:span><text:span text:style-name="T78_23">with</text:span><text:span text:style-name="T78_24"><text:s/></text:span><text:span text:style-name="T78_25">XCB</text:span><text:span text:style-name="T78_26"><text:s/></text:span><text:span text:style-name="T78_27">and</text:span><text:span text:style-name="T78_28"><text:s/></text:span><text:span text:style-name="T78_29">the</text:span><text:span text:style-name="T78_30"><text:s/></text:span><text:span text:style-name="T78_31">OS</text:span><text:span text:style-name="T78_32"><text:s/></text:span><text:span text:style-name="T78_33">X</text:span><text:span text:style-name="T78_34"><text:s/></text:span><text:span text:style-name="T78_35">development</text:span><text:span text:style-name="T78_36"><text:s/></text:span><text:span text:style-name="T78_37">environment</text:span><text:span text:style-name="T78_38"><text:s/></text:span><text:span text:style-name="T78_39">by</text:span><text:span text:style-name="T78_40"><text:s/></text:span><text:span text:style-name="T78_41">being</text:span><text:span text:style-name="T78_42"><text:s/></text:span><text:span text:style-name="T78_43">able</text:span><text:span text:style-name="T78_44"><text:s/></text:span><text:span text:style-name="T78_45">to</text:span><text:span text:style-name="T78_46"><text:s/></text:span><text:span text:style-name="T78_47">create</text:span><text:span text:style-name="T78_48"><text:s/></text:span><text:span text:style-name="T78_49">a</text:span><text:span text:style-name="T78_50"><text:s/></text:span><text:span text:style-name="T78_51">simple</text:span><text:span text:style-name="T78_52"><text:s/>(</text:span><text:span text:style-name="T78_53">i</text:span><text:span text:style-name="T78_54">.</text:span><text:span text:style-name="T78_55">e</text:span><text:span text:style-name="T78_56">.<text:s/></text:span><text:span text:style-name="T78_57">without</text:span><text:span text:style-name="T78_58"><text:s/></text:span><text:span text:style-name="T78_59">input</text:span><text:span text:style-name="T78_60">)<text:s/></text:span><text:span text:style-name="T78_61">X</text:span><text:span text:style-name="T78_62"><text:s/></text:span><text:span text:style-name="T78_63">window</text:span><text:span text:style-name="T78_64"><text:s/></text:span><text:span text:style-name="T78_65">on</text:span><text:span text:style-name="T78_66"><text:s/></text:span><text:span text:style-name="T78_67">OS</text:span><text:span text:style-name="T78_68"><text:s/></text:span><text:span text:style-name="T78_69">X</text:span><text:span text:style-name="T78_70">. <text:s/></text:span><text:span text:style-name="T78_71">This</text:span><text:span text:style-name="T78_72"><text:s/></text:span><text:span text:style-name="T78_73">milestone</text:span><text:span text:style-name="T78_74"><text:s/></text:span><text:span text:style-name="T78_75">also</text:span><text:span text:style-name="T78_76"><text:s/></text:span><text:span text:style-name="T78_77">includes</text:span><text:span text:style-name="T78_78"><text:s/></text:span><text:span text:style-name="T78_79">being</text:span><text:span text:style-name="T78_80"><text:s/></text:span><text:span text:style-name="T78_81">able</text:span><text:span text:style-name="T78_82"><text:s/></text:span><text:span text:style-name="T78_83">to</text:span><text:span text:style-name="T78_84"><text:s/></text:span><text:span text:style-name="T78_85">compile</text:span><text:span text:style-name="T78_86"><text:s/></text:span><text:span text:style-name="T78_87">the</text:span><text:span text:style-name="T78_88"><text:s/></text:span><text:span text:style-name="T78_89">X</text:span><text:span text:style-name="T78_90"><text:s/></text:span><text:span text:style-name="T78_91">Server</text:span><text:span text:style-name="T78_92"><text:s/></text:span><text:span text:style-name="T78_93">from</text:span><text:span text:style-name="T78_94"><text:s/></text:span><text:span text:style-name="T78_95">current</text:span><text:span text:style-name="T78_96"><text:s/></text:span><text:span text:style-name="T78_97">X</text:span><text:span text:style-name="T78_98">.</text:span><text:span text:style-name="T78_99">org</text:span><text:span text:style-name="T78_100"><text:s/></text:span><text:span text:style-name="T78_101">code</text:span><text:span text:style-name="T78_102"><text:s/></text:span><text:span text:style-name="T78_103">and</text:span><text:span text:style-name="T78_104"><text:s/></text:span><text:span text:style-name="T78_105">verify</text:span><text:span text:style-name="T78_106"><text:s/></text:span><text:span text:style-name="T78_107">that</text:span><text:span text:style-name="T78_108"><text:s/></text:span><text:span text:style-name="T78_109">it</text:span><text:span text:style-name="T78_110"><text:s/></text:span><text:span text:style-name="T78_111">is</text:span><text:span text:style-name="T78_112"><text:s/></text:span><text:span text:style-name="T78_113">working</text:span><text:span text:style-name="T78_114"><text:s/></text:span><text:span text:style-name="T78_115">on</text:span><text:span text:style-name="T78_116"><text:s/></text:span><text:span text:style-name="T78_117">the</text:span><text:span text:style-name="T78_118"><text:s/></text:span><text:span text:style-name="T78_119">development</text:span><text:span text:style-name="T78_120"><text:s/></text:span><text:span text:style-name="T78_121">machines</text:span><text:span text:style-name="T78_122">. <text:s/></text:span><text:span text:style-name="T78_123">A</text:span><text:span text:style-name="T78_124"><text:s/></text:span><text:span text:style-name="T78_125">component</text:span><text:span text:style-name="T78_126"><text:s/></text:span><text:span text:style-name="T78_127">of</text:span><text:span text:style-name="T78_128"><text:s/></text:span><text:span text:style-name="T78_129">this</text:span><text:span text:style-name="T78_130"><text:s/></text:span><text:span text:style-name="T78_131">milestone</text:span><text:span text:style-name="T78_132"><text:s/></text:span><text:span text:style-name="T78_133">is</text:span><text:span text:style-name="T78_134"><text:s/></text:span><text:span text:style-name="T78_135">configuring</text:span><text:span text:style-name="T78_136"><text:s/></text:span><text:span text:style-name="T78_137">xorg</text:span><text:span text:style-name="T78_138">.</text:span><text:span text:style-name="T78_139">conf</text:span><text:span text:style-name="T78_140"><text:s/></text:span><text:span text:style-name="T78_141">for</text:span><text:span text:style-name="T78_142"><text:s/></text:span><text:span text:style-name="T78_143">use</text:span><text:span text:style-name="T78_144"><text:s/></text:span><text:span text:style-name="T78_145">with</text:span><text:span text:style-name="T78_146"><text:s/></text:span><text:span text:style-name="T78_147">the</text:span><text:span text:style-name="T78_148"><text:s/></text:span><text:span text:style-name="T78_149">dummy</text:span><text:span text:style-name="T78_150"><text:s/></text:span><text:span text:style-name="T78_151">driver</text:span><text:span text:style-name="T78_152">. <text:s/></text:span></text:p>
      <text:p text:style-name="P79"/>
      <text:p text:style-name="P80"><text:span text:style-name="T80_1">Milestone</text:span><text:span text:style-name="T80_2"><text:s/>1<text:s/>-<text:s/></text:span><text:span text:style-name="T80_3">Rooted</text:span><text:span text:style-name="T80_4"><text:s/></text:span><text:span text:style-name="T80_5">window</text:span><text:span text:style-name="T80_6"><text:s/></text:span><text:span text:style-name="T80_7">with</text:span><text:span text:style-name="T80_8"><text:s/></text:span><text:span text:style-name="T80_9">Damage</text:span><text:span text:style-name="T80_10"><text:s/>…......................................................</text:span><text:span text:style-name="T80_11">January</text:span><text:span text:style-name="T80_12"><text:s/>31,<text:s/>2012</text:span></text:p>
      <text:p text:style-name="P81"><text:span text:style-name="T81_1">This</text:span><text:span text:style-name="T81_2"><text:s/></text:span><text:span text:style-name="T81_3">milestone</text:span><text:span text:style-name="T81_4"><text:s/></text:span><text:span text:style-name="T81_5">involves</text:span><text:span text:style-name="T81_6"><text:s/></text:span><text:span text:style-name="T81_7">retrieving</text:span><text:span text:style-name="T81_8"><text:s/></text:span><text:span text:style-name="T81_9">the</text:span><text:span text:style-name="T81_10"><text:s/></text:span><text:span text:style-name="T81_11">contents</text:span><text:span text:style-name="T81_12"><text:s/></text:span><text:span text:style-name="T81_13">of</text:span><text:span text:style-name="T81_14"><text:s/></text:span><text:span text:style-name="T81_15">the</text:span><text:span text:style-name="T81_16"><text:s/></text:span><text:span text:style-name="T81_17">OS</text:span><text:span text:style-name="T81_18"><text:s/></text:span><text:span text:style-name="T81_19">X</text:span><text:span text:style-name="T81_20"><text:s/></text:span><text:span text:style-name="T81_21">root</text:span><text:span text:style-name="T81_22"><text:s/></text:span><text:span text:style-name="T81_23">window</text:span><text:span text:style-name="T81_24"><text:s/></text:span><text:span text:style-name="T81_25">and</text:span><text:span text:style-name="T81_26"><text:s/></text:span><text:span text:style-name="T81_27">displaying</text:span><text:span text:style-name="T81_28"><text:s/></text:span><text:span text:style-name="T81_29">said</text:span><text:span text:style-name="T81_30"><text:s/></text:span><text:span text:style-name="T81_31">contents</text:span><text:span text:style-name="T81_32">.<text:s/></text:span><text:span text:style-name="T81_33">This</text:span><text:span text:style-name="T81_34"><text:s/></text:span><text:span text:style-name="T81_35">will</text:span><text:span text:style-name="T81_36"><text:s/></text:span><text:span text:style-name="T81_37">be</text:span><text:span text:style-name="T81_38"><text:s/></text:span><text:span text:style-name="T81_39">done</text:span><text:span text:style-name="T81_40"><text:s/></text:span><text:span text:style-name="T81_41">via</text:span><text:span text:style-name="T81_42"><text:s/></text:span><text:span text:style-name="T81_43">a</text:span><text:span text:style-name="T81_44"><text:s/>“</text:span><text:span text:style-name="T81_45">GetImage</text:span><text:span text:style-name="T81_46">”<text:s/></text:span><text:span text:style-name="T81_47">request</text:span><text:span text:style-name="T81_48">. <text:s/></text:span><text:span text:style-name="T81_49">Though</text:span><text:span text:style-name="T81_50"><text:s/></text:span><text:span text:style-name="T81_51">it</text:span><text:span text:style-name="T81_52"><text:s/></text:span><text:span text:style-name="T81_53">does</text:span><text:span text:style-name="T81_54"><text:s/></text:span><text:span text:style-name="T81_55">include</text:span><text:span text:style-name="T81_56"><text:s/></text:span><text:span text:style-name="T81_57">the</text:span><text:span text:style-name="T81_58"><text:s/></text:span><text:span text:style-name="T81_59">use</text:span><text:span text:style-name="T81_60"><text:s/></text:span><text:span text:style-name="T81_61">of</text:span><text:span text:style-name="T81_62"><text:s/></text:span><text:span text:style-name="T81_63">Damage</text:span><text:span text:style-name="T81_64">,<text:s/></text:span><text:span text:style-name="T81_65">this</text:span><text:span text:style-name="T81_66"><text:s/></text:span><text:span text:style-name="T81_67">milestone</text:span><text:span text:style-name="T81_68"><text:s/></text:span><text:span text:style-name="T81_69">does</text:span><text:span text:style-name="T81_70"><text:s/></text:span><text:span text:style-name="T81_71">not</text:span><text:span text:style-name="T81_72"><text:s/></text:span><text:span text:style-name="T81_73">require</text:span><text:span text:style-name="T81_74"><text:s/></text:span><text:span text:style-name="T81_75">the</text:span><text:span text:style-name="T81_76"><text:s/></text:span><text:span text:style-name="T81_77">use</text:span><text:span text:style-name="T81_78"><text:s/></text:span><text:span text:style-name="T81_79">of</text:span><text:span text:style-name="T81_80"><text:s/></text:span><text:span text:style-name="T81_81">Composite</text:span><text:span text:style-name="T81_82"><text:s/></text:span><text:span text:style-name="T81_83">or</text:span><text:span text:style-name="T81_84"><text:s/></text:span><text:span text:style-name="T81_85">XTest</text:span><text:span text:style-name="T81_86">.<text:s/></text:span></text:p>
      <text:p text:style-name="P82"/>
      <text:p text:style-name="P83"><text:span text:style-name="T83_1">Milestone</text:span><text:span text:style-name="T83_2"><text:s/>2<text:s/>-<text:s/></text:span><text:span text:style-name="T83_3">Rooted</text:span><text:span text:style-name="T83_4"><text:s/></text:span><text:span text:style-name="T83_5">window</text:span><text:span text:style-name="T83_6"><text:s/></text:span><text:span text:style-name="T83_7">with</text:span><text:span text:style-name="T83_8"><text:s/></text:span><text:span text:style-name="T83_9">input</text:span><text:span text:style-name="T83_10"><text:s/>…..........................................................</text:span><text:span text:style-name="T83_11">February</text:span><text:span text:style-name="T83_12"><text:s/>24,<text:s/>2012</text:span></text:p>
      <text:p text:style-name="P84"><text:span text:style-name="T84_1">Milestone</text:span><text:span text:style-name="T84_2"><text:s/>3<text:s/></text:span><text:span text:style-name="T84_3">is</text:span><text:span text:style-name="T84_4"><text:s/></text:span><text:span text:style-name="T84_5">not</text:span><text:span text:style-name="T84_6"><text:s/></text:span><text:span text:style-name="T84_7">dependent</text:span><text:span text:style-name="T84_8"><text:s/></text:span><text:span text:style-name="T84_9">on</text:span><text:span text:style-name="T84_10"><text:s/></text:span><text:span text:style-name="T84_11">milestone</text:span><text:span text:style-name="T84_12"><text:s/>2<text:s/></text:span><text:span text:style-name="T84_13">and</text:span><text:span text:style-name="T84_14"><text:s/></text:span><text:span text:style-name="T84_15">the</text:span><text:span text:style-name="T84_16"><text:s/></text:span><text:span text:style-name="T84_17">two</text:span><text:span text:style-name="T84_18"><text:s/></text:span><text:span text:style-name="T84_19">tasks</text:span><text:span text:style-name="T84_20"><text:s/></text:span><text:span text:style-name="T84_21">could</text:span><text:span text:style-name="T84_22"><text:s/></text:span><text:span text:style-name="T84_23">be</text:span><text:span text:style-name="T84_24"><text:s/></text:span><text:span text:style-name="T84_25">done</text:span><text:span text:style-name="T84_26"><text:s/></text:span><text:span text:style-name="T84_27">in</text:span><text:span text:style-name="T84_28"><text:s/></text:span><text:span text:style-name="T84_29">parallel</text:span><text:span text:style-name="T84_30">,<text:s/></text:span><text:span text:style-name="T84_31">if</text:span><text:span text:style-name="T84_32"><text:s/></text:span><text:span text:style-name="T84_33">scheduling</text:span><text:span text:style-name="T84_34"><text:s/></text:span><text:span text:style-name="T84_35">permits</text:span><text:span text:style-name="T84_36">.<text:s/></text:span><text:span text:style-name="T84_37">This</text:span><text:span text:style-name="T84_38"><text:s/></text:span><text:span text:style-name="T84_39">milestone</text:span><text:span text:style-name="T84_40"><text:s/></text:span><text:span text:style-name="T84_41">delivers</text:span><text:span text:style-name="T84_42"><text:s/></text:span><text:span text:style-name="T84_43">an</text:span><text:span text:style-name="T84_44"><text:s/></text:span><text:span text:style-name="T84_45">application</text:span><text:span text:style-name="T84_46"><text:s/></text:span><text:span text:style-name="T84_47">that</text:span><text:span text:style-name="T84_48"><text:s/></text:span><text:span text:style-name="T84_49">accepts</text:span><text:span text:style-name="T84_50"><text:s/></text:span><text:span text:style-name="T84_51">input</text:span><text:span text:style-name="T84_52"><text:s/></text:span><text:span text:style-name="T84_53">from</text:span><text:span text:style-name="T84_54"><text:s/></text:span><text:span text:style-name="T84_55">the</text:span><text:span text:style-name="T84_56"><text:s/></text:span><text:span text:style-name="T84_57">OS</text:span><text:span text:style-name="T84_58"><text:s/></text:span><text:span text:style-name="T84_59">X</text:span><text:span text:style-name="T84_60"><text:s/></text:span><text:span text:style-name="T84_61">event</text:span><text:span text:style-name="T84_62"><text:s/></text:span><text:span text:style-name="T84_63">handler</text:span><text:span text:style-name="T84_64"><text:s/></text:span><text:span text:style-name="T84_65">and</text:span><text:span text:style-name="T84_66"><text:s/></text:span><text:span text:style-name="T84_67">then</text:span><text:span text:style-name="T84_68"><text:s/></text:span><text:span text:style-name="T84_69">passes</text:span><text:span text:style-name="T84_70"><text:s/></text:span><text:span text:style-name="T84_71">that</text:span><text:span text:style-name="T84_72"><text:s/></text:span><text:span text:style-name="T84_73">input</text:span><text:span text:style-name="T84_74"><text:s/></text:span><text:span text:style-name="T84_75">to</text:span><text:span text:style-name="T84_76"><text:s/></text:span><text:span text:style-name="T84_77">the</text:span><text:span text:style-name="T84_78"><text:s/></text:span><text:span text:style-name="T84_79">X</text:span><text:span text:style-name="T84_80"><text:s/></text:span><text:span text:style-name="T84_81">server</text:span><text:span text:style-name="T84_82"><text:s/>(</text:span><text:span text:style-name="T84_83">via</text:span><text:span text:style-name="T84_84"><text:s/></text:span><text:span text:style-name="T84_85">libxcbtest</text:span><text:span text:style-name="T84_86">). <text:s/></text:span><text:span text:style-name="T84_87">The</text:span><text:span text:style-name="T84_88"><text:s/></text:span><text:span text:style-name="T84_89">X</text:span><text:span text:style-name="T84_90"><text:s/></text:span><text:span text:style-name="T84_91">server</text:span><text:span text:style-name="T84_92"><text:s/></text:span><text:span text:style-name="T84_93">will</text:span><text:span text:style-name="T84_94"><text:s/></text:span><text:span text:style-name="T84_95">subsequently</text:span><text:span text:style-name="T84_96"><text:s/></text:span><text:span text:style-name="T84_97">pass</text:span><text:span text:style-name="T84_98"><text:s/></text:span><text:span text:style-name="T84_99">the</text:span><text:span text:style-name="T84_100"><text:s/></text:span><text:span text:style-name="T84_101">input</text:span><text:span text:style-name="T84_102"><text:s/></text:span><text:span text:style-name="T84_103">to</text:span><text:span text:style-name="T84_104"><text:s/></text:span><text:span text:style-name="T84_105">the</text:span><text:span text:style-name="T84_106"><text:s/></text:span><text:span text:style-name="T84_107">correct</text:span><text:span text:style-name="T84_108"><text:s/></text:span><text:span text:style-name="T84_109">application</text:span><text:span text:style-name="T84_110">.<text:s/></text:span></text:p>
      <text:p text:style-name="P85"/>
      <text:p text:style-name="P86"><text:span text:style-name="T86_1">Milestone</text:span><text:span text:style-name="T86_2"><text:s/>3<text:s/>-<text:s/></text:span><text:span text:style-name="T86_3">Rootless</text:span><text:span text:style-name="T86_4"><text:s/></text:span><text:span text:style-name="T86_5">window</text:span><text:span text:style-name="T86_6"><text:s/></text:span><text:span text:style-name="T86_7">without</text:span><text:span text:style-name="T86_8"><text:s/></text:span><text:span text:style-name="T86_9">input</text:span><text:span text:style-name="T86_10"><text:s/><text:tab/>…..................................................</text:span><text:span text:style-name="T86_11">February</text:span><text:span text:style-name="T86_12"><text:s/>28,<text:s/>2012 <text:s/></text:span></text:p>
      <text:p text:style-name="P87"><text:span text:style-name="T87_1">This</text:span><text:span text:style-name="T87_2"><text:s/></text:span><text:span text:style-name="T87_3">milestone</text:span><text:span text:style-name="T87_4"><text:s/></text:span><text:span text:style-name="T87_5">delivers</text:span><text:span text:style-name="T87_6"><text:s/></text:span><text:span text:style-name="T87_7">rootless</text:span><text:span text:style-name="T87_8"><text:s/></text:span><text:span text:style-name="T87_9">windows</text:span><text:span text:style-name="T87_10"><text:s/></text:span><text:span text:style-name="T87_11">and</text:span><text:span text:style-name="T87_12"><text:s/></text:span><text:span text:style-name="T87_13">is</text:span><text:span text:style-name="T87_14"><text:s/></text:span><text:span text:style-name="T87_15">essential</text:span><text:span text:style-name="T87_16"><text:s/></text:span><text:span text:style-name="T87_17">to</text:span><text:span text:style-name="T87_18"><text:s/></text:span><text:span text:style-name="T87_19">the</text:span><text:span text:style-name="T87_20"><text:s/></text:span><text:span text:style-name="T87_21">expected</text:span><text:span text:style-name="T87_22"><text:s/></text:span><text:span text:style-name="T87_23">performance</text:span><text:span text:style-name="T87_24"><text:s/></text:span><text:span text:style-name="T87_25">and</text:span><text:span text:style-name="T87_26"><text:s/></text:span><text:span text:style-name="T87_27">feel</text:span><text:span text:style-name="T87_28"><text:s/></text:span><text:span text:style-name="T87_29">of</text:span><text:span text:style-name="T87_30"><text:s/></text:span><text:span text:style-name="T87_31">the</text:span><text:span text:style-name="T87_32"><text:s/></text:span><text:span text:style-name="T87_33">desktop</text:span><text:span text:style-name="T87_34">. <text:s/></text:span><text:span text:style-name="T87_35">At</text:span><text:span text:style-name="T87_36"><text:s/></text:span><text:span text:style-name="T87_37">this</text:span><text:span text:style-name="T87_38"><text:s/></text:span><text:span text:style-name="T87_39">point</text:span><text:span text:style-name="T87_40">,<text:s/></text:span><text:span text:style-name="T87_41">much</text:span><text:span text:style-name="T87_42"><text:s/></text:span><text:span text:style-name="T87_43">of</text:span><text:span text:style-name="T87_44"><text:s/></text:span><text:span text:style-name="T87_45">our</text:span><text:span text:style-name="T87_46"><text:s/></text:span><text:span text:style-name="T87_47">understanding</text:span><text:span text:style-name="T87_48"><text:s/></text:span><text:span text:style-name="T87_49">of</text:span><text:span text:style-name="T87_50"><text:s/></text:span><text:span text:style-name="T87_51">rootless</text:span><text:span text:style-name="T87_52"><text:s/></text:span><text:span text:style-name="T87_53">windows</text:span><text:span text:style-name="T87_54"><text:s/></text:span><text:span text:style-name="T87_55">comes</text:span><text:span text:style-name="T87_56"><text:s/></text:span><text:span text:style-name="T87_57">through</text:span><text:span text:style-name="T87_58"><text:s/></text:span><text:span text:style-name="T87_59">examples</text:span><text:span text:style-name="T87_60"><text:s/></text:span><text:span text:style-name="T87_61">of</text:span><text:span text:style-name="T87_62"><text:s/></text:span><text:span text:style-name="T87_63">the</text:span><text:span text:style-name="T87_64"><text:s/></text:span><text:span text:style-name="T87_65">behavior</text:span><text:span text:style-name="T87_66"><text:s/></text:span><text:span text:style-name="T87_67">of</text:span><text:span text:style-name="T87_68"><text:s/></text:span><text:span text:style-name="T87_69">rootless</text:span><text:span text:style-name="T87_70"><text:s/></text:span><text:span text:style-name="T87_71">windows</text:span><text:span text:style-name="T87_72">. <text:s/></text:span><text:span text:style-name="T87_73">Rootless</text:span><text:span text:style-name="T87_74"><text:s/></text:span><text:span text:style-name="T87_75">windows</text:span><text:span text:style-name="T87_76"><text:s/></text:span><text:span text:style-name="T87_77">demonstrate</text:span><text:span text:style-name="T87_78"><text:s/></text:span><text:span text:style-name="T87_79">the</text:span><text:span text:style-name="T87_80"><text:s/></text:span><text:span text:style-name="T87_81">ability</text:span><text:span text:style-name="T87_82"><text:s/></text:span><text:span text:style-name="T87_83">to</text:span><text:span text:style-name="T87_84"><text:s/></text:span><text:span text:style-name="T87_85">be</text:span><text:span text:style-name="T87_86"><text:s/></text:span><text:span text:style-name="T87_87">interleaved</text:span><text:span text:style-name="T87_88"><text:s/></text:span><text:span text:style-name="T87_89">with</text:span><text:span text:style-name="T87_90"><text:s/></text:span><text:span text:style-name="T87_91">native</text:span><text:span text:style-name="T87_92"><text:s/></text:span><text:span text:style-name="T87_93">windows</text:span><text:span text:style-name="T87_94">. <text:s/></text:span><text:span text:style-name="T87_95">Also</text:span><text:span text:style-name="T87_96">,<text:s/></text:span><text:span text:style-name="T87_97">elements</text:span><text:span text:style-name="T87_98"><text:s/></text:span><text:span text:style-name="T87_99">of</text:span><text:span text:style-name="T87_100"><text:s/></text:span><text:span text:style-name="T87_101">rootless</text:span><text:span text:style-name="T87_102"><text:s/></text:span><text:span text:style-name="T87_103">windows</text:span><text:span text:style-name="T87_104">,<text:s/></text:span><text:span text:style-name="T87_105">such</text:span><text:span text:style-name="T87_106"><text:s/></text:span><text:span text:style-name="T87_107">as</text:span><text:span text:style-name="T87_108"><text:s/></text:span><text:span text:style-name="T87_109">drop</text:span><text:span text:style-name="T87_110"><text:s/></text:span><text:span text:style-name="T87_111">down</text:span><text:span text:style-name="T87_112"><text:s/></text:span><text:span text:style-name="T87_113">menus</text:span><text:span text:style-name="T87_114">,<text:s/></text:span><text:span text:style-name="T87_115">can</text:span><text:span text:style-name="T87_116"><text:s/></text:span><text:span text:style-name="T87_117">also</text:span><text:span text:style-name="T87_118"><text:s/></text:span><text:span text:style-name="T87_119">react</text:span><text:span text:style-name="T87_120"><text:s/></text:span><text:span text:style-name="T87_121">to</text:span><text:span text:style-name="T87_122"><text:s/></text:span><text:span text:style-name="T87_123">native</text:span><text:span text:style-name="T87_124"><text:s/></text:span><text:span text:style-name="T87_125">events</text:span><text:span text:style-name="T87_126"><text:s/></text:span><text:span text:style-name="T87_127">in</text:span><text:span text:style-name="T87_128"><text:s/></text:span><text:span text:style-name="T87_129">other</text:span><text:span text:style-name="T87_130"><text:s/></text:span><text:span text:style-name="T87_131">windows</text:span><text:span text:style-name="T87_132"><text:s/>(</text:span><text:span text:style-name="T87_133">eg</text:span><text:span text:style-name="T87_134">.<text:s/></text:span><text:span text:style-name="T87_135">retracting</text:span><text:span text:style-name="T87_136"><text:s/></text:span><text:span text:style-name="T87_137">drop</text:span><text:span text:style-name="T87_138"><text:s/></text:span><text:span text:style-name="T87_139">down</text:span><text:span text:style-name="T87_140"><text:s/></text:span><text:span text:style-name="T87_141">menu</text:span><text:span text:style-name="T87_142"><text:s/></text:span><text:span text:style-name="T87_143">when</text:span><text:span text:style-name="T87_144"><text:s/></text:span><text:span text:style-name="T87_145">losing</text:span><text:span text:style-name="T87_146"><text:s/></text:span><text:span text:style-name="T87_147">focus</text:span><text:span text:style-name="T87_148">).<text:s/></text:span></text:p>
      <text:p text:style-name="P88"/>
      <text:p text:style-name="P89"><text:span text:style-name="T89_1">Milestone</text:span><text:span text:style-name="T89_2"><text:s/>4<text:s/>-<text:s/></text:span><text:span text:style-name="T89_3">Rootless</text:span><text:span text:style-name="T89_4"><text:s/></text:span><text:span text:style-name="T89_5">window</text:span><text:span text:style-name="T89_6"><text:s/></text:span><text:span text:style-name="T89_7">with</text:span><text:span text:style-name="T89_8"><text:s/></text:span><text:span text:style-name="T89_9">input</text:span><text:span text:style-name="T89_10"><text:s/>…............................................................</text:span><text:span text:style-name="T89_11">March</text:span><text:span text:style-name="T89_12"><text:s/>15,<text:s/>2012</text:span></text:p>
      <text:p text:style-name="P90"><text:span text:style-name="T90_1">This</text:span><text:span text:style-name="T90_2"><text:s/></text:span><text:span text:style-name="T90_3">milestone</text:span><text:span text:style-name="T90_4"><text:s/></text:span><text:span text:style-name="T90_5">synthesizes</text:span><text:span text:style-name="T90_6"><text:s/></text:span><text:span text:style-name="T90_7">milestones</text:span><text:span text:style-name="T90_8"><text:s/>2<text:s/></text:span><text:span text:style-name="T90_9">and</text:span><text:span text:style-name="T90_10"><text:s/>3.<text:s/></text:span><text:span text:style-name="T90_11">In</text:span><text:span text:style-name="T90_12"><text:s/></text:span><text:span text:style-name="T90_13">this</text:span><text:span text:style-name="T90_14"><text:s/></text:span><text:span text:style-name="T90_15">final</text:span><text:span text:style-name="T90_16"><text:s/></text:span><text:span text:style-name="T90_17">required</text:span><text:span text:style-name="T90_18"><text:s/></text:span><text:span text:style-name="T90_19">milestone</text:span><text:span text:style-name="T90_20">,<text:s/></text:span><text:span text:style-name="T90_21">our</text:span><text:span text:style-name="T90_22"><text:s/></text:span><text:span text:style-name="T90_23">project</text:span><text:span text:style-name="T90_24"><text:s/></text:span><text:span text:style-name="T90_25">will</text:span><text:span text:style-name="T90_26"><text:s/></text:span><text:span text:style-name="T90_27">arrange</text:span><text:span text:style-name="T90_28"><text:s/></text:span><text:span text:style-name="T90_29">the</text:span><text:span text:style-name="T90_30"><text:s/></text:span><text:span text:style-name="T90_31">coordination</text:span><text:span text:style-name="T90_32"><text:s/></text:span><text:span text:style-name="T90_33">of</text:span><text:span text:style-name="T90_34"><text:s/></text:span><text:span text:style-name="T90_35">the</text:span><text:span text:style-name="T90_36"><text:s/></text:span><text:span text:style-name="T90_37">previous</text:span><text:span text:style-name="T90_38"><text:s/></text:span><text:span text:style-name="T90_39">two</text:span><text:span text:style-name="T90_40"><text:s/></text:span><text:span text:style-name="T90_41">milestones</text:span><text:span text:style-name="T90_42">. <text:s/></text:span><text:span text:style-name="T90_43">This</text:span><text:span text:style-name="T90_44"><text:s/></text:span><text:span text:style-name="T90_45">coordination</text:span><text:span text:style-name="T90_46"><text:s/></text:span><text:span text:style-name="T90_47">includes</text:span><text:span text:style-name="T90_48"><text:s/></text:span><text:span text:style-name="T90_49">presenting</text:span><text:span text:style-name="T90_50"><text:s/></text:span><text:span text:style-name="T90_51">the</text:span><text:span text:style-name="T90_52"><text:s/></text:span><text:span text:style-name="T90_53">correct</text:span><text:span text:style-name="T90_54"><text:s/></text:span><text:span text:style-name="T90_55">coordinates</text:span><text:span text:style-name="T90_56"><text:s/></text:span><text:span text:style-name="T90_57">to</text:span><text:span text:style-name="T90_58"><text:s/></text:span><text:span text:style-name="T90_59">the</text:span><text:span text:style-name="T90_60"><text:s/></text:span><text:span text:style-name="T90_61">X</text:span><text:span text:style-name="T90_62"><text:s/></text:span><text:span text:style-name="T90_63">server</text:span><text:span text:style-name="T90_64"><text:s/></text:span><text:span text:style-name="T90_65">as</text:span><text:span text:style-name="T90_66"><text:s/></text:span><text:span text:style-name="T90_67">well</text:span><text:span text:style-name="T90_68"><text:s/></text:span><text:span text:style-name="T90_69">as</text:span><text:span text:style-name="T90_70"><text:s/></text:span><text:span text:style-name="T90_71">presenting</text:span><text:span text:style-name="T90_72"><text:s/></text:span><text:span text:style-name="T90_73">a</text:span><text:span text:style-name="T90_74"><text:s/></text:span><text:span text:style-name="T90_75">coherent</text:span><text:span text:style-name="T90_76"><text:s/></text:span><text:span text:style-name="T90_77">stream</text:span><text:span text:style-name="T90_78"><text:s/></text:span><text:span text:style-name="T90_79">of</text:span><text:span text:style-name="T90_80"><text:s/></text:span><text:span text:style-name="T90_81">information</text:span><text:span text:style-name="T90_82"><text:s/></text:span><text:span text:style-name="T90_83">to</text:span><text:span text:style-name="T90_84"><text:s/></text:span><text:span text:style-name="T90_85">the</text:span><text:span text:style-name="T90_86"><text:s/></text:span><text:span text:style-name="T90_87">X</text:span><text:span text:style-name="T90_88"><text:s/></text:span><text:span text:style-name="T90_89">server</text:span><text:span text:style-name="T90_90">.<text:s/></text:span></text:p>
      <text:h text:style-name="P91"><text:bookmark-start text:name="h.ze7w2oew55nu"/><text:bookmark-end text:name="h.ze7w2oew55nu"/><text:span text:style-name="T91_1">6</text:span><text:span text:style-name="T91_2">.<text:s/></text:span><text:span text:style-name="T91_3">Calendar</text:span><text:span text:style-name="T91_4"><text:s/>/<text:s/></text:span><text:span text:style-name="T91_5">Gantt</text:span><text:span text:style-name="T91_6"><text:s/></text:span><text:span text:style-name="T91_7">Chart</text:span></text:h>
      <text:p text:style-name="P92"><text:span text:style-name="T92_1">Please</text:span><text:span text:style-name="T92_2"><text:s/></text:span><text:span text:style-name="T92_3">see</text:span><text:span text:style-name="T92_4"><text:s/></text:span><text:span text:style-name="T92_5">Appendix</text:span><text:span text:style-name="T92_6"><text:s/></text:span><text:span text:style-name="T92_7">B</text:span><text:span text:style-name="T92_8"><text:s/></text:span><text:span text:style-name="T92_9">for</text:span><text:span text:style-name="T92_10"><text:s/></text:span><text:span text:style-name="T92_11">a</text:span><text:span text:style-name="T92_12"><text:s/></text:span><text:span text:style-name="T92_13">Gantt</text:span><text:span text:style-name="T92_14"><text:s/></text:span><text:span text:style-name="T92_15">chart</text:span><text:span text:style-name="T92_16"><text:s/></text:span><text:span text:style-name="T92_17">of</text:span><text:span text:style-name="T92_18"><text:s/></text:span><text:span text:style-name="T92_19">the</text:span><text:span text:style-name="T92_20"><text:s/></text:span><text:span text:style-name="T92_21">project</text:span><text:span text:style-name="T92_22"><text:s/></text:span><text:span text:style-name="T92_23">tasks</text:span><text:span text:style-name="T92_24">.<text:s/></text:span><text:span text:style-name="T92_25">Note</text:span><text:span text:style-name="T92_26"><text:s/></text:span><text:span text:style-name="T92_27">that</text:span><text:span text:style-name="T92_28"><text:s/></text:span><text:span text:style-name="T92_29">a</text:span><text:span text:style-name="T92_30"><text:s/></text:span><text:span text:style-name="T92_31">version</text:span><text:span text:style-name="T92_32"><text:s/></text:span><text:span text:style-name="T92_33">is</text:span><text:span text:style-name="T92_34"><text:s/></text:span><text:span text:style-name="T92_35">also</text:span><text:span text:style-name="T92_36"><text:s/></text:span><text:span text:style-name="T92_37">available</text:span><text:span text:style-name="T92_38"><text:s/></text:span><text:span text:style-name="T92_39">online</text:span><text:span text:style-name="T92_40"><text:s/></text:span><text:span text:style-name="T92_41">at</text:span><text:span text:style-name="T92_42"><text:s/></text:span><text:span text:style-name="T92_43">http</text:span><text:span text:style-name="T92_44">://</text:span><text:span text:style-name="T92_45">web</text:span><text:span text:style-name="T92_46">.</text:span><text:span text:style-name="T92_47">cecs</text:span><text:span text:style-name="T92_48">.</text:span><text:span text:style-name="T92_49">pdx</text:span><text:span text:style-name="T92_50">.</text:span><text:span text:style-name="T92_51">edu</text:span><text:span text:style-name="T92_52">/~</text:span><text:span text:style-name="T92_53">jvanderw</text:span><text:span text:style-name="T92_54">.</text:span></text:p>
      <text:h text:style-name="P93"><text:bookmark-start text:name="h.epbten2zx84n"/><text:bookmark-end text:name="h.epbten2zx84n"/><text:span text:style-name="T93_1">7</text:span><text:span text:style-name="T93_2">.<text:s/></text:span><text:span text:style-name="T93_3">Meetings</text:span><text:span text:style-name="T93_4"><text:s/></text:span><text:span text:style-name="T93_5">and</text:span><text:span text:style-name="T93_6"><text:s/></text:span><text:span text:style-name="T93_7">communication</text:span></text:h>
      <text:p text:style-name="P94"><text:span text:style-name="T94_1">Our</text:span><text:span text:style-name="T94_2"><text:s/></text:span><text:span text:style-name="T94_3">weekly</text:span><text:span text:style-name="T94_4"><text:s/></text:span><text:span text:style-name="T94_5">meetings</text:span><text:span text:style-name="T94_6"><text:s/></text:span><text:span text:style-name="T94_7">take</text:span><text:span text:style-name="T94_8"><text:s/></text:span><text:span text:style-name="T94_9">place</text:span><text:span text:style-name="T94_10"><text:s/></text:span><text:span text:style-name="T94_11">on</text:span><text:span text:style-name="T94_12"><text:s/></text:span><text:span text:style-name="T94_13">Monday</text:span><text:span text:style-name="T94_14"><text:s/></text:span><text:span text:style-name="T94_15">evenings</text:span><text:span text:style-name="T94_16"><text:s/></text:span><text:span text:style-name="T94_17">at</text:span><text:span text:style-name="T94_18"><text:s/>6:30</text:span><text:span text:style-name="T94_19">pm</text:span><text:span text:style-name="T94_20">.<text:s/></text:span><text:span text:style-name="T94_21">These</text:span><text:span text:style-name="T94_22"><text:s/></text:span><text:span text:style-name="T94_23">meeting</text:span><text:span text:style-name="T94_24"><text:s/></text:span><text:span text:style-name="T94_25">are</text:span><text:span text:style-name="T94_26"><text:s/></text:span><text:span text:style-name="T94_27">frequently</text:span><text:span text:style-name="T94_28"><text:s/></text:span><text:span text:style-name="T94_29">attended</text:span><text:span text:style-name="T94_30"><text:s/></text:span><text:span text:style-name="T94_31">by</text:span><text:span text:style-name="T94_32"><text:s/></text:span><text:span text:style-name="T94_33">one</text:span><text:span text:style-name="T94_34"><text:s/></text:span><text:span text:style-name="T94_35">or</text:span><text:span text:style-name="T94_36"><text:s/></text:span><text:span text:style-name="T94_37">more</text:span><text:span text:style-name="T94_38"><text:s/></text:span><text:span text:style-name="T94_39">of</text:span><text:span text:style-name="T94_40"><text:s/></text:span><text:span text:style-name="T94_41">our</text:span><text:span text:style-name="T94_42"><text:s/></text:span><text:span text:style-name="T94_43">sponsors</text:span><text:span text:style-name="T94_44"><text:s/></text:span><text:span text:style-name="T94_45">and</text:span><text:span text:style-name="T94_46"><text:s/></text:span><text:span text:style-name="T94_47">has</text:span><text:span text:style-name="T94_48"><text:s/></text:span><text:span text:style-name="T94_49">been</text:span><text:span text:style-name="T94_50"><text:s/></text:span><text:span text:style-name="T94_51">one</text:span><text:span text:style-name="T94_52"><text:s/></text:span><text:span text:style-name="T94_53">of</text:span><text:span text:style-name="T94_54"><text:s/></text:span><text:span text:style-name="T94_55">the</text:span><text:span text:style-name="T94_56"><text:s/></text:span><text:span text:style-name="T94_57">ways</text:span><text:span text:style-name="T94_58"><text:s/></text:span><text:span text:style-name="T94_59">we</text:span><text:span text:style-name="T94_60"><text:s/></text:span><text:span text:style-name="T94_61">have</text:span><text:span text:style-name="T94_62"><text:s/></text:span><text:span text:style-name="T94_63">stayed</text:span><text:span text:style-name="T94_64"><text:s/></text:span><text:span text:style-name="T94_65">in</text:span><text:span text:style-name="T94_66"><text:s/></text:span><text:span text:style-name="T94_67">contact</text:span><text:span text:style-name="T94_68"><text:s/></text:span><text:span text:style-name="T94_69">with</text:span><text:span text:style-name="T94_70"><text:s/></text:span><text:span text:style-name="T94_71">them</text:span><text:span text:style-name="T94_72">.<text:s/></text:span><text:span text:style-name="T94_73">In</text:span><text:span text:style-name="T94_74"><text:s/></text:span><text:span text:style-name="T94_75">addition</text:span><text:span text:style-name="T94_76"><text:s/></text:span><text:span text:style-name="T94_77">to</text:span><text:span text:style-name="T94_78"><text:s/></text:span><text:span text:style-name="T94_79">the</text:span><text:span text:style-name="T94_80"><text:s/></text:span><text:span text:style-name="T94_81">weekly</text:span><text:span text:style-name="T94_82"><text:s/></text:span><text:span text:style-name="T94_83">meetings</text:span><text:span text:style-name="T94_84"><text:s/></text:span><text:span text:style-name="T94_85">that</text:span><text:span text:style-name="T94_86"><text:s/></text:span><text:span text:style-name="T94_87">we</text:span><text:span text:style-name="T94_88"><text:s/></text:span><text:span text:style-name="T94_89">have</text:span><text:span text:style-name="T94_90">,<text:s/></text:span><text:span text:style-name="T94_91">we</text:span><text:span text:style-name="T94_92"><text:s/></text:span><text:span text:style-name="T94_93">are</text:span><text:span text:style-name="T94_94"><text:s/></text:span><text:span text:style-name="T94_95">able</text:span><text:span text:style-name="T94_96"><text:s/></text:span><text:span text:style-name="T94_97">to</text:span><text:span text:style-name="T94_98"><text:s/></text:span><text:span text:style-name="T94_99">stay</text:span><text:span text:style-name="T94_100"><text:s/></text:span><text:span text:style-name="T94_101">in</text:span><text:span text:style-name="T94_102"><text:s/></text:span><text:span text:style-name="T94_103">contact</text:span><text:span text:style-name="T94_104"><text:s/></text:span><text:span text:style-name="T94_105">with</text:span><text:span text:style-name="T94_106"><text:s/></text:span><text:span text:style-name="T94_107">our</text:span><text:span text:style-name="T94_108"><text:s/></text:span><text:span text:style-name="T94_109">sponsors</text:span><text:span text:style-name="T94_110"><text:s/></text:span><text:span text:style-name="T94_111">through</text:span><text:span text:style-name="T94_112"><text:s/></text:span><text:span text:style-name="T94_113">email</text:span><text:span text:style-name="T94_114">.<text:s/></text:span><text:span text:style-name="T94_115">We</text:span><text:span text:style-name="T94_116"><text:s/></text:span><text:span text:style-name="T94_117">have</text:span><text:span text:style-name="T94_118"><text:s/></text:span><text:span text:style-name="T94_119">a</text:span><text:span text:style-name="T94_120"><text:s/></text:span><text:span text:style-name="T94_121">group</text:span><text:span text:style-name="T94_122"><text:s/></text:span><text:span text:style-name="T94_123">email</text:span><text:span text:style-name="T94_124"><text:s/></text:span><text:span text:style-name="T94_125">list</text:span><text:span text:style-name="T94_126"><text:s/></text:span><text:span text:style-name="T94_127">that</text:span><text:span text:style-name="T94_128"><text:s/></text:span><text:span text:style-name="T94_129">every</text:span><text:span text:style-name="T94_130"><text:s/></text:span><text:span text:style-name="T94_131">team</text:span><text:span text:style-name="T94_132"><text:s/></text:span><text:span text:style-name="T94_133">member</text:span><text:span text:style-name="T94_134"><text:s/></text:span><text:span text:style-name="T94_135">and</text:span><text:span text:style-name="T94_136"><text:s/></text:span><text:span text:style-name="T94_137">sponsor</text:span><text:span text:style-name="T94_138"><text:s/></text:span><text:span text:style-name="T94_139">is</text:span><text:span text:style-name="T94_140"><text:s/></text:span><text:span text:style-name="T94_141">subscribed</text:span><text:span text:style-name="T94_142"><text:s/></text:span><text:span text:style-name="T94_143">to</text:span><text:span text:style-name="T94_144">:<text:s/></text:span><text:span text:style-name="T94_145">euclid</text:span><text:span text:style-name="T94_146">@</text:span><text:span text:style-name="T94_147">cecs</text:span><text:span text:style-name="T94_148">.</text:span><text:span text:style-name="T94_149">pdx</text:span><text:span text:style-name="T94_150">.</text:span><text:span text:style-name="T94_151">edu</text:span><text:span text:style-name="T94_152">.<text:s/></text:span><text:span text:style-name="T94_153">As</text:span><text:span text:style-name="T94_154"><text:s/></text:span><text:span text:style-name="T94_155">a</text:span><text:span text:style-name="T94_156"><text:s/></text:span><text:span text:style-name="T94_157">team</text:span><text:span text:style-name="T94_158"><text:s/></text:span><text:span text:style-name="T94_159">we</text:span><text:span text:style-name="T94_160"><text:s/></text:span><text:span text:style-name="T94_161">primarily</text:span><text:span text:style-name="T94_162"><text:s/></text:span><text:span text:style-name="T94_163">communicate</text:span><text:span text:style-name="T94_164"><text:s/></text:span><text:span text:style-name="T94_165">through</text:span><text:span text:style-name="T94_166"><text:s/></text:span><text:span text:style-name="T94_167">the</text:span><text:span text:style-name="T94_168"><text:s/></text:span><text:span text:style-name="T94_169">group</text:span><text:span text:style-name="T94_170"><text:s/></text:span><text:span text:style-name="T94_171">email</text:span><text:span text:style-name="T94_172"><text:s/></text:span><text:span text:style-name="T94_173">list</text:span><text:span text:style-name="T94_174">,<text:s/></text:span><text:span text:style-name="T94_175">but</text:span><text:span text:style-name="T94_176"><text:s/></text:span><text:span text:style-name="T94_177">we</text:span><text:span text:style-name="T94_178"><text:s/></text:span><text:span text:style-name="T94_179">also</text:span><text:span text:style-name="T94_180"><text:s/></text:span><text:span text:style-name="T94_181">send</text:span><text:span text:style-name="T94_182"><text:s/></text:span><text:span text:style-name="T94_183">individual</text:span><text:span text:style-name="T94_184"><text:s/></text:span><text:span text:style-name="T94_185">emails</text:span><text:span text:style-name="T94_186"><text:s/></text:span><text:span text:style-name="T94_187">to</text:span><text:span text:style-name="T94_188"><text:s/></text:span><text:span text:style-name="T94_189">one</text:span><text:span text:style-name="T94_190"><text:s/></text:span><text:span text:style-name="T94_191">another</text:span><text:span text:style-name="T94_192"><text:s/></text:span><text:span text:style-name="T94_193">as</text:span><text:span text:style-name="T94_194"><text:s/></text:span><text:span text:style-name="T94_195">the</text:span><text:span text:style-name="T94_196"><text:s/></text:span><text:span text:style-name="T94_197">need</text:span><text:span text:style-name="T94_198"><text:s/></text:span><text:span text:style-name="T94_199">arises</text:span><text:span text:style-name="T94_200">.<text:s/>#</text:span><text:span text:style-name="T94_201">euclid</text:span><text:span text:style-name="T94_202">,<text:s/></text:span><text:span text:style-name="T94_203">a</text:span><text:span text:style-name="T94_204"><text:s/></text:span><text:span text:style-name="T94_205">channel</text:span><text:span text:style-name="T94_206"><text:s/></text:span><text:span text:style-name="T94_207">on</text:span><text:span text:style-name="T94_208"><text:s/></text:span><text:span text:style-name="T94_209">the</text:span><text:span text:style-name="T94_210"><text:s/></text:span><text:span text:style-name="T94_211">school</text:span><text:span text:style-name="T94_212"><text:s/></text:span><text:span text:style-name="T94_213">irc</text:span><text:span text:style-name="T94_214"><text:s/></text:span><text:span text:style-name="T94_215">server</text:span><text:span text:style-name="T94_216">,<text:s/></text:span><text:span text:style-name="T94_217">has</text:span><text:span text:style-name="T94_218"><text:s/></text:span><text:span text:style-name="T94_219">also</text:span><text:span text:style-name="T94_220"><text:s/></text:span><text:span text:style-name="T94_221">been</text:span><text:span text:style-name="T94_222"><text:s/></text:span><text:span text:style-name="T94_223">created</text:span><text:span text:style-name="T94_224"><text:s/></text:span><text:span text:style-name="T94_225">as</text:span><text:span text:style-name="T94_226"><text:s/></text:span><text:span text:style-name="T94_227">another</text:span><text:span text:style-name="T94_228"><text:s/></text:span><text:span text:style-name="T94_229">way</text:span><text:span text:style-name="T94_230"><text:s/></text:span><text:span text:style-name="T94_231">for</text:span><text:span text:style-name="T94_232"><text:s/></text:span><text:span text:style-name="T94_233">us</text:span><text:span text:style-name="T94_234"><text:s/></text:span><text:span text:style-name="T94_235">to</text:span><text:span text:style-name="T94_236"><text:s/></text:span><text:span text:style-name="T94_237">communicate</text:span><text:span text:style-name="T94_238"><text:s/></text:span><text:span text:style-name="T94_239">with</text:span><text:span text:style-name="T94_240"><text:s/></text:span><text:span text:style-name="T94_241">each</text:span><text:span text:style-name="T94_242"><text:s/></text:span><text:span text:style-name="T94_243">other</text:span><text:span text:style-name="T94_244">.<text:s/></text:span><text:span text:style-name="T94_245">For</text:span><text:span text:style-name="T94_246"><text:s/></text:span><text:span text:style-name="T94_247">task</text:span><text:span text:style-name="T94_248"><text:s/></text:span><text:span text:style-name="T94_249">management</text:span><text:span text:style-name="T94_250"><text:s/></text:span><text:span text:style-name="T94_251">we</text:span><text:span text:style-name="T94_252"><text:s/></text:span><text:span text:style-name="T94_253">use</text:span><text:span text:style-name="T94_254"><text:s/></text:span><text:span text:style-name="T94_255">Redmine</text:span><text:span text:style-name="T94_256">’</text:span><text:span text:style-name="T94_257">s</text:span><text:span text:style-name="T94_258"><text:s/></text:span><text:span text:style-name="T94_259">issue</text:span><text:span text:style-name="T94_260"><text:s/></text:span><text:span text:style-name="T94_261">tracker</text:span><text:span text:style-name="T94_262"><text:s/></text:span><text:span text:style-name="T94_263">to</text:span><text:span text:style-name="T94_264"><text:s/></text:span><text:span text:style-name="T94_265">communicate</text:span><text:span text:style-name="T94_266"><text:s/></text:span><text:span text:style-name="T94_267">what</text:span><text:span text:style-name="T94_268"><text:s/></text:span><text:span text:style-name="T94_269">needs</text:span><text:span text:style-name="T94_270"><text:s/></text:span><text:span text:style-name="T94_271">to</text:span><text:span text:style-name="T94_272"><text:s/></text:span><text:span text:style-name="T94_273">be</text:span><text:span text:style-name="T94_274"><text:s/></text:span><text:span text:style-name="T94_275">done</text:span><text:span text:style-name="T94_276">,<text:s/></text:span><text:span text:style-name="T94_277">when</text:span><text:span text:style-name="T94_278"><text:s/></text:span><text:span text:style-name="T94_279">it</text:span><text:span text:style-name="T94_280"><text:s/></text:span><text:span text:style-name="T94_281">should</text:span><text:span text:style-name="T94_282"><text:s/></text:span><text:span text:style-name="T94_283">be</text:span><text:span text:style-name="T94_284"><text:s/></text:span><text:span text:style-name="T94_285">done</text:span><text:span text:style-name="T94_286">,<text:s/></text:span><text:span text:style-name="T94_287">and</text:span><text:span text:style-name="T94_288"><text:s/></text:span><text:span text:style-name="T94_289">who</text:span><text:span text:style-name="T94_290"><text:s/></text:span><text:span text:style-name="T94_291">is</text:span><text:span text:style-name="T94_292"><text:s/></text:span><text:span text:style-name="T94_293">in</text:span><text:span text:style-name="T94_294"><text:s/></text:span><text:span text:style-name="T94_295">charge</text:span><text:span text:style-name="T94_296"><text:s/></text:span><text:span text:style-name="T94_297">of</text:span><text:span text:style-name="T94_298"><text:s/></text:span><text:span text:style-name="T94_299">doing</text:span><text:span text:style-name="T94_300"><text:s/></text:span><text:span text:style-name="T94_301">it</text:span><text:span text:style-name="T94_302">.<text:s/></text:span></text:p>
      <text:h text:style-name="P95"><text:bookmark-start text:name="h.kkn5u348zsn3"/><text:bookmark-end text:name="h.kkn5u348zsn3"/><text:span text:style-name="T95_1">8</text:span><text:span text:style-name="T95_2">.<text:s/></text:span><text:span text:style-name="T95_3">Resource</text:span><text:span text:style-name="T95_4"><text:s/></text:span><text:span text:style-name="T95_5">Identification</text:span></text:h>
      <text:p text:style-name="P96"><text:span text:style-name="T96_1">Please</text:span><text:span text:style-name="T96_2"><text:s/></text:span><text:span text:style-name="T96_3">see</text:span><text:span text:style-name="T96_4"><text:s/></text:span><text:span text:style-name="T96_5">Appendix</text:span><text:span text:style-name="T96_6"><text:s/></text:span><text:span text:style-name="T96_7">C</text:span><text:span text:style-name="T96_8">.1<text:s/></text:span><text:span text:style-name="T96_9">through</text:span><text:span text:style-name="T96_10"><text:s/></text:span><text:span text:style-name="T96_11">C</text:span><text:span text:style-name="T96_12">.6 <text:s/></text:span><text:span text:style-name="T96_13">for</text:span><text:span text:style-name="T96_14"><text:s/></text:span><text:span text:style-name="T96_15">detailed</text:span><text:span text:style-name="T96_16"><text:s/></text:span><text:span text:style-name="T96_17">resource</text:span><text:span text:style-name="T96_18"><text:s/></text:span><text:span text:style-name="T96_19">identification</text:span><text:span text:style-name="T96_20"><text:s/></text:span><text:span text:style-name="T96_21">and</text:span><text:span text:style-name="T96_22"><text:s/></text:span><text:span text:style-name="T96_23">usage</text:span><text:span text:style-name="T96_24">.</text:span></text:p>
      <text:h text:style-name="P97"><text:bookmark-start text:name="h.ary86hxrurz0"/><text:bookmark-end text:name="h.ary86hxrurz0"/><text:span text:style-name="T97_1">9</text:span><text:span text:style-name="T97_2">.<text:s/></text:span><text:span text:style-name="T97_3">Configuration</text:span><text:span text:style-name="T97_4"><text:s/></text:span><text:span text:style-name="T97_5">Management</text:span><text:span text:style-name="T97_6"><text:s/>-<text:s/></text:span><text:span text:style-name="T97_7">asset</text:span><text:span text:style-name="T97_8"><text:s/></text:span><text:span text:style-name="T97_9">tracking</text:span></text:h>
      <text:p text:style-name="P98"><text:span text:style-name="T98_1">For</text:span><text:span text:style-name="T98_2"><text:s/></text:span><text:span text:style-name="T98_3">this</text:span><text:span text:style-name="T98_4"><text:s/></text:span><text:span text:style-name="T98_5">project</text:span><text:span text:style-name="T98_6"><text:s/></text:span><text:span text:style-name="T98_7">there</text:span><text:span text:style-name="T98_8"><text:s/></text:span><text:span text:style-name="T98_9">are</text:span><text:span text:style-name="T98_10"><text:s/></text:span><text:span text:style-name="T98_11">three</text:span><text:span text:style-name="T98_12"><text:s/></text:span><text:span text:style-name="T98_13">main</text:span><text:span text:style-name="T98_14"><text:s/></text:span><text:span text:style-name="T98_15">electronic</text:span><text:span text:style-name="T98_16"><text:s/></text:span><text:span text:style-name="T98_17">artifacts</text:span><text:span text:style-name="T98_18"><text:s/></text:span><text:span text:style-name="T98_19">we</text:span><text:span text:style-name="T98_20"><text:s/></text:span><text:span text:style-name="T98_21">need</text:span><text:span text:style-name="T98_22"><text:s/></text:span><text:span text:style-name="T98_23">to</text:span><text:span text:style-name="T98_24"><text:s/></text:span><text:span text:style-name="T98_25">keep</text:span><text:span text:style-name="T98_26"><text:s/></text:span><text:span text:style-name="T98_27">track</text:span><text:span text:style-name="T98_28"><text:s/></text:span><text:span text:style-name="T98_29">of</text:span><text:span text:style-name="T98_30">:</text:span></text:p>
      <text:list text:style-name="LS4" xml:id="list6">
        <text:list-item>
          <text:p text:style-name="P99"><text:span text:style-name="T99_1">Code</text:span></text:p>
        </text:list-item>
      </text:list>
      <text:list text:style-name="LS5" xml:id="list7">
        <text:list-item>
          <text:p text:style-name="P100"><text:span text:style-name="T100_1">We</text:span><text:span text:style-name="T100_2"><text:s/></text:span><text:span text:style-name="T100_3">are</text:span><text:span text:style-name="T100_4"><text:s/></text:span><text:span text:style-name="T100_5">using</text:span><text:span text:style-name="T100_6"><text:s/></text:span><text:span text:style-name="T100_7">a</text:span><text:span text:style-name="T100_8"><text:s/></text:span><text:span text:style-name="T100_9">Redmine</text:span><text:span text:style-name="T100_10"><text:s/></text:span><text:span text:style-name="T100_11">account</text:span><text:span text:style-name="T100_12"><text:s/>(</text:span><text:span text:style-name="T100_13">Euclid</text:span><text:span text:style-name="T100_14">)<text:s/></text:span><text:span text:style-name="T100_15">acquired</text:span><text:span text:style-name="T100_16"><text:s/></text:span><text:span text:style-name="T100_17">from</text:span><text:span text:style-name="T100_18"><text:s/></text:span><text:span text:style-name="T100_19">the</text:span><text:span text:style-name="T100_20"><text:s/></text:span><text:span text:style-name="T100_21">PSU</text:span><text:span text:style-name="T100_22"><text:s/></text:span><text:span text:style-name="T100_23">Computer</text:span><text:span text:style-name="T100_24"><text:s/></text:span><text:span text:style-name="T100_25">Action</text:span><text:span text:style-name="T100_26"><text:s/></text:span><text:span text:style-name="T100_27">Team</text:span><text:span text:style-name="T100_28"><text:s/>(</text:span><text:span text:style-name="T100_29">CAT</text:span><text:span text:style-name="T100_30">).<text:s/></text:span><text:span text:style-name="T100_31">All</text:span><text:span text:style-name="T100_32"><text:s/></text:span><text:span text:style-name="T100_33">of</text:span><text:span text:style-name="T100_34"><text:s/></text:span><text:span text:style-name="T100_35">the</text:span><text:span text:style-name="T100_36"><text:s/></text:span><text:span text:style-name="T100_37">code</text:span><text:span text:style-name="T100_38"><text:s/></text:span><text:span text:style-name="T100_39">written</text:span><text:span text:style-name="T100_40"><text:s/></text:span><text:span text:style-name="T100_41">for</text:span><text:span text:style-name="T100_42"><text:s/></text:span><text:span text:style-name="T100_43">this</text:span><text:span text:style-name="T100_44"><text:s/></text:span><text:span text:style-name="T100_45">project</text:span><text:span text:style-name="T100_46"><text:s/></text:span><text:span text:style-name="T100_47">will</text:span><text:span text:style-name="T100_48"><text:s/></text:span><text:span text:style-name="T100_49">be</text:span><text:span text:style-name="T100_50"><text:s/></text:span><text:span text:style-name="T100_51">hosted</text:span><text:span text:style-name="T100_52"><text:s/></text:span><text:span text:style-name="T100_53">at</text:span><text:span text:style-name="T100_54"><text:s/></text:span><text:span text:style-name="T100_55">the</text:span><text:span text:style-name="T100_56"><text:s/></text:span><text:span text:style-name="T100_57">CAT</text:span><text:span text:style-name="T100_58">’</text:span><text:span text:style-name="T100_59">s</text:span><text:span text:style-name="T100_60"><text:s/></text:span><text:span text:style-name="T100_61">project</text:span><text:span text:style-name="T100_62"><text:s/></text:span><text:span text:style-name="T100_63">hosting</text:span><text:span text:style-name="T100_64"><text:s/></text:span><text:span text:style-name="T100_65">server</text:span><text:span text:style-name="T100_66"><text:s/>(</text:span><text:span text:style-name="T100_67">projects</text:span><text:span text:style-name="T100_68">.</text:span><text:span text:style-name="T100_69">cecs</text:span><text:span text:style-name="T100_70">.</text:span><text:span text:style-name="T100_71">pdx</text:span><text:span text:style-name="T100_72">.</text:span><text:span text:style-name="T100_73">edu</text:span><text:span text:style-name="T100_74">)<text:s/></text:span><text:span text:style-name="T100_75">using</text:span><text:span text:style-name="T100_76"><text:s/></text:span><text:span text:style-name="T100_77">a</text:span><text:span text:style-name="T100_78"><text:s/></text:span><text:span text:style-name="T100_79">git</text:span><text:span text:style-name="T100_80"><text:s/></text:span><text:span text:style-name="T100_81">repository</text:span><text:span text:style-name="T100_82"><text:s/></text:span><text:span text:style-name="T100_83">which</text:span><text:span text:style-name="T100_84"><text:s/></text:span><text:span text:style-name="T100_85">has</text:span><text:span text:style-name="T100_86"><text:s/></text:span><text:span text:style-name="T100_87">been</text:span><text:span text:style-name="T100_88"><text:s/></text:span><text:span text:style-name="T100_89">configured</text:span><text:span text:style-name="T100_90"><text:s/></text:span><text:span text:style-name="T100_91">to</text:span><text:span text:style-name="T100_92"><text:s/></text:span><text:span text:style-name="T100_93">work</text:span><text:span text:style-name="T100_94"><text:s/></text:span><text:span text:style-name="T100_95">with</text:span><text:span text:style-name="T100_96"><text:s/></text:span><text:span text:style-name="T100_97">Redmine</text:span><text:span text:style-name="T100_98">.<text:s/></text:span></text:p>
        </text:list-item>
        <text:list-item>
          <text:p text:style-name="P101"><text:span text:style-name="T101_1">The</text:span><text:span text:style-name="T101_2"><text:s/></text:span><text:span text:style-name="T101_3">Redmine</text:span><text:span text:style-name="T101_4"><text:s/></text:span><text:span text:style-name="T101_5">issue</text:span><text:span text:style-name="T101_6">/</text:span><text:span text:style-name="T101_7">ticket</text:span><text:span text:style-name="T101_8"><text:s/></text:span><text:span text:style-name="T101_9">system</text:span><text:span text:style-name="T101_10"><text:s/></text:span><text:span text:style-name="T101_11">will</text:span><text:span text:style-name="T101_12"><text:s/></text:span><text:span text:style-name="T101_13">be</text:span><text:span text:style-name="T101_14"><text:s/></text:span><text:span text:style-name="T101_15">integrated</text:span><text:span text:style-name="T101_16"><text:s/></text:span><text:span text:style-name="T101_17">with</text:span><text:span text:style-name="T101_18"><text:s/></text:span><text:span text:style-name="T101_19">the</text:span><text:span text:style-name="T101_20"><text:s/></text:span><text:span text:style-name="T101_21">repository</text:span><text:span text:style-name="T101_22"><text:s/></text:span><text:span text:style-name="T101_23">such</text:span><text:span text:style-name="T101_24"><text:s/></text:span><text:span text:style-name="T101_25">that</text:span><text:span text:style-name="T101_26"><text:s/></text:span><text:span text:style-name="T101_27">branches</text:span><text:span text:style-name="T101_28"><text:s/></text:span><text:span text:style-name="T101_29">will</text:span><text:span text:style-name="T101_30"><text:s/></text:span><text:span text:style-name="T101_31">be</text:span><text:span text:style-name="T101_32"><text:s/></text:span><text:span text:style-name="T101_33">created</text:span><text:span text:style-name="T101_34"><text:s/></text:span><text:span text:style-name="T101_35">based</text:span><text:span text:style-name="T101_36"><text:s/></text:span><text:span text:style-name="T101_37">on</text:span><text:span text:style-name="T101_38"><text:s/></text:span><text:span text:style-name="T101_39">specific</text:span><text:span text:style-name="T101_40"><text:s/></text:span><text:span text:style-name="T101_41">issues</text:span><text:span text:style-name="T101_42"><text:s/>(</text:span><text:span text:style-name="T101_43">i</text:span><text:span text:style-name="T101_44">.</text:span><text:span text:style-name="T101_45">e</text:span><text:span text:style-name="T101_46">.<text:s/></text:span><text:span text:style-name="T101_47">bug</text:span><text:span text:style-name="T101_48"><text:s/></text:span><text:span text:style-name="T101_49">fixes</text:span><text:span text:style-name="T101_50">,<text:s/></text:span><text:span text:style-name="T101_51">implementation</text:span><text:span text:style-name="T101_52"><text:s/></text:span><text:span text:style-name="T101_53">of</text:span><text:span text:style-name="T101_54"><text:s/></text:span><text:span text:style-name="T101_55">new</text:span><text:span text:style-name="T101_56"><text:s/></text:span><text:span text:style-name="T101_57">features</text:span><text:span text:style-name="T101_58">/</text:span><text:span text:style-name="T101_59">functions</text:span><text:span text:style-name="T101_60">).<text:s/></text:span><text:span text:style-name="T101_61">By</text:span><text:span text:style-name="T101_62"><text:s/></text:span><text:span text:style-name="T101_63">utilizing</text:span><text:span text:style-name="T101_64"><text:s/></text:span><text:span text:style-name="T101_65">the</text:span><text:span text:style-name="T101_66"><text:s/></text:span><text:span text:style-name="T101_67">correspondence</text:span><text:span text:style-name="T101_68"><text:s/></text:span><text:span text:style-name="T101_69">feature</text:span><text:span text:style-name="T101_70"><text:s/></text:span><text:span text:style-name="T101_71">of</text:span><text:span text:style-name="T101_72"><text:s/></text:span><text:span text:style-name="T101_73">the</text:span><text:span text:style-name="T101_74"><text:s/></text:span><text:span text:style-name="T101_75">ticket</text:span><text:span text:style-name="T101_76"><text:s/></text:span><text:span text:style-name="T101_77">system</text:span><text:span text:style-name="T101_78">,<text:s/></text:span><text:span text:style-name="T101_79">issues</text:span><text:span text:style-name="T101_80"><text:s/></text:span><text:span text:style-name="T101_81">can</text:span><text:span text:style-name="T101_82"><text:s/></text:span><text:span text:style-name="T101_83">be</text:span><text:span text:style-name="T101_84"><text:s/></text:span><text:span text:style-name="T101_85">handled</text:span><text:span text:style-name="T101_86"><text:s/></text:span><text:span text:style-name="T101_87">on</text:span><text:span text:style-name="T101_88"><text:s/></text:span><text:span text:style-name="T101_89">branches</text:span><text:span text:style-name="T101_90"><text:s/></text:span><text:span text:style-name="T101_91">independent</text:span><text:span text:style-name="T101_92"><text:s/></text:span><text:span text:style-name="T101_93">from</text:span><text:span text:style-name="T101_94"><text:s/></text:span><text:span text:style-name="T101_95">the</text:span><text:span text:style-name="T101_96"><text:s/></text:span><text:span text:style-name="T101_97">master</text:span><text:span text:style-name="T101_98"><text:s/></text:span><text:span text:style-name="T101_99">branch</text:span><text:span text:style-name="T101_100"><text:s/></text:span><text:span text:style-name="T101_101">until</text:span><text:span text:style-name="T101_102"><text:s/></text:span><text:span text:style-name="T101_103">they</text:span><text:span text:style-name="T101_104"><text:s/></text:span><text:span text:style-name="T101_105">are</text:span><text:span text:style-name="T101_106"><text:s/></text:span><text:span text:style-name="T101_107">completed</text:span><text:span text:style-name="T101_108">.<text:s/></text:span><text:span text:style-name="T101_109">The</text:span><text:span text:style-name="T101_110"><text:s/></text:span><text:span text:style-name="T101_111">repository</text:span><text:span text:style-name="T101_112"><text:s/></text:span><text:span text:style-name="T101_113">moderator</text:span><text:span text:style-name="T101_114"><text:s/></text:span><text:span text:style-name="T101_115">will</text:span><text:span text:style-name="T101_116"><text:s/></text:span><text:span text:style-name="T101_117">be</text:span><text:span text:style-name="T101_118"><text:s/></text:span><text:span text:style-name="T101_119">responsible</text:span><text:span text:style-name="T101_120"><text:s/></text:span><text:span text:style-name="T101_121">for</text:span><text:span text:style-name="T101_122"><text:s/></text:span><text:span text:style-name="T101_123">merging</text:span><text:span text:style-name="T101_124"><text:s/></text:span><text:span text:style-name="T101_125">final</text:span><text:span text:style-name="T101_126"><text:s/></text:span><text:span text:style-name="T101_127">versions</text:span><text:span text:style-name="T101_128"><text:s/></text:span><text:span text:style-name="T101_129">of</text:span><text:span text:style-name="T101_130"><text:s/></text:span><text:span text:style-name="T101_131">branches</text:span><text:span text:style-name="T101_132"><text:s/></text:span><text:span text:style-name="T101_133">to</text:span><text:span text:style-name="T101_134"><text:s/></text:span><text:span text:style-name="T101_135">the</text:span><text:span text:style-name="T101_136"><text:s/></text:span><text:span text:style-name="T101_137">master</text:span><text:span text:style-name="T101_138"><text:s/></text:span><text:span text:style-name="T101_139">branch</text:span><text:span text:style-name="T101_140">.<text:s/></text:span><text:span text:style-name="T101_141">This</text:span><text:span text:style-name="T101_142"><text:s/></text:span><text:span text:style-name="T101_143">process</text:span><text:span text:style-name="T101_144"><text:s/></text:span><text:span text:style-name="T101_145">will</text:span><text:span text:style-name="T101_146"><text:s/></text:span><text:span text:style-name="T101_147">include</text:span><text:span text:style-name="T101_148"><text:s/></text:span><text:span text:style-name="T101_149">checking</text:span><text:span text:style-name="T101_150"><text:s/></text:span><text:span text:style-name="T101_151">the</text:span><text:span text:style-name="T101_152"><text:s/></text:span><text:span text:style-name="T101_153">ticket</text:span><text:span text:style-name="T101_154"><text:s/></text:span><text:span text:style-name="T101_155">system</text:span><text:span text:style-name="T101_156"><text:s/></text:span><text:span text:style-name="T101_157">to</text:span><text:span text:style-name="T101_158"><text:s/></text:span><text:span text:style-name="T101_159">see</text:span><text:span text:style-name="T101_160"><text:s/></text:span><text:span text:style-name="T101_161">the</text:span><text:span text:style-name="T101_162"><text:s/></text:span><text:span text:style-name="T101_163">discussion</text:span><text:span text:style-name="T101_164"><text:s/></text:span><text:span text:style-name="T101_165">about</text:span><text:span text:style-name="T101_166"><text:s/></text:span><text:span text:style-name="T101_167">what</text:span><text:span text:style-name="T101_168"><text:s/></text:span><text:span text:style-name="T101_169">the</text:span><text:span text:style-name="T101_170"><text:s/></text:span><text:span text:style-name="T101_171">issue</text:span><text:span text:style-name="T101_172"><text:s/></text:span><text:span text:style-name="T101_173">was</text:span><text:span text:style-name="T101_174">,<text:s/></text:span><text:span text:style-name="T101_175">and</text:span><text:span text:style-name="T101_176"><text:s/></text:span><text:span text:style-name="T101_177">also</text:span><text:span text:style-name="T101_178"><text:s/></text:span><text:span text:style-name="T101_179">confirming</text:span><text:span text:style-name="T101_180"><text:s/></text:span><text:span text:style-name="T101_181">that</text:span><text:span text:style-name="T101_182"><text:s/></text:span><text:span text:style-name="T101_183">all</text:span><text:span text:style-name="T101_184"><text:s/></text:span><text:span text:style-name="T101_185">merge</text:span><text:span text:style-name="T101_186"><text:s/></text:span><text:span text:style-name="T101_187">conflicts</text:span><text:span text:style-name="T101_188"><text:s/></text:span><text:span text:style-name="T101_189">are</text:span><text:span text:style-name="T101_190"><text:s/></text:span><text:span text:style-name="T101_191">resolved</text:span><text:span text:style-name="T101_192"><text:s/></text:span><text:span text:style-name="T101_193">properly</text:span><text:span text:style-name="T101_194">.<text:s/></text:span><text:span text:style-name="T101_195">A</text:span><text:span text:style-name="T101_196"><text:s/></text:span><text:span text:style-name="T101_197">detailed</text:span><text:span text:style-name="T101_198"><text:s/></text:span><text:span text:style-name="T101_199">description</text:span><text:span text:style-name="T101_200"><text:s/></text:span><text:span text:style-name="T101_201">for</text:span><text:span text:style-name="T101_202"><text:s/></text:span><text:span text:style-name="T101_203">this</text:span><text:span text:style-name="T101_204"><text:s/></text:span><text:span text:style-name="T101_205">process</text:span><text:span text:style-name="T101_206"><text:s/></text:span><text:span text:style-name="T101_207">will</text:span><text:span text:style-name="T101_208"><text:s/></text:span><text:span text:style-name="T101_209">be</text:span><text:span text:style-name="T101_210"><text:s/></text:span><text:span text:style-name="T101_211">located</text:span><text:span text:style-name="T101_212"><text:s/></text:span><text:span text:style-name="T101_213">in</text:span><text:span text:style-name="T101_214"><text:s/></text:span><text:span text:style-name="T101_215">the</text:span><text:span text:style-name="T101_216"><text:s/></text:span><text:span text:style-name="T101_217">Redmine</text:span><text:span text:style-name="T101_218"><text:s/></text:span><text:span text:style-name="T101_219">Wiki</text:span><text:span text:style-name="T101_220"><text:s/></text:span><text:span text:style-name="T101_221">for</text:span><text:span text:style-name="T101_222"><text:s/></text:span><text:span text:style-name="T101_223">all</text:span><text:span text:style-name="T101_224"><text:s/></text:span><text:span text:style-name="T101_225">team</text:span><text:span text:style-name="T101_226"><text:s/></text:span><text:span text:style-name="T101_227">members</text:span><text:span text:style-name="T101_228"><text:s/></text:span><text:span text:style-name="T101_229">to</text:span><text:span text:style-name="T101_230"><text:s/></text:span><text:span text:style-name="T101_231">view</text:span><text:span text:style-name="T101_232">.</text:span></text:p>
        </text:list-item>
        <text:list-item>
          <text:p text:style-name="P102"><text:span text:style-name="T102_1">A</text:span><text:span text:style-name="T102_2"><text:s/></text:span><text:span text:style-name="T102_3">Github</text:span><text:span text:style-name="T102_4"><text:s/></text:span><text:span text:style-name="T102_5">account</text:span><text:span text:style-name="T102_6"><text:s/>(</text:span><text:span text:style-name="T102_7">TeamEuclid</text:span><text:span text:style-name="T102_8">)<text:s/></text:span><text:span text:style-name="T102_9">has</text:span><text:span text:style-name="T102_10"><text:s/></text:span><text:span text:style-name="T102_11">also</text:span><text:span text:style-name="T102_12"><text:s/></text:span><text:span text:style-name="T102_13">been</text:span><text:span text:style-name="T102_14"><text:s/></text:span><text:span text:style-name="T102_15">created</text:span><text:span text:style-name="T102_16"><text:s/></text:span><text:span text:style-name="T102_17">to</text:span><text:span text:style-name="T102_18"><text:s/></text:span><text:span text:style-name="T102_19">store</text:span><text:span text:style-name="T102_20"><text:s/></text:span><text:span text:style-name="T102_21">the</text:span><text:span text:style-name="T102_22"><text:s/></text:span><text:span text:style-name="T102_23">repository</text:span><text:span text:style-name="T102_24">.<text:s/></text:span><text:span text:style-name="T102_25">Using</text:span><text:span text:style-name="T102_26"><text:s/></text:span><text:span text:style-name="T102_27">a</text:span><text:span text:style-name="T102_28"><text:s/></text:span><text:span text:style-name="T102_29">post</text:span><text:span text:style-name="T102_30">-</text:span><text:span text:style-name="T102_31">receive</text:span><text:span text:style-name="T102_32"><text:s/></text:span><text:span text:style-name="T102_33">git</text:span><text:span text:style-name="T102_34"><text:s/></text:span><text:span text:style-name="T102_35">hook</text:span><text:span text:style-name="T102_36">,<text:s/></text:span><text:span text:style-name="T102_37">any</text:span><text:span text:style-name="T102_38"><text:s/></text:span><text:span text:style-name="T102_39">pushes</text:span><text:span text:style-name="T102_40"><text:s/></text:span><text:span text:style-name="T102_41">to</text:span><text:span text:style-name="T102_42"><text:s/></text:span><text:span text:style-name="T102_43">the</text:span><text:span text:style-name="T102_44"><text:s/></text:span><text:span text:style-name="T102_45">repository</text:span><text:span text:style-name="T102_46"><text:s/></text:span><text:span text:style-name="T102_47">stored</text:span><text:span text:style-name="T102_48"><text:s/></text:span><text:span text:style-name="T102_49">at</text:span><text:span text:style-name="T102_50"><text:s/></text:span><text:span text:style-name="T102_51"><text:a xlink:type="simple" xlink:href="http://projects.cecs.pdx.edu"><text:span text:style-name="T102_52">projects</text:span></text:a></text:span><text:span text:style-name="T102_53"><text:a xlink:type="simple" xlink:href="http://projects.cecs.pdx.edu"><text:span text:style-name="T102_54">.</text:span></text:a></text:span><text:span text:style-name="T102_55"><text:a xlink:type="simple" xlink:href="http://projects.cecs.pdx.edu"><text:span text:style-name="T102_56">cecs</text:span></text:a></text:span><text:span text:style-name="T102_57"><text:a xlink:type="simple" xlink:href="http://projects.cecs.pdx.edu"><text:span text:style-name="T102_58">.</text:span></text:a></text:span><text:span text:style-name="T102_59"><text:a xlink:type="simple" xlink:href="http://projects.cecs.pdx.edu"><text:span text:style-name="T102_60">pdx</text:span></text:a></text:span><text:span text:style-name="T102_61"><text:a xlink:type="simple" xlink:href="http://projects.cecs.pdx.edu"><text:span text:style-name="T102_62">.</text:span></text:a></text:span><text:span text:style-name="T102_63"><text:a xlink:type="simple" xlink:href="http://projects.cecs.pdx.edu"><text:span text:style-name="T102_64">edu</text:span></text:a></text:span><text:span text:style-name="T102_65"><text:s/></text:span><text:span text:style-name="T102_66">will</text:span><text:span text:style-name="T102_67"><text:s/></text:span><text:span text:style-name="T102_68">immediately</text:span><text:span text:style-name="T102_69"><text:s/></text:span><text:span text:style-name="T102_70">get</text:span><text:span text:style-name="T102_71"><text:s/></text:span><text:span text:style-name="T102_72">pushed</text:span><text:span text:style-name="T102_73"><text:s/></text:span><text:span text:style-name="T102_74">to</text:span><text:span text:style-name="T102_75"><text:s/></text:span><text:span text:style-name="T102_76">the</text:span><text:span text:style-name="T102_77"><text:s/></text:span><text:span text:style-name="T102_78">Github</text:span><text:span text:style-name="T102_79"><text:s/></text:span><text:span text:style-name="T102_80">account</text:span><text:span text:style-name="T102_81">.<text:s/></text:span><text:span text:style-name="T102_82">This</text:span><text:span text:style-name="T102_83"><text:s/></text:span><text:span text:style-name="T102_84">process</text:span><text:span text:style-name="T102_85"><text:s/></text:span><text:span text:style-name="T102_86">has</text:span><text:span text:style-name="T102_87"><text:s/></text:span><text:span text:style-name="T102_88">two</text:span><text:span text:style-name="T102_89"><text:s/></text:span><text:span text:style-name="T102_90">main</text:span><text:span text:style-name="T102_91"><text:s/></text:span><text:span text:style-name="T102_92">purposes</text:span><text:span text:style-name="T102_93">:<text:s/></text:span></text:p>
          <text:list>
            <text:list-item>
              <text:p text:style-name="P103"><text:span text:style-name="T103_1">Keep</text:span><text:span text:style-name="T103_2"><text:s/></text:span><text:span text:style-name="T103_3">a</text:span><text:span text:style-name="T103_4"><text:s/></text:span><text:span text:style-name="T103_5">working</text:span><text:span text:style-name="T103_6"><text:s/></text:span><text:span text:style-name="T103_7">backup</text:span><text:span text:style-name="T103_8"><text:s/></text:span><text:span text:style-name="T103_9">of</text:span><text:span text:style-name="T103_10"><text:s/></text:span><text:span text:style-name="T103_11">the</text:span><text:span text:style-name="T103_12"><text:s/></text:span><text:span text:style-name="T103_13">code</text:span><text:span text:style-name="T103_14">/</text:span><text:span text:style-name="T103_15">repo</text:span><text:span text:style-name="T103_16"><text:s/></text:span><text:span text:style-name="T103_17">somewhere</text:span><text:span text:style-name="T103_18"><text:s/></text:span><text:span text:style-name="T103_19">outside</text:span><text:span text:style-name="T103_20"><text:s/></text:span><text:span text:style-name="T103_21">of</text:span><text:span text:style-name="T103_22"><text:s/></text:span><text:span text:style-name="T103_23">PSU</text:span><text:span text:style-name="T103_24"><text:s/></text:span><text:span text:style-name="T103_25">if</text:span><text:span text:style-name="T103_26"><text:s/></text:span><text:span text:style-name="T103_27">a</text:span><text:span text:style-name="T103_28"><text:s/></text:span><text:span text:style-name="T103_29">catastrophe</text:span><text:span text:style-name="T103_30"><text:s/></text:span><text:span text:style-name="T103_31">occurs</text:span><text:span text:style-name="T103_32"><text:s/></text:span><text:span text:style-name="T103_33">at</text:span><text:span text:style-name="T103_34"><text:s/></text:span><text:span text:style-name="T103_35"><text:a xlink:type="simple" xlink:href="http://projects.cecs.pdx.edu"><text:span text:style-name="T103_36">projects</text:span></text:a></text:span><text:span text:style-name="T103_37"><text:a xlink:type="simple" xlink:href="http://projects.cecs.pdx.edu"><text:span text:style-name="T103_38">.</text:span></text:a></text:span><text:span text:style-name="T103_39"><text:a xlink:type="simple" xlink:href="http://projects.cecs.pdx.edu"><text:span text:style-name="T103_40">cecs</text:span></text:a></text:span><text:span text:style-name="T103_41"><text:a xlink:type="simple" xlink:href="http://projects.cecs.pdx.edu"><text:span text:style-name="T103_42">.</text:span></text:a></text:span><text:span text:style-name="T103_43"><text:a xlink:type="simple" xlink:href="http://projects.cecs.pdx.edu"><text:span text:style-name="T103_44">pdx</text:span></text:a></text:span><text:span text:style-name="T103_45"><text:a xlink:type="simple" xlink:href="http://projects.cecs.pdx.edu"><text:span text:style-name="T103_46">.</text:span></text:a></text:span><text:span text:style-name="T103_47"><text:a xlink:type="simple" xlink:href="http://projects.cecs.pdx.edu"><text:span text:style-name="T103_48">edu</text:span></text:a></text:span></text:p>
            </text:list-item>
            <text:list-item>
              <text:p text:style-name="P104"><text:span text:style-name="T104_1">Make</text:span><text:span text:style-name="T104_2"><text:s/></text:span><text:span text:style-name="T104_3">this</text:span><text:span text:style-name="T104_4"><text:s/></text:span><text:span text:style-name="T104_5">code</text:span><text:span text:style-name="T104_6"><text:s/></text:span><text:span text:style-name="T104_7">publicly</text:span><text:span text:style-name="T104_8"><text:s/></text:span><text:span text:style-name="T104_9">available</text:span><text:span text:style-name="T104_10">/</text:span><text:span text:style-name="T104_11">viewable</text:span><text:span text:style-name="T104_12"><text:s/></text:span><text:span text:style-name="T104_13">since</text:span><text:span text:style-name="T104_14"><text:s/></text:span><text:span text:style-name="T104_15">this</text:span><text:span text:style-name="T104_16"><text:s/></text:span><text:span text:style-name="T104_17">will</text:span><text:span text:style-name="T104_18"><text:s/></text:span><text:span text:style-name="T104_19">ultimately</text:span><text:span text:style-name="T104_20"><text:s/></text:span><text:span text:style-name="T104_21">be</text:span><text:span text:style-name="T104_22"><text:s/></text:span><text:span text:style-name="T104_23">an</text:span><text:span text:style-name="T104_24"><text:s/></text:span><text:span text:style-name="T104_25">open</text:span><text:span text:style-name="T104_26"><text:s/></text:span><text:span text:style-name="T104_27">source</text:span><text:span text:style-name="T104_28"><text:s/></text:span><text:span text:style-name="T104_29">product</text:span><text:span text:style-name="T104_30">.</text:span></text:p>
            </text:list-item>
          </text:list>
        </text:list-item>
      </text:list>
      <text:list text:style-name="LS6" xml:id="list12">
        <text:list-item>
          <text:p text:style-name="P105"><text:span text:style-name="T105_1">Daily</text:span><text:span text:style-name="T105_2"><text:s/>(</text:span><text:span text:style-name="T105_3">at</text:span><text:span text:style-name="T105_4"><text:s/>1</text:span><text:span text:style-name="T105_5">am</text:span><text:span text:style-name="T105_6">)<text:s/></text:span><text:span text:style-name="T105_7">a</text:span><text:span text:style-name="T105_8"><text:s/></text:span><text:span text:style-name="T105_9">script</text:span><text:span text:style-name="T105_10"><text:s/></text:span><text:span text:style-name="T105_11">will</text:span><text:span text:style-name="T105_12"><text:s/></text:span><text:span text:style-name="T105_13">run</text:span><text:span text:style-name="T105_14"><text:s/></text:span><text:span text:style-name="T105_15">on</text:span><text:span text:style-name="T105_16"><text:s/></text:span><text:span text:style-name="T105_17">a</text:span><text:span text:style-name="T105_18"><text:s/></text:span><text:span text:style-name="T105_19">secure</text:span><text:span text:style-name="T105_20"><text:s/></text:span><text:span text:style-name="T105_21">PSU</text:span><text:span text:style-name="T105_22"><text:s/></text:span><text:span text:style-name="T105_23">server</text:span><text:span text:style-name="T105_24"><text:s/></text:span><text:span text:style-name="T105_25">which</text:span><text:span text:style-name="T105_26"><text:s/></text:span><text:span text:style-name="T105_27">executes</text:span><text:span text:style-name="T105_28"><text:s/></text:span><text:span text:style-name="T105_29">a</text:span><text:span text:style-name="T105_30"><text:s/></text:span><text:span text:style-name="T105_31">pull</text:span><text:span text:style-name="T105_32"><text:s/></text:span><text:span text:style-name="T105_33">for</text:span><text:span text:style-name="T105_34"><text:s/></text:span><text:span text:style-name="T105_35">the</text:span><text:span text:style-name="T105_36"><text:s/></text:span><text:span text:style-name="T105_37">repository</text:span><text:span text:style-name="T105_38"><text:s/></text:span><text:span text:style-name="T105_39">and</text:span><text:span text:style-name="T105_40"><text:s/></text:span><text:span text:style-name="T105_41">creates</text:span><text:span text:style-name="T105_42"><text:s/></text:span><text:span text:style-name="T105_43">a</text:span><text:span text:style-name="T105_44"><text:s/></text:span><text:span text:style-name="T105_45">tarball</text:span><text:span text:style-name="T105_46"><text:s/></text:span><text:span text:style-name="T105_47">of</text:span><text:span text:style-name="T105_48"><text:s/></text:span><text:span text:style-name="T105_49">the</text:span><text:span text:style-name="T105_50"><text:s/></text:span><text:span text:style-name="T105_51">entire</text:span><text:span text:style-name="T105_52"><text:s/></text:span><text:span text:style-name="T105_53">repository</text:span><text:span text:style-name="T105_54">.<text:s/></text:span><text:span text:style-name="T105_55">This</text:span><text:span text:style-name="T105_56"><text:s/></text:span><text:span text:style-name="T105_57">tarball</text:span><text:span text:style-name="T105_58"><text:s/></text:span><text:span text:style-name="T105_59">will</text:span><text:span text:style-name="T105_60"><text:s/></text:span><text:span text:style-name="T105_61">be</text:span><text:span text:style-name="T105_62"><text:s/></text:span><text:span text:style-name="T105_63">stored</text:span><text:span text:style-name="T105_64"><text:s/></text:span><text:span text:style-name="T105_65">in</text:span><text:span text:style-name="T105_66"><text:s/></text:span><text:span text:style-name="T105_67">a</text:span><text:span text:style-name="T105_68"><text:s/></text:span><text:span text:style-name="T105_69">backup</text:span><text:span text:style-name="T105_70"><text:s/></text:span><text:span text:style-name="T105_71">directory</text:span><text:span text:style-name="T105_72"><text:s/></text:span><text:span text:style-name="T105_73">on</text:span><text:span text:style-name="T105_74"><text:s/></text:span><text:span text:style-name="T105_75">the</text:span><text:span text:style-name="T105_76"><text:s/></text:span><text:span text:style-name="T105_77">server</text:span><text:span text:style-name="T105_78">.<text:s/></text:span><text:span text:style-name="T105_79">Weekly</text:span><text:span text:style-name="T105_80"><text:s/>(</text:span><text:span text:style-name="T105_81">on</text:span><text:span text:style-name="T105_82"><text:s/></text:span><text:span text:style-name="T105_83">Sundays</text:span><text:span text:style-name="T105_84">)<text:s/></text:span><text:span text:style-name="T105_85">the</text:span><text:span text:style-name="T105_86"><text:s/></text:span><text:span text:style-name="T105_87">lead</text:span><text:span text:style-name="T105_88"><text:s/></text:span><text:span text:style-name="T105_89">System</text:span><text:span text:style-name="T105_90"><text:s/></text:span><text:span text:style-name="T105_91">Administrator</text:span><text:span text:style-name="T105_92"><text:s/></text:span><text:span text:style-name="T105_93">will</text:span><text:span text:style-name="T105_94"><text:s/></text:span><text:span text:style-name="T105_95">create</text:span><text:span text:style-name="T105_96"><text:s/></text:span><text:span text:style-name="T105_97">a</text:span><text:span text:style-name="T105_98"><text:s/></text:span><text:span text:style-name="T105_99">backup</text:span><text:span text:style-name="T105_100"><text:s/></text:span><text:span text:style-name="T105_101">CD</text:span><text:span text:style-name="T105_102"><text:s/></text:span><text:span text:style-name="T105_103">of</text:span><text:span text:style-name="T105_104"><text:s/></text:span><text:span text:style-name="T105_105">the</text:span><text:span text:style-name="T105_106"><text:s/></text:span><text:span text:style-name="T105_107">current</text:span><text:span text:style-name="T105_108"><text:s/></text:span><text:span text:style-name="T105_109">weeks</text:span><text:span text:style-name="T105_110"><text:s/></text:span><text:span text:style-name="T105_111">tarballs</text:span><text:span text:style-name="T105_112">.<text:s/></text:span><text:span text:style-name="T105_113">The</text:span><text:span text:style-name="T105_114"><text:s/></text:span><text:span text:style-name="T105_115">CD</text:span><text:span text:style-name="T105_116"><text:s/></text:span><text:span text:style-name="T105_117">will</text:span><text:span text:style-name="T105_118"><text:s/></text:span><text:span text:style-name="T105_119">be</text:span><text:span text:style-name="T105_120"><text:s/></text:span><text:span text:style-name="T105_121">delivered</text:span><text:span text:style-name="T105_122"><text:s/></text:span><text:span text:style-name="T105_123">to</text:span><text:span text:style-name="T105_124"><text:s/></text:span><text:span text:style-name="T105_125">another</text:span><text:span text:style-name="T105_126"><text:s/></text:span><text:span text:style-name="T105_127">team</text:span><text:span text:style-name="T105_128"><text:s/></text:span><text:span text:style-name="T105_129">member</text:span><text:span text:style-name="T105_130"><text:s/>(</text:span><text:span text:style-name="T105_131">at</text:span><text:span text:style-name="T105_132"><text:s/></text:span><text:span text:style-name="T105_133">our</text:span><text:span text:style-name="T105_134"><text:s/></text:span><text:span text:style-name="T105_135">Monday</text:span><text:span text:style-name="T105_136"><text:s/></text:span><text:span text:style-name="T105_137">meeting</text:span><text:span text:style-name="T105_138">)<text:s/></text:span><text:span text:style-name="T105_139">who</text:span><text:span text:style-name="T105_140"><text:s/></text:span><text:span text:style-name="T105_141">will</text:span><text:span text:style-name="T105_142"><text:s/></text:span><text:span text:style-name="T105_143">be</text:span><text:span text:style-name="T105_144"><text:s/></text:span><text:span text:style-name="T105_145">responsible</text:span><text:span text:style-name="T105_146"><text:s/></text:span><text:span text:style-name="T105_147">for</text:span><text:span text:style-name="T105_148"><text:s/></text:span><text:span text:style-name="T105_149">storing</text:span><text:span text:style-name="T105_150"><text:s/></text:span><text:span text:style-name="T105_151">the</text:span><text:span text:style-name="T105_152"><text:s/></text:span><text:span text:style-name="T105_153">disks</text:span><text:span text:style-name="T105_154"><text:s/></text:span><text:span text:style-name="T105_155">in</text:span><text:span text:style-name="T105_156"><text:s/></text:span><text:span text:style-name="T105_157">a</text:span><text:span text:style-name="T105_158"><text:s/></text:span><text:span text:style-name="T105_159">safe</text:span><text:span text:style-name="T105_160"><text:s/></text:span><text:span text:style-name="T105_161">place</text:span><text:span text:style-name="T105_162"><text:s/></text:span><text:span text:style-name="T105_163">outside</text:span><text:span text:style-name="T105_164"><text:s/></text:span><text:span text:style-name="T105_165">of</text:span><text:span text:style-name="T105_166"><text:s/></text:span><text:span text:style-name="T105_167">PSU</text:span><text:span text:style-name="T105_168">.<text:s/></text:span><text:span text:style-name="T105_169">The</text:span><text:span text:style-name="T105_170"><text:s/></text:span><text:span text:style-name="T105_171">CD</text:span><text:span text:style-name="T105_172"><text:s/></text:span><text:span text:style-name="T105_173">will</text:span><text:span text:style-name="T105_174"><text:s/></text:span><text:span text:style-name="T105_175">also</text:span><text:span text:style-name="T105_176"><text:s/></text:span><text:span text:style-name="T105_177">contain</text:span><text:span text:style-name="T105_178"><text:s/></text:span><text:span text:style-name="T105_179">the</text:span><text:span text:style-name="T105_180"><text:s/></text:span><text:span text:style-name="T105_181">Mailman</text:span><text:span text:style-name="T105_182"><text:s/></text:span><text:span text:style-name="T105_183">archives</text:span><text:span text:style-name="T105_184"><text:s/>(</text:span><text:span text:style-name="T105_185">see</text:span><text:span text:style-name="T105_186"><text:s/></text:span><text:span text:style-name="T105_187">Mailing</text:span><text:span text:style-name="T105_188"><text:s/></text:span><text:span text:style-name="T105_189">list</text:span><text:span text:style-name="T105_190"><text:s/></text:span><text:span text:style-name="T105_191">section</text:span><text:span text:style-name="T105_192"><text:s/></text:span><text:span text:style-name="T105_193">below</text:span><text:span text:style-name="T105_194">).<text:s/></text:span><text:span text:style-name="T105_195">The</text:span><text:span text:style-name="T105_196"><text:s/></text:span><text:span text:style-name="T105_197">lead</text:span><text:span text:style-name="T105_198"><text:s/></text:span><text:span text:style-name="T105_199">Systems</text:span><text:span text:style-name="T105_200"><text:s/></text:span><text:span text:style-name="T105_201">Administrator</text:span><text:span text:style-name="T105_202"><text:s/></text:span><text:span text:style-name="T105_203">will</text:span><text:span text:style-name="T105_204"><text:s/></text:span><text:span text:style-name="T105_205">be</text:span><text:span text:style-name="T105_206"><text:s/></text:span><text:span text:style-name="T105_207">responsible</text:span><text:span text:style-name="T105_208"><text:s/></text:span><text:span text:style-name="T105_209">for</text:span><text:span text:style-name="T105_210"><text:s/></text:span><text:span text:style-name="T105_211">ensuring</text:span><text:span text:style-name="T105_212"><text:s/></text:span><text:span text:style-name="T105_213">that</text:span><text:span text:style-name="T105_214"><text:s/></text:span><text:span text:style-name="T105_215">the</text:span><text:span text:style-name="T105_216"><text:s/></text:span><text:span text:style-name="T105_217">data</text:span><text:span text:style-name="T105_218"><text:s/></text:span><text:span text:style-name="T105_219">can</text:span><text:span text:style-name="T105_220"><text:s/></text:span><text:span text:style-name="T105_221">be</text:span><text:span text:style-name="T105_222"><text:s/></text:span><text:span text:style-name="T105_223">retrieved</text:span><text:span text:style-name="T105_224"><text:s/></text:span><text:span text:style-name="T105_225">from</text:span><text:span text:style-name="T105_226"><text:s/></text:span><text:span text:style-name="T105_227">the</text:span><text:span text:style-name="T105_228"><text:s/></text:span><text:span text:style-name="T105_229">disk</text:span><text:span text:style-name="T105_230"><text:s/></text:span><text:span text:style-name="T105_231">before</text:span><text:span text:style-name="T105_232"><text:s/></text:span><text:span text:style-name="T105_233">delivering</text:span><text:span text:style-name="T105_234"><text:s/></text:span><text:span text:style-name="T105_235">to</text:span><text:span text:style-name="T105_236"><text:s/></text:span><text:span text:style-name="T105_237">the</text:span><text:span text:style-name="T105_238"><text:s/></text:span><text:span text:style-name="T105_239">other</text:span><text:span text:style-name="T105_240"><text:s/></text:span><text:span text:style-name="T105_241">team</text:span><text:span text:style-name="T105_242"><text:s/></text:span><text:span text:style-name="T105_243">member</text:span><text:span text:style-name="T105_244">.</text:span></text:p>
        </text:list-item>
      </text:list>
      <text:p text:style-name="P106"/>
      <text:list text:style-name="LS4" xml:id="list13" text:continue-numbering="true" text:continue-list="list6">
        <text:list-item>
          <text:p text:style-name="P107"><text:span text:style-name="T107_1">Mailing</text:span><text:span text:style-name="T107_2"><text:s/></text:span><text:span text:style-name="T107_3">List</text:span></text:p>
        </text:list-item>
      </text:list>
      <text:list text:style-name="LS6" xml:id="list14">
        <text:list-item>
          <text:p text:style-name="P108"><text:span text:style-name="T108_1">Our</text:span><text:span text:style-name="T108_2"><text:s/></text:span><text:span text:style-name="T108_3">mailing</text:span><text:span text:style-name="T108_4"><text:s/></text:span><text:span text:style-name="T108_5">list</text:span><text:span text:style-name="T108_6"><text:s/></text:span><text:span text:style-name="T108_7">is</text:span><text:span text:style-name="T108_8"><text:s/></text:span><text:span text:style-name="T108_9">configured</text:span><text:span text:style-name="T108_10"><text:s/></text:span><text:span text:style-name="T108_11">such</text:span><text:span text:style-name="T108_12"><text:s/></text:span><text:span text:style-name="T108_13">that</text:span><text:span text:style-name="T108_14"><text:s/></text:span><text:span text:style-name="T108_15">a</text:span><text:span text:style-name="T108_16"><text:s/></text:span><text:span text:style-name="T108_17">daily</text:span><text:span text:style-name="T108_18"><text:s/></text:span><text:span text:style-name="T108_19">archive</text:span><text:span text:style-name="T108_20"><text:s/></text:span><text:span text:style-name="T108_21">is</text:span><text:span text:style-name="T108_22"><text:s/></text:span><text:span text:style-name="T108_23">created</text:span><text:span text:style-name="T108_24"><text:s/>(</text:span><text:span text:style-name="T108_25">accessible</text:span><text:span text:style-name="T108_26"><text:s/></text:span><text:span text:style-name="T108_27">by</text:span><text:span text:style-name="T108_28"><text:s/></text:span><text:span text:style-name="T108_29">all</text:span><text:span text:style-name="T108_30"><text:s/></text:span><text:span text:style-name="T108_31">mailing</text:span><text:span text:style-name="T108_32"><text:s/></text:span><text:span text:style-name="T108_33">list</text:span><text:span text:style-name="T108_34"><text:s/></text:span><text:span text:style-name="T108_35">subscribers</text:span><text:span text:style-name="T108_36">).<text:s/></text:span><text:span text:style-name="T108_37">Weekly</text:span><text:span text:style-name="T108_38"><text:s/>(</text:span><text:span text:style-name="T108_39">On</text:span><text:span text:style-name="T108_40"><text:s/></text:span><text:span text:style-name="T108_41">Sundays</text:span><text:span text:style-name="T108_42">),<text:s/></text:span><text:span text:style-name="T108_43">the</text:span><text:span text:style-name="T108_44"><text:s/></text:span><text:span text:style-name="T108_45">lead</text:span><text:span text:style-name="T108_46"><text:s/></text:span><text:span text:style-name="T108_47">Systems</text:span><text:span text:style-name="T108_48"><text:s/></text:span><text:span text:style-name="T108_49">Administrator</text:span><text:span text:style-name="T108_50"><text:s/></text:span><text:span text:style-name="T108_51">will</text:span><text:span text:style-name="T108_52"><text:s/></text:span><text:span text:style-name="T108_53">download</text:span><text:span text:style-name="T108_54"><text:s/></text:span><text:span text:style-name="T108_55">these</text:span><text:span text:style-name="T108_56"><text:s/></text:span><text:span text:style-name="T108_57">archives</text:span><text:span text:style-name="T108_58"><text:s/></text:span><text:span text:style-name="T108_59">and</text:span><text:span text:style-name="T108_60"><text:s/></text:span><text:span text:style-name="T108_61">create</text:span><text:span text:style-name="T108_62"><text:s/></text:span><text:span text:style-name="T108_63">a</text:span><text:span text:style-name="T108_64"><text:s/></text:span><text:span text:style-name="T108_65">tarball</text:span><text:span text:style-name="T108_66"><text:s/></text:span><text:span text:style-name="T108_67">and</text:span><text:span text:style-name="T108_68"><text:s/></text:span><text:span text:style-name="T108_69">store</text:span><text:span text:style-name="T108_70"><text:s/></text:span><text:span text:style-name="T108_71">it</text:span><text:span text:style-name="T108_72"><text:s/></text:span><text:span text:style-name="T108_73">in</text:span><text:span text:style-name="T108_74"><text:s/></text:span><text:span text:style-name="T108_75">at</text:span><text:span text:style-name="T108_76"><text:s/></text:span><text:span text:style-name="T108_77">a</text:span><text:span text:style-name="T108_78"><text:s/></text:span><text:span text:style-name="T108_79">secure</text:span><text:span text:style-name="T108_80"><text:s/></text:span><text:span text:style-name="T108_81">server</text:span><text:span text:style-name="T108_82"><text:s/></text:span><text:span text:style-name="T108_83">at</text:span><text:span text:style-name="T108_84"><text:s/></text:span><text:span text:style-name="T108_85">PSU</text:span><text:span text:style-name="T108_86">.<text:s/></text:span><text:span text:style-name="T108_87">At</text:span><text:span text:style-name="T108_88"><text:s/></text:span><text:span text:style-name="T108_89">this</text:span><text:span text:style-name="T108_90"><text:s/></text:span><text:span text:style-name="T108_91">time</text:span><text:span text:style-name="T108_92"><text:s/></text:span><text:span text:style-name="T108_93">the</text:span><text:span text:style-name="T108_94"><text:s/></text:span><text:span text:style-name="T108_95">lead</text:span><text:span text:style-name="T108_96"><text:s/></text:span><text:span text:style-name="T108_97">will</text:span><text:span text:style-name="T108_98"><text:s/></text:span><text:span text:style-name="T108_99">also</text:span><text:span text:style-name="T108_100"><text:s/></text:span><text:span text:style-name="T108_101">create</text:span><text:span text:style-name="T108_102"><text:s/></text:span><text:span text:style-name="T108_103">a</text:span><text:span text:style-name="T108_104"><text:s/></text:span><text:span text:style-name="T108_105">backup</text:span><text:span text:style-name="T108_106"><text:s/></text:span><text:span text:style-name="T108_107">CD</text:span><text:span text:style-name="T108_108"><text:s/></text:span><text:span text:style-name="T108_109">which</text:span><text:span text:style-name="T108_110"><text:s/></text:span><text:span text:style-name="T108_111">will</text:span><text:span text:style-name="T108_112"><text:s/></text:span><text:span text:style-name="T108_113">be</text:span><text:span text:style-name="T108_114"><text:s/></text:span><text:span text:style-name="T108_115">delivered</text:span><text:span text:style-name="T108_116"><text:s/></text:span><text:span text:style-name="T108_117">to</text:span><text:span text:style-name="T108_118"><text:s/></text:span><text:span text:style-name="T108_119">another</text:span><text:span text:style-name="T108_120"><text:s/></text:span><text:span text:style-name="T108_121">team</text:span><text:span text:style-name="T108_122"><text:s/></text:span><text:span text:style-name="T108_123">member</text:span><text:span text:style-name="T108_124"><text:s/>(</text:span><text:span text:style-name="T108_125">at</text:span><text:span text:style-name="T108_126"><text:s/></text:span><text:span text:style-name="T108_127">our</text:span><text:span text:style-name="T108_128"><text:s/></text:span><text:span text:style-name="T108_129">Monday</text:span><text:span text:style-name="T108_130"><text:s/></text:span><text:span text:style-name="T108_131">meeting</text:span><text:span text:style-name="T108_132">)<text:s/></text:span><text:span text:style-name="T108_133">who</text:span><text:span text:style-name="T108_134"><text:s/></text:span><text:span text:style-name="T108_135">will</text:span><text:span text:style-name="T108_136"><text:s/></text:span><text:span text:style-name="T108_137">be</text:span><text:span text:style-name="T108_138"><text:s/></text:span><text:span text:style-name="T108_139">responsible</text:span><text:span text:style-name="T108_140"><text:s/></text:span><text:span text:style-name="T108_141">for</text:span><text:span text:style-name="T108_142"><text:s/></text:span><text:span text:style-name="T108_143">storing</text:span><text:span text:style-name="T108_144"><text:s/></text:span><text:span text:style-name="T108_145">the</text:span><text:span text:style-name="T108_146"><text:s/></text:span><text:span text:style-name="T108_147">disks</text:span><text:span text:style-name="T108_148"><text:s/></text:span><text:span text:style-name="T108_149">in</text:span><text:span text:style-name="T108_150"><text:s/></text:span><text:span text:style-name="T108_151">a</text:span><text:span text:style-name="T108_152"><text:s/></text:span><text:span text:style-name="T108_153">safe</text:span><text:span text:style-name="T108_154"><text:s/></text:span><text:span text:style-name="T108_155">place</text:span><text:span text:style-name="T108_156"><text:s/></text:span><text:span text:style-name="T108_157">outside</text:span><text:span text:style-name="T108_158"><text:s/></text:span><text:span text:style-name="T108_159">of</text:span><text:span text:style-name="T108_160"><text:s/></text:span><text:span text:style-name="T108_161">PSU</text:span><text:span text:style-name="T108_162">.<text:s/></text:span><text:span text:style-name="T108_163">The</text:span><text:span text:style-name="T108_164"><text:s/></text:span><text:span text:style-name="T108_165">lead</text:span><text:span text:style-name="T108_166"><text:s/></text:span><text:span text:style-name="T108_167">Systems</text:span><text:span text:style-name="T108_168"><text:s/></text:span><text:span text:style-name="T108_169">Administrator</text:span><text:span text:style-name="T108_170"><text:s/></text:span><text:span text:style-name="T108_171">will</text:span><text:span text:style-name="T108_172"><text:s/></text:span><text:span text:style-name="T108_173">be</text:span><text:span text:style-name="T108_174"><text:s/></text:span><text:span text:style-name="T108_175">responsible</text:span><text:span text:style-name="T108_176"><text:s/></text:span><text:span text:style-name="T108_177">for</text:span><text:span text:style-name="T108_178"><text:s/></text:span><text:span text:style-name="T108_179">ensuring</text:span><text:span text:style-name="T108_180"><text:s/></text:span><text:span text:style-name="T108_181">that</text:span><text:span text:style-name="T108_182"><text:s/></text:span><text:span text:style-name="T108_183">the</text:span><text:span text:style-name="T108_184"><text:s/></text:span><text:span text:style-name="T108_185">data</text:span><text:span text:style-name="T108_186"><text:s/></text:span><text:span text:style-name="T108_187">can</text:span><text:span text:style-name="T108_188"><text:s/></text:span><text:span text:style-name="T108_189">be</text:span><text:span text:style-name="T108_190"><text:s/></text:span><text:span text:style-name="T108_191">retrieved</text:span><text:span text:style-name="T108_192"><text:s/></text:span><text:span text:style-name="T108_193">from</text:span><text:span text:style-name="T108_194"><text:s/></text:span><text:span text:style-name="T108_195">the</text:span><text:span text:style-name="T108_196"><text:s/></text:span><text:span text:style-name="T108_197">disk</text:span><text:span text:style-name="T108_198"><text:s/></text:span><text:span text:style-name="T108_199">before</text:span><text:span text:style-name="T108_200"><text:s/></text:span><text:span text:style-name="T108_201">delivering</text:span><text:span text:style-name="T108_202"><text:s/></text:span><text:span text:style-name="T108_203">to</text:span><text:span text:style-name="T108_204"><text:s/></text:span><text:span text:style-name="T108_205">the</text:span><text:span text:style-name="T108_206"><text:s/></text:span><text:span text:style-name="T108_207">other</text:span><text:span text:style-name="T108_208"><text:s/></text:span><text:span text:style-name="T108_209">team</text:span><text:span text:style-name="T108_210"><text:s/></text:span><text:span text:style-name="T108_211">member</text:span><text:span text:style-name="T108_212">.</text:span></text:p>
        </text:list-item>
        <text:list-item>
          <text:p text:style-name="P109"><text:span text:style-name="T109_1">If</text:span><text:span text:style-name="T109_2"><text:s/></text:span><text:span text:style-name="T109_3">for</text:span><text:span text:style-name="T109_4"><text:s/></text:span><text:span text:style-name="T109_5">some</text:span><text:span text:style-name="T109_6"><text:s/></text:span><text:span text:style-name="T109_7">reason</text:span><text:span text:style-name="T109_8"><text:s/></text:span><text:span text:style-name="T109_9">the</text:span><text:span text:style-name="T109_10"><text:s/></text:span><text:span text:style-name="T109_11">archives</text:span><text:span text:style-name="T109_12"><text:s/></text:span><text:span text:style-name="T109_13">are</text:span><text:span text:style-name="T109_14"><text:s/></text:span><text:span text:style-name="T109_15">not</text:span><text:span text:style-name="T109_16"><text:s/></text:span><text:span text:style-name="T109_17">being</text:span><text:span text:style-name="T109_18"><text:s/></text:span><text:span text:style-name="T109_19">created</text:span><text:span text:style-name="T109_20"><text:s/></text:span><text:span text:style-name="T109_21">properly</text:span><text:span text:style-name="T109_22"><text:s/>(</text:span><text:span text:style-name="T109_23">by</text:span><text:span text:style-name="T109_24"><text:s/></text:span><text:span text:style-name="T109_25">Mailman</text:span><text:span text:style-name="T109_26">),<text:s/></text:span><text:span text:style-name="T109_27">the</text:span><text:span text:style-name="T109_28"><text:s/></text:span><text:span text:style-name="T109_29">lead</text:span><text:span text:style-name="T109_30"><text:s/></text:span><text:span text:style-name="T109_31">Systems</text:span><text:span text:style-name="T109_32"><text:s/></text:span><text:span text:style-name="T109_33">Administrator</text:span><text:span text:style-name="T109_34"><text:s/></text:span><text:span text:style-name="T109_35">will</text:span><text:span text:style-name="T109_36"><text:s/></text:span><text:span text:style-name="T109_37">be</text:span><text:span text:style-name="T109_38"><text:s/></text:span><text:span text:style-name="T109_39">responsible</text:span><text:span text:style-name="T109_40"><text:s/></text:span><text:span text:style-name="T109_41">for</text:span><text:span text:style-name="T109_42"><text:s/></text:span><text:span text:style-name="T109_43">first</text:span><text:span text:style-name="T109_44"><text:s/></text:span><text:span text:style-name="T109_45">fixing</text:span><text:span text:style-name="T109_46"><text:s/></text:span><text:span text:style-name="T109_47">the</text:span><text:span text:style-name="T109_48"><text:s/></text:span><text:span text:style-name="T109_49">problem</text:span><text:span text:style-name="T109_50"><text:s/></text:span><text:span text:style-name="T109_51">and</text:span><text:span text:style-name="T109_52"><text:s/></text:span><text:span text:style-name="T109_53">secondly</text:span><text:span text:style-name="T109_54"><text:s/></text:span><text:span text:style-name="T109_55">manually</text:span><text:span text:style-name="T109_56"><text:s/></text:span><text:span text:style-name="T109_57">creating</text:span><text:span text:style-name="T109_58"><text:s/></text:span><text:span text:style-name="T109_59">an</text:span><text:span text:style-name="T109_60"><text:s/></text:span><text:span text:style-name="T109_61">archive</text:span><text:span text:style-name="T109_62"><text:s/></text:span><text:span text:style-name="T109_63">from</text:span><text:span text:style-name="T109_64"><text:s/></text:span><text:span text:style-name="T109_65">the</text:span><text:span text:style-name="T109_66"><text:s/></text:span><text:span text:style-name="T109_67">emails</text:span><text:span text:style-name="T109_68"><text:s/></text:span><text:span text:style-name="T109_69">that</text:span><text:span text:style-name="T109_70"><text:s/></text:span><text:span text:style-name="T109_71">were</text:span><text:span text:style-name="T109_72"><text:s/></text:span><text:span text:style-name="T109_73">sent</text:span><text:span text:style-name="T109_74"><text:s/></text:span><text:span text:style-name="T109_75">to</text:span><text:span text:style-name="T109_76"><text:s/></text:span><text:span text:style-name="T109_77">the</text:span><text:span text:style-name="T109_78"><text:s/></text:span><text:span text:style-name="T109_79">mailing</text:span><text:span text:style-name="T109_80"><text:s/></text:span><text:span text:style-name="T109_81">list</text:span><text:span text:style-name="T109_82"><text:s/>(</text:span><text:span text:style-name="T109_83">which</text:span><text:span text:style-name="T109_84"><text:s/></text:span><text:span text:style-name="T109_85">are</text:span><text:span text:style-name="T109_86"><text:s/></text:span><text:span text:style-name="T109_87">stored</text:span><text:span text:style-name="T109_88"><text:s/></text:span><text:span text:style-name="T109_89">in</text:span><text:span text:style-name="T109_90"><text:s/></text:span><text:span text:style-name="T109_91">all</text:span><text:span text:style-name="T109_92"><text:s/></text:span><text:span text:style-name="T109_93">members</text:span><text:span text:style-name="T109_94"><text:s/></text:span><text:span text:style-name="T109_95">email</text:span><text:span text:style-name="T109_96"><text:s/></text:span><text:span text:style-name="T109_97">boxes</text:span><text:span text:style-name="T109_98">).</text:span></text:p>
        </text:list-item>
      </text:list>
      <text:p text:style-name="P110"/>
      <text:list text:style-name="LS4" xml:id="list16" text:continue-numbering="true" text:continue-list="list6">
        <text:list-item>
          <text:p text:style-name="P111"><text:span text:style-name="T111_1">Documentation</text:span></text:p>
        </text:list-item>
      </text:list>
      <text:list text:style-name="LS7" xml:id="list17">
        <text:list-item>
          <text:p text:style-name="P112"><text:span text:style-name="T112_1">While</text:span><text:span text:style-name="T112_2"><text:s/></text:span><text:span text:style-name="T112_3">documentation</text:span><text:span text:style-name="T112_4"><text:s/></text:span><text:span text:style-name="T112_5">is</text:span><text:span text:style-name="T112_6"><text:s/></text:span><text:span text:style-name="T112_7">being</text:span><text:span text:style-name="T112_8"><text:s/></text:span><text:span text:style-name="T112_9">prepared</text:span><text:span text:style-name="T112_10">,<text:s/></text:span><text:span text:style-name="T112_11">it</text:span><text:span text:style-name="T112_12"><text:s/></text:span><text:span text:style-name="T112_13">will</text:span><text:span text:style-name="T112_14"><text:s/></text:span><text:span text:style-name="T112_15">be</text:span><text:span text:style-name="T112_16"><text:s/></text:span><text:span text:style-name="T112_17">stored</text:span><text:span text:style-name="T112_18"><text:s/></text:span><text:span text:style-name="T112_19">in</text:span><text:span text:style-name="T112_20"><text:s/></text:span><text:span text:style-name="T112_21">Google</text:span><text:span text:style-name="T112_22"><text:s/></text:span><text:span text:style-name="T112_23">Docs</text:span><text:span text:style-name="T112_24"><text:s/></text:span><text:span text:style-name="T112_25">that</text:span><text:span text:style-name="T112_26"><text:s/></text:span><text:span text:style-name="T112_27">all</text:span><text:span text:style-name="T112_28"><text:s/></text:span><text:span text:style-name="T112_29">team</text:span><text:span text:style-name="T112_30"><text:s/></text:span><text:span text:style-name="T112_31">members</text:span><text:span text:style-name="T112_32"><text:s/></text:span><text:span text:style-name="T112_33">have</text:span><text:span text:style-name="T112_34"><text:s/></text:span><text:span text:style-name="T112_35">access</text:span><text:span text:style-name="T112_36"><text:s/></text:span><text:span text:style-name="T112_37">to</text:span><text:span text:style-name="T112_38">.<text:s/></text:span><text:span text:style-name="T112_39">As</text:span><text:span text:style-name="T112_40"><text:s/></text:span><text:span text:style-name="T112_41">revisions</text:span><text:span text:style-name="T112_42"><text:s/></text:span><text:span text:style-name="T112_43">are</text:span><text:span text:style-name="T112_44"><text:s/></text:span><text:span text:style-name="T112_45">created</text:span><text:span text:style-name="T112_46">,<text:s/></text:span><text:span text:style-name="T112_47">the</text:span><text:span text:style-name="T112_48"><text:s/></text:span><text:span text:style-name="T112_49">Documentation</text:span><text:span text:style-name="T112_50"><text:s/></text:span><text:span text:style-name="T112_51">Lead</text:span><text:span text:style-name="T112_52"><text:s/></text:span><text:span text:style-name="T112_53">will</text:span><text:span text:style-name="T112_54"><text:s/></text:span><text:span text:style-name="T112_55">be</text:span><text:span text:style-name="T112_56"><text:s/></text:span><text:span text:style-name="T112_57">responsible</text:span><text:span text:style-name="T112_58"><text:s/></text:span><text:span text:style-name="T112_59">for</text:span><text:span text:style-name="T112_60"><text:s/></text:span><text:span text:style-name="T112_61">moving</text:span><text:span text:style-name="T112_62"><text:s/></text:span><text:span text:style-name="T112_63">files</text:span><text:span text:style-name="T112_64"><text:s/></text:span><text:span text:style-name="T112_65">from</text:span><text:span text:style-name="T112_66"><text:s/></text:span><text:span text:style-name="T112_67">Google</text:span><text:span text:style-name="T112_68"><text:s/></text:span><text:span text:style-name="T112_69">Docs</text:span><text:span text:style-name="T112_70"><text:s/></text:span><text:span text:style-name="T112_71">to</text:span><text:span text:style-name="T112_72"><text:s/></text:span><text:span text:style-name="T112_73">the</text:span><text:span text:style-name="T112_74"><text:s/></text:span><text:span text:style-name="T112_75">team</text:span><text:span text:style-name="T112_76"><text:s/></text:span><text:span text:style-name="T112_77">repository</text:span><text:span text:style-name="T112_78"><text:s/></text:span><text:span text:style-name="T112_79">at</text:span><text:span text:style-name="T112_80"><text:s/></text:span><text:span text:style-name="T112_81">projects</text:span><text:span text:style-name="T112_82">.</text:span><text:span text:style-name="T112_83">cecs</text:span><text:span text:style-name="T112_84">.</text:span><text:span text:style-name="T112_85">pdx</text:span><text:span text:style-name="T112_86">.</text:span><text:span text:style-name="T112_87">edu</text:span><text:span text:style-name="T112_88">.</text:span></text:p>
        </text:list-item>
      </text:list>
      <text:h text:style-name="P113"><text:bookmark-start text:name="h.56gc316lppqu"/><text:bookmark-end text:name="h.56gc316lppqu"/><text:span text:style-name="T113_1">10.<text:s/></text:span><text:span text:style-name="T113_2">Roles</text:span><text:span text:style-name="T113_3"><text:s/></text:span><text:span text:style-name="T113_4">and</text:span><text:span text:style-name="T113_5"><text:s/></text:span><text:span text:style-name="T113_6">Responsibilities</text:span></text:h>
      <text:p text:style-name="P114"><text:span text:style-name="T114_1">Jess</text:span><text:span text:style-name="T114_2"><text:s/></text:span><text:span text:style-name="T114_3">VanDerwalker</text:span><text:span text:style-name="T114_4">:<text:s/></text:span><text:span text:style-name="T114_5">Team</text:span><text:span text:style-name="T114_6"><text:s/></text:span><text:span text:style-name="T114_7">Lead</text:span><text:span text:style-name="T114_8">,<text:s/></text:span><text:span text:style-name="T114_9">Implementation</text:span></text:p>
      <text:p text:style-name="P115"><text:span text:style-name="T115_1">As</text:span><text:span text:style-name="T115_2"><text:s/></text:span><text:span text:style-name="T115_3">team</text:span><text:span text:style-name="T115_4"><text:s/></text:span><text:span text:style-name="T115_5">lead</text:span><text:span text:style-name="T115_6">,<text:s/></text:span><text:span text:style-name="T115_7">Jess</text:span><text:span text:style-name="T115_8"><text:s/></text:span><text:span text:style-name="T115_9">is</text:span><text:span text:style-name="T115_10"><text:s/></text:span><text:span text:style-name="T115_11">responsible</text:span><text:span text:style-name="T115_12"><text:s/></text:span><text:span text:style-name="T115_13">for</text:span><text:span text:style-name="T115_14"><text:s/></text:span><text:span text:style-name="T115_15">managing</text:span><text:span text:style-name="T115_16"><text:s/></text:span><text:span text:style-name="T115_17">the</text:span><text:span text:style-name="T115_18"><text:s/></text:span><text:span text:style-name="T115_19">project</text:span><text:span text:style-name="T115_20"><text:s/></text:span><text:span text:style-name="T115_21">and</text:span><text:span text:style-name="T115_22"><text:s/></text:span><text:span text:style-name="T115_23">the</text:span><text:span text:style-name="T115_24"><text:s/></text:span><text:span text:style-name="T115_25">team</text:span><text:span text:style-name="T115_26">.<text:s/></text:span><text:span text:style-name="T115_27">This</text:span><text:span text:style-name="T115_28"><text:s/></text:span><text:span text:style-name="T115_29">includes</text:span><text:span text:style-name="T115_30"><text:s/></text:span><text:span text:style-name="T115_31">overseeing</text:span><text:span text:style-name="T115_32"><text:s/></text:span><text:span text:style-name="T115_33">the</text:span><text:span text:style-name="T115_34"><text:s/></text:span><text:span text:style-name="T115_35">scheduling</text:span><text:span text:style-name="T115_36"><text:s/></text:span><text:span text:style-name="T115_37">of</text:span><text:span text:style-name="T115_38"><text:s/></text:span><text:span text:style-name="T115_39">tasks</text:span><text:span text:style-name="T115_40">,<text:s/></text:span><text:span text:style-name="T115_41">reporting</text:span><text:span text:style-name="T115_42"><text:s/></text:span><text:span text:style-name="T115_43">of</text:span><text:span text:style-name="T115_44"><text:s/></text:span><text:span text:style-name="T115_45">project</text:span><text:span text:style-name="T115_46"><text:s/></text:span><text:span text:style-name="T115_47">status</text:span><text:span text:style-name="T115_48">,<text:s/></text:span><text:span text:style-name="T115_49">and</text:span><text:span text:style-name="T115_50"><text:s/></text:span><text:span text:style-name="T115_51">evaluation</text:span><text:span text:style-name="T115_52"><text:s/></text:span><text:span text:style-name="T115_53">of</text:span><text:span text:style-name="T115_54"><text:s/></text:span><text:span text:style-name="T115_55">team</text:span><text:span text:style-name="T115_56"><text:s/></text:span><text:span text:style-name="T115_57">member</text:span><text:span text:style-name="T115_58"><text:s/></text:span><text:span text:style-name="T115_59">performance</text:span><text:span text:style-name="T115_60">.<text:s/></text:span><text:span text:style-name="T115_61">Jess</text:span><text:span text:style-name="T115_62"><text:s/></text:span><text:span text:style-name="T115_63">is</text:span><text:span text:style-name="T115_64"><text:s/></text:span><text:span text:style-name="T115_65">also</text:span><text:span text:style-name="T115_66"><text:s/></text:span><text:span text:style-name="T115_67">responsible</text:span><text:span text:style-name="T115_68"><text:s/></text:span><text:span text:style-name="T115_69">for</text:span><text:span text:style-name="T115_70"><text:s/></text:span><text:span text:style-name="T115_71">insuring</text:span><text:span text:style-name="T115_72"><text:s/></text:span><text:span text:style-name="T115_73">team</text:span><text:span text:style-name="T115_74"><text:s/></text:span><text:span text:style-name="T115_75">members</text:span><text:span text:style-name="T115_76"><text:s/></text:span><text:span text:style-name="T115_77">have</text:span><text:span text:style-name="T115_78"><text:s/></text:span><text:span text:style-name="T115_79">the</text:span><text:span text:style-name="T115_80"><text:s/></text:span><text:span text:style-name="T115_81">resources</text:span><text:span text:style-name="T115_82"><text:s/></text:span><text:span text:style-name="T115_83">and</text:span><text:span text:style-name="T115_84"><text:s/></text:span><text:span text:style-name="T115_85">tools</text:span><text:span text:style-name="T115_86"><text:s/></text:span><text:span text:style-name="T115_87">necessary</text:span><text:span text:style-name="T115_88"><text:s/></text:span><text:span text:style-name="T115_89">for</text:span><text:span text:style-name="T115_90"><text:s/></text:span><text:span text:style-name="T115_91">them</text:span><text:span text:style-name="T115_92"><text:s/></text:span><text:span text:style-name="T115_93">to</text:span><text:span text:style-name="T115_94"><text:s/></text:span><text:span text:style-name="T115_95">complete</text:span><text:span text:style-name="T115_96"><text:s/></text:span><text:span text:style-name="T115_97">their</text:span><text:span text:style-name="T115_98"><text:s/></text:span><text:span text:style-name="T115_99">assigned</text:span><text:span text:style-name="T115_100"><text:s/></text:span><text:span text:style-name="T115_101">tasks</text:span><text:span text:style-name="T115_102">.<text:s/></text:span><text:span text:style-name="T115_103">In</text:span><text:span text:style-name="T115_104"><text:s/></text:span><text:span text:style-name="T115_105">addition</text:span><text:span text:style-name="T115_106">,<text:s/></text:span><text:span text:style-name="T115_107">Jess</text:span><text:span text:style-name="T115_108"><text:s/></text:span><text:span text:style-name="T115_109">must</text:span><text:span text:style-name="T115_110"><text:s/></text:span><text:span text:style-name="T115_111">work</text:span><text:span text:style-name="T115_112"><text:s/></text:span><text:span text:style-name="T115_113">closely</text:span><text:span text:style-name="T115_114"><text:s/></text:span><text:span text:style-name="T115_115">with</text:span><text:span text:style-name="T115_116"><text:s/></text:span><text:span text:style-name="T115_117">the</text:span><text:span text:style-name="T115_118"><text:s/></text:span><text:span text:style-name="T115_119">project</text:span><text:span text:style-name="T115_120"><text:s/></text:span><text:span text:style-name="T115_121">sponsors</text:span><text:span text:style-name="T115_122">,<text:s/></text:span><text:span text:style-name="T115_123">the</text:span><text:span text:style-name="T115_124"><text:s/></text:span><text:span text:style-name="T115_125">Capstone</text:span><text:span text:style-name="T115_126"><text:s/></text:span><text:span text:style-name="T115_127">lead</text:span><text:span text:style-name="T115_128">,<text:s/></text:span><text:span text:style-name="T115_129">and</text:span><text:span text:style-name="T115_130"><text:s/></text:span><text:span text:style-name="T115_131">the</text:span><text:span text:style-name="T115_132"><text:s/></text:span><text:span text:style-name="T115_133">team</text:span><text:span text:style-name="T115_134"><text:s/></text:span><text:span text:style-name="T115_135">to</text:span><text:span text:style-name="T115_136"><text:s/></text:span><text:span text:style-name="T115_137">set</text:span><text:span text:style-name="T115_138"><text:s/></text:span><text:span text:style-name="T115_139">milestones</text:span><text:span text:style-name="T115_140"><text:s/></text:span><text:span text:style-name="T115_141">and</text:span><text:span text:style-name="T115_142"><text:s/></text:span><text:span text:style-name="T115_143">deliverables</text:span><text:span text:style-name="T115_144">.<text:s/></text:span><text:span text:style-name="T115_145">An</text:span><text:span text:style-name="T115_146"><text:s/></text:span><text:span text:style-name="T115_147">integral</text:span><text:span text:style-name="T115_148"><text:s/></text:span><text:span text:style-name="T115_149">part</text:span><text:span text:style-name="T115_150"><text:s/></text:span><text:span text:style-name="T115_151">of</text:span><text:span text:style-name="T115_152"><text:s/></text:span><text:span text:style-name="T115_153">this</text:span><text:span text:style-name="T115_154"><text:s/></text:span><text:span text:style-name="T115_155">role</text:span><text:span text:style-name="T115_156"><text:s/></text:span><text:span text:style-name="T115_157">is</text:span><text:span text:style-name="T115_158"><text:s/></text:span><text:span text:style-name="T115_159">generating</text:span><text:span text:style-name="T115_160"><text:s/></text:span><text:span text:style-name="T115_161">and</text:span><text:span text:style-name="T115_162"><text:s/></text:span><text:span text:style-name="T115_163">maintaining</text:span><text:span text:style-name="T115_164"><text:s/></text:span><text:span text:style-name="T115_165">the</text:span><text:span text:style-name="T115_166"><text:s/></text:span><text:span text:style-name="T115_167">calendar</text:span><text:span text:style-name="T115_168">,<text:s/></text:span><text:span text:style-name="T115_169">schedule</text:span><text:span text:style-name="T115_170">,<text:s/></text:span><text:span text:style-name="T115_171">and</text:span><text:span text:style-name="T115_172"><text:s/></text:span><text:span text:style-name="T115_173">significant</text:span><text:span text:style-name="T115_174"><text:s/></text:span><text:span text:style-name="T115_175">parts</text:span><text:span text:style-name="T115_176"><text:s/></text:span><text:span text:style-name="T115_177">of</text:span><text:span text:style-name="T115_178"><text:s/></text:span><text:span text:style-name="T115_179">the</text:span><text:span text:style-name="T115_180"><text:s/></text:span><text:span text:style-name="T115_181">Work</text:span><text:span text:style-name="T115_182"><text:s/></text:span><text:span text:style-name="T115_183">Breakdown</text:span><text:span text:style-name="T115_184"><text:s/></text:span><text:span text:style-name="T115_185">Schedule</text:span><text:span text:style-name="T115_186">.</text:span></text:p>
      <text:p text:style-name="P116"><text:span text:style-name="T116_1">As</text:span><text:span text:style-name="T116_2"><text:s/></text:span><text:span text:style-name="T116_3">an</text:span><text:span text:style-name="T116_4"><text:s/></text:span><text:span text:style-name="T116_5">implementer</text:span><text:span text:style-name="T116_6">,<text:s/></text:span><text:span text:style-name="T116_7">Jess</text:span><text:span text:style-name="T116_8"><text:s/></text:span><text:span text:style-name="T116_9">will</text:span><text:span text:style-name="T116_10"><text:s/></text:span><text:span text:style-name="T116_11">be</text:span><text:span text:style-name="T116_12"><text:s/></text:span><text:span text:style-name="T116_13">responsible</text:span><text:span text:style-name="T116_14"><text:s/></text:span><text:span text:style-name="T116_15">for</text:span><text:span text:style-name="T116_16"><text:s/></text:span><text:span text:style-name="T116_17">segments</text:span><text:span text:style-name="T116_18"><text:s/></text:span><text:span text:style-name="T116_19">of</text:span><text:span text:style-name="T116_20"><text:s/></text:span><text:span text:style-name="T116_21">the</text:span><text:span text:style-name="T116_22"><text:s/></text:span><text:span text:style-name="T116_23">code</text:span><text:span text:style-name="T116_24"><text:s/></text:span><text:span text:style-name="T116_25">for</text:span><text:span text:style-name="T116_26"><text:s/></text:span><text:span text:style-name="T116_27">which</text:span><text:span text:style-name="T116_28"><text:s/></text:span><text:span text:style-name="T116_29">he</text:span><text:span text:style-name="T116_30"><text:s/></text:span><text:span text:style-name="T116_31">has</text:span><text:span text:style-name="T116_32"><text:s/></text:span><text:span text:style-name="T116_33">been</text:span><text:span text:style-name="T116_34"><text:s/></text:span><text:span text:style-name="T116_35">made</text:span><text:span text:style-name="T116_36"><text:s/></text:span><text:span text:style-name="T116_37">responsible</text:span><text:span text:style-name="T116_38"><text:s/></text:span><text:span text:style-name="T116_39">as</text:span><text:span text:style-name="T116_40"><text:s/></text:span><text:span text:style-name="T116_41">detailed</text:span><text:span text:style-name="T116_42"><text:s/></text:span><text:span text:style-name="T116_43">by</text:span><text:span text:style-name="T116_44"><text:s/></text:span><text:span text:style-name="T116_45">the</text:span><text:span text:style-name="T116_46"><text:s/></text:span><text:span text:style-name="T116_47">work</text:span><text:span text:style-name="T116_48"><text:s/></text:span><text:span text:style-name="T116_49">breakdown</text:span><text:span text:style-name="T116_50"><text:s/></text:span><text:span text:style-name="T116_51">schedule</text:span><text:span text:style-name="T116_52">.</text:span></text:p>
      <text:p text:style-name="P117"/>
      <text:p text:style-name="P118"><text:span text:style-name="T118_1">﻿</text:span><text:span text:style-name="T118_2">Benjamin</text:span><text:span text:style-name="T118_3"><text:s/></text:span><text:span text:style-name="T118_4">Huddle</text:span><text:span text:style-name="T118_5">:<text:s/></text:span><text:span text:style-name="T118_6">Verification</text:span><text:span text:style-name="T118_7"><text:s/></text:span><text:span text:style-name="T118_8">and</text:span><text:span text:style-name="T118_9"><text:s/></text:span><text:span text:style-name="T118_10">Validation</text:span></text:p>
      <text:p text:style-name="P119"><text:span text:style-name="T119_1">The</text:span><text:span text:style-name="T119_2"><text:s/></text:span><text:span text:style-name="T119_3">verification</text:span><text:span text:style-name="T119_4"><text:s/></text:span><text:span text:style-name="T119_5">and</text:span><text:span text:style-name="T119_6"><text:s/></text:span><text:span text:style-name="T119_7">validation</text:span><text:span text:style-name="T119_8"><text:s/></text:span><text:span text:style-name="T119_9">is</text:span><text:span text:style-name="T119_10"><text:s/></text:span><text:span text:style-name="T119_11">the</text:span><text:span text:style-name="T119_12"><text:s/></text:span><text:span text:style-name="T119_13">testing</text:span><text:span text:style-name="T119_14"><text:s/></text:span><text:span text:style-name="T119_15">of</text:span><text:span text:style-name="T119_16"><text:s/></text:span><text:span text:style-name="T119_17">the</text:span><text:span text:style-name="T119_18"><text:s/></text:span><text:span text:style-name="T119_19">software</text:span><text:span text:style-name="T119_20"><text:s/></text:span><text:span text:style-name="T119_21">to</text:span><text:span text:style-name="T119_22"><text:s/></text:span><text:span text:style-name="T119_23">verify</text:span><text:span text:style-name="T119_24"><text:s/></text:span><text:span text:style-name="T119_25">that</text:span><text:span text:style-name="T119_26"><text:s/></text:span><text:span text:style-name="T119_27">the</text:span><text:span text:style-name="T119_28"><text:s/></text:span><text:span text:style-name="T119_29">product</text:span><text:span text:style-name="T119_30"><text:s/></text:span><text:span text:style-name="T119_31">meets</text:span><text:span text:style-name="T119_32"><text:s/></text:span><text:span text:style-name="T119_33">the</text:span><text:span text:style-name="T119_34"><text:s/></text:span><text:span text:style-name="T119_35">specifications</text:span><text:span text:style-name="T119_36"><text:s/></text:span><text:span text:style-name="T119_37">and</text:span><text:span text:style-name="T119_38"><text:s/></text:span><text:span text:style-name="T119_39">goals</text:span><text:span text:style-name="T119_40"><text:s/></text:span><text:span text:style-name="T119_41">of</text:span><text:span text:style-name="T119_42"><text:s/></text:span><text:span text:style-name="T119_43">our</text:span><text:span text:style-name="T119_44"><text:s/></text:span><text:span text:style-name="T119_45">sponsors</text:span><text:span text:style-name="T119_46">. <text:s/></text:span><text:span text:style-name="T119_47">Ben</text:span><text:span text:style-name="T119_48"><text:s/></text:span><text:span text:style-name="T119_49">will</text:span><text:span text:style-name="T119_50"><text:s/></text:span><text:span text:style-name="T119_51">validate</text:span><text:span text:style-name="T119_52"><text:s/></text:span><text:span text:style-name="T119_53">that</text:span><text:span text:style-name="T119_54"><text:s/></text:span><text:span text:style-name="T119_55">our</text:span><text:span text:style-name="T119_56"><text:s/></text:span><text:span text:style-name="T119_57">product</text:span><text:span text:style-name="T119_58"><text:s/></text:span><text:span text:style-name="T119_59">fulfills</text:span><text:span text:style-name="T119_60"><text:s/></text:span><text:span text:style-name="T119_61">its</text:span><text:span text:style-name="T119_62"><text:s/></text:span><text:span text:style-name="T119_63">intended</text:span><text:span text:style-name="T119_64"><text:s/></text:span><text:span text:style-name="T119_65">purpose</text:span><text:span text:style-name="T119_66">.<text:s/></text:span><text:span text:style-name="T119_67">This</text:span><text:span text:style-name="T119_68"><text:s/></text:span><text:span text:style-name="T119_69">is</text:span><text:span text:style-name="T119_70"><text:s/></text:span><text:span text:style-name="T119_71">usually</text:span><text:span text:style-name="T119_72"><text:s/></text:span><text:span text:style-name="T119_73">accomplished</text:span><text:span text:style-name="T119_74"><text:s/></text:span><text:span text:style-name="T119_75">by</text:span><text:span text:style-name="T119_76"><text:s/></text:span><text:span text:style-name="T119_77">a</text:span><text:span text:style-name="T119_78"><text:s/></text:span><text:span text:style-name="T119_79">series</text:span><text:span text:style-name="T119_80"><text:s/></text:span><text:span text:style-name="T119_81">of</text:span><text:span text:style-name="T119_82"><text:s/></text:span><text:span text:style-name="T119_83">tests</text:span><text:span text:style-name="T119_84"><text:s/></text:span><text:span text:style-name="T119_85">which</text:span><text:span text:style-name="T119_86"><text:s/></text:span><text:span text:style-name="T119_87">pertain</text:span><text:span text:style-name="T119_88"><text:s/></text:span><text:span text:style-name="T119_89">directly</text:span><text:span text:style-name="T119_90"><text:s/></text:span><text:span text:style-name="T119_91">to</text:span><text:span text:style-name="T119_92"><text:s/></text:span><text:span text:style-name="T119_93">the</text:span><text:span text:style-name="T119_94"><text:s/></text:span><text:span text:style-name="T119_95">specifications</text:span><text:span text:style-name="T119_96"><text:s/></text:span><text:span text:style-name="T119_97">of</text:span><text:span text:style-name="T119_98"><text:s/></text:span><text:span text:style-name="T119_99">the</text:span><text:span text:style-name="T119_100"><text:s/></text:span><text:span text:style-name="T119_101">project</text:span><text:span text:style-name="T119_102"><text:s/></text:span><text:span text:style-name="T119_103">proposal</text:span><text:span text:style-name="T119_104">. <text:s/></text:span><text:span text:style-name="T119_105">Ben</text:span><text:span text:style-name="T119_106"><text:s/></text:span><text:span text:style-name="T119_107">will</text:span><text:span text:style-name="T119_108"><text:s/></text:span><text:span text:style-name="T119_109">also</text:span><text:span text:style-name="T119_110"><text:s/></text:span><text:span text:style-name="T119_111">compare</text:span><text:span text:style-name="T119_112"><text:s/></text:span><text:span text:style-name="T119_113">our</text:span><text:span text:style-name="T119_114"><text:s/></text:span><text:span text:style-name="T119_115">product</text:span><text:span text:style-name="T119_116"><text:s/></text:span><text:span text:style-name="T119_117">against</text:span><text:span text:style-name="T119_118"><text:s/></text:span><text:span text:style-name="T119_119">our</text:span><text:span text:style-name="T119_120"><text:s/></text:span><text:span text:style-name="T119_121">initial</text:span><text:span text:style-name="T119_122"><text:s/></text:span><text:span text:style-name="T119_123">documents</text:span><text:span text:style-name="T119_124"><text:s/></text:span><text:span text:style-name="T119_125">and</text:span><text:span text:style-name="T119_126"><text:s/></text:span><text:span text:style-name="T119_127">requirements</text:span><text:span text:style-name="T119_128"><text:s/></text:span><text:span text:style-name="T119_129">to</text:span><text:span text:style-name="T119_130"><text:s/></text:span><text:span text:style-name="T119_131">see</text:span><text:span text:style-name="T119_132"><text:s/></text:span><text:span text:style-name="T119_133">if</text:span><text:span text:style-name="T119_134"><text:s/></text:span><text:span text:style-name="T119_135">it</text:span><text:span text:style-name="T119_136"><text:s/></text:span><text:span text:style-name="T119_137">meets</text:span><text:span text:style-name="T119_138"><text:s/></text:span><text:span text:style-name="T119_139">the</text:span><text:span text:style-name="T119_140"><text:s/></text:span><text:span text:style-name="T119_141">criteria</text:span><text:span text:style-name="T119_142"><text:s/></text:span><text:span text:style-name="T119_143">of</text:span><text:span text:style-name="T119_144"><text:s/></text:span><text:span text:style-name="T119_145">the</text:span><text:span text:style-name="T119_146"><text:s/></text:span><text:span text:style-name="T119_147">proposal</text:span><text:span text:style-name="T119_148">.</text:span></text:p>
      <text:p text:style-name="P120"><text:span text:style-name="T120_1">As</text:span><text:span text:style-name="T120_2"><text:s/></text:span><text:span text:style-name="T120_3">an</text:span><text:span text:style-name="T120_4"><text:s/></text:span><text:span text:style-name="T120_5">implementer</text:span><text:span text:style-name="T120_6">,<text:s/></text:span><text:span text:style-name="T120_7">Ben</text:span><text:span text:style-name="T120_8"><text:s/></text:span><text:span text:style-name="T120_9">will</text:span><text:span text:style-name="T120_10"><text:s/></text:span><text:span text:style-name="T120_11">be</text:span><text:span text:style-name="T120_12"><text:s/></text:span><text:span text:style-name="T120_13">responsible</text:span><text:span text:style-name="T120_14"><text:s/></text:span><text:span text:style-name="T120_15">for</text:span><text:span text:style-name="T120_16"><text:s/></text:span><text:span text:style-name="T120_17">software</text:span><text:span text:style-name="T120_18"><text:s/></text:span><text:span text:style-name="T120_19">implementation</text:span><text:span text:style-name="T120_20"><text:s/></text:span><text:span text:style-name="T120_21">as</text:span><text:span text:style-name="T120_22"><text:s/></text:span><text:span text:style-name="T120_23">detailed</text:span><text:span text:style-name="T120_24"><text:s/></text:span><text:span text:style-name="T120_25">in</text:span><text:span text:style-name="T120_26"><text:s/></text:span><text:span text:style-name="T120_27">the</text:span><text:span text:style-name="T120_28"><text:s/></text:span><text:span text:style-name="T120_29">work</text:span><text:span text:style-name="T120_30"><text:s/></text:span><text:span text:style-name="T120_31">breakdown</text:span><text:span text:style-name="T120_32"><text:s/></text:span><text:span text:style-name="T120_33">structure</text:span><text:span text:style-name="T120_34">.</text:span></text:p>
      <text:p text:style-name="P121"/>
      <text:p text:style-name="P122"><text:span text:style-name="T122_1">David</text:span><text:span text:style-name="T122_2"><text:s/></text:span><text:span text:style-name="T122_3">Snyder</text:span><text:span text:style-name="T122_4">:<text:s/></text:span><text:span text:style-name="T122_5">Software</text:span><text:span text:style-name="T122_6"><text:s/></text:span><text:span text:style-name="T122_7">Architect</text:span></text:p>
      <text:p text:style-name="P123"><text:span text:style-name="T123_1">The</text:span><text:span text:style-name="T123_2"><text:s/></text:span><text:span text:style-name="T123_3">software</text:span><text:span text:style-name="T123_4"><text:s/></text:span><text:span text:style-name="T123_5">architect</text:span><text:span text:style-name="T123_6"><text:s/></text:span><text:span text:style-name="T123_7">decomposes</text:span><text:span text:style-name="T123_8"><text:s/></text:span><text:span text:style-name="T123_9">the</text:span><text:span text:style-name="T123_10"><text:s/></text:span><text:span text:style-name="T123_11">requirements</text:span><text:span text:style-name="T123_12"><text:s/></text:span><text:span text:style-name="T123_13">of</text:span><text:span text:style-name="T123_14"><text:s/></text:span><text:span text:style-name="T123_15">the</text:span><text:span text:style-name="T123_16"><text:s/></text:span><text:span text:style-name="T123_17">software</text:span><text:span text:style-name="T123_18"><text:s/></text:span><text:span text:style-name="T123_19">system</text:span><text:span text:style-name="T123_20"><text:s/></text:span><text:span text:style-name="T123_21">into</text:span><text:span text:style-name="T123_22"><text:s/></text:span><text:span text:style-name="T123_23">its</text:span><text:span text:style-name="T123_24"><text:s/></text:span><text:span text:style-name="T123_25">high</text:span><text:span text:style-name="T123_26">-</text:span><text:span text:style-name="T123_27">level</text:span><text:span text:style-name="T123_28"><text:s/></text:span><text:span text:style-name="T123_29">components</text:span><text:span text:style-name="T123_30">.<text:s text:c="3"/></text:span><text:span text:style-name="T123_31">David</text:span><text:span text:style-name="T123_32"><text:s/></text:span><text:span text:style-name="T123_33">will</text:span><text:span text:style-name="T123_34"><text:s/></text:span><text:span text:style-name="T123_35">be</text:span><text:span text:style-name="T123_36"><text:s/></text:span><text:span text:style-name="T123_37">responsible</text:span><text:span text:style-name="T123_38"><text:s/></text:span><text:span text:style-name="T123_39">for</text:span><text:span text:style-name="T123_40"><text:s/></text:span><text:span text:style-name="T123_41">the</text:span><text:span text:style-name="T123_42"><text:s/></text:span><text:span text:style-name="T123_43">aspects</text:span><text:span text:style-name="T123_44"><text:s/></text:span><text:span text:style-name="T123_45">of</text:span><text:span text:style-name="T123_46"><text:s/></text:span><text:span text:style-name="T123_47">software</text:span><text:span text:style-name="T123_48"><text:s/></text:span><text:span text:style-name="T123_49">decomposition</text:span><text:span text:style-name="T123_50"><text:s/></text:span><text:span text:style-name="T123_51">that</text:span><text:span text:style-name="T123_52"><text:s/></text:span><text:span text:style-name="T123_53">include</text:span><text:span text:style-name="T123_54"><text:s/></text:span><text:span text:style-name="T123_55">system</text:span><text:span text:style-name="T123_56"><text:s/></text:span><text:span text:style-name="T123_57">context</text:span><text:span text:style-name="T123_58">,<text:s/></text:span><text:span text:style-name="T123_59">module</text:span><text:span text:style-name="T123_60"><text:s/></text:span><text:span text:style-name="T123_61">decomposition</text:span><text:span text:style-name="T123_62"><text:s/></text:span><text:span text:style-name="T123_63">and</text:span><text:span text:style-name="T123_64"><text:s/></text:span><text:span text:style-name="T123_65">logical</text:span><text:span text:style-name="T123_66"><text:s/></text:span><text:span text:style-name="T123_67">view</text:span><text:span text:style-name="T123_68">,<text:s/></text:span><text:span text:style-name="T123_69">as</text:span><text:span text:style-name="T123_70"><text:s/></text:span><text:span text:style-name="T123_71">well</text:span><text:span text:style-name="T123_72"><text:s/></text:span><text:span text:style-name="T123_73">as</text:span><text:span text:style-name="T123_74"><text:s/></text:span><text:span text:style-name="T123_75">dynamic</text:span><text:span text:style-name="T123_76"><text:s/></text:span><text:span text:style-name="T123_77">process</text:span><text:span text:style-name="T123_78"><text:s/></text:span><text:span text:style-name="T123_79">view</text:span><text:span text:style-name="T123_80"><text:s/></text:span><text:span text:style-name="T123_81">and</text:span><text:span text:style-name="T123_82"><text:s/></text:span><text:span text:style-name="T123_83">code</text:span><text:span text:style-name="T123_84"><text:s/></text:span><text:span text:style-name="T123_85">architecture</text:span><text:span text:style-name="T123_86"><text:s/></text:span><text:span text:style-name="T123_87">and</text:span><text:span text:style-name="T123_88"><text:s/></text:span><text:span text:style-name="T123_89">execution</text:span><text:span text:style-name="T123_90">. <text:s/></text:span><text:span text:style-name="T123_91">David</text:span><text:span text:style-name="T123_92"><text:s/></text:span><text:span text:style-name="T123_93">will</text:span><text:span text:style-name="T123_94"><text:s/></text:span><text:span text:style-name="T123_95">describe</text:span><text:span text:style-name="T123_96"><text:s/></text:span><text:span text:style-name="T123_97">the</text:span><text:span text:style-name="T123_98"><text:s/></text:span><text:span text:style-name="T123_99">client</text:span><text:span text:style-name="T123_100"><text:s/></text:span><text:span text:style-name="T123_101">in</text:span><text:span text:style-name="T123_102"><text:s/></text:span><text:span text:style-name="T123_103">terms</text:span><text:span text:style-name="T123_104"><text:s/></text:span><text:span text:style-name="T123_105">of</text:span><text:span text:style-name="T123_106"><text:s/></text:span><text:span text:style-name="T123_107">the</text:span><text:span text:style-name="T123_108"><text:s/></text:span><text:span text:style-name="T123_109">interface</text:span><text:span text:style-name="T123_110"><text:s/></text:span><text:span text:style-name="T123_111">that</text:span><text:span text:style-name="T123_112"><text:s/></text:span><text:span text:style-name="T123_113">it</text:span><text:span text:style-name="T123_114"><text:s/></text:span><text:span text:style-name="T123_115">presents</text:span><text:span text:style-name="T123_116"><text:s/></text:span><text:span text:style-name="T123_117">to</text:span><text:span text:style-name="T123_118"><text:s/></text:span><text:span text:style-name="T123_119">application</text:span><text:span text:style-name="T123_120"><text:s/></text:span><text:span text:style-name="T123_121">software</text:span><text:span text:style-name="T123_122">,<text:s/></text:span><text:span text:style-name="T123_123">as</text:span><text:span text:style-name="T123_124"><text:s/></text:span><text:span text:style-name="T123_125">well</text:span><text:span text:style-name="T123_126"><text:s/></text:span><text:span text:style-name="T123_127">as</text:span><text:span text:style-name="T123_128"><text:s/></text:span><text:span text:style-name="T123_129">its</text:span><text:span text:style-name="T123_130"><text:s/></text:span><text:span text:style-name="T123_131">interaction</text:span><text:span text:style-name="T123_132"><text:s/></text:span><text:span text:style-name="T123_133">with</text:span><text:span text:style-name="T123_134"><text:s/></text:span><text:span text:style-name="T123_135">the</text:span><text:span text:style-name="T123_136"><text:s/></text:span><text:span text:style-name="T123_137">X</text:span><text:span text:style-name="T123_138"><text:s/></text:span><text:span text:style-name="T123_139">Server</text:span><text:span text:style-name="T123_140">,<text:s/></text:span><text:span text:style-name="T123_141">and</text:span><text:span text:style-name="T123_142"><text:s/></text:span><text:span text:style-name="T123_143">reliance</text:span><text:span text:style-name="T123_144"><text:s/></text:span><text:span text:style-name="T123_145">on</text:span><text:span text:style-name="T123_146"><text:s/></text:span><text:span text:style-name="T123_147">libraries</text:span><text:span text:style-name="T123_148"><text:s/></text:span><text:span text:style-name="T123_149">such</text:span><text:span text:style-name="T123_150"><text:s/></text:span><text:span text:style-name="T123_151">as</text:span><text:span text:style-name="T123_152"><text:s/></text:span><text:span text:style-name="T123_153">XCB</text:span><text:span text:style-name="T123_154"><text:s/></text:span><text:span text:style-name="T123_155">and</text:span><text:span text:style-name="T123_156"><text:s/></text:span><text:span text:style-name="T123_157">Xlib</text:span><text:span text:style-name="T123_158">. <text:s/></text:span><text:span text:style-name="T123_159">David</text:span><text:span text:style-name="T123_160"><text:s/></text:span><text:span text:style-name="T123_161">is</text:span><text:span text:style-name="T123_162"><text:s/></text:span><text:span text:style-name="T123_163">also</text:span><text:span text:style-name="T123_164"><text:s/></text:span><text:span text:style-name="T123_165">responsible</text:span><text:span text:style-name="T123_166"><text:s/></text:span><text:span text:style-name="T123_167">for</text:span><text:span text:style-name="T123_168"><text:s/></text:span><text:span text:style-name="T123_169">module</text:span><text:span text:style-name="T123_170"><text:s/></text:span><text:span text:style-name="T123_171">decomposition</text:span><text:span text:style-name="T123_172"><text:s/></text:span><text:span text:style-name="T123_173">and</text:span><text:span text:style-name="T123_174"><text:s/></text:span><text:span text:style-name="T123_175">logical</text:span><text:span text:style-name="T123_176"><text:s/></text:span><text:span text:style-name="T123_177">view</text:span><text:span text:style-name="T123_178"><text:s/></text:span><text:span text:style-name="T123_179">which</text:span><text:span text:style-name="T123_180"><text:s/></text:span><text:span text:style-name="T123_181">involves</text:span><text:span text:style-name="T123_182"><text:s/></text:span><text:span text:style-name="T123_183">decomposing</text:span><text:span text:style-name="T123_184"><text:s/></text:span><text:span text:style-name="T123_185">the</text:span><text:span text:style-name="T123_186"><text:s/></text:span><text:span text:style-name="T123_187">software</text:span><text:span text:style-name="T123_188"><text:s/></text:span><text:span text:style-name="T123_189">into</text:span><text:span text:style-name="T123_190"><text:s/></text:span><text:span text:style-name="T123_191">smaller</text:span><text:span text:style-name="T123_192"><text:s/></text:span><text:span text:style-name="T123_193">substructures</text:span><text:span text:style-name="T123_194">,<text:s/></text:span><text:span text:style-name="T123_195">and</text:span><text:span text:style-name="T123_196"><text:s/></text:span><text:span text:style-name="T123_197">describing</text:span><text:span text:style-name="T123_198"><text:s/></text:span><text:span text:style-name="T123_199">the</text:span><text:span text:style-name="T123_200"><text:s/></text:span><text:span text:style-name="T123_201">relationships</text:span><text:span text:style-name="T123_202"><text:s/></text:span><text:span text:style-name="T123_203">between</text:span><text:span text:style-name="T123_204"><text:s/></text:span><text:span text:style-name="T123_205">each</text:span><text:span text:style-name="T123_206"><text:s/></text:span><text:span text:style-name="T123_207">module</text:span><text:span text:style-name="T123_208">. <text:s/></text:span><text:span text:style-name="T123_209">The</text:span><text:span text:style-name="T123_210"><text:s/></text:span><text:span text:style-name="T123_211">software</text:span><text:span text:style-name="T123_212"><text:s/></text:span><text:span text:style-name="T123_213">architect</text:span><text:span text:style-name="T123_214"><text:s/></text:span><text:span text:style-name="T123_215">will</text:span><text:span text:style-name="T123_216"><text:s/></text:span><text:span text:style-name="T123_217">also</text:span><text:span text:style-name="T123_218"><text:s/></text:span><text:span text:style-name="T123_219">produce</text:span><text:span text:style-name="T123_220"><text:s/></text:span><text:span text:style-name="T123_221">the</text:span><text:span text:style-name="T123_222"><text:s/></text:span><text:span text:style-name="T123_223">Architecture</text:span><text:span text:style-name="T123_224"><text:s/></text:span><text:span text:style-name="T123_225">Decisions</text:span><text:span text:style-name="T123_226"><text:s/></text:span><text:span text:style-name="T123_227">Document</text:span><text:span text:style-name="T123_228"><text:s/></text:span><text:span text:style-name="T123_229">as</text:span><text:span text:style-name="T123_230"><text:s/></text:span><text:span text:style-name="T123_231">well</text:span><text:span text:style-name="T123_232"><text:s/></text:span><text:span text:style-name="T123_233">as</text:span><text:span text:style-name="T123_234"><text:s/></text:span><text:span text:style-name="T123_235">the</text:span><text:span text:style-name="T123_236"><text:s/></text:span><text:span text:style-name="T123_237">physical</text:span><text:span text:style-name="T123_238"><text:s/></text:span><text:span text:style-name="T123_239">organization</text:span><text:span text:style-name="T123_240"><text:s/></text:span><text:span text:style-name="T123_241">of</text:span><text:span text:style-name="T123_242"><text:s/></text:span><text:span text:style-name="T123_243">the</text:span><text:span text:style-name="T123_244"><text:s/></text:span><text:span text:style-name="T123_245">software</text:span><text:span text:style-name="T123_246"><text:s/></text:span><text:span text:style-name="T123_247">components</text:span><text:span text:style-name="T123_248">.</text:span></text:p>
      <text:p text:style-name="P124"><text:span text:style-name="T124_1">In</text:span><text:span text:style-name="T124_2"><text:s/></text:span><text:span text:style-name="T124_3">addition</text:span><text:span text:style-name="T124_4"><text:s/></text:span><text:span text:style-name="T124_5">to</text:span><text:span text:style-name="T124_6"><text:s/></text:span><text:span text:style-name="T124_7">the</text:span><text:span text:style-name="T124_8"><text:s/></text:span><text:span text:style-name="T124_9">role</text:span><text:span text:style-name="T124_10"><text:s/></text:span><text:span text:style-name="T124_11">as</text:span><text:span text:style-name="T124_12"><text:s/></text:span><text:span text:style-name="T124_13">software</text:span><text:span text:style-name="T124_14"><text:s/></text:span><text:span text:style-name="T124_15">architect</text:span><text:span text:style-name="T124_16">,<text:s/></text:span><text:span text:style-name="T124_17">David</text:span><text:span text:style-name="T124_18"><text:s/></text:span><text:span text:style-name="T124_19">will</text:span><text:span text:style-name="T124_20"><text:s/></text:span><text:span text:style-name="T124_21">bear</text:span><text:span text:style-name="T124_22"><text:s/></text:span><text:span text:style-name="T124_23">equal</text:span><text:span text:style-name="T124_24"><text:s/></text:span><text:span text:style-name="T124_25">responsibility</text:span><text:span text:style-name="T124_26"><text:s/></text:span><text:span text:style-name="T124_27">with</text:span><text:span text:style-name="T124_28"><text:s/></text:span><text:span text:style-name="T124_29">the</text:span><text:span text:style-name="T124_30"><text:s/></text:span><text:span text:style-name="T124_31">other</text:span><text:span text:style-name="T124_32"><text:s/></text:span><text:span text:style-name="T124_33">team</text:span><text:span text:style-name="T124_34"><text:s/></text:span><text:span text:style-name="T124_35">members</text:span><text:span text:style-name="T124_36"><text:s/></text:span><text:span text:style-name="T124_37">in</text:span><text:span text:style-name="T124_38"><text:s/></text:span><text:span text:style-name="T124_39">implementing</text:span><text:span text:style-name="T124_40"><text:s/></text:span><text:span text:style-name="T124_41">the</text:span><text:span text:style-name="T124_42"><text:s/></text:span><text:span text:style-name="T124_43">project</text:span><text:span text:style-name="T124_44">.</text:span></text:p>
      <text:p text:style-name="P125"/>
      <text:p text:style-name="P126"><text:span text:style-name="T126_1">Ben</text:span><text:span text:style-name="T126_2"><text:s/></text:span><text:span text:style-name="T126_3">Carr</text:span><text:span text:style-name="T126_4">:<text:s/></text:span><text:span text:style-name="T126_5">Systems</text:span><text:span text:style-name="T126_6"><text:s/></text:span><text:span text:style-name="T126_7">Administration</text:span></text:p>
      <text:p text:style-name="P127"><text:span text:style-name="T127_1">Ben</text:span><text:span text:style-name="T127_2"><text:s/></text:span><text:span text:style-name="T127_3">will</text:span><text:span text:style-name="T127_4"><text:s/></text:span><text:span text:style-name="T127_5">manage</text:span><text:span text:style-name="T127_6"><text:s/></text:span><text:span text:style-name="T127_7">and</text:span><text:span text:style-name="T127_8"><text:s/></text:span><text:span text:style-name="T127_9">administer</text:span><text:span text:style-name="T127_10"><text:s/></text:span><text:span text:style-name="T127_11">the</text:span><text:span text:style-name="T127_12"><text:s/></text:span><text:span text:style-name="T127_13">Redmine</text:span><text:span text:style-name="T127_14"><text:s/></text:span><text:span text:style-name="T127_15">account</text:span><text:span text:style-name="T127_16">,<text:s/></text:span><text:span text:style-name="T127_17">and</text:span><text:span text:style-name="T127_18"><text:s/></text:span><text:span text:style-name="T127_19">the</text:span><text:span text:style-name="T127_20"><text:s/></text:span><text:span text:style-name="T127_21">Github</text:span><text:span text:style-name="T127_22"><text:s/></text:span><text:span text:style-name="T127_23">account</text:span><text:span text:style-name="T127_24"><text:s/></text:span><text:span text:style-name="T127_25">which</text:span><text:span text:style-name="T127_26"><text:s/></text:span><text:span text:style-name="T127_27">will</text:span><text:span text:style-name="T127_28"><text:s/></text:span><text:span text:style-name="T127_29">be</text:span><text:span text:style-name="T127_30"><text:s/></text:span><text:span text:style-name="T127_31">synced</text:span><text:span text:style-name="T127_32"><text:s/></text:span><text:span text:style-name="T127_33">with</text:span><text:span text:style-name="T127_34"><text:s/></text:span><text:span text:style-name="T127_35">Redmine</text:span><text:span text:style-name="T127_36"><text:s/></text:span><text:span text:style-name="T127_37">repo</text:span><text:span text:style-name="T127_38">.<text:s/></text:span><text:span text:style-name="T127_39">Ben</text:span><text:span text:style-name="T127_40"><text:s/></text:span><text:span text:style-name="T127_41">will</text:span><text:span text:style-name="T127_42"><text:s/></text:span><text:span text:style-name="T127_43">also</text:span><text:span text:style-name="T127_44"><text:s/></text:span><text:span text:style-name="T127_45">administer</text:span><text:span text:style-name="T127_46"><text:s/></text:span><text:span text:style-name="T127_47">Mailman</text:span><text:span text:style-name="T127_48"><text:s/></text:span><text:span text:style-name="T127_49">and</text:span><text:span text:style-name="T127_50"><text:s/></text:span><text:span text:style-name="T127_51">the</text:span><text:span text:style-name="T127_52"><text:s/></text:span><text:span text:style-name="T127_53">on</text:span><text:span text:style-name="T127_54"><text:s/></text:span><text:span text:style-name="T127_55">campus</text:span><text:span text:style-name="T127_56"><text:s/></text:span><text:span text:style-name="T127_57">computers</text:span><text:span text:style-name="T127_58"><text:s/></text:span><text:span text:style-name="T127_59">we</text:span><text:span text:style-name="T127_60"><text:s/></text:span><text:span text:style-name="T127_61">utilize</text:span><text:span text:style-name="T127_62"><text:s/>(</text:span><text:span text:style-name="T127_63">e</text:span><text:span text:style-name="T127_64">.</text:span><text:span text:style-name="T127_65">g</text:span><text:span text:style-name="T127_66">.<text:s/></text:span><text:span text:style-name="T127_67">OS</text:span><text:span text:style-name="T127_68">,<text:s/></text:span><text:span text:style-name="T127_69">software</text:span><text:span text:style-name="T127_70"><text:s/></text:span><text:span text:style-name="T127_71">install</text:span><text:span text:style-name="T127_72">,<text:s/></text:span><text:span text:style-name="T127_73">etc</text:span><text:span text:style-name="T127_74">)<text:s/></text:span><text:span text:style-name="T127_75">as</text:span><text:span text:style-name="T127_76"><text:s/></text:span><text:span text:style-name="T127_77">well</text:span><text:span text:style-name="T127_78"><text:s/></text:span><text:span text:style-name="T127_79">as</text:span><text:span text:style-name="T127_80"><text:s/></text:span><text:span text:style-name="T127_81">the</text:span><text:span text:style-name="T127_82"><text:s/></text:span><text:span text:style-name="T127_83">computers</text:span><text:span text:style-name="T127_84"><text:s/></text:span><text:span text:style-name="T127_85">we</text:span><text:span text:style-name="T127_86"><text:s/></text:span><text:span text:style-name="T127_87">may</text:span><text:span text:style-name="T127_88"><text:s/></text:span><text:span text:style-name="T127_89">receive</text:span><text:span text:style-name="T127_90"><text:s/></text:span><text:span text:style-name="T127_91">from</text:span><text:span text:style-name="T127_92"><text:s/></text:span><text:span text:style-name="T127_93">our</text:span><text:span text:style-name="T127_94"><text:s/></text:span><text:span text:style-name="T127_95">sponsor</text:span><text:span text:style-name="T127_96"><text:s/>(</text:span><text:span text:style-name="T127_97">e</text:span><text:span text:style-name="T127_98">.</text:span><text:span text:style-name="T127_99">g</text:span><text:span text:style-name="T127_100">.<text:s/></text:span><text:span text:style-name="T127_101">OS</text:span><text:span text:style-name="T127_102">,<text:s/></text:span><text:span text:style-name="T127_103">software</text:span><text:span text:style-name="T127_104"><text:s/></text:span><text:span text:style-name="T127_105">install</text:span><text:span text:style-name="T127_106">,<text:s/></text:span><text:span text:style-name="T127_107">etc</text:span><text:span text:style-name="T127_108">).<text:s/></text:span><text:span text:style-name="T127_109">Ben</text:span><text:span text:style-name="T127_110"><text:s/></text:span><text:span text:style-name="T127_111">will</text:span><text:span text:style-name="T127_112"><text:s/></text:span><text:span text:style-name="T127_113">also</text:span><text:span text:style-name="T127_114"><text:s/></text:span><text:span text:style-name="T127_115">be</text:span><text:span text:style-name="T127_116"><text:s/></text:span><text:span text:style-name="T127_117">in</text:span><text:span text:style-name="T127_118"><text:s/></text:span><text:span text:style-name="T127_119">charge</text:span><text:span text:style-name="T127_120"><text:s/></text:span><text:span text:style-name="T127_121">of</text:span><text:span text:style-name="T127_122"><text:s/></text:span><text:span text:style-name="T127_123">making</text:span><text:span text:style-name="T127_124"><text:s/></text:span><text:span text:style-name="T127_125">sure</text:span><text:span text:style-name="T127_126"><text:s/></text:span><text:span text:style-name="T127_127">that</text:span><text:span text:style-name="T127_128"><text:s/></text:span><text:span text:style-name="T127_129">our</text:span><text:span text:style-name="T127_130"><text:s/></text:span><text:span text:style-name="T127_131">documentation</text:span><text:span text:style-name="T127_132">,<text:s/></text:span><text:span text:style-name="T127_133">code</text:span><text:span text:style-name="T127_134"><text:s/></text:span><text:span text:style-name="T127_135">and</text:span><text:span text:style-name="T127_136"><text:s/></text:span><text:span text:style-name="T127_137">mailing</text:span><text:span text:style-name="T127_138"><text:s/></text:span><text:span text:style-name="T127_139">list</text:span><text:span text:style-name="T127_140"><text:s/></text:span><text:span text:style-name="T127_141">are</text:span><text:span text:style-name="T127_142"><text:s/></text:span><text:span text:style-name="T127_143">backed</text:span><text:span text:style-name="T127_144"><text:s/></text:span><text:span text:style-name="T127_145">up</text:span><text:span text:style-name="T127_146">.<text:s/></text:span><text:span text:style-name="T127_147">These</text:span><text:span text:style-name="T127_148"><text:s/></text:span><text:span text:style-name="T127_149">items</text:span><text:span text:style-name="T127_150"><text:s/></text:span><text:span text:style-name="T127_151">will</text:span><text:span text:style-name="T127_152"><text:s/></text:span><text:span text:style-name="T127_153">be</text:span><text:span text:style-name="T127_154"><text:s/></text:span><text:span text:style-name="T127_155">backed</text:span><text:span text:style-name="T127_156"><text:s/></text:span><text:span text:style-name="T127_157">up</text:span><text:span text:style-name="T127_158"><text:s/></text:span><text:span text:style-name="T127_159">daily</text:span><text:span text:style-name="T127_160"><text:s/></text:span><text:span text:style-name="T127_161">onto</text:span><text:span text:style-name="T127_162"><text:s/></text:span><text:span text:style-name="T127_163">a</text:span><text:span text:style-name="T127_164"><text:s/></text:span><text:span text:style-name="T127_165">machine</text:span><text:span text:style-name="T127_166">,<text:s/></text:span><text:span text:style-name="T127_167">or</text:span><text:span text:style-name="T127_168"><text:s/></text:span><text:span text:style-name="T127_169">in</text:span><text:span text:style-name="T127_170"><text:s/></text:span><text:span text:style-name="T127_171">to</text:span><text:span text:style-name="T127_172"> <text:s/></text:span><text:span text:style-name="T127_173">the</text:span><text:span text:style-name="T127_174"><text:s/></text:span><text:span text:style-name="T127_175">cloud</text:span><text:span text:style-name="T127_176"><text:s/></text:span><text:span text:style-name="T127_177">as</text:span><text:span text:style-name="T127_178"><text:s/></text:span><text:span text:style-name="T127_179">necessary</text:span><text:span text:style-name="T127_180">.<text:s/></text:span><text:span text:style-name="T127_181">Ben</text:span><text:span text:style-name="T127_182"><text:s/></text:span><text:span text:style-name="T127_183">will</text:span><text:span text:style-name="T127_184"><text:s/></text:span><text:span text:style-name="T127_185">verify</text:span><text:span text:style-name="T127_186"><text:s/></text:span><text:span text:style-name="T127_187">these</text:span><text:span text:style-name="T127_188"><text:s/></text:span><text:span text:style-name="T127_189">backups</text:span><text:span text:style-name="T127_190"><text:s/></text:span><text:span text:style-name="T127_191">to</text:span><text:span text:style-name="T127_192"><text:s/></text:span><text:span text:style-name="T127_193">make</text:span><text:span text:style-name="T127_194"><text:s/></text:span><text:span text:style-name="T127_195">sure</text:span><text:span text:style-name="T127_196"><text:s/></text:span><text:span text:style-name="T127_197">that</text:span><text:span text:style-name="T127_198"><text:s/></text:span><text:span text:style-name="T127_199">they</text:span><text:span text:style-name="T127_200"><text:s/></text:span><text:span text:style-name="T127_201">are</text:span><text:span text:style-name="T127_202"><text:s/></text:span><text:span text:style-name="T127_203">working</text:span><text:span text:style-name="T127_204">.<text:s/></text:span><text:span text:style-name="T127_205">The</text:span><text:span text:style-name="T127_206"><text:s/></text:span><text:span text:style-name="T127_207">weekly</text:span><text:span text:style-name="T127_208"><text:s/></text:span><text:span text:style-name="T127_209">verification</text:span><text:span text:style-name="T127_210"><text:s/></text:span><text:span text:style-name="T127_211">will</text:span><text:span text:style-name="T127_212"><text:s/></text:span><text:span text:style-name="T127_213">also</text:span><text:span text:style-name="T127_214"><text:s/></text:span><text:span text:style-name="T127_215">include</text:span><text:span text:style-name="T127_216"><text:s/></text:span><text:span text:style-name="T127_217">copying</text:span><text:span text:style-name="T127_218"><text:s/></text:span><text:span text:style-name="T127_219">weekly</text:span><text:span text:style-name="T127_220"><text:s/></text:span><text:span text:style-name="T127_221">backups</text:span><text:span text:style-name="T127_222"><text:s/></text:span><text:span text:style-name="T127_223">onto</text:span><text:span text:style-name="T127_224"><text:s/></text:span><text:span text:style-name="T127_225">physical</text:span><text:span text:style-name="T127_226"><text:s/></text:span><text:span text:style-name="T127_227">media</text:span><text:span text:style-name="T127_228"><text:s/>(</text:span><text:span text:style-name="T127_229">compact</text:span><text:span text:style-name="T127_230"><text:s/></text:span><text:span text:style-name="T127_231">disc</text:span><text:span text:style-name="T127_232">,<text:s/></text:span><text:span text:style-name="T127_233">external</text:span><text:span text:style-name="T127_234"><text:s/></text:span><text:span text:style-name="T127_235">hard</text:span><text:span text:style-name="T127_236"><text:s/></text:span><text:span text:style-name="T127_237">drive</text:span><text:span text:style-name="T127_238">)<text:s/></text:span><text:span text:style-name="T127_239">which</text:span><text:span text:style-name="T127_240"><text:s/></text:span><text:span text:style-name="T127_241">Ben</text:span><text:span text:style-name="T127_242"><text:s/></text:span><text:span text:style-name="T127_243">will</text:span><text:span text:style-name="T127_244"><text:s/></text:span><text:span text:style-name="T127_245">keep</text:span><text:span text:style-name="T127_246"><text:s/></text:span><text:span text:style-name="T127_247">off</text:span><text:span text:style-name="T127_248"><text:s/></text:span><text:span text:style-name="T127_249">campus</text:span><text:span text:style-name="T127_250">.</text:span></text:p>
      <text:p text:style-name="P128"><text:span text:style-name="T128_1">As</text:span><text:span text:style-name="T128_2"><text:s/></text:span><text:span text:style-name="T128_3">an</text:span><text:span text:style-name="T128_4"><text:s/></text:span><text:span text:style-name="T128_5">implementer</text:span><text:span text:style-name="T128_6">,<text:s/></text:span><text:span text:style-name="T128_7">Ben</text:span><text:span text:style-name="T128_8"><text:s/></text:span><text:span text:style-name="T128_9">will</text:span><text:span text:style-name="T128_10"><text:s/></text:span><text:span text:style-name="T128_11">be</text:span><text:span text:style-name="T128_12"><text:s/></text:span><text:span text:style-name="T128_13">responsible</text:span><text:span text:style-name="T128_14"><text:s/></text:span><text:span text:style-name="T128_15">for</text:span><text:span text:style-name="T128_16"><text:s/></text:span><text:span text:style-name="T128_17">software</text:span><text:span text:style-name="T128_18"><text:s/></text:span><text:span text:style-name="T128_19">implementation</text:span><text:span text:style-name="T128_20"><text:s/></text:span><text:span text:style-name="T128_21">as</text:span><text:span text:style-name="T128_22"><text:s/></text:span><text:span text:style-name="T128_23">detailed</text:span><text:span text:style-name="T128_24"><text:s/></text:span><text:span text:style-name="T128_25">in</text:span><text:span text:style-name="T128_26"><text:s/></text:span><text:span text:style-name="T128_27">the</text:span><text:span text:style-name="T128_28"><text:s/></text:span><text:span text:style-name="T128_29">work</text:span><text:span text:style-name="T128_30"><text:s/></text:span><text:span text:style-name="T128_31">breakdown</text:span><text:span text:style-name="T128_32"><text:s/></text:span><text:span text:style-name="T128_33">structure</text:span><text:span text:style-name="T128_34">.</text:span></text:p>
      <text:p text:style-name="P129"/>
      <text:p text:style-name="P130"><text:span text:style-name="T130_1">Braden</text:span><text:span text:style-name="T130_2"><text:s/></text:span><text:span text:style-name="T130_3">Wooley</text:span><text:span text:style-name="T130_4">:<text:s/></text:span><text:span text:style-name="T130_5">Design</text:span><text:span text:style-name="T130_6"><text:s/></text:span><text:span text:style-name="T130_7">Role</text:span><text:span text:style-name="T130_8"><text:s/>&amp;<text:s/></text:span><text:span text:style-name="T130_9">Implementation</text:span></text:p>
      <text:p text:style-name="P131"><text:span text:style-name="T131_1">As</text:span><text:span text:style-name="T131_2"><text:s/></text:span><text:span text:style-name="T131_3">designer</text:span><text:span text:style-name="T131_4">,<text:s/></text:span><text:span text:style-name="T131_5">Braden</text:span><text:span text:style-name="T131_6"><text:s/></text:span><text:span text:style-name="T131_7">will</text:span><text:span text:style-name="T131_8"><text:s/></text:span><text:span text:style-name="T131_9">work</text:span><text:span text:style-name="T131_10"><text:s/></text:span><text:span text:style-name="T131_11">with</text:span><text:span text:style-name="T131_12"><text:s/></text:span><text:span text:style-name="T131_13">the</text:span><text:span text:style-name="T131_14"><text:s/></text:span><text:span text:style-name="T131_15">architect</text:span><text:span text:style-name="T131_16"><text:s/></text:span><text:span text:style-name="T131_17">to</text:span><text:span text:style-name="T131_18"><text:s/></text:span><text:span text:style-name="T131_19">create</text:span><text:span text:style-name="T131_20"><text:s/></text:span><text:span text:style-name="T131_21">a</text:span><text:span text:style-name="T131_22"><text:s/></text:span><text:span text:style-name="T131_23">more</text:span><text:span text:style-name="T131_24"><text:s/></text:span><text:span text:style-name="T131_25">detailed</text:span><text:span text:style-name="T131_26">,<text:s/></text:span><text:span text:style-name="T131_27">fine</text:span><text:span text:style-name="T131_28">-</text:span><text:span text:style-name="T131_29">grained</text:span><text:span text:style-name="T131_30"><text:s/></text:span><text:span text:style-name="T131_31">design</text:span><text:span text:style-name="T131_32">.<text:s/></text:span><text:span text:style-name="T131_33">From</text:span><text:span text:style-name="T131_34"><text:s/></text:span><text:span text:style-name="T131_35">the</text:span><text:span text:style-name="T131_36"><text:s/></text:span><text:span text:style-name="T131_37">architects</text:span><text:span text:style-name="T131_38"><text:s/></text:span><text:span text:style-name="T131_39">module</text:span><text:span text:style-name="T131_40"><text:s/></text:span><text:span text:style-name="T131_41">decomposition</text:span><text:span text:style-name="T131_42"><text:s/></text:span><text:span text:style-name="T131_43">and</text:span><text:span text:style-name="T131_44"><text:s/></text:span><text:span text:style-name="T131_45">logical</text:span><text:span text:style-name="T131_46"><text:s/></text:span><text:span text:style-name="T131_47">view</text:span><text:span text:style-name="T131_48"><text:s/></text:span><text:span text:style-name="T131_49">Braden</text:span><text:span text:style-name="T131_50"><text:s/></text:span><text:span text:style-name="T131_51">will</text:span><text:span text:style-name="T131_52"><text:s/></text:span><text:span text:style-name="T131_53">take</text:span><text:span text:style-name="T131_54"><text:s/></text:span><text:span text:style-name="T131_55">this</text:span><text:span text:style-name="T131_56"><text:s/></text:span><text:span text:style-name="T131_57">higher</text:span><text:span text:style-name="T131_58"><text:s/></text:span><text:span text:style-name="T131_59">level</text:span><text:span text:style-name="T131_60">,<text:s/></text:span><text:span text:style-name="T131_61">module</text:span><text:span text:style-name="T131_62"><text:s/></text:span><text:span text:style-name="T131_63">design</text:span><text:span text:style-name="T131_64"><text:s/></text:span><text:span text:style-name="T131_65">and</text:span><text:span text:style-name="T131_66"><text:s/></text:span><text:span text:style-name="T131_67">determine</text:span><text:span text:style-name="T131_68"><text:s/></text:span><text:span text:style-name="T131_69">how</text:span><text:span text:style-name="T131_70"><text:s/></text:span><text:span text:style-name="T131_71">the</text:span><text:span text:style-name="T131_72"><text:s/></text:span><text:span text:style-name="T131_73">modules</text:span><text:span text:style-name="T131_74"><text:s/></text:span><text:span text:style-name="T131_75">will</text:span><text:span text:style-name="T131_76"><text:s/></text:span><text:span text:style-name="T131_77">work</text:span><text:span text:style-name="T131_78">. <text:s/></text:span><text:span text:style-name="T131_79">At</text:span><text:span text:style-name="T131_80"><text:s/></text:span><text:span text:style-name="T131_81">a</text:span><text:span text:style-name="T131_82"><text:s/></text:span><text:span text:style-name="T131_83">lower</text:span><text:span text:style-name="T131_84"><text:s/></text:span><text:span text:style-name="T131_85">level</text:span><text:span text:style-name="T131_86">,<text:s/></text:span><text:span text:style-name="T131_87">Braden</text:span><text:span text:style-name="T131_88"><text:s/></text:span><text:span text:style-name="T131_89">will</text:span><text:span text:style-name="T131_90"><text:s/></text:span><text:span text:style-name="T131_91">be</text:span><text:span text:style-name="T131_92"><text:s/></text:span><text:span text:style-name="T131_93">responsible</text:span><text:span text:style-name="T131_94"><text:s/></text:span><text:span text:style-name="T131_95">for</text:span><text:span text:style-name="T131_96"><text:s/></text:span><text:span text:style-name="T131_97">selecting</text:span><text:span text:style-name="T131_98"><text:s/></text:span><text:span text:style-name="T131_99">the</text:span><text:span text:style-name="T131_100"><text:s/></text:span><text:span text:style-name="T131_101">algorithms</text:span><text:span text:style-name="T131_102"><text:s/></text:span><text:span text:style-name="T131_103">and</text:span><text:span text:style-name="T131_104"><text:s/></text:span><text:span text:style-name="T131_105">data</text:span><text:span text:style-name="T131_106"><text:s/></text:span><text:span text:style-name="T131_107">structures</text:span><text:span text:style-name="T131_108"><text:s/></text:span><text:span text:style-name="T131_109">that</text:span><text:span text:style-name="T131_110"><text:s/></text:span><text:span text:style-name="T131_111">we</text:span><text:span text:style-name="T131_112"><text:s/></text:span><text:span text:style-name="T131_113">will</text:span><text:span text:style-name="T131_114"><text:s/></text:span><text:span text:style-name="T131_115">use</text:span><text:span text:style-name="T131_116"><text:s/></text:span><text:span text:style-name="T131_117">along</text:span><text:span text:style-name="T131_118"><text:s/></text:span><text:span text:style-name="T131_119">with</text:span><text:span text:style-name="T131_120"><text:s/></text:span><text:span text:style-name="T131_121">any</text:span><text:span text:style-name="T131_122"><text:s/></text:span><text:span text:style-name="T131_123">classes</text:span><text:span text:style-name="T131_124"><text:s/></text:span><text:span text:style-name="T131_125">or</text:span><text:span text:style-name="T131_126"><text:s/></text:span><text:span text:style-name="T131_127">modules</text:span><text:span text:style-name="T131_128">.<text:s/></text:span><text:span text:style-name="T131_129">Braden</text:span><text:span text:style-name="T131_130"><text:s/></text:span><text:span text:style-name="T131_131">will</text:span><text:span text:style-name="T131_132"><text:s/></text:span><text:span text:style-name="T131_133">help</text:span><text:span text:style-name="T131_134"><text:s/></text:span><text:span text:style-name="T131_135">in</text:span><text:span text:style-name="T131_136"><text:s/></text:span><text:span text:style-name="T131_137">the</text:span><text:span text:style-name="T131_138"><text:s/></text:span><text:span text:style-name="T131_139">creation</text:span><text:span text:style-name="T131_140"><text:s/></text:span><text:span text:style-name="T131_141">of</text:span><text:span text:style-name="T131_142"><text:s/></text:span><text:span text:style-name="T131_143">a</text:span><text:span text:style-name="T131_144"><text:s/></text:span><text:span text:style-name="T131_145">data</text:span><text:span text:style-name="T131_146"><text:s/></text:span><text:span text:style-name="T131_147">flow</text:span><text:span text:style-name="T131_148"><text:s/></text:span><text:span text:style-name="T131_149">analysis</text:span><text:span text:style-name="T131_150"><text:s/></text:span><text:span text:style-name="T131_151">along</text:span><text:span text:style-name="T131_152"><text:s/></text:span><text:span text:style-name="T131_153">with</text:span><text:span text:style-name="T131_154"><text:s/></text:span><text:span text:style-name="T131_155">the</text:span><text:span text:style-name="T131_156"><text:s/></text:span><text:span text:style-name="T131_157">creation</text:span><text:span text:style-name="T131_158"><text:s/></text:span><text:span text:style-name="T131_159">of</text:span><text:span text:style-name="T131_160"><text:s/></text:span><text:span text:style-name="T131_161">other</text:span><text:span text:style-name="T131_162"><text:s/></text:span><text:span text:style-name="T131_163">design</text:span><text:span text:style-name="T131_164"><text:s/></text:span><text:span text:style-name="T131_165">documents</text:span><text:span text:style-name="T131_166">.<text:s/></text:span></text:p>
      <text:p text:style-name="P132"><text:span text:style-name="T132_1">As</text:span><text:span text:style-name="T132_2"><text:s/></text:span><text:span text:style-name="T132_3">an</text:span><text:span text:style-name="T132_4"><text:s/></text:span><text:span text:style-name="T132_5">implementer</text:span><text:span text:style-name="T132_6">,<text:s/></text:span><text:span text:style-name="T132_7">Braden</text:span><text:span text:style-name="T132_8"><text:s/></text:span><text:span text:style-name="T132_9">will</text:span><text:span text:style-name="T132_10"><text:s/></text:span><text:span text:style-name="T132_11">be</text:span><text:span text:style-name="T132_12"><text:s/></text:span><text:span text:style-name="T132_13">responsible</text:span><text:span text:style-name="T132_14"><text:s/></text:span><text:span text:style-name="T132_15">for</text:span><text:span text:style-name="T132_16"><text:s/></text:span><text:span text:style-name="T132_17">software</text:span><text:span text:style-name="T132_18"><text:s/></text:span><text:span text:style-name="T132_19">implementation</text:span><text:span text:style-name="T132_20"><text:s/></text:span><text:span text:style-name="T132_21">as</text:span><text:span text:style-name="T132_22"><text:s/></text:span><text:span text:style-name="T132_23">detailed</text:span><text:span text:style-name="T132_24"><text:s/></text:span><text:span text:style-name="T132_25">in</text:span><text:span text:style-name="T132_26"><text:s/></text:span><text:span text:style-name="T132_27">the</text:span><text:span text:style-name="T132_28"><text:s/></text:span><text:span text:style-name="T132_29">work</text:span><text:span text:style-name="T132_30"><text:s/></text:span><text:span text:style-name="T132_31">breakdown</text:span><text:span text:style-name="T132_32"><text:s/></text:span><text:span text:style-name="T132_33">structure</text:span><text:span text:style-name="T132_34">.</text:span></text:p>
      <text:p text:style-name="P133"/>
      <text:p text:style-name="P134"><text:span text:style-name="T134_1">Aaron</text:span><text:span text:style-name="T134_2"><text:s/></text:span><text:span text:style-name="T134_3">Skomra</text:span><text:span text:style-name="T134_4">:<text:s/></text:span><text:span text:style-name="T134_5">Documentation</text:span><text:span text:style-name="T134_6">,<text:s/></text:span><text:span text:style-name="T134_7">implementation</text:span></text:p>
      <text:p text:style-name="P135"><text:span text:style-name="T135_1">As</text:span><text:span text:style-name="T135_2"><text:s/></text:span><text:span text:style-name="T135_3">documentation</text:span><text:span text:style-name="T135_4"><text:s/></text:span><text:span text:style-name="T135_5">lead</text:span><text:span text:style-name="T135_6">,<text:s/></text:span><text:span text:style-name="T135_7">Aaron</text:span><text:span text:style-name="T135_8"><text:s/></text:span><text:span text:style-name="T135_9">will</text:span><text:span text:style-name="T135_10"><text:s/></text:span><text:span text:style-name="T135_11">be</text:span><text:span text:style-name="T135_12"><text:s/></text:span><text:span text:style-name="T135_13">responsible</text:span><text:span text:style-name="T135_14"><text:s/></text:span><text:span text:style-name="T135_15">for</text:span><text:span text:style-name="T135_16"><text:s/></text:span><text:span text:style-name="T135_17">coordinating</text:span><text:span text:style-name="T135_18"><text:s/></text:span><text:span text:style-name="T135_19">and</text:span><text:span text:style-name="T135_20"><text:s/></text:span><text:span text:style-name="T135_21">assigning</text:span><text:span text:style-name="T135_22"><text:s/></text:span><text:span text:style-name="T135_23">documentation</text:span><text:span text:style-name="T135_24"><text:s/></text:span><text:span text:style-name="T135_25">tasks</text:span><text:span text:style-name="T135_26">. <text:s/></text:span><text:span text:style-name="T135_27">Aaron</text:span><text:span text:style-name="T135_28"><text:s/></text:span><text:span text:style-name="T135_29">will</text:span><text:span text:style-name="T135_30"><text:s/></text:span><text:span text:style-name="T135_31">also</text:span><text:span text:style-name="T135_32"><text:s/></text:span><text:span text:style-name="T135_33">verify</text:span><text:span text:style-name="T135_34"><text:s/></text:span><text:span text:style-name="T135_35">the</text:span><text:span text:style-name="T135_36"><text:s/></text:span><text:span text:style-name="T135_37">integrity</text:span><text:span text:style-name="T135_38"><text:s/></text:span><text:span text:style-name="T135_39">of</text:span><text:span text:style-name="T135_40"><text:s/></text:span><text:span text:style-name="T135_41">the</text:span><text:span text:style-name="T135_42"><text:s/></text:span><text:span text:style-name="T135_43">documentation</text:span><text:span text:style-name="T135_44"><text:s/></text:span><text:span text:style-name="T135_45">by</text:span><text:span text:style-name="T135_46"><text:s/></text:span><text:span text:style-name="T135_47">ensuring</text:span><text:span text:style-name="T135_48"><text:s/></text:span><text:span text:style-name="T135_49">that</text:span><text:span text:style-name="T135_50"><text:s/></text:span><text:span text:style-name="T135_51">the</text:span><text:span text:style-name="T135_52"><text:s/></text:span><text:span text:style-name="T135_53">information</text:span><text:span text:style-name="T135_54"><text:s/></text:span><text:span text:style-name="T135_55">is</text:span><text:span text:style-name="T135_56"><text:s/></text:span><text:span text:style-name="T135_57">organized</text:span><text:span text:style-name="T135_58"><text:s/></text:span><text:span text:style-name="T135_59">within</text:span><text:span text:style-name="T135_60"><text:s/></text:span><text:span text:style-name="T135_61">an</text:span><text:span text:style-name="T135_62"><text:s/></text:span><text:span text:style-name="T135_63">individual</text:span><text:span text:style-name="T135_64"><text:s/></text:span><text:span text:style-name="T135_65">document</text:span><text:span text:style-name="T135_66"><text:s/></text:span><text:span text:style-name="T135_67">as</text:span><text:span text:style-name="T135_68"><text:s/></text:span><text:span text:style-name="T135_69">well</text:span><text:span text:style-name="T135_70"><text:s/></text:span><text:span text:style-name="T135_71">as</text:span><text:span text:style-name="T135_72"><text:s/></text:span><text:span text:style-name="T135_73">that</text:span><text:span text:style-name="T135_74"><text:s/></text:span><text:span text:style-name="T135_75">the</text:span><text:span text:style-name="T135_76"><text:s/></text:span><text:span text:style-name="T135_77">documentation</text:span><text:span text:style-name="T135_78"><text:s/></text:span><text:span text:style-name="T135_79">as</text:span><text:span text:style-name="T135_80"><text:s/></text:span><text:span text:style-name="T135_81">a</text:span><text:span text:style-name="T135_82"><text:s/></text:span><text:span text:style-name="T135_83">whole</text:span><text:span text:style-name="T135_84"><text:s/></text:span><text:span text:style-name="T135_85">is</text:span><text:span text:style-name="T135_86"> <text:s/></text:span><text:span text:style-name="T135_87">organized</text:span><text:span text:style-name="T135_88"><text:s/></text:span><text:span text:style-name="T135_89">into</text:span><text:span text:style-name="T135_90"><text:s/></text:span><text:span text:style-name="T135_91">a</text:span><text:span text:style-name="T135_92"><text:s/></text:span><text:span text:style-name="T135_93">meaningful</text:span><text:span text:style-name="T135_94"><text:s/></text:span><text:span text:style-name="T135_95">structure</text:span><text:span text:style-name="T135_96">. <text:s/></text:span><text:span text:style-name="T135_97">Aaron</text:span><text:span text:style-name="T135_98"><text:s/></text:span><text:span text:style-name="T135_99">will</text:span><text:span text:style-name="T135_100"><text:s/></text:span><text:span text:style-name="T135_101">also</text:span><text:span text:style-name="T135_102"><text:s/></text:span><text:span text:style-name="T135_103">ensure</text:span><text:span text:style-name="T135_104"><text:s/></text:span><text:span text:style-name="T135_105">that</text:span><text:span text:style-name="T135_106"><text:s/></text:span><text:span text:style-name="T135_107">the</text:span><text:span text:style-name="T135_108"><text:s/></text:span><text:span text:style-name="T135_109">code</text:span><text:span text:style-name="T135_110"><text:s/></text:span><text:span text:style-name="T135_111">is</text:span><text:span text:style-name="T135_112"><text:s/></text:span><text:span text:style-name="T135_113">internally</text:span><text:span text:style-name="T135_114"><text:s/></text:span><text:span text:style-name="T135_115">documented</text:span><text:span text:style-name="T135_116">. <text:s/></text:span><text:span text:style-name="T135_117">Aaron</text:span><text:span text:style-name="T135_118"><text:s/></text:span><text:span text:style-name="T135_119">will</text:span><text:span text:style-name="T135_120"><text:s/></text:span><text:span text:style-name="T135_121">edit</text:span><text:span text:style-name="T135_122"><text:s/></text:span><text:span text:style-name="T135_123">the</text:span><text:span text:style-name="T135_124"><text:s/></text:span><text:span text:style-name="T135_125">documentation</text:span><text:span text:style-name="T135_126"><text:s/></text:span><text:span text:style-name="T135_127">for</text:span><text:span text:style-name="T135_128"><text:s/></text:span><text:span text:style-name="T135_129">content</text:span><text:span text:style-name="T135_130">,<text:s/></text:span><text:span text:style-name="T135_131">and</text:span><text:span text:style-name="T135_132"><text:s/></text:span><text:span text:style-name="T135_133">to</text:span><text:span text:style-name="T135_134"><text:s/></text:span><text:span text:style-name="T135_135">a</text:span><text:span text:style-name="T135_136"><text:s/></text:span><text:span text:style-name="T135_137">reasonable</text:span><text:span text:style-name="T135_138"><text:s/></text:span><text:span text:style-name="T135_139">degree</text:span><text:span text:style-name="T135_140">,<text:s/></text:span><text:span text:style-name="T135_141">edit</text:span><text:span text:style-name="T135_142"><text:s/></text:span><text:span text:style-name="T135_143">the</text:span><text:span text:style-name="T135_144"><text:s/></text:span><text:span text:style-name="T135_145">documentation</text:span><text:span text:style-name="T135_146"><text:s/></text:span><text:span text:style-name="T135_147">for</text:span><text:span text:style-name="T135_148"><text:s/></text:span><text:span text:style-name="T135_149">grammar</text:span><text:span text:style-name="T135_150">,<text:s/></text:span><text:span text:style-name="T135_151">style</text:span><text:span text:style-name="T135_152">,<text:s/></text:span><text:span text:style-name="T135_153">and</text:span><text:span text:style-name="T135_154"><text:s/></text:span><text:span text:style-name="T135_155">consistency</text:span><text:span text:style-name="T135_156">.<text:s text:c="3"/></text:span><text:span text:style-name="T135_157">Part</text:span><text:span text:style-name="T135_158"><text:s/></text:span><text:span text:style-name="T135_159">of</text:span><text:span text:style-name="T135_160"><text:s/></text:span><text:span text:style-name="T135_161">the</text:span><text:span text:style-name="T135_162"><text:s/></text:span><text:span text:style-name="T135_163">documentation</text:span><text:span text:style-name="T135_164"><text:s/></text:span><text:span text:style-name="T135_165">effort</text:span><text:span text:style-name="T135_166"><text:s/></text:span><text:span text:style-name="T135_167">will</text:span><text:span text:style-name="T135_168"><text:s/></text:span><text:span text:style-name="T135_169">produce</text:span><text:span text:style-name="T135_170">,<text:s/></text:span><text:span text:style-name="T135_171">in</text:span><text:span text:style-name="T135_172"><text:s/></text:span><text:span text:style-name="T135_173">conjunction</text:span><text:span text:style-name="T135_174"><text:s/></text:span><text:span text:style-name="T135_175">with</text:span><text:span text:style-name="T135_176"><text:s/></text:span><text:span text:style-name="T135_177">the</text:span><text:span text:style-name="T135_178"><text:s/></text:span><text:span text:style-name="T135_179">team</text:span><text:span text:style-name="T135_180">,<text:s/></text:span><text:span text:style-name="T135_181">this</text:span><text:span text:style-name="T135_182"><text:s/></text:span><text:span text:style-name="T135_183">project</text:span><text:span text:style-name="T135_184"><text:s/></text:span><text:span text:style-name="T135_185">plan</text:span><text:span text:style-name="T135_186">.<text:s/></text:span></text:p>
      <text:p text:style-name="P136"><text:span text:style-name="T136_1">As</text:span><text:span text:style-name="T136_2"><text:s/></text:span><text:span text:style-name="T136_3">an</text:span><text:span text:style-name="T136_4"><text:s/></text:span><text:span text:style-name="T136_5">implementer</text:span><text:span text:style-name="T136_6">,<text:s/></text:span><text:span text:style-name="T136_7">Aaron</text:span><text:span text:style-name="T136_8"><text:s/></text:span><text:span text:style-name="T136_9">will</text:span><text:span text:style-name="T136_10"><text:s/></text:span><text:span text:style-name="T136_11">be</text:span><text:span text:style-name="T136_12"><text:s/></text:span><text:span text:style-name="T136_13">responsible</text:span><text:span text:style-name="T136_14"><text:s/></text:span><text:span text:style-name="T136_15">for</text:span><text:span text:style-name="T136_16"><text:s/></text:span><text:span text:style-name="T136_17">software</text:span><text:span text:style-name="T136_18"><text:s/></text:span><text:span text:style-name="T136_19">implementation</text:span><text:span text:style-name="T136_20"><text:s/></text:span><text:span text:style-name="T136_21">as</text:span><text:span text:style-name="T136_22"><text:s/></text:span><text:span text:style-name="T136_23">detailed</text:span><text:span text:style-name="T136_24"><text:s/></text:span><text:span text:style-name="T136_25">in</text:span><text:span text:style-name="T136_26"><text:s/></text:span><text:span text:style-name="T136_27">the</text:span><text:span text:style-name="T136_28"><text:s/></text:span><text:span text:style-name="T136_29">work</text:span><text:span text:style-name="T136_30"><text:s/></text:span><text:span text:style-name="T136_31">breakdown</text:span><text:span text:style-name="T136_32"><text:s/></text:span><text:span text:style-name="T136_33">structure</text:span><text:span text:style-name="T136_34">.<text:s/></text:span></text:p>
      <text:p text:style-name="P137"/>
      <text:h text:style-name="P138"><text:bookmark-start text:name="h.h8349phadp2y"/><text:bookmark-end text:name="h.h8349phadp2y"/></text:h>
      <text:h text:style-name="P139"><text:bookmark-start text:name="h.jgxfhyq1pal9"/><text:bookmark-end text:name="h.jgxfhyq1pal9"/><text:bookmark-start text:name="h.45p7m3ncmj7q"/><text:bookmark-end text:name="h.45p7m3ncmj7q"/><text:span text:style-name="T139_1">11.<text:s/></text:span><text:span text:style-name="T139_2">Risk</text:span><text:span text:style-name="T139_3"><text:s/></text:span><text:span text:style-name="T139_4">Management</text:span></text:h>
      <text:h text:style-name="P140"><text:bookmark-start text:name="h.20invzw8x3wr"/><text:bookmark-end text:name="h.20invzw8x3wr"/><text:span text:style-name="T140_1">Personnel</text:span></text:h>
      <text:p text:style-name="P141"><text:span text:style-name="T141_1">Risk</text:span><text:span text:style-name="T141_2">:</text:span></text:p>
      <text:p text:style-name="P142"><text:span text:style-name="T142_1">Team</text:span><text:span text:style-name="T142_2"><text:s/></text:span><text:span text:style-name="T142_3">Member</text:span><text:span text:style-name="T142_4"><text:s/></text:span><text:span text:style-name="T142_5">leaves</text:span><text:span text:style-name="T142_6"><text:s/></text:span><text:span text:style-name="T142_7">the</text:span><text:span text:style-name="T142_8"><text:s/></text:span><text:span text:style-name="T142_9">Capstone</text:span><text:span text:style-name="T142_10"><text:s/></text:span><text:span text:style-name="T142_11">program</text:span></text:p>
      <text:p text:style-name="P143"><text:span text:style-name="T143_1">Mitigation</text:span><text:span text:style-name="T143_2">:</text:span></text:p>
      <text:p text:style-name="P144"><text:span text:style-name="T144_1">Losing</text:span><text:span text:style-name="T144_2"><text:s/></text:span><text:span text:style-name="T144_3">a</text:span><text:span text:style-name="T144_4"><text:s/></text:span><text:span text:style-name="T144_5">team</text:span><text:span text:style-name="T144_6"><text:s/></text:span><text:span text:style-name="T144_7">member</text:span><text:span text:style-name="T144_8"><text:s/></text:span><text:span text:style-name="T144_9">in</text:span><text:span text:style-name="T144_10"><text:s/></text:span><text:span text:style-name="T144_11">the</text:span><text:span text:style-name="T144_12"><text:s/></text:span><text:span text:style-name="T144_13">middle</text:span><text:span text:style-name="T144_14"><text:s/></text:span><text:span text:style-name="T144_15">of</text:span><text:span text:style-name="T144_16"><text:s/></text:span><text:span text:style-name="T144_17">the</text:span><text:span text:style-name="T144_18"><text:s/></text:span><text:span text:style-name="T144_19">project</text:span><text:span text:style-name="T144_20"><text:s/></text:span><text:span text:style-name="T144_21">will</text:span><text:span text:style-name="T144_22"><text:s/></text:span><text:span text:style-name="T144_23">require</text:span><text:span text:style-name="T144_24"><text:s/></text:span><text:span text:style-name="T144_25">an</text:span><text:span text:style-name="T144_26"><text:s/></text:span><text:span text:style-name="T144_27">adjustment</text:span><text:span text:style-name="T144_28"><text:s/></text:span><text:span text:style-name="T144_29">to</text:span><text:span text:style-name="T144_30"><text:s/></text:span><text:span text:style-name="T144_31">the</text:span><text:span text:style-name="T144_32"><text:s/></text:span><text:span text:style-name="T144_33">schedule</text:span><text:span text:style-name="T144_34"><text:s/></text:span><text:span text:style-name="T144_35">and</text:span><text:span text:style-name="T144_36"><text:s/></text:span><text:span text:style-name="T144_37">a</text:span><text:span text:style-name="T144_38"><text:s/></text:span><text:span text:style-name="T144_39">reassessment</text:span><text:span text:style-name="T144_40"><text:s/></text:span><text:span text:style-name="T144_41">of</text:span><text:span text:style-name="T144_42"><text:s/></text:span><text:span text:style-name="T144_43">milestone</text:span><text:span text:style-name="T144_44"><text:s/></text:span><text:span text:style-name="T144_45">deliverable</text:span><text:span text:style-name="T144_46"><text:s/></text:span><text:span text:style-name="T144_47">and</text:span><text:span text:style-name="T144_48"><text:s/></text:span><text:span text:style-name="T144_49">dates</text:span><text:span text:style-name="T144_50">.<text:s/></text:span><text:span text:style-name="T144_51">This</text:span><text:span text:style-name="T144_52"><text:s/></text:span><text:span text:style-name="T144_53">will</text:span><text:span text:style-name="T144_54"><text:s/></text:span><text:span text:style-name="T144_55">necessitate</text:span><text:span text:style-name="T144_56"><text:s/></text:span><text:span text:style-name="T144_57">conversations</text:span><text:span text:style-name="T144_58"><text:s/></text:span><text:span text:style-name="T144_59">with</text:span><text:span text:style-name="T144_60"><text:s/></text:span><text:span text:style-name="T144_61">the</text:span><text:span text:style-name="T144_62"><text:s/></text:span><text:span text:style-name="T144_63">sponsors</text:span><text:span text:style-name="T144_64"><text:s/></text:span><text:span text:style-name="T144_65">to</text:span><text:span text:style-name="T144_66"><text:s/></text:span><text:span text:style-name="T144_67">reduce</text:span><text:span text:style-name="T144_68"><text:s/></text:span><text:span text:style-name="T144_69">the</text:span><text:span text:style-name="T144_70"><text:s/></text:span><text:span text:style-name="T144_71">scope</text:span><text:span text:style-name="T144_72"><text:s/></text:span><text:span text:style-name="T144_73">of</text:span><text:span text:style-name="T144_74"><text:s/></text:span><text:span text:style-name="T144_75">the</text:span><text:span text:style-name="T144_76"><text:s/></text:span><text:span text:style-name="T144_77">work</text:span><text:span text:style-name="T144_78"><text:s/></text:span><text:span text:style-name="T144_79">or</text:span><text:span text:style-name="T144_80"><text:s/></text:span><text:span text:style-name="T144_81">change</text:span><text:span text:style-name="T144_82"><text:s/></text:span><text:span text:style-name="T144_83">the</text:span><text:span text:style-name="T144_84"><text:s/></text:span><text:span text:style-name="T144_85">definition</text:span><text:span text:style-name="T144_86"><text:s/></text:span><text:span text:style-name="T144_87">of</text:span><text:span text:style-name="T144_88"><text:s/></text:span><text:span text:style-name="T144_89">the</text:span><text:span text:style-name="T144_90"><text:s/></text:span><text:span text:style-name="T144_91">deliverable</text:span><text:span text:style-name="T144_92">.<text:s/></text:span><text:span text:style-name="T144_93">Depending</text:span><text:span text:style-name="T144_94"><text:s/></text:span><text:span text:style-name="T144_95">on</text:span><text:span text:style-name="T144_96"><text:s/></text:span><text:span text:style-name="T144_97">when</text:span><text:span text:style-name="T144_98"><text:s/></text:span><text:span text:style-name="T144_99">the</text:span><text:span text:style-name="T144_100"><text:s/></text:span><text:span text:style-name="T144_101">individual</text:span><text:span text:style-name="T144_102"><text:s/></text:span><text:span text:style-name="T144_103">leaves</text:span><text:span text:style-name="T144_104"><text:s/></text:span><text:span text:style-name="T144_105">the</text:span><text:span text:style-name="T144_106"><text:s/></text:span><text:span text:style-name="T144_107">program</text:span><text:span text:style-name="T144_108">,<text:s/></text:span><text:span text:style-name="T144_109">this</text:span><text:span text:style-name="T144_110"><text:s/></text:span><text:span text:style-name="T144_111">may</text:span><text:span text:style-name="T144_112"><text:s/></text:span><text:span text:style-name="T144_113">not</text:span><text:span text:style-name="T144_114"><text:s/></text:span><text:span text:style-name="T144_115">require</text:span><text:span text:style-name="T144_116"><text:s/></text:span><text:span text:style-name="T144_117">many</text:span><text:span text:style-name="T144_118"><text:s/></text:span><text:span text:style-name="T144_119">changes</text:span><text:span text:style-name="T144_120"><text:s/></text:span><text:span text:style-name="T144_121">in</text:span><text:span text:style-name="T144_122"><text:s/></text:span><text:span text:style-name="T144_123">the</text:span><text:span text:style-name="T144_124"><text:s/></text:span><text:span text:style-name="T144_125">overall</text:span><text:span text:style-name="T144_126"><text:s/></text:span><text:span text:style-name="T144_127">project</text:span><text:span text:style-name="T144_128"><text:s/></text:span><text:span text:style-name="T144_129">since</text:span><text:span text:style-name="T144_130"><text:s/></text:span><text:span text:style-name="T144_131">some</text:span><text:span text:style-name="T144_132"><text:s/></text:span><text:span text:style-name="T144_133">slack</text:span><text:span text:style-name="T144_134"><text:s/></text:span><text:span text:style-name="T144_135">time</text:span><text:span text:style-name="T144_136"><text:s/></text:span><text:span text:style-name="T144_137">has</text:span><text:span text:style-name="T144_138"><text:s/></text:span><text:span text:style-name="T144_139">been</text:span><text:span text:style-name="T144_140"><text:s/></text:span><text:span text:style-name="T144_141">allotted</text:span><text:span text:style-name="T144_142"><text:s/></text:span><text:span text:style-name="T144_143">in</text:span><text:span text:style-name="T144_144"><text:s/></text:span><text:span text:style-name="T144_145">the</text:span><text:span text:style-name="T144_146"><text:s/></text:span><text:span text:style-name="T144_147">schedule</text:span><text:span text:style-name="T144_148">.<text:s/></text:span></text:p>
      <text:p text:style-name="P145"/>
      <text:p text:style-name="P146"><text:span text:style-name="T146_1">Risk</text:span><text:span text:style-name="T146_2">:</text:span></text:p>
      <text:p text:style-name="P147"><text:span text:style-name="T147_1">Team</text:span><text:span text:style-name="T147_2"><text:s/></text:span><text:span text:style-name="T147_3">Member</text:span><text:span text:style-name="T147_4"><text:s/></text:span><text:span text:style-name="T147_5">is</text:span><text:span text:style-name="T147_6"><text:s/></text:span><text:span text:style-name="T147_7">unavailable</text:span><text:span text:style-name="T147_8"><text:s/></text:span><text:span text:style-name="T147_9">for</text:span><text:span text:style-name="T147_10"><text:s/></text:span><text:span text:style-name="T147_11">two</text:span><text:span text:style-name="T147_12"><text:s/></text:span><text:span text:style-name="T147_13">weeks</text:span><text:span text:style-name="T147_14"><text:s/></text:span><text:span text:style-name="T147_15">of</text:span><text:span text:style-name="T147_16"><text:s/></text:span><text:span text:style-name="T147_17">the</text:span><text:span text:style-name="T147_18"><text:s/></text:span><text:span text:style-name="T147_19">project</text:span></text:p>
      <text:p text:style-name="P148"><text:span text:style-name="T148_1">Mitigation</text:span><text:span text:style-name="T148_2">:</text:span></text:p>
      <text:p text:style-name="P149"><text:span text:style-name="T149_1">As</text:span><text:span text:style-name="T149_2"><text:s/></text:span><text:span text:style-name="T149_3">the</text:span><text:span text:style-name="T149_4"><text:s/></text:span><text:span text:style-name="T149_5">schedule</text:span><text:span text:style-name="T149_6"><text:s/></text:span><text:span text:style-name="T149_7">currently</text:span><text:span text:style-name="T149_8"><text:s/></text:span><text:span text:style-name="T149_9">stands</text:span><text:span text:style-name="T149_10">,<text:s/></text:span><text:span text:style-name="T149_11">the</text:span><text:span text:style-name="T149_12"><text:s/></text:span><text:span text:style-name="T149_13">team</text:span><text:span text:style-name="T149_14"><text:s/></text:span><text:span text:style-name="T149_15">is</text:span><text:span text:style-name="T149_16"><text:s/></text:span><text:span text:style-name="T149_17">set</text:span><text:span text:style-name="T149_18"><text:s/></text:span><text:span text:style-name="T149_19">to</text:span><text:span text:style-name="T149_20"><text:s/></text:span><text:span text:style-name="T149_21">deliver</text:span><text:span text:style-name="T149_22"><text:s/></text:span><text:span text:style-name="T149_23">its</text:span><text:span text:style-name="T149_24"><text:s/></text:span><text:span text:style-name="T149_25">final</text:span><text:span text:style-name="T149_26"><text:s/></text:span><text:span text:style-name="T149_27">milestone</text:span><text:span text:style-name="T149_28"><text:s/></text:span><text:span text:style-name="T149_29">a</text:span><text:span text:style-name="T149_30"><text:s/></text:span><text:span text:style-name="T149_31">week</text:span><text:span text:style-name="T149_32"><text:s/></text:span><text:span text:style-name="T149_33">before</text:span><text:span text:style-name="T149_34"><text:s/></text:span><text:span text:style-name="T149_35">the</text:span><text:span text:style-name="T149_36"><text:s/></text:span><text:span text:style-name="T149_37">end</text:span><text:span text:style-name="T149_38"><text:s/></text:span><text:span text:style-name="T149_39">of</text:span><text:span text:style-name="T149_40"><text:s/></text:span><text:span text:style-name="T149_41">the</text:span><text:span text:style-name="T149_42"><text:s/></text:span><text:span text:style-name="T149_43">project</text:span><text:span text:style-name="T149_44">.<text:s/></text:span><text:span text:style-name="T149_45">In</text:span><text:span text:style-name="T149_46"><text:s/></text:span><text:span text:style-name="T149_47">addition</text:span><text:span text:style-name="T149_48">,<text:s/></text:span><text:span text:style-name="T149_49">the</text:span><text:span text:style-name="T149_50"><text:s/></text:span><text:span text:style-name="T149_51">schedule</text:span><text:span text:style-name="T149_52"><text:s/></text:span><text:span text:style-name="T149_53">assumes</text:span><text:span text:style-name="T149_54"><text:s/>12.5<text:s/></text:span><text:span text:style-name="T149_55">hour</text:span><text:span text:style-name="T149_56"><text:s/></text:span><text:span text:style-name="T149_57">work</text:span><text:span text:style-name="T149_58"><text:s/></text:span><text:span text:style-name="T149_59">weeks</text:span><text:span text:style-name="T149_60"><text:s/></text:span><text:span text:style-name="T149_61">while</text:span><text:span text:style-name="T149_62"><text:s/></text:span><text:span text:style-name="T149_63">the</text:span><text:span text:style-name="T149_64"><text:s/></text:span><text:span text:style-name="T149_65">required</text:span><text:span text:style-name="T149_66"><text:s/></text:span><text:span text:style-name="T149_67">amount</text:span><text:span text:style-name="T149_68"><text:s/></text:span><text:span text:style-name="T149_69">of</text:span><text:span text:style-name="T149_70"><text:s/></text:span><text:span text:style-name="T149_71">work</text:span><text:span text:style-name="T149_72"><text:s/></text:span><text:span text:style-name="T149_73">expected</text:span><text:span text:style-name="T149_74"><text:s/></text:span><text:span text:style-name="T149_75">from</text:span><text:span text:style-name="T149_76"><text:s/></text:span><text:span text:style-name="T149_77">team</text:span><text:span text:style-name="T149_78"><text:s/></text:span><text:span text:style-name="T149_79">members</text:span><text:span text:style-name="T149_80"><text:s/></text:span><text:span text:style-name="T149_81">is</text:span><text:span text:style-name="T149_82"><text:s/>15<text:s/></text:span><text:span text:style-name="T149_83">hours</text:span><text:span text:style-name="T149_84"><text:s/></text:span><text:span text:style-name="T149_85">per</text:span><text:span text:style-name="T149_86"><text:s/></text:span><text:span text:style-name="T149_87">week</text:span><text:span text:style-name="T149_88">.<text:s/></text:span><text:span text:style-name="T149_89">This</text:span><text:span text:style-name="T149_90"><text:s/></text:span><text:span text:style-name="T149_91">slack</text:span><text:span text:style-name="T149_92"><text:s/></text:span><text:span text:style-name="T149_93">time</text:span><text:span text:style-name="T149_94"><text:s/></text:span><text:span text:style-name="T149_95">should</text:span><text:span text:style-name="T149_96"><text:s/></text:span><text:span text:style-name="T149_97">allow</text:span><text:span text:style-name="T149_98"><text:s/></text:span><text:span text:style-name="T149_99">the</text:span><text:span text:style-name="T149_100"><text:s/></text:span><text:span text:style-name="T149_101">team</text:span><text:span text:style-name="T149_102"><text:s/></text:span><text:span text:style-name="T149_103">to</text:span><text:span text:style-name="T149_104"><text:s/></text:span><text:span text:style-name="T149_105">absorb</text:span><text:span text:style-name="T149_106"><text:s/></text:span><text:span text:style-name="T149_107">the</text:span><text:span text:style-name="T149_108"><text:s/></text:span><text:span text:style-name="T149_109">loss</text:span><text:span text:style-name="T149_110"><text:s/></text:span><text:span text:style-name="T149_111">of</text:span><text:span text:style-name="T149_112"><text:s/></text:span><text:span text:style-name="T149_113">an</text:span><text:span text:style-name="T149_114"><text:s/></text:span><text:span text:style-name="T149_115">individual</text:span><text:span text:style-name="T149_116"><text:s/></text:span><text:span text:style-name="T149_117">for</text:span><text:span text:style-name="T149_118"><text:s/></text:span><text:span text:style-name="T149_119">a</text:span><text:span text:style-name="T149_120"><text:s/></text:span><text:span text:style-name="T149_121">period</text:span><text:span text:style-name="T149_122"><text:s/></text:span><text:span text:style-name="T149_123">of</text:span><text:span text:style-name="T149_124"><text:s/></text:span><text:span text:style-name="T149_125">two</text:span><text:span text:style-name="T149_126"><text:s/></text:span><text:span text:style-name="T149_127">or</text:span><text:span text:style-name="T149_128"><text:s/></text:span><text:span text:style-name="T149_129">less</text:span><text:span text:style-name="T149_130"><text:s/></text:span><text:span text:style-name="T149_131">weeks</text:span><text:span text:style-name="T149_132">.<text:s/></text:span><text:span text:style-name="T149_133">If</text:span><text:span text:style-name="T149_134"><text:s/></text:span><text:span text:style-name="T149_135">the</text:span><text:span text:style-name="T149_136"><text:s/></text:span><text:span text:style-name="T149_137">time</text:span><text:span text:style-name="T149_138"><text:s/></text:span><text:span text:style-name="T149_139">is</text:span><text:span text:style-name="T149_140"><text:s/></text:span><text:span text:style-name="T149_141">longer</text:span><text:span text:style-name="T149_142"><text:s/></text:span><text:span text:style-name="T149_143">than</text:span><text:span text:style-name="T149_144"><text:s/></text:span><text:span text:style-name="T149_145">that</text:span><text:span text:style-name="T149_146">,<text:s/></text:span><text:span text:style-name="T149_147">then</text:span><text:span text:style-name="T149_148"><text:s/></text:span><text:span text:style-name="T149_149">the</text:span><text:span text:style-name="T149_150"><text:s/></text:span><text:span text:style-name="T149_151">result</text:span><text:span text:style-name="T149_152"><text:s/></text:span><text:span text:style-name="T149_153">would</text:span><text:span text:style-name="T149_154"><text:s/></text:span><text:span text:style-name="T149_155">be</text:span><text:span text:style-name="T149_156"><text:s/></text:span><text:span text:style-name="T149_157">closer</text:span><text:span text:style-name="T149_158"><text:s/></text:span><text:span text:style-name="T149_159">to</text:span><text:span text:style-name="T149_160"><text:s/></text:span><text:span text:style-name="T149_161">loosing</text:span><text:span text:style-name="T149_162"><text:s/></text:span><text:span text:style-name="T149_163">the</text:span><text:span text:style-name="T149_164"><text:s/></text:span><text:span text:style-name="T149_165">team</text:span><text:span text:style-name="T149_166"><text:s/></text:span><text:span text:style-name="T149_167">member</text:span><text:span text:style-name="T149_168"><text:s/></text:span><text:span text:style-name="T149_169">completely</text:span><text:span text:style-name="T149_170">,<text:s/></text:span><text:span text:style-name="T149_171">and</text:span><text:span text:style-name="T149_172"><text:s/></text:span><text:span text:style-name="T149_173">the</text:span><text:span text:style-name="T149_174"><text:s/></text:span><text:span text:style-name="T149_175">mitigation</text:span><text:span text:style-name="T149_176"><text:s/></text:span><text:span text:style-name="T149_177">would</text:span><text:span text:style-name="T149_178"><text:s/></text:span><text:span text:style-name="T149_179">then</text:span><text:span text:style-name="T149_180"><text:s/></text:span><text:span text:style-name="T149_181">be</text:span><text:span text:style-name="T149_182"><text:s/></text:span><text:span text:style-name="T149_183">the</text:span><text:span text:style-name="T149_184"><text:s/></text:span><text:span text:style-name="T149_185">same</text:span><text:span text:style-name="T149_186"><text:s/></text:span><text:span text:style-name="T149_187">as</text:span><text:span text:style-name="T149_188"><text:s/></text:span><text:span text:style-name="T149_189">a</text:span><text:span text:style-name="T149_190"><text:s/></text:span><text:span text:style-name="T149_191">team</text:span><text:span text:style-name="T149_192"><text:s/></text:span><text:span text:style-name="T149_193">member</text:span><text:span text:style-name="T149_194"><text:s/></text:span><text:span text:style-name="T149_195">leaving</text:span><text:span text:style-name="T149_196"><text:s/></text:span><text:span text:style-name="T149_197">the</text:span><text:span text:style-name="T149_198"><text:s/></text:span><text:span text:style-name="T149_199">Capstone</text:span><text:span text:style-name="T149_200"><text:s/></text:span><text:span text:style-name="T149_201">program</text:span><text:span text:style-name="T149_202">.</text:span></text:p>
      <text:p text:style-name="P150"/>
      <text:p text:style-name="P151"><text:span text:style-name="T151_1">There</text:span><text:span text:style-name="T151_2"><text:s/></text:span><text:span text:style-name="T151_3">are</text:span><text:span text:style-name="T151_4"><text:s/></text:span><text:span text:style-name="T151_5">two</text:span><text:span text:style-name="T151_6"><text:s/></text:span><text:span text:style-name="T151_7">special</text:span><text:span text:style-name="T151_8"><text:s/></text:span><text:span text:style-name="T151_9">cases</text:span><text:span text:style-name="T151_10"><text:s/></text:span><text:span text:style-name="T151_11">that</text:span><text:span text:style-name="T151_12"><text:s/></text:span><text:span text:style-name="T151_13">warrant</text:span><text:span text:style-name="T151_14"><text:s/></text:span><text:span text:style-name="T151_15">consideration</text:span><text:span text:style-name="T151_16">:<text:s/></text:span><text:span text:style-name="T151_17">the</text:span><text:span text:style-name="T151_18"><text:s/></text:span><text:span text:style-name="T151_19">loss</text:span><text:span text:style-name="T151_20"><text:s/></text:span><text:span text:style-name="T151_21">of</text:span><text:span text:style-name="T151_22"><text:s/></text:span><text:span text:style-name="T151_23">the</text:span><text:span text:style-name="T151_24"><text:s/></text:span><text:span text:style-name="T151_25">Project</text:span><text:span text:style-name="T151_26"><text:s/></text:span><text:span text:style-name="T151_27">Lead</text:span><text:span text:style-name="T151_28"><text:s/></text:span><text:span text:style-name="T151_29">and</text:span><text:span text:style-name="T151_30"><text:s/></text:span><text:span text:style-name="T151_31">the</text:span><text:span text:style-name="T151_32"><text:s/></text:span><text:span text:style-name="T151_33">loss</text:span><text:span text:style-name="T151_34"><text:s/></text:span><text:span text:style-name="T151_35">of</text:span><text:span text:style-name="T151_36"><text:s/></text:span><text:span text:style-name="T151_37">the</text:span><text:span text:style-name="T151_38"><text:s/></text:span><text:span text:style-name="T151_39">System</text:span><text:span text:style-name="T151_40"><text:s/></text:span><text:span text:style-name="T151_41">Administrator</text:span><text:span text:style-name="T151_42">.<text:s/></text:span><text:span text:style-name="T151_43">In</text:span><text:span text:style-name="T151_44"><text:s/></text:span><text:span text:style-name="T151_45">the</text:span><text:span text:style-name="T151_46"><text:s/></text:span><text:span text:style-name="T151_47">first</text:span><text:span text:style-name="T151_48"><text:s/></text:span><text:span text:style-name="T151_49">situation</text:span><text:span text:style-name="T151_50">,<text:s/></text:span><text:span text:style-name="T151_51">one</text:span><text:span text:style-name="T151_52"><text:s/></text:span><text:span text:style-name="T151_53">of</text:span><text:span text:style-name="T151_54"><text:s/></text:span><text:span text:style-name="T151_55">the</text:span><text:span text:style-name="T151_56"><text:s/></text:span><text:span text:style-name="T151_57">team</text:span><text:span text:style-name="T151_58"><text:s/></text:span><text:span text:style-name="T151_59">members</text:span><text:span text:style-name="T151_60"><text:s/></text:span><text:span text:style-name="T151_61">will</text:span><text:span text:style-name="T151_62"><text:s/></text:span><text:span text:style-name="T151_63">need</text:span><text:span text:style-name="T151_64"><text:s/></text:span><text:span text:style-name="T151_65">to</text:span><text:span text:style-name="T151_66"><text:s/></text:span><text:span text:style-name="T151_67">temporally</text:span><text:span text:style-name="T151_68"><text:s/></text:span><text:span text:style-name="T151_69">step</text:span><text:span text:style-name="T151_70"><text:s/></text:span><text:span text:style-name="T151_71">into</text:span><text:span text:style-name="T151_72"><text:s/></text:span><text:span text:style-name="T151_73">the</text:span><text:span text:style-name="T151_74"><text:s/></text:span><text:span text:style-name="T151_75">lead</text:span><text:span text:style-name="T151_76"><text:s/></text:span><text:span text:style-name="T151_77">role</text:span><text:span text:style-name="T151_78">.<text:s/></text:span><text:span text:style-name="T151_79">Assuming</text:span><text:span text:style-name="T151_80"><text:s/></text:span><text:span text:style-name="T151_81">the</text:span><text:span text:style-name="T151_82"><text:s/></text:span><text:span text:style-name="T151_83">Project</text:span><text:span text:style-name="T151_84"><text:s/></text:span><text:span text:style-name="T151_85">Plan</text:span><text:span text:style-name="T151_86"><text:s/></text:span><text:span text:style-name="T151_87">and</text:span><text:span text:style-name="T151_88"><text:s/></text:span><text:span text:style-name="T151_89">Work</text:span><text:span text:style-name="T151_90"><text:s/></text:span><text:span text:style-name="T151_91">Breakdown</text:span><text:span text:style-name="T151_92"><text:s/></text:span><text:span text:style-name="T151_93">Schedule</text:span><text:span text:style-name="T151_94"><text:s/></text:span><text:span text:style-name="T151_95">have</text:span><text:span text:style-name="T151_96"><text:s/></text:span><text:span text:style-name="T151_97">been</text:span><text:span text:style-name="T151_98"><text:s/></text:span><text:span text:style-name="T151_99">maintained</text:span><text:span text:style-name="T151_100">,<text:s/></text:span><text:span text:style-name="T151_101">the</text:span><text:span text:style-name="T151_102"><text:s/></text:span><text:span text:style-name="T151_103">temporary</text:span><text:span text:style-name="T151_104"><text:s/></text:span><text:span text:style-name="T151_105">lead</text:span><text:span text:style-name="T151_106"><text:s/></text:span><text:span text:style-name="T151_107">will</text:span><text:span text:style-name="T151_108"><text:s/></text:span><text:span text:style-name="T151_109">have</text:span><text:span text:style-name="T151_110"><text:s/></text:span><text:span text:style-name="T151_111">the</text:span><text:span text:style-name="T151_112"><text:s/></text:span><text:span text:style-name="T151_113">tools</text:span><text:span text:style-name="T151_114"><text:s/></text:span><text:span text:style-name="T151_115">necessary</text:span><text:span text:style-name="T151_116"><text:s/></text:span><text:span text:style-name="T151_117">to</text:span><text:span text:style-name="T151_118"><text:s/></text:span><text:span text:style-name="T151_119">keep</text:span><text:span text:style-name="T151_120"><text:s/></text:span><text:span text:style-name="T151_121">the</text:span><text:span text:style-name="T151_122"><text:s/></text:span><text:span text:style-name="T151_123">project</text:span><text:span text:style-name="T151_124"><text:s/></text:span><text:span text:style-name="T151_125">on</text:span><text:span text:style-name="T151_126"><text:s/></text:span><text:span text:style-name="T151_127">track</text:span><text:span text:style-name="T151_128">.<text:s/></text:span><text:span text:style-name="T151_129">Who</text:span><text:span text:style-name="T151_130"><text:s/></text:span><text:span text:style-name="T151_131">takes</text:span><text:span text:style-name="T151_132"><text:s/></text:span><text:span text:style-name="T151_133">this</text:span><text:span text:style-name="T151_134"><text:s/></text:span><text:span text:style-name="T151_135">role</text:span><text:span text:style-name="T151_136"><text:s/></text:span><text:span text:style-name="T151_137">will</text:span><text:span text:style-name="T151_138"><text:s/></text:span><text:span text:style-name="T151_139">need</text:span><text:span text:style-name="T151_140"><text:s/></text:span><text:span text:style-name="T151_141">to</text:span><text:span text:style-name="T151_142"><text:s/></text:span><text:span text:style-name="T151_143">be</text:span><text:span text:style-name="T151_144"><text:s/></text:span><text:span text:style-name="T151_145">discussed</text:span><text:span text:style-name="T151_146"><text:s/></text:span><text:span text:style-name="T151_147">with</text:span><text:span text:style-name="T151_148"><text:s/></text:span><text:span text:style-name="T151_149">the</text:span><text:span text:style-name="T151_150"><text:s/></text:span><text:span text:style-name="T151_151">Capstone</text:span><text:span text:style-name="T151_152"><text:s/></text:span><text:span text:style-name="T151_153">Lead</text:span><text:span text:style-name="T151_154">,<text:s/></text:span><text:span text:style-name="T151_155">and</text:span><text:span text:style-name="T151_156"><text:s/></text:span><text:span text:style-name="T151_157">ultimately</text:span><text:span text:style-name="T151_158"><text:s/></text:span><text:span text:style-name="T151_159">require</text:span><text:span text:style-name="T151_160"><text:s/></text:span><text:span text:style-name="T151_161">their</text:span><text:span text:style-name="T151_162"><text:s/></text:span><text:span text:style-name="T151_163">approval</text:span><text:span text:style-name="T151_164">.</text:span></text:p>
      <text:p text:style-name="P152"/>
      <text:p text:style-name="P153"><text:span text:style-name="T153_1">In</text:span><text:span text:style-name="T153_2"><text:s/></text:span><text:span text:style-name="T153_3">the</text:span><text:span text:style-name="T153_4"><text:s/></text:span><text:span text:style-name="T153_5">case</text:span><text:span text:style-name="T153_6"><text:s/></text:span><text:span text:style-name="T153_7">of</text:span><text:span text:style-name="T153_8"><text:s/></text:span><text:span text:style-name="T153_9">the</text:span><text:span text:style-name="T153_10"><text:s/></text:span><text:span text:style-name="T153_11">loss</text:span><text:span text:style-name="T153_12"><text:s/></text:span><text:span text:style-name="T153_13">of</text:span><text:span text:style-name="T153_14"><text:s/></text:span><text:span text:style-name="T153_15">the</text:span><text:span text:style-name="T153_16"><text:s/></text:span><text:span text:style-name="T153_17">System</text:span><text:span text:style-name="T153_18"><text:s/></text:span><text:span text:style-name="T153_19">Administrator</text:span><text:span text:style-name="T153_20">,<text:s/></text:span><text:span text:style-name="T153_21">responsibility</text:span><text:span text:style-name="T153_22"><text:s/></text:span><text:span text:style-name="T153_23">for</text:span><text:span text:style-name="T153_24"><text:s/></text:span><text:span text:style-name="T153_25">maintaining</text:span><text:span text:style-name="T153_26"><text:s/></text:span><text:span text:style-name="T153_27">the</text:span><text:span text:style-name="T153_28"><text:s/></text:span><text:span text:style-name="T153_29">repository</text:span><text:span text:style-name="T153_30"><text:s/></text:span><text:span text:style-name="T153_31">and</text:span><text:span text:style-name="T153_32"><text:s/></text:span><text:span text:style-name="T153_33">generating</text:span><text:span text:style-name="T153_34"><text:s/></text:span><text:span text:style-name="T153_35">backups</text:span><text:span text:style-name="T153_36"><text:s/></text:span><text:span text:style-name="T153_37">will</text:span><text:span text:style-name="T153_38"><text:s/></text:span><text:span text:style-name="T153_39">need</text:span><text:span text:style-name="T153_40"><text:s/></text:span><text:span text:style-name="T153_41">to</text:span><text:span text:style-name="T153_42"><text:s/></text:span><text:span text:style-name="T153_43">be</text:span><text:span text:style-name="T153_44"><text:s/></text:span><text:span text:style-name="T153_45">quickly</text:span><text:span text:style-name="T153_46"><text:s/></text:span><text:span text:style-name="T153_47">assigned</text:span><text:span text:style-name="T153_48"><text:s/></text:span><text:span text:style-name="T153_49">to</text:span><text:span text:style-name="T153_50"><text:s/></text:span><text:span text:style-name="T153_51">another</text:span><text:span text:style-name="T153_52"><text:s/></text:span><text:span text:style-name="T153_53">team</text:span><text:span text:style-name="T153_54"><text:s/></text:span><text:span text:style-name="T153_55">member</text:span><text:span text:style-name="T153_56">.<text:s/></text:span><text:span text:style-name="T153_57">Again</text:span><text:span text:style-name="T153_58">,<text:s/></text:span><text:span text:style-name="T153_59">the</text:span><text:span text:style-name="T153_60"><text:s/></text:span><text:span text:style-name="T153_61">slack</text:span><text:span text:style-name="T153_62"><text:s/></text:span><text:span text:style-name="T153_63">time</text:span><text:span text:style-name="T153_64"><text:s/></text:span><text:span text:style-name="T153_65">in</text:span><text:span text:style-name="T153_66"><text:s/></text:span><text:span text:style-name="T153_67">the</text:span><text:span text:style-name="T153_68"><text:s/></text:span><text:span text:style-name="T153_69">schedule</text:span><text:span text:style-name="T153_70"><text:s/></text:span><text:span text:style-name="T153_71">should</text:span><text:span text:style-name="T153_72"><text:s/></text:span><text:span text:style-name="T153_73">allow</text:span><text:span text:style-name="T153_74"><text:s/></text:span><text:span text:style-name="T153_75">this</text:span><text:span text:style-name="T153_76"><text:s/>-<text:s/></text:span><text:span text:style-name="T153_77">the</text:span><text:span text:style-name="T153_78"><text:s/></text:span><text:span text:style-name="T153_79">important</text:span><text:span text:style-name="T153_80"><text:s/></text:span><text:span text:style-name="T153_81">consideration</text:span><text:span text:style-name="T153_82"><text:s/></text:span><text:span text:style-name="T153_83">here</text:span><text:span text:style-name="T153_84"><text:s/></text:span><text:span text:style-name="T153_85">is</text:span><text:span text:style-name="T153_86"><text:s/></text:span><text:span text:style-name="T153_87">to</text:span><text:span text:style-name="T153_88"><text:s/></text:span><text:span text:style-name="T153_89">make</text:span><text:span text:style-name="T153_90"><text:s/></text:span><text:span text:style-name="T153_91">sure</text:span><text:span text:style-name="T153_92"><text:s/></text:span><text:span text:style-name="T153_93">backups</text:span><text:span text:style-name="T153_94"><text:s/></text:span><text:span text:style-name="T153_95">continue</text:span><text:span text:style-name="T153_96">.</text:span></text:p>
      <text:h text:style-name="P154"><text:bookmark-start text:name="h.l7b4sx4kq4us"/><text:bookmark-end text:name="h.l7b4sx4kq4us"/><text:span text:style-name="T154_1">Sponsor</text:span></text:h>
      <text:p text:style-name="P155"><text:span text:style-name="T155_1">Risk</text:span><text:span text:style-name="T155_2">:</text:span></text:p>
      <text:p text:style-name="P156"><text:span text:style-name="T156_1">Sponsors</text:span><text:span text:style-name="T156_2"><text:s/></text:span><text:span text:style-name="T156_3">abandon</text:span><text:span text:style-name="T156_4"><text:s/></text:span><text:span text:style-name="T156_5">the</text:span><text:span text:style-name="T156_6"><text:s/></text:span><text:span text:style-name="T156_7">project</text:span><text:span text:style-name="T156_8">.</text:span></text:p>
      <text:p text:style-name="P157"><text:span text:style-name="T157_1">Mitigation</text:span><text:span text:style-name="T157_2">:</text:span></text:p>
      <text:p text:style-name="P158"><text:span text:style-name="T158_1">The</text:span><text:span text:style-name="T158_2"><text:s/></text:span><text:span text:style-name="T158_3">team</text:span><text:span text:style-name="T158_4"><text:s/></text:span><text:span text:style-name="T158_5">is</text:span><text:span text:style-name="T158_6"><text:s/></text:span><text:span text:style-name="T158_7">fortunate</text:span><text:span text:style-name="T158_8"><text:s/></text:span><text:span text:style-name="T158_9">in</text:span><text:span text:style-name="T158_10"><text:s/></text:span><text:span text:style-name="T158_11">that</text:span><text:span text:style-name="T158_12"><text:s/></text:span><text:span text:style-name="T158_13">we</text:span><text:span text:style-name="T158_14"><text:s/></text:span><text:span text:style-name="T158_15">are</text:span><text:span text:style-name="T158_16"><text:s/></text:span><text:span text:style-name="T158_17">being</text:span><text:span text:style-name="T158_18"><text:s/></text:span><text:span text:style-name="T158_19">sponsored</text:span><text:span text:style-name="T158_20"><text:s/></text:span><text:span text:style-name="T158_21">by</text:span><text:span text:style-name="T158_22"><text:s/></text:span><text:span text:style-name="T158_23">a</text:span><text:span text:style-name="T158_24"><text:s/></text:span><text:span text:style-name="T158_25">group</text:span><text:span text:style-name="T158_26"><text:s/></text:span><text:span text:style-name="T158_27">of</text:span><text:span text:style-name="T158_28"><text:s/></text:span><text:span text:style-name="T158_29">individuals</text:span><text:span text:style-name="T158_30"><text:s/></text:span><text:span text:style-name="T158_31">working</text:span><text:span text:style-name="T158_32"><text:s/></text:span><text:span text:style-name="T158_33">within</text:span><text:span text:style-name="T158_34"><text:s/></text:span><text:span text:style-name="T158_35">the</text:span><text:span text:style-name="T158_36"><text:s/></text:span><text:span text:style-name="T158_37">open</text:span><text:span text:style-name="T158_38"><text:s/></text:span><text:span text:style-name="T158_39">source</text:span><text:span text:style-name="T158_40"><text:s/></text:span><text:span text:style-name="T158_41">community</text:span><text:span text:style-name="T158_42">.<text:s/></text:span><text:span text:style-name="T158_43">It</text:span><text:span text:style-name="T158_44"><text:s/></text:span><text:span text:style-name="T158_45">is</text:span><text:span text:style-name="T158_46"><text:s/></text:span><text:span text:style-name="T158_47">very</text:span><text:span text:style-name="T158_48"><text:s/></text:span><text:span text:style-name="T158_49">unlikely</text:span><text:span text:style-name="T158_50"><text:s/></text:span><text:span text:style-name="T158_51">that</text:span><text:span text:style-name="T158_52"><text:s/></text:span><text:span text:style-name="T158_53">all</text:span><text:span text:style-name="T158_54"><text:s/></text:span><text:span text:style-name="T158_55">three</text:span><text:span text:style-name="T158_56"><text:s/></text:span><text:span text:style-name="T158_57">sponsors</text:span><text:span text:style-name="T158_58"><text:s/></text:span><text:span text:style-name="T158_59">would</text:span><text:span text:style-name="T158_60"><text:s/></text:span><text:span text:style-name="T158_61">abandon</text:span><text:span text:style-name="T158_62"><text:s/></text:span><text:span text:style-name="T158_63">the</text:span><text:span text:style-name="T158_64"><text:s/></text:span><text:span text:style-name="T158_65">project</text:span><text:span text:style-name="T158_66">.<text:s/></text:span><text:span text:style-name="T158_67">Even</text:span><text:span text:style-name="T158_68"><text:s/></text:span><text:span text:style-name="T158_69">if</text:span><text:span text:style-name="T158_70"><text:s/></text:span><text:span text:style-name="T158_71">that</text:span><text:span text:style-name="T158_72"><text:s/></text:span><text:span text:style-name="T158_73">was</text:span><text:span text:style-name="T158_74"><text:s/></text:span><text:span text:style-name="T158_75">the</text:span><text:span text:style-name="T158_76"><text:s/></text:span><text:span text:style-name="T158_77">case</text:span><text:span text:style-name="T158_78">,<text:s/></text:span><text:span text:style-name="T158_79">we</text:span><text:span text:style-name="T158_80"><text:s/></text:span><text:span text:style-name="T158_81">are</text:span><text:span text:style-name="T158_82"><text:s/></text:span><text:span text:style-name="T158_83">again</text:span><text:span text:style-name="T158_84"><text:s/></text:span><text:span text:style-name="T158_85">fortunate</text:span><text:span text:style-name="T158_86"><text:s/></text:span><text:span text:style-name="T158_87">that</text:span><text:span text:style-name="T158_88"><text:s/></text:span><text:span text:style-name="T158_89">the</text:span><text:span text:style-name="T158_90"><text:s/></text:span><text:span text:style-name="T158_91">Capstone</text:span><text:span text:style-name="T158_92"><text:s/></text:span><text:span text:style-name="T158_93">Lead</text:span><text:span text:style-name="T158_94">,<text:s/></text:span><text:span text:style-name="T158_95">Bart</text:span><text:span text:style-name="T158_96"><text:s/></text:span><text:span text:style-name="T158_97">Massey</text:span><text:span text:style-name="T158_98">,<text:s/></text:span><text:span text:style-name="T158_99">is</text:span><text:span text:style-name="T158_100"><text:s/></text:span><text:span text:style-name="T158_101">familiar</text:span><text:span text:style-name="T158_102"><text:s/></text:span><text:span text:style-name="T158_103">with</text:span><text:span text:style-name="T158_104"><text:s/></text:span><text:span text:style-name="T158_105">many</text:span><text:span text:style-name="T158_106"><text:s/></text:span><text:span text:style-name="T158_107">aspects</text:span><text:span text:style-name="T158_108"><text:s/></text:span><text:span text:style-name="T158_109">of</text:span><text:span text:style-name="T158_110"><text:s/></text:span><text:span text:style-name="T158_111">the</text:span><text:span text:style-name="T158_112"><text:s/></text:span><text:span text:style-name="T158_113">code</text:span><text:span text:style-name="T158_114"><text:s/></text:span><text:span text:style-name="T158_115">we</text:span><text:span text:style-name="T158_116"><text:s/></text:span><text:span text:style-name="T158_117">will</text:span><text:span text:style-name="T158_118"><text:s/></text:span><text:span text:style-name="T158_119">be</text:span><text:span text:style-name="T158_120"><text:s/></text:span><text:span text:style-name="T158_121">working</text:span><text:span text:style-name="T158_122"><text:s/></text:span><text:span text:style-name="T158_123">in</text:span><text:span text:style-name="T158_124">.<text:s/></text:span><text:span text:style-name="T158_125">So</text:span><text:span text:style-name="T158_126">,<text:s/></text:span><text:span text:style-name="T158_127">it</text:span><text:span text:style-name="T158_128"><text:s/></text:span><text:span text:style-name="T158_129">is</text:span><text:span text:style-name="T158_130"><text:s/></text:span><text:span text:style-name="T158_131">possible</text:span><text:span text:style-name="T158_132"><text:s/></text:span><text:span text:style-name="T158_133">that</text:span><text:span text:style-name="T158_134">,<text:s/></text:span><text:span text:style-name="T158_135">with</text:span><text:span text:style-name="T158_136"><text:s/></text:span><text:span text:style-name="T158_137">some</text:span><text:span text:style-name="T158_138"><text:s/></text:span><text:span text:style-name="T158_139">guidance</text:span><text:span text:style-name="T158_140"><text:s/></text:span><text:span text:style-name="T158_141">from</text:span><text:span text:style-name="T158_142"><text:s/></text:span><text:span text:style-name="T158_143">Bart</text:span><text:span text:style-name="T158_144"><text:s/></text:span><text:span text:style-name="T158_145">Massey</text:span><text:span text:style-name="T158_146">,<text:s/></text:span><text:span text:style-name="T158_147">that</text:span><text:span text:style-name="T158_148"><text:s/></text:span><text:span text:style-name="T158_149">the</text:span><text:span text:style-name="T158_150"><text:s/></text:span><text:span text:style-name="T158_151">team</text:span><text:span text:style-name="T158_152"><text:s/></text:span><text:span text:style-name="T158_153">could</text:span><text:span text:style-name="T158_154"><text:s/></text:span><text:span text:style-name="T158_155">continue</text:span><text:span text:style-name="T158_156"><text:s/></text:span><text:span text:style-name="T158_157">with</text:span><text:span text:style-name="T158_158"><text:s/></text:span><text:span text:style-name="T158_159">the</text:span><text:span text:style-name="T158_160"><text:s/></text:span><text:span text:style-name="T158_161">project</text:span><text:span text:style-name="T158_162">.<text:s/></text:span><text:span text:style-name="T158_163">Since</text:span><text:span text:style-name="T158_164"><text:s/></text:span><text:span text:style-name="T158_165">the</text:span><text:span text:style-name="T158_166"><text:s/></text:span><text:span text:style-name="T158_167">project</text:span><text:span text:style-name="T158_168"><text:s/></text:span><text:span text:style-name="T158_169">itself</text:span><text:span text:style-name="T158_170"><text:s/></text:span><text:span text:style-name="T158_171">is</text:span><text:span text:style-name="T158_172"><text:s/></text:span><text:span text:style-name="T158_173">open</text:span><text:span text:style-name="T158_174"><text:s/></text:span><text:span text:style-name="T158_175">source</text:span><text:span text:style-name="T158_176">,<text:s/></text:span><text:span text:style-name="T158_177">the</text:span><text:span text:style-name="T158_178"><text:s/></text:span><text:span text:style-name="T158_179">loss</text:span><text:span text:style-name="T158_180"><text:s/></text:span><text:span text:style-name="T158_181">of</text:span><text:span text:style-name="T158_182"><text:s/></text:span><text:span text:style-name="T158_183">one</text:span><text:span text:style-name="T158_184"><text:s/></text:span><text:span text:style-name="T158_185">of</text:span><text:span text:style-name="T158_186"><text:s/></text:span><text:span text:style-name="T158_187">the</text:span><text:span text:style-name="T158_188"><text:s/></text:span><text:span text:style-name="T158_189">sponsors</text:span><text:span text:style-name="T158_190"><text:s/></text:span><text:span text:style-name="T158_191">may</text:span><text:span text:style-name="T158_192">,<text:s/></text:span><text:span text:style-name="T158_193">to</text:span><text:span text:style-name="T158_194"><text:s/></text:span><text:span text:style-name="T158_195">a</text:span><text:span text:style-name="T158_196"><text:s/></text:span><text:span text:style-name="T158_197">degree</text:span><text:span text:style-name="T158_198">,<text:s/></text:span><text:span text:style-name="T158_199">be</text:span><text:span text:style-name="T158_200"><text:s/></text:span><text:span text:style-name="T158_201">alleviated</text:span><text:span text:style-name="T158_202"><text:s/></text:span><text:span text:style-name="T158_203">by</text:span><text:span text:style-name="T158_204"><text:s/></text:span><text:span text:style-name="T158_205">the</text:span><text:span text:style-name="T158_206"><text:s/></text:span><text:span text:style-name="T158_207">eventual</text:span><text:span text:style-name="T158_208"><text:s/></text:span><text:span text:style-name="T158_209">release</text:span><text:span text:style-name="T158_210"><text:s/></text:span><text:span text:style-name="T158_211">of</text:span><text:span text:style-name="T158_212"><text:s/></text:span><text:span text:style-name="T158_213">the</text:span><text:span text:style-name="T158_214"><text:s/></text:span><text:span text:style-name="T158_215">code</text:span><text:span text:style-name="T158_216"><text:s/></text:span><text:span text:style-name="T158_217">to</text:span><text:span text:style-name="T158_218"><text:s/></text:span><text:span text:style-name="T158_219">the</text:span><text:span text:style-name="T158_220"><text:s/></text:span><text:span text:style-name="T158_221">X</text:span><text:span text:style-name="T158_222">.</text:span><text:span text:style-name="T158_223">org</text:span><text:span text:style-name="T158_224"><text:s/></text:span><text:span text:style-name="T158_225">community</text:span><text:span text:style-name="T158_226">.</text:span></text:p>
      <text:h text:style-name="P159"><text:bookmark-start text:name="h.mknhnivx1qys"/><text:bookmark-end text:name="h.mknhnivx1qys"/><text:span text:style-name="T159_1">System</text:span><text:span text:style-name="T159_2"><text:s/></text:span><text:span text:style-name="T159_3">Administration</text:span></text:h>
      <text:p text:style-name="P160"><text:span text:style-name="T160_1">[</text:span><text:span text:style-name="T160_2">Ben</text:span><text:span text:style-name="T160_3"><text:s/>-<text:s/></text:span><text:span text:style-name="T160_4">This</text:span><text:span text:style-name="T160_5"><text:s/></text:span><text:span text:style-name="T160_6">one</text:span><text:span text:style-name="T160_7"><text:s/></text:span><text:span text:style-name="T160_8">occurred</text:span><text:span text:style-name="T160_9"><text:s/></text:span><text:span text:style-name="T160_10">to</text:span><text:span text:style-name="T160_11"><text:s/></text:span><text:span text:style-name="T160_12">me</text:span><text:span text:style-name="T160_13">]</text:span></text:p>
      <text:p text:style-name="P161"><text:span text:style-name="T161_1">-<text:s/></text:span><text:span text:style-name="T161_2">One</text:span><text:span text:style-name="T161_3"><text:s/></text:span><text:span text:style-name="T161_4">of</text:span><text:span text:style-name="T161_5"><text:s/></text:span><text:span text:style-name="T161_6">the</text:span><text:span text:style-name="T161_7"><text:s/></text:span><text:span text:style-name="T161_8">Apples</text:span><text:span text:style-name="T161_9"><text:s/></text:span><text:span text:style-name="T161_10">we</text:span><text:span text:style-name="T161_11"><text:s/></text:span><text:span text:style-name="T161_12">get</text:span><text:span text:style-name="T161_13"><text:s/></text:span><text:span text:style-name="T161_14">breaks</text:span></text:p>
      <text:h text:style-name="P162"><text:bookmark-start text:name="h.t88wtj1los1"/><text:bookmark-end text:name="h.t88wtj1los1"/><text:span text:style-name="T162_1">Architecture</text:span><text:span text:style-name="T162_2"><text:s/></text:span><text:span text:style-name="T162_3">and</text:span><text:span text:style-name="T162_4"><text:s/></text:span><text:span text:style-name="T162_5">Design</text:span></text:h>
      <text:p text:style-name="P163"><text:span text:style-name="T163_1">Risk</text:span><text:span text:style-name="T163_2">:<text:s/></text:span></text:p>
      <text:p text:style-name="P164"><text:span text:style-name="T164_1">A</text:span><text:span text:style-name="T164_2"><text:s/></text:span><text:span text:style-name="T164_3">milestone</text:span><text:span text:style-name="T164_4"><text:s/></text:span><text:span text:style-name="T164_5">is</text:span><text:span text:style-name="T164_6"><text:s/></text:span><text:span text:style-name="T164_7">missed</text:span></text:p>
      <text:p text:style-name="P165"><text:span text:style-name="T165_1">Mitigation</text:span><text:span text:style-name="T165_2">:</text:span></text:p>
      <text:p text:style-name="P166"><text:span text:style-name="T166_1">One</text:span><text:span text:style-name="T166_2"><text:s/></text:span><text:span text:style-name="T166_3">purpose</text:span><text:span text:style-name="T166_4"><text:s/></text:span><text:span text:style-name="T166_5">of</text:span><text:span text:style-name="T166_6"><text:s/></text:span><text:span text:style-name="T166_7">regular</text:span><text:span text:style-name="T166_8"><text:s/></text:span><text:span text:style-name="T166_9">milestones</text:span><text:span text:style-name="T166_10"><text:s/></text:span><text:span text:style-name="T166_11">is</text:span><text:span text:style-name="T166_12"><text:s/></text:span><text:span text:style-name="T166_13">to</text:span><text:span text:style-name="T166_14"><text:s/></text:span><text:span text:style-name="T166_15">mitigate</text:span><text:span text:style-name="T166_16"><text:s/></text:span><text:span text:style-name="T166_17">other</text:span><text:span text:style-name="T166_18"><text:s/></text:span><text:span text:style-name="T166_19">risks</text:span><text:span text:style-name="T166_20"><text:s/></text:span><text:span text:style-name="T166_21">associated</text:span><text:span text:style-name="T166_22"><text:s/></text:span><text:span text:style-name="T166_23">with</text:span><text:span text:style-name="T166_24"><text:s/></text:span><text:span text:style-name="T166_25">architecture</text:span><text:span text:style-name="T166_26"><text:s/></text:span><text:span text:style-name="T166_27">and</text:span><text:span text:style-name="T166_28"><text:s/></text:span><text:span text:style-name="T166_29">design</text:span><text:span text:style-name="T166_30">:<text:s/></text:span><text:span text:style-name="T166_31">describing</text:span><text:span text:style-name="T166_32"><text:s/></text:span><text:span text:style-name="T166_33">a</text:span><text:span text:style-name="T166_34"><text:s/></text:span><text:span text:style-name="T166_35">module</text:span><text:span text:style-name="T166_36"><text:s/></text:span><text:span text:style-name="T166_37">with</text:span><text:span text:style-name="T166_38"><text:s/></text:span><text:span text:style-name="T166_39">incorrect</text:span><text:span text:style-name="T166_40"><text:s/></text:span><text:span text:style-name="T166_41">behavior</text:span><text:span text:style-name="T166_42">,<text:s/></text:span><text:span text:style-name="T166_43">and</text:span><text:span text:style-name="T166_44"><text:s/></text:span><text:span text:style-name="T166_45">deviating</text:span><text:span text:style-name="T166_46"><text:s/></text:span><text:span text:style-name="T166_47">from</text:span><text:span text:style-name="T166_48"><text:s/></text:span><text:span text:style-name="T166_49">the</text:span><text:span text:style-name="T166_50"><text:s/></text:span><text:span text:style-name="T166_51">schedule</text:span><text:span text:style-name="T166_52">. <text:s/></text:span><text:span text:style-name="T166_53">By</text:span><text:span text:style-name="T166_54"><text:s/></text:span><text:span text:style-name="T166_55">breaking</text:span><text:span text:style-name="T166_56"><text:s/></text:span><text:span text:style-name="T166_57">the</text:span><text:span text:style-name="T166_58"><text:s/></text:span><text:span text:style-name="T166_59">project</text:span><text:span text:style-name="T166_60"><text:s/></text:span><text:span text:style-name="T166_61">into</text:span><text:span text:style-name="T166_62"><text:s/></text:span><text:span text:style-name="T166_63">multiple</text:span><text:span text:style-name="T166_64"><text:s/>2-</text:span><text:span text:style-name="T166_65">week</text:span><text:span text:style-name="T166_66"><text:s/></text:span><text:span text:style-name="T166_67">milestones</text:span><text:span text:style-name="T166_68">,<text:s/></text:span><text:span text:style-name="T166_69">we</text:span><text:span text:style-name="T166_70"><text:s/></text:span><text:span text:style-name="T166_71">can</text:span><text:span text:style-name="T166_72">,<text:s/></text:span><text:span text:style-name="T166_73">with</text:span><text:span text:style-name="T166_74"><text:s/></text:span><text:span text:style-name="T166_75">feedback</text:span><text:span text:style-name="T166_76"><text:s/></text:span><text:span text:style-name="T166_77">from</text:span><text:span text:style-name="T166_78"><text:s/></text:span><text:span text:style-name="T166_79">the</text:span><text:span text:style-name="T166_80"><text:s/></text:span><text:span text:style-name="T166_81">sponsors</text:span><text:span text:style-name="T166_82"><text:s/></text:span><text:span text:style-name="T166_83">a</text:span><text:span text:style-name="T166_84">)<text:s/></text:span><text:span text:style-name="T166_85">verify</text:span><text:span text:style-name="T166_86"><text:s/></text:span><text:span text:style-name="T166_87">that</text:span><text:span text:style-name="T166_88"><text:s/></text:span><text:span text:style-name="T166_89">each</text:span><text:span text:style-name="T166_90"><text:s/></text:span><text:span text:style-name="T166_91">newly</text:span><text:span text:style-name="T166_92"><text:s/></text:span><text:span text:style-name="T166_93">introduced</text:span><text:span text:style-name="T166_94"><text:s/></text:span><text:span text:style-name="T166_95">component</text:span><text:span text:style-name="T166_96"><text:s/></text:span><text:span text:style-name="T166_97">or</text:span><text:span text:style-name="T166_98"><text:s/></text:span><text:span text:style-name="T166_99">functionality</text:span><text:span text:style-name="T166_100"><text:s/></text:span><text:span text:style-name="T166_101">contributes</text:span><text:span text:style-name="T166_102"><text:s/></text:span><text:span text:style-name="T166_103">to</text:span><text:span text:style-name="T166_104"><text:s/></text:span><text:span text:style-name="T166_105">the</text:span><text:span text:style-name="T166_106"><text:s/></text:span><text:span text:style-name="T166_107">final</text:span><text:span text:style-name="T166_108"><text:s/></text:span><text:span text:style-name="T166_109">deliverable</text:span><text:span text:style-name="T166_110"><text:s/></text:span><text:span text:style-name="T166_111">and</text:span><text:span text:style-name="T166_112"><text:s/></text:span><text:span text:style-name="T166_113">b</text:span><text:span text:style-name="T166_114">)</text:span><text:span text:style-name="T166_115"><text:s/></text:span><text:span text:style-name="T166_116">be</text:span><text:span text:style-name="T166_117"><text:s/></text:span><text:span text:style-name="T166_118">held</text:span><text:span text:style-name="T166_119"><text:s/></text:span><text:span text:style-name="T166_120">to</text:span><text:span text:style-name="T166_121"><text:s/></text:span><text:span text:style-name="T166_122">a</text:span><text:span text:style-name="T166_123"><text:s/></text:span><text:span text:style-name="T166_124">series</text:span><text:span text:style-name="T166_125"><text:s/></text:span><text:span text:style-name="T166_126">of</text:span><text:span text:style-name="T166_127"><text:s/></text:span><text:span text:style-name="T166_128">short</text:span><text:span text:style-name="T166_129">-</text:span><text:span text:style-name="T166_130">term</text:span><text:span text:style-name="T166_131"><text:s/></text:span><text:span text:style-name="T166_132">milestones</text:span><text:span text:style-name="T166_133"><text:s/></text:span><text:span text:style-name="T166_134">to</text:span><text:span text:style-name="T166_135"><text:s/></text:span><text:span text:style-name="T166_136">aid</text:span><text:span text:style-name="T166_137"><text:s/></text:span><text:span text:style-name="T166_138">in</text:span><text:span text:style-name="T166_139"><text:s/></text:span><text:span text:style-name="T166_140">the</text:span><text:span text:style-name="T166_141"><text:s/></text:span><text:span text:style-name="T166_142">successful</text:span><text:span text:style-name="T166_143"><text:s/></text:span><text:span text:style-name="T166_144">and</text:span><text:span text:style-name="T166_145"><text:s/></text:span><text:span text:style-name="T166_146">timely</text:span><text:span text:style-name="T166_147"><text:s/></text:span><text:span text:style-name="T166_148">completion</text:span><text:span text:style-name="T166_149"><text:s/></text:span><text:span text:style-name="T166_150">of</text:span><text:span text:style-name="T166_151"><text:s/></text:span><text:span text:style-name="T166_152">the</text:span><text:span text:style-name="T166_153"><text:s/></text:span><text:span text:style-name="T166_154">project</text:span><text:span text:style-name="T166_155">.</text:span></text:p>
      <text:p text:style-name="P167"/>
      <text:p text:style-name="P168"><text:span text:style-name="T168_1">In</text:span><text:span text:style-name="T168_2"><text:s/></text:span><text:span text:style-name="T168_3">the</text:span><text:span text:style-name="T168_4"><text:s/></text:span><text:span text:style-name="T168_5">event</text:span><text:span text:style-name="T168_6"><text:s/></text:span><text:span text:style-name="T168_7">that</text:span><text:span text:style-name="T168_8"><text:s/></text:span><text:span text:style-name="T168_9">a</text:span><text:span text:style-name="T168_10"><text:s/></text:span><text:span text:style-name="T168_11">milestone</text:span><text:span text:style-name="T168_12"><text:s/></text:span><text:span text:style-name="T168_13">slips</text:span><text:span text:style-name="T168_14">,<text:s/></text:span><text:span text:style-name="T168_15">several</text:span><text:span text:style-name="T168_16"><text:s/></text:span><text:span text:style-name="T168_17">mitigation</text:span><text:span text:style-name="T168_18"><text:s/></text:span><text:span text:style-name="T168_19">strategies</text:span><text:span text:style-name="T168_20"><text:s/></text:span><text:span text:style-name="T168_21">can</text:span><text:span text:style-name="T168_22"><text:s/></text:span><text:span text:style-name="T168_23">be</text:span><text:span text:style-name="T168_24"><text:s/></text:span><text:span text:style-name="T168_25">assessed</text:span><text:span text:style-name="T168_26">. <text:s/></text:span><text:span text:style-name="T168_27">First</text:span><text:span text:style-name="T168_28">,<text:s/></text:span><text:span text:style-name="T168_29">there</text:span><text:span text:style-name="T168_30"><text:s/></text:span><text:span text:style-name="T168_31">already</text:span><text:span text:style-name="T168_32"><text:s/></text:span><text:span text:style-name="T168_33">is</text:span><text:span text:style-name="T168_34"><text:s/></text:span><text:span text:style-name="T168_35">some</text:span><text:span text:style-name="T168_36"><text:s/></text:span><text:span text:style-name="T168_37">slack</text:span><text:span text:style-name="T168_38">-</text:span><text:span text:style-name="T168_39">time</text:span><text:span text:style-name="T168_40"><text:s/></text:span><text:span text:style-name="T168_41">incorporated</text:span><text:span text:style-name="T168_42"><text:s/></text:span><text:span text:style-name="T168_43">into</text:span><text:span text:style-name="T168_44"><text:s/></text:span><text:span text:style-name="T168_45">the</text:span><text:span text:style-name="T168_46"><text:s/></text:span><text:span text:style-name="T168_47">schedule</text:span><text:span text:style-name="T168_48">,<text:s/></text:span><text:span text:style-name="T168_49">and</text:span><text:span text:style-name="T168_50"><text:s/></text:span><text:span text:style-name="T168_51">with</text:span><text:span text:style-name="T168_52"><text:s/></text:span><text:span text:style-name="T168_53">careful</text:span><text:span text:style-name="T168_54"><text:s/></text:span><text:span text:style-name="T168_55">planning</text:span><text:span text:style-name="T168_56"><text:s/></text:span><text:span text:style-name="T168_57">of</text:span><text:span text:style-name="T168_58"><text:s/></text:span><text:span text:style-name="T168_59">subsequent</text:span><text:span text:style-name="T168_60"><text:s/></text:span><text:span text:style-name="T168_61">milestones</text:span><text:span text:style-name="T168_62">,<text:s/></text:span><text:span text:style-name="T168_63">the</text:span><text:span text:style-name="T168_64"><text:s/></text:span><text:span text:style-name="T168_65">missed</text:span><text:span text:style-name="T168_66"><text:s/></text:span><text:span text:style-name="T168_67">deadline</text:span><text:span text:style-name="T168_68"><text:s/></text:span><text:span text:style-name="T168_69">may</text:span><text:span text:style-name="T168_70"><text:s/></text:span><text:span text:style-name="T168_71">be</text:span><text:span text:style-name="T168_72"><text:s/></text:span><text:span text:style-name="T168_73">absorbed</text:span><text:span text:style-name="T168_74"><text:s/></text:span><text:span text:style-name="T168_75">into</text:span><text:span text:style-name="T168_76"><text:s/></text:span><text:span text:style-name="T168_77">the</text:span><text:span text:style-name="T168_78"><text:s/></text:span><text:span text:style-name="T168_79">schedule</text:span><text:span text:style-name="T168_80"><text:s/></text:span><text:span text:style-name="T168_81">while</text:span><text:span text:style-name="T168_82"><text:s/></text:span><text:span text:style-name="T168_83">still</text:span><text:span text:style-name="T168_84"><text:s/></text:span><text:span text:style-name="T168_85">achieving</text:span><text:span text:style-name="T168_86"><text:s/></text:span><text:span text:style-name="T168_87">the</text:span><text:span text:style-name="T168_88"><text:s/></text:span><text:span text:style-name="T168_89">desired</text:span><text:span text:style-name="T168_90"><text:s/></text:span><text:span text:style-name="T168_91">deliverable</text:span><text:span text:style-name="T168_92">. <text:s/></text:span><text:span text:style-name="T168_93">Second</text:span><text:span text:style-name="T168_94">,<text:s/></text:span><text:span text:style-name="T168_95">although</text:span><text:span text:style-name="T168_96"><text:s/></text:span><text:span text:style-name="T168_97">each</text:span><text:span text:style-name="T168_98"><text:s/></text:span><text:span text:style-name="T168_99">milestone</text:span><text:span text:style-name="T168_100"><text:s/></text:span><text:span text:style-name="T168_101">is</text:span><text:span text:style-name="T168_102"><text:s/></text:span><text:span text:style-name="T168_103">currently</text:span><text:span text:style-name="T168_104"><text:s/></text:span><text:span text:style-name="T168_105">allocated</text:span><text:span text:style-name="T168_106"><text:s/></text:span><text:span text:style-name="T168_107">the</text:span><text:span text:style-name="T168_108"><text:s/></text:span><text:span text:style-name="T168_109">same</text:span><text:span text:style-name="T168_110"><text:s/>2-</text:span><text:span text:style-name="T168_111">week</text:span><text:span text:style-name="T168_112"><text:s/></text:span><text:span text:style-name="T168_113">time</text:span><text:span text:style-name="T168_114"><text:s/></text:span><text:span text:style-name="T168_115">frame</text:span><text:span text:style-name="T168_116"><text:s/></text:span><text:span text:style-name="T168_117">to</text:span><text:span text:style-name="T168_118"><text:s/></text:span><text:span text:style-name="T168_119">complete</text:span><text:span text:style-name="T168_120">,<text:s/></text:span><text:span text:style-name="T168_121">it</text:span><text:span text:style-name="T168_122"><text:s/></text:span><text:span text:style-name="T168_123">is</text:span><text:span text:style-name="T168_124"><text:s/></text:span><text:span text:style-name="T168_125">likely</text:span><text:span text:style-name="T168_126"><text:s/></text:span><text:span text:style-name="T168_127">that</text:span><text:span text:style-name="T168_128"><text:s/></text:span><text:span text:style-name="T168_129">some</text:span><text:span text:style-name="T168_130"><text:s/></text:span><text:span text:style-name="T168_131">milestones</text:span><text:span text:style-name="T168_132"><text:s/></text:span><text:span text:style-name="T168_133">may</text:span><text:span text:style-name="T168_134"><text:s/></text:span><text:span text:style-name="T168_135">take</text:span><text:span text:style-name="T168_136"><text:s/></text:span><text:span text:style-name="T168_137">more</text:span><text:span text:style-name="T168_138"><text:s/></text:span><text:span text:style-name="T168_139">or</text:span><text:span text:style-name="T168_140"><text:s/></text:span><text:span text:style-name="T168_141">less</text:span><text:span text:style-name="T168_142"><text:s/></text:span><text:span text:style-name="T168_143">time</text:span><text:span text:style-name="T168_144"><text:s/></text:span><text:span text:style-name="T168_145">to</text:span><text:span text:style-name="T168_146"><text:s/></text:span><text:span text:style-name="T168_147">complete</text:span><text:span text:style-name="T168_148">. <text:s/></text:span><text:span text:style-name="T168_149">In</text:span><text:span text:style-name="T168_150"><text:s/></text:span><text:span text:style-name="T168_151">the</text:span><text:span text:style-name="T168_152"><text:s/></text:span><text:span text:style-name="T168_153">event</text:span><text:span text:style-name="T168_154"><text:s/></text:span><text:span text:style-name="T168_155">of</text:span><text:span text:style-name="T168_156"><text:s/></text:span><text:span text:style-name="T168_157">an</text:span><text:span text:style-name="T168_158"><text:s/></text:span><text:span text:style-name="T168_159">overdue</text:span><text:span text:style-name="T168_160"><text:s/></text:span><text:span text:style-name="T168_161">milestone</text:span><text:span text:style-name="T168_162">,<text:s/></text:span><text:span text:style-name="T168_163">it</text:span><text:span text:style-name="T168_164"><text:s/></text:span><text:span text:style-name="T168_165">will</text:span><text:span text:style-name="T168_166"><text:s/></text:span><text:span text:style-name="T168_167">be</text:span><text:span text:style-name="T168_168"><text:s/></text:span><text:span text:style-name="T168_169">necessary</text:span><text:span text:style-name="T168_170"><text:s/></text:span><text:span text:style-name="T168_171">to</text:span><text:span text:style-name="T168_172"><text:s/></text:span><text:span text:style-name="T168_173">determine</text:span><text:span text:style-name="T168_174"><text:s/></text:span><text:span text:style-name="T168_175">if</text:span><text:span text:style-name="T168_176"><text:s/></text:span><text:span text:style-name="T168_177">the</text:span><text:span text:style-name="T168_178"><text:s/></text:span><text:span text:style-name="T168_179">functionality</text:span><text:span text:style-name="T168_180"><text:s/></text:span><text:span text:style-name="T168_181">for</text:span><text:span text:style-name="T168_182"><text:s/></text:span><text:span text:style-name="T168_183">any</text:span><text:span text:style-name="T168_184"><text:s/></text:span><text:span text:style-name="T168_185">of</text:span><text:span text:style-name="T168_186"><text:s/></text:span><text:span text:style-name="T168_187">the</text:span><text:span text:style-name="T168_188"><text:s/></text:span><text:span text:style-name="T168_189">subsequent</text:span><text:span text:style-name="T168_190"><text:s/></text:span><text:span text:style-name="T168_191">milestones</text:span><text:span text:style-name="T168_192"><text:s/></text:span><text:span text:style-name="T168_193">is</text:span><text:span text:style-name="T168_194"><text:s/></text:span><text:span text:style-name="T168_195">light</text:span><text:span text:style-name="T168_196"><text:s/></text:span><text:span text:style-name="T168_197">enough</text:span><text:span text:style-name="T168_198"><text:s/></text:span><text:span text:style-name="T168_199">so</text:span><text:span text:style-name="T168_200"><text:s/></text:span><text:span text:style-name="T168_201">that</text:span><text:span text:style-name="T168_202"><text:s/></text:span><text:span text:style-name="T168_203">the</text:span><text:span text:style-name="T168_204"><text:s/></text:span><text:span text:style-name="T168_205">present</text:span><text:span text:style-name="T168_206"><text:s/></text:span><text:span text:style-name="T168_207">milestone</text:span><text:span text:style-name="T168_208"><text:s/></text:span><text:span text:style-name="T168_209">may</text:span><text:span text:style-name="T168_210"><text:s/></text:span><text:span text:style-name="T168_211">be</text:span><text:span text:style-name="T168_212"><text:s/></text:span><text:span text:style-name="T168_213">allowed</text:span><text:span text:style-name="T168_214"><text:s/></text:span><text:span text:style-name="T168_215">to</text:span><text:span text:style-name="T168_216"><text:s/></text:span><text:span text:style-name="T168_217">slip</text:span><text:span text:style-name="T168_218"><text:s/></text:span><text:span text:style-name="T168_219">somewhat</text:span><text:span text:style-name="T168_220">,<text:s/></text:span><text:span text:style-name="T168_221">while</text:span><text:span text:style-name="T168_222"><text:s/></text:span><text:span text:style-name="T168_223">the</text:span><text:span text:style-name="T168_224"><text:s/></text:span><text:span text:style-name="T168_225">scheduled</text:span><text:span text:style-name="T168_226"><text:s/></text:span><text:span text:style-name="T168_227">time</text:span><text:span text:style-name="T168_228"><text:s/></text:span><text:span text:style-name="T168_229">for</text:span><text:span text:style-name="T168_230"><text:s/></text:span><text:span text:style-name="T168_231">a</text:span><text:span text:style-name="T168_232"><text:s/></text:span><text:span text:style-name="T168_233">subsequent</text:span><text:span text:style-name="T168_234"><text:s/></text:span><text:span text:style-name="T168_235">milestone</text:span><text:span text:style-name="T168_236">,<text:s/></text:span><text:span text:style-name="T168_237">reduced</text:span><text:span text:style-name="T168_238">. <text:s/></text:span><text:span text:style-name="T168_239">Lastly</text:span><text:span text:style-name="T168_240">,<text:s/></text:span><text:span text:style-name="T168_241">if</text:span><text:span text:style-name="T168_242"><text:s/></text:span><text:span text:style-name="T168_243">no</text:span><text:span text:style-name="T168_244"><text:s/></text:span><text:span text:style-name="T168_245">other</text:span><text:span text:style-name="T168_246"><text:s/></text:span><text:span text:style-name="T168_247">options</text:span><text:span text:style-name="T168_248"><text:s/></text:span><text:span text:style-name="T168_249">are</text:span><text:span text:style-name="T168_250"><text:s/></text:span><text:span text:style-name="T168_251">available</text:span><text:span text:style-name="T168_252">,<text:s/></text:span><text:span text:style-name="T168_253">the</text:span><text:span text:style-name="T168_254"><text:s/></text:span><text:span text:style-name="T168_255">deliverable</text:span><text:span text:style-name="T168_256"><text:s/></text:span><text:span text:style-name="T168_257">will</text:span><text:span text:style-name="T168_258"><text:s/></text:span><text:span text:style-name="T168_259">need</text:span><text:span text:style-name="T168_260"><text:s/></text:span><text:span text:style-name="T168_261">to</text:span><text:span text:style-name="T168_262"><text:s/></text:span><text:span text:style-name="T168_263">be</text:span><text:span text:style-name="T168_264"><text:s/></text:span><text:span text:style-name="T168_265">reassessed</text:span><text:span text:style-name="T168_266">,<text:s/></text:span><text:span text:style-name="T168_267">and</text:span><text:span text:style-name="T168_268"><text:s/></text:span><text:span text:style-name="T168_269">at</text:span><text:span text:style-name="T168_270"><text:s/></text:span><text:span text:style-name="T168_271">least</text:span><text:span text:style-name="T168_272"><text:s/></text:span><text:span text:style-name="T168_273">some</text:span><text:span text:style-name="T168_274"><text:s/></text:span><text:span text:style-name="T168_275">functionality</text:span><text:span text:style-name="T168_276"><text:s/></text:span><text:span text:style-name="T168_277">of</text:span><text:span text:style-name="T168_278"><text:s/></text:span><text:span text:style-name="T168_279">the</text:span><text:span text:style-name="T168_280"><text:s/></text:span><text:span text:style-name="T168_281">future</text:span><text:span text:style-name="T168_282"><text:s/></text:span><text:span text:style-name="T168_283">milestones</text:span><text:span text:style-name="T168_284"><text:s/></text:span><text:span text:style-name="T168_285">reduced</text:span></text:p>
      <text:p text:style-name="P169"/>
      <text:h text:style-name="P170"><text:bookmark-start text:name="h.rf0xivd9drmw"/><text:bookmark-end text:name="h.rf0xivd9drmw"/></text:h>
      <text:h text:style-name="P171"><text:bookmark-start text:name="h.qxawblbc6upl"/><text:bookmark-end text:name="h.qxawblbc6upl"/><text:bookmark-start text:name="h.ntc5maf1vitc"/><text:bookmark-end text:name="h.ntc5maf1vitc"/><text:span text:style-name="T171_1">12.<text:s/></text:span><text:span text:style-name="T171_2">Quality</text:span><text:span text:style-name="T171_3"><text:s/></text:span><text:span text:style-name="T171_4">Assurance</text:span><text:span text:style-name="T171_5"><text:s/></text:span><text:span text:style-name="T171_6">and</text:span><text:span text:style-name="T171_7"><text:s/></text:span><text:span text:style-name="T171_8">Testing</text:span></text:h>
      <text:p text:style-name="P172"><text:span text:style-name="T172_1">We</text:span><text:span text:style-name="T172_2"><text:s/></text:span><text:span text:style-name="T172_3">will</text:span><text:span text:style-name="T172_4"><text:s/></text:span><text:span text:style-name="T172_5">be</text:span><text:span text:style-name="T172_6"><text:s/></text:span><text:span text:style-name="T172_7">verifying</text:span><text:span text:style-name="T172_8"><text:s/></text:span><text:span text:style-name="T172_9">that</text:span><text:span text:style-name="T172_10"><text:s/></text:span><text:span text:style-name="T172_11">all</text:span><text:span text:style-name="T172_12"><text:s/></text:span><text:span text:style-name="T172_13">our</text:span><text:span text:style-name="T172_14"><text:s/></text:span><text:span text:style-name="T172_15">milestones</text:span><text:span text:style-name="T172_16"><text:s/></text:span><text:span text:style-name="T172_17">meet</text:span><text:span text:style-name="T172_18"><text:s/></text:span><text:span text:style-name="T172_19">the</text:span><text:span text:style-name="T172_20"><text:s/></text:span><text:span text:style-name="T172_21">specifications</text:span><text:span text:style-name="T172_22"><text:s/></text:span><text:span text:style-name="T172_23">posted</text:span><text:span text:style-name="T172_24"><text:s/></text:span><text:span text:style-name="T172_25">in</text:span><text:span text:style-name="T172_26"><text:s/></text:span><text:span text:style-name="T172_27">section</text:span><text:span text:style-name="T172_28"><text:s/>5<text:s/></text:span><text:span text:style-name="T172_29">of</text:span><text:span text:style-name="T172_30"><text:s/></text:span><text:span text:style-name="T172_31">this</text:span><text:span text:style-name="T172_32"><text:s/></text:span><text:span text:style-name="T172_33">document</text:span><text:span text:style-name="T172_34"><text:s/></text:span><text:span text:style-name="T172_35">and</text:span><text:span text:style-name="T172_36"><text:s/></text:span><text:span text:style-name="T172_37">also</text:span><text:span text:style-name="T172_38"><text:s/></text:span><text:span text:style-name="T172_39">in</text:span><text:span text:style-name="T172_40"><text:s/></text:span><text:span text:style-name="T172_41">the</text:span><text:span text:style-name="T172_42"><text:s/></text:span><text:span text:style-name="T172_43">User</text:span><text:span text:style-name="T172_44"><text:s/></text:span><text:span text:style-name="T172_45">Requirements</text:span><text:span text:style-name="T172_46"><text:s/></text:span><text:span text:style-name="T172_47">document</text:span><text:span text:style-name="T172_48">. <text:s/></text:span><text:span text:style-name="T172_49">There</text:span><text:span text:style-name="T172_50"><text:s/></text:span><text:span text:style-name="T172_51">will</text:span><text:span text:style-name="T172_52"><text:s/></text:span><text:span text:style-name="T172_53">be</text:span><text:span text:style-name="T172_54"><text:s/></text:span><text:span text:style-name="T172_55">a</text:span><text:span text:style-name="T172_56"><text:s/></text:span><text:span text:style-name="T172_57">set</text:span><text:span text:style-name="T172_58"><text:s/></text:span><text:span text:style-name="T172_59">procedure</text:span><text:span text:style-name="T172_60"><text:s/></text:span><text:span text:style-name="T172_61">of</text:span><text:span text:style-name="T172_62"><text:s/></text:span><text:span text:style-name="T172_63">tests</text:span><text:span text:style-name="T172_64"><text:s/></text:span><text:span text:style-name="T172_65">to</text:span><text:span text:style-name="T172_66"><text:s/></text:span><text:span text:style-name="T172_67">validate</text:span><text:span text:style-name="T172_68"><text:s/></text:span><text:span text:style-name="T172_69">that</text:span><text:span text:style-name="T172_70"><text:s/></text:span><text:span text:style-name="T172_71">our</text:span><text:span text:style-name="T172_72"><text:s/></text:span><text:span text:style-name="T172_73">software</text:span><text:span text:style-name="T172_74"><text:s/></text:span><text:span text:style-name="T172_75">meets</text:span><text:span text:style-name="T172_76"><text:s/></text:span><text:span text:style-name="T172_77">the</text:span><text:span text:style-name="T172_78"><text:s/></text:span><text:span text:style-name="T172_79">sponsor</text:span><text:span text:style-name="T172_80">’</text:span><text:span text:style-name="T172_81">s</text:span><text:span text:style-name="T172_82"><text:s/></text:span><text:span text:style-name="T172_83">specifications</text:span><text:span text:style-name="T172_84">.<text:s/></text:span><text:span text:style-name="T172_85">We</text:span><text:span text:style-name="T172_86"><text:s/></text:span><text:span text:style-name="T172_87">will</text:span><text:span text:style-name="T172_88"><text:s/></text:span><text:span text:style-name="T172_89">individually</text:span><text:span text:style-name="T172_90"><text:s/></text:span><text:span text:style-name="T172_91">verify</text:span><text:span text:style-name="T172_92"><text:s/></text:span><text:span text:style-name="T172_93">components</text:span><text:span text:style-name="T172_94"><text:s/></text:span><text:span text:style-name="T172_95">of</text:span><text:span text:style-name="T172_96"><text:s/></text:span><text:span text:style-name="T172_97">our</text:span><text:span text:style-name="T172_98"><text:s/></text:span><text:span text:style-name="T172_99">software</text:span><text:span text:style-name="T172_100">.<text:s/></text:span><text:span text:style-name="T172_101">At</text:span><text:span text:style-name="T172_102"><text:s/></text:span><text:span text:style-name="T172_103">the</text:span><text:span text:style-name="T172_104"><text:s/></text:span><text:span text:style-name="T172_105">end</text:span><text:span text:style-name="T172_106"><text:s/></text:span><text:span text:style-name="T172_107">of</text:span><text:span text:style-name="T172_108"><text:s/></text:span><text:span text:style-name="T172_109">each</text:span><text:span text:style-name="T172_110"><text:s/></text:span><text:span text:style-name="T172_111">two</text:span><text:span text:style-name="T172_112"><text:s/></text:span><text:span text:style-name="T172_113">week</text:span><text:span text:style-name="T172_114"><text:s/></text:span><text:span text:style-name="T172_115">period</text:span><text:span text:style-name="T172_116"><text:s/></text:span><text:span text:style-name="T172_117">we</text:span><text:span text:style-name="T172_118"><text:s/></text:span><text:span text:style-name="T172_119">will</text:span><text:span text:style-name="T172_120"><text:s/></text:span><text:span text:style-name="T172_121">validate</text:span><text:span text:style-name="T172_122"><text:s/></text:span><text:span text:style-name="T172_123">that</text:span><text:span text:style-name="T172_124"><text:s/></text:span><text:span text:style-name="T172_125">the</text:span><text:span text:style-name="T172_126"><text:s/></text:span><text:span text:style-name="T172_127">milestone</text:span><text:span text:style-name="T172_128"><text:s/></text:span><text:span text:style-name="T172_129">meets</text:span><text:span text:style-name="T172_130"><text:s/></text:span><text:span text:style-name="T172_131">the</text:span><text:span text:style-name="T172_132"><text:s/></text:span><text:span text:style-name="T172_133">sponsor</text:span><text:span text:style-name="T172_134">’</text:span><text:span text:style-name="T172_135">s</text:span><text:span text:style-name="T172_136"><text:s/></text:span><text:span text:style-name="T172_137">specifications</text:span><text:span text:style-name="T172_138">. <text:s/></text:span></text:p>
      <text:h text:style-name="P173"><text:bookmark-start text:name="h.nz9gjypozbxn"/><text:bookmark-end text:name="h.nz9gjypozbxn"/><text:span text:style-name="T173_1">13.<text:s/></text:span><text:span text:style-name="T173_2">Deployment</text:span></text:h>
      <text:p text:style-name="P174"><text:span text:style-name="T174_1">Everything</text:span><text:span text:style-name="T174_2"><text:s/></text:span><text:span text:style-name="T174_3">we</text:span><text:span text:style-name="T174_4"><text:s/></text:span><text:span text:style-name="T174_5">create</text:span><text:span text:style-name="T174_6"><text:s/></text:span><text:span text:style-name="T174_7">will</text:span><text:span text:style-name="T174_8"><text:s/></text:span><text:span text:style-name="T174_9">be</text:span><text:span text:style-name="T174_10"><text:s/></text:span><text:span text:style-name="T174_11">placed</text:span><text:span text:style-name="T174_12"><text:s/></text:span><text:span text:style-name="T174_13">into</text:span><text:span text:style-name="T174_14"><text:s/></text:span><text:span text:style-name="T174_15">an</text:span><text:span text:style-name="T174_16"><text:s/></text:span><text:span text:style-name="T174_17">open</text:span><text:span text:style-name="T174_18"><text:s/></text:span><text:span text:style-name="T174_19">source</text:span><text:span text:style-name="T174_20">,<text:s/></text:span><text:span text:style-name="T174_21">Github</text:span><text:span text:style-name="T174_22"><text:s/></text:span><text:span text:style-name="T174_23">repository</text:span><text:span text:style-name="T174_24"><text:s/></text:span><text:span text:style-name="T174_25">which</text:span><text:span text:style-name="T174_26"><text:s/></text:span><text:span text:style-name="T174_27">is</text:span><text:span text:style-name="T174_28"><text:s/></text:span><text:span text:style-name="T174_29">available</text:span><text:span text:style-name="T174_30"><text:s/></text:span><text:span text:style-name="T174_31">to</text:span><text:span text:style-name="T174_32"><text:s/></text:span><text:span text:style-name="T174_33">all</text:span><text:span text:style-name="T174_34">. <text:s/></text:span><text:span text:style-name="T174_35">The</text:span><text:span text:style-name="T174_36"><text:s/></text:span><text:span text:style-name="T174_37">repository</text:span><text:span text:style-name="T174_38"><text:s/></text:span><text:span text:style-name="T174_39">will</text:span><text:span text:style-name="T174_40"><text:s/></text:span><text:span text:style-name="T174_41">contain</text:span><text:span text:style-name="T174_42"><text:s/></text:span><text:span text:style-name="T174_43">our</text:span><text:span text:style-name="T174_44"><text:s/>“</text:span><text:span text:style-name="T174_45">library</text:span><text:span text:style-name="T174_46">-</text:span><text:span text:style-name="T174_47">ified</text:span><text:span text:style-name="T174_48">”<text:s/></text:span><text:span text:style-name="T174_49">code</text:span><text:span text:style-name="T174_50"><text:s/></text:span><text:span text:style-name="T174_51">as</text:span><text:span text:style-name="T174_52"><text:s/></text:span><text:span text:style-name="T174_53">well</text:span><text:span text:style-name="T174_54"><text:s/></text:span><text:span text:style-name="T174_55">as</text:span><text:span text:style-name="T174_56"><text:s/></text:span><text:span text:style-name="T174_57">the</text:span><text:span text:style-name="T174_58"><text:s/></text:span><text:span text:style-name="T174_59">Mac</text:span><text:span text:style-name="T174_60"><text:s/></text:span><text:span text:style-name="T174_61">OS</text:span><text:span text:style-name="T174_62"><text:s/></text:span><text:span text:style-name="T174_63">X</text:span><text:span text:style-name="T174_64"><text:s/></text:span><text:span text:style-name="T174_65">rootless</text:span><text:span text:style-name="T174_66"><text:s/></text:span><text:span text:style-name="T174_67">application</text:span><text:span text:style-name="T174_68">.</text:span><text:span text:style-name="T174_69"><text:s/></text:span><text:span text:style-name="T174_70">The</text:span><text:span text:style-name="T174_71"><text:s/></text:span><text:span text:style-name="T174_72">repository</text:span><text:span text:style-name="T174_73"><text:s/></text:span><text:span text:style-name="T174_74">will</text:span><text:span text:style-name="T174_75"><text:s/></text:span><text:span text:style-name="T174_76">contain</text:span><text:span text:style-name="T174_77"><text:s/></text:span><text:span text:style-name="T174_78">a</text:span><text:span text:style-name="T174_79"><text:s/></text:span><text:span text:style-name="T174_80">description</text:span><text:span text:style-name="T174_81"><text:s/></text:span><text:span text:style-name="T174_82">of</text:span><text:span text:style-name="T174_83"><text:s/></text:span><text:span text:style-name="T174_84">what</text:span><text:span text:style-name="T174_85"><text:s/></text:span><text:span text:style-name="T174_86">the</text:span><text:span text:style-name="T174_87"><text:s/></text:span><text:span text:style-name="T174_88">project</text:span><text:span text:style-name="T174_89"><text:s/></text:span><text:span text:style-name="T174_90">does</text:span><text:span text:style-name="T174_91">.<text:s/></text:span><text:span text:style-name="T174_92">The</text:span><text:span text:style-name="T174_93"><text:s/></text:span><text:span text:style-name="T174_94">repository</text:span><text:span text:style-name="T174_95"><text:s/></text:span><text:span text:style-name="T174_96">will</text:span><text:span text:style-name="T174_97"><text:s/></text:span><text:span text:style-name="T174_98">contain</text:span><text:span text:style-name="T174_99"><text:s/></text:span><text:span text:style-name="T174_100">all</text:span><text:span text:style-name="T174_101"><text:s/></text:span><text:span text:style-name="T174_102">the</text:span><text:span text:style-name="T174_103"><text:s/></text:span><text:span text:style-name="T174_104">necessary</text:span><text:span text:style-name="T174_105"><text:s/></text:span><text:span text:style-name="T174_106">files</text:span><text:span text:style-name="T174_107"><text:s/></text:span><text:span text:style-name="T174_108">and</text:span><text:span text:style-name="T174_109"><text:s/></text:span><text:span text:style-name="T174_110">documents</text:span><text:span text:style-name="T174_111"><text:s/></text:span><text:span text:style-name="T174_112">that</text:span><text:span text:style-name="T174_113"><text:s/></text:span><text:span text:style-name="T174_114">are</text:span><text:span text:style-name="T174_115"><text:s/></text:span><text:span text:style-name="T174_116">required</text:span><text:span text:style-name="T174_117"><text:s/></text:span><text:span text:style-name="T174_118">to</text:span><text:span text:style-name="T174_119"><text:s/></text:span><text:span text:style-name="T174_120">install</text:span><text:span text:style-name="T174_121"><text:s/></text:span><text:span text:style-name="T174_122">and</text:span><text:span text:style-name="T174_123"><text:s/></text:span><text:span text:style-name="T174_124">run</text:span><text:span text:style-name="T174_125"><text:s/></text:span><text:span text:style-name="T174_126">the</text:span><text:span text:style-name="T174_127"><text:s/></text:span><text:span text:style-name="T174_128">software</text:span><text:span text:style-name="T174_129"><text:s/></text:span><text:span text:style-name="T174_130">that</text:span><text:span text:style-name="T174_131"><text:s/></text:span><text:span text:style-name="T174_132">we</text:span><text:span text:style-name="T174_133"><text:s/></text:span><text:span text:style-name="T174_134">develop</text:span><text:span text:style-name="T174_135"><text:s/></text:span><text:span text:style-name="T174_136">including</text:span><text:span text:style-name="T174_137">,<text:s/></text:span><text:span text:style-name="T174_138">but</text:span><text:span text:style-name="T174_139"><text:s/></text:span><text:span text:style-name="T174_140">not</text:span><text:span text:style-name="T174_141"><text:s/></text:span><text:span text:style-name="T174_142">necessarily</text:span><text:span text:style-name="T174_143"><text:s/></text:span><text:span text:style-name="T174_144">limited</text:span><text:span text:style-name="T174_145"><text:s/></text:span><text:span text:style-name="T174_146">to</text:span><text:span text:style-name="T174_147">,<text:s/></text:span><text:span text:style-name="T174_148">a</text:span><text:span text:style-name="T174_149"><text:s/></text:span><text:span text:style-name="T174_150">README</text:span><text:span text:style-name="T174_151">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2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LS_2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3_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LLS_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LLS_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LLS_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LLS_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LLS_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LLS_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LLS_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style:style style:name="LLS_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</style:style>
    <text:list-style style:name="LS3">
      <text:list-level-style-bullet text:bullet-char="●" text:style-name="LLS_3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  </text:list-level-style-bullet>
      <text:list-level-style-bullet text:bullet-char="○" text:style-name="LLS_3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  </text:list-level-style-bullet>
      <text:list-level-style-bullet text:bullet-char="■" text:style-name="LLS_3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  </text:list-level-style-bullet>
      <text:list-level-style-bullet text:bullet-char="●" text:style-name="LLS_3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  </text:list-level-style-bullet>
      <text:list-level-style-bullet text:bullet-char="○" text:style-name="LLS_3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  </text:list-level-style-bullet>
      <text:list-level-style-bullet text:bullet-char="■" text:style-name="LLS_3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  </text:list-level-style-bullet>
      <text:list-level-style-bullet text:bullet-char="●" text:style-name="LLS_3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  </text:list-level-style-bullet>
      <text:list-level-style-bullet text:bullet-char="○" text:style-name="LLS_3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  </text:list-level-style-bullet>
      <text:list-level-style-bullet text:bullet-char="■" text:style-name="LLS_3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bold" style:font-weight-asian="bold" style:font-weight-complex="bold" style:text-underline-style="none"/>
      </text:list-level-style-bullet>
    </text:list-style>
    <style:style style:name="LLS_4_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LLS_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text:list-style style:name="LS4">
      <text:list-level-style-number style:num-format="1" text:style-name="LLS_4_0" text:level="1" style:num-suffix=".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LS_4_1" text:level="2" style:num-suffix=".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LS_4_2" text:level="3" style:num-suffix=".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1" text:style-name="LLS_4_3" text:level="4" style:num-suffix=".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LS_4_4" text:level="5" style:num-suffix=".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LS_4_5" text:level="6" style:num-suffix=".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1" text:style-name="LLS_4_6" text:level="7" style:num-suffix=".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a" text:style-name="LLS_4_7" text:level="8" style:num-suffix=".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  <text:list-level-style-number style:num-format="i" text:style-name="LLS_4_8" text:level="9" style:num-suffix=".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  </text:list-level-style-number>
    </text:list-style>
    <style:style style:name="LLS_5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LS_5_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5_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5_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5_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5_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5_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5_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5_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5_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6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LS_6_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6_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6_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6_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6_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6_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6_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6_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6_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7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LS_7_0" text:level="1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7_1" text:level="2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7_2" text:level="3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7_3" text:level="4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7_4" text:level="5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7_5" text:level="6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7_6" text:level="7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7_7" text:level="8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7_8" text:level="9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